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table:number-columns-spanned="3" table:number-rows-spanned="1">
            <text:p>(Extended) Kalman filter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Unscented Kalman filter</text:p>
          </table:table-cell>
          <table:covered-table-cell table:number-columns-repeated="2" table:style-name="ce2"/>
          <table:table-cell table:number-columns-repeated="5"/>
          <table:table-cell table:style-name="ce3"/>
          <table:table-cell table:number-columns-repeated="2"/>
          <table:table-cell table:style-name="ce1" office:value-type="string" table:number-columns-spanned="3" table:number-rows-spanned="1">
            <text:p>(Extended) Kalman filter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Unscented Kalman filter</text:p>
          </table:table-cell>
          <table:covered-table-cell table:number-columns-repeated="2" table:style-name="ce2"/>
          <table:table-cell table:style-name="ce3" table:number-columns-repeated="1004"/>
        </table:table-row>
        <table:table-row table:style-name="ro2">
          <table:table-cell table:style-name="ce2" office:value-type="string">
            <text:p>Laser&amp;radar (EKF)</text:p>
          </table:table-cell>
          <table:table-cell table:style-name="ce2" office:value-type="string">
            <text:p>Laser (EKF)</text:p>
          </table:table-cell>
          <table:table-cell table:style-name="ce2" office:value-type="string">
            <text:p>Radar (EKF)</text:p>
          </table:table-cell>
          <table:table-cell table:style-name="ce2" office:value-type="string">
            <text:p>Laser&amp;radar (UKF)</text:p>
          </table:table-cell>
          <table:table-cell table:style-name="ce2" office:value-type="string">
            <text:p>Laser (UKF)</text:p>
          </table:table-cell>
          <table:table-cell table:style-name="ce2" office:value-type="string">
            <text:p>Radar (UKF)</text:p>
          </table:table-cell>
          <table:table-cell table:number-columns-repeated="5"/>
          <table:table-cell table:style-name="ce3"/>
          <table:table-cell table:number-columns-repeated="2"/>
          <table:table-cell table:style-name="ce2" office:value-type="string">
            <text:p>Laser&amp;radar (EKF)</text:p>
          </table:table-cell>
          <table:table-cell table:style-name="ce2" office:value-type="string">
            <text:p>Laser (EKF)</text:p>
          </table:table-cell>
          <table:table-cell table:style-name="ce2" office:value-type="string">
            <text:p>Radar (EKF)</text:p>
          </table:table-cell>
          <table:table-cell table:style-name="ce2" office:value-type="string">
            <text:p>Laser&amp;radar (UKF)</text:p>
          </table:table-cell>
          <table:table-cell table:style-name="ce2" office:value-type="string">
            <text:p>Laser (UKF)</text:p>
          </table:table-cell>
          <table:table-cell table:style-name="ce2" office:value-type="string">
            <text:p>Radar (UKF)</text:p>
          </table:table-cell>
          <table:table-cell table:style-name="ce3" table:number-columns-repeated="1004"/>
        </table:table-row>
        <table:table-row table:style-name="ro3">
          <table:table-cell table:number-columns-repeated="2" office:value-type="float" office:value="0.3074172">
            <text:p>0.307417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3074172">
            <text:p>0.3074172</text:p>
          </table:table-cell>
          <table:table-cell table:formula="of:=[.D3]+[.E3]" office:value-type="float" office:value="0.6148344">
            <text:p>0.6148344</text:p>
          </table:table-cell>
          <table:table-cell>
            <draw:frame table:end-cell-address="all.O28" table:end-x="0.0091in" table:end-y="0.0768in" draw:z-index="0" draw:style-name="gr1" draw:text-style-name="P1" svg:width="7.0606in" svg:height="4.3071in" svg:x="0.0606in" svg:y="0.0417in">
              <draw:object draw:notify-on-update-of-ranges="all.A2:all.A2 all.A3:all.A501 all.B2:all.B2 all.B3:all.B501 all.C2:all.C2 all.C3:all.C501 all.D2:all.D2 all.D3:all.D501 all.E2:all.E2 all.E3:all.E501 all.F2:all.F2 all.F3:all.F50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number-columns-repeated="6" office:value-type="float" office:value="5.19994">
            <text:p>5.19994</text:p>
          </table:table-cell>
          <table:table-cell>
            <draw:frame table:end-cell-address="all.AC29" table:end-x="0.2988in" table:end-y="0.1087in" draw:z-index="1" draw:style-name="gr1" draw:text-style-name="P1" svg:width="7.3295in" svg:height="4.5421in" svg:x="0.0815in" svg:y="0.0094in">
              <draw:object draw:notify-on-update-of-ranges="all.O2:all.O2 all.O3:all.O501 all.P2:all.P2 all.P3:all.P501 all.Q2:all.Q2 all.Q3:all.Q501 all.R2:all.R2 all.R3:all.R501 all.S2:all.S2 all.S3:all.S501 all.T2:all.T2 all.T3:all.T5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3"/>
        </table:table-row>
        <table:table-row table:style-name="ro3">
          <table:table-cell office:value-type="float" office:value="0.2988453">
            <text:p>0.2988453</text:p>
          </table:table-cell>
          <table:table-cell office:value-type="float" office:value="0.4571977">
            <text:p>0.4571977</text:p>
          </table:table-cell>
          <table:table-cell office:value-type="float" office:value="0.851079">
            <text:p>0.851079</text:p>
          </table:table-cell>
          <table:table-cell office:value-type="float" office:value="0.2465534">
            <text:p>0.2465534</text:p>
          </table:table-cell>
          <table:table-cell office:value-type="float" office:value="0.4571977">
            <text:p>0.4571977</text:p>
          </table:table-cell>
          <table:table-cell table:formula="of:=[.D4]+[.E4]" office:value-type="float" office:value="0.7037511">
            <text:p>0.7037511</text:p>
          </table:table-cell>
          <table:table-cell table:number-columns-repeated="8"/>
          <table:table-cell office:value-type="float" office:value="5.21423">
            <text:p>5.21423</text:p>
          </table:table-cell>
          <table:table-cell table:number-columns-repeated="2" office:value-type="float" office:value="5.20111057">
            <text:p>5.20111057</text:p>
          </table:table-cell>
          <table:table-cell office:value-type="float" office:value="3.94627057">
            <text:p>3.94627057</text:p>
          </table:table-cell>
          <table:table-cell table:number-columns-repeated="2" office:value-type="float" office:value="5.20111057">
            <text:p>5.20111057</text:p>
          </table:table-cell>
          <table:table-cell table:number-columns-repeated="1004"/>
        </table:table-row>
        <table:table-row table:style-name="ro3">
          <table:table-cell office:value-type="float" office:value="0.2587118">
            <text:p>0.2587118</text:p>
          </table:table-cell>
          <table:table-cell office:value-type="float" office:value="0.4290246">
            <text:p>0.4290246</text:p>
          </table:table-cell>
          <table:table-cell office:value-type="float" office:value="0.727437">
            <text:p>0.727437</text:p>
          </table:table-cell>
          <table:table-cell office:value-type="float" office:value="0.2467718">
            <text:p>0.2467718</text:p>
          </table:table-cell>
          <table:table-cell office:value-type="float" office:value="0.427221">
            <text:p>0.427221</text:p>
          </table:table-cell>
          <table:table-cell table:formula="of:=[.D5]+[.E5]" office:value-type="float" office:value="0.6739928">
            <text:p>0.6739928</text:p>
          </table:table-cell>
          <table:table-cell table:number-columns-repeated="8"/>
          <table:table-cell office:value-type="float" office:value="5.4351">
            <text:p>5.4351</text:p>
          </table:table-cell>
          <table:table-cell office:value-type="float" office:value="5.029678">
            <text:p>5.029678</text:p>
          </table:table-cell>
          <table:table-cell office:value-type="float" office:value="5.20298026">
            <text:p>5.20298026</text:p>
          </table:table-cell>
          <table:table-cell office:value-type="float" office:value="3.947023">
            <text:p>3.947023</text:p>
          </table:table-cell>
          <table:table-cell office:value-type="float" office:value="5.17477026">
            <text:p>5.17477026</text:p>
          </table:table-cell>
          <table:table-cell office:value-type="float" office:value="5.20298026">
            <text:p>5.20298026</text:p>
          </table:table-cell>
          <table:table-cell table:number-columns-repeated="1004"/>
        </table:table-row>
        <table:table-row table:style-name="ro3">
          <table:table-cell office:value-type="float" office:value="0.3047047">
            <text:p>0.3047047</text:p>
          </table:table-cell>
          <table:table-cell office:value-type="float" office:value="0.4127945">
            <text:p>0.4127945</text:p>
          </table:table-cell>
          <table:table-cell office:value-type="float" office:value="0.691358">
            <text:p>0.691358</text:p>
          </table:table-cell>
          <table:table-cell office:value-type="float" office:value="0.2345493">
            <text:p>0.2345493</text:p>
          </table:table-cell>
          <table:table-cell office:value-type="float" office:value="0.4136493">
            <text:p>0.4136493</text:p>
          </table:table-cell>
          <table:table-cell table:formula="of:=[.D6]+[.E6]" office:value-type="float" office:value="0.6481986">
            <text:p>0.6481986</text:p>
          </table:table-cell>
          <table:table-cell table:number-columns-repeated="8"/>
          <table:table-cell office:value-type="float" office:value="5.35942">
            <text:p>5.35942</text:p>
          </table:table-cell>
          <table:table-cell office:value-type="float" office:value="4.759045">
            <text:p>4.759045</text:p>
          </table:table-cell>
          <table:table-cell office:value-type="float" office:value="5.045346">
            <text:p>5.045346</text:p>
          </table:table-cell>
          <table:table-cell office:value-type="float" office:value="3.747085">
            <text:p>3.747085</text:p>
          </table:table-cell>
          <table:table-cell office:value-type="float" office:value="5.16324198">
            <text:p>5.16324198</text:p>
          </table:table-cell>
          <table:table-cell office:value-type="float" office:value="4.51605198">
            <text:p>4.51605198</text:p>
          </table:table-cell>
          <table:table-cell table:number-columns-repeated="1004"/>
        </table:table-row>
        <table:table-row table:style-name="ro3">
          <table:table-cell office:value-type="float" office:value="0.3221492">
            <text:p>0.3221492</text:p>
          </table:table-cell>
          <table:table-cell office:value-type="float" office:value="0.3697488">
            <text:p>0.3697488</text:p>
          </table:table-cell>
          <table:table-cell office:value-type="float" office:value="0.731924">
            <text:p>0.731924</text:p>
          </table:table-cell>
          <table:table-cell office:value-type="float" office:value="0.210222">
            <text:p>0.210222</text:p>
          </table:table-cell>
          <table:table-cell office:value-type="float" office:value="0.384819">
            <text:p>0.384819</text:p>
          </table:table-cell>
          <table:table-cell table:formula="of:=[.D7]+[.E7]" office:value-type="float" office:value="0.595041">
            <text:p>0.595041</text:p>
          </table:table-cell>
          <table:table-cell table:number-columns-repeated="8"/>
          <table:table-cell office:value-type="float" office:value="5.09336">
            <text:p>5.09336</text:p>
          </table:table-cell>
          <table:table-cell office:value-type="float" office:value="4.490006">
            <text:p>4.490006</text:p>
          </table:table-cell>
          <table:table-cell office:value-type="float" office:value="4.715934">
            <text:p>4.715934</text:p>
          </table:table-cell>
          <table:table-cell office:value-type="float" office:value="3.678173">
            <text:p>3.678173</text:p>
          </table:table-cell>
          <table:table-cell office:value-type="float" office:value="4.97989124">
            <text:p>4.97989124</text:p>
          </table:table-cell>
          <table:table-cell office:value-type="float" office:value="4.04967566">
            <text:p>4.04967566</text:p>
          </table:table-cell>
          <table:table-cell table:number-columns-repeated="1004"/>
        </table:table-row>
        <table:table-row table:style-name="ro3">
          <table:table-cell office:value-type="float" office:value="0.3083575">
            <text:p>0.3083575</text:p>
          </table:table-cell>
          <table:table-cell office:value-type="float" office:value="0.3556097">
            <text:p>0.3556097</text:p>
          </table:table-cell>
          <table:table-cell office:value-type="float" office:value="0.691557">
            <text:p>0.691557</text:p>
          </table:table-cell>
          <table:table-cell office:value-type="float" office:value="0.1957501">
            <text:p>0.1957501</text:p>
          </table:table-cell>
          <table:table-cell office:value-type="float" office:value="0.4086207">
            <text:p>0.4086207</text:p>
          </table:table-cell>
          <table:table-cell table:formula="of:=[.D8]+[.E8]" office:value-type="float" office:value="0.6043708">
            <text:p>0.6043708</text:p>
          </table:table-cell>
          <table:table-cell table:number-columns-repeated="8"/>
          <table:table-cell office:value-type="float" office:value="4.70744">
            <text:p>4.70744</text:p>
          </table:table-cell>
          <table:table-cell office:value-type="float" office:value="4.261167">
            <text:p>4.261167</text:p>
          </table:table-cell>
          <table:table-cell office:value-type="float" office:value="4.31452">
            <text:p>4.31452</text:p>
          </table:table-cell>
          <table:table-cell office:value-type="float" office:value="3.37914">
            <text:p>3.37914</text:p>
          </table:table-cell>
          <table:table-cell office:value-type="float" office:value="4.85527701">
            <text:p>4.85527701</text:p>
          </table:table-cell>
          <table:table-cell office:value-type="float" office:value="3.859914">
            <text:p>3.859914</text:p>
          </table:table-cell>
          <table:table-cell table:number-columns-repeated="1004"/>
        </table:table-row>
        <table:table-row table:style-name="ro3">
          <table:table-cell office:value-type="float" office:value="0.2993272">
            <text:p>0.2993272</text:p>
          </table:table-cell>
          <table:table-cell office:value-type="float" office:value="0.3334725">
            <text:p>0.3334725</text:p>
          </table:table-cell>
          <table:table-cell office:value-type="float" office:value="0.699525">
            <text:p>0.699525</text:p>
          </table:table-cell>
          <table:table-cell office:value-type="float" office:value="0.1814214">
            <text:p>0.1814214</text:p>
          </table:table-cell>
          <table:table-cell office:value-type="float" office:value="0.3912907">
            <text:p>0.3912907</text:p>
          </table:table-cell>
          <table:table-cell table:formula="of:=[.D9]+[.E9]" office:value-type="float" office:value="0.5727121">
            <text:p>0.5727121</text:p>
          </table:table-cell>
          <table:table-cell table:number-columns-repeated="8"/>
          <table:table-cell office:value-type="float" office:value="4.39877">
            <text:p>4.39877</text:p>
          </table:table-cell>
          <table:table-cell office:value-type="float" office:value="3.993563">
            <text:p>3.993563</text:p>
          </table:table-cell>
          <table:table-cell office:value-type="float" office:value="4.002452">
            <text:p>4.002452</text:p>
          </table:table-cell>
          <table:table-cell office:value-type="float" office:value="3.151136">
            <text:p>3.151136</text:p>
          </table:table-cell>
          <table:table-cell office:value-type="float" office:value="4.74071">
            <text:p>4.74071</text:p>
          </table:table-cell>
          <table:table-cell office:value-type="float" office:value="3.636523">
            <text:p>3.636523</text:p>
          </table:table-cell>
          <table:table-cell table:number-columns-repeated="1004"/>
        </table:table-row>
        <table:table-row table:style-name="ro3">
          <table:table-cell office:value-type="float" office:value="0.2930446">
            <text:p>0.2930446</text:p>
          </table:table-cell>
          <table:table-cell office:value-type="float" office:value="0.3290835">
            <text:p>0.3290835</text:p>
          </table:table-cell>
          <table:table-cell office:value-type="float" office:value="0.676059">
            <text:p>0.676059</text:p>
          </table:table-cell>
          <table:table-cell office:value-type="float" office:value="0.1720067">
            <text:p>0.1720067</text:p>
          </table:table-cell>
          <table:table-cell office:value-type="float" office:value="0.4138764">
            <text:p>0.4138764</text:p>
          </table:table-cell>
          <table:table-cell table:formula="of:=[.D10]+[.E10]" office:value-type="float" office:value="0.5858831">
            <text:p>0.5858831</text:p>
          </table:table-cell>
          <table:table-cell table:number-columns-repeated="8"/>
          <table:table-cell office:value-type="float" office:value="4.13439">
            <text:p>4.13439</text:p>
          </table:table-cell>
          <table:table-cell office:value-type="float" office:value="3.777261">
            <text:p>3.777261</text:p>
          </table:table-cell>
          <table:table-cell office:value-type="float" office:value="3.786139">
            <text:p>3.786139</text:p>
          </table:table-cell>
          <table:table-cell office:value-type="float" office:value="2.960279">
            <text:p>2.960279</text:p>
          </table:table-cell>
          <table:table-cell office:value-type="float" office:value="4.585783">
            <text:p>4.585783</text:p>
          </table:table-cell>
          <table:table-cell office:value-type="float" office:value="3.724143">
            <text:p>3.724143</text:p>
          </table:table-cell>
          <table:table-cell table:number-columns-repeated="1004"/>
        </table:table-row>
        <table:table-row table:style-name="ro3">
          <table:table-cell office:value-type="float" office:value="0.2890949">
            <text:p>0.2890949</text:p>
          </table:table-cell>
          <table:table-cell office:value-type="float" office:value="0.3157289">
            <text:p>0.3157289</text:p>
          </table:table-cell>
          <table:table-cell office:value-type="float" office:value="0.689878">
            <text:p>0.689878</text:p>
          </table:table-cell>
          <table:table-cell office:value-type="float" office:value="0.1652306">
            <text:p>0.1652306</text:p>
          </table:table-cell>
          <table:table-cell office:value-type="float" office:value="0.399891">
            <text:p>0.399891</text:p>
          </table:table-cell>
          <table:table-cell table:formula="of:=[.D11]+[.E11]" office:value-type="float" office:value="0.5651216">
            <text:p>0.5651216</text:p>
          </table:table-cell>
          <table:table-cell table:number-columns-repeated="8"/>
          <table:table-cell office:value-type="float" office:value="3.91187">
            <text:p>3.91187</text:p>
          </table:table-cell>
          <table:table-cell office:value-type="float" office:value="3.57808">
            <text:p>3.57808</text:p>
          </table:table-cell>
          <table:table-cell office:value-type="float" office:value="3.605091">
            <text:p>3.605091</text:p>
          </table:table-cell>
          <table:table-cell office:value-type="float" office:value="2.799207">
            <text:p>2.799207</text:p>
          </table:table-cell>
          <table:table-cell office:value-type="float" office:value="4.378758">
            <text:p>4.378758</text:p>
          </table:table-cell>
          <table:table-cell office:value-type="float" office:value="3.68738">
            <text:p>3.68738</text:p>
          </table:table-cell>
          <table:table-cell table:number-columns-repeated="1004"/>
        </table:table-row>
        <table:table-row table:style-name="ro3">
          <table:table-cell office:value-type="float" office:value="0.2819645">
            <text:p>0.2819645</text:p>
          </table:table-cell>
          <table:table-cell office:value-type="float" office:value="0.3191533">
            <text:p>0.3191533</text:p>
          </table:table-cell>
          <table:table-cell office:value-type="float" office:value="0.663152">
            <text:p>0.663152</text:p>
          </table:table-cell>
          <table:table-cell office:value-type="float" office:value="0.1585383">
            <text:p>0.1585383</text:p>
          </table:table-cell>
          <table:table-cell office:value-type="float" office:value="0.415124">
            <text:p>0.415124</text:p>
          </table:table-cell>
          <table:table-cell table:formula="of:=[.D12]+[.E12]" office:value-type="float" office:value="0.5736623">
            <text:p>0.5736623</text:p>
          </table:table-cell>
          <table:table-cell table:number-columns-repeated="8"/>
          <table:table-cell office:value-type="float" office:value="3.71581">
            <text:p>3.71581</text:p>
          </table:table-cell>
          <table:table-cell office:value-type="float" office:value="3.409179">
            <text:p>3.409179</text:p>
          </table:table-cell>
          <table:table-cell office:value-type="float" office:value="3.430747">
            <text:p>3.430747</text:p>
          </table:table-cell>
          <table:table-cell office:value-type="float" office:value="2.657578">
            <text:p>2.657578</text:p>
          </table:table-cell>
          <table:table-cell office:value-type="float" office:value="4.202019">
            <text:p>4.202019</text:p>
          </table:table-cell>
          <table:table-cell office:value-type="float" office:value="3.499951">
            <text:p>3.499951</text:p>
          </table:table-cell>
          <table:table-cell table:number-columns-repeated="1004"/>
        </table:table-row>
        <table:table-row table:style-name="ro3">
          <table:table-cell office:value-type="float" office:value="0.276666">
            <text:p>0.276666</text:p>
          </table:table-cell>
          <table:table-cell office:value-type="float" office:value="0.3098456">
            <text:p>0.3098456</text:p>
          </table:table-cell>
          <table:table-cell office:value-type="float" office:value="0.66195">
            <text:p>0.66195</text:p>
          </table:table-cell>
          <table:table-cell office:value-type="float" office:value="0.1530462">
            <text:p>0.1530462</text:p>
          </table:table-cell>
          <table:table-cell office:value-type="float" office:value="0.4082711">
            <text:p>0.4082711</text:p>
          </table:table-cell>
          <table:table-cell table:formula="of:=[.D13]+[.E13]" office:value-type="float" office:value="0.5613173">
            <text:p>0.5613173</text:p>
          </table:table-cell>
          <table:table-cell table:number-columns-repeated="8"/>
          <table:table-cell office:value-type="float" office:value="3.54606">
            <text:p>3.54606</text:p>
          </table:table-cell>
          <table:table-cell office:value-type="float" office:value="3.258306">
            <text:p>3.258306</text:p>
          </table:table-cell>
          <table:table-cell office:value-type="float" office:value="3.280066">
            <text:p>3.280066</text:p>
          </table:table-cell>
          <table:table-cell office:value-type="float" office:value="2.536368">
            <text:p>2.536368</text:p>
          </table:table-cell>
          <table:table-cell office:value-type="float" office:value="4.025857">
            <text:p>4.025857</text:p>
          </table:table-cell>
          <table:table-cell office:value-type="float" office:value="3.339028">
            <text:p>3.339028</text:p>
          </table:table-cell>
          <table:table-cell table:number-columns-repeated="1004"/>
        </table:table-row>
        <table:table-row table:style-name="ro3">
          <table:table-cell office:value-type="float" office:value="0.2661157">
            <text:p>0.2661157</text:p>
          </table:table-cell>
          <table:table-cell office:value-type="float" office:value="0.3240384">
            <text:p>0.3240384</text:p>
          </table:table-cell>
          <table:table-cell office:value-type="float" office:value="0.637038">
            <text:p>0.637038</text:p>
          </table:table-cell>
          <table:table-cell office:value-type="float" office:value="0.1519131">
            <text:p>0.1519131</text:p>
          </table:table-cell>
          <table:table-cell office:value-type="float" office:value="0.4283444">
            <text:p>0.4283444</text:p>
          </table:table-cell>
          <table:table-cell table:formula="of:=[.D14]+[.E14]" office:value-type="float" office:value="0.5802575">
            <text:p>0.5802575</text:p>
          </table:table-cell>
          <table:table-cell table:number-columns-repeated="8"/>
          <table:table-cell office:value-type="float" office:value="3.39591">
            <text:p>3.39591</text:p>
          </table:table-cell>
          <table:table-cell office:value-type="float" office:value="3.126514">
            <text:p>3.126514</text:p>
          </table:table-cell>
          <table:table-cell office:value-type="float" office:value="3.143603">
            <text:p>3.143603</text:p>
          </table:table-cell>
          <table:table-cell office:value-type="float" office:value="2.499507">
            <text:p>2.499507</text:p>
          </table:table-cell>
          <table:table-cell office:value-type="float" office:value="3.874072">
            <text:p>3.874072</text:p>
          </table:table-cell>
          <table:table-cell office:value-type="float" office:value="3.275072">
            <text:p>3.275072</text:p>
          </table:table-cell>
          <table:table-cell table:number-columns-repeated="1004"/>
        </table:table-row>
        <table:table-row table:style-name="ro3">
          <table:table-cell office:value-type="float" office:value="0.2569263">
            <text:p>0.2569263</text:p>
          </table:table-cell>
          <table:table-cell office:value-type="float" office:value="0.3214346">
            <text:p>0.3214346</text:p>
          </table:table-cell>
          <table:table-cell office:value-type="float" office:value="0.628828">
            <text:p>0.628828</text:p>
          </table:table-cell>
          <table:table-cell office:value-type="float" office:value="0.1708083">
            <text:p>0.1708083</text:p>
          </table:table-cell>
          <table:table-cell office:value-type="float" office:value="0.4462232">
            <text:p>0.4462232</text:p>
          </table:table-cell>
          <table:table-cell table:formula="of:=[.D15]+[.E15]" office:value-type="float" office:value="0.6170315">
            <text:p>0.6170315</text:p>
          </table:table-cell>
          <table:table-cell table:number-columns-repeated="8"/>
          <table:table-cell office:value-type="float" office:value="3.26909">
            <text:p>3.26909</text:p>
          </table:table-cell>
          <table:table-cell office:value-type="float" office:value="3.019147">
            <text:p>3.019147</text:p>
          </table:table-cell>
          <table:table-cell office:value-type="float" office:value="3.023978">
            <text:p>3.023978</text:p>
          </table:table-cell>
          <table:table-cell office:value-type="float" office:value="2.567851">
            <text:p>2.567851</text:p>
          </table:table-cell>
          <table:table-cell office:value-type="float" office:value="4.105348">
            <text:p>4.105348</text:p>
          </table:table-cell>
          <table:table-cell office:value-type="float" office:value="3.216459">
            <text:p>3.216459</text:p>
          </table:table-cell>
          <table:table-cell table:number-columns-repeated="1004"/>
        </table:table-row>
        <table:table-row table:style-name="ro3">
          <table:table-cell office:value-type="float" office:value="0.2484285">
            <text:p>0.2484285</text:p>
          </table:table-cell>
          <table:table-cell office:value-type="float" office:value="0.327997">
            <text:p>0.327997</text:p>
          </table:table-cell>
          <table:table-cell office:value-type="float" office:value="0.606891">
            <text:p>0.606891</text:p>
          </table:table-cell>
          <table:table-cell office:value-type="float" office:value="0.1723255">
            <text:p>0.1723255</text:p>
          </table:table-cell>
          <table:table-cell office:value-type="float" office:value="0.468553">
            <text:p>0.468553</text:p>
          </table:table-cell>
          <table:table-cell table:formula="of:=[.D16]+[.E16]" office:value-type="float" office:value="0.6408785">
            <text:p>0.6408785</text:p>
          </table:table-cell>
          <table:table-cell table:number-columns-repeated="8"/>
          <table:table-cell office:value-type="float" office:value="3.15497">
            <text:p>3.15497</text:p>
          </table:table-cell>
          <table:table-cell office:value-type="float" office:value="2.925031">
            <text:p>2.925031</text:p>
          </table:table-cell>
          <table:table-cell office:value-type="float" office:value="2.915903">
            <text:p>2.915903</text:p>
          </table:table-cell>
          <table:table-cell office:value-type="float" office:value="2.518593">
            <text:p>2.518593</text:p>
          </table:table-cell>
          <table:table-cell office:value-type="float" office:value="4.168445">
            <text:p>4.168445</text:p>
          </table:table-cell>
          <table:table-cell office:value-type="float" office:value="3.103551">
            <text:p>3.103551</text:p>
          </table:table-cell>
          <table:table-cell table:number-columns-repeated="1004"/>
        </table:table-row>
        <table:table-row table:style-name="ro3">
          <table:table-cell office:value-type="float" office:value="0.2418872">
            <text:p>0.2418872</text:p>
          </table:table-cell>
          <table:table-cell office:value-type="float" office:value="0.3238162">
            <text:p>0.3238162</text:p>
          </table:table-cell>
          <table:table-cell office:value-type="float" office:value="0.596306">
            <text:p>0.596306</text:p>
          </table:table-cell>
          <table:table-cell office:value-type="float" office:value="0.1755791">
            <text:p>0.1755791</text:p>
          </table:table-cell>
          <table:table-cell office:value-type="float" office:value="0.461325">
            <text:p>0.461325</text:p>
          </table:table-cell>
          <table:table-cell table:formula="of:=[.D17]+[.E17]" office:value-type="float" office:value="0.6369041">
            <text:p>0.6369041</text:p>
          </table:table-cell>
          <table:table-cell table:number-columns-repeated="8"/>
          <table:table-cell office:value-type="float" office:value="3.05353">
            <text:p>3.05353</text:p>
          </table:table-cell>
          <table:table-cell office:value-type="float" office:value="2.833399">
            <text:p>2.833399</text:p>
          </table:table-cell>
          <table:table-cell office:value-type="float" office:value="2.819358">
            <text:p>2.819358</text:p>
          </table:table-cell>
          <table:table-cell office:value-type="float" office:value="2.471883">
            <text:p>2.471883</text:p>
          </table:table-cell>
          <table:table-cell office:value-type="float" office:value="4.039748">
            <text:p>4.039748</text:p>
          </table:table-cell>
          <table:table-cell office:value-type="float" office:value="3.0029">
            <text:p>3.0029</text:p>
          </table:table-cell>
          <table:table-cell table:number-columns-repeated="1004"/>
        </table:table-row>
        <table:table-row table:style-name="ro3">
          <table:table-cell office:value-type="float" office:value="0.2356035">
            <text:p>0.2356035</text:p>
          </table:table-cell>
          <table:table-cell office:value-type="float" office:value="0.3262355">
            <text:p>0.3262355</text:p>
          </table:table-cell>
          <table:table-cell office:value-type="float" office:value="0.577729">
            <text:p>0.577729</text:p>
          </table:table-cell>
          <table:table-cell office:value-type="float" office:value="0.1753528">
            <text:p>0.1753528</text:p>
          </table:table-cell>
          <table:table-cell office:value-type="float" office:value="0.463514">
            <text:p>0.463514</text:p>
          </table:table-cell>
          <table:table-cell table:formula="of:=[.D18]+[.E18]" office:value-type="float" office:value="0.6388668">
            <text:p>0.6388668</text:p>
          </table:table-cell>
          <table:table-cell table:number-columns-repeated="8"/>
          <table:table-cell office:value-type="float" office:value="2.95971">
            <text:p>2.95971</text:p>
          </table:table-cell>
          <table:table-cell office:value-type="float" office:value="2.751653">
            <text:p>2.751653</text:p>
          </table:table-cell>
          <table:table-cell office:value-type="float" office:value="2.730664">
            <text:p>2.730664</text:p>
          </table:table-cell>
          <table:table-cell office:value-type="float" office:value="2.412561">
            <text:p>2.412561</text:p>
          </table:table-cell>
          <table:table-cell office:value-type="float" office:value="3.924756">
            <text:p>3.924756</text:p>
          </table:table-cell>
          <table:table-cell office:value-type="float" office:value="2.908584">
            <text:p>2.908584</text:p>
          </table:table-cell>
          <table:table-cell table:number-columns-repeated="1004"/>
        </table:table-row>
        <table:table-row table:style-name="ro3">
          <table:table-cell office:value-type="float" office:value="0.2288774">
            <text:p>0.2288774</text:p>
          </table:table-cell>
          <table:table-cell office:value-type="float" office:value="0.3199997">
            <text:p>0.3199997</text:p>
          </table:table-cell>
          <table:table-cell office:value-type="float" office:value="0.567894">
            <text:p>0.567894</text:p>
          </table:table-cell>
          <table:table-cell office:value-type="float" office:value="0.1702175">
            <text:p>0.1702175</text:p>
          </table:table-cell>
          <table:table-cell office:value-type="float" office:value="0.454972">
            <text:p>0.454972</text:p>
          </table:table-cell>
          <table:table-cell table:formula="of:=[.D19]+[.E19]" office:value-type="float" office:value="0.6251895">
            <text:p>0.6251895</text:p>
          </table:table-cell>
          <table:table-cell table:number-columns-repeated="8"/>
          <table:table-cell office:value-type="float" office:value="2.87141">
            <text:p>2.87141</text:p>
          </table:table-cell>
          <table:table-cell office:value-type="float" office:value="2.674468">
            <text:p>2.674468</text:p>
          </table:table-cell>
          <table:table-cell office:value-type="float" office:value="2.650368">
            <text:p>2.650368</text:p>
          </table:table-cell>
          <table:table-cell office:value-type="float" office:value="2.341118">
            <text:p>2.341118</text:p>
          </table:table-cell>
          <table:table-cell office:value-type="float" office:value="3.84483">
            <text:p>3.84483</text:p>
          </table:table-cell>
          <table:table-cell office:value-type="float" office:value="2.822475">
            <text:p>2.822475</text:p>
          </table:table-cell>
          <table:table-cell table:number-columns-repeated="1004"/>
        </table:table-row>
        <table:table-row table:style-name="ro3">
          <table:table-cell office:value-type="float" office:value="0.2228346">
            <text:p>0.2228346</text:p>
          </table:table-cell>
          <table:table-cell office:value-type="float" office:value="0.3317447">
            <text:p>0.3317447</text:p>
          </table:table-cell>
          <table:table-cell office:value-type="float" office:value="0.552277">
            <text:p>0.552277</text:p>
          </table:table-cell>
          <table:table-cell office:value-type="float" office:value="0.1657199">
            <text:p>0.1657199</text:p>
          </table:table-cell>
          <table:table-cell office:value-type="float" office:value="0.460717">
            <text:p>0.460717</text:p>
          </table:table-cell>
          <table:table-cell table:formula="of:=[.D20]+[.E20]" office:value-type="float" office:value="0.6264369">
            <text:p>0.6264369</text:p>
          </table:table-cell>
          <table:table-cell table:number-columns-repeated="8"/>
          <table:table-cell office:value-type="float" office:value="2.79132">
            <text:p>2.79132</text:p>
          </table:table-cell>
          <table:table-cell office:value-type="float" office:value="2.603519">
            <text:p>2.603519</text:p>
          </table:table-cell>
          <table:table-cell office:value-type="float" office:value="2.578391">
            <text:p>2.578391</text:p>
          </table:table-cell>
          <table:table-cell office:value-type="float" office:value="2.276777">
            <text:p>2.276777</text:p>
          </table:table-cell>
          <table:table-cell office:value-type="float" office:value="3.769247">
            <text:p>3.769247</text:p>
          </table:table-cell>
          <table:table-cell office:value-type="float" office:value="2.744212">
            <text:p>2.744212</text:p>
          </table:table-cell>
          <table:table-cell table:number-columns-repeated="1004"/>
        </table:table-row>
        <table:table-row table:style-name="ro3">
          <table:table-cell office:value-type="float" office:value="0.217183">
            <text:p>0.217183</text:p>
          </table:table-cell>
          <table:table-cell office:value-type="float" office:value="0.3229009">
            <text:p>0.3229009</text:p>
          </table:table-cell>
          <table:table-cell office:value-type="float" office:value="0.543898">
            <text:p>0.543898</text:p>
          </table:table-cell>
          <table:table-cell office:value-type="float" office:value="0.1618777">
            <text:p>0.1618777</text:p>
          </table:table-cell>
          <table:table-cell office:value-type="float" office:value="0.44868">
            <text:p>0.44868</text:p>
          </table:table-cell>
          <table:table-cell table:formula="of:=[.D21]+[.E21]" office:value-type="float" office:value="0.6105577">
            <text:p>0.6105577</text:p>
          </table:table-cell>
          <table:table-cell table:number-columns-repeated="8"/>
          <table:table-cell office:value-type="float" office:value="2.718192">
            <text:p>2.718192</text:p>
          </table:table-cell>
          <table:table-cell office:value-type="float" office:value="2.534483">
            <text:p>2.534483</text:p>
          </table:table-cell>
          <table:table-cell office:value-type="float" office:value="2.513045">
            <text:p>2.513045</text:p>
          </table:table-cell>
          <table:table-cell office:value-type="float" office:value="2.219229">
            <text:p>2.219229</text:p>
          </table:table-cell>
          <table:table-cell office:value-type="float" office:value="3.674499">
            <text:p>3.674499</text:p>
          </table:table-cell>
          <table:table-cell office:value-type="float" office:value="2.671822">
            <text:p>2.671822</text:p>
          </table:table-cell>
          <table:table-cell table:number-columns-repeated="1004"/>
        </table:table-row>
        <table:table-row table:style-name="ro3">
          <table:table-cell office:value-type="float" office:value="0.2122243">
            <text:p>0.2122243</text:p>
          </table:table-cell>
          <table:table-cell office:value-type="float" office:value="0.3215321">
            <text:p>0.3215321</text:p>
          </table:table-cell>
          <table:table-cell office:value-type="float" office:value="0.530852">
            <text:p>0.530852</text:p>
          </table:table-cell>
          <table:table-cell office:value-type="float" office:value="0.1586579">
            <text:p>0.1586579</text:p>
          </table:table-cell>
          <table:table-cell office:value-type="float" office:value="0.443817">
            <text:p>0.443817</text:p>
          </table:table-cell>
          <table:table-cell table:formula="of:=[.D22]+[.E22]" office:value-type="float" office:value="0.6024749">
            <text:p>0.6024749</text:p>
          </table:table-cell>
          <table:table-cell table:number-columns-repeated="8"/>
          <table:table-cell office:value-type="float" office:value="2.650992">
            <text:p>2.650992</text:p>
          </table:table-cell>
          <table:table-cell office:value-type="float" office:value="2.470836">
            <text:p>2.470836</text:p>
          </table:table-cell>
          <table:table-cell office:value-type="float" office:value="2.451941">
            <text:p>2.451941</text:p>
          </table:table-cell>
          <table:table-cell office:value-type="float" office:value="2.166684">
            <text:p>2.166684</text:p>
          </table:table-cell>
          <table:table-cell office:value-type="float" office:value="3.586182">
            <text:p>3.586182</text:p>
          </table:table-cell>
          <table:table-cell office:value-type="float" office:value="2.605195">
            <text:p>2.605195</text:p>
          </table:table-cell>
          <table:table-cell table:number-columns-repeated="1004"/>
        </table:table-row>
        <table:table-row table:style-name="ro3">
          <table:table-cell office:value-type="float" office:value="0.2081741">
            <text:p>0.2081741</text:p>
          </table:table-cell>
          <table:table-cell office:value-type="float" office:value="0.3153442">
            <text:p>0.3153442</text:p>
          </table:table-cell>
          <table:table-cell office:value-type="float" office:value="0.525294">
            <text:p>0.525294</text:p>
          </table:table-cell>
          <table:table-cell office:value-type="float" office:value="0.1566163">
            <text:p>0.1566163</text:p>
          </table:table-cell>
          <table:table-cell office:value-type="float" office:value="0.433668">
            <text:p>0.433668</text:p>
          </table:table-cell>
          <table:table-cell table:formula="of:=[.D23]+[.E23]" office:value-type="float" office:value="0.5902843">
            <text:p>0.5902843</text:p>
          </table:table-cell>
          <table:table-cell table:number-columns-repeated="8"/>
          <table:table-cell office:value-type="float" office:value="2.589287">
            <text:p>2.589287</text:p>
          </table:table-cell>
          <table:table-cell office:value-type="float" office:value="2.414829">
            <text:p>2.414829</text:p>
          </table:table-cell>
          <table:table-cell office:value-type="float" office:value="2.396191">
            <text:p>2.396191</text:p>
          </table:table-cell>
          <table:table-cell office:value-type="float" office:value="2.118398">
            <text:p>2.118398</text:p>
          </table:table-cell>
          <table:table-cell office:value-type="float" office:value="3.50193">
            <text:p>3.50193</text:p>
          </table:table-cell>
          <table:table-cell office:value-type="float" office:value="2.543055">
            <text:p>2.543055</text:p>
          </table:table-cell>
          <table:table-cell table:number-columns-repeated="1004"/>
        </table:table-row>
        <table:table-row table:style-name="ro3">
          <table:table-cell office:value-type="float" office:value="0.2084138">
            <text:p>0.2084138</text:p>
          </table:table-cell>
          <table:table-cell office:value-type="float" office:value="0.3102176">
            <text:p>0.3102176</text:p>
          </table:table-cell>
          <table:table-cell office:value-type="float" office:value="0.51908">
            <text:p>0.51908</text:p>
          </table:table-cell>
          <table:table-cell office:value-type="float" office:value="0.1596605">
            <text:p>0.1596605</text:p>
          </table:table-cell>
          <table:table-cell office:value-type="float" office:value="0.425833">
            <text:p>0.425833</text:p>
          </table:table-cell>
          <table:table-cell table:formula="of:=[.D24]+[.E24]" office:value-type="float" office:value="0.5854935">
            <text:p>0.5854935</text:p>
          </table:table-cell>
          <table:table-cell table:number-columns-repeated="8"/>
          <table:table-cell office:value-type="float" office:value="2.536046">
            <text:p>2.536046</text:p>
          </table:table-cell>
          <table:table-cell office:value-type="float" office:value="2.363205">
            <text:p>2.363205</text:p>
          </table:table-cell>
          <table:table-cell office:value-type="float" office:value="2.363092">
            <text:p>2.363092</text:p>
          </table:table-cell>
          <table:table-cell office:value-type="float" office:value="2.083499">
            <text:p>2.083499</text:p>
          </table:table-cell>
          <table:table-cell office:value-type="float" office:value="3.423394">
            <text:p>3.423394</text:p>
          </table:table-cell>
          <table:table-cell office:value-type="float" office:value="2.502699">
            <text:p>2.502699</text:p>
          </table:table-cell>
          <table:table-cell table:number-columns-repeated="1004"/>
        </table:table-row>
        <table:table-row table:style-name="ro3">
          <table:table-cell office:value-type="float" office:value="0.2047992">
            <text:p>0.2047992</text:p>
          </table:table-cell>
          <table:table-cell office:value-type="float" office:value="0.3058846">
            <text:p>0.3058846</text:p>
          </table:table-cell>
          <table:table-cell office:value-type="float" office:value="0.520552">
            <text:p>0.520552</text:p>
          </table:table-cell>
          <table:table-cell office:value-type="float" office:value="0.1572862">
            <text:p>0.1572862</text:p>
          </table:table-cell>
          <table:table-cell office:value-type="float" office:value="0.420254">
            <text:p>0.420254</text:p>
          </table:table-cell>
          <table:table-cell table:formula="of:=[.D25]+[.E25]" office:value-type="float" office:value="0.5775402">
            <text:p>0.5775402</text:p>
          </table:table-cell>
          <table:table-cell table:number-columns-repeated="8"/>
          <table:table-cell office:value-type="float" office:value="2.481835">
            <text:p>2.481835</text:p>
          </table:table-cell>
          <table:table-cell office:value-type="float" office:value="2.312899">
            <text:p>2.312899</text:p>
          </table:table-cell>
          <table:table-cell office:value-type="float" office:value="2.334072">
            <text:p>2.334072</text:p>
          </table:table-cell>
          <table:table-cell office:value-type="float" office:value="2.040469">
            <text:p>2.040469</text:p>
          </table:table-cell>
          <table:table-cell office:value-type="float" office:value="3.363444">
            <text:p>3.363444</text:p>
          </table:table-cell>
          <table:table-cell office:value-type="float" office:value="2.466845">
            <text:p>2.466845</text:p>
          </table:table-cell>
          <table:table-cell table:number-columns-repeated="1004"/>
        </table:table-row>
        <table:table-row table:style-name="ro3">
          <table:table-cell office:value-type="float" office:value="0.201218">
            <text:p>0.201218</text:p>
          </table:table-cell>
          <table:table-cell office:value-type="float" office:value="0.3020624">
            <text:p>0.3020624</text:p>
          </table:table-cell>
          <table:table-cell office:value-type="float" office:value="0.51295">
            <text:p>0.51295</text:p>
          </table:table-cell>
          <table:table-cell office:value-type="float" office:value="0.1547432">
            <text:p>0.1547432</text:p>
          </table:table-cell>
          <table:table-cell office:value-type="float" office:value="0.415514">
            <text:p>0.415514</text:p>
          </table:table-cell>
          <table:table-cell table:formula="of:=[.D26]+[.E26]" office:value-type="float" office:value="0.5702572">
            <text:p>0.5702572</text:p>
          </table:table-cell>
          <table:table-cell table:number-columns-repeated="8"/>
          <table:table-cell office:value-type="float" office:value="2.430979">
            <text:p>2.430979</text:p>
          </table:table-cell>
          <table:table-cell office:value-type="float" office:value="2.265575">
            <text:p>2.265575</text:p>
          </table:table-cell>
          <table:table-cell office:value-type="float" office:value="2.292519">
            <text:p>2.292519</text:p>
          </table:table-cell>
          <table:table-cell office:value-type="float" office:value="1.999674">
            <text:p>1.999674</text:p>
          </table:table-cell>
          <table:table-cell office:value-type="float" office:value="3.30575">
            <text:p>3.30575</text:p>
          </table:table-cell>
          <table:table-cell office:value-type="float" office:value="2.416215">
            <text:p>2.416215</text:p>
          </table:table-cell>
          <table:table-cell table:number-columns-repeated="1004"/>
        </table:table-row>
        <table:table-row table:style-name="ro3">
          <table:table-cell office:value-type="float" office:value="0.1987013">
            <text:p>0.1987013</text:p>
          </table:table-cell>
          <table:table-cell office:value-type="float" office:value="0.2962746">
            <text:p>0.2962746</text:p>
          </table:table-cell>
          <table:table-cell office:value-type="float" office:value="0.512652">
            <text:p>0.512652</text:p>
          </table:table-cell>
          <table:table-cell office:value-type="float" office:value="0.153107">
            <text:p>0.153107</text:p>
          </table:table-cell>
          <table:table-cell office:value-type="float" office:value="0.407364">
            <text:p>0.407364</text:p>
          </table:table-cell>
          <table:table-cell table:formula="of:=[.D27]+[.E27]" office:value-type="float" office:value="0.560471">
            <text:p>0.560471</text:p>
          </table:table-cell>
          <table:table-cell table:number-columns-repeated="8"/>
          <table:table-cell office:value-type="float" office:value="2.38422">
            <text:p>2.38422</text:p>
          </table:table-cell>
          <table:table-cell office:value-type="float" office:value="2.221757">
            <text:p>2.221757</text:p>
          </table:table-cell>
          <table:table-cell office:value-type="float" office:value="2.255078">
            <text:p>2.255078</text:p>
          </table:table-cell>
          <table:table-cell office:value-type="float" office:value="1.962833">
            <text:p>1.962833</text:p>
          </table:table-cell>
          <table:table-cell office:value-type="float" office:value="3.239309">
            <text:p>3.239309</text:p>
          </table:table-cell>
          <table:table-cell office:value-type="float" office:value="2.369275">
            <text:p>2.369275</text:p>
          </table:table-cell>
          <table:table-cell table:number-columns-repeated="1004"/>
        </table:table-row>
        <table:table-row table:style-name="ro3">
          <table:table-cell office:value-type="float" office:value="0.1984546">
            <text:p>0.1984546</text:p>
          </table:table-cell>
          <table:table-cell office:value-type="float" office:value="0.2943352">
            <text:p>0.2943352</text:p>
          </table:table-cell>
          <table:table-cell office:value-type="float" office:value="0.508379">
            <text:p>0.508379</text:p>
          </table:table-cell>
          <table:table-cell office:value-type="float" office:value="0.1535663">
            <text:p>0.1535663</text:p>
          </table:table-cell>
          <table:table-cell office:value-type="float" office:value="0.4020387">
            <text:p>0.4020387</text:p>
          </table:table-cell>
          <table:table-cell table:formula="of:=[.D28]+[.E28]" office:value-type="float" office:value="0.555605">
            <text:p>0.555605</text:p>
          </table:table-cell>
          <table:table-cell table:number-columns-repeated="8"/>
          <table:table-cell office:value-type="float" office:value="2.34318">
            <text:p>2.34318</text:p>
          </table:table-cell>
          <table:table-cell office:value-type="float" office:value="2.181308">
            <text:p>2.181308</text:p>
          </table:table-cell>
          <table:table-cell office:value-type="float" office:value="2.225351">
            <text:p>2.225351</text:p>
          </table:table-cell>
          <table:table-cell office:value-type="float" office:value="1.931587">
            <text:p>1.931587</text:p>
          </table:table-cell>
          <table:table-cell office:value-type="float" office:value="3.176825">
            <text:p>3.176825</text:p>
          </table:table-cell>
          <table:table-cell office:value-type="float" office:value="2.328137">
            <text:p>2.328137</text:p>
          </table:table-cell>
          <table:table-cell table:number-columns-repeated="1004"/>
        </table:table-row>
        <table:table-row table:style-name="ro3">
          <table:table-cell office:value-type="float" office:value="0.19633">
            <text:p>0.19633</text:p>
          </table:table-cell>
          <table:table-cell office:value-type="float" office:value="0.2892043">
            <text:p>0.2892043</text:p>
          </table:table-cell>
          <table:table-cell office:value-type="float" office:value="0.511166">
            <text:p>0.511166</text:p>
          </table:table-cell>
          <table:table-cell office:value-type="float" office:value="0.1521643">
            <text:p>0.1521643</text:p>
          </table:table-cell>
          <table:table-cell office:value-type="float" office:value="0.3952739">
            <text:p>0.3952739</text:p>
          </table:table-cell>
          <table:table-cell table:formula="of:=[.D29]+[.E29]" office:value-type="float" office:value="0.5474382">
            <text:p>0.5474382</text:p>
          </table:table-cell>
          <table:table-cell table:number-columns-repeated="8"/>
          <table:table-cell office:value-type="float" office:value="2.30221">
            <text:p>2.30221</text:p>
          </table:table-cell>
          <table:table-cell office:value-type="float" office:value="2.142335">
            <text:p>2.142335</text:p>
          </table:table-cell>
          <table:table-cell office:value-type="float" office:value="2.199235">
            <text:p>2.199235</text:p>
          </table:table-cell>
          <table:table-cell office:value-type="float" office:value="1.898741">
            <text:p>1.898741</text:p>
          </table:table-cell>
          <table:table-cell office:value-type="float" office:value="3.118279">
            <text:p>3.118279</text:p>
          </table:table-cell>
          <table:table-cell office:value-type="float" office:value="2.290465">
            <text:p>2.290465</text:p>
          </table:table-cell>
          <table:table-cell table:number-columns-repeated="1004"/>
        </table:table-row>
        <table:table-row table:style-name="ro3">
          <table:table-cell office:value-type="float" office:value="0.1945867">
            <text:p>0.1945867</text:p>
          </table:table-cell>
          <table:table-cell office:value-type="float" office:value="0.2920724">
            <text:p>0.2920724</text:p>
          </table:table-cell>
          <table:table-cell office:value-type="float" office:value="0.50721">
            <text:p>0.50721</text:p>
          </table:table-cell>
          <table:table-cell office:value-type="float" office:value="0.1511322">
            <text:p>0.1511322</text:p>
          </table:table-cell>
          <table:table-cell office:value-type="float" office:value="0.3935323">
            <text:p>0.3935323</text:p>
          </table:table-cell>
          <table:table-cell table:formula="of:=[.D30]+[.E30]" office:value-type="float" office:value="0.5446645">
            <text:p>0.5446645</text:p>
          </table:table-cell>
          <table:table-cell table:number-columns-repeated="8"/>
          <table:table-cell office:value-type="float" office:value="2.26286">
            <text:p>2.26286</text:p>
          </table:table-cell>
          <table:table-cell office:value-type="float" office:value="2.105969">
            <text:p>2.105969</text:p>
          </table:table-cell>
          <table:table-cell office:value-type="float" office:value="2.169349">
            <text:p>2.169349</text:p>
          </table:table-cell>
          <table:table-cell office:value-type="float" office:value="1.867766">
            <text:p>1.867766</text:p>
          </table:table-cell>
          <table:table-cell office:value-type="float" office:value="3.062529">
            <text:p>3.062529</text:p>
          </table:table-cell>
          <table:table-cell office:value-type="float" office:value="2.251802">
            <text:p>2.251802</text:p>
          </table:table-cell>
          <table:table-cell table:number-columns-repeated="1004"/>
        </table:table-row>
        <table:table-row table:style-name="ro3">
          <table:table-cell office:value-type="float" office:value="0.1957987">
            <text:p>0.1957987</text:p>
          </table:table-cell>
          <table:table-cell office:value-type="float" office:value="0.2899162">
            <text:p>0.2899162</text:p>
          </table:table-cell>
          <table:table-cell office:value-type="float" office:value="0.508326">
            <text:p>0.508326</text:p>
          </table:table-cell>
          <table:table-cell office:value-type="float" office:value="0.1528479">
            <text:p>0.1528479</text:p>
          </table:table-cell>
          <table:table-cell office:value-type="float" office:value="0.3882136">
            <text:p>0.3882136</text:p>
          </table:table-cell>
          <table:table-cell table:formula="of:=[.D31]+[.E31]" office:value-type="float" office:value="0.5410615">
            <text:p>0.5410615</text:p>
          </table:table-cell>
          <table:table-cell table:number-columns-repeated="8"/>
          <table:table-cell office:value-type="float" office:value="2.228218">
            <text:p>2.228218</text:p>
          </table:table-cell>
          <table:table-cell office:value-type="float" office:value="2.080479">
            <text:p>2.080479</text:p>
          </table:table-cell>
          <table:table-cell office:value-type="float" office:value="2.142885">
            <text:p>2.142885</text:p>
          </table:table-cell>
          <table:table-cell office:value-type="float" office:value="1.841683">
            <text:p>1.841683</text:p>
          </table:table-cell>
          <table:table-cell office:value-type="float" office:value="3.014007">
            <text:p>3.014007</text:p>
          </table:table-cell>
          <table:table-cell office:value-type="float" office:value="2.216139">
            <text:p>2.216139</text:p>
          </table:table-cell>
          <table:table-cell table:number-columns-repeated="1004"/>
        </table:table-row>
        <table:table-row table:style-name="ro3">
          <table:table-cell office:value-type="float" office:value="0.1980401">
            <text:p>0.1980401</text:p>
          </table:table-cell>
          <table:table-cell office:value-type="float" office:value="0.2972678">
            <text:p>0.2972678</text:p>
          </table:table-cell>
          <table:table-cell office:value-type="float" office:value="0.504628">
            <text:p>0.504628</text:p>
          </table:table-cell>
          <table:table-cell office:value-type="float" office:value="0.1555153">
            <text:p>0.1555153</text:p>
          </table:table-cell>
          <table:table-cell office:value-type="float" office:value="0.3893977">
            <text:p>0.3893977</text:p>
          </table:table-cell>
          <table:table-cell table:formula="of:=[.D32]+[.E32]" office:value-type="float" office:value="0.544913">
            <text:p>0.544913</text:p>
          </table:table-cell>
          <table:table-cell table:number-columns-repeated="8"/>
          <table:table-cell office:value-type="float" office:value="2.196482">
            <text:p>2.196482</text:p>
          </table:table-cell>
          <table:table-cell office:value-type="float" office:value="2.05805">
            <text:p>2.05805</text:p>
          </table:table-cell>
          <table:table-cell office:value-type="float" office:value="2.115317">
            <text:p>2.115317</text:p>
          </table:table-cell>
          <table:table-cell office:value-type="float" office:value="1.818096">
            <text:p>1.818096</text:p>
          </table:table-cell>
          <table:table-cell office:value-type="float" office:value="2.969129">
            <text:p>2.969129</text:p>
          </table:table-cell>
          <table:table-cell office:value-type="float" office:value="2.180396">
            <text:p>2.180396</text:p>
          </table:table-cell>
          <table:table-cell table:number-columns-repeated="1004"/>
        </table:table-row>
        <table:table-row table:style-name="ro3">
          <table:table-cell office:value-type="float" office:value="0.201533">
            <text:p>0.201533</text:p>
          </table:table-cell>
          <table:table-cell office:value-type="float" office:value="0.2991489">
            <text:p>0.2991489</text:p>
          </table:table-cell>
          <table:table-cell office:value-type="float" office:value="0.505583">
            <text:p>0.505583</text:p>
          </table:table-cell>
          <table:table-cell office:value-type="float" office:value="0.1593739">
            <text:p>0.1593739</text:p>
          </table:table-cell>
          <table:table-cell office:value-type="float" office:value="0.387397">
            <text:p>0.387397</text:p>
          </table:table-cell>
          <table:table-cell table:formula="of:=[.D33]+[.E33]" office:value-type="float" office:value="0.5467709">
            <text:p>0.5467709</text:p>
          </table:table-cell>
          <table:table-cell table:number-columns-repeated="8"/>
          <table:table-cell office:value-type="float" office:value="2.167143">
            <text:p>2.167143</text:p>
          </table:table-cell>
          <table:table-cell office:value-type="float" office:value="2.039428">
            <text:p>2.039428</text:p>
          </table:table-cell>
          <table:table-cell office:value-type="float" office:value="2.090838">
            <text:p>2.090838</text:p>
          </table:table-cell>
          <table:table-cell office:value-type="float" office:value="1.796664">
            <text:p>1.796664</text:p>
          </table:table-cell>
          <table:table-cell office:value-type="float" office:value="2.929629">
            <text:p>2.929629</text:p>
          </table:table-cell>
          <table:table-cell office:value-type="float" office:value="2.147163">
            <text:p>2.147163</text:p>
          </table:table-cell>
          <table:table-cell table:number-columns-repeated="1004"/>
        </table:table-row>
        <table:table-row table:style-name="ro3">
          <table:table-cell office:value-type="float" office:value="0.201686">
            <text:p>0.201686</text:p>
          </table:table-cell>
          <table:table-cell office:value-type="float" office:value="0.3114628">
            <text:p>0.3114628</text:p>
          </table:table-cell>
          <table:table-cell office:value-type="float" office:value="0.497881">
            <text:p>0.497881</text:p>
          </table:table-cell>
          <table:table-cell office:value-type="float" office:value="0.1602207">
            <text:p>0.1602207</text:p>
          </table:table-cell>
          <table:table-cell office:value-type="float" office:value="0.393057">
            <text:p>0.393057</text:p>
          </table:table-cell>
          <table:table-cell table:formula="of:=[.D34]+[.E34]" office:value-type="float" office:value="0.5532777">
            <text:p>0.5532777</text:p>
          </table:table-cell>
          <table:table-cell table:number-columns-repeated="8"/>
          <table:table-cell office:value-type="float" office:value="2.13596">
            <text:p>2.13596</text:p>
          </table:table-cell>
          <table:table-cell office:value-type="float" office:value="2.023642">
            <text:p>2.023642</text:p>
          </table:table-cell>
          <table:table-cell office:value-type="float" office:value="2.058394">
            <text:p>2.058394</text:p>
          </table:table-cell>
          <table:table-cell office:value-type="float" office:value="1.77259">
            <text:p>1.77259</text:p>
          </table:table-cell>
          <table:table-cell office:value-type="float" office:value="2.893595">
            <text:p>2.893595</text:p>
          </table:table-cell>
          <table:table-cell office:value-type="float" office:value="2.117772">
            <text:p>2.117772</text:p>
          </table:table-cell>
          <table:table-cell table:number-columns-repeated="1004"/>
        </table:table-row>
        <table:table-row table:style-name="ro3">
          <table:table-cell office:value-type="float" office:value="0.20115">
            <text:p>0.20115</text:p>
          </table:table-cell>
          <table:table-cell office:value-type="float" office:value="0.3117694">
            <text:p>0.3117694</text:p>
          </table:table-cell>
          <table:table-cell office:value-type="float" office:value="0.493812">
            <text:p>0.493812</text:p>
          </table:table-cell>
          <table:table-cell office:value-type="float" office:value="0.1604574">
            <text:p>0.1604574</text:p>
          </table:table-cell>
          <table:table-cell office:value-type="float" office:value="0.390305">
            <text:p>0.390305</text:p>
          </table:table-cell>
          <table:table-cell table:formula="of:=[.D35]+[.E35]" office:value-type="float" office:value="0.5507624">
            <text:p>0.5507624</text:p>
          </table:table-cell>
          <table:table-cell table:number-columns-repeated="8"/>
          <table:table-cell office:value-type="float" office:value="2.105519">
            <text:p>2.105519</text:p>
          </table:table-cell>
          <table:table-cell office:value-type="float" office:value="2.000596">
            <text:p>2.000596</text:p>
          </table:table-cell>
          <table:table-cell office:value-type="float" office:value="2.027523">
            <text:p>2.027523</text:p>
          </table:table-cell>
          <table:table-cell office:value-type="float" office:value="1.748605">
            <text:p>1.748605</text:p>
          </table:table-cell>
          <table:table-cell office:value-type="float" office:value="2.854187">
            <text:p>2.854187</text:p>
          </table:table-cell>
          <table:table-cell office:value-type="float" office:value="2.088655">
            <text:p>2.088655</text:p>
          </table:table-cell>
          <table:table-cell table:number-columns-repeated="1004"/>
        </table:table-row>
        <table:table-row table:style-name="ro3">
          <table:table-cell office:value-type="float" office:value="0.2009141">
            <text:p>0.2009141</text:p>
          </table:table-cell>
          <table:table-cell office:value-type="float" office:value="0.3225692">
            <text:p>0.3225692</text:p>
          </table:table-cell>
          <table:table-cell office:value-type="float" office:value="0.487302">
            <text:p>0.487302</text:p>
          </table:table-cell>
          <table:table-cell office:value-type="float" office:value="0.1609664">
            <text:p>0.1609664</text:p>
          </table:table-cell>
          <table:table-cell office:value-type="float" office:value="0.395453">
            <text:p>0.395453</text:p>
          </table:table-cell>
          <table:table-cell table:formula="of:=[.D36]+[.E36]" office:value-type="float" office:value="0.5564194">
            <text:p>0.5564194</text:p>
          </table:table-cell>
          <table:table-cell table:number-columns-repeated="8"/>
          <table:table-cell office:value-type="float" office:value="2.077153">
            <text:p>2.077153</text:p>
          </table:table-cell>
          <table:table-cell office:value-type="float" office:value="1.980163">
            <text:p>1.980163</text:p>
          </table:table-cell>
          <table:table-cell office:value-type="float" office:value="1.998432">
            <text:p>1.998432</text:p>
          </table:table-cell>
          <table:table-cell office:value-type="float" office:value="1.72615">
            <text:p>1.72615</text:p>
          </table:table-cell>
          <table:table-cell office:value-type="float" office:value="2.817775">
            <text:p>2.817775</text:p>
          </table:table-cell>
          <table:table-cell office:value-type="float" office:value="2.060349">
            <text:p>2.060349</text:p>
          </table:table-cell>
          <table:table-cell table:number-columns-repeated="1004"/>
        </table:table-row>
        <table:table-row table:style-name="ro3">
          <table:table-cell office:value-type="float" office:value="0.2014171">
            <text:p>0.2014171</text:p>
          </table:table-cell>
          <table:table-cell office:value-type="float" office:value="0.3238799">
            <text:p>0.3238799</text:p>
          </table:table-cell>
          <table:table-cell office:value-type="float" office:value="0.482287">
            <text:p>0.482287</text:p>
          </table:table-cell>
          <table:table-cell office:value-type="float" office:value="0.1620401">
            <text:p>0.1620401</text:p>
          </table:table-cell>
          <table:table-cell office:value-type="float" office:value="0.394125">
            <text:p>0.394125</text:p>
          </table:table-cell>
          <table:table-cell table:formula="of:=[.D37]+[.E37]" office:value-type="float" office:value="0.5561651">
            <text:p>0.5561651</text:p>
          </table:table-cell>
          <table:table-cell table:number-columns-repeated="8"/>
          <table:table-cell office:value-type="float" office:value="2.050674">
            <text:p>2.050674</text:p>
          </table:table-cell>
          <table:table-cell office:value-type="float" office:value="1.95951">
            <text:p>1.95951</text:p>
          </table:table-cell>
          <table:table-cell office:value-type="float" office:value="1.97122">
            <text:p>1.97122</text:p>
          </table:table-cell>
          <table:table-cell office:value-type="float" office:value="1.705102">
            <text:p>1.705102</text:p>
          </table:table-cell>
          <table:table-cell office:value-type="float" office:value="2.782543">
            <text:p>2.782543</text:p>
          </table:table-cell>
          <table:table-cell office:value-type="float" office:value="2.032498">
            <text:p>2.032498</text:p>
          </table:table-cell>
          <table:table-cell table:number-columns-repeated="1004"/>
        </table:table-row>
        <table:table-row table:style-name="ro3">
          <table:table-cell office:value-type="float" office:value="0.2011386">
            <text:p>0.2011386</text:p>
          </table:table-cell>
          <table:table-cell office:value-type="float" office:value="0.335506">
            <text:p>0.335506</text:p>
          </table:table-cell>
          <table:table-cell office:value-type="float" office:value="0.476681">
            <text:p>0.476681</text:p>
          </table:table-cell>
          <table:table-cell office:value-type="float" office:value="0.1625147">
            <text:p>0.1625147</text:p>
          </table:table-cell>
          <table:table-cell office:value-type="float" office:value="0.400978">
            <text:p>0.400978</text:p>
          </table:table-cell>
          <table:table-cell table:formula="of:=[.D38]+[.E38]" office:value-type="float" office:value="0.5634927">
            <text:p>0.5634927</text:p>
          </table:table-cell>
          <table:table-cell table:number-columns-repeated="8"/>
          <table:table-cell office:value-type="float" office:value="2.024812">
            <text:p>2.024812</text:p>
          </table:table-cell>
          <table:table-cell office:value-type="float" office:value="1.941362">
            <text:p>1.941362</text:p>
          </table:table-cell>
          <table:table-cell office:value-type="float" office:value="1.944187">
            <text:p>1.944187</text:p>
          </table:table-cell>
          <table:table-cell office:value-type="float" office:value="1.684211">
            <text:p>1.684211</text:p>
          </table:table-cell>
          <table:table-cell office:value-type="float" office:value="2.750139">
            <text:p>2.750139</text:p>
          </table:table-cell>
          <table:table-cell office:value-type="float" office:value="2.010153">
            <text:p>2.010153</text:p>
          </table:table-cell>
          <table:table-cell table:number-columns-repeated="1004"/>
        </table:table-row>
        <table:table-row table:style-name="ro3">
          <table:table-cell office:value-type="float" office:value="0.1992812">
            <text:p>0.1992812</text:p>
          </table:table-cell>
          <table:table-cell office:value-type="float" office:value="0.331547">
            <text:p>0.331547</text:p>
          </table:table-cell>
          <table:table-cell office:value-type="float" office:value="0.470672">
            <text:p>0.470672</text:p>
          </table:table-cell>
          <table:table-cell office:value-type="float" office:value="0.1616382">
            <text:p>0.1616382</text:p>
          </table:table-cell>
          <table:table-cell office:value-type="float" office:value="0.395944">
            <text:p>0.395944</text:p>
          </table:table-cell>
          <table:table-cell table:formula="of:=[.D39]+[.E39]" office:value-type="float" office:value="0.5575822">
            <text:p>0.5575822</text:p>
          </table:table-cell>
          <table:table-cell table:number-columns-repeated="8"/>
          <table:table-cell office:value-type="float" office:value="1.998488">
            <text:p>1.998488</text:p>
          </table:table-cell>
          <table:table-cell office:value-type="float" office:value="1.916531">
            <text:p>1.916531</text:p>
          </table:table-cell>
          <table:table-cell office:value-type="float" office:value="1.918476">
            <text:p>1.918476</text:p>
          </table:table-cell>
          <table:table-cell office:value-type="float" office:value="1.662333">
            <text:p>1.662333</text:p>
          </table:table-cell>
          <table:table-cell office:value-type="float" office:value="2.713148">
            <text:p>2.713148</text:p>
          </table:table-cell>
          <table:table-cell office:value-type="float" office:value="1.98742">
            <text:p>1.98742</text:p>
          </table:table-cell>
          <table:table-cell table:number-columns-repeated="1004"/>
        </table:table-row>
        <table:table-row table:style-name="ro3">
          <table:table-cell office:value-type="float" office:value="0.1971969">
            <text:p>0.1971969</text:p>
          </table:table-cell>
          <table:table-cell office:value-type="float" office:value="0.332299">
            <text:p>0.332299</text:p>
          </table:table-cell>
          <table:table-cell office:value-type="float" office:value="0.466576">
            <text:p>0.466576</text:p>
          </table:table-cell>
          <table:table-cell office:value-type="float" office:value="0.1603695">
            <text:p>0.1603695</text:p>
          </table:table-cell>
          <table:table-cell office:value-type="float" office:value="0.395084">
            <text:p>0.395084</text:p>
          </table:table-cell>
          <table:table-cell table:formula="of:=[.D40]+[.E40]" office:value-type="float" office:value="0.5554535">
            <text:p>0.5554535</text:p>
          </table:table-cell>
          <table:table-cell table:number-columns-repeated="8"/>
          <table:table-cell office:value-type="float" office:value="1.972362">
            <text:p>1.972362</text:p>
          </table:table-cell>
          <table:table-cell office:value-type="float" office:value="1.89324">
            <text:p>1.89324</text:p>
          </table:table-cell>
          <table:table-cell office:value-type="float" office:value="1.893155">
            <text:p>1.893155</text:p>
          </table:table-cell>
          <table:table-cell office:value-type="float" office:value="1.640545">
            <text:p>1.640545</text:p>
          </table:table-cell>
          <table:table-cell office:value-type="float" office:value="2.677956">
            <text:p>2.677956</text:p>
          </table:table-cell>
          <table:table-cell office:value-type="float" office:value="1.970237">
            <text:p>1.970237</text:p>
          </table:table-cell>
          <table:table-cell table:number-columns-repeated="1004"/>
        </table:table-row>
        <table:table-row table:style-name="ro3">
          <table:table-cell office:value-type="float" office:value="0.1947999">
            <text:p>0.1947999</text:p>
          </table:table-cell>
          <table:table-cell office:value-type="float" office:value="0.328164">
            <text:p>0.328164</text:p>
          </table:table-cell>
          <table:table-cell office:value-type="float" office:value="0.460985">
            <text:p>0.460985</text:p>
          </table:table-cell>
          <table:table-cell office:value-type="float" office:value="0.1585584">
            <text:p>0.1585584</text:p>
          </table:table-cell>
          <table:table-cell office:value-type="float" office:value="0.390088">
            <text:p>0.390088</text:p>
          </table:table-cell>
          <table:table-cell table:formula="of:=[.D41]+[.E41]" office:value-type="float" office:value="0.5486464">
            <text:p>0.5486464</text:p>
          </table:table-cell>
          <table:table-cell table:number-columns-repeated="8"/>
          <table:table-cell office:value-type="float" office:value="1.947164">
            <text:p>1.947164</text:p>
          </table:table-cell>
          <table:table-cell office:value-type="float" office:value="1.869164">
            <text:p>1.869164</text:p>
          </table:table-cell>
          <table:table-cell office:value-type="float" office:value="1.868759">
            <text:p>1.868759</text:p>
          </table:table-cell>
          <table:table-cell office:value-type="float" office:value="1.619445">
            <text:p>1.619445</text:p>
          </table:table-cell>
          <table:table-cell office:value-type="float" office:value="2.643444">
            <text:p>2.643444</text:p>
          </table:table-cell>
          <table:table-cell office:value-type="float" office:value="1.951913">
            <text:p>1.951913</text:p>
          </table:table-cell>
          <table:table-cell table:number-columns-repeated="1004"/>
        </table:table-row>
        <table:table-row table:style-name="ro3">
          <table:table-cell office:value-type="float" office:value="0.1923829">
            <text:p>0.1923829</text:p>
          </table:table-cell>
          <table:table-cell office:value-type="float" office:value="0.32923">
            <text:p>0.32923</text:p>
          </table:table-cell>
          <table:table-cell office:value-type="float" office:value="0.457303">
            <text:p>0.457303</text:p>
          </table:table-cell>
          <table:table-cell office:value-type="float" office:value="0.1566161">
            <text:p>0.1566161</text:p>
          </table:table-cell>
          <table:table-cell office:value-type="float" office:value="0.389506">
            <text:p>0.389506</text:p>
          </table:table-cell>
          <table:table-cell table:formula="of:=[.D42]+[.E42]" office:value-type="float" office:value="0.5461221">
            <text:p>0.5461221</text:p>
          </table:table-cell>
          <table:table-cell table:number-columns-repeated="8"/>
          <table:table-cell office:value-type="float" office:value="1.923623">
            <text:p>1.923623</text:p>
          </table:table-cell>
          <table:table-cell office:value-type="float" office:value="1.846345">
            <text:p>1.846345</text:p>
          </table:table-cell>
          <table:table-cell office:value-type="float" office:value="1.846269">
            <text:p>1.846269</text:p>
          </table:table-cell>
          <table:table-cell office:value-type="float" office:value="1.599354">
            <text:p>1.599354</text:p>
          </table:table-cell>
          <table:table-cell office:value-type="float" office:value="2.610319">
            <text:p>2.610319</text:p>
          </table:table-cell>
          <table:table-cell office:value-type="float" office:value="1.935304">
            <text:p>1.935304</text:p>
          </table:table-cell>
          <table:table-cell table:number-columns-repeated="1004"/>
        </table:table-row>
        <table:table-row table:style-name="ro3">
          <table:table-cell office:value-type="float" office:value="0.1903306">
            <text:p>0.1903306</text:p>
          </table:table-cell>
          <table:table-cell office:value-type="float" office:value="0.326068">
            <text:p>0.326068</text:p>
          </table:table-cell>
          <table:table-cell office:value-type="float" office:value="0.45233">
            <text:p>0.45233</text:p>
          </table:table-cell>
          <table:table-cell office:value-type="float" office:value="0.1548699">
            <text:p>0.1548699</text:p>
          </table:table-cell>
          <table:table-cell office:value-type="float" office:value="0.385318">
            <text:p>0.385318</text:p>
          </table:table-cell>
          <table:table-cell table:formula="of:=[.D43]+[.E43]" office:value-type="float" office:value="0.5401879">
            <text:p>0.5401879</text:p>
          </table:table-cell>
          <table:table-cell table:number-columns-repeated="8"/>
          <table:table-cell office:value-type="float" office:value="1.902259">
            <text:p>1.902259</text:p>
          </table:table-cell>
          <table:table-cell office:value-type="float" office:value="1.825664">
            <text:p>1.825664</text:p>
          </table:table-cell>
          <table:table-cell office:value-type="float" office:value="1.824946">
            <text:p>1.824946</text:p>
          </table:table-cell>
          <table:table-cell office:value-type="float" office:value="1.580422">
            <text:p>1.580422</text:p>
          </table:table-cell>
          <table:table-cell office:value-type="float" office:value="2.578572">
            <text:p>2.578572</text:p>
          </table:table-cell>
          <table:table-cell office:value-type="float" office:value="1.917638">
            <text:p>1.917638</text:p>
          </table:table-cell>
          <table:table-cell table:number-columns-repeated="1004"/>
        </table:table-row>
        <table:table-row table:style-name="ro3">
          <table:table-cell office:value-type="float" office:value="0.1888389">
            <text:p>0.1888389</text:p>
          </table:table-cell>
          <table:table-cell office:value-type="float" office:value="0.329615">
            <text:p>0.329615</text:p>
          </table:table-cell>
          <table:table-cell office:value-type="float" office:value="0.448193">
            <text:p>0.448193</text:p>
          </table:table-cell>
          <table:table-cell office:value-type="float" office:value="0.1534368">
            <text:p>0.1534368</text:p>
          </table:table-cell>
          <table:table-cell office:value-type="float" office:value="0.386703">
            <text:p>0.386703</text:p>
          </table:table-cell>
          <table:table-cell table:formula="of:=[.D44]+[.E44]" office:value-type="float" office:value="0.5401398">
            <text:p>0.5401398</text:p>
          </table:table-cell>
          <table:table-cell table:number-columns-repeated="8"/>
          <table:table-cell office:value-type="float" office:value="1.882246">
            <text:p>1.882246</text:p>
          </table:table-cell>
          <table:table-cell office:value-type="float" office:value="1.806751">
            <text:p>1.806751</text:p>
          </table:table-cell>
          <table:table-cell office:value-type="float" office:value="1.807808">
            <text:p>1.807808</text:p>
          </table:table-cell>
          <table:table-cell office:value-type="float" office:value="1.562155">
            <text:p>1.562155</text:p>
          </table:table-cell>
          <table:table-cell office:value-type="float" office:value="2.54839">
            <text:p>2.54839</text:p>
          </table:table-cell>
          <table:table-cell office:value-type="float" office:value="1.896291">
            <text:p>1.896291</text:p>
          </table:table-cell>
          <table:table-cell table:number-columns-repeated="1004"/>
        </table:table-row>
        <table:table-row table:style-name="ro3">
          <table:table-cell office:value-type="float" office:value="0.1883831">
            <text:p>0.1883831</text:p>
          </table:table-cell>
          <table:table-cell office:value-type="float" office:value="0.327376">
            <text:p>0.327376</text:p>
          </table:table-cell>
          <table:table-cell office:value-type="float" office:value="0.443433">
            <text:p>0.443433</text:p>
          </table:table-cell>
          <table:table-cell office:value-type="float" office:value="0.1529279">
            <text:p>0.1529279</text:p>
          </table:table-cell>
          <table:table-cell office:value-type="float" office:value="0.383132">
            <text:p>0.383132</text:p>
          </table:table-cell>
          <table:table-cell table:formula="of:=[.D45]+[.E45]" office:value-type="float" office:value="0.5360599">
            <text:p>0.5360599</text:p>
          </table:table-cell>
          <table:table-cell table:number-columns-repeated="8"/>
          <table:table-cell office:value-type="float" office:value="1.864375">
            <text:p>1.864375</text:p>
          </table:table-cell>
          <table:table-cell office:value-type="float" office:value="1.791689">
            <text:p>1.791689</text:p>
          </table:table-cell>
          <table:table-cell office:value-type="float" office:value="1.79293">
            <text:p>1.79293</text:p>
          </table:table-cell>
          <table:table-cell office:value-type="float" office:value="1.545057">
            <text:p>1.545057</text:p>
          </table:table-cell>
          <table:table-cell office:value-type="float" office:value="2.519865">
            <text:p>2.519865</text:p>
          </table:table-cell>
          <table:table-cell office:value-type="float" office:value="1.874982">
            <text:p>1.874982</text:p>
          </table:table-cell>
          <table:table-cell table:number-columns-repeated="1004"/>
        </table:table-row>
        <table:table-row table:style-name="ro3">
          <table:table-cell office:value-type="float" office:value="0.1889683">
            <text:p>0.1889683</text:p>
          </table:table-cell>
          <table:table-cell office:value-type="float" office:value="0.328491">
            <text:p>0.328491</text:p>
          </table:table-cell>
          <table:table-cell office:value-type="float" office:value="0.439917">
            <text:p>0.439917</text:p>
          </table:table-cell>
          <table:table-cell office:value-type="float" office:value="0.1527507">
            <text:p>0.1527507</text:p>
          </table:table-cell>
          <table:table-cell office:value-type="float" office:value="0.382869">
            <text:p>0.382869</text:p>
          </table:table-cell>
          <table:table-cell table:formula="of:=[.D46]+[.E46]" office:value-type="float" office:value="0.5356197">
            <text:p>0.5356197</text:p>
          </table:table-cell>
          <table:table-cell table:number-columns-repeated="8"/>
          <table:table-cell office:value-type="float" office:value="1.848881">
            <text:p>1.848881</text:p>
          </table:table-cell>
          <table:table-cell office:value-type="float" office:value="1.778735">
            <text:p>1.778735</text:p>
          </table:table-cell>
          <table:table-cell office:value-type="float" office:value="1.784651">
            <text:p>1.784651</text:p>
          </table:table-cell>
          <table:table-cell office:value-type="float" office:value="1.529171">
            <text:p>1.529171</text:p>
          </table:table-cell>
          <table:table-cell office:value-type="float" office:value="2.493002">
            <text:p>2.493002</text:p>
          </table:table-cell>
          <table:table-cell office:value-type="float" office:value="1.853656">
            <text:p>1.853656</text:p>
          </table:table-cell>
          <table:table-cell table:number-columns-repeated="1004"/>
        </table:table-row>
        <table:table-row table:style-name="ro3">
          <table:table-cell office:value-type="float" office:value="0.1898041">
            <text:p>0.1898041</text:p>
          </table:table-cell>
          <table:table-cell office:value-type="float" office:value="0.326975">
            <text:p>0.326975</text:p>
          </table:table-cell>
          <table:table-cell office:value-type="float" office:value="0.437549">
            <text:p>0.437549</text:p>
          </table:table-cell>
          <table:table-cell office:value-type="float" office:value="0.1528357">
            <text:p>0.1528357</text:p>
          </table:table-cell>
          <table:table-cell office:value-type="float" office:value="0.37993">
            <text:p>0.37993</text:p>
          </table:table-cell>
          <table:table-cell table:formula="of:=[.D47]+[.E47]" office:value-type="float" office:value="0.5327657">
            <text:p>0.5327657</text:p>
          </table:table-cell>
          <table:table-cell table:number-columns-repeated="8"/>
          <table:table-cell office:value-type="float" office:value="1.834129">
            <text:p>1.834129</text:p>
          </table:table-cell>
          <table:table-cell office:value-type="float" office:value="1.765056">
            <text:p>1.765056</text:p>
          </table:table-cell>
          <table:table-cell office:value-type="float" office:value="1.778938">
            <text:p>1.778938</text:p>
          </table:table-cell>
          <table:table-cell office:value-type="float" office:value="1.514209">
            <text:p>1.514209</text:p>
          </table:table-cell>
          <table:table-cell office:value-type="float" office:value="2.466597">
            <text:p>2.466597</text:p>
          </table:table-cell>
          <table:table-cell office:value-type="float" office:value="1.833082">
            <text:p>1.833082</text:p>
          </table:table-cell>
          <table:table-cell table:number-columns-repeated="1004"/>
        </table:table-row>
        <table:table-row table:style-name="ro3">
          <table:table-cell office:value-type="float" office:value="0.1907837">
            <text:p>0.1907837</text:p>
          </table:table-cell>
          <table:table-cell office:value-type="float" office:value="0.330127">
            <text:p>0.330127</text:p>
          </table:table-cell>
          <table:table-cell office:value-type="float" office:value="0.433906">
            <text:p>0.433906</text:p>
          </table:table-cell>
          <table:table-cell office:value-type="float" office:value="0.1529998">
            <text:p>0.1529998</text:p>
          </table:table-cell>
          <table:table-cell office:value-type="float" office:value="0.381182">
            <text:p>0.381182</text:p>
          </table:table-cell>
          <table:table-cell table:formula="of:=[.D48]+[.E48]" office:value-type="float" office:value="0.5341818">
            <text:p>0.5341818</text:p>
          </table:table-cell>
          <table:table-cell table:number-columns-repeated="8"/>
          <table:table-cell office:value-type="float" office:value="1.819703">
            <text:p>1.819703</text:p>
          </table:table-cell>
          <table:table-cell office:value-type="float" office:value="1.753567">
            <text:p>1.753567</text:p>
          </table:table-cell>
          <table:table-cell office:value-type="float" office:value="1.767248">
            <text:p>1.767248</text:p>
          </table:table-cell>
          <table:table-cell office:value-type="float" office:value="1.49942">
            <text:p>1.49942</text:p>
          </table:table-cell>
          <table:table-cell office:value-type="float" office:value="2.441908">
            <text:p>2.441908</text:p>
          </table:table-cell>
          <table:table-cell office:value-type="float" office:value="1.813324">
            <text:p>1.813324</text:p>
          </table:table-cell>
          <table:table-cell table:number-columns-repeated="1004"/>
        </table:table-row>
        <table:table-row table:style-name="ro3">
          <table:table-cell office:value-type="float" office:value="0.194094">
            <text:p>0.194094</text:p>
          </table:table-cell>
          <table:table-cell office:value-type="float" office:value="0.331555">
            <text:p>0.331555</text:p>
          </table:table-cell>
          <table:table-cell office:value-type="float" office:value="0.430947">
            <text:p>0.430947</text:p>
          </table:table-cell>
          <table:table-cell office:value-type="float" office:value="0.1550156">
            <text:p>0.1550156</text:p>
          </table:table-cell>
          <table:table-cell office:value-type="float" office:value="0.380517">
            <text:p>0.380517</text:p>
          </table:table-cell>
          <table:table-cell table:formula="of:=[.D49]+[.E49]" office:value-type="float" office:value="0.5355326">
            <text:p>0.5355326</text:p>
          </table:table-cell>
          <table:table-cell table:number-columns-repeated="8"/>
          <table:table-cell office:value-type="float" office:value="1.808686">
            <text:p>1.808686</text:p>
          </table:table-cell>
          <table:table-cell office:value-type="float" office:value="1.746548">
            <text:p>1.746548</text:p>
          </table:table-cell>
          <table:table-cell office:value-type="float" office:value="1.757988">
            <text:p>1.757988</text:p>
          </table:table-cell>
          <table:table-cell office:value-type="float" office:value="1.486929">
            <text:p>1.486929</text:p>
          </table:table-cell>
          <table:table-cell office:value-type="float" office:value="2.419531">
            <text:p>2.419531</text:p>
          </table:table-cell>
          <table:table-cell office:value-type="float" office:value="1.794046">
            <text:p>1.794046</text:p>
          </table:table-cell>
          <table:table-cell table:number-columns-repeated="1004"/>
        </table:table-row>
        <table:table-row table:style-name="ro3">
          <table:table-cell office:value-type="float" office:value="0.1995036">
            <text:p>0.1995036</text:p>
          </table:table-cell>
          <table:table-cell office:value-type="float" office:value="0.338556">
            <text:p>0.338556</text:p>
          </table:table-cell>
          <table:table-cell office:value-type="float" office:value="0.429885">
            <text:p>0.429885</text:p>
          </table:table-cell>
          <table:table-cell office:value-type="float" office:value="0.1584564">
            <text:p>0.1584564</text:p>
          </table:table-cell>
          <table:table-cell office:value-type="float" office:value="0.384909">
            <text:p>0.384909</text:p>
          </table:table-cell>
          <table:table-cell table:formula="of:=[.D50]+[.E50]" office:value-type="float" office:value="0.5433654">
            <text:p>0.5433654</text:p>
          </table:table-cell>
          <table:table-cell table:number-columns-repeated="8"/>
          <table:table-cell office:value-type="float" office:value="1.800483">
            <text:p>1.800483</text:p>
          </table:table-cell>
          <table:table-cell office:value-type="float" office:value="1.741968">
            <text:p>1.741968</text:p>
          </table:table-cell>
          <table:table-cell office:value-type="float" office:value="1.755867">
            <text:p>1.755867</text:p>
          </table:table-cell>
          <table:table-cell office:value-type="float" office:value="1.47601">
            <text:p>1.47601</text:p>
          </table:table-cell>
          <table:table-cell office:value-type="float" office:value="2.399208">
            <text:p>2.399208</text:p>
          </table:table-cell>
          <table:table-cell office:value-type="float" office:value="1.77625">
            <text:p>1.77625</text:p>
          </table:table-cell>
          <table:table-cell table:number-columns-repeated="1004"/>
        </table:table-row>
        <table:table-row table:style-name="ro3">
          <table:table-cell office:value-type="float" office:value="0.2015223">
            <text:p>0.2015223</text:p>
          </table:table-cell>
          <table:table-cell office:value-type="float" office:value="0.338139">
            <text:p>0.338139</text:p>
          </table:table-cell>
          <table:table-cell office:value-type="float" office:value="0.430576">
            <text:p>0.430576</text:p>
          </table:table-cell>
          <table:table-cell office:value-type="float" office:value="0.159707">
            <text:p>0.159707</text:p>
          </table:table-cell>
          <table:table-cell office:value-type="float" office:value="0.383186">
            <text:p>0.383186</text:p>
          </table:table-cell>
          <table:table-cell table:formula="of:=[.D51]+[.E51]" office:value-type="float" office:value="0.542893">
            <text:p>0.542893</text:p>
          </table:table-cell>
          <table:table-cell table:number-columns-repeated="8"/>
          <table:table-cell office:value-type="float" office:value="1.787967">
            <text:p>1.787967</text:p>
          </table:table-cell>
          <table:table-cell office:value-type="float" office:value="1.729195">
            <text:p>1.729195</text:p>
          </table:table-cell>
          <table:table-cell office:value-type="float" office:value="1.756386">
            <text:p>1.756386</text:p>
          </table:table-cell>
          <table:table-cell office:value-type="float" office:value="1.463457">
            <text:p>1.463457</text:p>
          </table:table-cell>
          <table:table-cell office:value-type="float" office:value="2.376528">
            <text:p>2.376528</text:p>
          </table:table-cell>
          <table:table-cell office:value-type="float" office:value="1.759743">
            <text:p>1.759743</text:p>
          </table:table-cell>
          <table:table-cell table:number-columns-repeated="1004"/>
        </table:table-row>
        <table:table-row table:style-name="ro3">
          <table:table-cell office:value-type="float" office:value="0.2036078">
            <text:p>0.2036078</text:p>
          </table:table-cell>
          <table:table-cell office:value-type="float" office:value="0.344824">
            <text:p>0.344824</text:p>
          </table:table-cell>
          <table:table-cell office:value-type="float" office:value="0.428574">
            <text:p>0.428574</text:p>
          </table:table-cell>
          <table:table-cell office:value-type="float" office:value="0.1612069">
            <text:p>0.1612069</text:p>
          </table:table-cell>
          <table:table-cell office:value-type="float" office:value="0.387505">
            <text:p>0.387505</text:p>
          </table:table-cell>
          <table:table-cell table:formula="of:=[.D52]+[.E52]" office:value-type="float" office:value="0.5487119">
            <text:p>0.5487119</text:p>
          </table:table-cell>
          <table:table-cell table:number-columns-repeated="8"/>
          <table:table-cell office:value-type="float" office:value="1.776365">
            <text:p>1.776365</text:p>
          </table:table-cell>
          <table:table-cell office:value-type="float" office:value="1.718297">
            <text:p>1.718297</text:p>
          </table:table-cell>
          <table:table-cell office:value-type="float" office:value="1.748202">
            <text:p>1.748202</text:p>
          </table:table-cell>
          <table:table-cell office:value-type="float" office:value="1.451445">
            <text:p>1.451445</text:p>
          </table:table-cell>
          <table:table-cell office:value-type="float" office:value="2.355505">
            <text:p>2.355505</text:p>
          </table:table-cell>
          <table:table-cell office:value-type="float" office:value="1.743246">
            <text:p>1.743246</text:p>
          </table:table-cell>
          <table:table-cell table:number-columns-repeated="1004"/>
        </table:table-row>
        <table:table-row table:style-name="ro3">
          <table:table-cell office:value-type="float" office:value="0.2036893">
            <text:p>0.2036893</text:p>
          </table:table-cell>
          <table:table-cell office:value-type="float" office:value="0.34341">
            <text:p>0.34341</text:p>
          </table:table-cell>
          <table:table-cell office:value-type="float" office:value="0.426727">
            <text:p>0.426727</text:p>
          </table:table-cell>
          <table:table-cell office:value-type="float" office:value="0.1611909">
            <text:p>0.1611909</text:p>
          </table:table-cell>
          <table:table-cell office:value-type="float" office:value="0.385203">
            <text:p>0.385203</text:p>
          </table:table-cell>
          <table:table-cell table:formula="of:=[.D53]+[.E53]" office:value-type="float" office:value="0.5463939">
            <text:p>0.5463939</text:p>
          </table:table-cell>
          <table:table-cell table:number-columns-repeated="8"/>
          <table:table-cell office:value-type="float" office:value="1.762606">
            <text:p>1.762606</text:p>
          </table:table-cell>
          <table:table-cell office:value-type="float" office:value="1.703601">
            <text:p>1.703601</text:p>
          </table:table-cell>
          <table:table-cell office:value-type="float" office:value="1.742457">
            <text:p>1.742457</text:p>
          </table:table-cell>
          <table:table-cell office:value-type="float" office:value="1.438539">
            <text:p>1.438539</text:p>
          </table:table-cell>
          <table:table-cell office:value-type="float" office:value="2.333174">
            <text:p>2.333174</text:p>
          </table:table-cell>
          <table:table-cell office:value-type="float" office:value="1.727549">
            <text:p>1.727549</text:p>
          </table:table-cell>
          <table:table-cell table:number-columns-repeated="1004"/>
        </table:table-row>
        <table:table-row table:style-name="ro3">
          <table:table-cell office:value-type="float" office:value="0.2029741">
            <text:p>0.2029741</text:p>
          </table:table-cell>
          <table:table-cell office:value-type="float" office:value="0.349398">
            <text:p>0.349398</text:p>
          </table:table-cell>
          <table:table-cell office:value-type="float" office:value="0.423457">
            <text:p>0.423457</text:p>
          </table:table-cell>
          <table:table-cell office:value-type="float" office:value="0.1602316">
            <text:p>0.1602316</text:p>
          </table:table-cell>
          <table:table-cell office:value-type="float" office:value="0.38918">
            <text:p>0.38918</text:p>
          </table:table-cell>
          <table:table-cell table:formula="of:=[.D54]+[.E54]" office:value-type="float" office:value="0.5494116">
            <text:p>0.5494116</text:p>
          </table:table-cell>
          <table:table-cell table:number-columns-repeated="8"/>
          <table:table-cell office:value-type="float" office:value="1.747662">
            <text:p>1.747662</text:p>
          </table:table-cell>
          <table:table-cell office:value-type="float" office:value="1.690267">
            <text:p>1.690267</text:p>
          </table:table-cell>
          <table:table-cell office:value-type="float" office:value="1.727499">
            <text:p>1.727499</text:p>
          </table:table-cell>
          <table:table-cell office:value-type="float" office:value="1.424996">
            <text:p>1.424996</text:p>
          </table:table-cell>
          <table:table-cell office:value-type="float" office:value="2.312121">
            <text:p>2.312121</text:p>
          </table:table-cell>
          <table:table-cell office:value-type="float" office:value="1.712142">
            <text:p>1.712142</text:p>
          </table:table-cell>
          <table:table-cell table:number-columns-repeated="1004"/>
        </table:table-row>
        <table:table-row table:style-name="ro3">
          <table:table-cell office:value-type="float" office:value="0.202018">
            <text:p>0.202018</text:p>
          </table:table-cell>
          <table:table-cell office:value-type="float" office:value="0.346957">
            <text:p>0.346957</text:p>
          </table:table-cell>
          <table:table-cell office:value-type="float" office:value="0.419995">
            <text:p>0.419995</text:p>
          </table:table-cell>
          <table:table-cell office:value-type="float" office:value="0.1592308">
            <text:p>0.1592308</text:p>
          </table:table-cell>
          <table:table-cell office:value-type="float" office:value="0.386237">
            <text:p>0.386237</text:p>
          </table:table-cell>
          <table:table-cell table:formula="of:=[.D55]+[.E55]" office:value-type="float" office:value="0.5454678">
            <text:p>0.5454678</text:p>
          </table:table-cell>
          <table:table-cell table:number-columns-repeated="8"/>
          <table:table-cell office:value-type="float" office:value="1.732991">
            <text:p>1.732991</text:p>
          </table:table-cell>
          <table:table-cell office:value-type="float" office:value="1.676033">
            <text:p>1.676033</text:p>
          </table:table-cell>
          <table:table-cell office:value-type="float" office:value="1.714012">
            <text:p>1.714012</text:p>
          </table:table-cell>
          <table:table-cell office:value-type="float" office:value="1.411776">
            <text:p>1.411776</text:p>
          </table:table-cell>
          <table:table-cell office:value-type="float" office:value="2.290508">
            <text:p>2.290508</text:p>
          </table:table-cell>
          <table:table-cell office:value-type="float" office:value="1.696502">
            <text:p>1.696502</text:p>
          </table:table-cell>
          <table:table-cell table:number-columns-repeated="1004"/>
        </table:table-row>
        <table:table-row table:style-name="ro3">
          <table:table-cell office:value-type="float" office:value="0.2013583">
            <text:p>0.2013583</text:p>
          </table:table-cell>
          <table:table-cell office:value-type="float" office:value="0.349223">
            <text:p>0.349223</text:p>
          </table:table-cell>
          <table:table-cell office:value-type="float" office:value="0.416437">
            <text:p>0.416437</text:p>
          </table:table-cell>
          <table:table-cell office:value-type="float" office:value="0.1582782">
            <text:p>0.1582782</text:p>
          </table:table-cell>
          <table:table-cell office:value-type="float" office:value="0.387705">
            <text:p>0.387705</text:p>
          </table:table-cell>
          <table:table-cell table:formula="of:=[.D56]+[.E56]" office:value-type="float" office:value="0.5459832">
            <text:p>0.5459832</text:p>
          </table:table-cell>
          <table:table-cell table:number-columns-repeated="8"/>
          <table:table-cell office:value-type="float" office:value="1.719433">
            <text:p>1.719433</text:p>
          </table:table-cell>
          <table:table-cell office:value-type="float" office:value="1.663193">
            <text:p>1.663193</text:p>
          </table:table-cell>
          <table:table-cell office:value-type="float" office:value="1.702638">
            <text:p>1.702638</text:p>
          </table:table-cell>
          <table:table-cell office:value-type="float" office:value="1.398961">
            <text:p>1.398961</text:p>
          </table:table-cell>
          <table:table-cell office:value-type="float" office:value="2.269915">
            <text:p>2.269915</text:p>
          </table:table-cell>
          <table:table-cell office:value-type="float" office:value="1.680912">
            <text:p>1.680912</text:p>
          </table:table-cell>
          <table:table-cell table:number-columns-repeated="1004"/>
        </table:table-row>
        <table:table-row table:style-name="ro3">
          <table:table-cell office:value-type="float" office:value="0.1999583">
            <text:p>0.1999583</text:p>
          </table:table-cell>
          <table:table-cell office:value-type="float" office:value="0.346315">
            <text:p>0.346315</text:p>
          </table:table-cell>
          <table:table-cell office:value-type="float" office:value="0.413687">
            <text:p>0.413687</text:p>
          </table:table-cell>
          <table:table-cell office:value-type="float" office:value="0.1570008">
            <text:p>0.1570008</text:p>
          </table:table-cell>
          <table:table-cell office:value-type="float" office:value="0.384348">
            <text:p>0.384348</text:p>
          </table:table-cell>
          <table:table-cell table:formula="of:=[.D57]+[.E57]" office:value-type="float" office:value="0.5413488">
            <text:p>0.5413488</text:p>
          </table:table-cell>
          <table:table-cell table:number-columns-repeated="8"/>
          <table:table-cell office:value-type="float" office:value="1.705107">
            <text:p>1.705107</text:p>
          </table:table-cell>
          <table:table-cell office:value-type="float" office:value="1.649541">
            <text:p>1.649541</text:p>
          </table:table-cell>
          <table:table-cell office:value-type="float" office:value="1.693127">
            <text:p>1.693127</text:p>
          </table:table-cell>
          <table:table-cell office:value-type="float" office:value="1.386237">
            <text:p>1.386237</text:p>
          </table:table-cell>
          <table:table-cell office:value-type="float" office:value="2.249517">
            <text:p>2.249517</text:p>
          </table:table-cell>
          <table:table-cell office:value-type="float" office:value="1.665568">
            <text:p>1.665568</text:p>
          </table:table-cell>
          <table:table-cell table:number-columns-repeated="1004"/>
        </table:table-row>
        <table:table-row table:style-name="ro3">
          <table:table-cell office:value-type="float" office:value="0.1990494">
            <text:p>0.1990494</text:p>
          </table:table-cell>
          <table:table-cell office:value-type="float" office:value="0.346281">
            <text:p>0.346281</text:p>
          </table:table-cell>
          <table:table-cell office:value-type="float" office:value="0.410748">
            <text:p>0.410748</text:p>
          </table:table-cell>
          <table:table-cell office:value-type="float" office:value="0.1561235">
            <text:p>0.1561235</text:p>
          </table:table-cell>
          <table:table-cell office:value-type="float" office:value="0.383918">
            <text:p>0.383918</text:p>
          </table:table-cell>
          <table:table-cell table:formula="of:=[.D58]+[.E58]" office:value-type="float" office:value="0.5400415">
            <text:p>0.5400415</text:p>
          </table:table-cell>
          <table:table-cell table:number-columns-repeated="8"/>
          <table:table-cell office:value-type="float" office:value="1.692495">
            <text:p>1.692495</text:p>
          </table:table-cell>
          <table:table-cell office:value-type="float" office:value="1.636951">
            <text:p>1.636951</text:p>
          </table:table-cell>
          <table:table-cell office:value-type="float" office:value="1.686701">
            <text:p>1.686701</text:p>
          </table:table-cell>
          <table:table-cell office:value-type="float" office:value="1.374247">
            <text:p>1.374247</text:p>
          </table:table-cell>
          <table:table-cell office:value-type="float" office:value="2.229714">
            <text:p>2.229714</text:p>
          </table:table-cell>
          <table:table-cell office:value-type="float" office:value="1.651104">
            <text:p>1.651104</text:p>
          </table:table-cell>
          <table:table-cell table:number-columns-repeated="1004"/>
        </table:table-row>
        <table:table-row table:style-name="ro3">
          <table:table-cell office:value-type="float" office:value="0.1990547">
            <text:p>0.1990547</text:p>
          </table:table-cell>
          <table:table-cell office:value-type="float" office:value="0.344465">
            <text:p>0.344465</text:p>
          </table:table-cell>
          <table:table-cell office:value-type="float" office:value="0.409091">
            <text:p>0.409091</text:p>
          </table:table-cell>
          <table:table-cell office:value-type="float" office:value="0.1557582">
            <text:p>0.1557582</text:p>
          </table:table-cell>
          <table:table-cell office:value-type="float" office:value="0.381369">
            <text:p>0.381369</text:p>
          </table:table-cell>
          <table:table-cell table:formula="of:=[.D59]+[.E59]" office:value-type="float" office:value="0.5371272">
            <text:p>0.5371272</text:p>
          </table:table-cell>
          <table:table-cell table:number-columns-repeated="8"/>
          <table:table-cell office:value-type="float" office:value="1.682148">
            <text:p>1.682148</text:p>
          </table:table-cell>
          <table:table-cell office:value-type="float" office:value="1.626749">
            <text:p>1.626749</text:p>
          </table:table-cell>
          <table:table-cell office:value-type="float" office:value="1.682581">
            <text:p>1.682581</text:p>
          </table:table-cell>
          <table:table-cell office:value-type="float" office:value="1.362968">
            <text:p>1.362968</text:p>
          </table:table-cell>
          <table:table-cell office:value-type="float" office:value="2.21047">
            <text:p>2.21047</text:p>
          </table:table-cell>
          <table:table-cell office:value-type="float" office:value="1.637507">
            <text:p>1.637507</text:p>
          </table:table-cell>
          <table:table-cell table:number-columns-repeated="1004"/>
        </table:table-row>
        <table:table-row table:style-name="ro3">
          <table:table-cell office:value-type="float" office:value="0.1988574">
            <text:p>0.1988574</text:p>
          </table:table-cell>
          <table:table-cell office:value-type="float" office:value="0.347956">
            <text:p>0.347956</text:p>
          </table:table-cell>
          <table:table-cell office:value-type="float" office:value="0.406954">
            <text:p>0.406954</text:p>
          </table:table-cell>
          <table:table-cell office:value-type="float" office:value="0.1552174">
            <text:p>0.1552174</text:p>
          </table:table-cell>
          <table:table-cell office:value-type="float" office:value="0.383623">
            <text:p>0.383623</text:p>
          </table:table-cell>
          <table:table-cell table:formula="of:=[.D60]+[.E60]" office:value-type="float" office:value="0.5388404">
            <text:p>0.5388404</text:p>
          </table:table-cell>
          <table:table-cell table:number-columns-repeated="8"/>
          <table:table-cell office:value-type="float" office:value="1.671941">
            <text:p>1.671941</text:p>
          </table:table-cell>
          <table:table-cell office:value-type="float" office:value="1.618309">
            <text:p>1.618309</text:p>
          </table:table-cell>
          <table:table-cell office:value-type="float" office:value="1.671278">
            <text:p>1.671278</text:p>
          </table:table-cell>
          <table:table-cell office:value-type="float" office:value="1.352002">
            <text:p>1.352002</text:p>
          </table:table-cell>
          <table:table-cell office:value-type="float" office:value="2.192253">
            <text:p>2.192253</text:p>
          </table:table-cell>
          <table:table-cell office:value-type="float" office:value="1.62464">
            <text:p>1.62464</text:p>
          </table:table-cell>
          <table:table-cell table:number-columns-repeated="1004"/>
        </table:table-row>
        <table:table-row table:style-name="ro3">
          <table:table-cell office:value-type="float" office:value="0.1977018">
            <text:p>0.1977018</text:p>
          </table:table-cell>
          <table:table-cell office:value-type="float" office:value="0.345148">
            <text:p>0.345148</text:p>
          </table:table-cell>
          <table:table-cell office:value-type="float" office:value="0.403734">
            <text:p>0.403734</text:p>
          </table:table-cell>
          <table:table-cell office:value-type="float" office:value="0.1542806">
            <text:p>0.1542806</text:p>
          </table:table-cell>
          <table:table-cell office:value-type="float" office:value="0.380413">
            <text:p>0.380413</text:p>
          </table:table-cell>
          <table:table-cell table:formula="of:=[.D61]+[.E61]" office:value-type="float" office:value="0.5346936">
            <text:p>0.5346936</text:p>
          </table:table-cell>
          <table:table-cell table:number-columns-repeated="8"/>
          <table:table-cell office:value-type="float" office:value="1.660123">
            <text:p>1.660123</text:p>
          </table:table-cell>
          <table:table-cell office:value-type="float" office:value="1.605648">
            <text:p>1.605648</text:p>
          </table:table-cell>
          <table:table-cell office:value-type="float" office:value="1.661601">
            <text:p>1.661601</text:p>
          </table:table-cell>
          <table:table-cell office:value-type="float" office:value="1.341181">
            <text:p>1.341181</text:p>
          </table:table-cell>
          <table:table-cell office:value-type="float" office:value="2.173759">
            <text:p>2.173759</text:p>
          </table:table-cell>
          <table:table-cell office:value-type="float" office:value="1.611827">
            <text:p>1.611827</text:p>
          </table:table-cell>
          <table:table-cell table:number-columns-repeated="1004"/>
        </table:table-row>
        <table:table-row table:style-name="ro3">
          <table:table-cell office:value-type="float" office:value="0.1965461">
            <text:p>0.1965461</text:p>
          </table:table-cell>
          <table:table-cell office:value-type="float" office:value="0.345823">
            <text:p>0.345823</text:p>
          </table:table-cell>
          <table:table-cell office:value-type="float" office:value="0.403454">
            <text:p>0.403454</text:p>
          </table:table-cell>
          <table:table-cell office:value-type="float" office:value="0.1534043">
            <text:p>0.1534043</text:p>
          </table:table-cell>
          <table:table-cell office:value-type="float" office:value="0.380416">
            <text:p>0.380416</text:p>
          </table:table-cell>
          <table:table-cell table:formula="of:=[.D62]+[.E62]" office:value-type="float" office:value="0.5338203">
            <text:p>0.5338203</text:p>
          </table:table-cell>
          <table:table-cell table:number-columns-repeated="8"/>
          <table:table-cell office:value-type="float" office:value="1.647989">
            <text:p>1.647989</text:p>
          </table:table-cell>
          <table:table-cell office:value-type="float" office:value="1.594099">
            <text:p>1.594099</text:p>
          </table:table-cell>
          <table:table-cell office:value-type="float" office:value="1.649548">
            <text:p>1.649548</text:p>
          </table:table-cell>
          <table:table-cell office:value-type="float" office:value="1.330362">
            <text:p>1.330362</text:p>
          </table:table-cell>
          <table:table-cell office:value-type="float" office:value="2.155684">
            <text:p>2.155684</text:p>
          </table:table-cell>
          <table:table-cell office:value-type="float" office:value="1.600051">
            <text:p>1.600051</text:p>
          </table:table-cell>
          <table:table-cell table:number-columns-repeated="1004"/>
        </table:table-row>
        <table:table-row table:style-name="ro3">
          <table:table-cell office:value-type="float" office:value="0.1955163">
            <text:p>0.1955163</text:p>
          </table:table-cell>
          <table:table-cell office:value-type="float" office:value="0.343259">
            <text:p>0.343259</text:p>
          </table:table-cell>
          <table:table-cell office:value-type="float" office:value="0.40061">
            <text:p>0.40061</text:p>
          </table:table-cell>
          <table:table-cell office:value-type="float" office:value="0.1530581">
            <text:p>0.1530581</text:p>
          </table:table-cell>
          <table:table-cell office:value-type="float" office:value="0.377521">
            <text:p>0.377521</text:p>
          </table:table-cell>
          <table:table-cell table:formula="of:=[.D63]+[.E63]" office:value-type="float" office:value="0.5305791">
            <text:p>0.5305791</text:p>
          </table:table-cell>
          <table:table-cell table:number-columns-repeated="8"/>
          <table:table-cell office:value-type="float" office:value="1.635509">
            <text:p>1.635509</text:p>
          </table:table-cell>
          <table:table-cell office:value-type="float" office:value="1.58253">
            <text:p>1.58253</text:p>
          </table:table-cell>
          <table:table-cell office:value-type="float" office:value="1.638885">
            <text:p>1.638885</text:p>
          </table:table-cell>
          <table:table-cell office:value-type="float" office:value="1.320286">
            <text:p>1.320286</text:p>
          </table:table-cell>
          <table:table-cell office:value-type="float" office:value="2.139373">
            <text:p>2.139373</text:p>
          </table:table-cell>
          <table:table-cell office:value-type="float" office:value="1.587902">
            <text:p>1.587902</text:p>
          </table:table-cell>
          <table:table-cell table:number-columns-repeated="1004"/>
        </table:table-row>
        <table:table-row table:style-name="ro3">
          <table:table-cell office:value-type="float" office:value="0.1945665">
            <text:p>0.1945665</text:p>
          </table:table-cell>
          <table:table-cell office:value-type="float" office:value="0.341858">
            <text:p>0.341858</text:p>
          </table:table-cell>
          <table:table-cell office:value-type="float" office:value="0.39833">
            <text:p>0.39833</text:p>
          </table:table-cell>
          <table:table-cell office:value-type="float" office:value="0.1527057">
            <text:p>0.1527057</text:p>
          </table:table-cell>
          <table:table-cell office:value-type="float" office:value="0.375828">
            <text:p>0.375828</text:p>
          </table:table-cell>
          <table:table-cell table:formula="of:=[.D64]+[.E64]" office:value-type="float" office:value="0.5285337">
            <text:p>0.5285337</text:p>
          </table:table-cell>
          <table:table-cell table:number-columns-repeated="8"/>
          <table:table-cell office:value-type="float" office:value="1.624176">
            <text:p>1.624176</text:p>
          </table:table-cell>
          <table:table-cell office:value-type="float" office:value="1.571719">
            <text:p>1.571719</text:p>
          </table:table-cell>
          <table:table-cell office:value-type="float" office:value="1.635698">
            <text:p>1.635698</text:p>
          </table:table-cell>
          <table:table-cell office:value-type="float" office:value="1.310165">
            <text:p>1.310165</text:p>
          </table:table-cell>
          <table:table-cell office:value-type="float" office:value="2.122994">
            <text:p>2.122994</text:p>
          </table:table-cell>
          <table:table-cell office:value-type="float" office:value="1.575372">
            <text:p>1.575372</text:p>
          </table:table-cell>
          <table:table-cell table:number-columns-repeated="1004"/>
        </table:table-row>
        <table:table-row table:style-name="ro3">
          <table:table-cell office:value-type="float" office:value="0.1939777">
            <text:p>0.1939777</text:p>
          </table:table-cell>
          <table:table-cell office:value-type="float" office:value="0.339878">
            <text:p>0.339878</text:p>
          </table:table-cell>
          <table:table-cell office:value-type="float" office:value="0.396056">
            <text:p>0.396056</text:p>
          </table:table-cell>
          <table:table-cell office:value-type="float" office:value="0.1527199">
            <text:p>0.1527199</text:p>
          </table:table-cell>
          <table:table-cell office:value-type="float" office:value="0.37337">
            <text:p>0.37337</text:p>
          </table:table-cell>
          <table:table-cell table:formula="of:=[.D65]+[.E65]" office:value-type="float" office:value="0.5260899">
            <text:p>0.5260899</text:p>
          </table:table-cell>
          <table:table-cell table:number-columns-repeated="8"/>
          <table:table-cell office:value-type="float" office:value="1.613626">
            <text:p>1.613626</text:p>
          </table:table-cell>
          <table:table-cell office:value-type="float" office:value="1.562059">
            <text:p>1.562059</text:p>
          </table:table-cell>
          <table:table-cell office:value-type="float" office:value="1.634725">
            <text:p>1.634725</text:p>
          </table:table-cell>
          <table:table-cell office:value-type="float" office:value="1.300257">
            <text:p>1.300257</text:p>
          </table:table-cell>
          <table:table-cell office:value-type="float" office:value="2.107452">
            <text:p>2.107452</text:p>
          </table:table-cell>
          <table:table-cell office:value-type="float" office:value="1.563634">
            <text:p>1.563634</text:p>
          </table:table-cell>
          <table:table-cell table:number-columns-repeated="1004"/>
        </table:table-row>
        <table:table-row table:style-name="ro3">
          <table:table-cell office:value-type="float" office:value="0.1934521">
            <text:p>0.1934521</text:p>
          </table:table-cell>
          <table:table-cell office:value-type="float" office:value="0.338139">
            <text:p>0.338139</text:p>
          </table:table-cell>
          <table:table-cell office:value-type="float" office:value="0.394144">
            <text:p>0.394144</text:p>
          </table:table-cell>
          <table:table-cell office:value-type="float" office:value="0.152695">
            <text:p>0.152695</text:p>
          </table:table-cell>
          <table:table-cell office:value-type="float" office:value="0.371253">
            <text:p>0.371253</text:p>
          </table:table-cell>
          <table:table-cell table:formula="of:=[.D66]+[.E66]" office:value-type="float" office:value="0.523948">
            <text:p>0.523948</text:p>
          </table:table-cell>
          <table:table-cell table:number-columns-repeated="8"/>
          <table:table-cell office:value-type="float" office:value="1.603853">
            <text:p>1.603853</text:p>
          </table:table-cell>
          <table:table-cell office:value-type="float" office:value="1.553588">
            <text:p>1.553588</text:p>
          </table:table-cell>
          <table:table-cell office:value-type="float" office:value="1.634849">
            <text:p>1.634849</text:p>
          </table:table-cell>
          <table:table-cell office:value-type="float" office:value="1.290197">
            <text:p>1.290197</text:p>
          </table:table-cell>
          <table:table-cell office:value-type="float" office:value="2.091948">
            <text:p>2.091948</text:p>
          </table:table-cell>
          <table:table-cell office:value-type="float" office:value="1.55233">
            <text:p>1.55233</text:p>
          </table:table-cell>
          <table:table-cell table:number-columns-repeated="1004"/>
        </table:table-row>
        <table:table-row table:style-name="ro3">
          <table:table-cell office:value-type="float" office:value="0.1929826">
            <text:p>0.1929826</text:p>
          </table:table-cell>
          <table:table-cell office:value-type="float" office:value="0.336913">
            <text:p>0.336913</text:p>
          </table:table-cell>
          <table:table-cell office:value-type="float" office:value="0.392845">
            <text:p>0.392845</text:p>
          </table:table-cell>
          <table:table-cell office:value-type="float" office:value="0.1532339">
            <text:p>0.1532339</text:p>
          </table:table-cell>
          <table:table-cell office:value-type="float" office:value="0.369724">
            <text:p>0.369724</text:p>
          </table:table-cell>
          <table:table-cell table:formula="of:=[.D67]+[.E67]" office:value-type="float" office:value="0.5229579">
            <text:p>0.5229579</text:p>
          </table:table-cell>
          <table:table-cell table:number-columns-repeated="8"/>
          <table:table-cell office:value-type="float" office:value="1.592971">
            <text:p>1.592971</text:p>
          </table:table-cell>
          <table:table-cell office:value-type="float" office:value="1.544097">
            <text:p>1.544097</text:p>
          </table:table-cell>
          <table:table-cell office:value-type="float" office:value="1.637101">
            <text:p>1.637101</text:p>
          </table:table-cell>
          <table:table-cell office:value-type="float" office:value="1.280652">
            <text:p>1.280652</text:p>
          </table:table-cell>
          <table:table-cell office:value-type="float" office:value="2.078011">
            <text:p>2.078011</text:p>
          </table:table-cell>
          <table:table-cell office:value-type="float" office:value="1.542125">
            <text:p>1.542125</text:p>
          </table:table-cell>
          <table:table-cell table:number-columns-repeated="1004"/>
        </table:table-row>
        <table:table-row table:style-name="ro3">
          <table:table-cell office:value-type="float" office:value="0.1928915">
            <text:p>0.1928915</text:p>
          </table:table-cell>
          <table:table-cell office:value-type="float" office:value="0.334645">
            <text:p>0.334645</text:p>
          </table:table-cell>
          <table:table-cell office:value-type="float" office:value="0.391828">
            <text:p>0.391828</text:p>
          </table:table-cell>
          <table:table-cell office:value-type="float" office:value="0.1542814">
            <text:p>0.1542814</text:p>
          </table:table-cell>
          <table:table-cell office:value-type="float" office:value="0.367186">
            <text:p>0.367186</text:p>
          </table:table-cell>
          <table:table-cell table:formula="of:=[.D68]+[.E68]" office:value-type="float" office:value="0.5214674">
            <text:p>0.5214674</text:p>
          </table:table-cell>
          <table:table-cell table:number-columns-repeated="8"/>
          <table:table-cell office:value-type="float" office:value="1.583303">
            <text:p>1.583303</text:p>
          </table:table-cell>
          <table:table-cell office:value-type="float" office:value="1.535573">
            <text:p>1.535573</text:p>
          </table:table-cell>
          <table:table-cell office:value-type="float" office:value="1.639087">
            <text:p>1.639087</text:p>
          </table:table-cell>
          <table:table-cell office:value-type="float" office:value="1.271446">
            <text:p>1.271446</text:p>
          </table:table-cell>
          <table:table-cell office:value-type="float" office:value="2.063848">
            <text:p>2.063848</text:p>
          </table:table-cell>
          <table:table-cell office:value-type="float" office:value="1.532337">
            <text:p>1.532337</text:p>
          </table:table-cell>
          <table:table-cell table:number-columns-repeated="1004"/>
        </table:table-row>
        <table:table-row table:style-name="ro3">
          <table:table-cell office:value-type="float" office:value="0.1926241">
            <text:p>0.1926241</text:p>
          </table:table-cell>
          <table:table-cell office:value-type="float" office:value="0.333021">
            <text:p>0.333021</text:p>
          </table:table-cell>
          <table:table-cell office:value-type="float" office:value="0.391857">
            <text:p>0.391857</text:p>
          </table:table-cell>
          <table:table-cell office:value-type="float" office:value="0.1550691">
            <text:p>0.1550691</text:p>
          </table:table-cell>
          <table:table-cell office:value-type="float" office:value="0.36562">
            <text:p>0.36562</text:p>
          </table:table-cell>
          <table:table-cell table:formula="of:=[.D69]+[.E69]" office:value-type="float" office:value="0.5206891">
            <text:p>0.5206891</text:p>
          </table:table-cell>
          <table:table-cell table:number-columns-repeated="8"/>
          <table:table-cell office:value-type="float" office:value="1.573562">
            <text:p>1.573562</text:p>
          </table:table-cell>
          <table:table-cell office:value-type="float" office:value="1.525611">
            <text:p>1.525611</text:p>
          </table:table-cell>
          <table:table-cell office:value-type="float" office:value="1.643289">
            <text:p>1.643289</text:p>
          </table:table-cell>
          <table:table-cell office:value-type="float" office:value="1.262352">
            <text:p>1.262352</text:p>
          </table:table-cell>
          <table:table-cell office:value-type="float" office:value="2.049528">
            <text:p>2.049528</text:p>
          </table:table-cell>
          <table:table-cell office:value-type="float" office:value="1.523918">
            <text:p>1.523918</text:p>
          </table:table-cell>
          <table:table-cell table:number-columns-repeated="1004"/>
        </table:table-row>
        <table:table-row table:style-name="ro3">
          <table:table-cell office:value-type="float" office:value="0.1918606">
            <text:p>0.1918606</text:p>
          </table:table-cell>
          <table:table-cell office:value-type="float" office:value="0.331117">
            <text:p>0.331117</text:p>
          </table:table-cell>
          <table:table-cell office:value-type="float" office:value="0.390361">
            <text:p>0.390361</text:p>
          </table:table-cell>
          <table:table-cell office:value-type="float" office:value="0.1554722">
            <text:p>0.1554722</text:p>
          </table:table-cell>
          <table:table-cell office:value-type="float" office:value="0.363361">
            <text:p>0.363361</text:p>
          </table:table-cell>
          <table:table-cell table:formula="of:=[.D70]+[.E70]" office:value-type="float" office:value="0.5188332">
            <text:p>0.5188332</text:p>
          </table:table-cell>
          <table:table-cell table:number-columns-repeated="8"/>
          <table:table-cell office:value-type="float" office:value="1.564789">
            <text:p>1.564789</text:p>
          </table:table-cell>
          <table:table-cell office:value-type="float" office:value="1.51677">
            <text:p>1.51677</text:p>
          </table:table-cell>
          <table:table-cell office:value-type="float" office:value="1.644812">
            <text:p>1.644812</text:p>
          </table:table-cell>
          <table:table-cell office:value-type="float" office:value="1.253198">
            <text:p>1.253198</text:p>
          </table:table-cell>
          <table:table-cell office:value-type="float" office:value="2.035119">
            <text:p>2.035119</text:p>
          </table:table-cell>
          <table:table-cell office:value-type="float" office:value="1.514861">
            <text:p>1.514861</text:p>
          </table:table-cell>
          <table:table-cell table:number-columns-repeated="1004"/>
        </table:table-row>
        <table:table-row table:style-name="ro3">
          <table:table-cell office:value-type="float" office:value="0.1916396">
            <text:p>0.1916396</text:p>
          </table:table-cell>
          <table:table-cell office:value-type="float" office:value="0.33057">
            <text:p>0.33057</text:p>
          </table:table-cell>
          <table:table-cell office:value-type="float" office:value="0.390042">
            <text:p>0.390042</text:p>
          </table:table-cell>
          <table:table-cell office:value-type="float" office:value="0.1569647">
            <text:p>0.1569647</text:p>
          </table:table-cell>
          <table:table-cell office:value-type="float" office:value="0.363314">
            <text:p>0.363314</text:p>
          </table:table-cell>
          <table:table-cell table:formula="of:=[.D71]+[.E71]" office:value-type="float" office:value="0.5202787">
            <text:p>0.5202787</text:p>
          </table:table-cell>
          <table:table-cell table:number-columns-repeated="8"/>
          <table:table-cell office:value-type="float" office:value="1.554188">
            <text:p>1.554188</text:p>
          </table:table-cell>
          <table:table-cell office:value-type="float" office:value="1.506528">
            <text:p>1.506528</text:p>
          </table:table-cell>
          <table:table-cell office:value-type="float" office:value="1.648119">
            <text:p>1.648119</text:p>
          </table:table-cell>
          <table:table-cell office:value-type="float" office:value="1.244803">
            <text:p>1.244803</text:p>
          </table:table-cell>
          <table:table-cell office:value-type="float" office:value="2.022686">
            <text:p>2.022686</text:p>
          </table:table-cell>
          <table:table-cell office:value-type="float" office:value="1.507002">
            <text:p>1.507002</text:p>
          </table:table-cell>
          <table:table-cell table:number-columns-repeated="1004"/>
        </table:table-row>
        <table:table-row table:style-name="ro3">
          <table:table-cell office:value-type="float" office:value="0.1909227">
            <text:p>0.1909227</text:p>
          </table:table-cell>
          <table:table-cell office:value-type="float" office:value="0.328476">
            <text:p>0.328476</text:p>
          </table:table-cell>
          <table:table-cell office:value-type="float" office:value="0.391342">
            <text:p>0.391342</text:p>
          </table:table-cell>
          <table:table-cell office:value-type="float" office:value="0.1580296">
            <text:p>0.1580296</text:p>
          </table:table-cell>
          <table:table-cell office:value-type="float" office:value="0.361238">
            <text:p>0.361238</text:p>
          </table:table-cell>
          <table:table-cell table:formula="of:=[.D72]+[.E72]" office:value-type="float" office:value="0.5192676">
            <text:p>0.5192676</text:p>
          </table:table-cell>
          <table:table-cell table:number-columns-repeated="8"/>
          <table:table-cell office:value-type="float" office:value="1.544954">
            <text:p>1.544954</text:p>
          </table:table-cell>
          <table:table-cell office:value-type="float" office:value="1.496927">
            <text:p>1.496927</text:p>
          </table:table-cell>
          <table:table-cell office:value-type="float" office:value="1.656939">
            <text:p>1.656939</text:p>
          </table:table-cell>
          <table:table-cell office:value-type="float" office:value="1.236334">
            <text:p>1.236334</text:p>
          </table:table-cell>
          <table:table-cell office:value-type="float" office:value="2.009793">
            <text:p>2.009793</text:p>
          </table:table-cell>
          <table:table-cell office:value-type="float" office:value="1.502337">
            <text:p>1.502337</text:p>
          </table:table-cell>
          <table:table-cell table:number-columns-repeated="1004"/>
        </table:table-row>
        <table:table-row table:style-name="ro3">
          <table:table-cell office:value-type="float" office:value="0.1903807">
            <text:p>0.1903807</text:p>
          </table:table-cell>
          <table:table-cell office:value-type="float" office:value="0.327678">
            <text:p>0.327678</text:p>
          </table:table-cell>
          <table:table-cell office:value-type="float" office:value="0.396383">
            <text:p>0.396383</text:p>
          </table:table-cell>
          <table:table-cell office:value-type="float" office:value="0.1590946">
            <text:p>0.1590946</text:p>
          </table:table-cell>
          <table:table-cell office:value-type="float" office:value="0.361201">
            <text:p>0.361201</text:p>
          </table:table-cell>
          <table:table-cell table:formula="of:=[.D73]+[.E73]" office:value-type="float" office:value="0.5202956">
            <text:p>0.5202956</text:p>
          </table:table-cell>
          <table:table-cell table:number-columns-repeated="8"/>
          <table:table-cell office:value-type="float" office:value="1.535393">
            <text:p>1.535393</text:p>
          </table:table-cell>
          <table:table-cell office:value-type="float" office:value="1.486935">
            <text:p>1.486935</text:p>
          </table:table-cell>
          <table:table-cell office:value-type="float" office:value="1.6675">
            <text:p>1.6675</text:p>
          </table:table-cell>
          <table:table-cell office:value-type="float" office:value="1.228074">
            <text:p>1.228074</text:p>
          </table:table-cell>
          <table:table-cell office:value-type="float" office:value="1.996958">
            <text:p>1.996958</text:p>
          </table:table-cell>
          <table:table-cell office:value-type="float" office:value="1.499344">
            <text:p>1.499344</text:p>
          </table:table-cell>
          <table:table-cell table:number-columns-repeated="1004"/>
        </table:table-row>
        <table:table-row table:style-name="ro3">
          <table:table-cell office:value-type="float" office:value="0.1892874">
            <text:p>0.1892874</text:p>
          </table:table-cell>
          <table:table-cell office:value-type="float" office:value="0.325922">
            <text:p>0.325922</text:p>
          </table:table-cell>
          <table:table-cell office:value-type="float" office:value="0.404206">
            <text:p>0.404206</text:p>
          </table:table-cell>
          <table:table-cell office:value-type="float" office:value="0.1595897">
            <text:p>0.1595897</text:p>
          </table:table-cell>
          <table:table-cell office:value-type="float" office:value="0.359452">
            <text:p>0.359452</text:p>
          </table:table-cell>
          <table:table-cell table:formula="of:=[.D74]+[.E74]" office:value-type="float" office:value="0.5190417">
            <text:p>0.5190417</text:p>
          </table:table-cell>
          <table:table-cell table:number-columns-repeated="8"/>
          <table:table-cell office:value-type="float" office:value="1.52785">
            <text:p>1.52785</text:p>
          </table:table-cell>
          <table:table-cell office:value-type="float" office:value="1.477781">
            <text:p>1.477781</text:p>
          </table:table-cell>
          <table:table-cell office:value-type="float" office:value="1.68511">
            <text:p>1.68511</text:p>
          </table:table-cell>
          <table:table-cell office:value-type="float" office:value="1.219827">
            <text:p>1.219827</text:p>
          </table:table-cell>
          <table:table-cell office:value-type="float" office:value="1.983835">
            <text:p>1.983835</text:p>
          </table:table-cell>
          <table:table-cell office:value-type="float" office:value="1.501755">
            <text:p>1.501755</text:p>
          </table:table-cell>
          <table:table-cell table:number-columns-repeated="1004"/>
        </table:table-row>
        <table:table-row table:style-name="ro3">
          <table:table-cell office:value-type="float" office:value="0.1882056">
            <text:p>0.1882056</text:p>
          </table:table-cell>
          <table:table-cell office:value-type="float" office:value="0.324301">
            <text:p>0.324301</text:p>
          </table:table-cell>
          <table:table-cell office:value-type="float" office:value="0.417667">
            <text:p>0.417667</text:p>
          </table:table-cell>
          <table:table-cell office:value-type="float" office:value="0.1591438">
            <text:p>0.1591438</text:p>
          </table:table-cell>
          <table:table-cell office:value-type="float" office:value="0.358123">
            <text:p>0.358123</text:p>
          </table:table-cell>
          <table:table-cell table:formula="of:=[.D75]+[.E75]" office:value-type="float" office:value="0.5172668">
            <text:p>0.5172668</text:p>
          </table:table-cell>
          <table:table-cell table:number-columns-repeated="8"/>
          <table:table-cell office:value-type="float" office:value="1.522126">
            <text:p>1.522126</text:p>
          </table:table-cell>
          <table:table-cell office:value-type="float" office:value="1.472498">
            <text:p>1.472498</text:p>
          </table:table-cell>
          <table:table-cell office:value-type="float" office:value="1.704008">
            <text:p>1.704008</text:p>
          </table:table-cell>
          <table:table-cell office:value-type="float" office:value="1.211667">
            <text:p>1.211667</text:p>
          </table:table-cell>
          <table:table-cell office:value-type="float" office:value="1.970245">
            <text:p>1.970245</text:p>
          </table:table-cell>
          <table:table-cell office:value-type="float" office:value="1.506016">
            <text:p>1.506016</text:p>
          </table:table-cell>
          <table:table-cell table:number-columns-repeated="1004"/>
        </table:table-row>
        <table:table-row table:style-name="ro3">
          <table:table-cell office:value-type="float" office:value="0.1871553">
            <text:p>0.1871553</text:p>
          </table:table-cell>
          <table:table-cell office:value-type="float" office:value="0.322919">
            <text:p>0.322919</text:p>
          </table:table-cell>
          <table:table-cell office:value-type="float" office:value="0.421979">
            <text:p>0.421979</text:p>
          </table:table-cell>
          <table:table-cell office:value-type="float" office:value="0.1586225">
            <text:p>0.1586225</text:p>
          </table:table-cell>
          <table:table-cell office:value-type="float" office:value="0.356154">
            <text:p>0.356154</text:p>
          </table:table-cell>
          <table:table-cell table:formula="of:=[.D76]+[.E76]" office:value-type="float" office:value="0.5147765">
            <text:p>0.5147765</text:p>
          </table:table-cell>
          <table:table-cell table:number-columns-repeated="8"/>
          <table:table-cell office:value-type="float" office:value="1.517883">
            <text:p>1.517883</text:p>
          </table:table-cell>
          <table:table-cell office:value-type="float" office:value="1.468908">
            <text:p>1.468908</text:p>
          </table:table-cell>
          <table:table-cell office:value-type="float" office:value="1.712694">
            <text:p>1.712694</text:p>
          </table:table-cell>
          <table:table-cell office:value-type="float" office:value="1.203916">
            <text:p>1.203916</text:p>
          </table:table-cell>
          <table:table-cell office:value-type="float" office:value="1.956978">
            <text:p>1.956978</text:p>
          </table:table-cell>
          <table:table-cell office:value-type="float" office:value="1.505603">
            <text:p>1.505603</text:p>
          </table:table-cell>
          <table:table-cell table:number-columns-repeated="1004"/>
        </table:table-row>
        <table:table-row table:style-name="ro3">
          <table:table-cell office:value-type="float" office:value="0.1861244">
            <text:p>0.1861244</text:p>
          </table:table-cell>
          <table:table-cell office:value-type="float" office:value="0.321853">
            <text:p>0.321853</text:p>
          </table:table-cell>
          <table:table-cell office:value-type="float" office:value="0.431321">
            <text:p>0.431321</text:p>
          </table:table-cell>
          <table:table-cell office:value-type="float" office:value="0.1582582">
            <text:p>0.1582582</text:p>
          </table:table-cell>
          <table:table-cell office:value-type="float" office:value="0.355172">
            <text:p>0.355172</text:p>
          </table:table-cell>
          <table:table-cell table:formula="of:=[.D77]+[.E77]" office:value-type="float" office:value="0.5134302">
            <text:p>0.5134302</text:p>
          </table:table-cell>
          <table:table-cell table:number-columns-repeated="8"/>
          <table:table-cell office:value-type="float" office:value="1.511858">
            <text:p>1.511858</text:p>
          </table:table-cell>
          <table:table-cell office:value-type="float" office:value="1.46396">
            <text:p>1.46396</text:p>
          </table:table-cell>
          <table:table-cell office:value-type="float" office:value="1.722907">
            <text:p>1.722907</text:p>
          </table:table-cell>
          <table:table-cell office:value-type="float" office:value="1.196131">
            <text:p>1.196131</text:p>
          </table:table-cell>
          <table:table-cell office:value-type="float" office:value="1.944048">
            <text:p>1.944048</text:p>
          </table:table-cell>
          <table:table-cell office:value-type="float" office:value="1.506812">
            <text:p>1.506812</text:p>
          </table:table-cell>
          <table:table-cell table:number-columns-repeated="1004"/>
        </table:table-row>
        <table:table-row table:style-name="ro3">
          <table:table-cell office:value-type="float" office:value="0.1851604">
            <text:p>0.1851604</text:p>
          </table:table-cell>
          <table:table-cell office:value-type="float" office:value="0.32035">
            <text:p>0.32035</text:p>
          </table:table-cell>
          <table:table-cell office:value-type="float" office:value="0.431397">
            <text:p>0.431397</text:p>
          </table:table-cell>
          <table:table-cell office:value-type="float" office:value="0.1580303">
            <text:p>0.1580303</text:p>
          </table:table-cell>
          <table:table-cell office:value-type="float" office:value="0.353037">
            <text:p>0.353037</text:p>
          </table:table-cell>
          <table:table-cell table:formula="of:=[.D78]+[.E78]" office:value-type="float" office:value="0.5110673">
            <text:p>0.5110673</text:p>
          </table:table-cell>
          <table:table-cell table:number-columns-repeated="8"/>
          <table:table-cell office:value-type="float" office:value="1.506335">
            <text:p>1.506335</text:p>
          </table:table-cell>
          <table:table-cell office:value-type="float" office:value="1.46071">
            <text:p>1.46071</text:p>
          </table:table-cell>
          <table:table-cell office:value-type="float" office:value="1.722091">
            <text:p>1.722091</text:p>
          </table:table-cell>
          <table:table-cell office:value-type="float" office:value="1.188353">
            <text:p>1.188353</text:p>
          </table:table-cell>
          <table:table-cell office:value-type="float" office:value="1.931513">
            <text:p>1.931513</text:p>
          </table:table-cell>
          <table:table-cell office:value-type="float" office:value="1.501115">
            <text:p>1.501115</text:p>
          </table:table-cell>
          <table:table-cell table:number-columns-repeated="1004"/>
        </table:table-row>
        <table:table-row table:style-name="ro3">
          <table:table-cell office:value-type="float" office:value="0.1844624">
            <text:p>0.1844624</text:p>
          </table:table-cell>
          <table:table-cell office:value-type="float" office:value="0.319452">
            <text:p>0.319452</text:p>
          </table:table-cell>
          <table:table-cell office:value-type="float" office:value="0.435034">
            <text:p>0.435034</text:p>
          </table:table-cell>
          <table:table-cell office:value-type="float" office:value="0.1586234">
            <text:p>0.1586234</text:p>
          </table:table-cell>
          <table:table-cell office:value-type="float" office:value="0.352674">
            <text:p>0.352674</text:p>
          </table:table-cell>
          <table:table-cell table:formula="of:=[.D79]+[.E79]" office:value-type="float" office:value="0.5112974">
            <text:p>0.5112974</text:p>
          </table:table-cell>
          <table:table-cell table:number-columns-repeated="8"/>
          <table:table-cell office:value-type="float" office:value="1.498158">
            <text:p>1.498158</text:p>
          </table:table-cell>
          <table:table-cell office:value-type="float" office:value="1.452699">
            <text:p>1.452699</text:p>
          </table:table-cell>
          <table:table-cell office:value-type="float" office:value="1.722866">
            <text:p>1.722866</text:p>
          </table:table-cell>
          <table:table-cell office:value-type="float" office:value="1.180761">
            <text:p>1.180761</text:p>
          </table:table-cell>
          <table:table-cell office:value-type="float" office:value="1.919151">
            <text:p>1.919151</text:p>
          </table:table-cell>
          <table:table-cell office:value-type="float" office:value="1.496724">
            <text:p>1.496724</text:p>
          </table:table-cell>
          <table:table-cell table:number-columns-repeated="1004"/>
        </table:table-row>
        <table:table-row table:style-name="ro3">
          <table:table-cell office:value-type="float" office:value="0.1836176">
            <text:p>0.1836176</text:p>
          </table:table-cell>
          <table:table-cell office:value-type="float" office:value="0.317717">
            <text:p>0.317717</text:p>
          </table:table-cell>
          <table:table-cell office:value-type="float" office:value="0.433689">
            <text:p>0.433689</text:p>
          </table:table-cell>
          <table:table-cell office:value-type="float" office:value="0.15939">
            <text:p>0.15939</text:p>
          </table:table-cell>
          <table:table-cell office:value-type="float" office:value="0.35074">
            <text:p>0.35074</text:p>
          </table:table-cell>
          <table:table-cell table:formula="of:=[.D80]+[.E80]" office:value-type="float" office:value="0.51013">
            <text:p>0.51013</text:p>
          </table:table-cell>
          <table:table-cell table:number-columns-repeated="8"/>
          <table:table-cell office:value-type="float" office:value="1.49075">
            <text:p>1.49075</text:p>
          </table:table-cell>
          <table:table-cell office:value-type="float" office:value="1.445772">
            <text:p>1.445772</text:p>
          </table:table-cell>
          <table:table-cell office:value-type="float" office:value="1.71923">
            <text:p>1.71923</text:p>
          </table:table-cell>
          <table:table-cell office:value-type="float" office:value="1.173348">
            <text:p>1.173348</text:p>
          </table:table-cell>
          <table:table-cell office:value-type="float" office:value="1.906922">
            <text:p>1.906922</text:p>
          </table:table-cell>
          <table:table-cell office:value-type="float" office:value="1.489217">
            <text:p>1.489217</text:p>
          </table:table-cell>
          <table:table-cell table:number-columns-repeated="1004"/>
        </table:table-row>
        <table:table-row table:style-name="ro3">
          <table:table-cell office:value-type="float" office:value="0.1825141">
            <text:p>0.1825141</text:p>
          </table:table-cell>
          <table:table-cell office:value-type="float" office:value="0.315866">
            <text:p>0.315866</text:p>
          </table:table-cell>
          <table:table-cell office:value-type="float" office:value="0.435137">
            <text:p>0.435137</text:p>
          </table:table-cell>
          <table:table-cell office:value-type="float" office:value="0.1590212">
            <text:p>0.1590212</text:p>
          </table:table-cell>
          <table:table-cell office:value-type="float" office:value="0.349051">
            <text:p>0.349051</text:p>
          </table:table-cell>
          <table:table-cell table:formula="of:=[.D81]+[.E81]" office:value-type="float" office:value="0.5080722">
            <text:p>0.5080722</text:p>
          </table:table-cell>
          <table:table-cell table:number-columns-repeated="8"/>
          <table:table-cell office:value-type="float" office:value="1.485165">
            <text:p>1.485165</text:p>
          </table:table-cell>
          <table:table-cell office:value-type="float" office:value="1.441732">
            <text:p>1.441732</text:p>
          </table:table-cell>
          <table:table-cell office:value-type="float" office:value="1.716991">
            <text:p>1.716991</text:p>
          </table:table-cell>
          <table:table-cell office:value-type="float" office:value="1.166131">
            <text:p>1.166131</text:p>
          </table:table-cell>
          <table:table-cell office:value-type="float" office:value="1.895128">
            <text:p>1.895128</text:p>
          </table:table-cell>
          <table:table-cell office:value-type="float" office:value="1.482664">
            <text:p>1.482664</text:p>
          </table:table-cell>
          <table:table-cell table:number-columns-repeated="1004"/>
        </table:table-row>
        <table:table-row table:style-name="ro3">
          <table:table-cell office:value-type="float" office:value="0.1815379">
            <text:p>0.1815379</text:p>
          </table:table-cell>
          <table:table-cell office:value-type="float" office:value="0.315472">
            <text:p>0.315472</text:p>
          </table:table-cell>
          <table:table-cell office:value-type="float" office:value="0.433589">
            <text:p>0.433589</text:p>
          </table:table-cell>
          <table:table-cell office:value-type="float" office:value="0.1586655">
            <text:p>0.1586655</text:p>
          </table:table-cell>
          <table:table-cell office:value-type="float" office:value="0.347794">
            <text:p>0.347794</text:p>
          </table:table-cell>
          <table:table-cell table:formula="of:=[.D82]+[.E82]" office:value-type="float" office:value="0.5064595">
            <text:p>0.5064595</text:p>
          </table:table-cell>
          <table:table-cell table:number-columns-repeated="8"/>
          <table:table-cell office:value-type="float" office:value="1.480564">
            <text:p>1.480564</text:p>
          </table:table-cell>
          <table:table-cell office:value-type="float" office:value="1.439163">
            <text:p>1.439163</text:p>
          </table:table-cell>
          <table:table-cell office:value-type="float" office:value="1.71268">
            <text:p>1.71268</text:p>
          </table:table-cell>
          <table:table-cell office:value-type="float" office:value="1.158884">
            <text:p>1.158884</text:p>
          </table:table-cell>
          <table:table-cell office:value-type="float" office:value="1.883884">
            <text:p>1.883884</text:p>
          </table:table-cell>
          <table:table-cell office:value-type="float" office:value="1.474906">
            <text:p>1.474906</text:p>
          </table:table-cell>
          <table:table-cell table:number-columns-repeated="1004"/>
        </table:table-row>
        <table:table-row table:style-name="ro3">
          <table:table-cell office:value-type="float" office:value="0.1815675">
            <text:p>0.1815675</text:p>
          </table:table-cell>
          <table:table-cell office:value-type="float" office:value="0.314832">
            <text:p>0.314832</text:p>
          </table:table-cell>
          <table:table-cell office:value-type="float" office:value="0.434351">
            <text:p>0.434351</text:p>
          </table:table-cell>
          <table:table-cell office:value-type="float" office:value="0.1582956">
            <text:p>0.1582956</text:p>
          </table:table-cell>
          <table:table-cell office:value-type="float" office:value="0.346187">
            <text:p>0.346187</text:p>
          </table:table-cell>
          <table:table-cell table:formula="of:=[.D83]+[.E83]" office:value-type="float" office:value="0.5044826">
            <text:p>0.5044826</text:p>
          </table:table-cell>
          <table:table-cell table:number-columns-repeated="8"/>
          <table:table-cell office:value-type="float" office:value="1.478934">
            <text:p>1.478934</text:p>
          </table:table-cell>
          <table:table-cell office:value-type="float" office:value="1.441199">
            <text:p>1.441199</text:p>
          </table:table-cell>
          <table:table-cell office:value-type="float" office:value="1.709833">
            <text:p>1.709833</text:p>
          </table:table-cell>
          <table:table-cell office:value-type="float" office:value="1.152644">
            <text:p>1.152644</text:p>
          </table:table-cell>
          <table:table-cell office:value-type="float" office:value="1.873729">
            <text:p>1.873729</text:p>
          </table:table-cell>
          <table:table-cell office:value-type="float" office:value="1.468105">
            <text:p>1.468105</text:p>
          </table:table-cell>
          <table:table-cell table:number-columns-repeated="1004"/>
        </table:table-row>
        <table:table-row table:style-name="ro3">
          <table:table-cell office:value-type="float" office:value="0.1818023">
            <text:p>0.1818023</text:p>
          </table:table-cell>
          <table:table-cell office:value-type="float" office:value="0.315824">
            <text:p>0.315824</text:p>
          </table:table-cell>
          <table:table-cell office:value-type="float" office:value="0.432883">
            <text:p>0.432883</text:p>
          </table:table-cell>
          <table:table-cell office:value-type="float" office:value="0.1574844">
            <text:p>0.1574844</text:p>
          </table:table-cell>
          <table:table-cell office:value-type="float" office:value="0.345484">
            <text:p>0.345484</text:p>
          </table:table-cell>
          <table:table-cell table:formula="of:=[.D84]+[.E84]" office:value-type="float" office:value="0.5029684">
            <text:p>0.5029684</text:p>
          </table:table-cell>
          <table:table-cell table:number-columns-repeated="8"/>
          <table:table-cell office:value-type="float" office:value="1.478522">
            <text:p>1.478522</text:p>
          </table:table-cell>
          <table:table-cell office:value-type="float" office:value="1.4453">
            <text:p>1.4453</text:p>
          </table:table-cell>
          <table:table-cell office:value-type="float" office:value="1.707048">
            <text:p>1.707048</text:p>
          </table:table-cell>
          <table:table-cell office:value-type="float" office:value="1.147019">
            <text:p>1.147019</text:p>
          </table:table-cell>
          <table:table-cell office:value-type="float" office:value="1.864546">
            <text:p>1.864546</text:p>
          </table:table-cell>
          <table:table-cell office:value-type="float" office:value="1.460489">
            <text:p>1.460489</text:p>
          </table:table-cell>
          <table:table-cell table:number-columns-repeated="1004"/>
        </table:table-row>
        <table:table-row table:style-name="ro3">
          <table:table-cell office:value-type="float" office:value="0.1808597">
            <text:p>0.1808597</text:p>
          </table:table-cell>
          <table:table-cell office:value-type="float" office:value="0.314511">
            <text:p>0.314511</text:p>
          </table:table-cell>
          <table:table-cell office:value-type="float" office:value="0.434573">
            <text:p>0.434573</text:p>
          </table:table-cell>
          <table:table-cell office:value-type="float" office:value="0.1568779">
            <text:p>0.1568779</text:p>
          </table:table-cell>
          <table:table-cell office:value-type="float" office:value="0.343963">
            <text:p>0.343963</text:p>
          </table:table-cell>
          <table:table-cell table:formula="of:=[.D85]+[.E85]" office:value-type="float" office:value="0.5008409">
            <text:p>0.5008409</text:p>
          </table:table-cell>
          <table:table-cell table:number-columns-repeated="8"/>
          <table:table-cell office:value-type="float" office:value="1.472919">
            <text:p>1.472919</text:p>
          </table:table-cell>
          <table:table-cell office:value-type="float" office:value="1.439618">
            <text:p>1.439618</text:p>
          </table:table-cell>
          <table:table-cell office:value-type="float" office:value="1.705501">
            <text:p>1.705501</text:p>
          </table:table-cell>
          <table:table-cell office:value-type="float" office:value="1.14041">
            <text:p>1.14041</text:p>
          </table:table-cell>
          <table:table-cell office:value-type="float" office:value="1.85357">
            <text:p>1.85357</text:p>
          </table:table-cell>
          <table:table-cell office:value-type="float" office:value="1.453587">
            <text:p>1.453587</text:p>
          </table:table-cell>
          <table:table-cell table:number-columns-repeated="1004"/>
        </table:table-row>
        <table:table-row table:style-name="ro3">
          <table:table-cell office:value-type="float" office:value="0.1801349">
            <text:p>0.1801349</text:p>
          </table:table-cell>
          <table:table-cell office:value-type="float" office:value="0.313951">
            <text:p>0.313951</text:p>
          </table:table-cell>
          <table:table-cell office:value-type="float" office:value="0.434207">
            <text:p>0.434207</text:p>
          </table:table-cell>
          <table:table-cell office:value-type="float" office:value="0.156199">
            <text:p>0.156199</text:p>
          </table:table-cell>
          <table:table-cell office:value-type="float" office:value="0.342658">
            <text:p>0.342658</text:p>
          </table:table-cell>
          <table:table-cell table:formula="of:=[.D86]+[.E86]" office:value-type="float" office:value="0.498857">
            <text:p>0.498857</text:p>
          </table:table-cell>
          <table:table-cell table:number-columns-repeated="8"/>
          <table:table-cell office:value-type="float" office:value="1.468626">
            <text:p>1.468626</text:p>
          </table:table-cell>
          <table:table-cell office:value-type="float" office:value="1.435243">
            <text:p>1.435243</text:p>
          </table:table-cell>
          <table:table-cell office:value-type="float" office:value="1.704601">
            <text:p>1.704601</text:p>
          </table:table-cell>
          <table:table-cell office:value-type="float" office:value="1.133959">
            <text:p>1.133959</text:p>
          </table:table-cell>
          <table:table-cell office:value-type="float" office:value="1.843172">
            <text:p>1.843172</text:p>
          </table:table-cell>
          <table:table-cell office:value-type="float" office:value="1.446866">
            <text:p>1.446866</text:p>
          </table:table-cell>
          <table:table-cell table:number-columns-repeated="1004"/>
        </table:table-row>
        <table:table-row table:style-name="ro3">
          <table:table-cell office:value-type="float" office:value="0.179114">
            <text:p>0.179114</text:p>
          </table:table-cell>
          <table:table-cell office:value-type="float" office:value="0.31214">
            <text:p>0.31214</text:p>
          </table:table-cell>
          <table:table-cell office:value-type="float" office:value="0.437661">
            <text:p>0.437661</text:p>
          </table:table-cell>
          <table:table-cell office:value-type="float" office:value="0.1555519">
            <text:p>0.1555519</text:p>
          </table:table-cell>
          <table:table-cell office:value-type="float" office:value="0.34084">
            <text:p>0.34084</text:p>
          </table:table-cell>
          <table:table-cell table:formula="of:=[.D87]+[.E87]" office:value-type="float" office:value="0.4963919">
            <text:p>0.4963919</text:p>
          </table:table-cell>
          <table:table-cell table:number-columns-repeated="8"/>
          <table:table-cell office:value-type="float" office:value="1.462962">
            <text:p>1.462962</text:p>
          </table:table-cell>
          <table:table-cell office:value-type="float" office:value="1.42882">
            <text:p>1.42882</text:p>
          </table:table-cell>
          <table:table-cell office:value-type="float" office:value="1.705146">
            <text:p>1.705146</text:p>
          </table:table-cell>
          <table:table-cell office:value-type="float" office:value="1.127529">
            <text:p>1.127529</text:p>
          </table:table-cell>
          <table:table-cell office:value-type="float" office:value="1.832748">
            <text:p>1.832748</text:p>
          </table:table-cell>
          <table:table-cell office:value-type="float" office:value="1.441059">
            <text:p>1.441059</text:p>
          </table:table-cell>
          <table:table-cell table:number-columns-repeated="1004"/>
        </table:table-row>
        <table:table-row table:style-name="ro3">
          <table:table-cell office:value-type="float" office:value="0.1781984">
            <text:p>0.1781984</text:p>
          </table:table-cell>
          <table:table-cell office:value-type="float" office:value="0.312256">
            <text:p>0.312256</text:p>
          </table:table-cell>
          <table:table-cell office:value-type="float" office:value="0.437467">
            <text:p>0.437467</text:p>
          </table:table-cell>
          <table:table-cell office:value-type="float" office:value="0.1548488">
            <text:p>0.1548488</text:p>
          </table:table-cell>
          <table:table-cell office:value-type="float" office:value="0.340301">
            <text:p>0.340301</text:p>
          </table:table-cell>
          <table:table-cell table:formula="of:=[.D88]+[.E88]" office:value-type="float" office:value="0.4951498">
            <text:p>0.4951498</text:p>
          </table:table-cell>
          <table:table-cell table:number-columns-repeated="8"/>
          <table:table-cell office:value-type="float" office:value="1.45832">
            <text:p>1.45832</text:p>
          </table:table-cell>
          <table:table-cell office:value-type="float" office:value="1.423324">
            <text:p>1.423324</text:p>
          </table:table-cell>
          <table:table-cell office:value-type="float" office:value="1.704269">
            <text:p>1.704269</text:p>
          </table:table-cell>
          <table:table-cell office:value-type="float" office:value="1.121193">
            <text:p>1.121193</text:p>
          </table:table-cell>
          <table:table-cell office:value-type="float" office:value="1.822798">
            <text:p>1.822798</text:p>
          </table:table-cell>
          <table:table-cell office:value-type="float" office:value="1.434358">
            <text:p>1.434358</text:p>
          </table:table-cell>
          <table:table-cell table:number-columns-repeated="1004"/>
        </table:table-row>
        <table:table-row table:style-name="ro3">
          <table:table-cell office:value-type="float" office:value="0.1778649">
            <text:p>0.1778649</text:p>
          </table:table-cell>
          <table:table-cell office:value-type="float" office:value="0.311077">
            <text:p>0.311077</text:p>
          </table:table-cell>
          <table:table-cell office:value-type="float" office:value="0.4414">
            <text:p>0.4414</text:p>
          </table:table-cell>
          <table:table-cell office:value-type="float" office:value="0.154057">
            <text:p>0.154057</text:p>
          </table:table-cell>
          <table:table-cell office:value-type="float" office:value="0.338637">
            <text:p>0.338637</text:p>
          </table:table-cell>
          <table:table-cell table:formula="of:=[.D89]+[.E89]" office:value-type="float" office:value="0.492694">
            <text:p>0.492694</text:p>
          </table:table-cell>
          <table:table-cell table:number-columns-repeated="8"/>
          <table:table-cell office:value-type="float" office:value="1.45571">
            <text:p>1.45571</text:p>
          </table:table-cell>
          <table:table-cell office:value-type="float" office:value="1.422445">
            <text:p>1.422445</text:p>
          </table:table-cell>
          <table:table-cell office:value-type="float" office:value="1.704868">
            <text:p>1.704868</text:p>
          </table:table-cell>
          <table:table-cell office:value-type="float" office:value="1.115939">
            <text:p>1.115939</text:p>
          </table:table-cell>
          <table:table-cell office:value-type="float" office:value="1.815394">
            <text:p>1.815394</text:p>
          </table:table-cell>
          <table:table-cell office:value-type="float" office:value="1.428562">
            <text:p>1.428562</text:p>
          </table:table-cell>
          <table:table-cell table:number-columns-repeated="1004"/>
        </table:table-row>
        <table:table-row table:style-name="ro3">
          <table:table-cell office:value-type="float" office:value="0.1783803">
            <text:p>0.1783803</text:p>
          </table:table-cell>
          <table:table-cell office:value-type="float" office:value="0.314801">
            <text:p>0.314801</text:p>
          </table:table-cell>
          <table:table-cell office:value-type="float" office:value="0.443424">
            <text:p>0.443424</text:p>
          </table:table-cell>
          <table:table-cell office:value-type="float" office:value="0.1533794">
            <text:p>0.1533794</text:p>
          </table:table-cell>
          <table:table-cell office:value-type="float" office:value="0.341036">
            <text:p>0.341036</text:p>
          </table:table-cell>
          <table:table-cell table:formula="of:=[.D90]+[.E90]" office:value-type="float" office:value="0.4944154">
            <text:p>0.4944154</text:p>
          </table:table-cell>
          <table:table-cell table:number-columns-repeated="8"/>
          <table:table-cell office:value-type="float" office:value="1.454744">
            <text:p>1.454744</text:p>
          </table:table-cell>
          <table:table-cell office:value-type="float" office:value="1.422539">
            <text:p>1.422539</text:p>
          </table:table-cell>
          <table:table-cell office:value-type="float" office:value="1.707316">
            <text:p>1.707316</text:p>
          </table:table-cell>
          <table:table-cell office:value-type="float" office:value="1.111179">
            <text:p>1.111179</text:p>
          </table:table-cell>
          <table:table-cell office:value-type="float" office:value="1.808619">
            <text:p>1.808619</text:p>
          </table:table-cell>
          <table:table-cell office:value-type="float" office:value="1.423181">
            <text:p>1.423181</text:p>
          </table:table-cell>
          <table:table-cell table:number-columns-repeated="1004"/>
        </table:table-row>
        <table:table-row table:style-name="ro3">
          <table:table-cell office:value-type="float" office:value="0.1800229">
            <text:p>0.1800229</text:p>
          </table:table-cell>
          <table:table-cell office:value-type="float" office:value="0.314509">
            <text:p>0.314509</text:p>
          </table:table-cell>
          <table:table-cell office:value-type="float" office:value="0.450468">
            <text:p>0.450468</text:p>
          </table:table-cell>
          <table:table-cell office:value-type="float" office:value="0.153333">
            <text:p>0.153333</text:p>
          </table:table-cell>
          <table:table-cell office:value-type="float" office:value="0.33971">
            <text:p>0.33971</text:p>
          </table:table-cell>
          <table:table-cell table:formula="of:=[.D91]+[.E91]" office:value-type="float" office:value="0.493043">
            <text:p>0.493043</text:p>
          </table:table-cell>
          <table:table-cell table:number-columns-repeated="8"/>
          <table:table-cell office:value-type="float" office:value="1.455433">
            <text:p>1.455433</text:p>
          </table:table-cell>
          <table:table-cell office:value-type="float" office:value="1.424619">
            <text:p>1.424619</text:p>
          </table:table-cell>
          <table:table-cell office:value-type="float" office:value="1.711185">
            <text:p>1.711185</text:p>
          </table:table-cell>
          <table:table-cell office:value-type="float" office:value="1.107735">
            <text:p>1.107735</text:p>
          </table:table-cell>
          <table:table-cell office:value-type="float" office:value="1.801202">
            <text:p>1.801202</text:p>
          </table:table-cell>
          <table:table-cell office:value-type="float" office:value="1.418764">
            <text:p>1.418764</text:p>
          </table:table-cell>
          <table:table-cell table:number-columns-repeated="1004"/>
        </table:table-row>
        <table:table-row table:style-name="ro3">
          <table:table-cell office:value-type="float" office:value="0.1826291">
            <text:p>0.1826291</text:p>
          </table:table-cell>
          <table:table-cell office:value-type="float" office:value="0.318556">
            <text:p>0.318556</text:p>
          </table:table-cell>
          <table:table-cell office:value-type="float" office:value="0.450862">
            <text:p>0.450862</text:p>
          </table:table-cell>
          <table:table-cell office:value-type="float" office:value="0.1534526">
            <text:p>0.1534526</text:p>
          </table:table-cell>
          <table:table-cell office:value-type="float" office:value="0.342405">
            <text:p>0.342405</text:p>
          </table:table-cell>
          <table:table-cell table:formula="of:=[.D92]+[.E92]" office:value-type="float" office:value="0.4958576">
            <text:p>0.4958576</text:p>
          </table:table-cell>
          <table:table-cell table:number-columns-repeated="8"/>
          <table:table-cell office:value-type="float" office:value="1.456801">
            <text:p>1.456801</text:p>
          </table:table-cell>
          <table:table-cell office:value-type="float" office:value="1.428464">
            <text:p>1.428464</text:p>
          </table:table-cell>
          <table:table-cell office:value-type="float" office:value="1.710707">
            <text:p>1.710707</text:p>
          </table:table-cell>
          <table:table-cell office:value-type="float" office:value="1.104639">
            <text:p>1.104639</text:p>
          </table:table-cell>
          <table:table-cell office:value-type="float" office:value="1.79469">
            <text:p>1.79469</text:p>
          </table:table-cell>
          <table:table-cell office:value-type="float" office:value="1.412224">
            <text:p>1.412224</text:p>
          </table:table-cell>
          <table:table-cell table:number-columns-repeated="1004"/>
        </table:table-row>
        <table:table-row table:style-name="ro3">
          <table:table-cell office:value-type="float" office:value="0.1849315">
            <text:p>0.1849315</text:p>
          </table:table-cell>
          <table:table-cell office:value-type="float" office:value="0.319577">
            <text:p>0.319577</text:p>
          </table:table-cell>
          <table:table-cell office:value-type="float" office:value="0.45559">
            <text:p>0.45559</text:p>
          </table:table-cell>
          <table:table-cell office:value-type="float" office:value="0.1542518">
            <text:p>0.1542518</text:p>
          </table:table-cell>
          <table:table-cell office:value-type="float" office:value="0.341776">
            <text:p>0.341776</text:p>
          </table:table-cell>
          <table:table-cell table:formula="of:=[.D93]+[.E93]" office:value-type="float" office:value="0.4960278">
            <text:p>0.4960278</text:p>
          </table:table-cell>
          <table:table-cell table:number-columns-repeated="8"/>
          <table:table-cell office:value-type="float" office:value="1.456385">
            <text:p>1.456385</text:p>
          </table:table-cell>
          <table:table-cell office:value-type="float" office:value="1.431092">
            <text:p>1.431092</text:p>
          </table:table-cell>
          <table:table-cell office:value-type="float" office:value="1.711436">
            <text:p>1.711436</text:p>
          </table:table-cell>
          <table:table-cell office:value-type="float" office:value="1.101405">
            <text:p>1.101405</text:p>
          </table:table-cell>
          <table:table-cell office:value-type="float" office:value="1.787177">
            <text:p>1.787177</text:p>
          </table:table-cell>
          <table:table-cell office:value-type="float" office:value="1.406363">
            <text:p>1.406363</text:p>
          </table:table-cell>
          <table:table-cell table:number-columns-repeated="1004"/>
        </table:table-row>
        <table:table-row table:style-name="ro3">
          <table:table-cell office:value-type="float" office:value="0.1880883">
            <text:p>0.1880883</text:p>
          </table:table-cell>
          <table:table-cell office:value-type="float" office:value="0.323614">
            <text:p>0.323614</text:p>
          </table:table-cell>
          <table:table-cell office:value-type="float" office:value="0.455435">
            <text:p>0.455435</text:p>
          </table:table-cell>
          <table:table-cell office:value-type="float" office:value="0.1550218">
            <text:p>0.1550218</text:p>
          </table:table-cell>
          <table:table-cell office:value-type="float" office:value="0.344253">
            <text:p>0.344253</text:p>
          </table:table-cell>
          <table:table-cell table:formula="of:=[.D94]+[.E94]" office:value-type="float" office:value="0.4992748">
            <text:p>0.4992748</text:p>
          </table:table-cell>
          <table:table-cell table:number-columns-repeated="8"/>
          <table:table-cell office:value-type="float" office:value="1.456714">
            <text:p>1.456714</text:p>
          </table:table-cell>
          <table:table-cell office:value-type="float" office:value="1.435656">
            <text:p>1.435656</text:p>
          </table:table-cell>
          <table:table-cell office:value-type="float" office:value="1.710107">
            <text:p>1.710107</text:p>
          </table:table-cell>
          <table:table-cell office:value-type="float" office:value="1.09874">
            <text:p>1.09874</text:p>
          </table:table-cell>
          <table:table-cell office:value-type="float" office:value="1.780643">
            <text:p>1.780643</text:p>
          </table:table-cell>
          <table:table-cell office:value-type="float" office:value="1.399521">
            <text:p>1.399521</text:p>
          </table:table-cell>
          <table:table-cell table:number-columns-repeated="1004"/>
        </table:table-row>
        <table:table-row table:style-name="ro3">
          <table:table-cell office:value-type="float" office:value="0.1901169">
            <text:p>0.1901169</text:p>
          </table:table-cell>
          <table:table-cell office:value-type="float" office:value="0.324868">
            <text:p>0.324868</text:p>
          </table:table-cell>
          <table:table-cell office:value-type="float" office:value="0.459499">
            <text:p>0.459499</text:p>
          </table:table-cell>
          <table:table-cell office:value-type="float" office:value="0.1558953">
            <text:p>0.1558953</text:p>
          </table:table-cell>
          <table:table-cell office:value-type="float" office:value="0.343955">
            <text:p>0.343955</text:p>
          </table:table-cell>
          <table:table-cell table:formula="of:=[.D95]+[.E95]" office:value-type="float" office:value="0.4998503">
            <text:p>0.4998503</text:p>
          </table:table-cell>
          <table:table-cell table:number-columns-repeated="8"/>
          <table:table-cell office:value-type="float" office:value="1.45442">
            <text:p>1.45442</text:p>
          </table:table-cell>
          <table:table-cell office:value-type="float" office:value="1.435749">
            <text:p>1.435749</text:p>
          </table:table-cell>
          <table:table-cell office:value-type="float" office:value="1.709759">
            <text:p>1.709759</text:p>
          </table:table-cell>
          <table:table-cell office:value-type="float" office:value="1.0953">
            <text:p>1.0953</text:p>
          </table:table-cell>
          <table:table-cell office:value-type="float" office:value="1.77297">
            <text:p>1.77297</text:p>
          </table:table-cell>
          <table:table-cell office:value-type="float" office:value="1.393081">
            <text:p>1.393081</text:p>
          </table:table-cell>
          <table:table-cell table:number-columns-repeated="1004"/>
        </table:table-row>
        <table:table-row table:style-name="ro3">
          <table:table-cell office:value-type="float" office:value="0.1920289">
            <text:p>0.1920289</text:p>
          </table:table-cell>
          <table:table-cell office:value-type="float" office:value="0.328683">
            <text:p>0.328683</text:p>
          </table:table-cell>
          <table:table-cell office:value-type="float" office:value="0.457237">
            <text:p>0.457237</text:p>
          </table:table-cell>
          <table:table-cell office:value-type="float" office:value="0.156643">
            <text:p>0.156643</text:p>
          </table:table-cell>
          <table:table-cell office:value-type="float" office:value="0.346409">
            <text:p>0.346409</text:p>
          </table:table-cell>
          <table:table-cell table:formula="of:=[.D96]+[.E96]" office:value-type="float" office:value="0.503052">
            <text:p>0.503052</text:p>
          </table:table-cell>
          <table:table-cell table:number-columns-repeated="8"/>
          <table:table-cell office:value-type="float" office:value="1.451684">
            <text:p>1.451684</text:p>
          </table:table-cell>
          <table:table-cell office:value-type="float" office:value="1.437558">
            <text:p>1.437558</text:p>
          </table:table-cell>
          <table:table-cell office:value-type="float" office:value="1.701903">
            <text:p>1.701903</text:p>
          </table:table-cell>
          <table:table-cell office:value-type="float" office:value="1.09114">
            <text:p>1.09114</text:p>
          </table:table-cell>
          <table:table-cell office:value-type="float" office:value="1.766207">
            <text:p>1.766207</text:p>
          </table:table-cell>
          <table:table-cell office:value-type="float" office:value="1.386147">
            <text:p>1.386147</text:p>
          </table:table-cell>
          <table:table-cell table:number-columns-repeated="1004"/>
        </table:table-row>
        <table:table-row table:style-name="ro3">
          <table:table-cell office:value-type="float" office:value="0.1925373">
            <text:p>0.1925373</text:p>
          </table:table-cell>
          <table:table-cell office:value-type="float" office:value="0.329016">
            <text:p>0.329016</text:p>
          </table:table-cell>
          <table:table-cell office:value-type="float" office:value="0.45577">
            <text:p>0.45577</text:p>
          </table:table-cell>
          <table:table-cell office:value-type="float" office:value="0.1568661">
            <text:p>0.1568661</text:p>
          </table:table-cell>
          <table:table-cell office:value-type="float" office:value="0.345751">
            <text:p>0.345751</text:p>
          </table:table-cell>
          <table:table-cell table:formula="of:=[.D97]+[.E97]" office:value-type="float" office:value="0.5026171">
            <text:p>0.5026171</text:p>
          </table:table-cell>
          <table:table-cell table:number-columns-repeated="8"/>
          <table:table-cell office:value-type="float" office:value="1.446945">
            <text:p>1.446945</text:p>
          </table:table-cell>
          <table:table-cell office:value-type="float" office:value="1.434054">
            <text:p>1.434054</text:p>
          </table:table-cell>
          <table:table-cell office:value-type="float" office:value="1.694819">
            <text:p>1.694819</text:p>
          </table:table-cell>
          <table:table-cell office:value-type="float" office:value="1.086161">
            <text:p>1.086161</text:p>
          </table:table-cell>
          <table:table-cell office:value-type="float" office:value="1.757823">
            <text:p>1.757823</text:p>
          </table:table-cell>
          <table:table-cell office:value-type="float" office:value="1.379153">
            <text:p>1.379153</text:p>
          </table:table-cell>
          <table:table-cell table:number-columns-repeated="1004"/>
        </table:table-row>
        <table:table-row table:style-name="ro3">
          <table:table-cell office:value-type="float" office:value="0.193124">
            <text:p>0.193124</text:p>
          </table:table-cell>
          <table:table-cell office:value-type="float" office:value="0.331107">
            <text:p>0.331107</text:p>
          </table:table-cell>
          <table:table-cell office:value-type="float" office:value="0.453602">
            <text:p>0.453602</text:p>
          </table:table-cell>
          <table:table-cell office:value-type="float" office:value="0.1567233">
            <text:p>0.1567233</text:p>
          </table:table-cell>
          <table:table-cell office:value-type="float" office:value="0.347077">
            <text:p>0.347077</text:p>
          </table:table-cell>
          <table:table-cell table:formula="of:=[.D98]+[.E98]" office:value-type="float" office:value="0.5038003">
            <text:p>0.5038003</text:p>
          </table:table-cell>
          <table:table-cell table:number-columns-repeated="8"/>
          <table:table-cell office:value-type="float" office:value="1.442169">
            <text:p>1.442169</text:p>
          </table:table-cell>
          <table:table-cell office:value-type="float" office:value="1.431849">
            <text:p>1.431849</text:p>
          </table:table-cell>
          <table:table-cell office:value-type="float" office:value="1.687916">
            <text:p>1.687916</text:p>
          </table:table-cell>
          <table:table-cell office:value-type="float" office:value="1.081188">
            <text:p>1.081188</text:p>
          </table:table-cell>
          <table:table-cell office:value-type="float" office:value="1.750118">
            <text:p>1.750118</text:p>
          </table:table-cell>
          <table:table-cell office:value-type="float" office:value="1.372718">
            <text:p>1.372718</text:p>
          </table:table-cell>
          <table:table-cell table:number-columns-repeated="1004"/>
        </table:table-row>
        <table:table-row table:style-name="ro3">
          <table:table-cell office:value-type="float" office:value="0.1931494">
            <text:p>0.1931494</text:p>
          </table:table-cell>
          <table:table-cell office:value-type="float" office:value="0.331857">
            <text:p>0.331857</text:p>
          </table:table-cell>
          <table:table-cell office:value-type="float" office:value="0.452499">
            <text:p>0.452499</text:p>
          </table:table-cell>
          <table:table-cell office:value-type="float" office:value="0.156631">
            <text:p>0.156631</text:p>
          </table:table-cell>
          <table:table-cell office:value-type="float" office:value="0.346819">
            <text:p>0.346819</text:p>
          </table:table-cell>
          <table:table-cell table:formula="of:=[.D99]+[.E99]" office:value-type="float" office:value="0.50345">
            <text:p>0.50345</text:p>
          </table:table-cell>
          <table:table-cell table:number-columns-repeated="8"/>
          <table:table-cell office:value-type="float" office:value="1.436451">
            <text:p>1.436451</text:p>
          </table:table-cell>
          <table:table-cell office:value-type="float" office:value="1.428959">
            <text:p>1.428959</text:p>
          </table:table-cell>
          <table:table-cell office:value-type="float" office:value="1.681647">
            <text:p>1.681647</text:p>
          </table:table-cell>
          <table:table-cell office:value-type="float" office:value="1.075868">
            <text:p>1.075868</text:p>
          </table:table-cell>
          <table:table-cell office:value-type="float" office:value="1.742296">
            <text:p>1.742296</text:p>
          </table:table-cell>
          <table:table-cell office:value-type="float" office:value="1.366058">
            <text:p>1.366058</text:p>
          </table:table-cell>
          <table:table-cell table:number-columns-repeated="1004"/>
        </table:table-row>
        <table:table-row table:style-name="ro3">
          <table:table-cell office:value-type="float" office:value="0.19304">
            <text:p>0.19304</text:p>
          </table:table-cell>
          <table:table-cell office:value-type="float" office:value="0.333181">
            <text:p>0.333181</text:p>
          </table:table-cell>
          <table:table-cell office:value-type="float" office:value="0.453131">
            <text:p>0.453131</text:p>
          </table:table-cell>
          <table:table-cell office:value-type="float" office:value="0.1564441">
            <text:p>0.1564441</text:p>
          </table:table-cell>
          <table:table-cell office:value-type="float" office:value="0.347435">
            <text:p>0.347435</text:p>
          </table:table-cell>
          <table:table-cell table:formula="of:=[.D100]+[.E100]" office:value-type="float" office:value="0.5038791">
            <text:p>0.5038791</text:p>
          </table:table-cell>
          <table:table-cell table:number-columns-repeated="8"/>
          <table:table-cell office:value-type="float" office:value="1.430691">
            <text:p>1.430691</text:p>
          </table:table-cell>
          <table:table-cell office:value-type="float" office:value="1.427298">
            <text:p>1.427298</text:p>
          </table:table-cell>
          <table:table-cell office:value-type="float" office:value="1.673295">
            <text:p>1.673295</text:p>
          </table:table-cell>
          <table:table-cell office:value-type="float" office:value="1.070523">
            <text:p>1.070523</text:p>
          </table:table-cell>
          <table:table-cell office:value-type="float" office:value="1.735043">
            <text:p>1.735043</text:p>
          </table:table-cell>
          <table:table-cell office:value-type="float" office:value="1.36182">
            <text:p>1.36182</text:p>
          </table:table-cell>
          <table:table-cell table:number-columns-repeated="1004"/>
        </table:table-row>
        <table:table-row table:style-name="ro3">
          <table:table-cell office:value-type="float" office:value="0.1929953">
            <text:p>0.1929953</text:p>
          </table:table-cell>
          <table:table-cell office:value-type="float" office:value="0.333245">
            <text:p>0.333245</text:p>
          </table:table-cell>
          <table:table-cell office:value-type="float" office:value="0.452219">
            <text:p>0.452219</text:p>
          </table:table-cell>
          <table:table-cell office:value-type="float" office:value="0.1563694">
            <text:p>0.1563694</text:p>
          </table:table-cell>
          <table:table-cell office:value-type="float" office:value="0.346796">
            <text:p>0.346796</text:p>
          </table:table-cell>
          <table:table-cell table:formula="of:=[.D101]+[.E101]" office:value-type="float" office:value="0.5031654">
            <text:p>0.5031654</text:p>
          </table:table-cell>
          <table:table-cell table:number-columns-repeated="8"/>
          <table:table-cell office:value-type="float" office:value="1.425347">
            <text:p>1.425347</text:p>
          </table:table-cell>
          <table:table-cell office:value-type="float" office:value="1.422602">
            <text:p>1.422602</text:p>
          </table:table-cell>
          <table:table-cell office:value-type="float" office:value="1.665431">
            <text:p>1.665431</text:p>
          </table:table-cell>
          <table:table-cell office:value-type="float" office:value="1.065284">
            <text:p>1.065284</text:p>
          </table:table-cell>
          <table:table-cell office:value-type="float" office:value="1.726755">
            <text:p>1.726755</text:p>
          </table:table-cell>
          <table:table-cell office:value-type="float" office:value="1.357181">
            <text:p>1.357181</text:p>
          </table:table-cell>
          <table:table-cell table:number-columns-repeated="1004"/>
        </table:table-row>
        <table:table-row table:style-name="ro3">
          <table:table-cell office:value-type="float" office:value="0.1924826">
            <text:p>0.1924826</text:p>
          </table:table-cell>
          <table:table-cell office:value-type="float" office:value="0.334368">
            <text:p>0.334368</text:p>
          </table:table-cell>
          <table:table-cell office:value-type="float" office:value="0.454753">
            <text:p>0.454753</text:p>
          </table:table-cell>
          <table:table-cell office:value-type="float" office:value="0.1556222">
            <text:p>0.1556222</text:p>
          </table:table-cell>
          <table:table-cell office:value-type="float" office:value="0.347324">
            <text:p>0.347324</text:p>
          </table:table-cell>
          <table:table-cell table:formula="of:=[.D102]+[.E102]" office:value-type="float" office:value="0.5029462">
            <text:p>0.5029462</text:p>
          </table:table-cell>
          <table:table-cell table:number-columns-repeated="8"/>
          <table:table-cell office:value-type="float" office:value="1.419636">
            <text:p>1.419636</text:p>
          </table:table-cell>
          <table:table-cell office:value-type="float" office:value="1.418957">
            <text:p>1.418957</text:p>
          </table:table-cell>
          <table:table-cell office:value-type="float" office:value="1.657969">
            <text:p>1.657969</text:p>
          </table:table-cell>
          <table:table-cell office:value-type="float" office:value="1.060168">
            <text:p>1.060168</text:p>
          </table:table-cell>
          <table:table-cell office:value-type="float" office:value="1.718907">
            <text:p>1.718907</text:p>
          </table:table-cell>
          <table:table-cell office:value-type="float" office:value="1.355793">
            <text:p>1.355793</text:p>
          </table:table-cell>
          <table:table-cell table:number-columns-repeated="1004"/>
        </table:table-row>
        <table:table-row table:style-name="ro3">
          <table:table-cell office:value-type="float" office:value="0.1924061">
            <text:p>0.1924061</text:p>
          </table:table-cell>
          <table:table-cell office:value-type="float" office:value="0.335987">
            <text:p>0.335987</text:p>
          </table:table-cell>
          <table:table-cell office:value-type="float" office:value="0.455319">
            <text:p>0.455319</text:p>
          </table:table-cell>
          <table:table-cell office:value-type="float" office:value="0.1553499">
            <text:p>0.1553499</text:p>
          </table:table-cell>
          <table:table-cell office:value-type="float" office:value="0.34775">
            <text:p>0.34775</text:p>
          </table:table-cell>
          <table:table-cell table:formula="of:=[.D103]+[.E103]" office:value-type="float" office:value="0.5030999">
            <text:p>0.5030999</text:p>
          </table:table-cell>
          <table:table-cell table:number-columns-repeated="8"/>
          <table:table-cell office:value-type="float" office:value="1.414113">
            <text:p>1.414113</text:p>
          </table:table-cell>
          <table:table-cell office:value-type="float" office:value="1.417055">
            <text:p>1.417055</text:p>
          </table:table-cell>
          <table:table-cell office:value-type="float" office:value="1.650476">
            <text:p>1.650476</text:p>
          </table:table-cell>
          <table:table-cell office:value-type="float" office:value="1.055043">
            <text:p>1.055043</text:p>
          </table:table-cell>
          <table:table-cell office:value-type="float" office:value="1.71158">
            <text:p>1.71158</text:p>
          </table:table-cell>
          <table:table-cell office:value-type="float" office:value="1.353429">
            <text:p>1.353429</text:p>
          </table:table-cell>
          <table:table-cell table:number-columns-repeated="1004"/>
        </table:table-row>
        <table:table-row table:style-name="ro3">
          <table:table-cell office:value-type="float" office:value="0.1925808">
            <text:p>0.1925808</text:p>
          </table:table-cell>
          <table:table-cell office:value-type="float" office:value="0.338107">
            <text:p>0.338107</text:p>
          </table:table-cell>
          <table:table-cell office:value-type="float" office:value="0.456189">
            <text:p>0.456189</text:p>
          </table:table-cell>
          <table:table-cell office:value-type="float" office:value="0.1553102">
            <text:p>0.1553102</text:p>
          </table:table-cell>
          <table:table-cell office:value-type="float" office:value="0.348789">
            <text:p>0.348789</text:p>
          </table:table-cell>
          <table:table-cell table:formula="of:=[.D104]+[.E104]" office:value-type="float" office:value="0.5040992">
            <text:p>0.5040992</text:p>
          </table:table-cell>
          <table:table-cell table:number-columns-repeated="8"/>
          <table:table-cell office:value-type="float" office:value="1.409447">
            <text:p>1.409447</text:p>
          </table:table-cell>
          <table:table-cell office:value-type="float" office:value="1.416519">
            <text:p>1.416519</text:p>
          </table:table-cell>
          <table:table-cell office:value-type="float" office:value="1.643404">
            <text:p>1.643404</text:p>
          </table:table-cell>
          <table:table-cell office:value-type="float" office:value="1.04997">
            <text:p>1.04997</text:p>
          </table:table-cell>
          <table:table-cell office:value-type="float" office:value="1.704822">
            <text:p>1.704822</text:p>
          </table:table-cell>
          <table:table-cell office:value-type="float" office:value="1.347759">
            <text:p>1.347759</text:p>
          </table:table-cell>
          <table:table-cell table:number-columns-repeated="1004"/>
        </table:table-row>
        <table:table-row table:style-name="ro3">
          <table:table-cell office:value-type="float" office:value="0.192363">
            <text:p>0.192363</text:p>
          </table:table-cell>
          <table:table-cell office:value-type="float" office:value="0.338883">
            <text:p>0.338883</text:p>
          </table:table-cell>
          <table:table-cell office:value-type="float" office:value="0.455812">
            <text:p>0.455812</text:p>
          </table:table-cell>
          <table:table-cell office:value-type="float" office:value="0.1551665">
            <text:p>0.1551665</text:p>
          </table:table-cell>
          <table:table-cell office:value-type="float" office:value="0.348823">
            <text:p>0.348823</text:p>
          </table:table-cell>
          <table:table-cell table:formula="of:=[.D105]+[.E105]" office:value-type="float" office:value="0.5039895">
            <text:p>0.5039895</text:p>
          </table:table-cell>
          <table:table-cell table:number-columns-repeated="8"/>
          <table:table-cell office:value-type="float" office:value="1.404201">
            <text:p>1.404201</text:p>
          </table:table-cell>
          <table:table-cell office:value-type="float" office:value="1.412663">
            <text:p>1.412663</text:p>
          </table:table-cell>
          <table:table-cell office:value-type="float" office:value="1.636992">
            <text:p>1.636992</text:p>
          </table:table-cell>
          <table:table-cell office:value-type="float" office:value="1.045036">
            <text:p>1.045036</text:p>
          </table:table-cell>
          <table:table-cell office:value-type="float" office:value="1.697572">
            <text:p>1.697572</text:p>
          </table:table-cell>
          <table:table-cell office:value-type="float" office:value="1.341935">
            <text:p>1.341935</text:p>
          </table:table-cell>
          <table:table-cell table:number-columns-repeated="1004"/>
        </table:table-row>
        <table:table-row table:style-name="ro3">
          <table:table-cell office:value-type="float" office:value="0.1918255">
            <text:p>0.1918255</text:p>
          </table:table-cell>
          <table:table-cell office:value-type="float" office:value="0.339456">
            <text:p>0.339456</text:p>
          </table:table-cell>
          <table:table-cell office:value-type="float" office:value="0.455207">
            <text:p>0.455207</text:p>
          </table:table-cell>
          <table:table-cell office:value-type="float" office:value="0.1546103">
            <text:p>0.1546103</text:p>
          </table:table-cell>
          <table:table-cell office:value-type="float" office:value="0.348689">
            <text:p>0.348689</text:p>
          </table:table-cell>
          <table:table-cell table:formula="of:=[.D106]+[.E106]" office:value-type="float" office:value="0.5032993">
            <text:p>0.5032993</text:p>
          </table:table-cell>
          <table:table-cell table:number-columns-repeated="8"/>
          <table:table-cell office:value-type="float" office:value="1.398389">
            <text:p>1.398389</text:p>
          </table:table-cell>
          <table:table-cell office:value-type="float" office:value="1.409817">
            <text:p>1.409817</text:p>
          </table:table-cell>
          <table:table-cell office:value-type="float" office:value="1.63237">
            <text:p>1.63237</text:p>
          </table:table-cell>
          <table:table-cell office:value-type="float" office:value="1.040057">
            <text:p>1.040057</text:p>
          </table:table-cell>
          <table:table-cell office:value-type="float" office:value="1.690673">
            <text:p>1.690673</text:p>
          </table:table-cell>
          <table:table-cell office:value-type="float" office:value="1.335867">
            <text:p>1.335867</text:p>
          </table:table-cell>
          <table:table-cell table:number-columns-repeated="1004"/>
        </table:table-row>
        <table:table-row table:style-name="ro3">
          <table:table-cell office:value-type="float" office:value="0.1916555">
            <text:p>0.1916555</text:p>
          </table:table-cell>
          <table:table-cell office:value-type="float" office:value="0.340608">
            <text:p>0.340608</text:p>
          </table:table-cell>
          <table:table-cell office:value-type="float" office:value="0.454585">
            <text:p>0.454585</text:p>
          </table:table-cell>
          <table:table-cell office:value-type="float" office:value="0.1543471">
            <text:p>0.1543471</text:p>
          </table:table-cell>
          <table:table-cell office:value-type="float" office:value="0.348949">
            <text:p>0.348949</text:p>
          </table:table-cell>
          <table:table-cell table:formula="of:=[.D107]+[.E107]" office:value-type="float" office:value="0.5032961">
            <text:p>0.5032961</text:p>
          </table:table-cell>
          <table:table-cell table:number-columns-repeated="8"/>
          <table:table-cell office:value-type="float" office:value="1.392993">
            <text:p>1.392993</text:p>
          </table:table-cell>
          <table:table-cell office:value-type="float" office:value="1.406406">
            <text:p>1.406406</text:p>
          </table:table-cell>
          <table:table-cell office:value-type="float" office:value="1.628141">
            <text:p>1.628141</text:p>
          </table:table-cell>
          <table:table-cell office:value-type="float" office:value="1.035095">
            <text:p>1.035095</text:p>
          </table:table-cell>
          <table:table-cell office:value-type="float" office:value="1.68335">
            <text:p>1.68335</text:p>
          </table:table-cell>
          <table:table-cell office:value-type="float" office:value="1.32961">
            <text:p>1.32961</text:p>
          </table:table-cell>
          <table:table-cell table:number-columns-repeated="1004"/>
        </table:table-row>
        <table:table-row table:style-name="ro3">
          <table:table-cell office:value-type="float" office:value="0.191817">
            <text:p>0.191817</text:p>
          </table:table-cell>
          <table:table-cell office:value-type="float" office:value="0.341765">
            <text:p>0.341765</text:p>
          </table:table-cell>
          <table:table-cell office:value-type="float" office:value="0.453119">
            <text:p>0.453119</text:p>
          </table:table-cell>
          <table:table-cell office:value-type="float" office:value="0.1541311">
            <text:p>0.1541311</text:p>
          </table:table-cell>
          <table:table-cell office:value-type="float" office:value="0.349136">
            <text:p>0.349136</text:p>
          </table:table-cell>
          <table:table-cell table:formula="of:=[.D108]+[.E108]" office:value-type="float" office:value="0.5032671">
            <text:p>0.5032671</text:p>
          </table:table-cell>
          <table:table-cell table:number-columns-repeated="8"/>
          <table:table-cell office:value-type="float" office:value="1.388368">
            <text:p>1.388368</text:p>
          </table:table-cell>
          <table:table-cell office:value-type="float" office:value="1.404143">
            <text:p>1.404143</text:p>
          </table:table-cell>
          <table:table-cell office:value-type="float" office:value="1.629915">
            <text:p>1.629915</text:p>
          </table:table-cell>
          <table:table-cell office:value-type="float" office:value="1.030226">
            <text:p>1.030226</text:p>
          </table:table-cell>
          <table:table-cell office:value-type="float" office:value="1.676404">
            <text:p>1.676404</text:p>
          </table:table-cell>
          <table:table-cell office:value-type="float" office:value="1.324079">
            <text:p>1.324079</text:p>
          </table:table-cell>
          <table:table-cell table:number-columns-repeated="1004"/>
        </table:table-row>
        <table:table-row table:style-name="ro3">
          <table:table-cell office:value-type="float" office:value="0.1918474">
            <text:p>0.1918474</text:p>
          </table:table-cell>
          <table:table-cell office:value-type="float" office:value="0.341132">
            <text:p>0.341132</text:p>
          </table:table-cell>
          <table:table-cell office:value-type="float" office:value="0.454491">
            <text:p>0.454491</text:p>
          </table:table-cell>
          <table:table-cell office:value-type="float" office:value="0.153773">
            <text:p>0.153773</text:p>
          </table:table-cell>
          <table:table-cell office:value-type="float" office:value="0.348067">
            <text:p>0.348067</text:p>
          </table:table-cell>
          <table:table-cell table:formula="of:=[.D109]+[.E109]" office:value-type="float" office:value="0.50184">
            <text:p>0.50184</text:p>
          </table:table-cell>
          <table:table-cell table:number-columns-repeated="8"/>
          <table:table-cell office:value-type="float" office:value="1.383859">
            <text:p>1.383859</text:p>
          </table:table-cell>
          <table:table-cell office:value-type="float" office:value="1.398681">
            <text:p>1.398681</text:p>
          </table:table-cell>
          <table:table-cell office:value-type="float" office:value="1.632381">
            <text:p>1.632381</text:p>
          </table:table-cell>
          <table:table-cell office:value-type="float" office:value="1.025531">
            <text:p>1.025531</text:p>
          </table:table-cell>
          <table:table-cell office:value-type="float" office:value="1.668623">
            <text:p>1.668623</text:p>
          </table:table-cell>
          <table:table-cell office:value-type="float" office:value="1.318678">
            <text:p>1.318678</text:p>
          </table:table-cell>
          <table:table-cell table:number-columns-repeated="1004"/>
        </table:table-row>
        <table:table-row table:style-name="ro3">
          <table:table-cell office:value-type="float" office:value="0.1920339">
            <text:p>0.1920339</text:p>
          </table:table-cell>
          <table:table-cell office:value-type="float" office:value="0.342114">
            <text:p>0.342114</text:p>
          </table:table-cell>
          <table:table-cell office:value-type="float" office:value="0.453225">
            <text:p>0.453225</text:p>
          </table:table-cell>
          <table:table-cell office:value-type="float" office:value="0.1533566">
            <text:p>0.1533566</text:p>
          </table:table-cell>
          <table:table-cell office:value-type="float" office:value="0.348279">
            <text:p>0.348279</text:p>
          </table:table-cell>
          <table:table-cell table:formula="of:=[.D110]+[.E110]" office:value-type="float" office:value="0.5016356">
            <text:p>0.5016356</text:p>
          </table:table-cell>
          <table:table-cell table:number-columns-repeated="8"/>
          <table:table-cell office:value-type="float" office:value="1.379705">
            <text:p>1.379705</text:p>
          </table:table-cell>
          <table:table-cell office:value-type="float" office:value="1.393855">
            <text:p>1.393855</text:p>
          </table:table-cell>
          <table:table-cell office:value-type="float" office:value="1.633312">
            <text:p>1.633312</text:p>
          </table:table-cell>
          <table:table-cell office:value-type="float" office:value="1.020858">
            <text:p>1.020858</text:p>
          </table:table-cell>
          <table:table-cell office:value-type="float" office:value="1.660915">
            <text:p>1.660915</text:p>
          </table:table-cell>
          <table:table-cell office:value-type="float" office:value="1.313147">
            <text:p>1.313147</text:p>
          </table:table-cell>
          <table:table-cell table:number-columns-repeated="1004"/>
        </table:table-row>
        <table:table-row table:style-name="ro3">
          <table:table-cell office:value-type="float" office:value="0.1920193">
            <text:p>0.1920193</text:p>
          </table:table-cell>
          <table:table-cell office:value-type="float" office:value="0.341841">
            <text:p>0.341841</text:p>
          </table:table-cell>
          <table:table-cell office:value-type="float" office:value="0.454907">
            <text:p>0.454907</text:p>
          </table:table-cell>
          <table:table-cell office:value-type="float" office:value="0.1530862">
            <text:p>0.1530862</text:p>
          </table:table-cell>
          <table:table-cell office:value-type="float" office:value="0.347427">
            <text:p>0.347427</text:p>
          </table:table-cell>
          <table:table-cell table:formula="of:=[.D111]+[.E111]" office:value-type="float" office:value="0.5005132">
            <text:p>0.5005132</text:p>
          </table:table-cell>
          <table:table-cell table:number-columns-repeated="8"/>
          <table:table-cell office:value-type="float" office:value="1.375077">
            <text:p>1.375077</text:p>
          </table:table-cell>
          <table:table-cell office:value-type="float" office:value="1.389084">
            <text:p>1.389084</text:p>
          </table:table-cell>
          <table:table-cell office:value-type="float" office:value="1.634989">
            <text:p>1.634989</text:p>
          </table:table-cell>
          <table:table-cell office:value-type="float" office:value="1.016168">
            <text:p>1.016168</text:p>
          </table:table-cell>
          <table:table-cell office:value-type="float" office:value="1.653301">
            <text:p>1.653301</text:p>
          </table:table-cell>
          <table:table-cell office:value-type="float" office:value="1.307804">
            <text:p>1.307804</text:p>
          </table:table-cell>
          <table:table-cell table:number-columns-repeated="1004"/>
        </table:table-row>
        <table:table-row table:style-name="ro3">
          <table:table-cell office:value-type="float" office:value="0.1922108">
            <text:p>0.1922108</text:p>
          </table:table-cell>
          <table:table-cell office:value-type="float" office:value="0.342677">
            <text:p>0.342677</text:p>
          </table:table-cell>
          <table:table-cell office:value-type="float" office:value="0.455485">
            <text:p>0.455485</text:p>
          </table:table-cell>
          <table:table-cell office:value-type="float" office:value="0.152705">
            <text:p>0.152705</text:p>
          </table:table-cell>
          <table:table-cell office:value-type="float" office:value="0.34747">
            <text:p>0.34747</text:p>
          </table:table-cell>
          <table:table-cell table:formula="of:=[.D112]+[.E112]" office:value-type="float" office:value="0.500175">
            <text:p>0.500175</text:p>
          </table:table-cell>
          <table:table-cell table:number-columns-repeated="8"/>
          <table:table-cell office:value-type="float" office:value="1.370695">
            <text:p>1.370695</text:p>
          </table:table-cell>
          <table:table-cell office:value-type="float" office:value="1.385205">
            <text:p>1.385205</text:p>
          </table:table-cell>
          <table:table-cell office:value-type="float" office:value="1.639389">
            <text:p>1.639389</text:p>
          </table:table-cell>
          <table:table-cell office:value-type="float" office:value="1.011597">
            <text:p>1.011597</text:p>
          </table:table-cell>
          <table:table-cell office:value-type="float" office:value="1.645829">
            <text:p>1.645829</text:p>
          </table:table-cell>
          <table:table-cell office:value-type="float" office:value="1.303607">
            <text:p>1.303607</text:p>
          </table:table-cell>
          <table:table-cell table:number-columns-repeated="1004"/>
        </table:table-row>
        <table:table-row table:style-name="ro3">
          <table:table-cell office:value-type="float" office:value="0.1919617">
            <text:p>0.1919617</text:p>
          </table:table-cell>
          <table:table-cell office:value-type="float" office:value="0.342225">
            <text:p>0.342225</text:p>
          </table:table-cell>
          <table:table-cell office:value-type="float" office:value="0.460439">
            <text:p>0.460439</text:p>
          </table:table-cell>
          <table:table-cell office:value-type="float" office:value="0.152286">
            <text:p>0.152286</text:p>
          </table:table-cell>
          <table:table-cell office:value-type="float" office:value="0.346499">
            <text:p>0.346499</text:p>
          </table:table-cell>
          <table:table-cell table:formula="of:=[.D113]+[.E113]" office:value-type="float" office:value="0.498785">
            <text:p>0.498785</text:p>
          </table:table-cell>
          <table:table-cell table:number-columns-repeated="8"/>
          <table:table-cell office:value-type="float" office:value="1.365608">
            <text:p>1.365608</text:p>
          </table:table-cell>
          <table:table-cell office:value-type="float" office:value="1.380446">
            <text:p>1.380446</text:p>
          </table:table-cell>
          <table:table-cell office:value-type="float" office:value="1.644384">
            <text:p>1.644384</text:p>
          </table:table-cell>
          <table:table-cell office:value-type="float" office:value="1.007053">
            <text:p>1.007053</text:p>
          </table:table-cell>
          <table:table-cell office:value-type="float" office:value="1.638518">
            <text:p>1.638518</text:p>
          </table:table-cell>
          <table:table-cell office:value-type="float" office:value="1.299612">
            <text:p>1.299612</text:p>
          </table:table-cell>
          <table:table-cell table:number-columns-repeated="1004"/>
        </table:table-row>
        <table:table-row table:style-name="ro3">
          <table:table-cell office:value-type="float" office:value="0.1916821">
            <text:p>0.1916821</text:p>
          </table:table-cell>
          <table:table-cell office:value-type="float" office:value="0.34259">
            <text:p>0.34259</text:p>
          </table:table-cell>
          <table:table-cell office:value-type="float" office:value="0.460974">
            <text:p>0.460974</text:p>
          </table:table-cell>
          <table:table-cell office:value-type="float" office:value="0.1517485">
            <text:p>0.1517485</text:p>
          </table:table-cell>
          <table:table-cell office:value-type="float" office:value="0.346199">
            <text:p>0.346199</text:p>
          </table:table-cell>
          <table:table-cell table:formula="of:=[.D114]+[.E114]" office:value-type="float" office:value="0.4979475">
            <text:p>0.4979475</text:p>
          </table:table-cell>
          <table:table-cell table:number-columns-repeated="8"/>
          <table:table-cell office:value-type="float" office:value="1.360617">
            <text:p>1.360617</text:p>
          </table:table-cell>
          <table:table-cell office:value-type="float" office:value="1.376556">
            <text:p>1.376556</text:p>
          </table:table-cell>
          <table:table-cell office:value-type="float" office:value="1.646748">
            <text:p>1.646748</text:p>
          </table:table-cell>
          <table:table-cell office:value-type="float" office:value="1.002589">
            <text:p>1.002589</text:p>
          </table:table-cell>
          <table:table-cell office:value-type="float" office:value="1.631256">
            <text:p>1.631256</text:p>
          </table:table-cell>
          <table:table-cell office:value-type="float" office:value="1.295277">
            <text:p>1.295277</text:p>
          </table:table-cell>
          <table:table-cell table:number-columns-repeated="1004"/>
        </table:table-row>
        <table:table-row table:style-name="ro3">
          <table:table-cell office:value-type="float" office:value="0.1909429">
            <text:p>0.1909429</text:p>
          </table:table-cell>
          <table:table-cell office:value-type="float" office:value="0.341471">
            <text:p>0.341471</text:p>
          </table:table-cell>
          <table:table-cell office:value-type="float" office:value="0.465726">
            <text:p>0.465726</text:p>
          </table:table-cell>
          <table:table-cell office:value-type="float" office:value="0.1512427">
            <text:p>0.1512427</text:p>
          </table:table-cell>
          <table:table-cell office:value-type="float" office:value="0.344943">
            <text:p>0.344943</text:p>
          </table:table-cell>
          <table:table-cell table:formula="of:=[.D115]+[.E115]" office:value-type="float" office:value="0.4961857">
            <text:p>0.4961857</text:p>
          </table:table-cell>
          <table:table-cell table:number-columns-repeated="8"/>
          <table:table-cell office:value-type="float" office:value="1.355016">
            <text:p>1.355016</text:p>
          </table:table-cell>
          <table:table-cell office:value-type="float" office:value="1.370907">
            <text:p>1.370907</text:p>
          </table:table-cell>
          <table:table-cell office:value-type="float" office:value="1.649703">
            <text:p>1.649703</text:p>
          </table:table-cell>
          <table:table-cell office:value-type="float" office:value="0.998419">
            <text:p>0.998419</text:p>
          </table:table-cell>
          <table:table-cell office:value-type="float" office:value="1.624705">
            <text:p>1.624705</text:p>
          </table:table-cell>
          <table:table-cell office:value-type="float" office:value="1.291131">
            <text:p>1.291131</text:p>
          </table:table-cell>
          <table:table-cell table:number-columns-repeated="1004"/>
        </table:table-row>
        <table:table-row table:style-name="ro3">
          <table:table-cell office:value-type="float" office:value="0.190209">
            <text:p>0.190209</text:p>
          </table:table-cell>
          <table:table-cell office:value-type="float" office:value="0.340853">
            <text:p>0.340853</text:p>
          </table:table-cell>
          <table:table-cell office:value-type="float" office:value="0.470042">
            <text:p>0.470042</text:p>
          </table:table-cell>
          <table:table-cell office:value-type="float" office:value="0.1506712">
            <text:p>0.1506712</text:p>
          </table:table-cell>
          <table:table-cell office:value-type="float" office:value="0.344123">
            <text:p>0.344123</text:p>
          </table:table-cell>
          <table:table-cell table:formula="of:=[.D116]+[.E116]" office:value-type="float" office:value="0.4947942">
            <text:p>0.4947942</text:p>
          </table:table-cell>
          <table:table-cell table:number-columns-repeated="8"/>
          <table:table-cell office:value-type="float" office:value="1.349698">
            <text:p>1.349698</text:p>
          </table:table-cell>
          <table:table-cell office:value-type="float" office:value="1.365762">
            <text:p>1.365762</text:p>
          </table:table-cell>
          <table:table-cell office:value-type="float" office:value="1.655717">
            <text:p>1.655717</text:p>
          </table:table-cell>
          <table:table-cell office:value-type="float" office:value="0.994186">
            <text:p>0.994186</text:p>
          </table:table-cell>
          <table:table-cell office:value-type="float" office:value="1.617911">
            <text:p>1.617911</text:p>
          </table:table-cell>
          <table:table-cell office:value-type="float" office:value="1.288669">
            <text:p>1.288669</text:p>
          </table:table-cell>
          <table:table-cell table:number-columns-repeated="1004"/>
        </table:table-row>
        <table:table-row table:style-name="ro3">
          <table:table-cell office:value-type="float" office:value="0.189846">
            <text:p>0.189846</text:p>
          </table:table-cell>
          <table:table-cell office:value-type="float" office:value="0.340164">
            <text:p>0.340164</text:p>
          </table:table-cell>
          <table:table-cell office:value-type="float" office:value="0.480051">
            <text:p>0.480051</text:p>
          </table:table-cell>
          <table:table-cell office:value-type="float" office:value="0.1501519">
            <text:p>0.1501519</text:p>
          </table:table-cell>
          <table:table-cell office:value-type="float" office:value="0.342885">
            <text:p>0.342885</text:p>
          </table:table-cell>
          <table:table-cell table:formula="of:=[.D117]+[.E117]" office:value-type="float" office:value="0.4930369">
            <text:p>0.4930369</text:p>
          </table:table-cell>
          <table:table-cell table:number-columns-repeated="8"/>
          <table:table-cell office:value-type="float" office:value="1.34535">
            <text:p>1.34535</text:p>
          </table:table-cell>
          <table:table-cell office:value-type="float" office:value="1.361893">
            <text:p>1.361893</text:p>
          </table:table-cell>
          <table:table-cell office:value-type="float" office:value="1.662399">
            <text:p>1.662399</text:p>
          </table:table-cell>
          <table:table-cell office:value-type="float" office:value="0.98986">
            <text:p>0.98986</text:p>
          </table:table-cell>
          <table:table-cell office:value-type="float" office:value="1.611049">
            <text:p>1.611049</text:p>
          </table:table-cell>
          <table:table-cell office:value-type="float" office:value="1.286498">
            <text:p>1.286498</text:p>
          </table:table-cell>
          <table:table-cell table:number-columns-repeated="1004"/>
        </table:table-row>
        <table:table-row table:style-name="ro3">
          <table:table-cell office:value-type="float" office:value="0.1895076">
            <text:p>0.1895076</text:p>
          </table:table-cell>
          <table:table-cell office:value-type="float" office:value="0.340472">
            <text:p>0.340472</text:p>
          </table:table-cell>
          <table:table-cell office:value-type="float" office:value="0.485422">
            <text:p>0.485422</text:p>
          </table:table-cell>
          <table:table-cell office:value-type="float" office:value="0.149507">
            <text:p>0.149507</text:p>
          </table:table-cell>
          <table:table-cell office:value-type="float" office:value="0.342562">
            <text:p>0.342562</text:p>
          </table:table-cell>
          <table:table-cell table:formula="of:=[.D118]+[.E118]" office:value-type="float" office:value="0.492069">
            <text:p>0.492069</text:p>
          </table:table-cell>
          <table:table-cell table:number-columns-repeated="8"/>
          <table:table-cell office:value-type="float" office:value="1.341246">
            <text:p>1.341246</text:p>
          </table:table-cell>
          <table:table-cell office:value-type="float" office:value="1.359029">
            <text:p>1.359029</text:p>
          </table:table-cell>
          <table:table-cell office:value-type="float" office:value="1.669184">
            <text:p>1.669184</text:p>
          </table:table-cell>
          <table:table-cell office:value-type="float" office:value="0.986206">
            <text:p>0.986206</text:p>
          </table:table-cell>
          <table:table-cell office:value-type="float" office:value="1.604121">
            <text:p>1.604121</text:p>
          </table:table-cell>
          <table:table-cell office:value-type="float" office:value="1.285585">
            <text:p>1.285585</text:p>
          </table:table-cell>
          <table:table-cell table:number-columns-repeated="1004"/>
        </table:table-row>
        <table:table-row table:style-name="ro3">
          <table:table-cell office:value-type="float" office:value="0.1899507">
            <text:p>0.1899507</text:p>
          </table:table-cell>
          <table:table-cell office:value-type="float" office:value="0.340515">
            <text:p>0.340515</text:p>
          </table:table-cell>
          <table:table-cell office:value-type="float" office:value="0.496636">
            <text:p>0.496636</text:p>
          </table:table-cell>
          <table:table-cell office:value-type="float" office:value="0.1492151">
            <text:p>0.1492151</text:p>
          </table:table-cell>
          <table:table-cell office:value-type="float" office:value="0.341525">
            <text:p>0.341525</text:p>
          </table:table-cell>
          <table:table-cell table:formula="of:=[.D119]+[.E119]" office:value-type="float" office:value="0.4907401">
            <text:p>0.4907401</text:p>
          </table:table-cell>
          <table:table-cell table:number-columns-repeated="8"/>
          <table:table-cell office:value-type="float" office:value="1.337728">
            <text:p>1.337728</text:p>
          </table:table-cell>
          <table:table-cell office:value-type="float" office:value="1.357438">
            <text:p>1.357438</text:p>
          </table:table-cell>
          <table:table-cell office:value-type="float" office:value="1.675775">
            <text:p>1.675775</text:p>
          </table:table-cell>
          <table:table-cell office:value-type="float" office:value="0.982821">
            <text:p>0.982821</text:p>
          </table:table-cell>
          <table:table-cell office:value-type="float" office:value="1.597568">
            <text:p>1.597568</text:p>
          </table:table-cell>
          <table:table-cell office:value-type="float" office:value="1.284463">
            <text:p>1.284463</text:p>
          </table:table-cell>
          <table:table-cell table:number-columns-repeated="1004"/>
        </table:table-row>
        <table:table-row table:style-name="ro3">
          <table:table-cell office:value-type="float" office:value="0.1910479">
            <text:p>0.1910479</text:p>
          </table:table-cell>
          <table:table-cell office:value-type="float" office:value="0.342705">
            <text:p>0.342705</text:p>
          </table:table-cell>
          <table:table-cell office:value-type="float" office:value="0.505243">
            <text:p>0.505243</text:p>
          </table:table-cell>
          <table:table-cell office:value-type="float" office:value="0.1491123">
            <text:p>0.1491123</text:p>
          </table:table-cell>
          <table:table-cell office:value-type="float" office:value="0.342441">
            <text:p>0.342441</text:p>
          </table:table-cell>
          <table:table-cell table:formula="of:=[.D120]+[.E120]" office:value-type="float" office:value="0.4915533">
            <text:p>0.4915533</text:p>
          </table:table-cell>
          <table:table-cell table:number-columns-repeated="8"/>
          <table:table-cell office:value-type="float" office:value="1.334864">
            <text:p>1.334864</text:p>
          </table:table-cell>
          <table:table-cell office:value-type="float" office:value="1.357037">
            <text:p>1.357037</text:p>
          </table:table-cell>
          <table:table-cell office:value-type="float" office:value="1.682247">
            <text:p>1.682247</text:p>
          </table:table-cell>
          <table:table-cell office:value-type="float" office:value="0.979579">
            <text:p>0.979579</text:p>
          </table:table-cell>
          <table:table-cell office:value-type="float" office:value="1.591021">
            <text:p>1.591021</text:p>
          </table:table-cell>
          <table:table-cell office:value-type="float" office:value="1.284886">
            <text:p>1.284886</text:p>
          </table:table-cell>
          <table:table-cell table:number-columns-repeated="1004"/>
        </table:table-row>
        <table:table-row table:style-name="ro3">
          <table:table-cell office:value-type="float" office:value="0.1914406">
            <text:p>0.1914406</text:p>
          </table:table-cell>
          <table:table-cell office:value-type="float" office:value="0.342251">
            <text:p>0.342251</text:p>
          </table:table-cell>
          <table:table-cell office:value-type="float" office:value="0.520302">
            <text:p>0.520302</text:p>
          </table:table-cell>
          <table:table-cell office:value-type="float" office:value="0.1489101">
            <text:p>0.1489101</text:p>
          </table:table-cell>
          <table:table-cell office:value-type="float" office:value="0.341234">
            <text:p>0.341234</text:p>
          </table:table-cell>
          <table:table-cell table:formula="of:=[.D121]+[.E121]" office:value-type="float" office:value="0.4901441">
            <text:p>0.4901441</text:p>
          </table:table-cell>
          <table:table-cell table:number-columns-repeated="8"/>
          <table:table-cell office:value-type="float" office:value="1.330767">
            <text:p>1.330767</text:p>
          </table:table-cell>
          <table:table-cell office:value-type="float" office:value="1.353719">
            <text:p>1.353719</text:p>
          </table:table-cell>
          <table:table-cell office:value-type="float" office:value="1.68888">
            <text:p>1.68888</text:p>
          </table:table-cell>
          <table:table-cell office:value-type="float" office:value="0.976205">
            <text:p>0.976205</text:p>
          </table:table-cell>
          <table:table-cell office:value-type="float" office:value="1.584794">
            <text:p>1.584794</text:p>
          </table:table-cell>
          <table:table-cell office:value-type="float" office:value="1.285129">
            <text:p>1.285129</text:p>
          </table:table-cell>
          <table:table-cell table:number-columns-repeated="1004"/>
        </table:table-row>
        <table:table-row table:style-name="ro3">
          <table:table-cell office:value-type="float" office:value="0.1921634">
            <text:p>0.1921634</text:p>
          </table:table-cell>
          <table:table-cell office:value-type="float" office:value="0.344192">
            <text:p>0.344192</text:p>
          </table:table-cell>
          <table:table-cell office:value-type="float" office:value="0.526955">
            <text:p>0.526955</text:p>
          </table:table-cell>
          <table:table-cell office:value-type="float" office:value="0.148839">
            <text:p>0.148839</text:p>
          </table:table-cell>
          <table:table-cell office:value-type="float" office:value="0.342248">
            <text:p>0.342248</text:p>
          </table:table-cell>
          <table:table-cell table:formula="of:=[.D122]+[.E122]" office:value-type="float" office:value="0.491087">
            <text:p>0.491087</text:p>
          </table:table-cell>
          <table:table-cell table:number-columns-repeated="8"/>
          <table:table-cell office:value-type="float" office:value="1.32696">
            <text:p>1.32696</text:p>
          </table:table-cell>
          <table:table-cell office:value-type="float" office:value="1.351339">
            <text:p>1.351339</text:p>
          </table:table-cell>
          <table:table-cell office:value-type="float" office:value="1.691203">
            <text:p>1.691203</text:p>
          </table:table-cell>
          <table:table-cell office:value-type="float" office:value="0.972655">
            <text:p>0.972655</text:p>
          </table:table-cell>
          <table:table-cell office:value-type="float" office:value="1.57843">
            <text:p>1.57843</text:p>
          </table:table-cell>
          <table:table-cell office:value-type="float" office:value="1.284198">
            <text:p>1.284198</text:p>
          </table:table-cell>
          <table:table-cell table:number-columns-repeated="1004"/>
        </table:table-row>
        <table:table-row table:style-name="ro3">
          <table:table-cell office:value-type="float" office:value="0.1929748">
            <text:p>0.1929748</text:p>
          </table:table-cell>
          <table:table-cell office:value-type="float" office:value="0.343561">
            <text:p>0.343561</text:p>
          </table:table-cell>
          <table:table-cell office:value-type="float" office:value="0.539473">
            <text:p>0.539473</text:p>
          </table:table-cell>
          <table:table-cell office:value-type="float" office:value="0.1490907">
            <text:p>0.1490907</text:p>
          </table:table-cell>
          <table:table-cell office:value-type="float" office:value="0.341214">
            <text:p>0.341214</text:p>
          </table:table-cell>
          <table:table-cell table:formula="of:=[.D123]+[.E123]" office:value-type="float" office:value="0.4903047">
            <text:p>0.4903047</text:p>
          </table:table-cell>
          <table:table-cell table:number-columns-repeated="8"/>
          <table:table-cell office:value-type="float" office:value="1.323229">
            <text:p>1.323229</text:p>
          </table:table-cell>
          <table:table-cell office:value-type="float" office:value="1.347425">
            <text:p>1.347425</text:p>
          </table:table-cell>
          <table:table-cell office:value-type="float" office:value="1.693992">
            <text:p>1.693992</text:p>
          </table:table-cell>
          <table:table-cell office:value-type="float" office:value="0.969417">
            <text:p>0.969417</text:p>
          </table:table-cell>
          <table:table-cell office:value-type="float" office:value="1.573511">
            <text:p>1.573511</text:p>
          </table:table-cell>
          <table:table-cell office:value-type="float" office:value="1.283234">
            <text:p>1.283234</text:p>
          </table:table-cell>
          <table:table-cell table:number-columns-repeated="1004"/>
        </table:table-row>
        <table:table-row table:style-name="ro3">
          <table:table-cell office:value-type="float" office:value="0.1944055">
            <text:p>0.1944055</text:p>
          </table:table-cell>
          <table:table-cell office:value-type="float" office:value="0.346254">
            <text:p>0.346254</text:p>
          </table:table-cell>
          <table:table-cell office:value-type="float" office:value="0.546943">
            <text:p>0.546943</text:p>
          </table:table-cell>
          <table:table-cell office:value-type="float" office:value="0.1495702">
            <text:p>0.1495702</text:p>
          </table:table-cell>
          <table:table-cell office:value-type="float" office:value="0.343293">
            <text:p>0.343293</text:p>
          </table:table-cell>
          <table:table-cell table:formula="of:=[.D124]+[.E124]" office:value-type="float" office:value="0.4928632">
            <text:p>0.4928632</text:p>
          </table:table-cell>
          <table:table-cell table:number-columns-repeated="8"/>
          <table:table-cell office:value-type="float" office:value="1.319727">
            <text:p>1.319727</text:p>
          </table:table-cell>
          <table:table-cell office:value-type="float" office:value="1.344015">
            <text:p>1.344015</text:p>
          </table:table-cell>
          <table:table-cell office:value-type="float" office:value="1.695723">
            <text:p>1.695723</text:p>
          </table:table-cell>
          <table:table-cell office:value-type="float" office:value="0.966321">
            <text:p>0.966321</text:p>
          </table:table-cell>
          <table:table-cell office:value-type="float" office:value="1.568147">
            <text:p>1.568147</text:p>
          </table:table-cell>
          <table:table-cell office:value-type="float" office:value="1.282057">
            <text:p>1.282057</text:p>
          </table:table-cell>
          <table:table-cell table:number-columns-repeated="1004"/>
        </table:table-row>
        <table:table-row table:style-name="ro3">
          <table:table-cell office:value-type="float" office:value="0.1948862">
            <text:p>0.1948862</text:p>
          </table:table-cell>
          <table:table-cell office:value-type="float" office:value="0.345376">
            <text:p>0.345376</text:p>
          </table:table-cell>
          <table:table-cell office:value-type="float" office:value="0.560372">
            <text:p>0.560372</text:p>
          </table:table-cell>
          <table:table-cell office:value-type="float" office:value="0.1497266">
            <text:p>0.1497266</text:p>
          </table:table-cell>
          <table:table-cell office:value-type="float" office:value="0.342234">
            <text:p>0.342234</text:p>
          </table:table-cell>
          <table:table-cell table:formula="of:=[.D125]+[.E125]" office:value-type="float" office:value="0.4919606">
            <text:p>0.4919606</text:p>
          </table:table-cell>
          <table:table-cell table:number-columns-repeated="8"/>
          <table:table-cell office:value-type="float" office:value="1.315357">
            <text:p>1.315357</text:p>
          </table:table-cell>
          <table:table-cell office:value-type="float" office:value="1.339557">
            <text:p>1.339557</text:p>
          </table:table-cell>
          <table:table-cell office:value-type="float" office:value="1.697767">
            <text:p>1.697767</text:p>
          </table:table-cell>
          <table:table-cell office:value-type="float" office:value="0.962933">
            <text:p>0.962933</text:p>
          </table:table-cell>
          <table:table-cell office:value-type="float" office:value="1.562872">
            <text:p>1.562872</text:p>
          </table:table-cell>
          <table:table-cell office:value-type="float" office:value="1.28081">
            <text:p>1.28081</text:p>
          </table:table-cell>
          <table:table-cell table:number-columns-repeated="1004"/>
        </table:table-row>
        <table:table-row table:style-name="ro3">
          <table:table-cell office:value-type="float" office:value="0.1956669">
            <text:p>0.1956669</text:p>
          </table:table-cell>
          <table:table-cell office:value-type="float" office:value="0.347494">
            <text:p>0.347494</text:p>
          </table:table-cell>
          <table:table-cell office:value-type="float" office:value="0.563983">
            <text:p>0.563983</text:p>
          </table:table-cell>
          <table:table-cell office:value-type="float" office:value="0.1498668">
            <text:p>0.1498668</text:p>
          </table:table-cell>
          <table:table-cell office:value-type="float" office:value="0.344105">
            <text:p>0.344105</text:p>
          </table:table-cell>
          <table:table-cell table:formula="of:=[.D126]+[.E126]" office:value-type="float" office:value="0.4939718">
            <text:p>0.4939718</text:p>
          </table:table-cell>
          <table:table-cell table:number-columns-repeated="8"/>
          <table:table-cell office:value-type="float" office:value="1.311289">
            <text:p>1.311289</text:p>
          </table:table-cell>
          <table:table-cell office:value-type="float" office:value="1.335761">
            <text:p>1.335761</text:p>
          </table:table-cell>
          <table:table-cell office:value-type="float" office:value="1.696183">
            <text:p>1.696183</text:p>
          </table:table-cell>
          <table:table-cell office:value-type="float" office:value="0.960186">
            <text:p>0.960186</text:p>
          </table:table-cell>
          <table:table-cell office:value-type="float" office:value="1.557191">
            <text:p>1.557191</text:p>
          </table:table-cell>
          <table:table-cell office:value-type="float" office:value="1.277714">
            <text:p>1.277714</text:p>
          </table:table-cell>
          <table:table-cell table:number-columns-repeated="1004"/>
        </table:table-row>
        <table:table-row table:style-name="ro3">
          <table:table-cell office:value-type="float" office:value="0.1951606">
            <text:p>0.1951606</text:p>
          </table:table-cell>
          <table:table-cell office:value-type="float" office:value="0.346175">
            <text:p>0.346175</text:p>
          </table:table-cell>
          <table:table-cell office:value-type="float" office:value="0.572425">
            <text:p>0.572425</text:p>
          </table:table-cell>
          <table:table-cell office:value-type="float" office:value="0.1495778">
            <text:p>0.1495778</text:p>
          </table:table-cell>
          <table:table-cell office:value-type="float" office:value="0.34278">
            <text:p>0.34278</text:p>
          </table:table-cell>
          <table:table-cell table:formula="of:=[.D127]+[.E127]" office:value-type="float" office:value="0.4923578">
            <text:p>0.4923578</text:p>
          </table:table-cell>
          <table:table-cell table:number-columns-repeated="8"/>
          <table:table-cell office:value-type="float" office:value="1.306055">
            <text:p>1.306055</text:p>
          </table:table-cell>
          <table:table-cell office:value-type="float" office:value="1.332244">
            <text:p>1.332244</text:p>
          </table:table-cell>
          <table:table-cell office:value-type="float" office:value="1.694412">
            <text:p>1.694412</text:p>
          </table:table-cell>
          <table:table-cell office:value-type="float" office:value="0.957202">
            <text:p>0.957202</text:p>
          </table:table-cell>
          <table:table-cell office:value-type="float" office:value="1.551432">
            <text:p>1.551432</text:p>
          </table:table-cell>
          <table:table-cell office:value-type="float" office:value="1.27422">
            <text:p>1.27422</text:p>
          </table:table-cell>
          <table:table-cell table:number-columns-repeated="1004"/>
        </table:table-row>
        <table:table-row table:style-name="ro3">
          <table:table-cell office:value-type="float" office:value="0.1946383">
            <text:p>0.1946383</text:p>
          </table:table-cell>
          <table:table-cell office:value-type="float" office:value="0.346489">
            <text:p>0.346489</text:p>
          </table:table-cell>
          <table:table-cell office:value-type="float" office:value="0.575851">
            <text:p>0.575851</text:p>
          </table:table-cell>
          <table:table-cell office:value-type="float" office:value="0.1491656">
            <text:p>0.1491656</text:p>
          </table:table-cell>
          <table:table-cell office:value-type="float" office:value="0.343275">
            <text:p>0.343275</text:p>
          </table:table-cell>
          <table:table-cell table:formula="of:=[.D128]+[.E128]" office:value-type="float" office:value="0.4924406">
            <text:p>0.4924406</text:p>
          </table:table-cell>
          <table:table-cell table:number-columns-repeated="8"/>
          <table:table-cell office:value-type="float" office:value="1.301317">
            <text:p>1.301317</text:p>
          </table:table-cell>
          <table:table-cell office:value-type="float" office:value="1.329704">
            <text:p>1.329704</text:p>
          </table:table-cell>
          <table:table-cell office:value-type="float" office:value="1.691497">
            <text:p>1.691497</text:p>
          </table:table-cell>
          <table:table-cell office:value-type="float" office:value="0.953529">
            <text:p>0.953529</text:p>
          </table:table-cell>
          <table:table-cell office:value-type="float" office:value="1.545428">
            <text:p>1.545428</text:p>
          </table:table-cell>
          <table:table-cell office:value-type="float" office:value="1.272418">
            <text:p>1.272418</text:p>
          </table:table-cell>
          <table:table-cell table:number-columns-repeated="1004"/>
        </table:table-row>
        <table:table-row table:style-name="ro3">
          <table:table-cell office:value-type="float" office:value="0.1940245">
            <text:p>0.1940245</text:p>
          </table:table-cell>
          <table:table-cell office:value-type="float" office:value="0.345344">
            <text:p>0.345344</text:p>
          </table:table-cell>
          <table:table-cell office:value-type="float" office:value="0.584027">
            <text:p>0.584027</text:p>
          </table:table-cell>
          <table:table-cell office:value-type="float" office:value="0.1491118">
            <text:p>0.1491118</text:p>
          </table:table-cell>
          <table:table-cell office:value-type="float" office:value="0.342605">
            <text:p>0.342605</text:p>
          </table:table-cell>
          <table:table-cell table:formula="of:=[.D129]+[.E129]" office:value-type="float" office:value="0.4917168">
            <text:p>0.4917168</text:p>
          </table:table-cell>
          <table:table-cell table:number-columns-repeated="8"/>
          <table:table-cell office:value-type="float" office:value="1.296998">
            <text:p>1.296998</text:p>
          </table:table-cell>
          <table:table-cell office:value-type="float" office:value="1.325342">
            <text:p>1.325342</text:p>
          </table:table-cell>
          <table:table-cell office:value-type="float" office:value="1.689128">
            <text:p>1.689128</text:p>
          </table:table-cell>
          <table:table-cell office:value-type="float" office:value="0.950213">
            <text:p>0.950213</text:p>
          </table:table-cell>
          <table:table-cell office:value-type="float" office:value="1.541301">
            <text:p>1.541301</text:p>
          </table:table-cell>
          <table:table-cell office:value-type="float" office:value="1.270566">
            <text:p>1.270566</text:p>
          </table:table-cell>
          <table:table-cell table:number-columns-repeated="1004"/>
        </table:table-row>
        <table:table-row table:style-name="ro3">
          <table:table-cell office:value-type="float" office:value="0.193424">
            <text:p>0.193424</text:p>
          </table:table-cell>
          <table:table-cell office:value-type="float" office:value="0.345243">
            <text:p>0.345243</text:p>
          </table:table-cell>
          <table:table-cell office:value-type="float" office:value="0.587044">
            <text:p>0.587044</text:p>
          </table:table-cell>
          <table:table-cell office:value-type="float" office:value="0.1489212">
            <text:p>0.1489212</text:p>
          </table:table-cell>
          <table:table-cell office:value-type="float" office:value="0.343241">
            <text:p>0.343241</text:p>
          </table:table-cell>
          <table:table-cell table:formula="of:=[.D130]+[.E130]" office:value-type="float" office:value="0.4921622">
            <text:p>0.4921622</text:p>
          </table:table-cell>
          <table:table-cell table:number-columns-repeated="8"/>
          <table:table-cell office:value-type="float" office:value="1.292761">
            <text:p>1.292761</text:p>
          </table:table-cell>
          <table:table-cell office:value-type="float" office:value="1.32146">
            <text:p>1.32146</text:p>
          </table:table-cell>
          <table:table-cell office:value-type="float" office:value="1.68585">
            <text:p>1.68585</text:p>
          </table:table-cell>
          <table:table-cell office:value-type="float" office:value="0.946661">
            <text:p>0.946661</text:p>
          </table:table-cell>
          <table:table-cell office:value-type="float" office:value="1.536456">
            <text:p>1.536456</text:p>
          </table:table-cell>
          <table:table-cell office:value-type="float" office:value="1.268203">
            <text:p>1.268203</text:p>
          </table:table-cell>
          <table:table-cell table:number-columns-repeated="1004"/>
        </table:table-row>
        <table:table-row table:style-name="ro3">
          <table:table-cell office:value-type="float" office:value="0.1927048">
            <text:p>0.1927048</text:p>
          </table:table-cell>
          <table:table-cell office:value-type="float" office:value="0.343909">
            <text:p>0.343909</text:p>
          </table:table-cell>
          <table:table-cell office:value-type="float" office:value="0.594641">
            <text:p>0.594641</text:p>
          </table:table-cell>
          <table:table-cell office:value-type="float" office:value="0.1485513">
            <text:p>0.1485513</text:p>
          </table:table-cell>
          <table:table-cell office:value-type="float" office:value="0.342221">
            <text:p>0.342221</text:p>
          </table:table-cell>
          <table:table-cell table:formula="of:=[.D131]+[.E131]" office:value-type="float" office:value="0.4907723">
            <text:p>0.4907723</text:p>
          </table:table-cell>
          <table:table-cell table:number-columns-repeated="8"/>
          <table:table-cell office:value-type="float" office:value="1.289291">
            <text:p>1.289291</text:p>
          </table:table-cell>
          <table:table-cell office:value-type="float" office:value="1.318611">
            <text:p>1.318611</text:p>
          </table:table-cell>
          <table:table-cell office:value-type="float" office:value="1.683194">
            <text:p>1.683194</text:p>
          </table:table-cell>
          <table:table-cell office:value-type="float" office:value="0.943033">
            <text:p>0.943033</text:p>
          </table:table-cell>
          <table:table-cell office:value-type="float" office:value="1.531196">
            <text:p>1.531196</text:p>
          </table:table-cell>
          <table:table-cell office:value-type="float" office:value="1.265959">
            <text:p>1.265959</text:p>
          </table:table-cell>
          <table:table-cell table:number-columns-repeated="1004"/>
        </table:table-row>
        <table:table-row table:style-name="ro3">
          <table:table-cell office:value-type="float" office:value="0.1921651">
            <text:p>0.1921651</text:p>
          </table:table-cell>
          <table:table-cell office:value-type="float" office:value="0.343757">
            <text:p>0.343757</text:p>
          </table:table-cell>
          <table:table-cell office:value-type="float" office:value="0.599831">
            <text:p>0.599831</text:p>
          </table:table-cell>
          <table:table-cell office:value-type="float" office:value="0.148415">
            <text:p>0.148415</text:p>
          </table:table-cell>
          <table:table-cell office:value-type="float" office:value="0.342601">
            <text:p>0.342601</text:p>
          </table:table-cell>
          <table:table-cell table:formula="of:=[.D132]+[.E132]" office:value-type="float" office:value="0.491016">
            <text:p>0.491016</text:p>
          </table:table-cell>
          <table:table-cell table:number-columns-repeated="8"/>
          <table:table-cell office:value-type="float" office:value="1.284465">
            <text:p>1.284465</text:p>
          </table:table-cell>
          <table:table-cell office:value-type="float" office:value="1.316897">
            <text:p>1.316897</text:p>
          </table:table-cell>
          <table:table-cell office:value-type="float" office:value="1.680422">
            <text:p>1.680422</text:p>
          </table:table-cell>
          <table:table-cell office:value-type="float" office:value="0.939547">
            <text:p>0.939547</text:p>
          </table:table-cell>
          <table:table-cell office:value-type="float" office:value="1.52556">
            <text:p>1.52556</text:p>
          </table:table-cell>
          <table:table-cell office:value-type="float" office:value="1.263961">
            <text:p>1.263961</text:p>
          </table:table-cell>
          <table:table-cell table:number-columns-repeated="1004"/>
        </table:table-row>
        <table:table-row table:style-name="ro3">
          <table:table-cell office:value-type="float" office:value="0.1919508">
            <text:p>0.1919508</text:p>
          </table:table-cell>
          <table:table-cell office:value-type="float" office:value="0.342585">
            <text:p>0.342585</text:p>
          </table:table-cell>
          <table:table-cell office:value-type="float" office:value="0.61019">
            <text:p>0.61019</text:p>
          </table:table-cell>
          <table:table-cell office:value-type="float" office:value="0.148445">
            <text:p>0.148445</text:p>
          </table:table-cell>
          <table:table-cell office:value-type="float" office:value="0.341736">
            <text:p>0.341736</text:p>
          </table:table-cell>
          <table:table-cell table:formula="of:=[.D133]+[.E133]" office:value-type="float" office:value="0.490181">
            <text:p>0.490181</text:p>
          </table:table-cell>
          <table:table-cell table:number-columns-repeated="8"/>
          <table:table-cell office:value-type="float" office:value="1.280275">
            <text:p>1.280275</text:p>
          </table:table-cell>
          <table:table-cell office:value-type="float" office:value="1.314247">
            <text:p>1.314247</text:p>
          </table:table-cell>
          <table:table-cell office:value-type="float" office:value="1.67784">
            <text:p>1.67784</text:p>
          </table:table-cell>
          <table:table-cell office:value-type="float" office:value="0.936216">
            <text:p>0.936216</text:p>
          </table:table-cell>
          <table:table-cell office:value-type="float" office:value="1.52059">
            <text:p>1.52059</text:p>
          </table:table-cell>
          <table:table-cell office:value-type="float" office:value="1.261875">
            <text:p>1.261875</text:p>
          </table:table-cell>
          <table:table-cell table:number-columns-repeated="1004"/>
        </table:table-row>
        <table:table-row table:style-name="ro3">
          <table:table-cell office:value-type="float" office:value="0.1920061">
            <text:p>0.1920061</text:p>
          </table:table-cell>
          <table:table-cell office:value-type="float" office:value="0.343589">
            <text:p>0.343589</text:p>
          </table:table-cell>
          <table:table-cell office:value-type="float" office:value="0.61845">
            <text:p>0.61845</text:p>
          </table:table-cell>
          <table:table-cell office:value-type="float" office:value="0.1484638">
            <text:p>0.1484638</text:p>
          </table:table-cell>
          <table:table-cell office:value-type="float" office:value="0.343051">
            <text:p>0.343051</text:p>
          </table:table-cell>
          <table:table-cell table:formula="of:=[.D134]+[.E134]" office:value-type="float" office:value="0.4915148">
            <text:p>0.4915148</text:p>
          </table:table-cell>
          <table:table-cell table:number-columns-repeated="8"/>
          <table:table-cell office:value-type="float" office:value="1.276387">
            <text:p>1.276387</text:p>
          </table:table-cell>
          <table:table-cell office:value-type="float" office:value="1.312698">
            <text:p>1.312698</text:p>
          </table:table-cell>
          <table:table-cell office:value-type="float" office:value="1.676419">
            <text:p>1.676419</text:p>
          </table:table-cell>
          <table:table-cell office:value-type="float" office:value="0.932857">
            <text:p>0.932857</text:p>
          </table:table-cell>
          <table:table-cell office:value-type="float" office:value="1.515206">
            <text:p>1.515206</text:p>
          </table:table-cell>
          <table:table-cell office:value-type="float" office:value="1.260631">
            <text:p>1.260631</text:p>
          </table:table-cell>
          <table:table-cell table:number-columns-repeated="1004"/>
        </table:table-row>
        <table:table-row table:style-name="ro3">
          <table:table-cell office:value-type="float" office:value="0.1915419">
            <text:p>0.1915419</text:p>
          </table:table-cell>
          <table:table-cell office:value-type="float" office:value="0.342334">
            <text:p>0.342334</text:p>
          </table:table-cell>
          <table:table-cell office:value-type="float" office:value="0.632586">
            <text:p>0.632586</text:p>
          </table:table-cell>
          <table:table-cell office:value-type="float" office:value="0.1482113">
            <text:p>0.1482113</text:p>
          </table:table-cell>
          <table:table-cell office:value-type="float" office:value="0.34211">
            <text:p>0.34211</text:p>
          </table:table-cell>
          <table:table-cell table:formula="of:=[.D135]+[.E135]" office:value-type="float" office:value="0.4903213">
            <text:p>0.4903213</text:p>
          </table:table-cell>
          <table:table-cell table:number-columns-repeated="8"/>
          <table:table-cell office:value-type="float" office:value="1.272562">
            <text:p>1.272562</text:p>
          </table:table-cell>
          <table:table-cell office:value-type="float" office:value="1.310569">
            <text:p>1.310569</text:p>
          </table:table-cell>
          <table:table-cell office:value-type="float" office:value="1.675354">
            <text:p>1.675354</text:p>
          </table:table-cell>
          <table:table-cell office:value-type="float" office:value="0.929365">
            <text:p>0.929365</text:p>
          </table:table-cell>
          <table:table-cell office:value-type="float" office:value="1.509851">
            <text:p>1.509851</text:p>
          </table:table-cell>
          <table:table-cell office:value-type="float" office:value="1.259432">
            <text:p>1.259432</text:p>
          </table:table-cell>
          <table:table-cell table:number-columns-repeated="1004"/>
        </table:table-row>
        <table:table-row table:style-name="ro3">
          <table:table-cell office:value-type="float" office:value="0.1913507">
            <text:p>0.1913507</text:p>
          </table:table-cell>
          <table:table-cell office:value-type="float" office:value="0.3428">
            <text:p>0.3428</text:p>
          </table:table-cell>
          <table:table-cell office:value-type="float" office:value="0.642569">
            <text:p>0.642569</text:p>
          </table:table-cell>
          <table:table-cell office:value-type="float" office:value="0.1481376">
            <text:p>0.1481376</text:p>
          </table:table-cell>
          <table:table-cell office:value-type="float" office:value="0.342926">
            <text:p>0.342926</text:p>
          </table:table-cell>
          <table:table-cell table:formula="of:=[.D136]+[.E136]" office:value-type="float" office:value="0.4910636">
            <text:p>0.4910636</text:p>
          </table:table-cell>
          <table:table-cell table:number-columns-repeated="8"/>
          <table:table-cell office:value-type="float" office:value="1.268188">
            <text:p>1.268188</text:p>
          </table:table-cell>
          <table:table-cell office:value-type="float" office:value="1.309713">
            <text:p>1.309713</text:p>
          </table:table-cell>
          <table:table-cell office:value-type="float" office:value="1.673919">
            <text:p>1.673919</text:p>
          </table:table-cell>
          <table:table-cell office:value-type="float" office:value="0.925979">
            <text:p>0.925979</text:p>
          </table:table-cell>
          <table:table-cell office:value-type="float" office:value="1.504271">
            <text:p>1.504271</text:p>
          </table:table-cell>
          <table:table-cell office:value-type="float" office:value="1.258191">
            <text:p>1.258191</text:p>
          </table:table-cell>
          <table:table-cell table:number-columns-repeated="1004"/>
        </table:table-row>
        <table:table-row table:style-name="ro3">
          <table:table-cell office:value-type="float" office:value="0.1914258">
            <text:p>0.1914258</text:p>
          </table:table-cell>
          <table:table-cell office:value-type="float" office:value="0.341772">
            <text:p>0.341772</text:p>
          </table:table-cell>
          <table:table-cell office:value-type="float" office:value="0.658608">
            <text:p>0.658608</text:p>
          </table:table-cell>
          <table:table-cell office:value-type="float" office:value="0.1483428">
            <text:p>0.1483428</text:p>
          </table:table-cell>
          <table:table-cell office:value-type="float" office:value="0.342159">
            <text:p>0.342159</text:p>
          </table:table-cell>
          <table:table-cell table:formula="of:=[.D137]+[.E137]" office:value-type="float" office:value="0.4905018">
            <text:p>0.4905018</text:p>
          </table:table-cell>
          <table:table-cell table:number-columns-repeated="8"/>
          <table:table-cell office:value-type="float" office:value="1.264318">
            <text:p>1.264318</text:p>
          </table:table-cell>
          <table:table-cell office:value-type="float" office:value="1.307754">
            <text:p>1.307754</text:p>
          </table:table-cell>
          <table:table-cell office:value-type="float" office:value="1.67266">
            <text:p>1.67266</text:p>
          </table:table-cell>
          <table:table-cell office:value-type="float" office:value="0.922755">
            <text:p>0.922755</text:p>
          </table:table-cell>
          <table:table-cell office:value-type="float" office:value="1.499155">
            <text:p>1.499155</text:p>
          </table:table-cell>
          <table:table-cell office:value-type="float" office:value="1.256888">
            <text:p>1.256888</text:p>
          </table:table-cell>
          <table:table-cell table:number-columns-repeated="1004"/>
        </table:table-row>
        <table:table-row table:style-name="ro3">
          <table:table-cell office:value-type="float" office:value="0.1915247">
            <text:p>0.1915247</text:p>
          </table:table-cell>
          <table:table-cell office:value-type="float" office:value="0.343076">
            <text:p>0.343076</text:p>
          </table:table-cell>
          <table:table-cell office:value-type="float" office:value="0.663142">
            <text:p>0.663142</text:p>
          </table:table-cell>
          <table:table-cell office:value-type="float" office:value="0.1484446">
            <text:p>0.1484446</text:p>
          </table:table-cell>
          <table:table-cell office:value-type="float" office:value="0.343622">
            <text:p>0.343622</text:p>
          </table:table-cell>
          <table:table-cell table:formula="of:=[.D138]+[.E138]" office:value-type="float" office:value="0.4920666">
            <text:p>0.4920666</text:p>
          </table:table-cell>
          <table:table-cell table:number-columns-repeated="8"/>
          <table:table-cell office:value-type="float" office:value="1.260465">
            <text:p>1.260465</text:p>
          </table:table-cell>
          <table:table-cell office:value-type="float" office:value="1.30701">
            <text:p>1.30701</text:p>
          </table:table-cell>
          <table:table-cell office:value-type="float" office:value="1.668284">
            <text:p>1.668284</text:p>
          </table:table-cell>
          <table:table-cell office:value-type="float" office:value="0.91949">
            <text:p>0.91949</text:p>
          </table:table-cell>
          <table:table-cell office:value-type="float" office:value="1.493815">
            <text:p>1.493815</text:p>
          </table:table-cell>
          <table:table-cell office:value-type="float" office:value="1.253644">
            <text:p>1.253644</text:p>
          </table:table-cell>
          <table:table-cell table:number-columns-repeated="1004"/>
        </table:table-row>
        <table:table-row table:style-name="ro3">
          <table:table-cell office:value-type="float" office:value="0.1915297">
            <text:p>0.1915297</text:p>
          </table:table-cell>
          <table:table-cell office:value-type="float" office:value="0.342376">
            <text:p>0.342376</text:p>
          </table:table-cell>
          <table:table-cell office:value-type="float" office:value="0.672496">
            <text:p>0.672496</text:p>
          </table:table-cell>
          <table:table-cell office:value-type="float" office:value="0.148699">
            <text:p>0.148699</text:p>
          </table:table-cell>
          <table:table-cell office:value-type="float" office:value="0.343566">
            <text:p>0.343566</text:p>
          </table:table-cell>
          <table:table-cell table:formula="of:=[.D139]+[.E139]" office:value-type="float" office:value="0.492265">
            <text:p>0.492265</text:p>
          </table:table-cell>
          <table:table-cell table:number-columns-repeated="8"/>
          <table:table-cell office:value-type="float" office:value="1.256659">
            <text:p>1.256659</text:p>
          </table:table-cell>
          <table:table-cell office:value-type="float" office:value="1.302996">
            <text:p>1.302996</text:p>
          </table:table-cell>
          <table:table-cell office:value-type="float" office:value="1.664342">
            <text:p>1.664342</text:p>
          </table:table-cell>
          <table:table-cell office:value-type="float" office:value="0.916258">
            <text:p>0.916258</text:p>
          </table:table-cell>
          <table:table-cell office:value-type="float" office:value="1.489559">
            <text:p>1.489559</text:p>
          </table:table-cell>
          <table:table-cell office:value-type="float" office:value="1.250588">
            <text:p>1.250588</text:p>
          </table:table-cell>
          <table:table-cell table:number-columns-repeated="1004"/>
        </table:table-row>
        <table:table-row table:style-name="ro3">
          <table:table-cell office:value-type="float" office:value="0.1914746">
            <text:p>0.1914746</text:p>
          </table:table-cell>
          <table:table-cell office:value-type="float" office:value="0.344034">
            <text:p>0.344034</text:p>
          </table:table-cell>
          <table:table-cell office:value-type="float" office:value="0.672687">
            <text:p>0.672687</text:p>
          </table:table-cell>
          <table:table-cell office:value-type="float" office:value="0.1487938">
            <text:p>0.1487938</text:p>
          </table:table-cell>
          <table:table-cell office:value-type="float" office:value="0.345713">
            <text:p>0.345713</text:p>
          </table:table-cell>
          <table:table-cell table:formula="of:=[.D140]+[.E140]" office:value-type="float" office:value="0.4945068">
            <text:p>0.4945068</text:p>
          </table:table-cell>
          <table:table-cell table:number-columns-repeated="8"/>
          <table:table-cell office:value-type="float" office:value="1.252472">
            <text:p>1.252472</text:p>
          </table:table-cell>
          <table:table-cell office:value-type="float" office:value="1.299647">
            <text:p>1.299647</text:p>
          </table:table-cell>
          <table:table-cell office:value-type="float" office:value="1.658611">
            <text:p>1.658611</text:p>
          </table:table-cell>
          <table:table-cell office:value-type="float" office:value="0.912991">
            <text:p>0.912991</text:p>
          </table:table-cell>
          <table:table-cell office:value-type="float" office:value="1.484727">
            <text:p>1.484727</text:p>
          </table:table-cell>
          <table:table-cell office:value-type="float" office:value="1.246193">
            <text:p>1.246193</text:p>
          </table:table-cell>
          <table:table-cell table:number-columns-repeated="1004"/>
        </table:table-row>
        <table:table-row table:style-name="ro3">
          <table:table-cell office:value-type="float" office:value="0.1909352">
            <text:p>0.1909352</text:p>
          </table:table-cell>
          <table:table-cell office:value-type="float" office:value="0.342913">
            <text:p>0.342913</text:p>
          </table:table-cell>
          <table:table-cell office:value-type="float" office:value="0.676164">
            <text:p>0.676164</text:p>
          </table:table-cell>
          <table:table-cell office:value-type="float" office:value="0.1485892">
            <text:p>0.1485892</text:p>
          </table:table-cell>
          <table:table-cell office:value-type="float" office:value="0.345146">
            <text:p>0.345146</text:p>
          </table:table-cell>
          <table:table-cell table:formula="of:=[.D141]+[.E141]" office:value-type="float" office:value="0.4937352">
            <text:p>0.4937352</text:p>
          </table:table-cell>
          <table:table-cell table:number-columns-repeated="8"/>
          <table:table-cell office:value-type="float" office:value="1.248808">
            <text:p>1.248808</text:p>
          </table:table-cell>
          <table:table-cell office:value-type="float" office:value="1.297683">
            <text:p>1.297683</text:p>
          </table:table-cell>
          <table:table-cell office:value-type="float" office:value="1.653302">
            <text:p>1.653302</text:p>
          </table:table-cell>
          <table:table-cell office:value-type="float" office:value="0.909712">
            <text:p>0.909712</text:p>
          </table:table-cell>
          <table:table-cell office:value-type="float" office:value="1.479569">
            <text:p>1.479569</text:p>
          </table:table-cell>
          <table:table-cell office:value-type="float" office:value="1.242109">
            <text:p>1.242109</text:p>
          </table:table-cell>
          <table:table-cell table:number-columns-repeated="1004"/>
        </table:table-row>
        <table:table-row table:style-name="ro3">
          <table:table-cell office:value-type="float" office:value="0.1908005">
            <text:p>0.1908005</text:p>
          </table:table-cell>
          <table:table-cell office:value-type="float" office:value="0.343335">
            <text:p>0.343335</text:p>
          </table:table-cell>
          <table:table-cell office:value-type="float" office:value="0.679677">
            <text:p>0.679677</text:p>
          </table:table-cell>
          <table:table-cell office:value-type="float" office:value="0.1488694">
            <text:p>0.1488694</text:p>
          </table:table-cell>
          <table:table-cell office:value-type="float" office:value="0.346113">
            <text:p>0.346113</text:p>
          </table:table-cell>
          <table:table-cell table:formula="of:=[.D142]+[.E142]" office:value-type="float" office:value="0.4949824">
            <text:p>0.4949824</text:p>
          </table:table-cell>
          <table:table-cell table:number-columns-repeated="8"/>
          <table:table-cell office:value-type="float" office:value="1.244381">
            <text:p>1.244381</text:p>
          </table:table-cell>
          <table:table-cell office:value-type="float" office:value="1.297003">
            <text:p>1.297003</text:p>
          </table:table-cell>
          <table:table-cell office:value-type="float" office:value="1.648213">
            <text:p>1.648213</text:p>
          </table:table-cell>
          <table:table-cell office:value-type="float" office:value="0.906578">
            <text:p>0.906578</text:p>
          </table:table-cell>
          <table:table-cell office:value-type="float" office:value="1.474279">
            <text:p>1.474279</text:p>
          </table:table-cell>
          <table:table-cell office:value-type="float" office:value="1.238286">
            <text:p>1.238286</text:p>
          </table:table-cell>
          <table:table-cell table:number-columns-repeated="1004"/>
        </table:table-row>
        <table:table-row table:style-name="ro3">
          <table:table-cell office:value-type="float" office:value="0.190419">
            <text:p>0.190419</text:p>
          </table:table-cell>
          <table:table-cell office:value-type="float" office:value="0.342123">
            <text:p>0.342123</text:p>
          </table:table-cell>
          <table:table-cell office:value-type="float" office:value="0.687525">
            <text:p>0.687525</text:p>
          </table:table-cell>
          <table:table-cell office:value-type="float" office:value="0.1489495">
            <text:p>0.1489495</text:p>
          </table:table-cell>
          <table:table-cell office:value-type="float" office:value="0.345185">
            <text:p>0.345185</text:p>
          </table:table-cell>
          <table:table-cell table:formula="of:=[.D143]+[.E143]" office:value-type="float" office:value="0.4941345">
            <text:p>0.4941345</text:p>
          </table:table-cell>
          <table:table-cell table:number-columns-repeated="8"/>
          <table:table-cell office:value-type="float" office:value="1.240374">
            <text:p>1.240374</text:p>
          </table:table-cell>
          <table:table-cell office:value-type="float" office:value="1.297665">
            <text:p>1.297665</text:p>
          </table:table-cell>
          <table:table-cell office:value-type="float" office:value="1.643225">
            <text:p>1.643225</text:p>
          </table:table-cell>
          <table:table-cell office:value-type="float" office:value="0.903417">
            <text:p>0.903417</text:p>
          </table:table-cell>
          <table:table-cell office:value-type="float" office:value="1.469065">
            <text:p>1.469065</text:p>
          </table:table-cell>
          <table:table-cell office:value-type="float" office:value="1.234373">
            <text:p>1.234373</text:p>
          </table:table-cell>
          <table:table-cell table:number-columns-repeated="1004"/>
        </table:table-row>
        <table:table-row table:style-name="ro3">
          <table:table-cell office:value-type="float" office:value="0.1900503">
            <text:p>0.1900503</text:p>
          </table:table-cell>
          <table:table-cell office:value-type="float" office:value="0.342235">
            <text:p>0.342235</text:p>
          </table:table-cell>
          <table:table-cell office:value-type="float" office:value="0.691938">
            <text:p>0.691938</text:p>
          </table:table-cell>
          <table:table-cell office:value-type="float" office:value="0.1489194">
            <text:p>0.1489194</text:p>
          </table:table-cell>
          <table:table-cell office:value-type="float" office:value="0.3456">
            <text:p>0.3456</text:p>
          </table:table-cell>
          <table:table-cell table:formula="of:=[.D144]+[.E144]" office:value-type="float" office:value="0.4945194">
            <text:p>0.4945194</text:p>
          </table:table-cell>
          <table:table-cell table:number-columns-repeated="8"/>
          <table:table-cell office:value-type="float" office:value="1.23681">
            <text:p>1.23681</text:p>
          </table:table-cell>
          <table:table-cell office:value-type="float" office:value="1.29999">
            <text:p>1.29999</text:p>
          </table:table-cell>
          <table:table-cell office:value-type="float" office:value="1.638862">
            <text:p>1.638862</text:p>
          </table:table-cell>
          <table:table-cell office:value-type="float" office:value="0.900239">
            <text:p>0.900239</text:p>
          </table:table-cell>
          <table:table-cell office:value-type="float" office:value="1.464111">
            <text:p>1.464111</text:p>
          </table:table-cell>
          <table:table-cell office:value-type="float" office:value="1.231372">
            <text:p>1.231372</text:p>
          </table:table-cell>
          <table:table-cell table:number-columns-repeated="1004"/>
        </table:table-row>
        <table:table-row table:style-name="ro3">
          <table:table-cell office:value-type="float" office:value="0.189446">
            <text:p>0.189446</text:p>
          </table:table-cell>
          <table:table-cell office:value-type="float" office:value="0.341172">
            <text:p>0.341172</text:p>
          </table:table-cell>
          <table:table-cell office:value-type="float" office:value="0.700853">
            <text:p>0.700853</text:p>
          </table:table-cell>
          <table:table-cell office:value-type="float" office:value="0.1486807">
            <text:p>0.1486807</text:p>
          </table:table-cell>
          <table:table-cell office:value-type="float" office:value="0.344468">
            <text:p>0.344468</text:p>
          </table:table-cell>
          <table:table-cell table:formula="of:=[.D145]+[.E145]" office:value-type="float" office:value="0.4931487">
            <text:p>0.4931487</text:p>
          </table:table-cell>
          <table:table-cell table:number-columns-repeated="8"/>
          <table:table-cell office:value-type="float" office:value="1.234457">
            <text:p>1.234457</text:p>
          </table:table-cell>
          <table:table-cell office:value-type="float" office:value="1.303366">
            <text:p>1.303366</text:p>
          </table:table-cell>
          <table:table-cell office:value-type="float" office:value="1.634982">
            <text:p>1.634982</text:p>
          </table:table-cell>
          <table:table-cell office:value-type="float" office:value="0.897189">
            <text:p>0.897189</text:p>
          </table:table-cell>
          <table:table-cell office:value-type="float" office:value="1.459522">
            <text:p>1.459522</text:p>
          </table:table-cell>
          <table:table-cell office:value-type="float" office:value="1.228395">
            <text:p>1.228395</text:p>
          </table:table-cell>
          <table:table-cell table:number-columns-repeated="1004"/>
        </table:table-row>
        <table:table-row table:style-name="ro3">
          <table:table-cell office:value-type="float" office:value="0.1888658">
            <text:p>0.1888658</text:p>
          </table:table-cell>
          <table:table-cell office:value-type="float" office:value="0.340889">
            <text:p>0.340889</text:p>
          </table:table-cell>
          <table:table-cell office:value-type="float" office:value="0.699444">
            <text:p>0.699444</text:p>
          </table:table-cell>
          <table:table-cell office:value-type="float" office:value="0.1483256">
            <text:p>0.1483256</text:p>
          </table:table-cell>
          <table:table-cell office:value-type="float" office:value="0.344184">
            <text:p>0.344184</text:p>
          </table:table-cell>
          <table:table-cell table:formula="of:=[.D146]+[.E146]" office:value-type="float" office:value="0.4925096">
            <text:p>0.4925096</text:p>
          </table:table-cell>
          <table:table-cell table:number-columns-repeated="8"/>
          <table:table-cell office:value-type="float" office:value="1.232041">
            <text:p>1.232041</text:p>
          </table:table-cell>
          <table:table-cell office:value-type="float" office:value="1.308626">
            <text:p>1.308626</text:p>
          </table:table-cell>
          <table:table-cell office:value-type="float" office:value="1.630737">
            <text:p>1.630737</text:p>
          </table:table-cell>
          <table:table-cell office:value-type="float" office:value="0.894426">
            <text:p>0.894426</text:p>
          </table:table-cell>
          <table:table-cell office:value-type="float" office:value="1.455639">
            <text:p>1.455639</text:p>
          </table:table-cell>
          <table:table-cell office:value-type="float" office:value="1.224311">
            <text:p>1.224311</text:p>
          </table:table-cell>
          <table:table-cell table:number-columns-repeated="1004"/>
        </table:table-row>
        <table:table-row table:style-name="ro3">
          <table:table-cell office:value-type="float" office:value="0.188263">
            <text:p>0.188263</text:p>
          </table:table-cell>
          <table:table-cell office:value-type="float" office:value="0.340405">
            <text:p>0.340405</text:p>
          </table:table-cell>
          <table:table-cell office:value-type="float" office:value="0.700212">
            <text:p>0.700212</text:p>
          </table:table-cell>
          <table:table-cell office:value-type="float" office:value="0.147818">
            <text:p>0.147818</text:p>
          </table:table-cell>
          <table:table-cell office:value-type="float" office:value="0.343047">
            <text:p>0.343047</text:p>
          </table:table-cell>
          <table:table-cell table:formula="of:=[.D147]+[.E147]" office:value-type="float" office:value="0.490865">
            <text:p>0.490865</text:p>
          </table:table-cell>
          <table:table-cell table:number-columns-repeated="8"/>
          <table:table-cell office:value-type="float" office:value="1.230549">
            <text:p>1.230549</text:p>
          </table:table-cell>
          <table:table-cell office:value-type="float" office:value="1.314837">
            <text:p>1.314837</text:p>
          </table:table-cell>
          <table:table-cell office:value-type="float" office:value="1.62723">
            <text:p>1.62723</text:p>
          </table:table-cell>
          <table:table-cell office:value-type="float" office:value="0.891839">
            <text:p>0.891839</text:p>
          </table:table-cell>
          <table:table-cell office:value-type="float" office:value="1.452332">
            <text:p>1.452332</text:p>
          </table:table-cell>
          <table:table-cell office:value-type="float" office:value="1.220679">
            <text:p>1.220679</text:p>
          </table:table-cell>
          <table:table-cell table:number-columns-repeated="1004"/>
        </table:table-row>
        <table:table-row table:style-name="ro3">
          <table:table-cell office:value-type="float" office:value="0.1876307">
            <text:p>0.1876307</text:p>
          </table:table-cell>
          <table:table-cell office:value-type="float" office:value="0.341028">
            <text:p>0.341028</text:p>
          </table:table-cell>
          <table:table-cell office:value-type="float" office:value="0.698839">
            <text:p>0.698839</text:p>
          </table:table-cell>
          <table:table-cell office:value-type="float" office:value="0.1473416">
            <text:p>0.1473416</text:p>
          </table:table-cell>
          <table:table-cell office:value-type="float" office:value="0.343007">
            <text:p>0.343007</text:p>
          </table:table-cell>
          <table:table-cell table:formula="of:=[.D148]+[.E148]" office:value-type="float" office:value="0.4903486">
            <text:p>0.4903486</text:p>
          </table:table-cell>
          <table:table-cell table:number-columns-repeated="8"/>
          <table:table-cell office:value-type="float" office:value="1.227562">
            <text:p>1.227562</text:p>
          </table:table-cell>
          <table:table-cell office:value-type="float" office:value="1.323117">
            <text:p>1.323117</text:p>
          </table:table-cell>
          <table:table-cell office:value-type="float" office:value="1.622529">
            <text:p>1.622529</text:p>
          </table:table-cell>
          <table:table-cell office:value-type="float" office:value="0.889098">
            <text:p>0.889098</text:p>
          </table:table-cell>
          <table:table-cell office:value-type="float" office:value="1.450156">
            <text:p>1.450156</text:p>
          </table:table-cell>
          <table:table-cell office:value-type="float" office:value="1.216605">
            <text:p>1.216605</text:p>
          </table:table-cell>
          <table:table-cell table:number-columns-repeated="1004"/>
        </table:table-row>
        <table:table-row table:style-name="ro3">
          <table:table-cell office:value-type="float" office:value="0.1870827">
            <text:p>0.1870827</text:p>
          </table:table-cell>
          <table:table-cell office:value-type="float" office:value="0.34094">
            <text:p>0.34094</text:p>
          </table:table-cell>
          <table:table-cell office:value-type="float" office:value="0.699576">
            <text:p>0.699576</text:p>
          </table:table-cell>
          <table:table-cell office:value-type="float" office:value="0.1468488">
            <text:p>0.1468488</text:p>
          </table:table-cell>
          <table:table-cell office:value-type="float" office:value="0.342071">
            <text:p>0.342071</text:p>
          </table:table-cell>
          <table:table-cell table:formula="of:=[.D149]+[.E149]" office:value-type="float" office:value="0.4889198">
            <text:p>0.4889198</text:p>
          </table:table-cell>
          <table:table-cell table:number-columns-repeated="8"/>
          <table:table-cell office:value-type="float" office:value="1.225513">
            <text:p>1.225513</text:p>
          </table:table-cell>
          <table:table-cell office:value-type="float" office:value="1.328402">
            <text:p>1.328402</text:p>
          </table:table-cell>
          <table:table-cell office:value-type="float" office:value="1.61842">
            <text:p>1.61842</text:p>
          </table:table-cell>
          <table:table-cell office:value-type="float" office:value="0.886563">
            <text:p>0.886563</text:p>
          </table:table-cell>
          <table:table-cell office:value-type="float" office:value="1.447627">
            <text:p>1.447627</text:p>
          </table:table-cell>
          <table:table-cell office:value-type="float" office:value="1.212926">
            <text:p>1.212926</text:p>
          </table:table-cell>
          <table:table-cell table:number-columns-repeated="1004"/>
        </table:table-row>
        <table:table-row table:style-name="ro3">
          <table:table-cell office:value-type="float" office:value="0.1865526">
            <text:p>0.1865526</text:p>
          </table:table-cell>
          <table:table-cell office:value-type="float" office:value="0.341986">
            <text:p>0.341986</text:p>
          </table:table-cell>
          <table:table-cell office:value-type="float" office:value="0.697294">
            <text:p>0.697294</text:p>
          </table:table-cell>
          <table:table-cell office:value-type="float" office:value="0.1464004">
            <text:p>0.1464004</text:p>
          </table:table-cell>
          <table:table-cell office:value-type="float" office:value="0.34223">
            <text:p>0.34223</text:p>
          </table:table-cell>
          <table:table-cell table:formula="of:=[.D150]+[.E150]" office:value-type="float" office:value="0.4886304">
            <text:p>0.4886304</text:p>
          </table:table-cell>
          <table:table-cell table:number-columns-repeated="8"/>
          <table:table-cell office:value-type="float" office:value="1.222445">
            <text:p>1.222445</text:p>
          </table:table-cell>
          <table:table-cell office:value-type="float" office:value="1.335655">
            <text:p>1.335655</text:p>
          </table:table-cell>
          <table:table-cell office:value-type="float" office:value="1.614687">
            <text:p>1.614687</text:p>
          </table:table-cell>
          <table:table-cell office:value-type="float" office:value="0.883966">
            <text:p>0.883966</text:p>
          </table:table-cell>
          <table:table-cell office:value-type="float" office:value="1.446406">
            <text:p>1.446406</text:p>
          </table:table-cell>
          <table:table-cell office:value-type="float" office:value="1.209205">
            <text:p>1.209205</text:p>
          </table:table-cell>
          <table:table-cell table:number-columns-repeated="1004"/>
        </table:table-row>
        <table:table-row table:style-name="ro3">
          <table:table-cell office:value-type="float" office:value="0.1860441">
            <text:p>0.1860441</text:p>
          </table:table-cell>
          <table:table-cell office:value-type="float" office:value="0.341257">
            <text:p>0.341257</text:p>
          </table:table-cell>
          <table:table-cell office:value-type="float" office:value="0.695947">
            <text:p>0.695947</text:p>
          </table:table-cell>
          <table:table-cell office:value-type="float" office:value="0.1460142">
            <text:p>0.1460142</text:p>
          </table:table-cell>
          <table:table-cell office:value-type="float" office:value="0.341153">
            <text:p>0.341153</text:p>
          </table:table-cell>
          <table:table-cell table:formula="of:=[.D151]+[.E151]" office:value-type="float" office:value="0.4871672">
            <text:p>0.4871672</text:p>
          </table:table-cell>
          <table:table-cell table:number-columns-repeated="8"/>
          <table:table-cell office:value-type="float" office:value="1.219807">
            <text:p>1.219807</text:p>
          </table:table-cell>
          <table:table-cell office:value-type="float" office:value="1.335356">
            <text:p>1.335356</text:p>
          </table:table-cell>
          <table:table-cell office:value-type="float" office:value="1.611534">
            <text:p>1.611534</text:p>
          </table:table-cell>
          <table:table-cell office:value-type="float" office:value="0.881314">
            <text:p>0.881314</text:p>
          </table:table-cell>
          <table:table-cell office:value-type="float" office:value="1.44252">
            <text:p>1.44252</text:p>
          </table:table-cell>
          <table:table-cell office:value-type="float" office:value="1.205971">
            <text:p>1.205971</text:p>
          </table:table-cell>
          <table:table-cell table:number-columns-repeated="1004"/>
        </table:table-row>
        <table:table-row table:style-name="ro3">
          <table:table-cell office:value-type="float" office:value="0.1855684">
            <text:p>0.1855684</text:p>
          </table:table-cell>
          <table:table-cell office:value-type="float" office:value="0.34143">
            <text:p>0.34143</text:p>
          </table:table-cell>
          <table:table-cell office:value-type="float" office:value="0.693651">
            <text:p>0.693651</text:p>
          </table:table-cell>
          <table:table-cell office:value-type="float" office:value="0.1456926">
            <text:p>0.1456926</text:p>
          </table:table-cell>
          <table:table-cell office:value-type="float" office:value="0.340925">
            <text:p>0.340925</text:p>
          </table:table-cell>
          <table:table-cell table:formula="of:=[.D152]+[.E152]" office:value-type="float" office:value="0.4866176">
            <text:p>0.4866176</text:p>
          </table:table-cell>
          <table:table-cell table:number-columns-repeated="8"/>
          <table:table-cell office:value-type="float" office:value="1.216562">
            <text:p>1.216562</text:p>
          </table:table-cell>
          <table:table-cell office:value-type="float" office:value="1.336478">
            <text:p>1.336478</text:p>
          </table:table-cell>
          <table:table-cell office:value-type="float" office:value="1.607906">
            <text:p>1.607906</text:p>
          </table:table-cell>
          <table:table-cell office:value-type="float" office:value="0.878622">
            <text:p>0.878622</text:p>
          </table:table-cell>
          <table:table-cell office:value-type="float" office:value="1.439541">
            <text:p>1.439541</text:p>
          </table:table-cell>
          <table:table-cell office:value-type="float" office:value="1.202436">
            <text:p>1.202436</text:p>
          </table:table-cell>
          <table:table-cell table:number-columns-repeated="1004"/>
        </table:table-row>
        <table:table-row table:style-name="ro3">
          <table:table-cell office:value-type="float" office:value="0.185361">
            <text:p>0.185361</text:p>
          </table:table-cell>
          <table:table-cell office:value-type="float" office:value="0.340524">
            <text:p>0.340524</text:p>
          </table:table-cell>
          <table:table-cell office:value-type="float" office:value="0.691943">
            <text:p>0.691943</text:p>
          </table:table-cell>
          <table:table-cell office:value-type="float" office:value="0.1457797">
            <text:p>0.1457797</text:p>
          </table:table-cell>
          <table:table-cell office:value-type="float" office:value="0.339946">
            <text:p>0.339946</text:p>
          </table:table-cell>
          <table:table-cell table:formula="of:=[.D153]+[.E153]" office:value-type="float" office:value="0.4857257">
            <text:p>0.4857257</text:p>
          </table:table-cell>
          <table:table-cell table:number-columns-repeated="8"/>
          <table:table-cell office:value-type="float" office:value="1.213956">
            <text:p>1.213956</text:p>
          </table:table-cell>
          <table:table-cell office:value-type="float" office:value="1.334194">
            <text:p>1.334194</text:p>
          </table:table-cell>
          <table:table-cell office:value-type="float" office:value="1.604799">
            <text:p>1.604799</text:p>
          </table:table-cell>
          <table:table-cell office:value-type="float" office:value="0.876028">
            <text:p>0.876028</text:p>
          </table:table-cell>
          <table:table-cell office:value-type="float" office:value="1.435045">
            <text:p>1.435045</text:p>
          </table:table-cell>
          <table:table-cell office:value-type="float" office:value="1.199348">
            <text:p>1.199348</text:p>
          </table:table-cell>
          <table:table-cell table:number-columns-repeated="1004"/>
        </table:table-row>
        <table:table-row table:style-name="ro3">
          <table:table-cell office:value-type="float" office:value="0.1852079">
            <text:p>0.1852079</text:p>
          </table:table-cell>
          <table:table-cell office:value-type="float" office:value="0.339856">
            <text:p>0.339856</text:p>
          </table:table-cell>
          <table:table-cell office:value-type="float" office:value="0.689894">
            <text:p>0.689894</text:p>
          </table:table-cell>
          <table:table-cell office:value-type="float" office:value="0.1460999">
            <text:p>0.1460999</text:p>
          </table:table-cell>
          <table:table-cell office:value-type="float" office:value="0.339218">
            <text:p>0.339218</text:p>
          </table:table-cell>
          <table:table-cell table:formula="of:=[.D154]+[.E154]" office:value-type="float" office:value="0.4853179">
            <text:p>0.4853179</text:p>
          </table:table-cell>
          <table:table-cell table:number-columns-repeated="8"/>
          <table:table-cell office:value-type="float" office:value="1.21061">
            <text:p>1.21061</text:p>
          </table:table-cell>
          <table:table-cell office:value-type="float" office:value="1.332924">
            <text:p>1.332924</text:p>
          </table:table-cell>
          <table:table-cell office:value-type="float" office:value="1.600061">
            <text:p>1.600061</text:p>
          </table:table-cell>
          <table:table-cell office:value-type="float" office:value="0.873457">
            <text:p>0.873457</text:p>
          </table:table-cell>
          <table:table-cell office:value-type="float" office:value="1.431011">
            <text:p>1.431011</text:p>
          </table:table-cell>
          <table:table-cell office:value-type="float" office:value="1.1956">
            <text:p>1.1956</text:p>
          </table:table-cell>
          <table:table-cell table:number-columns-repeated="1004"/>
        </table:table-row>
        <table:table-row table:style-name="ro3">
          <table:table-cell office:value-type="float" office:value="0.1850412">
            <text:p>0.1850412</text:p>
          </table:table-cell>
          <table:table-cell office:value-type="float" office:value="0.338932">
            <text:p>0.338932</text:p>
          </table:table-cell>
          <table:table-cell office:value-type="float" office:value="0.688993">
            <text:p>0.688993</text:p>
          </table:table-cell>
          <table:table-cell office:value-type="float" office:value="0.1464725">
            <text:p>0.1464725</text:p>
          </table:table-cell>
          <table:table-cell office:value-type="float" office:value="0.338328">
            <text:p>0.338328</text:p>
          </table:table-cell>
          <table:table-cell table:formula="of:=[.D155]+[.E155]" office:value-type="float" office:value="0.4848005">
            <text:p>0.4848005</text:p>
          </table:table-cell>
          <table:table-cell table:number-columns-repeated="8"/>
          <table:table-cell office:value-type="float" office:value="1.207248">
            <text:p>1.207248</text:p>
          </table:table-cell>
          <table:table-cell office:value-type="float" office:value="1.329971">
            <text:p>1.329971</text:p>
          </table:table-cell>
          <table:table-cell office:value-type="float" office:value="1.595509">
            <text:p>1.595509</text:p>
          </table:table-cell>
          <table:table-cell office:value-type="float" office:value="0.870867">
            <text:p>0.870867</text:p>
          </table:table-cell>
          <table:table-cell office:value-type="float" office:value="1.426402">
            <text:p>1.426402</text:p>
          </table:table-cell>
          <table:table-cell office:value-type="float" office:value="1.191924">
            <text:p>1.191924</text:p>
          </table:table-cell>
          <table:table-cell table:number-columns-repeated="1004"/>
        </table:table-row>
        <table:table-row table:style-name="ro3">
          <table:table-cell office:value-type="float" office:value="0.1849184">
            <text:p>0.1849184</text:p>
          </table:table-cell>
          <table:table-cell office:value-type="float" office:value="0.338158">
            <text:p>0.338158</text:p>
          </table:table-cell>
          <table:table-cell office:value-type="float" office:value="0.686901">
            <text:p>0.686901</text:p>
          </table:table-cell>
          <table:table-cell office:value-type="float" office:value="0.1467626">
            <text:p>0.1467626</text:p>
          </table:table-cell>
          <table:table-cell office:value-type="float" office:value="0.337587">
            <text:p>0.337587</text:p>
          </table:table-cell>
          <table:table-cell table:formula="of:=[.D156]+[.E156]" office:value-type="float" office:value="0.4843496">
            <text:p>0.4843496</text:p>
          </table:table-cell>
          <table:table-cell table:number-columns-repeated="8"/>
          <table:table-cell office:value-type="float" office:value="1.20395">
            <text:p>1.20395</text:p>
          </table:table-cell>
          <table:table-cell office:value-type="float" office:value="1.327868">
            <text:p>1.327868</text:p>
          </table:table-cell>
          <table:table-cell office:value-type="float" office:value="1.590996">
            <text:p>1.590996</text:p>
          </table:table-cell>
          <table:table-cell office:value-type="float" office:value="0.868232">
            <text:p>0.868232</text:p>
          </table:table-cell>
          <table:table-cell office:value-type="float" office:value="1.421949">
            <text:p>1.421949</text:p>
          </table:table-cell>
          <table:table-cell office:value-type="float" office:value="1.188194">
            <text:p>1.188194</text:p>
          </table:table-cell>
          <table:table-cell table:number-columns-repeated="1004"/>
        </table:table-row>
        <table:table-row table:style-name="ro3">
          <table:table-cell office:value-type="float" office:value="0.1843908">
            <text:p>0.1843908</text:p>
          </table:table-cell>
          <table:table-cell office:value-type="float" office:value="0.33718">
            <text:p>0.33718</text:p>
          </table:table-cell>
          <table:table-cell office:value-type="float" office:value="0.685878">
            <text:p>0.685878</text:p>
          </table:table-cell>
          <table:table-cell office:value-type="float" office:value="0.1464974">
            <text:p>0.1464974</text:p>
          </table:table-cell>
          <table:table-cell office:value-type="float" office:value="0.33651">
            <text:p>0.33651</text:p>
          </table:table-cell>
          <table:table-cell table:formula="of:=[.D157]+[.E157]" office:value-type="float" office:value="0.4830074">
            <text:p>0.4830074</text:p>
          </table:table-cell>
          <table:table-cell table:number-columns-repeated="8"/>
          <table:table-cell office:value-type="float" office:value="1.200576">
            <text:p>1.200576</text:p>
          </table:table-cell>
          <table:table-cell office:value-type="float" office:value="1.326541">
            <text:p>1.326541</text:p>
          </table:table-cell>
          <table:table-cell office:value-type="float" office:value="1.586825">
            <text:p>1.586825</text:p>
          </table:table-cell>
          <table:table-cell office:value-type="float" office:value="0.865476">
            <text:p>0.865476</text:p>
          </table:table-cell>
          <table:table-cell office:value-type="float" office:value="1.417428">
            <text:p>1.417428</text:p>
          </table:table-cell>
          <table:table-cell office:value-type="float" office:value="1.184553">
            <text:p>1.184553</text:p>
          </table:table-cell>
          <table:table-cell table:number-columns-repeated="1004"/>
        </table:table-row>
        <table:table-row table:style-name="ro3">
          <table:table-cell office:value-type="float" office:value="0.1839981">
            <text:p>0.1839981</text:p>
          </table:table-cell>
          <table:table-cell office:value-type="float" office:value="0.337086">
            <text:p>0.337086</text:p>
          </table:table-cell>
          <table:table-cell office:value-type="float" office:value="0.684257">
            <text:p>0.684257</text:p>
          </table:table-cell>
          <table:table-cell office:value-type="float" office:value="0.146363">
            <text:p>0.146363</text:p>
          </table:table-cell>
          <table:table-cell office:value-type="float" office:value="0.33622">
            <text:p>0.33622</text:p>
          </table:table-cell>
          <table:table-cell table:formula="of:=[.D158]+[.E158]" office:value-type="float" office:value="0.482583">
            <text:p>0.482583</text:p>
          </table:table-cell>
          <table:table-cell table:number-columns-repeated="8"/>
          <table:table-cell office:value-type="float" office:value="1.197147">
            <text:p>1.197147</text:p>
          </table:table-cell>
          <table:table-cell office:value-type="float" office:value="1.326389">
            <text:p>1.326389</text:p>
          </table:table-cell>
          <table:table-cell office:value-type="float" office:value="1.584691">
            <text:p>1.584691</text:p>
          </table:table-cell>
          <table:table-cell office:value-type="float" office:value="0.862782">
            <text:p>0.862782</text:p>
          </table:table-cell>
          <table:table-cell office:value-type="float" office:value="1.413245">
            <text:p>1.413245</text:p>
          </table:table-cell>
          <table:table-cell office:value-type="float" office:value="1.18167">
            <text:p>1.18167</text:p>
          </table:table-cell>
          <table:table-cell table:number-columns-repeated="1004"/>
        </table:table-row>
        <table:table-row table:style-name="ro3">
          <table:table-cell office:value-type="float" office:value="0.1836391">
            <text:p>0.1836391</text:p>
          </table:table-cell>
          <table:table-cell office:value-type="float" office:value="0.33621">
            <text:p>0.33621</text:p>
          </table:table-cell>
          <table:table-cell office:value-type="float" office:value="0.682085">
            <text:p>0.682085</text:p>
          </table:table-cell>
          <table:table-cell office:value-type="float" office:value="0.1462536">
            <text:p>0.1462536</text:p>
          </table:table-cell>
          <table:table-cell office:value-type="float" office:value="0.33518">
            <text:p>0.33518</text:p>
          </table:table-cell>
          <table:table-cell table:formula="of:=[.D159]+[.E159]" office:value-type="float" office:value="0.4814336">
            <text:p>0.4814336</text:p>
          </table:table-cell>
          <table:table-cell table:number-columns-repeated="8"/>
          <table:table-cell office:value-type="float" office:value="1.194132">
            <text:p>1.194132</text:p>
          </table:table-cell>
          <table:table-cell office:value-type="float" office:value="1.325597">
            <text:p>1.325597</text:p>
          </table:table-cell>
          <table:table-cell office:value-type="float" office:value="1.583039">
            <text:p>1.583039</text:p>
          </table:table-cell>
          <table:table-cell office:value-type="float" office:value="0.860114">
            <text:p>0.860114</text:p>
          </table:table-cell>
          <table:table-cell office:value-type="float" office:value="1.408797">
            <text:p>1.408797</text:p>
          </table:table-cell>
          <table:table-cell office:value-type="float" office:value="1.178992">
            <text:p>1.178992</text:p>
          </table:table-cell>
          <table:table-cell table:number-columns-repeated="1004"/>
        </table:table-row>
        <table:table-row table:style-name="ro3">
          <table:table-cell office:value-type="float" office:value="0.183301">
            <text:p>0.183301</text:p>
          </table:table-cell>
          <table:table-cell office:value-type="float" office:value="0.336112">
            <text:p>0.336112</text:p>
          </table:table-cell>
          <table:table-cell office:value-type="float" office:value="0.680138">
            <text:p>0.680138</text:p>
          </table:table-cell>
          <table:table-cell office:value-type="float" office:value="0.1461244">
            <text:p>0.1461244</text:p>
          </table:table-cell>
          <table:table-cell office:value-type="float" office:value="0.334836">
            <text:p>0.334836</text:p>
          </table:table-cell>
          <table:table-cell table:formula="of:=[.D160]+[.E160]" office:value-type="float" office:value="0.4809604">
            <text:p>0.4809604</text:p>
          </table:table-cell>
          <table:table-cell table:number-columns-repeated="8"/>
          <table:table-cell office:value-type="float" office:value="1.190819">
            <text:p>1.190819</text:p>
          </table:table-cell>
          <table:table-cell office:value-type="float" office:value="1.326041">
            <text:p>1.326041</text:p>
          </table:table-cell>
          <table:table-cell office:value-type="float" office:value="1.579699">
            <text:p>1.579699</text:p>
          </table:table-cell>
          <table:table-cell office:value-type="float" office:value="0.857518">
            <text:p>0.857518</text:p>
          </table:table-cell>
          <table:table-cell office:value-type="float" office:value="1.404703">
            <text:p>1.404703</text:p>
          </table:table-cell>
          <table:table-cell office:value-type="float" office:value="1.175776">
            <text:p>1.175776</text:p>
          </table:table-cell>
          <table:table-cell table:number-columns-repeated="1004"/>
        </table:table-row>
        <table:table-row table:style-name="ro3">
          <table:table-cell office:value-type="float" office:value="0.1829072">
            <text:p>0.1829072</text:p>
          </table:table-cell>
          <table:table-cell office:value-type="float" office:value="0.335098">
            <text:p>0.335098</text:p>
          </table:table-cell>
          <table:table-cell office:value-type="float" office:value="0.678113">
            <text:p>0.678113</text:p>
          </table:table-cell>
          <table:table-cell office:value-type="float" office:value="0.1460759">
            <text:p>0.1460759</text:p>
          </table:table-cell>
          <table:table-cell office:value-type="float" office:value="0.333981">
            <text:p>0.333981</text:p>
          </table:table-cell>
          <table:table-cell table:formula="of:=[.D161]+[.E161]" office:value-type="float" office:value="0.4800569">
            <text:p>0.4800569</text:p>
          </table:table-cell>
          <table:table-cell table:number-columns-repeated="8"/>
          <table:table-cell office:value-type="float" office:value="1.187386">
            <text:p>1.187386</text:p>
          </table:table-cell>
          <table:table-cell office:value-type="float" office:value="1.322566">
            <text:p>1.322566</text:p>
          </table:table-cell>
          <table:table-cell office:value-type="float" office:value="1.576749">
            <text:p>1.576749</text:p>
          </table:table-cell>
          <table:table-cell office:value-type="float" office:value="0.855204">
            <text:p>0.855204</text:p>
          </table:table-cell>
          <table:table-cell office:value-type="float" office:value="1.400682">
            <text:p>1.400682</text:p>
          </table:table-cell>
          <table:table-cell office:value-type="float" office:value="1.172622">
            <text:p>1.172622</text:p>
          </table:table-cell>
          <table:table-cell table:number-columns-repeated="1004"/>
        </table:table-row>
        <table:table-row table:style-name="ro3">
          <table:table-cell office:value-type="float" office:value="0.1826795">
            <text:p>0.1826795</text:p>
          </table:table-cell>
          <table:table-cell office:value-type="float" office:value="0.334713">
            <text:p>0.334713</text:p>
          </table:table-cell>
          <table:table-cell office:value-type="float" office:value="0.676163">
            <text:p>0.676163</text:p>
          </table:table-cell>
          <table:table-cell office:value-type="float" office:value="0.1461954">
            <text:p>0.1461954</text:p>
          </table:table-cell>
          <table:table-cell office:value-type="float" office:value="0.333678">
            <text:p>0.333678</text:p>
          </table:table-cell>
          <table:table-cell table:formula="of:=[.D162]+[.E162]" office:value-type="float" office:value="0.4798734">
            <text:p>0.4798734</text:p>
          </table:table-cell>
          <table:table-cell table:number-columns-repeated="8"/>
          <table:table-cell office:value-type="float" office:value="1.183884">
            <text:p>1.183884</text:p>
          </table:table-cell>
          <table:table-cell office:value-type="float" office:value="1.319732">
            <text:p>1.319732</text:p>
          </table:table-cell>
          <table:table-cell office:value-type="float" office:value="1.572999">
            <text:p>1.572999</text:p>
          </table:table-cell>
          <table:table-cell office:value-type="float" office:value="0.853141">
            <text:p>0.853141</text:p>
          </table:table-cell>
          <table:table-cell office:value-type="float" office:value="1.396373">
            <text:p>1.396373</text:p>
          </table:table-cell>
          <table:table-cell office:value-type="float" office:value="1.169425">
            <text:p>1.169425</text:p>
          </table:table-cell>
          <table:table-cell table:number-columns-repeated="1004"/>
        </table:table-row>
        <table:table-row table:style-name="ro3">
          <table:table-cell office:value-type="float" office:value="0.1823036">
            <text:p>0.1823036</text:p>
          </table:table-cell>
          <table:table-cell office:value-type="float" office:value="0.333681">
            <text:p>0.333681</text:p>
          </table:table-cell>
          <table:table-cell office:value-type="float" office:value="0.674262">
            <text:p>0.674262</text:p>
          </table:table-cell>
          <table:table-cell office:value-type="float" office:value="0.1461966">
            <text:p>0.1461966</text:p>
          </table:table-cell>
          <table:table-cell office:value-type="float" office:value="0.332809">
            <text:p>0.332809</text:p>
          </table:table-cell>
          <table:table-cell table:formula="of:=[.D163]+[.E163]" office:value-type="float" office:value="0.4790056">
            <text:p>0.4790056</text:p>
          </table:table-cell>
          <table:table-cell table:number-columns-repeated="8"/>
          <table:table-cell office:value-type="float" office:value="1.180361">
            <text:p>1.180361</text:p>
          </table:table-cell>
          <table:table-cell office:value-type="float" office:value="1.317067">
            <text:p>1.317067</text:p>
          </table:table-cell>
          <table:table-cell office:value-type="float" office:value="1.569542">
            <text:p>1.569542</text:p>
          </table:table-cell>
          <table:table-cell office:value-type="float" office:value="0.851261">
            <text:p>0.851261</text:p>
          </table:table-cell>
          <table:table-cell office:value-type="float" office:value="1.392457">
            <text:p>1.392457</text:p>
          </table:table-cell>
          <table:table-cell office:value-type="float" office:value="1.166077">
            <text:p>1.166077</text:p>
          </table:table-cell>
          <table:table-cell table:number-columns-repeated="1004"/>
        </table:table-row>
        <table:table-row table:style-name="ro3">
          <table:table-cell office:value-type="float" office:value="0.1822487">
            <text:p>0.1822487</text:p>
          </table:table-cell>
          <table:table-cell office:value-type="float" office:value="0.333686">
            <text:p>0.333686</text:p>
          </table:table-cell>
          <table:table-cell office:value-type="float" office:value="0.67272">
            <text:p>0.67272</text:p>
          </table:table-cell>
          <table:table-cell office:value-type="float" office:value="0.1465707">
            <text:p>0.1465707</text:p>
          </table:table-cell>
          <table:table-cell office:value-type="float" office:value="0.332864">
            <text:p>0.332864</text:p>
          </table:table-cell>
          <table:table-cell table:formula="of:=[.D164]+[.E164]" office:value-type="float" office:value="0.4794347">
            <text:p>0.4794347</text:p>
          </table:table-cell>
          <table:table-cell table:number-columns-repeated="8"/>
          <table:table-cell office:value-type="float" office:value="1.17683">
            <text:p>1.17683</text:p>
          </table:table-cell>
          <table:table-cell office:value-type="float" office:value="1.315202">
            <text:p>1.315202</text:p>
          </table:table-cell>
          <table:table-cell office:value-type="float" office:value="1.566256">
            <text:p>1.566256</text:p>
          </table:table-cell>
          <table:table-cell office:value-type="float" office:value="0.849815">
            <text:p>0.849815</text:p>
          </table:table-cell>
          <table:table-cell office:value-type="float" office:value="1.38829">
            <text:p>1.38829</text:p>
          </table:table-cell>
          <table:table-cell office:value-type="float" office:value="1.163292">
            <text:p>1.163292</text:p>
          </table:table-cell>
          <table:table-cell table:number-columns-repeated="1004"/>
        </table:table-row>
        <table:table-row table:style-name="ro3">
          <table:table-cell office:value-type="float" office:value="0.1822982">
            <text:p>0.1822982</text:p>
          </table:table-cell>
          <table:table-cell office:value-type="float" office:value="0.332824">
            <text:p>0.332824</text:p>
          </table:table-cell>
          <table:table-cell office:value-type="float" office:value="0.670736">
            <text:p>0.670736</text:p>
          </table:table-cell>
          <table:table-cell office:value-type="float" office:value="0.147188">
            <text:p>0.147188</text:p>
          </table:table-cell>
          <table:table-cell office:value-type="float" office:value="0.33231">
            <text:p>0.33231</text:p>
          </table:table-cell>
          <table:table-cell table:formula="of:=[.D165]+[.E165]" office:value-type="float" office:value="0.479498">
            <text:p>0.479498</text:p>
          </table:table-cell>
          <table:table-cell table:number-columns-repeated="8"/>
          <table:table-cell office:value-type="float" office:value="1.173234">
            <text:p>1.173234</text:p>
          </table:table-cell>
          <table:table-cell office:value-type="float" office:value="1.312211">
            <text:p>1.312211</text:p>
          </table:table-cell>
          <table:table-cell office:value-type="float" office:value="1.563218">
            <text:p>1.563218</text:p>
          </table:table-cell>
          <table:table-cell office:value-type="float" office:value="0.848892">
            <text:p>0.848892</text:p>
          </table:table-cell>
          <table:table-cell office:value-type="float" office:value="1.385045">
            <text:p>1.385045</text:p>
          </table:table-cell>
          <table:table-cell office:value-type="float" office:value="1.160172">
            <text:p>1.160172</text:p>
          </table:table-cell>
          <table:table-cell table:number-columns-repeated="1004"/>
        </table:table-row>
        <table:table-row table:style-name="ro3">
          <table:table-cell office:value-type="float" office:value="0.1822856">
            <text:p>0.1822856</text:p>
          </table:table-cell>
          <table:table-cell office:value-type="float" office:value="0.333293">
            <text:p>0.333293</text:p>
          </table:table-cell>
          <table:table-cell office:value-type="float" office:value="0.67158">
            <text:p>0.67158</text:p>
          </table:table-cell>
          <table:table-cell office:value-type="float" office:value="0.1476977">
            <text:p>0.1476977</text:p>
          </table:table-cell>
          <table:table-cell office:value-type="float" office:value="0.332954">
            <text:p>0.332954</text:p>
          </table:table-cell>
          <table:table-cell table:formula="of:=[.D166]+[.E166]" office:value-type="float" office:value="0.4806517">
            <text:p>0.4806517</text:p>
          </table:table-cell>
          <table:table-cell table:number-columns-repeated="8"/>
          <table:table-cell office:value-type="float" office:value="1.169906">
            <text:p>1.169906</text:p>
          </table:table-cell>
          <table:table-cell office:value-type="float" office:value="1.30984">
            <text:p>1.30984</text:p>
          </table:table-cell>
          <table:table-cell office:value-type="float" office:value="1.56326">
            <text:p>1.56326</text:p>
          </table:table-cell>
          <table:table-cell office:value-type="float" office:value="0.847557">
            <text:p>0.847557</text:p>
          </table:table-cell>
          <table:table-cell office:value-type="float" office:value="1.38133">
            <text:p>1.38133</text:p>
          </table:table-cell>
          <table:table-cell office:value-type="float" office:value="1.15732">
            <text:p>1.15732</text:p>
          </table:table-cell>
          <table:table-cell table:number-columns-repeated="1004"/>
        </table:table-row>
        <table:table-row table:style-name="ro3">
          <table:table-cell office:value-type="float" office:value="0.182153">
            <text:p>0.182153</text:p>
          </table:table-cell>
          <table:table-cell office:value-type="float" office:value="0.332319">
            <text:p>0.332319</text:p>
          </table:table-cell>
          <table:table-cell office:value-type="float" office:value="0.670371">
            <text:p>0.670371</text:p>
          </table:table-cell>
          <table:table-cell office:value-type="float" office:value="0.147871">
            <text:p>0.147871</text:p>
          </table:table-cell>
          <table:table-cell office:value-type="float" office:value="0.332034">
            <text:p>0.332034</text:p>
          </table:table-cell>
          <table:table-cell table:formula="of:=[.D167]+[.E167]" office:value-type="float" office:value="0.479905">
            <text:p>0.479905</text:p>
          </table:table-cell>
          <table:table-cell table:number-columns-repeated="8"/>
          <table:table-cell office:value-type="float" office:value="1.167742">
            <text:p>1.167742</text:p>
          </table:table-cell>
          <table:table-cell office:value-type="float" office:value="1.309686">
            <text:p>1.309686</text:p>
          </table:table-cell>
          <table:table-cell office:value-type="float" office:value="1.563951">
            <text:p>1.563951</text:p>
          </table:table-cell>
          <table:table-cell office:value-type="float" office:value="0.84546">
            <text:p>0.84546</text:p>
          </table:table-cell>
          <table:table-cell office:value-type="float" office:value="1.377215">
            <text:p>1.377215</text:p>
          </table:table-cell>
          <table:table-cell office:value-type="float" office:value="1.154462">
            <text:p>1.154462</text:p>
          </table:table-cell>
          <table:table-cell table:number-columns-repeated="1004"/>
        </table:table-row>
        <table:table-row table:style-name="ro3">
          <table:table-cell office:value-type="float" office:value="0.1821243">
            <text:p>0.1821243</text:p>
          </table:table-cell>
          <table:table-cell office:value-type="float" office:value="0.332197">
            <text:p>0.332197</text:p>
          </table:table-cell>
          <table:table-cell office:value-type="float" office:value="0.670907">
            <text:p>0.670907</text:p>
          </table:table-cell>
          <table:table-cell office:value-type="float" office:value="0.1479646">
            <text:p>0.1479646</text:p>
          </table:table-cell>
          <table:table-cell office:value-type="float" office:value="0.331913">
            <text:p>0.331913</text:p>
          </table:table-cell>
          <table:table-cell table:formula="of:=[.D168]+[.E168]" office:value-type="float" office:value="0.4798776">
            <text:p>0.4798776</text:p>
          </table:table-cell>
          <table:table-cell table:number-columns-repeated="8"/>
          <table:table-cell office:value-type="float" office:value="1.165382">
            <text:p>1.165382</text:p>
          </table:table-cell>
          <table:table-cell office:value-type="float" office:value="1.310731">
            <text:p>1.310731</text:p>
          </table:table-cell>
          <table:table-cell office:value-type="float" office:value="1.562946">
            <text:p>1.562946</text:p>
          </table:table-cell>
          <table:table-cell office:value-type="float" office:value="0.843317">
            <text:p>0.843317</text:p>
          </table:table-cell>
          <table:table-cell office:value-type="float" office:value="1.373071">
            <text:p>1.373071</text:p>
          </table:table-cell>
          <table:table-cell office:value-type="float" office:value="1.151464">
            <text:p>1.151464</text:p>
          </table:table-cell>
          <table:table-cell table:number-columns-repeated="1004"/>
        </table:table-row>
        <table:table-row table:style-name="ro3">
          <table:table-cell office:value-type="float" office:value="0.1817192">
            <text:p>0.1817192</text:p>
          </table:table-cell>
          <table:table-cell office:value-type="float" office:value="0.331299">
            <text:p>0.331299</text:p>
          </table:table-cell>
          <table:table-cell office:value-type="float" office:value="0.669587">
            <text:p>0.669587</text:p>
          </table:table-cell>
          <table:table-cell office:value-type="float" office:value="0.148034">
            <text:p>0.148034</text:p>
          </table:table-cell>
          <table:table-cell office:value-type="float" office:value="0.331072">
            <text:p>0.331072</text:p>
          </table:table-cell>
          <table:table-cell table:formula="of:=[.D169]+[.E169]" office:value-type="float" office:value="0.479106">
            <text:p>0.479106</text:p>
          </table:table-cell>
          <table:table-cell table:number-columns-repeated="8"/>
          <table:table-cell office:value-type="float" office:value="1.16267">
            <text:p>1.16267</text:p>
          </table:table-cell>
          <table:table-cell office:value-type="float" office:value="1.310326">
            <text:p>1.310326</text:p>
          </table:table-cell>
          <table:table-cell office:value-type="float" office:value="1.56252">
            <text:p>1.56252</text:p>
          </table:table-cell>
          <table:table-cell office:value-type="float" office:value="0.841492">
            <text:p>0.841492</text:p>
          </table:table-cell>
          <table:table-cell office:value-type="float" office:value="1.369175">
            <text:p>1.369175</text:p>
          </table:table-cell>
          <table:table-cell office:value-type="float" office:value="1.148473">
            <text:p>1.148473</text:p>
          </table:table-cell>
          <table:table-cell table:number-columns-repeated="1004"/>
        </table:table-row>
        <table:table-row table:style-name="ro3">
          <table:table-cell office:value-type="float" office:value="0.1812565">
            <text:p>0.1812565</text:p>
          </table:table-cell>
          <table:table-cell office:value-type="float" office:value="0.33188">
            <text:p>0.33188</text:p>
          </table:table-cell>
          <table:table-cell office:value-type="float" office:value="0.670212">
            <text:p>0.670212</text:p>
          </table:table-cell>
          <table:table-cell office:value-type="float" office:value="0.1480017">
            <text:p>0.1480017</text:p>
          </table:table-cell>
          <table:table-cell office:value-type="float" office:value="0.33156">
            <text:p>0.33156</text:p>
          </table:table-cell>
          <table:table-cell table:formula="of:=[.D170]+[.E170]" office:value-type="float" office:value="0.4795617">
            <text:p>0.4795617</text:p>
          </table:table-cell>
          <table:table-cell table:number-columns-repeated="8"/>
          <table:table-cell office:value-type="float" office:value="1.160536">
            <text:p>1.160536</text:p>
          </table:table-cell>
          <table:table-cell office:value-type="float" office:value="1.311002">
            <text:p>1.311002</text:p>
          </table:table-cell>
          <table:table-cell office:value-type="float" office:value="1.561964">
            <text:p>1.561964</text:p>
          </table:table-cell>
          <table:table-cell office:value-type="float" office:value="0.839653">
            <text:p>0.839653</text:p>
          </table:table-cell>
          <table:table-cell office:value-type="float" office:value="1.365256">
            <text:p>1.365256</text:p>
          </table:table-cell>
          <table:table-cell office:value-type="float" office:value="1.145227">
            <text:p>1.145227</text:p>
          </table:table-cell>
          <table:table-cell table:number-columns-repeated="1004"/>
        </table:table-row>
        <table:table-row table:style-name="ro3">
          <table:table-cell office:value-type="float" office:value="0.1808758">
            <text:p>0.1808758</text:p>
          </table:table-cell>
          <table:table-cell office:value-type="float" office:value="0.331179">
            <text:p>0.331179</text:p>
          </table:table-cell>
          <table:table-cell office:value-type="float" office:value="0.669026">
            <text:p>0.669026</text:p>
          </table:table-cell>
          <table:table-cell office:value-type="float" office:value="0.1484091">
            <text:p>0.1484091</text:p>
          </table:table-cell>
          <table:table-cell office:value-type="float" office:value="0.33096">
            <text:p>0.33096</text:p>
          </table:table-cell>
          <table:table-cell table:formula="of:=[.D171]+[.E171]" office:value-type="float" office:value="0.4793691">
            <text:p>0.4793691</text:p>
          </table:table-cell>
          <table:table-cell table:number-columns-repeated="8"/>
          <table:table-cell office:value-type="float" office:value="1.158612">
            <text:p>1.158612</text:p>
          </table:table-cell>
          <table:table-cell office:value-type="float" office:value="1.31017">
            <text:p>1.31017</text:p>
          </table:table-cell>
          <table:table-cell office:value-type="float" office:value="1.562208">
            <text:p>1.562208</text:p>
          </table:table-cell>
          <table:table-cell office:value-type="float" office:value="0.838225">
            <text:p>0.838225</text:p>
          </table:table-cell>
          <table:table-cell office:value-type="float" office:value="1.361647">
            <text:p>1.361647</text:p>
          </table:table-cell>
          <table:table-cell office:value-type="float" office:value="1.14224">
            <text:p>1.14224</text:p>
          </table:table-cell>
          <table:table-cell table:number-columns-repeated="1004"/>
        </table:table-row>
        <table:table-row table:style-name="ro3">
          <table:table-cell office:value-type="float" office:value="0.1805358">
            <text:p>0.1805358</text:p>
          </table:table-cell>
          <table:table-cell office:value-type="float" office:value="0.332433">
            <text:p>0.332433</text:p>
          </table:table-cell>
          <table:table-cell office:value-type="float" office:value="0.667999">
            <text:p>0.667999</text:p>
          </table:table-cell>
          <table:table-cell office:value-type="float" office:value="0.1491251">
            <text:p>0.1491251</text:p>
          </table:table-cell>
          <table:table-cell office:value-type="float" office:value="0.332112">
            <text:p>0.332112</text:p>
          </table:table-cell>
          <table:table-cell table:formula="of:=[.D172]+[.E172]" office:value-type="float" office:value="0.4812371">
            <text:p>0.4812371</text:p>
          </table:table-cell>
          <table:table-cell table:number-columns-repeated="8"/>
          <table:table-cell office:value-type="float" office:value="1.155889">
            <text:p>1.155889</text:p>
          </table:table-cell>
          <table:table-cell office:value-type="float" office:value="1.310261">
            <text:p>1.310261</text:p>
          </table:table-cell>
          <table:table-cell office:value-type="float" office:value="1.559317">
            <text:p>1.559317</text:p>
          </table:table-cell>
          <table:table-cell office:value-type="float" office:value="0.836876">
            <text:p>0.836876</text:p>
          </table:table-cell>
          <table:table-cell office:value-type="float" office:value="1.357981">
            <text:p>1.357981</text:p>
          </table:table-cell>
          <table:table-cell office:value-type="float" office:value="1.138877">
            <text:p>1.138877</text:p>
          </table:table-cell>
          <table:table-cell table:number-columns-repeated="1004"/>
        </table:table-row>
        <table:table-row table:style-name="ro3">
          <table:table-cell office:value-type="float" office:value="0.1800227">
            <text:p>0.1800227</text:p>
          </table:table-cell>
          <table:table-cell office:value-type="float" office:value="0.331493">
            <text:p>0.331493</text:p>
          </table:table-cell>
          <table:table-cell office:value-type="float" office:value="0.666157">
            <text:p>0.666157</text:p>
          </table:table-cell>
          <table:table-cell office:value-type="float" office:value="0.1489811">
            <text:p>0.1489811</text:p>
          </table:table-cell>
          <table:table-cell office:value-type="float" office:value="0.331252">
            <text:p>0.331252</text:p>
          </table:table-cell>
          <table:table-cell table:formula="of:=[.D173]+[.E173]" office:value-type="float" office:value="0.4802331">
            <text:p>0.4802331</text:p>
          </table:table-cell>
          <table:table-cell table:number-columns-repeated="8"/>
          <table:table-cell office:value-type="float" office:value="1.154169">
            <text:p>1.154169</text:p>
          </table:table-cell>
          <table:table-cell office:value-type="float" office:value="1.309257">
            <text:p>1.309257</text:p>
          </table:table-cell>
          <table:table-cell office:value-type="float" office:value="1.556996">
            <text:p>1.556996</text:p>
          </table:table-cell>
          <table:table-cell office:value-type="float" office:value="0.834698">
            <text:p>0.834698</text:p>
          </table:table-cell>
          <table:table-cell office:value-type="float" office:value="1.35407">
            <text:p>1.35407</text:p>
          </table:table-cell>
          <table:table-cell office:value-type="float" office:value="1.135636">
            <text:p>1.135636</text:p>
          </table:table-cell>
          <table:table-cell table:number-columns-repeated="1004"/>
        </table:table-row>
        <table:table-row table:style-name="ro3">
          <table:table-cell office:value-type="float" office:value="0.1795293">
            <text:p>0.1795293</text:p>
          </table:table-cell>
          <table:table-cell office:value-type="float" office:value="0.331648">
            <text:p>0.331648</text:p>
          </table:table-cell>
          <table:table-cell office:value-type="float" office:value="0.664377">
            <text:p>0.664377</text:p>
          </table:table-cell>
          <table:table-cell office:value-type="float" office:value="0.1491611">
            <text:p>0.1491611</text:p>
          </table:table-cell>
          <table:table-cell office:value-type="float" office:value="0.331409">
            <text:p>0.331409</text:p>
          </table:table-cell>
          <table:table-cell table:formula="of:=[.D174]+[.E174]" office:value-type="float" office:value="0.4805701">
            <text:p>0.4805701</text:p>
          </table:table-cell>
          <table:table-cell table:number-columns-repeated="8"/>
          <table:table-cell office:value-type="float" office:value="1.151632">
            <text:p>1.151632</text:p>
          </table:table-cell>
          <table:table-cell office:value-type="float" office:value="1.309232">
            <text:p>1.309232</text:p>
          </table:table-cell>
          <table:table-cell office:value-type="float" office:value="1.552605">
            <text:p>1.552605</text:p>
          </table:table-cell>
          <table:table-cell office:value-type="float" office:value="0.832734">
            <text:p>0.832734</text:p>
          </table:table-cell>
          <table:table-cell office:value-type="float" office:value="1.350141">
            <text:p>1.350141</text:p>
          </table:table-cell>
          <table:table-cell office:value-type="float" office:value="1.133272">
            <text:p>1.133272</text:p>
          </table:table-cell>
          <table:table-cell table:number-columns-repeated="1004"/>
        </table:table-row>
        <table:table-row table:style-name="ro3">
          <table:table-cell office:value-type="float" office:value="0.1791746">
            <text:p>0.1791746</text:p>
          </table:table-cell>
          <table:table-cell office:value-type="float" office:value="0.330864">
            <text:p>0.330864</text:p>
          </table:table-cell>
          <table:table-cell office:value-type="float" office:value="0.663472">
            <text:p>0.663472</text:p>
          </table:table-cell>
          <table:table-cell office:value-type="float" office:value="0.1491685">
            <text:p>0.1491685</text:p>
          </table:table-cell>
          <table:table-cell office:value-type="float" office:value="0.330927">
            <text:p>0.330927</text:p>
          </table:table-cell>
          <table:table-cell table:formula="of:=[.D175]+[.E175]" office:value-type="float" office:value="0.4800955">
            <text:p>0.4800955</text:p>
          </table:table-cell>
          <table:table-cell table:number-columns-repeated="8"/>
          <table:table-cell office:value-type="float" office:value="1.149591">
            <text:p>1.149591</text:p>
          </table:table-cell>
          <table:table-cell office:value-type="float" office:value="1.306974">
            <text:p>1.306974</text:p>
          </table:table-cell>
          <table:table-cell office:value-type="float" office:value="1.548467">
            <text:p>1.548467</text:p>
          </table:table-cell>
          <table:table-cell office:value-type="float" office:value="0.830528">
            <text:p>0.830528</text:p>
          </table:table-cell>
          <table:table-cell office:value-type="float" office:value="1.347084">
            <text:p>1.347084</text:p>
          </table:table-cell>
          <table:table-cell office:value-type="float" office:value="1.130711">
            <text:p>1.130711</text:p>
          </table:table-cell>
          <table:table-cell table:number-columns-repeated="1004"/>
        </table:table-row>
        <table:table-row table:style-name="ro3">
          <table:table-cell office:value-type="float" office:value="0.1789191">
            <text:p>0.1789191</text:p>
          </table:table-cell>
          <table:table-cell office:value-type="float" office:value="0.330246">
            <text:p>0.330246</text:p>
          </table:table-cell>
          <table:table-cell office:value-type="float" office:value="0.661761">
            <text:p>0.661761</text:p>
          </table:table-cell>
          <table:table-cell office:value-type="float" office:value="0.1492652">
            <text:p>0.1492652</text:p>
          </table:table-cell>
          <table:table-cell office:value-type="float" office:value="0.330636">
            <text:p>0.330636</text:p>
          </table:table-cell>
          <table:table-cell table:formula="of:=[.D176]+[.E176]" office:value-type="float" office:value="0.4799012">
            <text:p>0.4799012</text:p>
          </table:table-cell>
          <table:table-cell table:number-columns-repeated="8"/>
          <table:table-cell office:value-type="float" office:value="1.147394">
            <text:p>1.147394</text:p>
          </table:table-cell>
          <table:table-cell office:value-type="float" office:value="1.305346">
            <text:p>1.305346</text:p>
          </table:table-cell>
          <table:table-cell office:value-type="float" office:value="1.544087">
            <text:p>1.544087</text:p>
          </table:table-cell>
          <table:table-cell office:value-type="float" office:value="0.828402">
            <text:p>0.828402</text:p>
          </table:table-cell>
          <table:table-cell office:value-type="float" office:value="1.343621">
            <text:p>1.343621</text:p>
          </table:table-cell>
          <table:table-cell office:value-type="float" office:value="1.12835">
            <text:p>1.12835</text:p>
          </table:table-cell>
          <table:table-cell table:number-columns-repeated="1004"/>
        </table:table-row>
        <table:table-row table:style-name="ro3">
          <table:table-cell office:value-type="float" office:value="0.1786599">
            <text:p>0.1786599</text:p>
          </table:table-cell>
          <table:table-cell office:value-type="float" office:value="0.329525">
            <text:p>0.329525</text:p>
          </table:table-cell>
          <table:table-cell office:value-type="float" office:value="0.660938">
            <text:p>0.660938</text:p>
          </table:table-cell>
          <table:table-cell office:value-type="float" office:value="0.1493617">
            <text:p>0.1493617</text:p>
          </table:table-cell>
          <table:table-cell office:value-type="float" office:value="0.330272">
            <text:p>0.330272</text:p>
          </table:table-cell>
          <table:table-cell table:formula="of:=[.D177]+[.E177]" office:value-type="float" office:value="0.4796337">
            <text:p>0.4796337</text:p>
          </table:table-cell>
          <table:table-cell table:number-columns-repeated="8"/>
          <table:table-cell office:value-type="float" office:value="1.145234">
            <text:p>1.145234</text:p>
          </table:table-cell>
          <table:table-cell office:value-type="float" office:value="1.30296">
            <text:p>1.30296</text:p>
          </table:table-cell>
          <table:table-cell office:value-type="float" office:value="1.539914">
            <text:p>1.539914</text:p>
          </table:table-cell>
          <table:table-cell office:value-type="float" office:value="0.826251">
            <text:p>0.826251</text:p>
          </table:table-cell>
          <table:table-cell office:value-type="float" office:value="1.340588">
            <text:p>1.340588</text:p>
          </table:table-cell>
          <table:table-cell office:value-type="float" office:value="1.125707">
            <text:p>1.125707</text:p>
          </table:table-cell>
          <table:table-cell table:number-columns-repeated="1004"/>
        </table:table-row>
        <table:table-row table:style-name="ro3">
          <table:table-cell office:value-type="float" office:value="0.1784336">
            <text:p>0.1784336</text:p>
          </table:table-cell>
          <table:table-cell office:value-type="float" office:value="0.32889">
            <text:p>0.32889</text:p>
          </table:table-cell>
          <table:table-cell office:value-type="float" office:value="0.659646">
            <text:p>0.659646</text:p>
          </table:table-cell>
          <table:table-cell office:value-type="float" office:value="0.1495224">
            <text:p>0.1495224</text:p>
          </table:table-cell>
          <table:table-cell office:value-type="float" office:value="0.329975">
            <text:p>0.329975</text:p>
          </table:table-cell>
          <table:table-cell table:formula="of:=[.D178]+[.E178]" office:value-type="float" office:value="0.4794974">
            <text:p>0.4794974</text:p>
          </table:table-cell>
          <table:table-cell table:number-columns-repeated="8"/>
          <table:table-cell office:value-type="float" office:value="1.142871">
            <text:p>1.142871</text:p>
          </table:table-cell>
          <table:table-cell office:value-type="float" office:value="1.301204">
            <text:p>1.301204</text:p>
          </table:table-cell>
          <table:table-cell office:value-type="float" office:value="1.535542">
            <text:p>1.535542</text:p>
          </table:table-cell>
          <table:table-cell office:value-type="float" office:value="0.824248">
            <text:p>0.824248</text:p>
          </table:table-cell>
          <table:table-cell office:value-type="float" office:value="1.337154">
            <text:p>1.337154</text:p>
          </table:table-cell>
          <table:table-cell office:value-type="float" office:value="1.123758">
            <text:p>1.123758</text:p>
          </table:table-cell>
          <table:table-cell table:number-columns-repeated="1004"/>
        </table:table-row>
        <table:table-row table:style-name="ro3">
          <table:table-cell office:value-type="float" office:value="0.1788314">
            <text:p>0.1788314</text:p>
          </table:table-cell>
          <table:table-cell office:value-type="float" office:value="0.328563">
            <text:p>0.328563</text:p>
          </table:table-cell>
          <table:table-cell office:value-type="float" office:value="0.659722">
            <text:p>0.659722</text:p>
          </table:table-cell>
          <table:table-cell office:value-type="float" office:value="0.1496986">
            <text:p>0.1496986</text:p>
          </table:table-cell>
          <table:table-cell office:value-type="float" office:value="0.329695">
            <text:p>0.329695</text:p>
          </table:table-cell>
          <table:table-cell table:formula="of:=[.D179]+[.E179]" office:value-type="float" office:value="0.4793936">
            <text:p>0.4793936</text:p>
          </table:table-cell>
          <table:table-cell table:number-columns-repeated="8"/>
          <table:table-cell office:value-type="float" office:value="1.141988">
            <text:p>1.141988</text:p>
          </table:table-cell>
          <table:table-cell office:value-type="float" office:value="1.300929">
            <text:p>1.300929</text:p>
          </table:table-cell>
          <table:table-cell office:value-type="float" office:value="1.531242">
            <text:p>1.531242</text:p>
          </table:table-cell>
          <table:table-cell office:value-type="float" office:value="0.822118">
            <text:p>0.822118</text:p>
          </table:table-cell>
          <table:table-cell office:value-type="float" office:value="1.333912">
            <text:p>1.333912</text:p>
          </table:table-cell>
          <table:table-cell office:value-type="float" office:value="1.121377">
            <text:p>1.121377</text:p>
          </table:table-cell>
          <table:table-cell table:number-columns-repeated="1004"/>
        </table:table-row>
        <table:table-row table:style-name="ro3">
          <table:table-cell office:value-type="float" office:value="0.179615">
            <text:p>0.179615</text:p>
          </table:table-cell>
          <table:table-cell office:value-type="float" office:value="0.327741">
            <text:p>0.327741</text:p>
          </table:table-cell>
          <table:table-cell office:value-type="float" office:value="0.658126">
            <text:p>0.658126</text:p>
          </table:table-cell>
          <table:table-cell office:value-type="float" office:value="0.149943">
            <text:p>0.149943</text:p>
          </table:table-cell>
          <table:table-cell office:value-type="float" office:value="0.328903">
            <text:p>0.328903</text:p>
          </table:table-cell>
          <table:table-cell table:formula="of:=[.D180]+[.E180]" office:value-type="float" office:value="0.478846">
            <text:p>0.478846</text:p>
          </table:table-cell>
          <table:table-cell table:number-columns-repeated="8"/>
          <table:table-cell office:value-type="float" office:value="1.141396">
            <text:p>1.141396</text:p>
          </table:table-cell>
          <table:table-cell office:value-type="float" office:value="1.301539">
            <text:p>1.301539</text:p>
          </table:table-cell>
          <table:table-cell office:value-type="float" office:value="1.527207">
            <text:p>1.527207</text:p>
          </table:table-cell>
          <table:table-cell office:value-type="float" office:value="0.819946">
            <text:p>0.819946</text:p>
          </table:table-cell>
          <table:table-cell office:value-type="float" office:value="1.330526">
            <text:p>1.330526</text:p>
          </table:table-cell>
          <table:table-cell office:value-type="float" office:value="1.119301">
            <text:p>1.119301</text:p>
          </table:table-cell>
          <table:table-cell table:number-columns-repeated="1004"/>
        </table:table-row>
        <table:table-row table:style-name="ro3">
          <table:table-cell office:value-type="float" office:value="0.180573">
            <text:p>0.180573</text:p>
          </table:table-cell>
          <table:table-cell office:value-type="float" office:value="0.327596">
            <text:p>0.327596</text:p>
          </table:table-cell>
          <table:table-cell office:value-type="float" office:value="0.65745">
            <text:p>0.65745</text:p>
          </table:table-cell>
          <table:table-cell office:value-type="float" office:value="0.1505123">
            <text:p>0.1505123</text:p>
          </table:table-cell>
          <table:table-cell office:value-type="float" office:value="0.328691">
            <text:p>0.328691</text:p>
          </table:table-cell>
          <table:table-cell table:formula="of:=[.D181]+[.E181]" office:value-type="float" office:value="0.4792033">
            <text:p>0.4792033</text:p>
          </table:table-cell>
          <table:table-cell table:number-columns-repeated="8"/>
          <table:table-cell office:value-type="float" office:value="1.141014">
            <text:p>1.141014</text:p>
          </table:table-cell>
          <table:table-cell office:value-type="float" office:value="1.301496">
            <text:p>1.301496</text:p>
          </table:table-cell>
          <table:table-cell office:value-type="float" office:value="1.523423">
            <text:p>1.523423</text:p>
          </table:table-cell>
          <table:table-cell office:value-type="float" office:value="0.817864">
            <text:p>0.817864</text:p>
          </table:table-cell>
          <table:table-cell office:value-type="float" office:value="1.327141">
            <text:p>1.327141</text:p>
          </table:table-cell>
          <table:table-cell office:value-type="float" office:value="1.116836">
            <text:p>1.116836</text:p>
          </table:table-cell>
          <table:table-cell table:number-columns-repeated="1004"/>
        </table:table-row>
        <table:table-row table:style-name="ro3">
          <table:table-cell office:value-type="float" office:value="0.1818437">
            <text:p>0.1818437</text:p>
          </table:table-cell>
          <table:table-cell office:value-type="float" office:value="0.326891">
            <text:p>0.326891</text:p>
          </table:table-cell>
          <table:table-cell office:value-type="float" office:value="0.655792">
            <text:p>0.655792</text:p>
          </table:table-cell>
          <table:table-cell office:value-type="float" office:value="0.1510195">
            <text:p>0.1510195</text:p>
          </table:table-cell>
          <table:table-cell office:value-type="float" office:value="0.327812">
            <text:p>0.327812</text:p>
          </table:table-cell>
          <table:table-cell table:formula="of:=[.D182]+[.E182]" office:value-type="float" office:value="0.4788315">
            <text:p>0.4788315</text:p>
          </table:table-cell>
          <table:table-cell table:number-columns-repeated="8"/>
          <table:table-cell office:value-type="float" office:value="1.140828">
            <text:p>1.140828</text:p>
          </table:table-cell>
          <table:table-cell office:value-type="float" office:value="1.302375">
            <text:p>1.302375</text:p>
          </table:table-cell>
          <table:table-cell office:value-type="float" office:value="1.51982">
            <text:p>1.51982</text:p>
          </table:table-cell>
          <table:table-cell office:value-type="float" office:value="0.815698">
            <text:p>0.815698</text:p>
          </table:table-cell>
          <table:table-cell office:value-type="float" office:value="1.323754">
            <text:p>1.323754</text:p>
          </table:table-cell>
          <table:table-cell office:value-type="float" office:value="1.114698">
            <text:p>1.114698</text:p>
          </table:table-cell>
          <table:table-cell table:number-columns-repeated="1004"/>
        </table:table-row>
        <table:table-row table:style-name="ro3">
          <table:table-cell office:value-type="float" office:value="0.1829661">
            <text:p>0.1829661</text:p>
          </table:table-cell>
          <table:table-cell office:value-type="float" office:value="0.326787">
            <text:p>0.326787</text:p>
          </table:table-cell>
          <table:table-cell office:value-type="float" office:value="0.654958">
            <text:p>0.654958</text:p>
          </table:table-cell>
          <table:table-cell office:value-type="float" office:value="0.1517235">
            <text:p>0.1517235</text:p>
          </table:table-cell>
          <table:table-cell office:value-type="float" office:value="0.327546">
            <text:p>0.327546</text:p>
          </table:table-cell>
          <table:table-cell table:formula="of:=[.D183]+[.E183]" office:value-type="float" office:value="0.4792695">
            <text:p>0.4792695</text:p>
          </table:table-cell>
          <table:table-cell table:number-columns-repeated="8"/>
          <table:table-cell office:value-type="float" office:value="1.140494">
            <text:p>1.140494</text:p>
          </table:table-cell>
          <table:table-cell office:value-type="float" office:value="1.30237">
            <text:p>1.30237</text:p>
          </table:table-cell>
          <table:table-cell office:value-type="float" office:value="1.516583">
            <text:p>1.516583</text:p>
          </table:table-cell>
          <table:table-cell office:value-type="float" office:value="0.813595">
            <text:p>0.813595</text:p>
          </table:table-cell>
          <table:table-cell office:value-type="float" office:value="1.320247">
            <text:p>1.320247</text:p>
          </table:table-cell>
          <table:table-cell office:value-type="float" office:value="1.112249">
            <text:p>1.112249</text:p>
          </table:table-cell>
          <table:table-cell table:number-columns-repeated="1004"/>
        </table:table-row>
        <table:table-row table:style-name="ro3">
          <table:table-cell office:value-type="float" office:value="0.1842768">
            <text:p>0.1842768</text:p>
          </table:table-cell>
          <table:table-cell office:value-type="float" office:value="0.326306">
            <text:p>0.326306</text:p>
          </table:table-cell>
          <table:table-cell office:value-type="float" office:value="0.653337">
            <text:p>0.653337</text:p>
          </table:table-cell>
          <table:table-cell office:value-type="float" office:value="0.1522701">
            <text:p>0.1522701</text:p>
          </table:table-cell>
          <table:table-cell office:value-type="float" office:value="0.326685">
            <text:p>0.326685</text:p>
          </table:table-cell>
          <table:table-cell table:formula="of:=[.D184]+[.E184]" office:value-type="float" office:value="0.4789551">
            <text:p>0.4789551</text:p>
          </table:table-cell>
          <table:table-cell table:number-columns-repeated="8"/>
          <table:table-cell office:value-type="float" office:value="1.140091">
            <text:p>1.140091</text:p>
          </table:table-cell>
          <table:table-cell office:value-type="float" office:value="1.303289">
            <text:p>1.303289</text:p>
          </table:table-cell>
          <table:table-cell office:value-type="float" office:value="1.513184">
            <text:p>1.513184</text:p>
          </table:table-cell>
          <table:table-cell office:value-type="float" office:value="0.811467">
            <text:p>0.811467</text:p>
          </table:table-cell>
          <table:table-cell office:value-type="float" office:value="1.316884">
            <text:p>1.316884</text:p>
          </table:table-cell>
          <table:table-cell office:value-type="float" office:value="1.110143">
            <text:p>1.110143</text:p>
          </table:table-cell>
          <table:table-cell table:number-columns-repeated="1004"/>
        </table:table-row>
        <table:table-row table:style-name="ro3">
          <table:table-cell office:value-type="float" office:value="0.185891">
            <text:p>0.185891</text:p>
          </table:table-cell>
          <table:table-cell office:value-type="float" office:value="0.326544">
            <text:p>0.326544</text:p>
          </table:table-cell>
          <table:table-cell office:value-type="float" office:value="0.652698">
            <text:p>0.652698</text:p>
          </table:table-cell>
          <table:table-cell office:value-type="float" office:value="0.1533977">
            <text:p>0.1533977</text:p>
          </table:table-cell>
          <table:table-cell office:value-type="float" office:value="0.326559">
            <text:p>0.326559</text:p>
          </table:table-cell>
          <table:table-cell table:formula="of:=[.D185]+[.E185]" office:value-type="float" office:value="0.4799567">
            <text:p>0.4799567</text:p>
          </table:table-cell>
          <table:table-cell table:number-columns-repeated="8"/>
          <table:table-cell office:value-type="float" office:value="1.140139">
            <text:p>1.140139</text:p>
          </table:table-cell>
          <table:table-cell office:value-type="float" office:value="1.303888">
            <text:p>1.303888</text:p>
          </table:table-cell>
          <table:table-cell office:value-type="float" office:value="1.510178">
            <text:p>1.510178</text:p>
          </table:table-cell>
          <table:table-cell office:value-type="float" office:value="0.809542">
            <text:p>0.809542</text:p>
          </table:table-cell>
          <table:table-cell office:value-type="float" office:value="1.313544">
            <text:p>1.313544</text:p>
          </table:table-cell>
          <table:table-cell office:value-type="float" office:value="1.107774">
            <text:p>1.107774</text:p>
          </table:table-cell>
          <table:table-cell table:number-columns-repeated="1004"/>
        </table:table-row>
        <table:table-row table:style-name="ro3">
          <table:table-cell office:value-type="float" office:value="0.1882379">
            <text:p>0.1882379</text:p>
          </table:table-cell>
          <table:table-cell office:value-type="float" office:value="0.326447">
            <text:p>0.326447</text:p>
          </table:table-cell>
          <table:table-cell office:value-type="float" office:value="0.651007">
            <text:p>0.651007</text:p>
          </table:table-cell>
          <table:table-cell office:value-type="float" office:value="0.1549542">
            <text:p>0.1549542</text:p>
          </table:table-cell>
          <table:table-cell office:value-type="float" office:value="0.325812">
            <text:p>0.325812</text:p>
          </table:table-cell>
          <table:table-cell table:formula="of:=[.D186]+[.E186]" office:value-type="float" office:value="0.4807662">
            <text:p>0.4807662</text:p>
          </table:table-cell>
          <table:table-cell table:number-columns-repeated="8"/>
          <table:table-cell office:value-type="float" office:value="1.14014">
            <text:p>1.14014</text:p>
          </table:table-cell>
          <table:table-cell office:value-type="float" office:value="1.305438">
            <text:p>1.305438</text:p>
          </table:table-cell>
          <table:table-cell office:value-type="float" office:value="1.508063">
            <text:p>1.508063</text:p>
          </table:table-cell>
          <table:table-cell office:value-type="float" office:value="0.807763">
            <text:p>0.807763</text:p>
          </table:table-cell>
          <table:table-cell office:value-type="float" office:value="1.310502">
            <text:p>1.310502</text:p>
          </table:table-cell>
          <table:table-cell office:value-type="float" office:value="1.105234">
            <text:p>1.105234</text:p>
          </table:table-cell>
          <table:table-cell table:number-columns-repeated="1004"/>
        </table:table-row>
        <table:table-row table:style-name="ro3">
          <table:table-cell office:value-type="float" office:value="0.1890126">
            <text:p>0.1890126</text:p>
          </table:table-cell>
          <table:table-cell office:value-type="float" office:value="0.326124">
            <text:p>0.326124</text:p>
          </table:table-cell>
          <table:table-cell office:value-type="float" office:value="0.64945">
            <text:p>0.64945</text:p>
          </table:table-cell>
          <table:table-cell office:value-type="float" office:value="0.155545">
            <text:p>0.155545</text:p>
          </table:table-cell>
          <table:table-cell office:value-type="float" office:value="0.325232">
            <text:p>0.325232</text:p>
          </table:table-cell>
          <table:table-cell table:formula="of:=[.D187]+[.E187]" office:value-type="float" office:value="0.480777">
            <text:p>0.480777</text:p>
          </table:table-cell>
          <table:table-cell table:number-columns-repeated="8"/>
          <table:table-cell office:value-type="float" office:value="1.138373">
            <text:p>1.138373</text:p>
          </table:table-cell>
          <table:table-cell office:value-type="float" office:value="1.30492">
            <text:p>1.30492</text:p>
          </table:table-cell>
          <table:table-cell office:value-type="float" office:value="1.506341">
            <text:p>1.506341</text:p>
          </table:table-cell>
          <table:table-cell office:value-type="float" office:value="0.805662">
            <text:p>0.805662</text:p>
          </table:table-cell>
          <table:table-cell office:value-type="float" office:value="1.307141">
            <text:p>1.307141</text:p>
          </table:table-cell>
          <table:table-cell office:value-type="float" office:value="1.102432">
            <text:p>1.102432</text:p>
          </table:table-cell>
          <table:table-cell table:number-columns-repeated="1004"/>
        </table:table-row>
        <table:table-row table:style-name="ro3">
          <table:table-cell office:value-type="float" office:value="0.1898429">
            <text:p>0.1898429</text:p>
          </table:table-cell>
          <table:table-cell office:value-type="float" office:value="0.32627">
            <text:p>0.32627</text:p>
          </table:table-cell>
          <table:table-cell office:value-type="float" office:value="0.647814">
            <text:p>0.647814</text:p>
          </table:table-cell>
          <table:table-cell office:value-type="float" office:value="0.1560677">
            <text:p>0.1560677</text:p>
          </table:table-cell>
          <table:table-cell office:value-type="float" office:value="0.324708">
            <text:p>0.324708</text:p>
          </table:table-cell>
          <table:table-cell table:formula="of:=[.D188]+[.E188]" office:value-type="float" office:value="0.4807757">
            <text:p>0.4807757</text:p>
          </table:table-cell>
          <table:table-cell table:number-columns-repeated="8"/>
          <table:table-cell office:value-type="float" office:value="1.136451">
            <text:p>1.136451</text:p>
          </table:table-cell>
          <table:table-cell office:value-type="float" office:value="1.30517">
            <text:p>1.30517</text:p>
          </table:table-cell>
          <table:table-cell office:value-type="float" office:value="1.503321">
            <text:p>1.503321</text:p>
          </table:table-cell>
          <table:table-cell office:value-type="float" office:value="0.803608">
            <text:p>0.803608</text:p>
          </table:table-cell>
          <table:table-cell office:value-type="float" office:value="1.304091">
            <text:p>1.304091</text:p>
          </table:table-cell>
          <table:table-cell office:value-type="float" office:value="1.100569">
            <text:p>1.100569</text:p>
          </table:table-cell>
          <table:table-cell table:number-columns-repeated="1004"/>
        </table:table-row>
        <table:table-row table:style-name="ro3">
          <table:table-cell office:value-type="float" office:value="0.1903179">
            <text:p>0.1903179</text:p>
          </table:table-cell>
          <table:table-cell office:value-type="float" office:value="0.32617">
            <text:p>0.32617</text:p>
          </table:table-cell>
          <table:table-cell office:value-type="float" office:value="0.646661">
            <text:p>0.646661</text:p>
          </table:table-cell>
          <table:table-cell office:value-type="float" office:value="0.1564143">
            <text:p>0.1564143</text:p>
          </table:table-cell>
          <table:table-cell office:value-type="float" office:value="0.324112">
            <text:p>0.324112</text:p>
          </table:table-cell>
          <table:table-cell table:formula="of:=[.D189]+[.E189]" office:value-type="float" office:value="0.4805263">
            <text:p>0.4805263</text:p>
          </table:table-cell>
          <table:table-cell table:number-columns-repeated="8"/>
          <table:table-cell office:value-type="float" office:value="1.134449">
            <text:p>1.134449</text:p>
          </table:table-cell>
          <table:table-cell office:value-type="float" office:value="1.305668">
            <text:p>1.305668</text:p>
          </table:table-cell>
          <table:table-cell office:value-type="float" office:value="1.500618">
            <text:p>1.500618</text:p>
          </table:table-cell>
          <table:table-cell office:value-type="float" office:value="0.801491">
            <text:p>0.801491</text:p>
          </table:table-cell>
          <table:table-cell office:value-type="float" office:value="1.301296">
            <text:p>1.301296</text:p>
          </table:table-cell>
          <table:table-cell office:value-type="float" office:value="1.098301">
            <text:p>1.098301</text:p>
          </table:table-cell>
          <table:table-cell table:number-columns-repeated="1004"/>
        </table:table-row>
        <table:table-row table:style-name="ro3">
          <table:table-cell office:value-type="float" office:value="0.1906743">
            <text:p>0.1906743</text:p>
          </table:table-cell>
          <table:table-cell office:value-type="float" office:value="0.327143">
            <text:p>0.327143</text:p>
          </table:table-cell>
          <table:table-cell office:value-type="float" office:value="0.645367">
            <text:p>0.645367</text:p>
          </table:table-cell>
          <table:table-cell office:value-type="float" office:value="0.1564322">
            <text:p>0.1564322</text:p>
          </table:table-cell>
          <table:table-cell office:value-type="float" office:value="0.324135">
            <text:p>0.324135</text:p>
          </table:table-cell>
          <table:table-cell table:formula="of:=[.D190]+[.E190]" office:value-type="float" office:value="0.4805672">
            <text:p>0.4805672</text:p>
          </table:table-cell>
          <table:table-cell table:number-columns-repeated="8"/>
          <table:table-cell office:value-type="float" office:value="1.132619">
            <text:p>1.132619</text:p>
          </table:table-cell>
          <table:table-cell office:value-type="float" office:value="1.30696">
            <text:p>1.30696</text:p>
          </table:table-cell>
          <table:table-cell office:value-type="float" office:value="1.497431">
            <text:p>1.497431</text:p>
          </table:table-cell>
          <table:table-cell office:value-type="float" office:value="0.799391">
            <text:p>0.799391</text:p>
          </table:table-cell>
          <table:table-cell office:value-type="float" office:value="1.298957">
            <text:p>1.298957</text:p>
          </table:table-cell>
          <table:table-cell office:value-type="float" office:value="1.097104">
            <text:p>1.097104</text:p>
          </table:table-cell>
          <table:table-cell table:number-columns-repeated="1004"/>
        </table:table-row>
        <table:table-row table:style-name="ro3">
          <table:table-cell office:value-type="float" office:value="0.1904239">
            <text:p>0.1904239</text:p>
          </table:table-cell>
          <table:table-cell office:value-type="float" office:value="0.326605">
            <text:p>0.326605</text:p>
          </table:table-cell>
          <table:table-cell office:value-type="float" office:value="0.645173">
            <text:p>0.645173</text:p>
          </table:table-cell>
          <table:table-cell office:value-type="float" office:value="0.1561271">
            <text:p>0.1561271</text:p>
          </table:table-cell>
          <table:table-cell office:value-type="float" office:value="0.32334">
            <text:p>0.32334</text:p>
          </table:table-cell>
          <table:table-cell table:formula="of:=[.D191]+[.E191]" office:value-type="float" office:value="0.4794671">
            <text:p>0.4794671</text:p>
          </table:table-cell>
          <table:table-cell table:number-columns-repeated="8"/>
          <table:table-cell office:value-type="float" office:value="1.130405">
            <text:p>1.130405</text:p>
          </table:table-cell>
          <table:table-cell office:value-type="float" office:value="1.305502">
            <text:p>1.305502</text:p>
          </table:table-cell>
          <table:table-cell office:value-type="float" office:value="1.494639">
            <text:p>1.494639</text:p>
          </table:table-cell>
          <table:table-cell office:value-type="float" office:value="0.797463">
            <text:p>0.797463</text:p>
          </table:table-cell>
          <table:table-cell office:value-type="float" office:value="1.295991">
            <text:p>1.295991</text:p>
          </table:table-cell>
          <table:table-cell office:value-type="float" office:value="1.095583">
            <text:p>1.095583</text:p>
          </table:table-cell>
          <table:table-cell table:number-columns-repeated="1004"/>
        </table:table-row>
        <table:table-row table:style-name="ro3">
          <table:table-cell office:value-type="float" office:value="0.1903392">
            <text:p>0.1903392</text:p>
          </table:table-cell>
          <table:table-cell office:value-type="float" office:value="0.327448">
            <text:p>0.327448</text:p>
          </table:table-cell>
          <table:table-cell office:value-type="float" office:value="0.643517">
            <text:p>0.643517</text:p>
          </table:table-cell>
          <table:table-cell office:value-type="float" office:value="0.1558768">
            <text:p>0.1558768</text:p>
          </table:table-cell>
          <table:table-cell office:value-type="float" office:value="0.32353">
            <text:p>0.32353</text:p>
          </table:table-cell>
          <table:table-cell table:formula="of:=[.D192]+[.E192]" office:value-type="float" office:value="0.4794068">
            <text:p>0.4794068</text:p>
          </table:table-cell>
          <table:table-cell table:number-columns-repeated="8"/>
          <table:table-cell office:value-type="float" office:value="1.127965">
            <text:p>1.127965</text:p>
          </table:table-cell>
          <table:table-cell office:value-type="float" office:value="1.30455">
            <text:p>1.30455</text:p>
          </table:table-cell>
          <table:table-cell office:value-type="float" office:value="1.493076">
            <text:p>1.493076</text:p>
          </table:table-cell>
          <table:table-cell office:value-type="float" office:value="0.795471">
            <text:p>0.795471</text:p>
          </table:table-cell>
          <table:table-cell office:value-type="float" office:value="1.293294">
            <text:p>1.293294</text:p>
          </table:table-cell>
          <table:table-cell office:value-type="float" office:value="1.093031">
            <text:p>1.093031</text:p>
          </table:table-cell>
          <table:table-cell table:number-columns-repeated="1004"/>
        </table:table-row>
        <table:table-row table:style-name="ro3">
          <table:table-cell office:value-type="float" office:value="0.1900253">
            <text:p>0.1900253</text:p>
          </table:table-cell>
          <table:table-cell office:value-type="float" office:value="0.327055">
            <text:p>0.327055</text:p>
          </table:table-cell>
          <table:table-cell office:value-type="float" office:value="0.642109">
            <text:p>0.642109</text:p>
          </table:table-cell>
          <table:table-cell office:value-type="float" office:value="0.1555043">
            <text:p>0.1555043</text:p>
          </table:table-cell>
          <table:table-cell office:value-type="float" office:value="0.322816">
            <text:p>0.322816</text:p>
          </table:table-cell>
          <table:table-cell table:formula="of:=[.D193]+[.E193]" office:value-type="float" office:value="0.4783203">
            <text:p>0.4783203</text:p>
          </table:table-cell>
          <table:table-cell table:number-columns-repeated="8"/>
          <table:table-cell office:value-type="float" office:value="1.125527">
            <text:p>1.125527</text:p>
          </table:table-cell>
          <table:table-cell office:value-type="float" office:value="1.303418">
            <text:p>1.303418</text:p>
          </table:table-cell>
          <table:table-cell office:value-type="float" office:value="1.49199">
            <text:p>1.49199</text:p>
          </table:table-cell>
          <table:table-cell office:value-type="float" office:value="0.793579">
            <text:p>0.793579</text:p>
          </table:table-cell>
          <table:table-cell office:value-type="float" office:value="1.290657">
            <text:p>1.290657</text:p>
          </table:table-cell>
          <table:table-cell office:value-type="float" office:value="1.090331">
            <text:p>1.090331</text:p>
          </table:table-cell>
          <table:table-cell table:number-columns-repeated="1004"/>
        </table:table-row>
        <table:table-row table:style-name="ro3">
          <table:table-cell office:value-type="float" office:value="0.189699">
            <text:p>0.189699</text:p>
          </table:table-cell>
          <table:table-cell office:value-type="float" office:value="0.328521">
            <text:p>0.328521</text:p>
          </table:table-cell>
          <table:table-cell office:value-type="float" office:value="0.640443">
            <text:p>0.640443</text:p>
          </table:table-cell>
          <table:table-cell office:value-type="float" office:value="0.1550988">
            <text:p>0.1550988</text:p>
          </table:table-cell>
          <table:table-cell office:value-type="float" office:value="0.32361">
            <text:p>0.32361</text:p>
          </table:table-cell>
          <table:table-cell table:formula="of:=[.D194]+[.E194]" office:value-type="float" office:value="0.4787088">
            <text:p>0.4787088</text:p>
          </table:table-cell>
          <table:table-cell table:number-columns-repeated="8"/>
          <table:table-cell office:value-type="float" office:value="1.123275">
            <text:p>1.123275</text:p>
          </table:table-cell>
          <table:table-cell office:value-type="float" office:value="1.302783">
            <text:p>1.302783</text:p>
          </table:table-cell>
          <table:table-cell office:value-type="float" office:value="1.490092">
            <text:p>1.490092</text:p>
          </table:table-cell>
          <table:table-cell office:value-type="float" office:value="0.791914">
            <text:p>0.791914</text:p>
          </table:table-cell>
          <table:table-cell office:value-type="float" office:value="1.288306">
            <text:p>1.288306</text:p>
          </table:table-cell>
          <table:table-cell office:value-type="float" office:value="1.088048">
            <text:p>1.088048</text:p>
          </table:table-cell>
          <table:table-cell table:number-columns-repeated="1004"/>
        </table:table-row>
        <table:table-row table:style-name="ro3">
          <table:table-cell office:value-type="float" office:value="0.1893085">
            <text:p>0.1893085</text:p>
          </table:table-cell>
          <table:table-cell office:value-type="float" office:value="0.328285">
            <text:p>0.328285</text:p>
          </table:table-cell>
          <table:table-cell office:value-type="float" office:value="0.639333">
            <text:p>0.639333</text:p>
          </table:table-cell>
          <table:table-cell office:value-type="float" office:value="0.1549534">
            <text:p>0.1549534</text:p>
          </table:table-cell>
          <table:table-cell office:value-type="float" office:value="0.323116">
            <text:p>0.323116</text:p>
          </table:table-cell>
          <table:table-cell table:formula="of:=[.D195]+[.E195]" office:value-type="float" office:value="0.4780694">
            <text:p>0.4780694</text:p>
          </table:table-cell>
          <table:table-cell table:number-columns-repeated="8"/>
          <table:table-cell office:value-type="float" office:value="1.12108">
            <text:p>1.12108</text:p>
          </table:table-cell>
          <table:table-cell office:value-type="float" office:value="1.30155">
            <text:p>1.30155</text:p>
          </table:table-cell>
          <table:table-cell office:value-type="float" office:value="1.488704">
            <text:p>1.488704</text:p>
          </table:table-cell>
          <table:table-cell office:value-type="float" office:value="0.79084">
            <text:p>0.79084</text:p>
          </table:table-cell>
          <table:table-cell office:value-type="float" office:value="1.286132">
            <text:p>1.286132</text:p>
          </table:table-cell>
          <table:table-cell office:value-type="float" office:value="1.085683">
            <text:p>1.085683</text:p>
          </table:table-cell>
          <table:table-cell table:number-columns-repeated="1004"/>
        </table:table-row>
        <table:table-row table:style-name="ro3">
          <table:table-cell office:value-type="float" office:value="0.1888628">
            <text:p>0.1888628</text:p>
          </table:table-cell>
          <table:table-cell office:value-type="float" office:value="0.330526">
            <text:p>0.330526</text:p>
          </table:table-cell>
          <table:table-cell office:value-type="float" office:value="0.637888">
            <text:p>0.637888</text:p>
          </table:table-cell>
          <table:table-cell office:value-type="float" office:value="0.1547761">
            <text:p>0.1547761</text:p>
          </table:table-cell>
          <table:table-cell office:value-type="float" office:value="0.324797">
            <text:p>0.324797</text:p>
          </table:table-cell>
          <table:table-cell table:formula="of:=[.D196]+[.E196]" office:value-type="float" office:value="0.4795731">
            <text:p>0.4795731</text:p>
          </table:table-cell>
          <table:table-cell table:number-columns-repeated="8"/>
          <table:table-cell office:value-type="float" office:value="1.118226">
            <text:p>1.118226</text:p>
          </table:table-cell>
          <table:table-cell office:value-type="float" office:value="1.300648">
            <text:p>1.300648</text:p>
          </table:table-cell>
          <table:table-cell office:value-type="float" office:value="1.487904">
            <text:p>1.487904</text:p>
          </table:table-cell>
          <table:table-cell office:value-type="float" office:value="0.789456">
            <text:p>0.789456</text:p>
          </table:table-cell>
          <table:table-cell office:value-type="float" office:value="1.284149">
            <text:p>1.284149</text:p>
          </table:table-cell>
          <table:table-cell office:value-type="float" office:value="1.08311">
            <text:p>1.08311</text:p>
          </table:table-cell>
          <table:table-cell table:number-columns-repeated="1004"/>
        </table:table-row>
        <table:table-row table:style-name="ro3">
          <table:table-cell office:value-type="float" office:value="0.1885831">
            <text:p>0.1885831</text:p>
          </table:table-cell>
          <table:table-cell office:value-type="float" office:value="0.330146">
            <text:p>0.330146</text:p>
          </table:table-cell>
          <table:table-cell office:value-type="float" office:value="0.63654">
            <text:p>0.63654</text:p>
          </table:table-cell>
          <table:table-cell office:value-type="float" office:value="0.1543866">
            <text:p>0.1543866</text:p>
          </table:table-cell>
          <table:table-cell office:value-type="float" office:value="0.324168">
            <text:p>0.324168</text:p>
          </table:table-cell>
          <table:table-cell table:formula="of:=[.D197]+[.E197]" office:value-type="float" office:value="0.4785546">
            <text:p>0.4785546</text:p>
          </table:table-cell>
          <table:table-cell table:number-columns-repeated="8"/>
          <table:table-cell office:value-type="float" office:value="1.116011">
            <text:p>1.116011</text:p>
          </table:table-cell>
          <table:table-cell office:value-type="float" office:value="1.298875">
            <text:p>1.298875</text:p>
          </table:table-cell>
          <table:table-cell office:value-type="float" office:value="1.487484">
            <text:p>1.487484</text:p>
          </table:table-cell>
          <table:table-cell office:value-type="float" office:value="0.787601">
            <text:p>0.787601</text:p>
          </table:table-cell>
          <table:table-cell office:value-type="float" office:value="1.281113">
            <text:p>1.281113</text:p>
          </table:table-cell>
          <table:table-cell office:value-type="float" office:value="1.080412">
            <text:p>1.080412</text:p>
          </table:table-cell>
          <table:table-cell table:number-columns-repeated="1004"/>
        </table:table-row>
        <table:table-row table:style-name="ro3">
          <table:table-cell office:value-type="float" office:value="0.1883244">
            <text:p>0.1883244</text:p>
          </table:table-cell>
          <table:table-cell office:value-type="float" office:value="0.331623">
            <text:p>0.331623</text:p>
          </table:table-cell>
          <table:table-cell office:value-type="float" office:value="0.634937">
            <text:p>0.634937</text:p>
          </table:table-cell>
          <table:table-cell office:value-type="float" office:value="0.1540523">
            <text:p>0.1540523</text:p>
          </table:table-cell>
          <table:table-cell office:value-type="float" office:value="0.325294">
            <text:p>0.325294</text:p>
          </table:table-cell>
          <table:table-cell table:formula="of:=[.D198]+[.E198]" office:value-type="float" office:value="0.4793463">
            <text:p>0.4793463</text:p>
          </table:table-cell>
          <table:table-cell table:number-columns-repeated="8"/>
          <table:table-cell office:value-type="float" office:value="1.113983">
            <text:p>1.113983</text:p>
          </table:table-cell>
          <table:table-cell office:value-type="float" office:value="1.297592">
            <text:p>1.297592</text:p>
          </table:table-cell>
          <table:table-cell office:value-type="float" office:value="1.485241">
            <text:p>1.485241</text:p>
          </table:table-cell>
          <table:table-cell office:value-type="float" office:value="0.785877">
            <text:p>0.785877</text:p>
          </table:table-cell>
          <table:table-cell office:value-type="float" office:value="1.278243">
            <text:p>1.278243</text:p>
          </table:table-cell>
          <table:table-cell office:value-type="float" office:value="1.078041">
            <text:p>1.078041</text:p>
          </table:table-cell>
          <table:table-cell table:number-columns-repeated="1004"/>
        </table:table-row>
        <table:table-row table:style-name="ro3">
          <table:table-cell office:value-type="float" office:value="0.1882873">
            <text:p>0.1882873</text:p>
          </table:table-cell>
          <table:table-cell office:value-type="float" office:value="0.331177">
            <text:p>0.331177</text:p>
          </table:table-cell>
          <table:table-cell office:value-type="float" office:value="0.63408">
            <text:p>0.63408</text:p>
          </table:table-cell>
          <table:table-cell office:value-type="float" office:value="0.1537245">
            <text:p>0.1537245</text:p>
          </table:table-cell>
          <table:table-cell office:value-type="float" office:value="0.324587">
            <text:p>0.324587</text:p>
          </table:table-cell>
          <table:table-cell table:formula="of:=[.D199]+[.E199]" office:value-type="float" office:value="0.4783115">
            <text:p>0.4783115</text:p>
          </table:table-cell>
          <table:table-cell table:number-columns-repeated="8"/>
          <table:table-cell office:value-type="float" office:value="1.112568">
            <text:p>1.112568</text:p>
          </table:table-cell>
          <table:table-cell office:value-type="float" office:value="1.295782">
            <text:p>1.295782</text:p>
          </table:table-cell>
          <table:table-cell office:value-type="float" office:value="1.483423">
            <text:p>1.483423</text:p>
          </table:table-cell>
          <table:table-cell office:value-type="float" office:value="0.783947">
            <text:p>0.783947</text:p>
          </table:table-cell>
          <table:table-cell office:value-type="float" office:value="1.274996">
            <text:p>1.274996</text:p>
          </table:table-cell>
          <table:table-cell office:value-type="float" office:value="1.075584">
            <text:p>1.075584</text:p>
          </table:table-cell>
          <table:table-cell table:number-columns-repeated="1004"/>
        </table:table-row>
        <table:table-row table:style-name="ro3">
          <table:table-cell office:value-type="float" office:value="0.1884378">
            <text:p>0.1884378</text:p>
          </table:table-cell>
          <table:table-cell office:value-type="float" office:value="0.331983">
            <text:p>0.331983</text:p>
          </table:table-cell>
          <table:table-cell office:value-type="float" office:value="0.632676">
            <text:p>0.632676</text:p>
          </table:table-cell>
          <table:table-cell office:value-type="float" office:value="0.1534039">
            <text:p>0.1534039</text:p>
          </table:table-cell>
          <table:table-cell office:value-type="float" office:value="0.325164">
            <text:p>0.325164</text:p>
          </table:table-cell>
          <table:table-cell table:formula="of:=[.D200]+[.E200]" office:value-type="float" office:value="0.4785679">
            <text:p>0.4785679</text:p>
          </table:table-cell>
          <table:table-cell table:number-columns-repeated="8"/>
          <table:table-cell office:value-type="float" office:value="1.111191">
            <text:p>1.111191</text:p>
          </table:table-cell>
          <table:table-cell office:value-type="float" office:value="1.294434">
            <text:p>1.294434</text:p>
          </table:table-cell>
          <table:table-cell office:value-type="float" office:value="1.482469">
            <text:p>1.482469</text:p>
          </table:table-cell>
          <table:table-cell office:value-type="float" office:value="0.782067">
            <text:p>0.782067</text:p>
          </table:table-cell>
          <table:table-cell office:value-type="float" office:value="1.271811">
            <text:p>1.271811</text:p>
          </table:table-cell>
          <table:table-cell office:value-type="float" office:value="1.07296">
            <text:p>1.07296</text:p>
          </table:table-cell>
          <table:table-cell table:number-columns-repeated="1004"/>
        </table:table-row>
        <table:table-row table:style-name="ro3">
          <table:table-cell office:value-type="float" office:value="0.1887121">
            <text:p>0.1887121</text:p>
          </table:table-cell>
          <table:table-cell office:value-type="float" office:value="0.332666">
            <text:p>0.332666</text:p>
          </table:table-cell>
          <table:table-cell office:value-type="float" office:value="0.631505">
            <text:p>0.631505</text:p>
          </table:table-cell>
          <table:table-cell office:value-type="float" office:value="0.1532643">
            <text:p>0.1532643</text:p>
          </table:table-cell>
          <table:table-cell office:value-type="float" office:value="0.325179">
            <text:p>0.325179</text:p>
          </table:table-cell>
          <table:table-cell table:formula="of:=[.D201]+[.E201]" office:value-type="float" office:value="0.4784433">
            <text:p>0.4784433</text:p>
          </table:table-cell>
          <table:table-cell table:number-columns-repeated="8"/>
          <table:table-cell office:value-type="float" office:value="1.109676">
            <text:p>1.109676</text:p>
          </table:table-cell>
          <table:table-cell office:value-type="float" office:value="1.295261">
            <text:p>1.295261</text:p>
          </table:table-cell>
          <table:table-cell office:value-type="float" office:value="1.481913">
            <text:p>1.481913</text:p>
          </table:table-cell>
          <table:table-cell office:value-type="float" office:value="0.780128">
            <text:p>0.780128</text:p>
          </table:table-cell>
          <table:table-cell office:value-type="float" office:value="1.269582">
            <text:p>1.269582</text:p>
          </table:table-cell>
          <table:table-cell office:value-type="float" office:value="1.070293">
            <text:p>1.070293</text:p>
          </table:table-cell>
          <table:table-cell table:number-columns-repeated="1004"/>
        </table:table-row>
        <table:table-row table:style-name="ro3">
          <table:table-cell office:value-type="float" office:value="0.1887624">
            <text:p>0.1887624</text:p>
          </table:table-cell>
          <table:table-cell office:value-type="float" office:value="0.335739">
            <text:p>0.335739</text:p>
          </table:table-cell>
          <table:table-cell office:value-type="float" office:value="0.629925">
            <text:p>0.629925</text:p>
          </table:table-cell>
          <table:table-cell office:value-type="float" office:value="0.1529653">
            <text:p>0.1529653</text:p>
          </table:table-cell>
          <table:table-cell office:value-type="float" office:value="0.327499">
            <text:p>0.327499</text:p>
          </table:table-cell>
          <table:table-cell table:formula="of:=[.D202]+[.E202]" office:value-type="float" office:value="0.4804643">
            <text:p>0.4804643</text:p>
          </table:table-cell>
          <table:table-cell table:number-columns-repeated="8"/>
          <table:table-cell office:value-type="float" office:value="1.10789">
            <text:p>1.10789</text:p>
          </table:table-cell>
          <table:table-cell office:value-type="float" office:value="1.296734">
            <text:p>1.296734</text:p>
          </table:table-cell>
          <table:table-cell office:value-type="float" office:value="1.479618">
            <text:p>1.479618</text:p>
          </table:table-cell>
          <table:table-cell office:value-type="float" office:value="0.778464">
            <text:p>0.778464</text:p>
          </table:table-cell>
          <table:table-cell office:value-type="float" office:value="1.267705">
            <text:p>1.267705</text:p>
          </table:table-cell>
          <table:table-cell office:value-type="float" office:value="1.068529">
            <text:p>1.068529</text:p>
          </table:table-cell>
          <table:table-cell table:number-columns-repeated="1004"/>
        </table:table-row>
        <table:table-row table:style-name="ro3">
          <table:table-cell office:value-type="float" office:value="0.1886822">
            <text:p>0.1886822</text:p>
          </table:table-cell>
          <table:table-cell office:value-type="float" office:value="0.335887">
            <text:p>0.335887</text:p>
          </table:table-cell>
          <table:table-cell office:value-type="float" office:value="0.6289">
            <text:p>0.6289</text:p>
          </table:table-cell>
          <table:table-cell office:value-type="float" office:value="0.1526562">
            <text:p>0.1526562</text:p>
          </table:table-cell>
          <table:table-cell office:value-type="float" office:value="0.327227">
            <text:p>0.327227</text:p>
          </table:table-cell>
          <table:table-cell table:formula="of:=[.D203]+[.E203]" office:value-type="float" office:value="0.4798832">
            <text:p>0.4798832</text:p>
          </table:table-cell>
          <table:table-cell table:number-columns-repeated="8"/>
          <table:table-cell office:value-type="float" office:value="1.105874">
            <text:p>1.105874</text:p>
          </table:table-cell>
          <table:table-cell office:value-type="float" office:value="1.295215">
            <text:p>1.295215</text:p>
          </table:table-cell>
          <table:table-cell office:value-type="float" office:value="1.477529">
            <text:p>1.477529</text:p>
          </table:table-cell>
          <table:table-cell office:value-type="float" office:value="0.776849">
            <text:p>0.776849</text:p>
          </table:table-cell>
          <table:table-cell office:value-type="float" office:value="1.264765">
            <text:p>1.264765</text:p>
          </table:table-cell>
          <table:table-cell office:value-type="float" office:value="1.066455">
            <text:p>1.066455</text:p>
          </table:table-cell>
          <table:table-cell table:number-columns-repeated="1004"/>
        </table:table-row>
        <table:table-row table:style-name="ro3">
          <table:table-cell office:value-type="float" office:value="0.1887771">
            <text:p>0.1887771</text:p>
          </table:table-cell>
          <table:table-cell office:value-type="float" office:value="0.338117">
            <text:p>0.338117</text:p>
          </table:table-cell>
          <table:table-cell office:value-type="float" office:value="0.627348">
            <text:p>0.627348</text:p>
          </table:table-cell>
          <table:table-cell office:value-type="float" office:value="0.1524289">
            <text:p>0.1524289</text:p>
          </table:table-cell>
          <table:table-cell office:value-type="float" office:value="0.32903">
            <text:p>0.32903</text:p>
          </table:table-cell>
          <table:table-cell table:formula="of:=[.D204]+[.E204]" office:value-type="float" office:value="0.4814589">
            <text:p>0.4814589</text:p>
          </table:table-cell>
          <table:table-cell table:number-columns-repeated="8"/>
          <table:table-cell office:value-type="float" office:value="1.104229">
            <text:p>1.104229</text:p>
          </table:table-cell>
          <table:table-cell office:value-type="float" office:value="1.294144">
            <text:p>1.294144</text:p>
          </table:table-cell>
          <table:table-cell office:value-type="float" office:value="1.475579">
            <text:p>1.475579</text:p>
          </table:table-cell>
          <table:table-cell office:value-type="float" office:value="0.775128">
            <text:p>0.775128</text:p>
          </table:table-cell>
          <table:table-cell office:value-type="float" office:value="1.261998">
            <text:p>1.261998</text:p>
          </table:table-cell>
          <table:table-cell office:value-type="float" office:value="1.064323">
            <text:p>1.064323</text:p>
          </table:table-cell>
          <table:table-cell table:number-columns-repeated="1004"/>
        </table:table-row>
        <table:table-row table:style-name="ro3">
          <table:table-cell office:value-type="float" office:value="0.1888837">
            <text:p>0.1888837</text:p>
          </table:table-cell>
          <table:table-cell office:value-type="float" office:value="0.338295">
            <text:p>0.338295</text:p>
          </table:table-cell>
          <table:table-cell office:value-type="float" office:value="0.626356">
            <text:p>0.626356</text:p>
          </table:table-cell>
          <table:table-cell office:value-type="float" office:value="0.1522941">
            <text:p>0.1522941</text:p>
          </table:table-cell>
          <table:table-cell office:value-type="float" office:value="0.328842">
            <text:p>0.328842</text:p>
          </table:table-cell>
          <table:table-cell table:formula="of:=[.D205]+[.E205]" office:value-type="float" office:value="0.4811361">
            <text:p>0.4811361</text:p>
          </table:table-cell>
          <table:table-cell table:number-columns-repeated="8"/>
          <table:table-cell office:value-type="float" office:value="1.102519">
            <text:p>1.102519</text:p>
          </table:table-cell>
          <table:table-cell office:value-type="float" office:value="1.292335">
            <text:p>1.292335</text:p>
          </table:table-cell>
          <table:table-cell office:value-type="float" office:value="1.474021">
            <text:p>1.474021</text:p>
          </table:table-cell>
          <table:table-cell office:value-type="float" office:value="0.773441">
            <text:p>0.773441</text:p>
          </table:table-cell>
          <table:table-cell office:value-type="float" office:value="1.259092">
            <text:p>1.259092</text:p>
          </table:table-cell>
          <table:table-cell office:value-type="float" office:value="1.06206">
            <text:p>1.06206</text:p>
          </table:table-cell>
          <table:table-cell table:number-columns-repeated="1004"/>
        </table:table-row>
        <table:table-row table:style-name="ro3">
          <table:table-cell office:value-type="float" office:value="0.189116">
            <text:p>0.189116</text:p>
          </table:table-cell>
          <table:table-cell office:value-type="float" office:value="0.340714">
            <text:p>0.340714</text:p>
          </table:table-cell>
          <table:table-cell office:value-type="float" office:value="0.625205">
            <text:p>0.625205</text:p>
          </table:table-cell>
          <table:table-cell office:value-type="float" office:value="0.1521374">
            <text:p>0.1521374</text:p>
          </table:table-cell>
          <table:table-cell office:value-type="float" office:value="0.330898">
            <text:p>0.330898</text:p>
          </table:table-cell>
          <table:table-cell table:formula="of:=[.D206]+[.E206]" office:value-type="float" office:value="0.4830354">
            <text:p>0.4830354</text:p>
          </table:table-cell>
          <table:table-cell table:number-columns-repeated="8"/>
          <table:table-cell office:value-type="float" office:value="1.101208">
            <text:p>1.101208</text:p>
          </table:table-cell>
          <table:table-cell office:value-type="float" office:value="1.290908">
            <text:p>1.290908</text:p>
          </table:table-cell>
          <table:table-cell office:value-type="float" office:value="1.473783">
            <text:p>1.473783</text:p>
          </table:table-cell>
          <table:table-cell office:value-type="float" office:value="0.771825">
            <text:p>0.771825</text:p>
          </table:table-cell>
          <table:table-cell office:value-type="float" office:value="1.256322">
            <text:p>1.256322</text:p>
          </table:table-cell>
          <table:table-cell office:value-type="float" office:value="1.059577">
            <text:p>1.059577</text:p>
          </table:table-cell>
          <table:table-cell table:number-columns-repeated="1004"/>
        </table:table-row>
        <table:table-row table:style-name="ro3">
          <table:table-cell office:value-type="float" office:value="0.1890396">
            <text:p>0.1890396</text:p>
          </table:table-cell>
          <table:table-cell office:value-type="float" office:value="0.34005">
            <text:p>0.34005</text:p>
          </table:table-cell>
          <table:table-cell office:value-type="float" office:value="0.624049">
            <text:p>0.624049</text:p>
          </table:table-cell>
          <table:table-cell office:value-type="float" office:value="0.151851">
            <text:p>0.151851</text:p>
          </table:table-cell>
          <table:table-cell office:value-type="float" office:value="0.33016">
            <text:p>0.33016</text:p>
          </table:table-cell>
          <table:table-cell table:formula="of:=[.D207]+[.E207]" office:value-type="float" office:value="0.482011">
            <text:p>0.482011</text:p>
          </table:table-cell>
          <table:table-cell table:number-columns-repeated="8"/>
          <table:table-cell office:value-type="float" office:value="1.099493">
            <text:p>1.099493</text:p>
          </table:table-cell>
          <table:table-cell office:value-type="float" office:value="1.288025">
            <text:p>1.288025</text:p>
          </table:table-cell>
          <table:table-cell office:value-type="float" office:value="1.474032">
            <text:p>1.474032</text:p>
          </table:table-cell>
          <table:table-cell office:value-type="float" office:value="0.770217">
            <text:p>0.770217</text:p>
          </table:table-cell>
          <table:table-cell office:value-type="float" office:value="1.253733">
            <text:p>1.253733</text:p>
          </table:table-cell>
          <table:table-cell office:value-type="float" office:value="1.057133">
            <text:p>1.057133</text:p>
          </table:table-cell>
          <table:table-cell table:number-columns-repeated="1004"/>
        </table:table-row>
        <table:table-row table:style-name="ro3">
          <table:table-cell office:value-type="float" office:value="0.189139">
            <text:p>0.189139</text:p>
          </table:table-cell>
          <table:table-cell office:value-type="float" office:value="0.34068">
            <text:p>0.34068</text:p>
          </table:table-cell>
          <table:table-cell office:value-type="float" office:value="0.622977">
            <text:p>0.622977</text:p>
          </table:table-cell>
          <table:table-cell office:value-type="float" office:value="0.1516621">
            <text:p>0.1516621</text:p>
          </table:table-cell>
          <table:table-cell office:value-type="float" office:value="0.330841">
            <text:p>0.330841</text:p>
          </table:table-cell>
          <table:table-cell table:formula="of:=[.D208]+[.E208]" office:value-type="float" office:value="0.4825031">
            <text:p>0.4825031</text:p>
          </table:table-cell>
          <table:table-cell table:number-columns-repeated="8"/>
          <table:table-cell office:value-type="float" office:value="1.0981">
            <text:p>1.0981</text:p>
          </table:table-cell>
          <table:table-cell office:value-type="float" office:value="1.285263">
            <text:p>1.285263</text:p>
          </table:table-cell>
          <table:table-cell office:value-type="float" office:value="1.473651">
            <text:p>1.473651</text:p>
          </table:table-cell>
          <table:table-cell office:value-type="float" office:value="0.768798">
            <text:p>0.768798</text:p>
          </table:table-cell>
          <table:table-cell office:value-type="float" office:value="1.25097">
            <text:p>1.25097</text:p>
          </table:table-cell>
          <table:table-cell office:value-type="float" office:value="1.054809">
            <text:p>1.054809</text:p>
          </table:table-cell>
          <table:table-cell table:number-columns-repeated="1004"/>
        </table:table-row>
        <table:table-row table:style-name="ro3">
          <table:table-cell office:value-type="float" office:value="0.1896738">
            <text:p>0.1896738</text:p>
          </table:table-cell>
          <table:table-cell office:value-type="float" office:value="0.340409">
            <text:p>0.340409</text:p>
          </table:table-cell>
          <table:table-cell office:value-type="float" office:value="0.622018">
            <text:p>0.622018</text:p>
          </table:table-cell>
          <table:table-cell office:value-type="float" office:value="0.151647">
            <text:p>0.151647</text:p>
          </table:table-cell>
          <table:table-cell office:value-type="float" office:value="0.330292">
            <text:p>0.330292</text:p>
          </table:table-cell>
          <table:table-cell table:formula="of:=[.D209]+[.E209]" office:value-type="float" office:value="0.481939">
            <text:p>0.481939</text:p>
          </table:table-cell>
          <table:table-cell table:number-columns-repeated="8"/>
          <table:table-cell office:value-type="float" office:value="1.097357">
            <text:p>1.097357</text:p>
          </table:table-cell>
          <table:table-cell office:value-type="float" office:value="1.283195">
            <text:p>1.283195</text:p>
          </table:table-cell>
          <table:table-cell office:value-type="float" office:value="1.473742">
            <text:p>1.473742</text:p>
          </table:table-cell>
          <table:table-cell office:value-type="float" office:value="0.767184">
            <text:p>0.767184</text:p>
          </table:table-cell>
          <table:table-cell office:value-type="float" office:value="1.247997">
            <text:p>1.247997</text:p>
          </table:table-cell>
          <table:table-cell office:value-type="float" office:value="1.052591">
            <text:p>1.052591</text:p>
          </table:table-cell>
          <table:table-cell table:number-columns-repeated="1004"/>
        </table:table-row>
        <table:table-row table:style-name="ro3">
          <table:table-cell office:value-type="float" office:value="0.1900243">
            <text:p>0.1900243</text:p>
          </table:table-cell>
          <table:table-cell office:value-type="float" office:value="0.341601">
            <text:p>0.341601</text:p>
          </table:table-cell>
          <table:table-cell office:value-type="float" office:value="0.620694">
            <text:p>0.620694</text:p>
          </table:table-cell>
          <table:table-cell office:value-type="float" office:value="0.1514614">
            <text:p>0.1514614</text:p>
          </table:table-cell>
          <table:table-cell office:value-type="float" office:value="0.331299">
            <text:p>0.331299</text:p>
          </table:table-cell>
          <table:table-cell table:formula="of:=[.D210]+[.E210]" office:value-type="float" office:value="0.4827604">
            <text:p>0.4827604</text:p>
          </table:table-cell>
          <table:table-cell table:number-columns-repeated="8"/>
          <table:table-cell office:value-type="float" office:value="1.095804">
            <text:p>1.095804</text:p>
          </table:table-cell>
          <table:table-cell office:value-type="float" office:value="1.281441">
            <text:p>1.281441</text:p>
          </table:table-cell>
          <table:table-cell office:value-type="float" office:value="1.471725">
            <text:p>1.471725</text:p>
          </table:table-cell>
          <table:table-cell office:value-type="float" office:value="0.765469">
            <text:p>0.765469</text:p>
          </table:table-cell>
          <table:table-cell office:value-type="float" office:value="1.245004">
            <text:p>1.245004</text:p>
          </table:table-cell>
          <table:table-cell office:value-type="float" office:value="1.0503">
            <text:p>1.0503</text:p>
          </table:table-cell>
          <table:table-cell table:number-columns-repeated="1004"/>
        </table:table-row>
        <table:table-row table:style-name="ro3">
          <table:table-cell office:value-type="float" office:value="0.1902853">
            <text:p>0.1902853</text:p>
          </table:table-cell>
          <table:table-cell office:value-type="float" office:value="0.341162">
            <text:p>0.341162</text:p>
          </table:table-cell>
          <table:table-cell office:value-type="float" office:value="0.619638">
            <text:p>0.619638</text:p>
          </table:table-cell>
          <table:table-cell office:value-type="float" office:value="0.1512618">
            <text:p>0.1512618</text:p>
          </table:table-cell>
          <table:table-cell office:value-type="float" office:value="0.330617">
            <text:p>0.330617</text:p>
          </table:table-cell>
          <table:table-cell table:formula="of:=[.D211]+[.E211]" office:value-type="float" office:value="0.4818788">
            <text:p>0.4818788</text:p>
          </table:table-cell>
          <table:table-cell table:number-columns-repeated="8"/>
          <table:table-cell office:value-type="float" office:value="1.094195">
            <text:p>1.094195</text:p>
          </table:table-cell>
          <table:table-cell office:value-type="float" office:value="1.279174">
            <text:p>1.279174</text:p>
          </table:table-cell>
          <table:table-cell office:value-type="float" office:value="1.469973">
            <text:p>1.469973</text:p>
          </table:table-cell>
          <table:table-cell office:value-type="float" office:value="0.763736">
            <text:p>0.763736</text:p>
          </table:table-cell>
          <table:table-cell office:value-type="float" office:value="1.24244">
            <text:p>1.24244</text:p>
          </table:table-cell>
          <table:table-cell office:value-type="float" office:value="1.047908">
            <text:p>1.047908</text:p>
          </table:table-cell>
          <table:table-cell table:number-columns-repeated="1004"/>
        </table:table-row>
        <table:table-row table:style-name="ro3">
          <table:table-cell office:value-type="float" office:value="0.1908603">
            <text:p>0.1908603</text:p>
          </table:table-cell>
          <table:table-cell office:value-type="float" office:value="0.341703">
            <text:p>0.341703</text:p>
          </table:table-cell>
          <table:table-cell office:value-type="float" office:value="0.618721">
            <text:p>0.618721</text:p>
          </table:table-cell>
          <table:table-cell office:value-type="float" office:value="0.151145">
            <text:p>0.151145</text:p>
          </table:table-cell>
          <table:table-cell office:value-type="float" office:value="0.331033">
            <text:p>0.331033</text:p>
          </table:table-cell>
          <table:table-cell table:formula="of:=[.D212]+[.E212]" office:value-type="float" office:value="0.482178">
            <text:p>0.482178</text:p>
          </table:table-cell>
          <table:table-cell table:number-columns-repeated="8"/>
          <table:table-cell office:value-type="float" office:value="1.092965">
            <text:p>1.092965</text:p>
          </table:table-cell>
          <table:table-cell office:value-type="float" office:value="1.277132">
            <text:p>1.277132</text:p>
          </table:table-cell>
          <table:table-cell office:value-type="float" office:value="1.468825">
            <text:p>1.468825</text:p>
          </table:table-cell>
          <table:table-cell office:value-type="float" office:value="0.761973">
            <text:p>0.761973</text:p>
          </table:table-cell>
          <table:table-cell office:value-type="float" office:value="1.239758">
            <text:p>1.239758</text:p>
          </table:table-cell>
          <table:table-cell office:value-type="float" office:value="1.045427">
            <text:p>1.045427</text:p>
          </table:table-cell>
          <table:table-cell table:number-columns-repeated="1004"/>
        </table:table-row>
        <table:table-row table:style-name="ro3">
          <table:table-cell office:value-type="float" office:value="0.1918796">
            <text:p>0.1918796</text:p>
          </table:table-cell>
          <table:table-cell office:value-type="float" office:value="0.341612">
            <text:p>0.341612</text:p>
          </table:table-cell>
          <table:table-cell office:value-type="float" office:value="0.617891">
            <text:p>0.617891</text:p>
          </table:table-cell>
          <table:table-cell office:value-type="float" office:value="0.1514151">
            <text:p>0.1514151</text:p>
          </table:table-cell>
          <table:table-cell office:value-type="float" office:value="0.330535">
            <text:p>0.330535</text:p>
          </table:table-cell>
          <table:table-cell table:formula="of:=[.D213]+[.E213]" office:value-type="float" office:value="0.4819501">
            <text:p>0.4819501</text:p>
          </table:table-cell>
          <table:table-cell table:number-columns-repeated="8"/>
          <table:table-cell office:value-type="float" office:value="1.092331">
            <text:p>1.092331</text:p>
          </table:table-cell>
          <table:table-cell office:value-type="float" office:value="1.27575">
            <text:p>1.27575</text:p>
          </table:table-cell>
          <table:table-cell office:value-type="float" office:value="1.468012">
            <text:p>1.468012</text:p>
          </table:table-cell>
          <table:table-cell office:value-type="float" office:value="0.760191">
            <text:p>0.760191</text:p>
          </table:table-cell>
          <table:table-cell office:value-type="float" office:value="1.237653">
            <text:p>1.237653</text:p>
          </table:table-cell>
          <table:table-cell office:value-type="float" office:value="1.042956">
            <text:p>1.042956</text:p>
          </table:table-cell>
          <table:table-cell table:number-columns-repeated="1004"/>
        </table:table-row>
        <table:table-row table:style-name="ro3">
          <table:table-cell office:value-type="float" office:value="0.1932024">
            <text:p>0.1932024</text:p>
          </table:table-cell>
          <table:table-cell office:value-type="float" office:value="0.341883">
            <text:p>0.341883</text:p>
          </table:table-cell>
          <table:table-cell office:value-type="float" office:value="0.616825">
            <text:p>0.616825</text:p>
          </table:table-cell>
          <table:table-cell office:value-type="float" office:value="0.1517787">
            <text:p>0.1517787</text:p>
          </table:table-cell>
          <table:table-cell office:value-type="float" office:value="0.330541">
            <text:p>0.330541</text:p>
          </table:table-cell>
          <table:table-cell table:formula="of:=[.D214]+[.E214]" office:value-type="float" office:value="0.4823197">
            <text:p>0.4823197</text:p>
          </table:table-cell>
          <table:table-cell table:number-columns-repeated="8"/>
          <table:table-cell office:value-type="float" office:value="1.091962">
            <text:p>1.091962</text:p>
          </table:table-cell>
          <table:table-cell office:value-type="float" office:value="1.274618">
            <text:p>1.274618</text:p>
          </table:table-cell>
          <table:table-cell office:value-type="float" office:value="1.466488">
            <text:p>1.466488</text:p>
          </table:table-cell>
          <table:table-cell office:value-type="float" office:value="0.758486">
            <text:p>0.758486</text:p>
          </table:table-cell>
          <table:table-cell office:value-type="float" office:value="1.23543">
            <text:p>1.23543</text:p>
          </table:table-cell>
          <table:table-cell office:value-type="float" office:value="1.040735">
            <text:p>1.040735</text:p>
          </table:table-cell>
          <table:table-cell table:number-columns-repeated="1004"/>
        </table:table-row>
        <table:table-row table:style-name="ro3">
          <table:table-cell office:value-type="float" office:value="0.1937938">
            <text:p>0.1937938</text:p>
          </table:table-cell>
          <table:table-cell office:value-type="float" office:value="0.341455">
            <text:p>0.341455</text:p>
          </table:table-cell>
          <table:table-cell office:value-type="float" office:value="0.616176">
            <text:p>0.616176</text:p>
          </table:table-cell>
          <table:table-cell office:value-type="float" office:value="0.151862">
            <text:p>0.151862</text:p>
          </table:table-cell>
          <table:table-cell office:value-type="float" office:value="0.329868">
            <text:p>0.329868</text:p>
          </table:table-cell>
          <table:table-cell table:formula="of:=[.D215]+[.E215]" office:value-type="float" office:value="0.48173">
            <text:p>0.48173</text:p>
          </table:table-cell>
          <table:table-cell table:number-columns-repeated="8"/>
          <table:table-cell office:value-type="float" office:value="1.090553">
            <text:p>1.090553</text:p>
          </table:table-cell>
          <table:table-cell office:value-type="float" office:value="1.27205">
            <text:p>1.27205</text:p>
          </table:table-cell>
          <table:table-cell office:value-type="float" office:value="1.465299">
            <text:p>1.465299</text:p>
          </table:table-cell>
          <table:table-cell office:value-type="float" office:value="0.756852">
            <text:p>0.756852</text:p>
          </table:table-cell>
          <table:table-cell office:value-type="float" office:value="1.232882">
            <text:p>1.232882</text:p>
          </table:table-cell>
          <table:table-cell office:value-type="float" office:value="1.038574">
            <text:p>1.038574</text:p>
          </table:table-cell>
          <table:table-cell table:number-columns-repeated="1004"/>
        </table:table-row>
        <table:table-row table:style-name="ro3">
          <table:table-cell office:value-type="float" office:value="0.1941859">
            <text:p>0.1941859</text:p>
          </table:table-cell>
          <table:table-cell office:value-type="float" office:value="0.341875">
            <text:p>0.341875</text:p>
          </table:table-cell>
          <table:table-cell office:value-type="float" office:value="0.614897">
            <text:p>0.614897</text:p>
          </table:table-cell>
          <table:table-cell office:value-type="float" office:value="0.1517464">
            <text:p>0.1517464</text:p>
          </table:table-cell>
          <table:table-cell office:value-type="float" office:value="0.330052">
            <text:p>0.330052</text:p>
          </table:table-cell>
          <table:table-cell table:formula="of:=[.D216]+[.E216]" office:value-type="float" office:value="0.4817984">
            <text:p>0.4817984</text:p>
          </table:table-cell>
          <table:table-cell table:number-columns-repeated="8"/>
          <table:table-cell office:value-type="float" office:value="1.088631">
            <text:p>1.088631</text:p>
          </table:table-cell>
          <table:table-cell office:value-type="float" office:value="1.269665">
            <text:p>1.269665</text:p>
          </table:table-cell>
          <table:table-cell office:value-type="float" office:value="1.4627">
            <text:p>1.4627</text:p>
          </table:table-cell>
          <table:table-cell office:value-type="float" office:value="0.755197">
            <text:p>0.755197</text:p>
          </table:table-cell>
          <table:table-cell office:value-type="float" office:value="1.230229">
            <text:p>1.230229</text:p>
          </table:table-cell>
          <table:table-cell office:value-type="float" office:value="1.036406">
            <text:p>1.036406</text:p>
          </table:table-cell>
          <table:table-cell table:number-columns-repeated="1004"/>
        </table:table-row>
        <table:table-row table:style-name="ro3">
          <table:table-cell office:value-type="float" office:value="0.1947085">
            <text:p>0.1947085</text:p>
          </table:table-cell>
          <table:table-cell office:value-type="float" office:value="0.341591">
            <text:p>0.341591</text:p>
          </table:table-cell>
          <table:table-cell office:value-type="float" office:value="0.61413">
            <text:p>0.61413</text:p>
          </table:table-cell>
          <table:table-cell office:value-type="float" office:value="0.1518107">
            <text:p>0.1518107</text:p>
          </table:table-cell>
          <table:table-cell office:value-type="float" office:value="0.329472">
            <text:p>0.329472</text:p>
          </table:table-cell>
          <table:table-cell table:formula="of:=[.D217]+[.E217]" office:value-type="float" office:value="0.4812827">
            <text:p>0.4812827</text:p>
          </table:table-cell>
          <table:table-cell table:number-columns-repeated="8"/>
          <table:table-cell office:value-type="float" office:value="1.086907">
            <text:p>1.086907</text:p>
          </table:table-cell>
          <table:table-cell office:value-type="float" office:value="1.267353">
            <text:p>1.267353</text:p>
          </table:table-cell>
          <table:table-cell office:value-type="float" office:value="1.460282">
            <text:p>1.460282</text:p>
          </table:table-cell>
          <table:table-cell office:value-type="float" office:value="0.75349">
            <text:p>0.75349</text:p>
          </table:table-cell>
          <table:table-cell office:value-type="float" office:value="1.2277">
            <text:p>1.2277</text:p>
          </table:table-cell>
          <table:table-cell office:value-type="float" office:value="1.034148">
            <text:p>1.034148</text:p>
          </table:table-cell>
          <table:table-cell table:number-columns-repeated="1004"/>
        </table:table-row>
        <table:table-row table:style-name="ro3">
          <table:table-cell office:value-type="float" office:value="0.1953033">
            <text:p>0.1953033</text:p>
          </table:table-cell>
          <table:table-cell office:value-type="float" office:value="0.341997">
            <text:p>0.341997</text:p>
          </table:table-cell>
          <table:table-cell office:value-type="float" office:value="0.613108">
            <text:p>0.613108</text:p>
          </table:table-cell>
          <table:table-cell office:value-type="float" office:value="0.1518166">
            <text:p>0.1518166</text:p>
          </table:table-cell>
          <table:table-cell office:value-type="float" office:value="0.329569">
            <text:p>0.329569</text:p>
          </table:table-cell>
          <table:table-cell table:formula="of:=[.D218]+[.E218]" office:value-type="float" office:value="0.4813856">
            <text:p>0.4813856</text:p>
          </table:table-cell>
          <table:table-cell table:number-columns-repeated="8"/>
          <table:table-cell office:value-type="float" office:value="1.085683">
            <text:p>1.085683</text:p>
          </table:table-cell>
          <table:table-cell office:value-type="float" office:value="1.265241">
            <text:p>1.265241</text:p>
          </table:table-cell>
          <table:table-cell office:value-type="float" office:value="1.458725">
            <text:p>1.458725</text:p>
          </table:table-cell>
          <table:table-cell office:value-type="float" office:value="0.75229">
            <text:p>0.75229</text:p>
          </table:table-cell>
          <table:table-cell office:value-type="float" office:value="1.225089">
            <text:p>1.225089</text:p>
          </table:table-cell>
          <table:table-cell office:value-type="float" office:value="1.032492">
            <text:p>1.032492</text:p>
          </table:table-cell>
          <table:table-cell table:number-columns-repeated="1004"/>
        </table:table-row>
        <table:table-row table:style-name="ro3">
          <table:table-cell office:value-type="float" office:value="0.1949046">
            <text:p>0.1949046</text:p>
          </table:table-cell>
          <table:table-cell office:value-type="float" office:value="0.341214">
            <text:p>0.341214</text:p>
          </table:table-cell>
          <table:table-cell office:value-type="float" office:value="0.612243">
            <text:p>0.612243</text:p>
          </table:table-cell>
          <table:table-cell office:value-type="float" office:value="0.1515146">
            <text:p>0.1515146</text:p>
          </table:table-cell>
          <table:table-cell office:value-type="float" office:value="0.328847">
            <text:p>0.328847</text:p>
          </table:table-cell>
          <table:table-cell table:formula="of:=[.D219]+[.E219]" office:value-type="float" office:value="0.4803616">
            <text:p>0.4803616</text:p>
          </table:table-cell>
          <table:table-cell table:number-columns-repeated="8"/>
          <table:table-cell office:value-type="float" office:value="1.083438">
            <text:p>1.083438</text:p>
          </table:table-cell>
          <table:table-cell office:value-type="float" office:value="1.262486">
            <text:p>1.262486</text:p>
          </table:table-cell>
          <table:table-cell office:value-type="float" office:value="1.457291">
            <text:p>1.457291</text:p>
          </table:table-cell>
          <table:table-cell office:value-type="float" office:value="0.751799">
            <text:p>0.751799</text:p>
          </table:table-cell>
          <table:table-cell office:value-type="float" office:value="1.223318">
            <text:p>1.223318</text:p>
          </table:table-cell>
          <table:table-cell office:value-type="float" office:value="1.030702">
            <text:p>1.030702</text:p>
          </table:table-cell>
          <table:table-cell table:number-columns-repeated="1004"/>
        </table:table-row>
        <table:table-row table:style-name="ro3">
          <table:table-cell office:value-type="float" office:value="0.1944824">
            <text:p>0.1944824</text:p>
          </table:table-cell>
          <table:table-cell office:value-type="float" office:value="0.341508">
            <text:p>0.341508</text:p>
          </table:table-cell>
          <table:table-cell office:value-type="float" office:value="0.611107">
            <text:p>0.611107</text:p>
          </table:table-cell>
          <table:table-cell office:value-type="float" office:value="0.1512631">
            <text:p>0.1512631</text:p>
          </table:table-cell>
          <table:table-cell office:value-type="float" office:value="0.329109">
            <text:p>0.329109</text:p>
          </table:table-cell>
          <table:table-cell table:formula="of:=[.D220]+[.E220]" office:value-type="float" office:value="0.4803721">
            <text:p>0.4803721</text:p>
          </table:table-cell>
          <table:table-cell table:number-columns-repeated="8"/>
          <table:table-cell office:value-type="float" office:value="1.081541">
            <text:p>1.081541</text:p>
          </table:table-cell>
          <table:table-cell office:value-type="float" office:value="1.259697">
            <text:p>1.259697</text:p>
          </table:table-cell>
          <table:table-cell office:value-type="float" office:value="1.455586">
            <text:p>1.455586</text:p>
          </table:table-cell>
          <table:table-cell office:value-type="float" office:value="0.751855">
            <text:p>0.751855</text:p>
          </table:table-cell>
          <table:table-cell office:value-type="float" office:value="1.221345">
            <text:p>1.221345</text:p>
          </table:table-cell>
          <table:table-cell office:value-type="float" office:value="1.0297">
            <text:p>1.0297</text:p>
          </table:table-cell>
          <table:table-cell table:number-columns-repeated="1004"/>
        </table:table-row>
        <table:table-row table:style-name="ro3">
          <table:table-cell office:value-type="float" office:value="0.1941383">
            <text:p>0.1941383</text:p>
          </table:table-cell>
          <table:table-cell office:value-type="float" office:value="0.340752">
            <text:p>0.340752</text:p>
          </table:table-cell>
          <table:table-cell office:value-type="float" office:value="0.610112">
            <text:p>0.610112</text:p>
          </table:table-cell>
          <table:table-cell office:value-type="float" office:value="0.1509332">
            <text:p>0.1509332</text:p>
          </table:table-cell>
          <table:table-cell office:value-type="float" office:value="0.32837">
            <text:p>0.32837</text:p>
          </table:table-cell>
          <table:table-cell table:formula="of:=[.D221]+[.E221]" office:value-type="float" office:value="0.4793032">
            <text:p>0.4793032</text:p>
          </table:table-cell>
          <table:table-cell table:number-columns-repeated="8"/>
          <table:table-cell office:value-type="float" office:value="1.079662">
            <text:p>1.079662</text:p>
          </table:table-cell>
          <table:table-cell office:value-type="float" office:value="1.256839">
            <text:p>1.256839</text:p>
          </table:table-cell>
          <table:table-cell office:value-type="float" office:value="1.453955">
            <text:p>1.453955</text:p>
          </table:table-cell>
          <table:table-cell office:value-type="float" office:value="0.751663">
            <text:p>0.751663</text:p>
          </table:table-cell>
          <table:table-cell office:value-type="float" office:value="1.219316">
            <text:p>1.219316</text:p>
          </table:table-cell>
          <table:table-cell office:value-type="float" office:value="1.028494">
            <text:p>1.028494</text:p>
          </table:table-cell>
          <table:table-cell table:number-columns-repeated="1004"/>
        </table:table-row>
        <table:table-row table:style-name="ro3">
          <table:table-cell office:value-type="float" office:value="0.1938356">
            <text:p>0.1938356</text:p>
          </table:table-cell>
          <table:table-cell office:value-type="float" office:value="0.340889">
            <text:p>0.340889</text:p>
          </table:table-cell>
          <table:table-cell office:value-type="float" office:value="0.609039">
            <text:p>0.609039</text:p>
          </table:table-cell>
          <table:table-cell office:value-type="float" office:value="0.1506031">
            <text:p>0.1506031</text:p>
          </table:table-cell>
          <table:table-cell office:value-type="float" office:value="0.328476">
            <text:p>0.328476</text:p>
          </table:table-cell>
          <table:table-cell table:formula="of:=[.D222]+[.E222]" office:value-type="float" office:value="0.4790791">
            <text:p>0.4790791</text:p>
          </table:table-cell>
          <table:table-cell table:number-columns-repeated="8"/>
          <table:table-cell office:value-type="float" office:value="1.077492">
            <text:p>1.077492</text:p>
          </table:table-cell>
          <table:table-cell office:value-type="float" office:value="1.254039">
            <text:p>1.254039</text:p>
          </table:table-cell>
          <table:table-cell office:value-type="float" office:value="1.451737">
            <text:p>1.451737</text:p>
          </table:table-cell>
          <table:table-cell office:value-type="float" office:value="0.750929">
            <text:p>0.750929</text:p>
          </table:table-cell>
          <table:table-cell office:value-type="float" office:value="1.217129">
            <text:p>1.217129</text:p>
          </table:table-cell>
          <table:table-cell office:value-type="float" office:value="1.026668">
            <text:p>1.026668</text:p>
          </table:table-cell>
          <table:table-cell table:number-columns-repeated="1004"/>
        </table:table-row>
        <table:table-row table:style-name="ro3">
          <table:table-cell office:value-type="float" office:value="0.193551">
            <text:p>0.193551</text:p>
          </table:table-cell>
          <table:table-cell office:value-type="float" office:value="0.34042">
            <text:p>0.34042</text:p>
          </table:table-cell>
          <table:table-cell office:value-type="float" office:value="0.608064">
            <text:p>0.608064</text:p>
          </table:table-cell>
          <table:table-cell office:value-type="float" office:value="0.1510256">
            <text:p>0.1510256</text:p>
          </table:table-cell>
          <table:table-cell office:value-type="float" office:value="0.328161">
            <text:p>0.328161</text:p>
          </table:table-cell>
          <table:table-cell table:formula="of:=[.D223]+[.E223]" office:value-type="float" office:value="0.4791866">
            <text:p>0.4791866</text:p>
          </table:table-cell>
          <table:table-cell table:number-columns-repeated="8"/>
          <table:table-cell office:value-type="float" office:value="1.075215">
            <text:p>1.075215</text:p>
          </table:table-cell>
          <table:table-cell office:value-type="float" office:value="1.252037">
            <text:p>1.252037</text:p>
          </table:table-cell>
          <table:table-cell office:value-type="float" office:value="1.449661">
            <text:p>1.449661</text:p>
          </table:table-cell>
          <table:table-cell office:value-type="float" office:value="0.751399">
            <text:p>0.751399</text:p>
          </table:table-cell>
          <table:table-cell office:value-type="float" office:value="1.215893">
            <text:p>1.215893</text:p>
          </table:table-cell>
          <table:table-cell office:value-type="float" office:value="1.024727">
            <text:p>1.024727</text:p>
          </table:table-cell>
          <table:table-cell table:number-columns-repeated="1004"/>
        </table:table-row>
        <table:table-row table:style-name="ro3">
          <table:table-cell office:value-type="float" office:value="0.1932083">
            <text:p>0.1932083</text:p>
          </table:table-cell>
          <table:table-cell office:value-type="float" office:value="0.34167">
            <text:p>0.34167</text:p>
          </table:table-cell>
          <table:table-cell office:value-type="float" office:value="0.607286">
            <text:p>0.607286</text:p>
          </table:table-cell>
          <table:table-cell office:value-type="float" office:value="0.1515156">
            <text:p>0.1515156</text:p>
          </table:table-cell>
          <table:table-cell office:value-type="float" office:value="0.329431">
            <text:p>0.329431</text:p>
          </table:table-cell>
          <table:table-cell table:formula="of:=[.D224]+[.E224]" office:value-type="float" office:value="0.4809466">
            <text:p>0.4809466</text:p>
          </table:table-cell>
          <table:table-cell table:number-columns-repeated="8"/>
          <table:table-cell office:value-type="float" office:value="1.072832">
            <text:p>1.072832</text:p>
          </table:table-cell>
          <table:table-cell office:value-type="float" office:value="1.249986">
            <text:p>1.249986</text:p>
          </table:table-cell>
          <table:table-cell office:value-type="float" office:value="1.44779">
            <text:p>1.44779</text:p>
          </table:table-cell>
          <table:table-cell office:value-type="float" office:value="0.751706">
            <text:p>0.751706</text:p>
          </table:table-cell>
          <table:table-cell office:value-type="float" office:value="1.214486">
            <text:p>1.214486</text:p>
          </table:table-cell>
          <table:table-cell office:value-type="float" office:value="1.022522">
            <text:p>1.022522</text:p>
          </table:table-cell>
          <table:table-cell table:number-columns-repeated="1004"/>
        </table:table-row>
        <table:table-row table:style-name="ro3">
          <table:table-cell office:value-type="float" office:value="0.1928879">
            <text:p>0.1928879</text:p>
          </table:table-cell>
          <table:table-cell office:value-type="float" office:value="0.341151">
            <text:p>0.341151</text:p>
          </table:table-cell>
          <table:table-cell office:value-type="float" office:value="0.606404">
            <text:p>0.606404</text:p>
          </table:table-cell>
          <table:table-cell office:value-type="float" office:value="0.1519684">
            <text:p>0.1519684</text:p>
          </table:table-cell>
          <table:table-cell office:value-type="float" office:value="0.329154">
            <text:p>0.329154</text:p>
          </table:table-cell>
          <table:table-cell table:formula="of:=[.D225]+[.E225]" office:value-type="float" office:value="0.4811224">
            <text:p>0.4811224</text:p>
          </table:table-cell>
          <table:table-cell table:number-columns-repeated="8"/>
          <table:table-cell office:value-type="float" office:value="1.070464">
            <text:p>1.070464</text:p>
          </table:table-cell>
          <table:table-cell office:value-type="float" office:value="1.247401">
            <text:p>1.247401</text:p>
          </table:table-cell>
          <table:table-cell office:value-type="float" office:value="1.446103">
            <text:p>1.446103</text:p>
          </table:table-cell>
          <table:table-cell office:value-type="float" office:value="0.75184">
            <text:p>0.75184</text:p>
          </table:table-cell>
          <table:table-cell office:value-type="float" office:value="1.213076">
            <text:p>1.213076</text:p>
          </table:table-cell>
          <table:table-cell office:value-type="float" office:value="1.020284">
            <text:p>1.020284</text:p>
          </table:table-cell>
          <table:table-cell table:number-columns-repeated="1004"/>
        </table:table-row>
        <table:table-row table:style-name="ro3">
          <table:table-cell office:value-type="float" office:value="0.1925242">
            <text:p>0.1925242</text:p>
          </table:table-cell>
          <table:table-cell office:value-type="float" office:value="0.34218">
            <text:p>0.34218</text:p>
          </table:table-cell>
          <table:table-cell office:value-type="float" office:value="0.605864">
            <text:p>0.605864</text:p>
          </table:table-cell>
          <table:table-cell office:value-type="float" office:value="0.1524184">
            <text:p>0.1524184</text:p>
          </table:table-cell>
          <table:table-cell office:value-type="float" office:value="0.330376">
            <text:p>0.330376</text:p>
          </table:table-cell>
          <table:table-cell table:formula="of:=[.D226]+[.E226]" office:value-type="float" office:value="0.4827944">
            <text:p>0.4827944</text:p>
          </table:table-cell>
          <table:table-cell table:number-columns-repeated="8"/>
          <table:table-cell office:value-type="float" office:value="1.068147">
            <text:p>1.068147</text:p>
          </table:table-cell>
          <table:table-cell office:value-type="float" office:value="1.244813">
            <text:p>1.244813</text:p>
          </table:table-cell>
          <table:table-cell office:value-type="float" office:value="1.444345">
            <text:p>1.444345</text:p>
          </table:table-cell>
          <table:table-cell office:value-type="float" office:value="0.751784">
            <text:p>0.751784</text:p>
          </table:table-cell>
          <table:table-cell office:value-type="float" office:value="1.211505">
            <text:p>1.211505</text:p>
          </table:table-cell>
          <table:table-cell office:value-type="float" office:value="1.018024">
            <text:p>1.018024</text:p>
          </table:table-cell>
          <table:table-cell table:number-columns-repeated="1004"/>
        </table:table-row>
        <table:table-row table:style-name="ro3">
          <table:table-cell office:value-type="float" office:value="0.1923929">
            <text:p>0.1923929</text:p>
          </table:table-cell>
          <table:table-cell office:value-type="float" office:value="0.341905">
            <text:p>0.341905</text:p>
          </table:table-cell>
          <table:table-cell office:value-type="float" office:value="0.605253">
            <text:p>0.605253</text:p>
          </table:table-cell>
          <table:table-cell office:value-type="float" office:value="0.1533026">
            <text:p>0.1533026</text:p>
          </table:table-cell>
          <table:table-cell office:value-type="float" office:value="0.33039">
            <text:p>0.33039</text:p>
          </table:table-cell>
          <table:table-cell table:formula="of:=[.D227]+[.E227]" office:value-type="float" office:value="0.4836926">
            <text:p>0.4836926</text:p>
          </table:table-cell>
          <table:table-cell table:number-columns-repeated="8"/>
          <table:table-cell office:value-type="float" office:value="1.065923">
            <text:p>1.065923</text:p>
          </table:table-cell>
          <table:table-cell office:value-type="float" office:value="1.242533">
            <text:p>1.242533</text:p>
          </table:table-cell>
          <table:table-cell office:value-type="float" office:value="1.442765">
            <text:p>1.442765</text:p>
          </table:table-cell>
          <table:table-cell office:value-type="float" office:value="0.752028">
            <text:p>0.752028</text:p>
          </table:table-cell>
          <table:table-cell office:value-type="float" office:value="1.21013">
            <text:p>1.21013</text:p>
          </table:table-cell>
          <table:table-cell office:value-type="float" office:value="1.015773">
            <text:p>1.015773</text:p>
          </table:table-cell>
          <table:table-cell table:number-columns-repeated="1004"/>
        </table:table-row>
        <table:table-row table:style-name="ro3">
          <table:table-cell office:value-type="float" office:value="0.1921233">
            <text:p>0.1921233</text:p>
          </table:table-cell>
          <table:table-cell office:value-type="float" office:value="0.343583">
            <text:p>0.343583</text:p>
          </table:table-cell>
          <table:table-cell office:value-type="float" office:value="0.605098">
            <text:p>0.605098</text:p>
          </table:table-cell>
          <table:table-cell office:value-type="float" office:value="0.1540638">
            <text:p>0.1540638</text:p>
          </table:table-cell>
          <table:table-cell office:value-type="float" office:value="0.332308">
            <text:p>0.332308</text:p>
          </table:table-cell>
          <table:table-cell table:formula="of:=[.D228]+[.E228]" office:value-type="float" office:value="0.4863718">
            <text:p>0.4863718</text:p>
          </table:table-cell>
          <table:table-cell table:number-columns-repeated="8"/>
          <table:table-cell office:value-type="float" office:value="1.063648">
            <text:p>1.063648</text:p>
          </table:table-cell>
          <table:table-cell office:value-type="float" office:value="1.24028">
            <text:p>1.24028</text:p>
          </table:table-cell>
          <table:table-cell office:value-type="float" office:value="1.441194">
            <text:p>1.441194</text:p>
          </table:table-cell>
          <table:table-cell office:value-type="float" office:value="0.751994">
            <text:p>0.751994</text:p>
          </table:table-cell>
          <table:table-cell office:value-type="float" office:value="1.208636">
            <text:p>1.208636</text:p>
          </table:table-cell>
          <table:table-cell office:value-type="float" office:value="1.013586">
            <text:p>1.013586</text:p>
          </table:table-cell>
          <table:table-cell table:number-columns-repeated="1004"/>
        </table:table-row>
        <table:table-row table:style-name="ro3">
          <table:table-cell office:value-type="float" office:value="0.1917473">
            <text:p>0.1917473</text:p>
          </table:table-cell>
          <table:table-cell office:value-type="float" office:value="0.34286">
            <text:p>0.34286</text:p>
          </table:table-cell>
          <table:table-cell office:value-type="float" office:value="0.604736">
            <text:p>0.604736</text:p>
          </table:table-cell>
          <table:table-cell office:value-type="float" office:value="0.1539848">
            <text:p>0.1539848</text:p>
          </table:table-cell>
          <table:table-cell office:value-type="float" office:value="0.331768">
            <text:p>0.331768</text:p>
          </table:table-cell>
          <table:table-cell table:formula="of:=[.D229]+[.E229]" office:value-type="float" office:value="0.4857528">
            <text:p>0.4857528</text:p>
          </table:table-cell>
          <table:table-cell table:number-columns-repeated="8"/>
          <table:table-cell office:value-type="float" office:value="1.061815">
            <text:p>1.061815</text:p>
          </table:table-cell>
          <table:table-cell office:value-type="float" office:value="1.238062">
            <text:p>1.238062</text:p>
          </table:table-cell>
          <table:table-cell office:value-type="float" office:value="1.439783">
            <text:p>1.439783</text:p>
          </table:table-cell>
          <table:table-cell office:value-type="float" office:value="0.750897">
            <text:p>0.750897</text:p>
          </table:table-cell>
          <table:table-cell office:value-type="float" office:value="1.206305">
            <text:p>1.206305</text:p>
          </table:table-cell>
          <table:table-cell office:value-type="float" office:value="1.011426">
            <text:p>1.011426</text:p>
          </table:table-cell>
          <table:table-cell table:number-columns-repeated="1004"/>
        </table:table-row>
        <table:table-row table:style-name="ro3">
          <table:table-cell office:value-type="float" office:value="0.1913884">
            <text:p>0.1913884</text:p>
          </table:table-cell>
          <table:table-cell office:value-type="float" office:value="0.343379">
            <text:p>0.343379</text:p>
          </table:table-cell>
          <table:table-cell office:value-type="float" office:value="0.603846">
            <text:p>0.603846</text:p>
          </table:table-cell>
          <table:table-cell office:value-type="float" office:value="0.1540285">
            <text:p>0.1540285</text:p>
          </table:table-cell>
          <table:table-cell office:value-type="float" office:value="0.332564">
            <text:p>0.332564</text:p>
          </table:table-cell>
          <table:table-cell table:formula="of:=[.D230]+[.E230]" office:value-type="float" office:value="0.4865925">
            <text:p>0.4865925</text:p>
          </table:table-cell>
          <table:table-cell table:number-columns-repeated="8"/>
          <table:table-cell office:value-type="float" office:value="1.060153">
            <text:p>1.060153</text:p>
          </table:table-cell>
          <table:table-cell office:value-type="float" office:value="1.235966">
            <text:p>1.235966</text:p>
          </table:table-cell>
          <table:table-cell office:value-type="float" office:value="1.437212">
            <text:p>1.437212</text:p>
          </table:table-cell>
          <table:table-cell office:value-type="float" office:value="0.750051">
            <text:p>0.750051</text:p>
          </table:table-cell>
          <table:table-cell office:value-type="float" office:value="1.203911">
            <text:p>1.203911</text:p>
          </table:table-cell>
          <table:table-cell office:value-type="float" office:value="1.009368">
            <text:p>1.009368</text:p>
          </table:table-cell>
          <table:table-cell table:number-columns-repeated="1004"/>
        </table:table-row>
        <table:table-row table:style-name="ro3">
          <table:table-cell office:value-type="float" office:value="0.1912328">
            <text:p>0.1912328</text:p>
          </table:table-cell>
          <table:table-cell office:value-type="float" office:value="0.342793">
            <text:p>0.342793</text:p>
          </table:table-cell>
          <table:table-cell office:value-type="float" office:value="0.603069">
            <text:p>0.603069</text:p>
          </table:table-cell>
          <table:table-cell office:value-type="float" office:value="0.1537694">
            <text:p>0.1537694</text:p>
          </table:table-cell>
          <table:table-cell office:value-type="float" office:value="0.331857">
            <text:p>0.331857</text:p>
          </table:table-cell>
          <table:table-cell table:formula="of:=[.D231]+[.E231]" office:value-type="float" office:value="0.4856264">
            <text:p>0.4856264</text:p>
          </table:table-cell>
          <table:table-cell table:number-columns-repeated="8"/>
          <table:table-cell office:value-type="float" office:value="1.05906">
            <text:p>1.05906</text:p>
          </table:table-cell>
          <table:table-cell office:value-type="float" office:value="1.234838">
            <text:p>1.234838</text:p>
          </table:table-cell>
          <table:table-cell office:value-type="float" office:value="1.434764">
            <text:p>1.434764</text:p>
          </table:table-cell>
          <table:table-cell office:value-type="float" office:value="0.748688">
            <text:p>0.748688</text:p>
          </table:table-cell>
          <table:table-cell office:value-type="float" office:value="1.201284">
            <text:p>1.201284</text:p>
          </table:table-cell>
          <table:table-cell office:value-type="float" office:value="1.007314">
            <text:p>1.007314</text:p>
          </table:table-cell>
          <table:table-cell table:number-columns-repeated="1004"/>
        </table:table-row>
        <table:table-row table:style-name="ro3">
          <table:table-cell office:value-type="float" office:value="0.1910396">
            <text:p>0.1910396</text:p>
          </table:table-cell>
          <table:table-cell office:value-type="float" office:value="0.34327">
            <text:p>0.34327</text:p>
          </table:table-cell>
          <table:table-cell office:value-type="float" office:value="0.601935">
            <text:p>0.601935</text:p>
          </table:table-cell>
          <table:table-cell office:value-type="float" office:value="0.1535354">
            <text:p>0.1535354</text:p>
          </table:table-cell>
          <table:table-cell office:value-type="float" office:value="0.332347">
            <text:p>0.332347</text:p>
          </table:table-cell>
          <table:table-cell table:formula="of:=[.D232]+[.E232]" office:value-type="float" office:value="0.4858824">
            <text:p>0.4858824</text:p>
          </table:table-cell>
          <table:table-cell table:number-columns-repeated="8"/>
          <table:table-cell office:value-type="float" office:value="1.057498">
            <text:p>1.057498</text:p>
          </table:table-cell>
          <table:table-cell office:value-type="float" office:value="1.233882">
            <text:p>1.233882</text:p>
          </table:table-cell>
          <table:table-cell office:value-type="float" office:value="1.431739">
            <text:p>1.431739</text:p>
          </table:table-cell>
          <table:table-cell office:value-type="float" office:value="0.74726">
            <text:p>0.74726</text:p>
          </table:table-cell>
          <table:table-cell office:value-type="float" office:value="1.19867">
            <text:p>1.19867</text:p>
          </table:table-cell>
          <table:table-cell office:value-type="float" office:value="1.005488">
            <text:p>1.005488</text:p>
          </table:table-cell>
          <table:table-cell table:number-columns-repeated="1004"/>
        </table:table-row>
        <table:table-row table:style-name="ro3">
          <table:table-cell office:value-type="float" office:value="0.1908734">
            <text:p>0.1908734</text:p>
          </table:table-cell>
          <table:table-cell office:value-type="float" office:value="0.342717">
            <text:p>0.342717</text:p>
          </table:table-cell>
          <table:table-cell office:value-type="float" office:value="0.601103">
            <text:p>0.601103</text:p>
          </table:table-cell>
          <table:table-cell office:value-type="float" office:value="0.1532144">
            <text:p>0.1532144</text:p>
          </table:table-cell>
          <table:table-cell office:value-type="float" office:value="0.331632">
            <text:p>0.331632</text:p>
          </table:table-cell>
          <table:table-cell table:formula="of:=[.D233]+[.E233]" office:value-type="float" office:value="0.4848464">
            <text:p>0.4848464</text:p>
          </table:table-cell>
          <table:table-cell table:number-columns-repeated="8"/>
          <table:table-cell office:value-type="float" office:value="1.055957">
            <text:p>1.055957</text:p>
          </table:table-cell>
          <table:table-cell office:value-type="float" office:value="1.232407">
            <text:p>1.232407</text:p>
          </table:table-cell>
          <table:table-cell office:value-type="float" office:value="1.428752">
            <text:p>1.428752</text:p>
          </table:table-cell>
          <table:table-cell office:value-type="float" office:value="0.745727">
            <text:p>0.745727</text:p>
          </table:table-cell>
          <table:table-cell office:value-type="float" office:value="1.196193">
            <text:p>1.196193</text:p>
          </table:table-cell>
          <table:table-cell office:value-type="float" office:value="1.003598">
            <text:p>1.003598</text:p>
          </table:table-cell>
          <table:table-cell table:number-columns-repeated="1004"/>
        </table:table-row>
        <table:table-row table:style-name="ro3">
          <table:table-cell office:value-type="float" office:value="0.1907615">
            <text:p>0.1907615</text:p>
          </table:table-cell>
          <table:table-cell office:value-type="float" office:value="0.3428">
            <text:p>0.3428</text:p>
          </table:table-cell>
          <table:table-cell office:value-type="float" office:value="0.599958">
            <text:p>0.599958</text:p>
          </table:table-cell>
          <table:table-cell office:value-type="float" office:value="0.1528945">
            <text:p>0.1528945</text:p>
          </table:table-cell>
          <table:table-cell office:value-type="float" office:value="0.331724">
            <text:p>0.331724</text:p>
          </table:table-cell>
          <table:table-cell table:formula="of:=[.D234]+[.E234]" office:value-type="float" office:value="0.4846185">
            <text:p>0.4846185</text:p>
          </table:table-cell>
          <table:table-cell table:number-columns-repeated="8"/>
          <table:table-cell office:value-type="float" office:value="1.054599">
            <text:p>1.054599</text:p>
          </table:table-cell>
          <table:table-cell office:value-type="float" office:value="1.231054">
            <text:p>1.231054</text:p>
          </table:table-cell>
          <table:table-cell office:value-type="float" office:value="1.42596">
            <text:p>1.42596</text:p>
          </table:table-cell>
          <table:table-cell office:value-type="float" office:value="0.744376">
            <text:p>0.744376</text:p>
          </table:table-cell>
          <table:table-cell office:value-type="float" office:value="1.193724">
            <text:p>1.193724</text:p>
          </table:table-cell>
          <table:table-cell office:value-type="float" office:value="1.002113">
            <text:p>1.002113</text:p>
          </table:table-cell>
          <table:table-cell table:number-columns-repeated="1004"/>
        </table:table-row>
        <table:table-row table:style-name="ro3">
          <table:table-cell office:value-type="float" office:value="0.1904976">
            <text:p>0.1904976</text:p>
          </table:table-cell>
          <table:table-cell office:value-type="float" office:value="0.342338">
            <text:p>0.342338</text:p>
          </table:table-cell>
          <table:table-cell office:value-type="float" office:value="0.59899">
            <text:p>0.59899</text:p>
          </table:table-cell>
          <table:table-cell office:value-type="float" office:value="0.1525908">
            <text:p>0.1525908</text:p>
          </table:table-cell>
          <table:table-cell office:value-type="float" office:value="0.331091">
            <text:p>0.331091</text:p>
          </table:table-cell>
          <table:table-cell table:formula="of:=[.D235]+[.E235]" office:value-type="float" office:value="0.4836818">
            <text:p>0.4836818</text:p>
          </table:table-cell>
          <table:table-cell table:number-columns-repeated="8"/>
          <table:table-cell office:value-type="float" office:value="1.052703">
            <text:p>1.052703</text:p>
          </table:table-cell>
          <table:table-cell office:value-type="float" office:value="1.229302">
            <text:p>1.229302</text:p>
          </table:table-cell>
          <table:table-cell office:value-type="float" office:value="1.42318">
            <text:p>1.42318</text:p>
          </table:table-cell>
          <table:table-cell office:value-type="float" office:value="0.742945">
            <text:p>0.742945</text:p>
          </table:table-cell>
          <table:table-cell office:value-type="float" office:value="1.191283">
            <text:p>1.191283</text:p>
          </table:table-cell>
          <table:table-cell office:value-type="float" office:value="1.00054">
            <text:p>1.00054</text:p>
          </table:table-cell>
          <table:table-cell table:number-columns-repeated="1004"/>
        </table:table-row>
        <table:table-row table:style-name="ro3">
          <table:table-cell office:value-type="float" office:value="0.1902216">
            <text:p>0.1902216</text:p>
          </table:table-cell>
          <table:table-cell office:value-type="float" office:value="0.343188">
            <text:p>0.343188</text:p>
          </table:table-cell>
          <table:table-cell office:value-type="float" office:value="0.597727">
            <text:p>0.597727</text:p>
          </table:table-cell>
          <table:table-cell office:value-type="float" office:value="0.1523282">
            <text:p>0.1523282</text:p>
          </table:table-cell>
          <table:table-cell office:value-type="float" office:value="0.331849">
            <text:p>0.331849</text:p>
          </table:table-cell>
          <table:table-cell table:formula="of:=[.D236]+[.E236]" office:value-type="float" office:value="0.4841772">
            <text:p>0.4841772</text:p>
          </table:table-cell>
          <table:table-cell table:number-columns-repeated="8"/>
          <table:table-cell office:value-type="float" office:value="1.050697">
            <text:p>1.050697</text:p>
          </table:table-cell>
          <table:table-cell office:value-type="float" office:value="1.227668">
            <text:p>1.227668</text:p>
          </table:table-cell>
          <table:table-cell office:value-type="float" office:value="1.42014">
            <text:p>1.42014</text:p>
          </table:table-cell>
          <table:table-cell office:value-type="float" office:value="0.741511">
            <text:p>0.741511</text:p>
          </table:table-cell>
          <table:table-cell office:value-type="float" office:value="1.188891">
            <text:p>1.188891</text:p>
          </table:table-cell>
          <table:table-cell office:value-type="float" office:value="0.999241">
            <text:p>0.999241</text:p>
          </table:table-cell>
          <table:table-cell table:number-columns-repeated="1004"/>
        </table:table-row>
        <table:table-row table:style-name="ro3">
          <table:table-cell office:value-type="float" office:value="0.189912">
            <text:p>0.189912</text:p>
          </table:table-cell>
          <table:table-cell office:value-type="float" office:value="0.342798">
            <text:p>0.342798</text:p>
          </table:table-cell>
          <table:table-cell office:value-type="float" office:value="0.596871">
            <text:p>0.596871</text:p>
          </table:table-cell>
          <table:table-cell office:value-type="float" office:value="0.1521906">
            <text:p>0.1521906</text:p>
          </table:table-cell>
          <table:table-cell office:value-type="float" office:value="0.331361">
            <text:p>0.331361</text:p>
          </table:table-cell>
          <table:table-cell table:formula="of:=[.D237]+[.E237]" office:value-type="float" office:value="0.4835516">
            <text:p>0.4835516</text:p>
          </table:table-cell>
          <table:table-cell table:number-columns-repeated="8"/>
          <table:table-cell office:value-type="float" office:value="1.048507">
            <text:p>1.048507</text:p>
          </table:table-cell>
          <table:table-cell office:value-type="float" office:value="1.225745">
            <text:p>1.225745</text:p>
          </table:table-cell>
          <table:table-cell office:value-type="float" office:value="1.417116">
            <text:p>1.417116</text:p>
          </table:table-cell>
          <table:table-cell office:value-type="float" office:value="0.740193">
            <text:p>0.740193</text:p>
          </table:table-cell>
          <table:table-cell office:value-type="float" office:value="1.186706">
            <text:p>1.186706</text:p>
          </table:table-cell>
          <table:table-cell office:value-type="float" office:value="0.997864">
            <text:p>0.997864</text:p>
          </table:table-cell>
          <table:table-cell table:number-columns-repeated="1004"/>
        </table:table-row>
        <table:table-row table:style-name="ro3">
          <table:table-cell office:value-type="float" office:value="0.1896099">
            <text:p>0.1896099</text:p>
          </table:table-cell>
          <table:table-cell office:value-type="float" office:value="0.344156">
            <text:p>0.344156</text:p>
          </table:table-cell>
          <table:table-cell office:value-type="float" office:value="0.595788">
            <text:p>0.595788</text:p>
          </table:table-cell>
          <table:table-cell office:value-type="float" office:value="0.1519494">
            <text:p>0.1519494</text:p>
          </table:table-cell>
          <table:table-cell office:value-type="float" office:value="0.332654">
            <text:p>0.332654</text:p>
          </table:table-cell>
          <table:table-cell table:formula="of:=[.D238]+[.E238]" office:value-type="float" office:value="0.4846034">
            <text:p>0.4846034</text:p>
          </table:table-cell>
          <table:table-cell table:number-columns-repeated="8"/>
          <table:table-cell office:value-type="float" office:value="1.046483">
            <text:p>1.046483</text:p>
          </table:table-cell>
          <table:table-cell office:value-type="float" office:value="1.223894">
            <text:p>1.223894</text:p>
          </table:table-cell>
          <table:table-cell office:value-type="float" office:value="1.414444">
            <text:p>1.414444</text:p>
          </table:table-cell>
          <table:table-cell office:value-type="float" office:value="0.738816">
            <text:p>0.738816</text:p>
          </table:table-cell>
          <table:table-cell office:value-type="float" office:value="1.184566">
            <text:p>1.184566</text:p>
          </table:table-cell>
          <table:table-cell office:value-type="float" office:value="0.996244">
            <text:p>0.996244</text:p>
          </table:table-cell>
          <table:table-cell table:number-columns-repeated="1004"/>
        </table:table-row>
        <table:table-row table:style-name="ro3">
          <table:table-cell office:value-type="float" office:value="0.1892436">
            <text:p>0.1892436</text:p>
          </table:table-cell>
          <table:table-cell office:value-type="float" office:value="0.343439">
            <text:p>0.343439</text:p>
          </table:table-cell>
          <table:table-cell office:value-type="float" office:value="0.59486">
            <text:p>0.59486</text:p>
          </table:table-cell>
          <table:table-cell office:value-type="float" office:value="0.1516819">
            <text:p>0.1516819</text:p>
          </table:table-cell>
          <table:table-cell office:value-type="float" office:value="0.33198">
            <text:p>0.33198</text:p>
          </table:table-cell>
          <table:table-cell table:formula="of:=[.D239]+[.E239]" office:value-type="float" office:value="0.4836619">
            <text:p>0.4836619</text:p>
          </table:table-cell>
          <table:table-cell table:number-columns-repeated="8"/>
          <table:table-cell office:value-type="float" office:value="1.044522">
            <text:p>1.044522</text:p>
          </table:table-cell>
          <table:table-cell office:value-type="float" office:value="1.22166">
            <text:p>1.22166</text:p>
          </table:table-cell>
          <table:table-cell office:value-type="float" office:value="1.411798">
            <text:p>1.411798</text:p>
          </table:table-cell>
          <table:table-cell office:value-type="float" office:value="0.737663">
            <text:p>0.737663</text:p>
          </table:table-cell>
          <table:table-cell office:value-type="float" office:value="1.182427">
            <text:p>1.182427</text:p>
          </table:table-cell>
          <table:table-cell office:value-type="float" office:value="0.994569">
            <text:p>0.994569</text:p>
          </table:table-cell>
          <table:table-cell table:number-columns-repeated="1004"/>
        </table:table-row>
        <table:table-row table:style-name="ro3">
          <table:table-cell office:value-type="float" office:value="0.1888567">
            <text:p>0.1888567</text:p>
          </table:table-cell>
          <table:table-cell office:value-type="float" office:value="0.343406">
            <text:p>0.343406</text:p>
          </table:table-cell>
          <table:table-cell office:value-type="float" office:value="0.593631">
            <text:p>0.593631</text:p>
          </table:table-cell>
          <table:table-cell office:value-type="float" office:value="0.1514522">
            <text:p>0.1514522</text:p>
          </table:table-cell>
          <table:table-cell office:value-type="float" office:value="0.332131">
            <text:p>0.332131</text:p>
          </table:table-cell>
          <table:table-cell table:formula="of:=[.D240]+[.E240]" office:value-type="float" office:value="0.4835832">
            <text:p>0.4835832</text:p>
          </table:table-cell>
          <table:table-cell table:number-columns-repeated="8"/>
          <table:table-cell office:value-type="float" office:value="1.042374">
            <text:p>1.042374</text:p>
          </table:table-cell>
          <table:table-cell office:value-type="float" office:value="1.219419">
            <text:p>1.219419</text:p>
          </table:table-cell>
          <table:table-cell office:value-type="float" office:value="1.40883">
            <text:p>1.40883</text:p>
          </table:table-cell>
          <table:table-cell office:value-type="float" office:value="0.736358">
            <text:p>0.736358</text:p>
          </table:table-cell>
          <table:table-cell office:value-type="float" office:value="1.180263">
            <text:p>1.180263</text:p>
          </table:table-cell>
          <table:table-cell office:value-type="float" office:value="0.993156">
            <text:p>0.993156</text:p>
          </table:table-cell>
          <table:table-cell table:number-columns-repeated="1004"/>
        </table:table-row>
        <table:table-row table:style-name="ro3">
          <table:table-cell office:value-type="float" office:value="0.1884675">
            <text:p>0.1884675</text:p>
          </table:table-cell>
          <table:table-cell office:value-type="float" office:value="0.342709">
            <text:p>0.342709</text:p>
          </table:table-cell>
          <table:table-cell office:value-type="float" office:value="0.59287">
            <text:p>0.59287</text:p>
          </table:table-cell>
          <table:table-cell office:value-type="float" office:value="0.1512009">
            <text:p>0.1512009</text:p>
          </table:table-cell>
          <table:table-cell office:value-type="float" office:value="0.331471">
            <text:p>0.331471</text:p>
          </table:table-cell>
          <table:table-cell table:formula="of:=[.D241]+[.E241]" office:value-type="float" office:value="0.4826719">
            <text:p>0.4826719</text:p>
          </table:table-cell>
          <table:table-cell table:number-columns-repeated="8"/>
          <table:table-cell office:value-type="float" office:value="1.04023">
            <text:p>1.04023</text:p>
          </table:table-cell>
          <table:table-cell office:value-type="float" office:value="1.217084">
            <text:p>1.217084</text:p>
          </table:table-cell>
          <table:table-cell office:value-type="float" office:value="1.405884">
            <text:p>1.405884</text:p>
          </table:table-cell>
          <table:table-cell office:value-type="float" office:value="0.735048">
            <text:p>0.735048</text:p>
          </table:table-cell>
          <table:table-cell office:value-type="float" office:value="1.17813">
            <text:p>1.17813</text:p>
          </table:table-cell>
          <table:table-cell office:value-type="float" office:value="0.991697">
            <text:p>0.991697</text:p>
          </table:table-cell>
          <table:table-cell table:number-columns-repeated="1004"/>
        </table:table-row>
        <table:table-row table:style-name="ro3">
          <table:table-cell office:value-type="float" office:value="0.188185">
            <text:p>0.188185</text:p>
          </table:table-cell>
          <table:table-cell office:value-type="float" office:value="0.342608">
            <text:p>0.342608</text:p>
          </table:table-cell>
          <table:table-cell office:value-type="float" office:value="0.591906">
            <text:p>0.591906</text:p>
          </table:table-cell>
          <table:table-cell office:value-type="float" office:value="0.1508903">
            <text:p>0.1508903</text:p>
          </table:table-cell>
          <table:table-cell office:value-type="float" office:value="0.331534">
            <text:p>0.331534</text:p>
          </table:table-cell>
          <table:table-cell table:formula="of:=[.D242]+[.E242]" office:value-type="float" office:value="0.4824243">
            <text:p>0.4824243</text:p>
          </table:table-cell>
          <table:table-cell table:number-columns-repeated="8"/>
          <table:table-cell office:value-type="float" office:value="1.038328">
            <text:p>1.038328</text:p>
          </table:table-cell>
          <table:table-cell office:value-type="float" office:value="1.214754">
            <text:p>1.214754</text:p>
          </table:table-cell>
          <table:table-cell office:value-type="float" office:value="1.403338">
            <text:p>1.403338</text:p>
          </table:table-cell>
          <table:table-cell office:value-type="float" office:value="0.733637">
            <text:p>0.733637</text:p>
          </table:table-cell>
          <table:table-cell office:value-type="float" office:value="1.17598">
            <text:p>1.17598</text:p>
          </table:table-cell>
          <table:table-cell office:value-type="float" office:value="0.989796">
            <text:p>0.989796</text:p>
          </table:table-cell>
          <table:table-cell table:number-columns-repeated="1004"/>
        </table:table-row>
        <table:table-row table:style-name="ro3">
          <table:table-cell office:value-type="float" office:value="0.1877941">
            <text:p>0.1877941</text:p>
          </table:table-cell>
          <table:table-cell office:value-type="float" office:value="0.341947">
            <text:p>0.341947</text:p>
          </table:table-cell>
          <table:table-cell office:value-type="float" office:value="0.591047">
            <text:p>0.591047</text:p>
          </table:table-cell>
          <table:table-cell office:value-type="float" office:value="0.1506641">
            <text:p>0.1506641</text:p>
          </table:table-cell>
          <table:table-cell office:value-type="float" office:value="0.330939">
            <text:p>0.330939</text:p>
          </table:table-cell>
          <table:table-cell table:formula="of:=[.D243]+[.E243]" office:value-type="float" office:value="0.4816031">
            <text:p>0.4816031</text:p>
          </table:table-cell>
          <table:table-cell table:number-columns-repeated="8"/>
          <table:table-cell office:value-type="float" office:value="1.036177">
            <text:p>1.036177</text:p>
          </table:table-cell>
          <table:table-cell office:value-type="float" office:value="1.2123">
            <text:p>1.2123</text:p>
          </table:table-cell>
          <table:table-cell office:value-type="float" office:value="1.400828">
            <text:p>1.400828</text:p>
          </table:table-cell>
          <table:table-cell office:value-type="float" office:value="0.732374">
            <text:p>0.732374</text:p>
          </table:table-cell>
          <table:table-cell office:value-type="float" office:value="1.173758">
            <text:p>1.173758</text:p>
          </table:table-cell>
          <table:table-cell office:value-type="float" office:value="0.987881">
            <text:p>0.987881</text:p>
          </table:table-cell>
          <table:table-cell table:number-columns-repeated="1004"/>
        </table:table-row>
        <table:table-row table:style-name="ro3">
          <table:table-cell office:value-type="float" office:value="0.1874776">
            <text:p>0.1874776</text:p>
          </table:table-cell>
          <table:table-cell office:value-type="float" office:value="0.34227">
            <text:p>0.34227</text:p>
          </table:table-cell>
          <table:table-cell office:value-type="float" office:value="0.589869">
            <text:p>0.589869</text:p>
          </table:table-cell>
          <table:table-cell office:value-type="float" office:value="0.1506334">
            <text:p>0.1506334</text:p>
          </table:table-cell>
          <table:table-cell office:value-type="float" office:value="0.331384">
            <text:p>0.331384</text:p>
          </table:table-cell>
          <table:table-cell table:formula="of:=[.D244]+[.E244]" office:value-type="float" office:value="0.4820174">
            <text:p>0.4820174</text:p>
          </table:table-cell>
          <table:table-cell table:number-columns-repeated="8"/>
          <table:table-cell office:value-type="float" office:value="1.034079">
            <text:p>1.034079</text:p>
          </table:table-cell>
          <table:table-cell office:value-type="float" office:value="1.209847">
            <text:p>1.209847</text:p>
          </table:table-cell>
          <table:table-cell office:value-type="float" office:value="1.397996">
            <text:p>1.397996</text:p>
          </table:table-cell>
          <table:table-cell office:value-type="float" office:value="0.731297">
            <text:p>0.731297</text:p>
          </table:table-cell>
          <table:table-cell office:value-type="float" office:value="1.171525">
            <text:p>1.171525</text:p>
          </table:table-cell>
          <table:table-cell office:value-type="float" office:value="0.986672">
            <text:p>0.986672</text:p>
          </table:table-cell>
          <table:table-cell table:number-columns-repeated="1004"/>
        </table:table-row>
        <table:table-row table:style-name="ro3">
          <table:table-cell office:value-type="float" office:value="0.1871174">
            <text:p>0.1871174</text:p>
          </table:table-cell>
          <table:table-cell office:value-type="float" office:value="0.341569">
            <text:p>0.341569</text:p>
          </table:table-cell>
          <table:table-cell office:value-type="float" office:value="0.589379">
            <text:p>0.589379</text:p>
          </table:table-cell>
          <table:table-cell office:value-type="float" office:value="0.1504476">
            <text:p>0.1504476</text:p>
          </table:table-cell>
          <table:table-cell office:value-type="float" office:value="0.330729">
            <text:p>0.330729</text:p>
          </table:table-cell>
          <table:table-cell table:formula="of:=[.D245]+[.E245]" office:value-type="float" office:value="0.4811766">
            <text:p>0.4811766</text:p>
          </table:table-cell>
          <table:table-cell table:number-columns-repeated="8"/>
          <table:table-cell office:value-type="float" office:value="1.031952">
            <text:p>1.031952</text:p>
          </table:table-cell>
          <table:table-cell office:value-type="float" office:value="1.207371">
            <text:p>1.207371</text:p>
          </table:table-cell>
          <table:table-cell office:value-type="float" office:value="1.395177">
            <text:p>1.395177</text:p>
          </table:table-cell>
          <table:table-cell office:value-type="float" office:value="0.730024">
            <text:p>0.730024</text:p>
          </table:table-cell>
          <table:table-cell office:value-type="float" office:value="1.169206">
            <text:p>1.169206</text:p>
          </table:table-cell>
          <table:table-cell office:value-type="float" office:value="0.985435">
            <text:p>0.985435</text:p>
          </table:table-cell>
          <table:table-cell table:number-columns-repeated="1004"/>
        </table:table-row>
        <table:table-row table:style-name="ro3">
          <table:table-cell office:value-type="float" office:value="0.186848">
            <text:p>0.186848</text:p>
          </table:table-cell>
          <table:table-cell office:value-type="float" office:value="0.341774">
            <text:p>0.341774</text:p>
          </table:table-cell>
          <table:table-cell office:value-type="float" office:value="0.588453">
            <text:p>0.588453</text:p>
          </table:table-cell>
          <table:table-cell office:value-type="float" office:value="0.1501828">
            <text:p>0.1501828</text:p>
          </table:table-cell>
          <table:table-cell office:value-type="float" office:value="0.331034">
            <text:p>0.331034</text:p>
          </table:table-cell>
          <table:table-cell table:formula="of:=[.D246]+[.E246]" office:value-type="float" office:value="0.4812168">
            <text:p>0.4812168</text:p>
          </table:table-cell>
          <table:table-cell table:number-columns-repeated="8"/>
          <table:table-cell office:value-type="float" office:value="1.030187">
            <text:p>1.030187</text:p>
          </table:table-cell>
          <table:table-cell office:value-type="float" office:value="1.204917">
            <text:p>1.204917</text:p>
          </table:table-cell>
          <table:table-cell office:value-type="float" office:value="1.392717">
            <text:p>1.392717</text:p>
          </table:table-cell>
          <table:table-cell office:value-type="float" office:value="0.72862">
            <text:p>0.72862</text:p>
          </table:table-cell>
          <table:table-cell office:value-type="float" office:value="1.166888">
            <text:p>1.166888</text:p>
          </table:table-cell>
          <table:table-cell office:value-type="float" office:value="0.983584">
            <text:p>0.983584</text:p>
          </table:table-cell>
          <table:table-cell table:number-columns-repeated="1004"/>
        </table:table-row>
        <table:table-row table:style-name="ro3">
          <table:table-cell office:value-type="float" office:value="0.1866303">
            <text:p>0.1866303</text:p>
          </table:table-cell>
          <table:table-cell office:value-type="float" office:value="0.34109">
            <text:p>0.34109</text:p>
          </table:table-cell>
          <table:table-cell office:value-type="float" office:value="0.587879">
            <text:p>0.587879</text:p>
          </table:table-cell>
          <table:table-cell office:value-type="float" office:value="0.1499287">
            <text:p>0.1499287</text:p>
          </table:table-cell>
          <table:table-cell office:value-type="float" office:value="0.330365">
            <text:p>0.330365</text:p>
          </table:table-cell>
          <table:table-cell table:formula="of:=[.D247]+[.E247]" office:value-type="float" office:value="0.4802937">
            <text:p>0.4802937</text:p>
          </table:table-cell>
          <table:table-cell table:number-columns-repeated="8"/>
          <table:table-cell office:value-type="float" office:value="1.028464">
            <text:p>1.028464</text:p>
          </table:table-cell>
          <table:table-cell office:value-type="float" office:value="1.202608">
            <text:p>1.202608</text:p>
          </table:table-cell>
          <table:table-cell office:value-type="float" office:value="1.390296">
            <text:p>1.390296</text:p>
          </table:table-cell>
          <table:table-cell office:value-type="float" office:value="0.727161">
            <text:p>0.727161</text:p>
          </table:table-cell>
          <table:table-cell office:value-type="float" office:value="1.164602">
            <text:p>1.164602</text:p>
          </table:table-cell>
          <table:table-cell office:value-type="float" office:value="0.981743">
            <text:p>0.981743</text:p>
          </table:table-cell>
          <table:table-cell table:number-columns-repeated="1004"/>
        </table:table-row>
        <table:table-row table:style-name="ro3">
          <table:table-cell office:value-type="float" office:value="0.1863439">
            <text:p>0.1863439</text:p>
          </table:table-cell>
          <table:table-cell office:value-type="float" office:value="0.341089">
            <text:p>0.341089</text:p>
          </table:table-cell>
          <table:table-cell office:value-type="float" office:value="0.586813">
            <text:p>0.586813</text:p>
          </table:table-cell>
          <table:table-cell office:value-type="float" office:value="0.1496653">
            <text:p>0.1496653</text:p>
          </table:table-cell>
          <table:table-cell office:value-type="float" office:value="0.330445">
            <text:p>0.330445</text:p>
          </table:table-cell>
          <table:table-cell table:formula="of:=[.D248]+[.E248]" office:value-type="float" office:value="0.4801103">
            <text:p>0.4801103</text:p>
          </table:table-cell>
          <table:table-cell table:number-columns-repeated="8"/>
          <table:table-cell office:value-type="float" office:value="1.026429">
            <text:p>1.026429</text:p>
          </table:table-cell>
          <table:table-cell office:value-type="float" office:value="1.200324">
            <text:p>1.200324</text:p>
          </table:table-cell>
          <table:table-cell office:value-type="float" office:value="1.38748">
            <text:p>1.38748</text:p>
          </table:table-cell>
          <table:table-cell office:value-type="float" office:value="0.725728">
            <text:p>0.725728</text:p>
          </table:table-cell>
          <table:table-cell office:value-type="float" office:value="1.162322">
            <text:p>1.162322</text:p>
          </table:table-cell>
          <table:table-cell office:value-type="float" office:value="0.980265">
            <text:p>0.980265</text:p>
          </table:table-cell>
          <table:table-cell table:number-columns-repeated="1004"/>
        </table:table-row>
        <table:table-row table:style-name="ro3">
          <table:table-cell office:value-type="float" office:value="0.18617">
            <text:p>0.18617</text:p>
          </table:table-cell>
          <table:table-cell office:value-type="float" office:value="0.340563">
            <text:p>0.340563</text:p>
          </table:table-cell>
          <table:table-cell office:value-type="float" office:value="0.586426">
            <text:p>0.586426</text:p>
          </table:table-cell>
          <table:table-cell office:value-type="float" office:value="0.1496138">
            <text:p>0.1496138</text:p>
          </table:table-cell>
          <table:table-cell office:value-type="float" office:value="0.329914">
            <text:p>0.329914</text:p>
          </table:table-cell>
          <table:table-cell table:formula="of:=[.D249]+[.E249]" office:value-type="float" office:value="0.4795278">
            <text:p>0.4795278</text:p>
          </table:table-cell>
          <table:table-cell table:number-columns-repeated="8"/>
          <table:table-cell office:value-type="float" office:value="1.024474">
            <text:p>1.024474</text:p>
          </table:table-cell>
          <table:table-cell office:value-type="float" office:value="1.198451">
            <text:p>1.198451</text:p>
          </table:table-cell>
          <table:table-cell office:value-type="float" office:value="1.384679">
            <text:p>1.384679</text:p>
          </table:table-cell>
          <table:table-cell office:value-type="float" office:value="0.7246">
            <text:p>0.7246</text:p>
          </table:table-cell>
          <table:table-cell office:value-type="float" office:value="1.160261">
            <text:p>1.160261</text:p>
          </table:table-cell>
          <table:table-cell office:value-type="float" office:value="0.978785">
            <text:p>0.978785</text:p>
          </table:table-cell>
          <table:table-cell table:number-columns-repeated="1004"/>
        </table:table-row>
        <table:table-row table:style-name="ro3">
          <table:table-cell office:value-type="float" office:value="0.1862518">
            <text:p>0.1862518</text:p>
          </table:table-cell>
          <table:table-cell office:value-type="float" office:value="0.341598">
            <text:p>0.341598</text:p>
          </table:table-cell>
          <table:table-cell office:value-type="float" office:value="0.58549">
            <text:p>0.58549</text:p>
          </table:table-cell>
          <table:table-cell office:value-type="float" office:value="0.1498777">
            <text:p>0.1498777</text:p>
          </table:table-cell>
          <table:table-cell office:value-type="float" office:value="0.330912">
            <text:p>0.330912</text:p>
          </table:table-cell>
          <table:table-cell table:formula="of:=[.D250]+[.E250]" office:value-type="float" office:value="0.4807897">
            <text:p>0.4807897</text:p>
          </table:table-cell>
          <table:table-cell table:number-columns-repeated="8"/>
          <table:table-cell office:value-type="float" office:value="1.023006">
            <text:p>1.023006</text:p>
          </table:table-cell>
          <table:table-cell office:value-type="float" office:value="1.196595">
            <text:p>1.196595</text:p>
          </table:table-cell>
          <table:table-cell office:value-type="float" office:value="1.38273">
            <text:p>1.38273</text:p>
          </table:table-cell>
          <table:table-cell office:value-type="float" office:value="0.724086">
            <text:p>0.724086</text:p>
          </table:table-cell>
          <table:table-cell office:value-type="float" office:value="1.158212">
            <text:p>1.158212</text:p>
          </table:table-cell>
          <table:table-cell office:value-type="float" office:value="0.97875">
            <text:p>0.97875</text:p>
          </table:table-cell>
          <table:table-cell table:number-columns-repeated="1004"/>
        </table:table-row>
        <table:table-row table:style-name="ro3">
          <table:table-cell office:value-type="float" office:value="0.1865317">
            <text:p>0.1865317</text:p>
          </table:table-cell>
          <table:table-cell office:value-type="float" office:value="0.34122">
            <text:p>0.34122</text:p>
          </table:table-cell>
          <table:table-cell office:value-type="float" office:value="0.585635">
            <text:p>0.585635</text:p>
          </table:table-cell>
          <table:table-cell office:value-type="float" office:value="0.1503863">
            <text:p>0.1503863</text:p>
          </table:table-cell>
          <table:table-cell office:value-type="float" office:value="0.330543">
            <text:p>0.330543</text:p>
          </table:table-cell>
          <table:table-cell table:formula="of:=[.D251]+[.E251]" office:value-type="float" office:value="0.4809293">
            <text:p>0.4809293</text:p>
          </table:table-cell>
          <table:table-cell table:number-columns-repeated="8"/>
          <table:table-cell office:value-type="float" office:value="1.021668">
            <text:p>1.021668</text:p>
          </table:table-cell>
          <table:table-cell office:value-type="float" office:value="1.194725">
            <text:p>1.194725</text:p>
          </table:table-cell>
          <table:table-cell office:value-type="float" office:value="1.380794">
            <text:p>1.380794</text:p>
          </table:table-cell>
          <table:table-cell office:value-type="float" office:value="0.723714">
            <text:p>0.723714</text:p>
          </table:table-cell>
          <table:table-cell office:value-type="float" office:value="1.156317">
            <text:p>1.156317</text:p>
          </table:table-cell>
          <table:table-cell office:value-type="float" office:value="0.978709">
            <text:p>0.978709</text:p>
          </table:table-cell>
          <table:table-cell table:number-columns-repeated="1004"/>
        </table:table-row>
        <table:table-row table:style-name="ro3">
          <table:table-cell office:value-type="float" office:value="0.1865902">
            <text:p>0.1865902</text:p>
          </table:table-cell>
          <table:table-cell office:value-type="float" office:value="0.342606">
            <text:p>0.342606</text:p>
          </table:table-cell>
          <table:table-cell office:value-type="float" office:value="0.584621">
            <text:p>0.584621</text:p>
          </table:table-cell>
          <table:table-cell office:value-type="float" office:value="0.1506294">
            <text:p>0.1506294</text:p>
          </table:table-cell>
          <table:table-cell office:value-type="float" office:value="0.33191">
            <text:p>0.33191</text:p>
          </table:table-cell>
          <table:table-cell table:formula="of:=[.D252]+[.E252]" office:value-type="float" office:value="0.4825394">
            <text:p>0.4825394</text:p>
          </table:table-cell>
          <table:table-cell table:number-columns-repeated="8"/>
          <table:table-cell office:value-type="float" office:value="1.01978">
            <text:p>1.01978</text:p>
          </table:table-cell>
          <table:table-cell office:value-type="float" office:value="1.192866">
            <text:p>1.192866</text:p>
          </table:table-cell>
          <table:table-cell office:value-type="float" office:value="1.378043">
            <text:p>1.378043</text:p>
          </table:table-cell>
          <table:table-cell office:value-type="float" office:value="0.722777">
            <text:p>0.722777</text:p>
          </table:table-cell>
          <table:table-cell office:value-type="float" office:value="1.154433">
            <text:p>1.154433</text:p>
          </table:table-cell>
          <table:table-cell office:value-type="float" office:value="0.977221">
            <text:p>0.977221</text:p>
          </table:table-cell>
          <table:table-cell table:number-columns-repeated="1004"/>
        </table:table-row>
        <table:table-row table:style-name="ro3">
          <table:table-cell office:value-type="float" office:value="0.1864316">
            <text:p>0.1864316</text:p>
          </table:table-cell>
          <table:table-cell office:value-type="float" office:value="0.34203">
            <text:p>0.34203</text:p>
          </table:table-cell>
          <table:table-cell office:value-type="float" office:value="0.584431">
            <text:p>0.584431</text:p>
          </table:table-cell>
          <table:table-cell office:value-type="float" office:value="0.1506604">
            <text:p>0.1506604</text:p>
          </table:table-cell>
          <table:table-cell office:value-type="float" office:value="0.33141">
            <text:p>0.33141</text:p>
          </table:table-cell>
          <table:table-cell table:formula="of:=[.D253]+[.E253]" office:value-type="float" office:value="0.4820704">
            <text:p>0.4820704</text:p>
          </table:table-cell>
          <table:table-cell table:number-columns-repeated="8"/>
          <table:table-cell office:value-type="float" office:value="1.017769">
            <text:p>1.017769</text:p>
          </table:table-cell>
          <table:table-cell office:value-type="float" office:value="1.190548">
            <text:p>1.190548</text:p>
          </table:table-cell>
          <table:table-cell office:value-type="float" office:value="1.37531">
            <text:p>1.37531</text:p>
          </table:table-cell>
          <table:table-cell office:value-type="float" office:value="0.7216">
            <text:p>0.7216</text:p>
          </table:table-cell>
          <table:table-cell office:value-type="float" office:value="1.152375">
            <text:p>1.152375</text:p>
          </table:table-cell>
          <table:table-cell office:value-type="float" office:value="0.975744">
            <text:p>0.975744</text:p>
          </table:table-cell>
          <table:table-cell table:number-columns-repeated="1004"/>
        </table:table-row>
        <table:table-row table:style-name="ro3">
          <table:table-cell office:value-type="float" office:value="0.1862315">
            <text:p>0.1862315</text:p>
          </table:table-cell>
          <table:table-cell office:value-type="float" office:value="0.342658">
            <text:p>0.342658</text:p>
          </table:table-cell>
          <table:table-cell office:value-type="float" office:value="0.583394">
            <text:p>0.583394</text:p>
          </table:table-cell>
          <table:table-cell office:value-type="float" office:value="0.1506072">
            <text:p>0.1506072</text:p>
          </table:table-cell>
          <table:table-cell office:value-type="float" office:value="0.332176">
            <text:p>0.332176</text:p>
          </table:table-cell>
          <table:table-cell table:formula="of:=[.D254]+[.E254]" office:value-type="float" office:value="0.4827832">
            <text:p>0.4827832</text:p>
          </table:table-cell>
          <table:table-cell table:number-columns-repeated="8"/>
          <table:table-cell office:value-type="float" office:value="1.01585">
            <text:p>1.01585</text:p>
          </table:table-cell>
          <table:table-cell office:value-type="float" office:value="1.188245">
            <text:p>1.188245</text:p>
          </table:table-cell>
          <table:table-cell office:value-type="float" office:value="1.372678">
            <text:p>1.372678</text:p>
          </table:table-cell>
          <table:table-cell office:value-type="float" office:value="0.7204">
            <text:p>0.7204</text:p>
          </table:table-cell>
          <table:table-cell office:value-type="float" office:value="1.150333">
            <text:p>1.150333</text:p>
          </table:table-cell>
          <table:table-cell office:value-type="float" office:value="0.974142">
            <text:p>0.974142</text:p>
          </table:table-cell>
          <table:table-cell table:number-columns-repeated="1004"/>
        </table:table-row>
        <table:table-row table:style-name="ro3">
          <table:table-cell office:value-type="float" office:value="0.1859542">
            <text:p>0.1859542</text:p>
          </table:table-cell>
          <table:table-cell office:value-type="float" office:value="0.342">
            <text:p>0.342</text:p>
          </table:table-cell>
          <table:table-cell office:value-type="float" office:value="0.583076">
            <text:p>0.583076</text:p>
          </table:table-cell>
          <table:table-cell office:value-type="float" office:value="0.1504387">
            <text:p>0.1504387</text:p>
          </table:table-cell>
          <table:table-cell office:value-type="float" office:value="0.331586">
            <text:p>0.331586</text:p>
          </table:table-cell>
          <table:table-cell table:formula="of:=[.D255]+[.E255]" office:value-type="float" office:value="0.4820247">
            <text:p>0.4820247</text:p>
          </table:table-cell>
          <table:table-cell table:number-columns-repeated="8"/>
          <table:table-cell office:value-type="float" office:value="1.013923">
            <text:p>1.013923</text:p>
          </table:table-cell>
          <table:table-cell office:value-type="float" office:value="1.186014">
            <text:p>1.186014</text:p>
          </table:table-cell>
          <table:table-cell office:value-type="float" office:value="1.37006">
            <text:p>1.37006</text:p>
          </table:table-cell>
          <table:table-cell office:value-type="float" office:value="0.719053">
            <text:p>0.719053</text:p>
          </table:table-cell>
          <table:table-cell office:value-type="float" office:value="1.148298">
            <text:p>1.148298</text:p>
          </table:table-cell>
          <table:table-cell office:value-type="float" office:value="0.972551">
            <text:p>0.972551</text:p>
          </table:table-cell>
          <table:table-cell table:number-columns-repeated="1004"/>
        </table:table-row>
        <table:table-row table:style-name="ro3">
          <table:table-cell office:value-type="float" office:value="0.1856778">
            <text:p>0.1856778</text:p>
          </table:table-cell>
          <table:table-cell office:value-type="float" office:value="0.342226">
            <text:p>0.342226</text:p>
          </table:table-cell>
          <table:table-cell office:value-type="float" office:value="0.582038">
            <text:p>0.582038</text:p>
          </table:table-cell>
          <table:table-cell office:value-type="float" office:value="0.1503082">
            <text:p>0.1503082</text:p>
          </table:table-cell>
          <table:table-cell office:value-type="float" office:value="0.331991">
            <text:p>0.331991</text:p>
          </table:table-cell>
          <table:table-cell table:formula="of:=[.D256]+[.E256]" office:value-type="float" office:value="0.4822992">
            <text:p>0.4822992</text:p>
          </table:table-cell>
          <table:table-cell table:number-columns-repeated="8"/>
          <table:table-cell office:value-type="float" office:value="1.011929">
            <text:p>1.011929</text:p>
          </table:table-cell>
          <table:table-cell office:value-type="float" office:value="1.183798">
            <text:p>1.183798</text:p>
          </table:table-cell>
          <table:table-cell office:value-type="float" office:value="1.367391">
            <text:p>1.367391</text:p>
          </table:table-cell>
          <table:table-cell office:value-type="float" office:value="0.717737">
            <text:p>0.717737</text:p>
          </table:table-cell>
          <table:table-cell office:value-type="float" office:value="1.146285">
            <text:p>1.146285</text:p>
          </table:table-cell>
          <table:table-cell office:value-type="float" office:value="0.97097">
            <text:p>0.97097</text:p>
          </table:table-cell>
          <table:table-cell table:number-columns-repeated="1004"/>
        </table:table-row>
        <table:table-row table:style-name="ro3">
          <table:table-cell office:value-type="float" office:value="0.1853371">
            <text:p>0.1853371</text:p>
          </table:table-cell>
          <table:table-cell office:value-type="float" office:value="0.341622">
            <text:p>0.341622</text:p>
          </table:table-cell>
          <table:table-cell office:value-type="float" office:value="0.581791">
            <text:p>0.581791</text:p>
          </table:table-cell>
          <table:table-cell office:value-type="float" office:value="0.1500265">
            <text:p>0.1500265</text:p>
          </table:table-cell>
          <table:table-cell office:value-type="float" office:value="0.331386">
            <text:p>0.331386</text:p>
          </table:table-cell>
          <table:table-cell table:formula="of:=[.D257]+[.E257]" office:value-type="float" office:value="0.4814125">
            <text:p>0.4814125</text:p>
          </table:table-cell>
          <table:table-cell table:number-columns-repeated="8"/>
          <table:table-cell office:value-type="float" office:value="1.010132">
            <text:p>1.010132</text:p>
          </table:table-cell>
          <table:table-cell office:value-type="float" office:value="1.182129">
            <text:p>1.182129</text:p>
          </table:table-cell>
          <table:table-cell office:value-type="float" office:value="1.364742">
            <text:p>1.364742</text:p>
          </table:table-cell>
          <table:table-cell office:value-type="float" office:value="0.716388">
            <text:p>0.716388</text:p>
          </table:table-cell>
          <table:table-cell office:value-type="float" office:value="1.144566">
            <text:p>1.144566</text:p>
          </table:table-cell>
          <table:table-cell office:value-type="float" office:value="0.969405">
            <text:p>0.969405</text:p>
          </table:table-cell>
          <table:table-cell table:number-columns-repeated="1004"/>
        </table:table-row>
        <table:table-row table:style-name="ro3">
          <table:table-cell office:value-type="float" office:value="0.1850233">
            <text:p>0.1850233</text:p>
          </table:table-cell>
          <table:table-cell office:value-type="float" office:value="0.341353">
            <text:p>0.341353</text:p>
          </table:table-cell>
          <table:table-cell office:value-type="float" office:value="0.580718">
            <text:p>0.580718</text:p>
          </table:table-cell>
          <table:table-cell office:value-type="float" office:value="0.1497471">
            <text:p>0.1497471</text:p>
          </table:table-cell>
          <table:table-cell office:value-type="float" office:value="0.331269">
            <text:p>0.331269</text:p>
          </table:table-cell>
          <table:table-cell table:formula="of:=[.D258]+[.E258]" office:value-type="float" office:value="0.4810161">
            <text:p>0.4810161</text:p>
          </table:table-cell>
          <table:table-cell table:number-columns-repeated="8"/>
          <table:table-cell office:value-type="float" office:value="1.008384">
            <text:p>1.008384</text:p>
          </table:table-cell>
          <table:table-cell office:value-type="float" office:value="1.180468">
            <text:p>1.180468</text:p>
          </table:table-cell>
          <table:table-cell office:value-type="float" office:value="1.362139">
            <text:p>1.362139</text:p>
          </table:table-cell>
          <table:table-cell office:value-type="float" office:value="0.715003">
            <text:p>0.715003</text:p>
          </table:table-cell>
          <table:table-cell office:value-type="float" office:value="1.14287">
            <text:p>1.14287</text:p>
          </table:table-cell>
          <table:table-cell office:value-type="float" office:value="0.96762">
            <text:p>0.96762</text:p>
          </table:table-cell>
          <table:table-cell table:number-columns-repeated="1004"/>
        </table:table-row>
        <table:table-row table:style-name="ro3">
          <table:table-cell office:value-type="float" office:value="0.1849461">
            <text:p>0.1849461</text:p>
          </table:table-cell>
          <table:table-cell office:value-type="float" office:value="0.341074">
            <text:p>0.341074</text:p>
          </table:table-cell>
          <table:table-cell office:value-type="float" office:value="0.580254">
            <text:p>0.580254</text:p>
          </table:table-cell>
          <table:table-cell office:value-type="float" office:value="0.1496267">
            <text:p>0.1496267</text:p>
          </table:table-cell>
          <table:table-cell office:value-type="float" office:value="0.330844">
            <text:p>0.330844</text:p>
          </table:table-cell>
          <table:table-cell table:formula="of:=[.D259]+[.E259]" office:value-type="float" office:value="0.4804707">
            <text:p>0.4804707</text:p>
          </table:table-cell>
          <table:table-cell table:number-columns-repeated="8"/>
          <table:table-cell office:value-type="float" office:value="1.007101">
            <text:p>1.007101</text:p>
          </table:table-cell>
          <table:table-cell office:value-type="float" office:value="1.17947">
            <text:p>1.17947</text:p>
          </table:table-cell>
          <table:table-cell office:value-type="float" office:value="1.359541">
            <text:p>1.359541</text:p>
          </table:table-cell>
          <table:table-cell office:value-type="float" office:value="0.713856">
            <text:p>0.713856</text:p>
          </table:table-cell>
          <table:table-cell office:value-type="float" office:value="1.141405">
            <text:p>1.141405</text:p>
          </table:table-cell>
          <table:table-cell office:value-type="float" office:value="0.965845">
            <text:p>0.965845</text:p>
          </table:table-cell>
          <table:table-cell table:number-columns-repeated="1004"/>
        </table:table-row>
        <table:table-row table:style-name="ro3">
          <table:table-cell office:value-type="float" office:value="0.1847985">
            <text:p>0.1847985</text:p>
          </table:table-cell>
          <table:table-cell office:value-type="float" office:value="0.340679">
            <text:p>0.340679</text:p>
          </table:table-cell>
          <table:table-cell office:value-type="float" office:value="0.579213">
            <text:p>0.579213</text:p>
          </table:table-cell>
          <table:table-cell office:value-type="float" office:value="0.1494599">
            <text:p>0.1494599</text:p>
          </table:table-cell>
          <table:table-cell office:value-type="float" office:value="0.330471">
            <text:p>0.330471</text:p>
          </table:table-cell>
          <table:table-cell table:formula="of:=[.D260]+[.E260]" office:value-type="float" office:value="0.4799309">
            <text:p>0.4799309</text:p>
          </table:table-cell>
          <table:table-cell table:number-columns-repeated="8"/>
          <table:table-cell office:value-type="float" office:value="1.005505">
            <text:p>1.005505</text:p>
          </table:table-cell>
          <table:table-cell office:value-type="float" office:value="1.17846">
            <text:p>1.17846</text:p>
          </table:table-cell>
          <table:table-cell office:value-type="float" office:value="1.356922">
            <text:p>1.356922</text:p>
          </table:table-cell>
          <table:table-cell office:value-type="float" office:value="0.712646">
            <text:p>0.712646</text:p>
          </table:table-cell>
          <table:table-cell office:value-type="float" office:value="1.139956">
            <text:p>1.139956</text:p>
          </table:table-cell>
          <table:table-cell office:value-type="float" office:value="0.964001">
            <text:p>0.964001</text:p>
          </table:table-cell>
          <table:table-cell table:number-columns-repeated="1004"/>
        </table:table-row>
        <table:table-row table:style-name="ro3">
          <table:table-cell office:value-type="float" office:value="0.1845285">
            <text:p>0.1845285</text:p>
          </table:table-cell>
          <table:table-cell office:value-type="float" office:value="0.34012">
            <text:p>0.34012</text:p>
          </table:table-cell>
          <table:table-cell office:value-type="float" office:value="0.578747">
            <text:p>0.578747</text:p>
          </table:table-cell>
          <table:table-cell office:value-type="float" office:value="0.1492212">
            <text:p>0.1492212</text:p>
          </table:table-cell>
          <table:table-cell office:value-type="float" office:value="0.329887">
            <text:p>0.329887</text:p>
          </table:table-cell>
          <table:table-cell table:formula="of:=[.D261]+[.E261]" office:value-type="float" office:value="0.4791082">
            <text:p>0.4791082</text:p>
          </table:table-cell>
          <table:table-cell table:number-columns-repeated="8"/>
          <table:table-cell office:value-type="float" office:value="1.003631">
            <text:p>1.003631</text:p>
          </table:table-cell>
          <table:table-cell office:value-type="float" office:value="1.176247">
            <text:p>1.176247</text:p>
          </table:table-cell>
          <table:table-cell office:value-type="float" office:value="1.354318">
            <text:p>1.354318</text:p>
          </table:table-cell>
          <table:table-cell office:value-type="float" office:value="0.711314">
            <text:p>0.711314</text:p>
          </table:table-cell>
          <table:table-cell office:value-type="float" office:value="1.137834">
            <text:p>1.137834</text:p>
          </table:table-cell>
          <table:table-cell office:value-type="float" office:value="0.962173">
            <text:p>0.962173</text:p>
          </table:table-cell>
          <table:table-cell table:number-columns-repeated="1004"/>
        </table:table-row>
        <table:table-row table:style-name="ro3">
          <table:table-cell office:value-type="float" office:value="0.1843066">
            <text:p>0.1843066</text:p>
          </table:table-cell>
          <table:table-cell office:value-type="float" office:value="0.339958">
            <text:p>0.339958</text:p>
          </table:table-cell>
          <table:table-cell office:value-type="float" office:value="0.577842">
            <text:p>0.577842</text:p>
          </table:table-cell>
          <table:table-cell office:value-type="float" office:value="0.1490547">
            <text:p>0.1490547</text:p>
          </table:table-cell>
          <table:table-cell office:value-type="float" office:value="0.329758">
            <text:p>0.329758</text:p>
          </table:table-cell>
          <table:table-cell table:formula="of:=[.D262]+[.E262]" office:value-type="float" office:value="0.4788127">
            <text:p>0.4788127</text:p>
          </table:table-cell>
          <table:table-cell table:number-columns-repeated="8"/>
          <table:table-cell office:value-type="float" office:value="1.001773">
            <text:p>1.001773</text:p>
          </table:table-cell>
          <table:table-cell office:value-type="float" office:value="1.174038">
            <text:p>1.174038</text:p>
          </table:table-cell>
          <table:table-cell office:value-type="float" office:value="1.3519">
            <text:p>1.3519</text:p>
          </table:table-cell>
          <table:table-cell office:value-type="float" office:value="0.709976">
            <text:p>0.709976</text:p>
          </table:table-cell>
          <table:table-cell office:value-type="float" office:value="1.135731">
            <text:p>1.135731</text:p>
          </table:table-cell>
          <table:table-cell office:value-type="float" office:value="0.960533">
            <text:p>0.960533</text:p>
          </table:table-cell>
          <table:table-cell table:number-columns-repeated="1004"/>
        </table:table-row>
        <table:table-row table:style-name="ro3">
          <table:table-cell office:value-type="float" office:value="0.1840918">
            <text:p>0.1840918</text:p>
          </table:table-cell>
          <table:table-cell office:value-type="float" office:value="0.339367">
            <text:p>0.339367</text:p>
          </table:table-cell>
          <table:table-cell office:value-type="float" office:value="0.577757">
            <text:p>0.577757</text:p>
          </table:table-cell>
          <table:table-cell office:value-type="float" office:value="0.1488918">
            <text:p>0.1488918</text:p>
          </table:table-cell>
          <table:table-cell office:value-type="float" office:value="0.32916">
            <text:p>0.32916</text:p>
          </table:table-cell>
          <table:table-cell table:formula="of:=[.D263]+[.E263]" office:value-type="float" office:value="0.4780518">
            <text:p>0.4780518</text:p>
          </table:table-cell>
          <table:table-cell table:number-columns-repeated="8"/>
          <table:table-cell office:value-type="float" office:value="0.999902">
            <text:p>0.999902</text:p>
          </table:table-cell>
          <table:table-cell office:value-type="float" office:value="1.171805">
            <text:p>1.171805</text:p>
          </table:table-cell>
          <table:table-cell office:value-type="float" office:value="1.34948">
            <text:p>1.34948</text:p>
          </table:table-cell>
          <table:table-cell office:value-type="float" office:value="0.708633">
            <text:p>0.708633</text:p>
          </table:table-cell>
          <table:table-cell office:value-type="float" office:value="1.133558">
            <text:p>1.133558</text:p>
          </table:table-cell>
          <table:table-cell office:value-type="float" office:value="0.95889">
            <text:p>0.95889</text:p>
          </table:table-cell>
          <table:table-cell table:number-columns-repeated="1004"/>
        </table:table-row>
        <table:table-row table:style-name="ro3">
          <table:table-cell office:value-type="float" office:value="0.1839193">
            <text:p>0.1839193</text:p>
          </table:table-cell>
          <table:table-cell office:value-type="float" office:value="0.339373">
            <text:p>0.339373</text:p>
          </table:table-cell>
          <table:table-cell office:value-type="float" office:value="0.576851">
            <text:p>0.576851</text:p>
          </table:table-cell>
          <table:table-cell office:value-type="float" office:value="0.1488021">
            <text:p>0.1488021</text:p>
          </table:table-cell>
          <table:table-cell office:value-type="float" office:value="0.329169">
            <text:p>0.329169</text:p>
          </table:table-cell>
          <table:table-cell table:formula="of:=[.D264]+[.E264]" office:value-type="float" office:value="0.4779711">
            <text:p>0.4779711</text:p>
          </table:table-cell>
          <table:table-cell table:number-columns-repeated="8"/>
          <table:table-cell office:value-type="float" office:value="0.998089">
            <text:p>0.998089</text:p>
          </table:table-cell>
          <table:table-cell office:value-type="float" office:value="1.169578">
            <text:p>1.169578</text:p>
          </table:table-cell>
          <table:table-cell office:value-type="float" office:value="1.347096">
            <text:p>1.347096</text:p>
          </table:table-cell>
          <table:table-cell office:value-type="float" office:value="0.707313">
            <text:p>0.707313</text:p>
          </table:table-cell>
          <table:table-cell office:value-type="float" office:value="1.131401">
            <text:p>1.131401</text:p>
          </table:table-cell>
          <table:table-cell office:value-type="float" office:value="0.957137">
            <text:p>0.957137</text:p>
          </table:table-cell>
          <table:table-cell table:number-columns-repeated="1004"/>
        </table:table-row>
        <table:table-row table:style-name="ro3">
          <table:table-cell office:value-type="float" office:value="0.1837371">
            <text:p>0.1837371</text:p>
          </table:table-cell>
          <table:table-cell office:value-type="float" office:value="0.338817">
            <text:p>0.338817</text:p>
          </table:table-cell>
          <table:table-cell office:value-type="float" office:value="0.576485">
            <text:p>0.576485</text:p>
          </table:table-cell>
          <table:table-cell office:value-type="float" office:value="0.1486966">
            <text:p>0.1486966</text:p>
          </table:table-cell>
          <table:table-cell office:value-type="float" office:value="0.328627">
            <text:p>0.328627</text:p>
          </table:table-cell>
          <table:table-cell table:formula="of:=[.D265]+[.E265]" office:value-type="float" office:value="0.4773236">
            <text:p>0.4773236</text:p>
          </table:table-cell>
          <table:table-cell table:number-columns-repeated="8"/>
          <table:table-cell office:value-type="float" office:value="0.99629">
            <text:p>0.99629</text:p>
          </table:table-cell>
          <table:table-cell office:value-type="float" office:value="1.167475">
            <text:p>1.167475</text:p>
          </table:table-cell>
          <table:table-cell office:value-type="float" office:value="1.344701">
            <text:p>1.344701</text:p>
          </table:table-cell>
          <table:table-cell office:value-type="float" office:value="0.706038">
            <text:p>0.706038</text:p>
          </table:table-cell>
          <table:table-cell office:value-type="float" office:value="1.12944">
            <text:p>1.12944</text:p>
          </table:table-cell>
          <table:table-cell office:value-type="float" office:value="0.955373">
            <text:p>0.955373</text:p>
          </table:table-cell>
          <table:table-cell table:number-columns-repeated="1004"/>
        </table:table-row>
        <table:table-row table:style-name="ro3">
          <table:table-cell office:value-type="float" office:value="0.1835322">
            <text:p>0.1835322</text:p>
          </table:table-cell>
          <table:table-cell office:value-type="float" office:value="0.338534">
            <text:p>0.338534</text:p>
          </table:table-cell>
          <table:table-cell office:value-type="float" office:value="0.575566">
            <text:p>0.575566</text:p>
          </table:table-cell>
          <table:table-cell office:value-type="float" office:value="0.1485644">
            <text:p>0.1485644</text:p>
          </table:table-cell>
          <table:table-cell office:value-type="float" office:value="0.328384">
            <text:p>0.328384</text:p>
          </table:table-cell>
          <table:table-cell table:formula="of:=[.D266]+[.E266]" office:value-type="float" office:value="0.4769484">
            <text:p>0.4769484</text:p>
          </table:table-cell>
          <table:table-cell table:number-columns-repeated="8"/>
          <table:table-cell office:value-type="float" office:value="0.994456">
            <text:p>0.994456</text:p>
          </table:table-cell>
          <table:table-cell office:value-type="float" office:value="1.165406">
            <text:p>1.165406</text:p>
          </table:table-cell>
          <table:table-cell office:value-type="float" office:value="1.342255">
            <text:p>1.342255</text:p>
          </table:table-cell>
          <table:table-cell office:value-type="float" office:value="0.704765">
            <text:p>0.704765</text:p>
          </table:table-cell>
          <table:table-cell office:value-type="float" office:value="1.127516">
            <text:p>1.127516</text:p>
          </table:table-cell>
          <table:table-cell office:value-type="float" office:value="0.953607">
            <text:p>0.953607</text:p>
          </table:table-cell>
          <table:table-cell table:number-columns-repeated="1004"/>
        </table:table-row>
        <table:table-row table:style-name="ro3">
          <table:table-cell office:value-type="float" office:value="0.1834205">
            <text:p>0.1834205</text:p>
          </table:table-cell>
          <table:table-cell office:value-type="float" office:value="0.338105">
            <text:p>0.338105</text:p>
          </table:table-cell>
          <table:table-cell office:value-type="float" office:value="0.575059">
            <text:p>0.575059</text:p>
          </table:table-cell>
          <table:table-cell office:value-type="float" office:value="0.1485283">
            <text:p>0.1485283</text:p>
          </table:table-cell>
          <table:table-cell office:value-type="float" office:value="0.327956">
            <text:p>0.327956</text:p>
          </table:table-cell>
          <table:table-cell table:formula="of:=[.D267]+[.E267]" office:value-type="float" office:value="0.4764843">
            <text:p>0.4764843</text:p>
          </table:table-cell>
          <table:table-cell table:number-columns-repeated="8"/>
          <table:table-cell office:value-type="float" office:value="0.992774">
            <text:p>0.992774</text:p>
          </table:table-cell>
          <table:table-cell office:value-type="float" office:value="1.163431">
            <text:p>1.163431</text:p>
          </table:table-cell>
          <table:table-cell office:value-type="float" office:value="1.339821">
            <text:p>1.339821</text:p>
          </table:table-cell>
          <table:table-cell office:value-type="float" office:value="0.703638">
            <text:p>0.703638</text:p>
          </table:table-cell>
          <table:table-cell office:value-type="float" office:value="1.125711">
            <text:p>1.125711</text:p>
          </table:table-cell>
          <table:table-cell office:value-type="float" office:value="0.951845">
            <text:p>0.951845</text:p>
          </table:table-cell>
          <table:table-cell table:number-columns-repeated="1004"/>
        </table:table-row>
        <table:table-row table:style-name="ro3">
          <table:table-cell office:value-type="float" office:value="0.1833018">
            <text:p>0.1833018</text:p>
          </table:table-cell>
          <table:table-cell office:value-type="float" office:value="0.337689">
            <text:p>0.337689</text:p>
          </table:table-cell>
          <table:table-cell office:value-type="float" office:value="0.574142">
            <text:p>0.574142</text:p>
          </table:table-cell>
          <table:table-cell office:value-type="float" office:value="0.1485487">
            <text:p>0.1485487</text:p>
          </table:table-cell>
          <table:table-cell office:value-type="float" office:value="0.327579">
            <text:p>0.327579</text:p>
          </table:table-cell>
          <table:table-cell table:formula="of:=[.D268]+[.E268]" office:value-type="float" office:value="0.4761277">
            <text:p>0.4761277</text:p>
          </table:table-cell>
          <table:table-cell table:number-columns-repeated="8"/>
          <table:table-cell office:value-type="float" office:value="0.991088">
            <text:p>0.991088</text:p>
          </table:table-cell>
          <table:table-cell office:value-type="float" office:value="1.16149">
            <text:p>1.16149</text:p>
          </table:table-cell>
          <table:table-cell office:value-type="float" office:value="1.337573">
            <text:p>1.337573</text:p>
          </table:table-cell>
          <table:table-cell office:value-type="float" office:value="0.702464">
            <text:p>0.702464</text:p>
          </table:table-cell>
          <table:table-cell office:value-type="float" office:value="1.123947">
            <text:p>1.123947</text:p>
          </table:table-cell>
          <table:table-cell office:value-type="float" office:value="0.95021">
            <text:p>0.95021</text:p>
          </table:table-cell>
          <table:table-cell table:number-columns-repeated="1004"/>
        </table:table-row>
        <table:table-row table:style-name="ro3">
          <table:table-cell office:value-type="float" office:value="0.1834242">
            <text:p>0.1834242</text:p>
          </table:table-cell>
          <table:table-cell office:value-type="float" office:value="0.337568">
            <text:p>0.337568</text:p>
          </table:table-cell>
          <table:table-cell office:value-type="float" office:value="0.573626">
            <text:p>0.573626</text:p>
          </table:table-cell>
          <table:table-cell office:value-type="float" office:value="0.1488089">
            <text:p>0.1488089</text:p>
          </table:table-cell>
          <table:table-cell office:value-type="float" office:value="0.327429">
            <text:p>0.327429</text:p>
          </table:table-cell>
          <table:table-cell table:formula="of:=[.D269]+[.E269]" office:value-type="float" office:value="0.4762379">
            <text:p>0.4762379</text:p>
          </table:table-cell>
          <table:table-cell table:number-columns-repeated="8"/>
          <table:table-cell office:value-type="float" office:value="0.989646">
            <text:p>0.989646</text:p>
          </table:table-cell>
          <table:table-cell office:value-type="float" office:value="1.159883">
            <text:p>1.159883</text:p>
          </table:table-cell>
          <table:table-cell office:value-type="float" office:value="1.335299">
            <text:p>1.335299</text:p>
          </table:table-cell>
          <table:table-cell office:value-type="float" office:value="0.701571">
            <text:p>0.701571</text:p>
          </table:table-cell>
          <table:table-cell office:value-type="float" office:value="1.122502">
            <text:p>1.122502</text:p>
          </table:table-cell>
          <table:table-cell office:value-type="float" office:value="0.948559">
            <text:p>0.948559</text:p>
          </table:table-cell>
          <table:table-cell table:number-columns-repeated="1004"/>
        </table:table-row>
        <table:table-row table:style-name="ro3">
          <table:table-cell office:value-type="float" office:value="0.1837153">
            <text:p>0.1837153</text:p>
          </table:table-cell>
          <table:table-cell office:value-type="float" office:value="0.337035">
            <text:p>0.337035</text:p>
          </table:table-cell>
          <table:table-cell office:value-type="float" office:value="0.572837">
            <text:p>0.572837</text:p>
          </table:table-cell>
          <table:table-cell office:value-type="float" office:value="0.1493164">
            <text:p>0.1493164</text:p>
          </table:table-cell>
          <table:table-cell office:value-type="float" office:value="0.326922">
            <text:p>0.326922</text:p>
          </table:table-cell>
          <table:table-cell table:formula="of:=[.D270]+[.E270]" office:value-type="float" office:value="0.4762384">
            <text:p>0.4762384</text:p>
          </table:table-cell>
          <table:table-cell table:number-columns-repeated="8"/>
          <table:table-cell office:value-type="float" office:value="0.988329">
            <text:p>0.988329</text:p>
          </table:table-cell>
          <table:table-cell office:value-type="float" office:value="1.158307">
            <text:p>1.158307</text:p>
          </table:table-cell>
          <table:table-cell office:value-type="float" office:value="1.333354">
            <text:p>1.333354</text:p>
          </table:table-cell>
          <table:table-cell office:value-type="float" office:value="0.700844">
            <text:p>0.700844</text:p>
          </table:table-cell>
          <table:table-cell office:value-type="float" office:value="1.121104">
            <text:p>1.121104</text:p>
          </table:table-cell>
          <table:table-cell office:value-type="float" office:value="0.947307">
            <text:p>0.947307</text:p>
          </table:table-cell>
          <table:table-cell table:number-columns-repeated="1004"/>
        </table:table-row>
        <table:table-row table:style-name="ro3">
          <table:table-cell office:value-type="float" office:value="0.1836764">
            <text:p>0.1836764</text:p>
          </table:table-cell>
          <table:table-cell office:value-type="float" office:value="0.336496">
            <text:p>0.336496</text:p>
          </table:table-cell>
          <table:table-cell office:value-type="float" office:value="0.572191">
            <text:p>0.572191</text:p>
          </table:table-cell>
          <table:table-cell office:value-type="float" office:value="0.1494406">
            <text:p>0.1494406</text:p>
          </table:table-cell>
          <table:table-cell office:value-type="float" office:value="0.326423">
            <text:p>0.326423</text:p>
          </table:table-cell>
          <table:table-cell table:formula="of:=[.D271]+[.E271]" office:value-type="float" office:value="0.4758636">
            <text:p>0.4758636</text:p>
          </table:table-cell>
          <table:table-cell table:number-columns-repeated="8"/>
          <table:table-cell office:value-type="float" office:value="0.986593">
            <text:p>0.986593</text:p>
          </table:table-cell>
          <table:table-cell office:value-type="float" office:value="1.156653">
            <text:p>1.156653</text:p>
          </table:table-cell>
          <table:table-cell office:value-type="float" office:value="1.331386">
            <text:p>1.331386</text:p>
          </table:table-cell>
          <table:table-cell office:value-type="float" office:value="0.699718">
            <text:p>0.699718</text:p>
          </table:table-cell>
          <table:table-cell office:value-type="float" office:value="1.119267">
            <text:p>1.119267</text:p>
          </table:table-cell>
          <table:table-cell office:value-type="float" office:value="0.946037">
            <text:p>0.946037</text:p>
          </table:table-cell>
          <table:table-cell table:number-columns-repeated="1004"/>
        </table:table-row>
        <table:table-row table:style-name="ro3">
          <table:table-cell office:value-type="float" office:value="0.1835378">
            <text:p>0.1835378</text:p>
          </table:table-cell>
          <table:table-cell office:value-type="float" office:value="0.336253">
            <text:p>0.336253</text:p>
          </table:table-cell>
          <table:table-cell office:value-type="float" office:value="0.571408">
            <text:p>0.571408</text:p>
          </table:table-cell>
          <table:table-cell office:value-type="float" office:value="0.1494452">
            <text:p>0.1494452</text:p>
          </table:table-cell>
          <table:table-cell office:value-type="float" office:value="0.32616">
            <text:p>0.32616</text:p>
          </table:table-cell>
          <table:table-cell table:formula="of:=[.D272]+[.E272]" office:value-type="float" office:value="0.4756052">
            <text:p>0.4756052</text:p>
          </table:table-cell>
          <table:table-cell table:number-columns-repeated="8"/>
          <table:table-cell office:value-type="float" office:value="0.984782">
            <text:p>0.984782</text:p>
          </table:table-cell>
          <table:table-cell office:value-type="float" office:value="1.155088">
            <text:p>1.155088</text:p>
          </table:table-cell>
          <table:table-cell office:value-type="float" office:value="1.328975">
            <text:p>1.328975</text:p>
          </table:table-cell>
          <table:table-cell office:value-type="float" office:value="0.698444">
            <text:p>0.698444</text:p>
          </table:table-cell>
          <table:table-cell office:value-type="float" office:value="1.117501">
            <text:p>1.117501</text:p>
          </table:table-cell>
          <table:table-cell office:value-type="float" office:value="0.944412">
            <text:p>0.944412</text:p>
          </table:table-cell>
          <table:table-cell table:number-columns-repeated="1004"/>
        </table:table-row>
        <table:table-row table:style-name="ro3">
          <table:table-cell office:value-type="float" office:value="0.1832543">
            <text:p>0.1832543</text:p>
          </table:table-cell>
          <table:table-cell office:value-type="float" office:value="0.335809">
            <text:p>0.335809</text:p>
          </table:table-cell>
          <table:table-cell office:value-type="float" office:value="0.570896">
            <text:p>0.570896</text:p>
          </table:table-cell>
          <table:table-cell office:value-type="float" office:value="0.1492494">
            <text:p>0.1492494</text:p>
          </table:table-cell>
          <table:table-cell office:value-type="float" office:value="0.325689">
            <text:p>0.325689</text:p>
          </table:table-cell>
          <table:table-cell table:formula="of:=[.D273]+[.E273]" office:value-type="float" office:value="0.4749384">
            <text:p>0.4749384</text:p>
          </table:table-cell>
          <table:table-cell table:number-columns-repeated="8"/>
          <table:table-cell office:value-type="float" office:value="0.983044">
            <text:p>0.983044</text:p>
          </table:table-cell>
          <table:table-cell office:value-type="float" office:value="1.154398">
            <text:p>1.154398</text:p>
          </table:table-cell>
          <table:table-cell office:value-type="float" office:value="1.326558">
            <text:p>1.326558</text:p>
          </table:table-cell>
          <table:table-cell office:value-type="float" office:value="0.697164">
            <text:p>0.697164</text:p>
          </table:table-cell>
          <table:table-cell office:value-type="float" office:value="1.116057">
            <text:p>1.116057</text:p>
          </table:table-cell>
          <table:table-cell office:value-type="float" office:value="0.94276">
            <text:p>0.94276</text:p>
          </table:table-cell>
          <table:table-cell table:number-columns-repeated="1004"/>
        </table:table-row>
        <table:table-row table:style-name="ro3">
          <table:table-cell office:value-type="float" office:value="0.1831242">
            <text:p>0.1831242</text:p>
          </table:table-cell>
          <table:table-cell office:value-type="float" office:value="0.33625">
            <text:p>0.33625</text:p>
          </table:table-cell>
          <table:table-cell office:value-type="float" office:value="0.570139">
            <text:p>0.570139</text:p>
          </table:table-cell>
          <table:table-cell office:value-type="float" office:value="0.1492132">
            <text:p>0.1492132</text:p>
          </table:table-cell>
          <table:table-cell office:value-type="float" office:value="0.325978">
            <text:p>0.325978</text:p>
          </table:table-cell>
          <table:table-cell table:formula="of:=[.D274]+[.E274]" office:value-type="float" office:value="0.4751912">
            <text:p>0.4751912</text:p>
          </table:table-cell>
          <table:table-cell table:number-columns-repeated="8"/>
          <table:table-cell office:value-type="float" office:value="0.981389">
            <text:p>0.981389</text:p>
          </table:table-cell>
          <table:table-cell office:value-type="float" office:value="1.153824">
            <text:p>1.153824</text:p>
          </table:table-cell>
          <table:table-cell office:value-type="float" office:value="1.325104">
            <text:p>1.325104</text:p>
          </table:table-cell>
          <table:table-cell office:value-type="float" office:value="0.696114">
            <text:p>0.696114</text:p>
          </table:table-cell>
          <table:table-cell office:value-type="float" office:value="1.114699">
            <text:p>1.114699</text:p>
          </table:table-cell>
          <table:table-cell office:value-type="float" office:value="0.941629">
            <text:p>0.941629</text:p>
          </table:table-cell>
          <table:table-cell table:number-columns-repeated="1004"/>
        </table:table-row>
        <table:table-row table:style-name="ro3">
          <table:table-cell office:value-type="float" office:value="0.1829374">
            <text:p>0.1829374</text:p>
          </table:table-cell>
          <table:table-cell office:value-type="float" office:value="0.335973">
            <text:p>0.335973</text:p>
          </table:table-cell>
          <table:table-cell office:value-type="float" office:value="0.56919">
            <text:p>0.56919</text:p>
          </table:table-cell>
          <table:table-cell office:value-type="float" office:value="0.1491169">
            <text:p>0.1491169</text:p>
          </table:table-cell>
          <table:table-cell office:value-type="float" office:value="0.325658">
            <text:p>0.325658</text:p>
          </table:table-cell>
          <table:table-cell table:formula="of:=[.D275]+[.E275]" office:value-type="float" office:value="0.4747749">
            <text:p>0.4747749</text:p>
          </table:table-cell>
          <table:table-cell table:number-columns-repeated="8"/>
          <table:table-cell office:value-type="float" office:value="0.979727">
            <text:p>0.979727</text:p>
          </table:table-cell>
          <table:table-cell office:value-type="float" office:value="1.153056">
            <text:p>1.153056</text:p>
          </table:table-cell>
          <table:table-cell office:value-type="float" office:value="1.323716">
            <text:p>1.323716</text:p>
          </table:table-cell>
          <table:table-cell office:value-type="float" office:value="0.695044">
            <text:p>0.695044</text:p>
          </table:table-cell>
          <table:table-cell office:value-type="float" office:value="1.113484">
            <text:p>1.113484</text:p>
          </table:table-cell>
          <table:table-cell office:value-type="float" office:value="0.94055">
            <text:p>0.94055</text:p>
          </table:table-cell>
          <table:table-cell table:number-columns-repeated="1004"/>
        </table:table-row>
        <table:table-row table:style-name="ro3">
          <table:table-cell office:value-type="float" office:value="0.1830161">
            <text:p>0.1830161</text:p>
          </table:table-cell>
          <table:table-cell office:value-type="float" office:value="0.336685">
            <text:p>0.336685</text:p>
          </table:table-cell>
          <table:table-cell office:value-type="float" office:value="0.568668">
            <text:p>0.568668</text:p>
          </table:table-cell>
          <table:table-cell office:value-type="float" office:value="0.1489137">
            <text:p>0.1489137</text:p>
          </table:table-cell>
          <table:table-cell office:value-type="float" office:value="0.326225">
            <text:p>0.326225</text:p>
          </table:table-cell>
          <table:table-cell table:formula="of:=[.D276]+[.E276]" office:value-type="float" office:value="0.4751387">
            <text:p>0.4751387</text:p>
          </table:table-cell>
          <table:table-cell table:number-columns-repeated="8"/>
          <table:table-cell office:value-type="float" office:value="0.978594">
            <text:p>0.978594</text:p>
          </table:table-cell>
          <table:table-cell office:value-type="float" office:value="1.152422">
            <text:p>1.152422</text:p>
          </table:table-cell>
          <table:table-cell office:value-type="float" office:value="1.323113">
            <text:p>1.323113</text:p>
          </table:table-cell>
          <table:table-cell office:value-type="float" office:value="0.694042">
            <text:p>0.694042</text:p>
          </table:table-cell>
          <table:table-cell office:value-type="float" office:value="1.112385">
            <text:p>1.112385</text:p>
          </table:table-cell>
          <table:table-cell office:value-type="float" office:value="0.938987">
            <text:p>0.938987</text:p>
          </table:table-cell>
          <table:table-cell table:number-columns-repeated="1004"/>
        </table:table-row>
        <table:table-row table:style-name="ro3">
          <table:table-cell office:value-type="float" office:value="0.183032">
            <text:p>0.183032</text:p>
          </table:table-cell>
          <table:table-cell office:value-type="float" office:value="0.336601">
            <text:p>0.336601</text:p>
          </table:table-cell>
          <table:table-cell office:value-type="float" office:value="0.567669">
            <text:p>0.567669</text:p>
          </table:table-cell>
          <table:table-cell office:value-type="float" office:value="0.1486866">
            <text:p>0.1486866</text:p>
          </table:table-cell>
          <table:table-cell office:value-type="float" office:value="0.326112">
            <text:p>0.326112</text:p>
          </table:table-cell>
          <table:table-cell table:formula="of:=[.D277]+[.E277]" office:value-type="float" office:value="0.4747986">
            <text:p>0.4747986</text:p>
          </table:table-cell>
          <table:table-cell table:number-columns-repeated="8"/>
          <table:table-cell office:value-type="float" office:value="0.977454">
            <text:p>0.977454</text:p>
          </table:table-cell>
          <table:table-cell office:value-type="float" office:value="1.151583">
            <text:p>1.151583</text:p>
          </table:table-cell>
          <table:table-cell office:value-type="float" office:value="1.322664">
            <text:p>1.322664</text:p>
          </table:table-cell>
          <table:table-cell office:value-type="float" office:value="0.693028">
            <text:p>0.693028</text:p>
          </table:table-cell>
          <table:table-cell office:value-type="float" office:value="1.111396">
            <text:p>1.111396</text:p>
          </table:table-cell>
          <table:table-cell office:value-type="float" office:value="0.937394">
            <text:p>0.937394</text:p>
          </table:table-cell>
          <table:table-cell table:number-columns-repeated="1004"/>
        </table:table-row>
        <table:table-row table:style-name="ro3">
          <table:table-cell office:value-type="float" office:value="0.1827677">
            <text:p>0.1827677</text:p>
          </table:table-cell>
          <table:table-cell office:value-type="float" office:value="0.337581">
            <text:p>0.337581</text:p>
          </table:table-cell>
          <table:table-cell office:value-type="float" office:value="0.566877">
            <text:p>0.566877</text:p>
          </table:table-cell>
          <table:table-cell office:value-type="float" office:value="0.1485233">
            <text:p>0.1485233</text:p>
          </table:table-cell>
          <table:table-cell office:value-type="float" office:value="0.326999">
            <text:p>0.326999</text:p>
          </table:table-cell>
          <table:table-cell table:formula="of:=[.D278]+[.E278]" office:value-type="float" office:value="0.4755223">
            <text:p>0.4755223</text:p>
          </table:table-cell>
          <table:table-cell table:number-columns-repeated="8"/>
          <table:table-cell office:value-type="float" office:value="0.975841">
            <text:p>0.975841</text:p>
          </table:table-cell>
          <table:table-cell office:value-type="float" office:value="1.150895">
            <text:p>1.150895</text:p>
          </table:table-cell>
          <table:table-cell office:value-type="float" office:value="1.320361">
            <text:p>1.320361</text:p>
          </table:table-cell>
          <table:table-cell office:value-type="float" office:value="0.692024">
            <text:p>0.692024</text:p>
          </table:table-cell>
          <table:table-cell office:value-type="float" office:value="1.110552">
            <text:p>1.110552</text:p>
          </table:table-cell>
          <table:table-cell office:value-type="float" office:value="0.93601">
            <text:p>0.93601</text:p>
          </table:table-cell>
          <table:table-cell table:number-columns-repeated="1004"/>
        </table:table-row>
        <table:table-row table:style-name="ro3">
          <table:table-cell office:value-type="float" office:value="0.1824432">
            <text:p>0.1824432</text:p>
          </table:table-cell>
          <table:table-cell office:value-type="float" office:value="0.337105">
            <text:p>0.337105</text:p>
          </table:table-cell>
          <table:table-cell office:value-type="float" office:value="0.566012">
            <text:p>0.566012</text:p>
          </table:table-cell>
          <table:table-cell office:value-type="float" office:value="0.1484701">
            <text:p>0.1484701</text:p>
          </table:table-cell>
          <table:table-cell office:value-type="float" office:value="0.326563">
            <text:p>0.326563</text:p>
          </table:table-cell>
          <table:table-cell table:formula="of:=[.D279]+[.E279]" office:value-type="float" office:value="0.4750331">
            <text:p>0.4750331</text:p>
          </table:table-cell>
          <table:table-cell table:number-columns-repeated="8"/>
          <table:table-cell office:value-type="float" office:value="0.974289">
            <text:p>0.974289</text:p>
          </table:table-cell>
          <table:table-cell office:value-type="float" office:value="1.149138">
            <text:p>1.149138</text:p>
          </table:table-cell>
          <table:table-cell office:value-type="float" office:value="1.31812">
            <text:p>1.31812</text:p>
          </table:table-cell>
          <table:table-cell office:value-type="float" office:value="0.691115">
            <text:p>0.691115</text:p>
          </table:table-cell>
          <table:table-cell office:value-type="float" office:value="1.108953">
            <text:p>1.108953</text:p>
          </table:table-cell>
          <table:table-cell office:value-type="float" office:value="0.934574">
            <text:p>0.934574</text:p>
          </table:table-cell>
          <table:table-cell table:number-columns-repeated="1004"/>
        </table:table-row>
        <table:table-row table:style-name="ro3">
          <table:table-cell office:value-type="float" office:value="0.1821238">
            <text:p>0.1821238</text:p>
          </table:table-cell>
          <table:table-cell office:value-type="float" office:value="0.337906">
            <text:p>0.337906</text:p>
          </table:table-cell>
          <table:table-cell office:value-type="float" office:value="0.565117">
            <text:p>0.565117</text:p>
          </table:table-cell>
          <table:table-cell office:value-type="float" office:value="0.148362">
            <text:p>0.148362</text:p>
          </table:table-cell>
          <table:table-cell office:value-type="float" office:value="0.32738">
            <text:p>0.32738</text:p>
          </table:table-cell>
          <table:table-cell table:formula="of:=[.D280]+[.E280]" office:value-type="float" office:value="0.475742">
            <text:p>0.475742</text:p>
          </table:table-cell>
          <table:table-cell table:number-columns-repeated="8"/>
          <table:table-cell office:value-type="float" office:value="0.972578">
            <text:p>0.972578</text:p>
          </table:table-cell>
          <table:table-cell office:value-type="float" office:value="1.147375">
            <text:p>1.147375</text:p>
          </table:table-cell>
          <table:table-cell office:value-type="float" office:value="1.315775">
            <text:p>1.315775</text:p>
          </table:table-cell>
          <table:table-cell office:value-type="float" office:value="0.689902">
            <text:p>0.689902</text:p>
          </table:table-cell>
          <table:table-cell office:value-type="float" office:value="1.107398">
            <text:p>1.107398</text:p>
          </table:table-cell>
          <table:table-cell office:value-type="float" office:value="0.932921">
            <text:p>0.932921</text:p>
          </table:table-cell>
          <table:table-cell table:number-columns-repeated="1004"/>
        </table:table-row>
        <table:table-row table:style-name="ro3">
          <table:table-cell office:value-type="float" office:value="0.1818238">
            <text:p>0.1818238</text:p>
          </table:table-cell>
          <table:table-cell office:value-type="float" office:value="0.337386">
            <text:p>0.337386</text:p>
          </table:table-cell>
          <table:table-cell office:value-type="float" office:value="0.564295">
            <text:p>0.564295</text:p>
          </table:table-cell>
          <table:table-cell office:value-type="float" office:value="0.1481199">
            <text:p>0.1481199</text:p>
          </table:table-cell>
          <table:table-cell office:value-type="float" office:value="0.32695">
            <text:p>0.32695</text:p>
          </table:table-cell>
          <table:table-cell table:formula="of:=[.D281]+[.E281]" office:value-type="float" office:value="0.4750699">
            <text:p>0.4750699</text:p>
          </table:table-cell>
          <table:table-cell table:number-columns-repeated="8"/>
          <table:table-cell office:value-type="float" office:value="0.970892">
            <text:p>0.970892</text:p>
          </table:table-cell>
          <table:table-cell office:value-type="float" office:value="1.145481">
            <text:p>1.145481</text:p>
          </table:table-cell>
          <table:table-cell office:value-type="float" office:value="1.313447">
            <text:p>1.313447</text:p>
          </table:table-cell>
          <table:table-cell office:value-type="float" office:value="0.688739">
            <text:p>0.688739</text:p>
          </table:table-cell>
          <table:table-cell office:value-type="float" office:value="1.105717">
            <text:p>1.105717</text:p>
          </table:table-cell>
          <table:table-cell office:value-type="float" office:value="0.931266">
            <text:p>0.931266</text:p>
          </table:table-cell>
          <table:table-cell table:number-columns-repeated="1004"/>
        </table:table-row>
        <table:table-row table:style-name="ro3">
          <table:table-cell office:value-type="float" office:value="0.1816901">
            <text:p>0.1816901</text:p>
          </table:table-cell>
          <table:table-cell office:value-type="float" office:value="0.337636">
            <text:p>0.337636</text:p>
          </table:table-cell>
          <table:table-cell office:value-type="float" office:value="0.563434">
            <text:p>0.563434</text:p>
          </table:table-cell>
          <table:table-cell office:value-type="float" office:value="0.1478893">
            <text:p>0.1478893</text:p>
          </table:table-cell>
          <table:table-cell office:value-type="float" office:value="0.327362">
            <text:p>0.327362</text:p>
          </table:table-cell>
          <table:table-cell table:formula="of:=[.D282]+[.E282]" office:value-type="float" office:value="0.4752513">
            <text:p>0.4752513</text:p>
          </table:table-cell>
          <table:table-cell table:number-columns-repeated="8"/>
          <table:table-cell office:value-type="float" office:value="0.969576">
            <text:p>0.969576</text:p>
          </table:table-cell>
          <table:table-cell office:value-type="float" office:value="1.143673">
            <text:p>1.143673</text:p>
          </table:table-cell>
          <table:table-cell office:value-type="float" office:value="1.311668">
            <text:p>1.311668</text:p>
          </table:table-cell>
          <table:table-cell office:value-type="float" office:value="0.687944">
            <text:p>0.687944</text:p>
          </table:table-cell>
          <table:table-cell office:value-type="float" office:value="1.104153">
            <text:p>1.104153</text:p>
          </table:table-cell>
          <table:table-cell office:value-type="float" office:value="0.930186">
            <text:p>0.930186</text:p>
          </table:table-cell>
          <table:table-cell table:number-columns-repeated="1004"/>
        </table:table-row>
        <table:table-row table:style-name="ro3">
          <table:table-cell office:value-type="float" office:value="0.1814399">
            <text:p>0.1814399</text:p>
          </table:table-cell>
          <table:table-cell office:value-type="float" office:value="0.337036">
            <text:p>0.337036</text:p>
          </table:table-cell>
          <table:table-cell office:value-type="float" office:value="0.562498">
            <text:p>0.562498</text:p>
          </table:table-cell>
          <table:table-cell office:value-type="float" office:value="0.1476347">
            <text:p>0.1476347</text:p>
          </table:table-cell>
          <table:table-cell office:value-type="float" office:value="0.326811">
            <text:p>0.326811</text:p>
          </table:table-cell>
          <table:table-cell table:formula="of:=[.D283]+[.E283]" office:value-type="float" office:value="0.4744457">
            <text:p>0.4744457</text:p>
          </table:table-cell>
          <table:table-cell table:number-columns-repeated="8"/>
          <table:table-cell office:value-type="float" office:value="0.96803">
            <text:p>0.96803</text:p>
          </table:table-cell>
          <table:table-cell office:value-type="float" office:value="1.141673">
            <text:p>1.141673</text:p>
          </table:table-cell>
          <table:table-cell office:value-type="float" office:value="1.310016">
            <text:p>1.310016</text:p>
          </table:table-cell>
          <table:table-cell office:value-type="float" office:value="0.687032">
            <text:p>0.687032</text:p>
          </table:table-cell>
          <table:table-cell office:value-type="float" office:value="1.10223">
            <text:p>1.10223</text:p>
          </table:table-cell>
          <table:table-cell office:value-type="float" office:value="0.929244">
            <text:p>0.929244</text:p>
          </table:table-cell>
          <table:table-cell table:number-columns-repeated="1004"/>
        </table:table-row>
        <table:table-row table:style-name="ro3">
          <table:table-cell office:value-type="float" office:value="0.1812527">
            <text:p>0.1812527</text:p>
          </table:table-cell>
          <table:table-cell office:value-type="float" office:value="0.337139">
            <text:p>0.337139</text:p>
          </table:table-cell>
          <table:table-cell office:value-type="float" office:value="0.56167">
            <text:p>0.56167</text:p>
          </table:table-cell>
          <table:table-cell office:value-type="float" office:value="0.1474117">
            <text:p>0.1474117</text:p>
          </table:table-cell>
          <table:table-cell office:value-type="float" office:value="0.327064">
            <text:p>0.327064</text:p>
          </table:table-cell>
          <table:table-cell table:formula="of:=[.D284]+[.E284]" office:value-type="float" office:value="0.4744757">
            <text:p>0.4744757</text:p>
          </table:table-cell>
          <table:table-cell table:number-columns-repeated="8"/>
          <table:table-cell office:value-type="float" office:value="0.966758">
            <text:p>0.966758</text:p>
          </table:table-cell>
          <table:table-cell office:value-type="float" office:value="1.139699">
            <text:p>1.139699</text:p>
          </table:table-cell>
          <table:table-cell office:value-type="float" office:value="1.308442">
            <text:p>1.308442</text:p>
          </table:table-cell>
          <table:table-cell office:value-type="float" office:value="0.686645">
            <text:p>0.686645</text:p>
          </table:table-cell>
          <table:table-cell office:value-type="float" office:value="1.100368">
            <text:p>1.100368</text:p>
          </table:table-cell>
          <table:table-cell office:value-type="float" office:value="0.929152">
            <text:p>0.929152</text:p>
          </table:table-cell>
          <table:table-cell table:number-columns-repeated="1004"/>
        </table:table-row>
        <table:table-row table:style-name="ro3">
          <table:table-cell office:value-type="float" office:value="0.1812017">
            <text:p>0.1812017</text:p>
          </table:table-cell>
          <table:table-cell office:value-type="float" office:value="0.336626">
            <text:p>0.336626</text:p>
          </table:table-cell>
          <table:table-cell office:value-type="float" office:value="0.560736">
            <text:p>0.560736</text:p>
          </table:table-cell>
          <table:table-cell office:value-type="float" office:value="0.1472986">
            <text:p>0.1472986</text:p>
          </table:table-cell>
          <table:table-cell office:value-type="float" office:value="0.326594">
            <text:p>0.326594</text:p>
          </table:table-cell>
          <table:table-cell table:formula="of:=[.D285]+[.E285]" office:value-type="float" office:value="0.4738926">
            <text:p>0.4738926</text:p>
          </table:table-cell>
          <table:table-cell table:number-columns-repeated="8"/>
          <table:table-cell office:value-type="float" office:value="0.96569">
            <text:p>0.96569</text:p>
          </table:table-cell>
          <table:table-cell office:value-type="float" office:value="1.138125">
            <text:p>1.138125</text:p>
          </table:table-cell>
          <table:table-cell office:value-type="float" office:value="1.306956">
            <text:p>1.306956</text:p>
          </table:table-cell>
          <table:table-cell office:value-type="float" office:value="0.686615">
            <text:p>0.686615</text:p>
          </table:table-cell>
          <table:table-cell office:value-type="float" office:value="1.098714">
            <text:p>1.098714</text:p>
          </table:table-cell>
          <table:table-cell office:value-type="float" office:value="0.929231">
            <text:p>0.929231</text:p>
          </table:table-cell>
          <table:table-cell table:number-columns-repeated="1004"/>
        </table:table-row>
        <table:table-row table:style-name="ro3">
          <table:table-cell office:value-type="float" office:value="0.1810196">
            <text:p>0.1810196</text:p>
          </table:table-cell>
          <table:table-cell office:value-type="float" office:value="0.336585">
            <text:p>0.336585</text:p>
          </table:table-cell>
          <table:table-cell office:value-type="float" office:value="0.559884">
            <text:p>0.559884</text:p>
          </table:table-cell>
          <table:table-cell office:value-type="float" office:value="0.147126">
            <text:p>0.147126</text:p>
          </table:table-cell>
          <table:table-cell office:value-type="float" office:value="0.326722">
            <text:p>0.326722</text:p>
          </table:table-cell>
          <table:table-cell table:formula="of:=[.D286]+[.E286]" office:value-type="float" office:value="0.473848">
            <text:p>0.473848</text:p>
          </table:table-cell>
          <table:table-cell table:number-columns-repeated="8"/>
          <table:table-cell office:value-type="float" office:value="0.964238">
            <text:p>0.964238</text:p>
          </table:table-cell>
          <table:table-cell office:value-type="float" office:value="1.136684">
            <text:p>1.136684</text:p>
          </table:table-cell>
          <table:table-cell office:value-type="float" office:value="1.304712">
            <text:p>1.304712</text:p>
          </table:table-cell>
          <table:table-cell office:value-type="float" office:value="0.686064">
            <text:p>0.686064</text:p>
          </table:table-cell>
          <table:table-cell office:value-type="float" office:value="1.097188">
            <text:p>1.097188</text:p>
          </table:table-cell>
          <table:table-cell office:value-type="float" office:value="0.928163">
            <text:p>0.928163</text:p>
          </table:table-cell>
          <table:table-cell table:number-columns-repeated="1004"/>
        </table:table-row>
        <table:table-row table:style-name="ro3">
          <table:table-cell office:value-type="float" office:value="0.1807965">
            <text:p>0.1807965</text:p>
          </table:table-cell>
          <table:table-cell office:value-type="float" office:value="0.336033">
            <text:p>0.336033</text:p>
          </table:table-cell>
          <table:table-cell office:value-type="float" office:value="0.559008">
            <text:p>0.559008</text:p>
          </table:table-cell>
          <table:table-cell office:value-type="float" office:value="0.1469507">
            <text:p>0.1469507</text:p>
          </table:table-cell>
          <table:table-cell office:value-type="float" office:value="0.326181">
            <text:p>0.326181</text:p>
          </table:table-cell>
          <table:table-cell table:formula="of:=[.D287]+[.E287]" office:value-type="float" office:value="0.4731317">
            <text:p>0.4731317</text:p>
          </table:table-cell>
          <table:table-cell table:number-columns-repeated="8"/>
          <table:table-cell office:value-type="float" office:value="0.962684">
            <text:p>0.962684</text:p>
          </table:table-cell>
          <table:table-cell office:value-type="float" office:value="1.13488">
            <text:p>1.13488</text:p>
          </table:table-cell>
          <table:table-cell office:value-type="float" office:value="1.302504">
            <text:p>1.302504</text:p>
          </table:table-cell>
          <table:table-cell office:value-type="float" office:value="0.685344">
            <text:p>0.685344</text:p>
          </table:table-cell>
          <table:table-cell office:value-type="float" office:value="1.095359">
            <text:p>1.095359</text:p>
          </table:table-cell>
          <table:table-cell office:value-type="float" office:value="0.92722">
            <text:p>0.92722</text:p>
          </table:table-cell>
          <table:table-cell table:number-columns-repeated="1004"/>
        </table:table-row>
        <table:table-row table:style-name="ro3">
          <table:table-cell office:value-type="float" office:value="0.1805943">
            <text:p>0.1805943</text:p>
          </table:table-cell>
          <table:table-cell office:value-type="float" office:value="0.335865">
            <text:p>0.335865</text:p>
          </table:table-cell>
          <table:table-cell office:value-type="float" office:value="0.558227">
            <text:p>0.558227</text:p>
          </table:table-cell>
          <table:table-cell office:value-type="float" office:value="0.1468115">
            <text:p>0.1468115</text:p>
          </table:table-cell>
          <table:table-cell office:value-type="float" office:value="0.326139">
            <text:p>0.326139</text:p>
          </table:table-cell>
          <table:table-cell table:formula="of:=[.D288]+[.E288]" office:value-type="float" office:value="0.4729505">
            <text:p>0.4729505</text:p>
          </table:table-cell>
          <table:table-cell table:number-columns-repeated="8"/>
          <table:table-cell office:value-type="float" office:value="0.961143">
            <text:p>0.961143</text:p>
          </table:table-cell>
          <table:table-cell office:value-type="float" office:value="1.133153">
            <text:p>1.133153</text:p>
          </table:table-cell>
          <table:table-cell office:value-type="float" office:value="1.300281">
            <text:p>1.300281</text:p>
          </table:table-cell>
          <table:table-cell office:value-type="float" office:value="0.68457">
            <text:p>0.68457</text:p>
          </table:table-cell>
          <table:table-cell office:value-type="float" office:value="1.093602">
            <text:p>1.093602</text:p>
          </table:table-cell>
          <table:table-cell office:value-type="float" office:value="0.926066">
            <text:p>0.926066</text:p>
          </table:table-cell>
          <table:table-cell table:number-columns-repeated="1004"/>
        </table:table-row>
        <table:table-row table:style-name="ro3">
          <table:table-cell office:value-type="float" office:value="0.1805962">
            <text:p>0.1805962</text:p>
          </table:table-cell>
          <table:table-cell office:value-type="float" office:value="0.33556">
            <text:p>0.33556</text:p>
          </table:table-cell>
          <table:table-cell office:value-type="float" office:value="0.557401">
            <text:p>0.557401</text:p>
          </table:table-cell>
          <table:table-cell office:value-type="float" office:value="0.146835">
            <text:p>0.146835</text:p>
          </table:table-cell>
          <table:table-cell office:value-type="float" office:value="0.325805">
            <text:p>0.325805</text:p>
          </table:table-cell>
          <table:table-cell table:formula="of:=[.D289]+[.E289]" office:value-type="float" office:value="0.47264">
            <text:p>0.47264</text:p>
          </table:table-cell>
          <table:table-cell table:number-columns-repeated="8"/>
          <table:table-cell office:value-type="float" office:value="0.960162">
            <text:p>0.960162</text:p>
          </table:table-cell>
          <table:table-cell office:value-type="float" office:value="1.132377">
            <text:p>1.132377</text:p>
          </table:table-cell>
          <table:table-cell office:value-type="float" office:value="1.298081">
            <text:p>1.298081</text:p>
          </table:table-cell>
          <table:table-cell office:value-type="float" office:value="0.684358">
            <text:p>0.684358</text:p>
          </table:table-cell>
          <table:table-cell office:value-type="float" office:value="1.092348">
            <text:p>1.092348</text:p>
          </table:table-cell>
          <table:table-cell office:value-type="float" office:value="0.925027">
            <text:p>0.925027</text:p>
          </table:table-cell>
          <table:table-cell table:number-columns-repeated="1004"/>
        </table:table-row>
        <table:table-row table:style-name="ro3">
          <table:table-cell office:value-type="float" office:value="0.1806533">
            <text:p>0.1806533</text:p>
          </table:table-cell>
          <table:table-cell office:value-type="float" office:value="0.335454">
            <text:p>0.335454</text:p>
          </table:table-cell>
          <table:table-cell office:value-type="float" office:value="0.556608">
            <text:p>0.556608</text:p>
          </table:table-cell>
          <table:table-cell office:value-type="float" office:value="0.1469023">
            <text:p>0.1469023</text:p>
          </table:table-cell>
          <table:table-cell office:value-type="float" office:value="0.325768">
            <text:p>0.325768</text:p>
          </table:table-cell>
          <table:table-cell table:formula="of:=[.D290]+[.E290]" office:value-type="float" office:value="0.4726703">
            <text:p>0.4726703</text:p>
          </table:table-cell>
          <table:table-cell table:number-columns-repeated="8"/>
          <table:table-cell office:value-type="float" office:value="0.959267">
            <text:p>0.959267</text:p>
          </table:table-cell>
          <table:table-cell office:value-type="float" office:value="1.131842">
            <text:p>1.131842</text:p>
          </table:table-cell>
          <table:table-cell office:value-type="float" office:value="1.296">
            <text:p>1.296</text:p>
          </table:table-cell>
          <table:table-cell office:value-type="float" office:value="0.684008">
            <text:p>0.684008</text:p>
          </table:table-cell>
          <table:table-cell office:value-type="float" office:value="1.091289">
            <text:p>1.091289</text:p>
          </table:table-cell>
          <table:table-cell office:value-type="float" office:value="0.923871">
            <text:p>0.923871</text:p>
          </table:table-cell>
          <table:table-cell table:number-columns-repeated="1004"/>
        </table:table-row>
        <table:table-row table:style-name="ro3">
          <table:table-cell office:value-type="float" office:value="0.1805603">
            <text:p>0.1805603</text:p>
          </table:table-cell>
          <table:table-cell office:value-type="float" office:value="0.335072">
            <text:p>0.335072</text:p>
          </table:table-cell>
          <table:table-cell office:value-type="float" office:value="0.555725">
            <text:p>0.555725</text:p>
          </table:table-cell>
          <table:table-cell office:value-type="float" office:value="0.1468676">
            <text:p>0.1468676</text:p>
          </table:table-cell>
          <table:table-cell office:value-type="float" office:value="0.325367">
            <text:p>0.325367</text:p>
          </table:table-cell>
          <table:table-cell table:formula="of:=[.D291]+[.E291]" office:value-type="float" office:value="0.4722346">
            <text:p>0.4722346</text:p>
          </table:table-cell>
          <table:table-cell table:number-columns-repeated="8"/>
          <table:table-cell office:value-type="float" office:value="0.958151">
            <text:p>0.958151</text:p>
          </table:table-cell>
          <table:table-cell office:value-type="float" office:value="1.130555">
            <text:p>1.130555</text:p>
          </table:table-cell>
          <table:table-cell office:value-type="float" office:value="1.294026">
            <text:p>1.294026</text:p>
          </table:table-cell>
          <table:table-cell office:value-type="float" office:value="0.683395">
            <text:p>0.683395</text:p>
          </table:table-cell>
          <table:table-cell office:value-type="float" office:value="1.089631">
            <text:p>1.089631</text:p>
          </table:table-cell>
          <table:table-cell office:value-type="float" office:value="0.922879">
            <text:p>0.922879</text:p>
          </table:table-cell>
          <table:table-cell table:number-columns-repeated="1004"/>
        </table:table-row>
        <table:table-row table:style-name="ro3">
          <table:table-cell office:value-type="float" office:value="0.1807461">
            <text:p>0.1807461</text:p>
          </table:table-cell>
          <table:table-cell office:value-type="float" office:value="0.335302">
            <text:p>0.335302</text:p>
          </table:table-cell>
          <table:table-cell office:value-type="float" office:value="0.555128">
            <text:p>0.555128</text:p>
          </table:table-cell>
          <table:table-cell office:value-type="float" office:value="0.1470494">
            <text:p>0.1470494</text:p>
          </table:table-cell>
          <table:table-cell office:value-type="float" office:value="0.325591">
            <text:p>0.325591</text:p>
          </table:table-cell>
          <table:table-cell table:formula="of:=[.D292]+[.E292]" office:value-type="float" office:value="0.4726404">
            <text:p>0.4726404</text:p>
          </table:table-cell>
          <table:table-cell table:number-columns-repeated="8"/>
          <table:table-cell office:value-type="float" office:value="0.957523">
            <text:p>0.957523</text:p>
          </table:table-cell>
          <table:table-cell office:value-type="float" office:value="1.129472">
            <text:p>1.129472</text:p>
          </table:table-cell>
          <table:table-cell office:value-type="float" office:value="1.292918">
            <text:p>1.292918</text:p>
          </table:table-cell>
          <table:table-cell office:value-type="float" office:value="0.683142">
            <text:p>0.683142</text:p>
          </table:table-cell>
          <table:table-cell office:value-type="float" office:value="1.088117">
            <text:p>1.088117</text:p>
          </table:table-cell>
          <table:table-cell office:value-type="float" office:value="0.922638">
            <text:p>0.922638</text:p>
          </table:table-cell>
          <table:table-cell table:number-columns-repeated="1004"/>
        </table:table-row>
        <table:table-row table:style-name="ro3">
          <table:table-cell office:value-type="float" office:value="0.180492">
            <text:p>0.180492</text:p>
          </table:table-cell>
          <table:table-cell office:value-type="float" office:value="0.334856">
            <text:p>0.334856</text:p>
          </table:table-cell>
          <table:table-cell office:value-type="float" office:value="0.554181">
            <text:p>0.554181</text:p>
          </table:table-cell>
          <table:table-cell office:value-type="float" office:value="0.1468711">
            <text:p>0.1468711</text:p>
          </table:table-cell>
          <table:table-cell office:value-type="float" office:value="0.325123">
            <text:p>0.325123</text:p>
          </table:table-cell>
          <table:table-cell table:formula="of:=[.D293]+[.E293]" office:value-type="float" office:value="0.4719941">
            <text:p>0.4719941</text:p>
          </table:table-cell>
          <table:table-cell table:number-columns-repeated="8"/>
          <table:table-cell office:value-type="float" office:value="0.956081">
            <text:p>0.956081</text:p>
          </table:table-cell>
          <table:table-cell office:value-type="float" office:value="1.128054">
            <text:p>1.128054</text:p>
          </table:table-cell>
          <table:table-cell office:value-type="float" office:value="1.292043">
            <text:p>1.292043</text:p>
          </table:table-cell>
          <table:table-cell office:value-type="float" office:value="0.68216">
            <text:p>0.68216</text:p>
          </table:table-cell>
          <table:table-cell office:value-type="float" office:value="1.086468">
            <text:p>1.086468</text:p>
          </table:table-cell>
          <table:table-cell office:value-type="float" office:value="0.922691">
            <text:p>0.922691</text:p>
          </table:table-cell>
          <table:table-cell table:number-columns-repeated="1004"/>
        </table:table-row>
        <table:table-row table:style-name="ro3">
          <table:table-cell office:value-type="float" office:value="0.1802572">
            <text:p>0.1802572</text:p>
          </table:table-cell>
          <table:table-cell office:value-type="float" office:value="0.335612">
            <text:p>0.335612</text:p>
          </table:table-cell>
          <table:table-cell office:value-type="float" office:value="0.553527">
            <text:p>0.553527</text:p>
          </table:table-cell>
          <table:table-cell office:value-type="float" office:value="0.1467091">
            <text:p>0.1467091</text:p>
          </table:table-cell>
          <table:table-cell office:value-type="float" office:value="0.3258">
            <text:p>0.3258</text:p>
          </table:table-cell>
          <table:table-cell table:formula="of:=[.D294]+[.E294]" office:value-type="float" office:value="0.4725091">
            <text:p>0.4725091</text:p>
          </table:table-cell>
          <table:table-cell table:number-columns-repeated="8"/>
          <table:table-cell office:value-type="float" office:value="0.954714">
            <text:p>0.954714</text:p>
          </table:table-cell>
          <table:table-cell office:value-type="float" office:value="1.126687">
            <text:p>1.126687</text:p>
          </table:table-cell>
          <table:table-cell office:value-type="float" office:value="1.290812">
            <text:p>1.290812</text:p>
          </table:table-cell>
          <table:table-cell office:value-type="float" office:value="0.681248">
            <text:p>0.681248</text:p>
          </table:table-cell>
          <table:table-cell office:value-type="float" office:value="1.084811">
            <text:p>1.084811</text:p>
          </table:table-cell>
          <table:table-cell office:value-type="float" office:value="0.922322">
            <text:p>0.922322</text:p>
          </table:table-cell>
          <table:table-cell table:number-columns-repeated="1004"/>
        </table:table-row>
        <table:table-row table:style-name="ro3">
          <table:table-cell office:value-type="float" office:value="0.1801125">
            <text:p>0.1801125</text:p>
          </table:table-cell>
          <table:table-cell office:value-type="float" office:value="0.335072">
            <text:p>0.335072</text:p>
          </table:table-cell>
          <table:table-cell office:value-type="float" office:value="0.552612">
            <text:p>0.552612</text:p>
          </table:table-cell>
          <table:table-cell office:value-type="float" office:value="0.1466232">
            <text:p>0.1466232</text:p>
          </table:table-cell>
          <table:table-cell office:value-type="float" office:value="0.325267">
            <text:p>0.325267</text:p>
          </table:table-cell>
          <table:table-cell table:formula="of:=[.D295]+[.E295]" office:value-type="float" office:value="0.4718902">
            <text:p>0.4718902</text:p>
          </table:table-cell>
          <table:table-cell table:number-columns-repeated="8"/>
          <table:table-cell office:value-type="float" office:value="0.953595">
            <text:p>0.953595</text:p>
          </table:table-cell>
          <table:table-cell office:value-type="float" office:value="1.124984">
            <text:p>1.124984</text:p>
          </table:table-cell>
          <table:table-cell office:value-type="float" office:value="1.289813">
            <text:p>1.289813</text:p>
          </table:table-cell>
          <table:table-cell office:value-type="float" office:value="0.680475">
            <text:p>0.680475</text:p>
          </table:table-cell>
          <table:table-cell office:value-type="float" office:value="1.082992">
            <text:p>1.082992</text:p>
          </table:table-cell>
          <table:table-cell office:value-type="float" office:value="0.922254">
            <text:p>0.922254</text:p>
          </table:table-cell>
          <table:table-cell table:number-columns-repeated="1004"/>
        </table:table-row>
        <table:table-row table:style-name="ro3">
          <table:table-cell office:value-type="float" office:value="0.1800754">
            <text:p>0.1800754</text:p>
          </table:table-cell>
          <table:table-cell office:value-type="float" office:value="0.335205">
            <text:p>0.335205</text:p>
          </table:table-cell>
          <table:table-cell office:value-type="float" office:value="0.552041">
            <text:p>0.552041</text:p>
          </table:table-cell>
          <table:table-cell office:value-type="float" office:value="0.1466112">
            <text:p>0.1466112</text:p>
          </table:table-cell>
          <table:table-cell office:value-type="float" office:value="0.325426">
            <text:p>0.325426</text:p>
          </table:table-cell>
          <table:table-cell table:formula="of:=[.D296]+[.E296]" office:value-type="float" office:value="0.4720372">
            <text:p>0.4720372</text:p>
          </table:table-cell>
          <table:table-cell table:number-columns-repeated="8"/>
          <table:table-cell office:value-type="float" office:value="0.952744">
            <text:p>0.952744</text:p>
          </table:table-cell>
          <table:table-cell office:value-type="float" office:value="1.123424">
            <text:p>1.123424</text:p>
          </table:table-cell>
          <table:table-cell office:value-type="float" office:value="1.288882">
            <text:p>1.288882</text:p>
          </table:table-cell>
          <table:table-cell office:value-type="float" office:value="0.679807">
            <text:p>0.679807</text:p>
          </table:table-cell>
          <table:table-cell office:value-type="float" office:value="1.08125">
            <text:p>1.08125</text:p>
          </table:table-cell>
          <table:table-cell office:value-type="float" office:value="0.92209">
            <text:p>0.92209</text:p>
          </table:table-cell>
          <table:table-cell table:number-columns-repeated="1004"/>
        </table:table-row>
        <table:table-row table:style-name="ro3">
          <table:table-cell office:value-type="float" office:value="0.180276">
            <text:p>0.180276</text:p>
          </table:table-cell>
          <table:table-cell office:value-type="float" office:value="0.334859">
            <text:p>0.334859</text:p>
          </table:table-cell>
          <table:table-cell office:value-type="float" office:value="0.551178">
            <text:p>0.551178</text:p>
          </table:table-cell>
          <table:table-cell office:value-type="float" office:value="0.1467971">
            <text:p>0.1467971</text:p>
          </table:table-cell>
          <table:table-cell office:value-type="float" office:value="0.325035">
            <text:p>0.325035</text:p>
          </table:table-cell>
          <table:table-cell table:formula="of:=[.D297]+[.E297]" office:value-type="float" office:value="0.4718321">
            <text:p>0.4718321</text:p>
          </table:table-cell>
          <table:table-cell table:number-columns-repeated="8"/>
          <table:table-cell office:value-type="float" office:value="0.95232">
            <text:p>0.95232</text:p>
          </table:table-cell>
          <table:table-cell office:value-type="float" office:value="1.122719">
            <text:p>1.122719</text:p>
          </table:table-cell>
          <table:table-cell office:value-type="float" office:value="1.28823">
            <text:p>1.28823</text:p>
          </table:table-cell>
          <table:table-cell office:value-type="float" office:value="0.67943">
            <text:p>0.67943</text:p>
          </table:table-cell>
          <table:table-cell office:value-type="float" office:value="1.080006">
            <text:p>1.080006</text:p>
          </table:table-cell>
          <table:table-cell office:value-type="float" office:value="0.922274">
            <text:p>0.922274</text:p>
          </table:table-cell>
          <table:table-cell table:number-columns-repeated="1004"/>
        </table:table-row>
        <table:table-row table:style-name="ro3">
          <table:table-cell office:value-type="float" office:value="0.1805305">
            <text:p>0.1805305</text:p>
          </table:table-cell>
          <table:table-cell office:value-type="float" office:value="0.334552">
            <text:p>0.334552</text:p>
          </table:table-cell>
          <table:table-cell office:value-type="float" office:value="0.550598">
            <text:p>0.550598</text:p>
          </table:table-cell>
          <table:table-cell office:value-type="float" office:value="0.1469861">
            <text:p>0.1469861</text:p>
          </table:table-cell>
          <table:table-cell office:value-type="float" office:value="0.324767">
            <text:p>0.324767</text:p>
          </table:table-cell>
          <table:table-cell table:formula="of:=[.D298]+[.E298]" office:value-type="float" office:value="0.4717531">
            <text:p>0.4717531</text:p>
          </table:table-cell>
          <table:table-cell table:number-columns-repeated="8"/>
          <table:table-cell office:value-type="float" office:value="0.952093">
            <text:p>0.952093</text:p>
          </table:table-cell>
          <table:table-cell office:value-type="float" office:value="1.122257">
            <text:p>1.122257</text:p>
          </table:table-cell>
          <table:table-cell office:value-type="float" office:value="1.28737">
            <text:p>1.28737</text:p>
          </table:table-cell>
          <table:table-cell office:value-type="float" office:value="0.678879">
            <text:p>0.678879</text:p>
          </table:table-cell>
          <table:table-cell office:value-type="float" office:value="1.078945">
            <text:p>1.078945</text:p>
          </table:table-cell>
          <table:table-cell office:value-type="float" office:value="0.921792">
            <text:p>0.921792</text:p>
          </table:table-cell>
          <table:table-cell table:number-columns-repeated="1004"/>
        </table:table-row>
        <table:table-row table:style-name="ro3">
          <table:table-cell office:value-type="float" office:value="0.1809796">
            <text:p>0.1809796</text:p>
          </table:table-cell>
          <table:table-cell office:value-type="float" office:value="0.33438">
            <text:p>0.33438</text:p>
          </table:table-cell>
          <table:table-cell office:value-type="float" office:value="0.549794">
            <text:p>0.549794</text:p>
          </table:table-cell>
          <table:table-cell office:value-type="float" office:value="0.1473508">
            <text:p>0.1473508</text:p>
          </table:table-cell>
          <table:table-cell office:value-type="float" office:value="0.324499">
            <text:p>0.324499</text:p>
          </table:table-cell>
          <table:table-cell table:formula="of:=[.D299]+[.E299]" office:value-type="float" office:value="0.4718498">
            <text:p>0.4718498</text:p>
          </table:table-cell>
          <table:table-cell table:number-columns-repeated="8"/>
          <table:table-cell office:value-type="float" office:value="0.952281">
            <text:p>0.952281</text:p>
          </table:table-cell>
          <table:table-cell office:value-type="float" office:value="1.121968">
            <text:p>1.121968</text:p>
          </table:table-cell>
          <table:table-cell office:value-type="float" office:value="1.286813">
            <text:p>1.286813</text:p>
          </table:table-cell>
          <table:table-cell office:value-type="float" office:value="0.678604">
            <text:p>0.678604</text:p>
          </table:table-cell>
          <table:table-cell office:value-type="float" office:value="1.077887">
            <text:p>1.077887</text:p>
          </table:table-cell>
          <table:table-cell office:value-type="float" office:value="0.921648">
            <text:p>0.921648</text:p>
          </table:table-cell>
          <table:table-cell table:number-columns-repeated="1004"/>
        </table:table-row>
        <table:table-row table:style-name="ro3">
          <table:table-cell office:value-type="float" office:value="0.1812666">
            <text:p>0.1812666</text:p>
          </table:table-cell>
          <table:table-cell office:value-type="float" office:value="0.334302">
            <text:p>0.334302</text:p>
          </table:table-cell>
          <table:table-cell office:value-type="float" office:value="0.548965">
            <text:p>0.548965</text:p>
          </table:table-cell>
          <table:table-cell office:value-type="float" office:value="0.1475673">
            <text:p>0.1475673</text:p>
          </table:table-cell>
          <table:table-cell office:value-type="float" office:value="0.324362">
            <text:p>0.324362</text:p>
          </table:table-cell>
          <table:table-cell table:formula="of:=[.D300]+[.E300]" office:value-type="float" office:value="0.4719293">
            <text:p>0.4719293</text:p>
          </table:table-cell>
          <table:table-cell table:number-columns-repeated="8"/>
          <table:table-cell office:value-type="float" office:value="0.952287">
            <text:p>0.952287</text:p>
          </table:table-cell>
          <table:table-cell office:value-type="float" office:value="1.122027">
            <text:p>1.122027</text:p>
          </table:table-cell>
          <table:table-cell office:value-type="float" office:value="1.285361">
            <text:p>1.285361</text:p>
          </table:table-cell>
          <table:table-cell office:value-type="float" office:value="0.678162">
            <text:p>0.678162</text:p>
          </table:table-cell>
          <table:table-cell office:value-type="float" office:value="1.077093">
            <text:p>1.077093</text:p>
          </table:table-cell>
          <table:table-cell office:value-type="float" office:value="0.920633">
            <text:p>0.920633</text:p>
          </table:table-cell>
          <table:table-cell table:number-columns-repeated="1004"/>
        </table:table-row>
        <table:table-row table:style-name="ro3">
          <table:table-cell office:value-type="float" office:value="0.1814965">
            <text:p>0.1814965</text:p>
          </table:table-cell>
          <table:table-cell office:value-type="float" office:value="0.334257">
            <text:p>0.334257</text:p>
          </table:table-cell>
          <table:table-cell office:value-type="float" office:value="0.548192">
            <text:p>0.548192</text:p>
          </table:table-cell>
          <table:table-cell office:value-type="float" office:value="0.1477526">
            <text:p>0.1477526</text:p>
          </table:table-cell>
          <table:table-cell office:value-type="float" office:value="0.324227">
            <text:p>0.324227</text:p>
          </table:table-cell>
          <table:table-cell table:formula="of:=[.D301]+[.E301]" office:value-type="float" office:value="0.4719796">
            <text:p>0.4719796</text:p>
          </table:table-cell>
          <table:table-cell table:number-columns-repeated="8"/>
          <table:table-cell office:value-type="float" office:value="0.952046">
            <text:p>0.952046</text:p>
          </table:table-cell>
          <table:table-cell office:value-type="float" office:value="1.121586">
            <text:p>1.121586</text:p>
          </table:table-cell>
          <table:table-cell office:value-type="float" office:value="1.284112">
            <text:p>1.284112</text:p>
          </table:table-cell>
          <table:table-cell office:value-type="float" office:value="0.677623">
            <text:p>0.677623</text:p>
          </table:table-cell>
          <table:table-cell office:value-type="float" office:value="1.076185">
            <text:p>1.076185</text:p>
          </table:table-cell>
          <table:table-cell office:value-type="float" office:value="0.919827">
            <text:p>0.919827</text:p>
          </table:table-cell>
          <table:table-cell table:number-columns-repeated="1004"/>
        </table:table-row>
        <table:table-row table:style-name="ro3">
          <table:table-cell office:value-type="float" office:value="0.1818664">
            <text:p>0.1818664</text:p>
          </table:table-cell>
          <table:table-cell office:value-type="float" office:value="0.333962">
            <text:p>0.333962</text:p>
          </table:table-cell>
          <table:table-cell office:value-type="float" office:value="0.547398">
            <text:p>0.547398</text:p>
          </table:table-cell>
          <table:table-cell office:value-type="float" office:value="0.1480105">
            <text:p>0.1480105</text:p>
          </table:table-cell>
          <table:table-cell office:value-type="float" office:value="0.323886">
            <text:p>0.323886</text:p>
          </table:table-cell>
          <table:table-cell table:formula="of:=[.D302]+[.E302]" office:value-type="float" office:value="0.4718965">
            <text:p>0.4718965</text:p>
          </table:table-cell>
          <table:table-cell table:number-columns-repeated="8"/>
          <table:table-cell office:value-type="float" office:value="0.95198">
            <text:p>0.95198</text:p>
          </table:table-cell>
          <table:table-cell office:value-type="float" office:value="1.121453">
            <text:p>1.121453</text:p>
          </table:table-cell>
          <table:table-cell office:value-type="float" office:value="1.282856">
            <text:p>1.282856</text:p>
          </table:table-cell>
          <table:table-cell office:value-type="float" office:value="0.677167">
            <text:p>0.677167</text:p>
          </table:table-cell>
          <table:table-cell office:value-type="float" office:value="1.075536">
            <text:p>1.075536</text:p>
          </table:table-cell>
          <table:table-cell office:value-type="float" office:value="0.918956">
            <text:p>0.918956</text:p>
          </table:table-cell>
          <table:table-cell table:number-columns-repeated="1004"/>
        </table:table-row>
        <table:table-row table:style-name="ro3">
          <table:table-cell office:value-type="float" office:value="0.1822438">
            <text:p>0.1822438</text:p>
          </table:table-cell>
          <table:table-cell office:value-type="float" office:value="0.333853">
            <text:p>0.333853</text:p>
          </table:table-cell>
          <table:table-cell office:value-type="float" office:value="0.546703">
            <text:p>0.546703</text:p>
          </table:table-cell>
          <table:table-cell office:value-type="float" office:value="0.1483198">
            <text:p>0.1483198</text:p>
          </table:table-cell>
          <table:table-cell office:value-type="float" office:value="0.323701">
            <text:p>0.323701</text:p>
          </table:table-cell>
          <table:table-cell table:formula="of:=[.D303]+[.E303]" office:value-type="float" office:value="0.4720208">
            <text:p>0.4720208</text:p>
          </table:table-cell>
          <table:table-cell table:number-columns-repeated="8"/>
          <table:table-cell office:value-type="float" office:value="0.951932">
            <text:p>0.951932</text:p>
          </table:table-cell>
          <table:table-cell office:value-type="float" office:value="1.120676">
            <text:p>1.120676</text:p>
          </table:table-cell>
          <table:table-cell office:value-type="float" office:value="1.281866">
            <text:p>1.281866</text:p>
          </table:table-cell>
          <table:table-cell office:value-type="float" office:value="0.676775">
            <text:p>0.676775</text:p>
          </table:table-cell>
          <table:table-cell office:value-type="float" office:value="1.074279">
            <text:p>1.074279</text:p>
          </table:table-cell>
          <table:table-cell office:value-type="float" office:value="0.918362">
            <text:p>0.918362</text:p>
          </table:table-cell>
          <table:table-cell table:number-columns-repeated="1004"/>
        </table:table-row>
        <table:table-row table:style-name="ro3">
          <table:table-cell office:value-type="float" office:value="0.1826191">
            <text:p>0.1826191</text:p>
          </table:table-cell>
          <table:table-cell office:value-type="float" office:value="0.333789">
            <text:p>0.333789</text:p>
          </table:table-cell>
          <table:table-cell office:value-type="float" office:value="0.545834">
            <text:p>0.545834</text:p>
          </table:table-cell>
          <table:table-cell office:value-type="float" office:value="0.1486413">
            <text:p>0.1486413</text:p>
          </table:table-cell>
          <table:table-cell office:value-type="float" office:value="0.323526">
            <text:p>0.323526</text:p>
          </table:table-cell>
          <table:table-cell table:formula="of:=[.D304]+[.E304]" office:value-type="float" office:value="0.4721673">
            <text:p>0.4721673</text:p>
          </table:table-cell>
          <table:table-cell table:number-columns-repeated="8"/>
          <table:table-cell office:value-type="float" office:value="0.95203">
            <text:p>0.95203</text:p>
          </table:table-cell>
          <table:table-cell office:value-type="float" office:value="1.120227">
            <text:p>1.120227</text:p>
          </table:table-cell>
          <table:table-cell office:value-type="float" office:value="1.280601">
            <text:p>1.280601</text:p>
          </table:table-cell>
          <table:table-cell office:value-type="float" office:value="0.676469">
            <text:p>0.676469</text:p>
          </table:table-cell>
          <table:table-cell office:value-type="float" office:value="1.073279">
            <text:p>1.073279</text:p>
          </table:table-cell>
          <table:table-cell office:value-type="float" office:value="0.917445">
            <text:p>0.917445</text:p>
          </table:table-cell>
          <table:table-cell table:number-columns-repeated="1004"/>
        </table:table-row>
        <table:table-row table:style-name="ro3">
          <table:table-cell office:value-type="float" office:value="0.1826678">
            <text:p>0.1826678</text:p>
          </table:table-cell>
          <table:table-cell office:value-type="float" office:value="0.333405">
            <text:p>0.333405</text:p>
          </table:table-cell>
          <table:table-cell office:value-type="float" office:value="0.545394">
            <text:p>0.545394</text:p>
          </table:table-cell>
          <table:table-cell office:value-type="float" office:value="0.1487815">
            <text:p>0.1487815</text:p>
          </table:table-cell>
          <table:table-cell office:value-type="float" office:value="0.323072">
            <text:p>0.323072</text:p>
          </table:table-cell>
          <table:table-cell table:formula="of:=[.D305]+[.E305]" office:value-type="float" office:value="0.4718535">
            <text:p>0.4718535</text:p>
          </table:table-cell>
          <table:table-cell table:number-columns-repeated="8"/>
          <table:table-cell office:value-type="float" office:value="0.951516">
            <text:p>0.951516</text:p>
          </table:table-cell>
          <table:table-cell office:value-type="float" office:value="1.119302">
            <text:p>1.119302</text:p>
          </table:table-cell>
          <table:table-cell office:value-type="float" office:value="1.279565">
            <text:p>1.279565</text:p>
          </table:table-cell>
          <table:table-cell office:value-type="float" office:value="0.676027">
            <text:p>0.676027</text:p>
          </table:table-cell>
          <table:table-cell office:value-type="float" office:value="1.071717">
            <text:p>1.071717</text:p>
          </table:table-cell>
          <table:table-cell office:value-type="float" office:value="0.916723">
            <text:p>0.916723</text:p>
          </table:table-cell>
          <table:table-cell table:number-columns-repeated="1004"/>
        </table:table-row>
        <table:table-row table:style-name="ro3">
          <table:table-cell office:value-type="float" office:value="0.1827661">
            <text:p>0.1827661</text:p>
          </table:table-cell>
          <table:table-cell office:value-type="float" office:value="0.334003">
            <text:p>0.334003</text:p>
          </table:table-cell>
          <table:table-cell office:value-type="float" office:value="0.544573">
            <text:p>0.544573</text:p>
          </table:table-cell>
          <table:table-cell office:value-type="float" office:value="0.1489535">
            <text:p>0.1489535</text:p>
          </table:table-cell>
          <table:table-cell office:value-type="float" office:value="0.323445">
            <text:p>0.323445</text:p>
          </table:table-cell>
          <table:table-cell table:formula="of:=[.D306]+[.E306]" office:value-type="float" office:value="0.4723985">
            <text:p>0.4723985</text:p>
          </table:table-cell>
          <table:table-cell table:number-columns-repeated="8"/>
          <table:table-cell office:value-type="float" office:value="0.950908">
            <text:p>0.950908</text:p>
          </table:table-cell>
          <table:table-cell office:value-type="float" office:value="1.118512">
            <text:p>1.118512</text:p>
          </table:table-cell>
          <table:table-cell office:value-type="float" office:value="1.278485">
            <text:p>1.278485</text:p>
          </table:table-cell>
          <table:table-cell office:value-type="float" office:value="0.675451">
            <text:p>0.675451</text:p>
          </table:table-cell>
          <table:table-cell office:value-type="float" office:value="1.07019">
            <text:p>1.07019</text:p>
          </table:table-cell>
          <table:table-cell office:value-type="float" office:value="0.915822">
            <text:p>0.915822</text:p>
          </table:table-cell>
          <table:table-cell table:number-columns-repeated="1004"/>
        </table:table-row>
        <table:table-row table:style-name="ro3">
          <table:table-cell office:value-type="float" office:value="0.1832591">
            <text:p>0.1832591</text:p>
          </table:table-cell>
          <table:table-cell office:value-type="float" office:value="0.333935">
            <text:p>0.333935</text:p>
          </table:table-cell>
          <table:table-cell office:value-type="float" office:value="0.544202">
            <text:p>0.544202</text:p>
          </table:table-cell>
          <table:table-cell office:value-type="float" office:value="0.1495213">
            <text:p>0.1495213</text:p>
          </table:table-cell>
          <table:table-cell office:value-type="float" office:value="0.323214">
            <text:p>0.323214</text:p>
          </table:table-cell>
          <table:table-cell table:formula="of:=[.D307]+[.E307]" office:value-type="float" office:value="0.4727353">
            <text:p>0.4727353</text:p>
          </table:table-cell>
          <table:table-cell table:number-columns-repeated="8"/>
          <table:table-cell office:value-type="float" office:value="0.951034">
            <text:p>0.951034</text:p>
          </table:table-cell>
          <table:table-cell office:value-type="float" office:value="1.118205">
            <text:p>1.118205</text:p>
          </table:table-cell>
          <table:table-cell office:value-type="float" office:value="1.2777">
            <text:p>1.2777</text:p>
          </table:table-cell>
          <table:table-cell office:value-type="float" office:value="0.675179">
            <text:p>0.675179</text:p>
          </table:table-cell>
          <table:table-cell office:value-type="float" office:value="1.068793">
            <text:p>1.068793</text:p>
          </table:table-cell>
          <table:table-cell office:value-type="float" office:value="0.915183">
            <text:p>0.915183</text:p>
          </table:table-cell>
          <table:table-cell table:number-columns-repeated="1004"/>
        </table:table-row>
        <table:table-row table:style-name="ro3">
          <table:table-cell office:value-type="float" office:value="0.1835226">
            <text:p>0.1835226</text:p>
          </table:table-cell>
          <table:table-cell office:value-type="float" office:value="0.334942">
            <text:p>0.334942</text:p>
          </table:table-cell>
          <table:table-cell office:value-type="float" office:value="0.543322">
            <text:p>0.543322</text:p>
          </table:table-cell>
          <table:table-cell office:value-type="float" office:value="0.1498055">
            <text:p>0.1498055</text:p>
          </table:table-cell>
          <table:table-cell office:value-type="float" office:value="0.323918">
            <text:p>0.323918</text:p>
          </table:table-cell>
          <table:table-cell table:formula="of:=[.D308]+[.E308]" office:value-type="float" office:value="0.4737235">
            <text:p>0.4737235</text:p>
          </table:table-cell>
          <table:table-cell table:number-columns-repeated="8"/>
          <table:table-cell office:value-type="float" office:value="0.950652">
            <text:p>0.950652</text:p>
          </table:table-cell>
          <table:table-cell office:value-type="float" office:value="1.118224">
            <text:p>1.118224</text:p>
          </table:table-cell>
          <table:table-cell office:value-type="float" office:value="1.275882">
            <text:p>1.275882</text:p>
          </table:table-cell>
          <table:table-cell office:value-type="float" office:value="0.674558">
            <text:p>0.674558</text:p>
          </table:table-cell>
          <table:table-cell office:value-type="float" office:value="1.067589">
            <text:p>1.067589</text:p>
          </table:table-cell>
          <table:table-cell office:value-type="float" office:value="0.913763">
            <text:p>0.913763</text:p>
          </table:table-cell>
          <table:table-cell table:number-columns-repeated="1004"/>
        </table:table-row>
        <table:table-row table:style-name="ro3">
          <table:table-cell office:value-type="float" office:value="0.1836808">
            <text:p>0.1836808</text:p>
          </table:table-cell>
          <table:table-cell office:value-type="float" office:value="0.334724">
            <text:p>0.334724</text:p>
          </table:table-cell>
          <table:table-cell office:value-type="float" office:value="0.542777">
            <text:p>0.542777</text:p>
          </table:table-cell>
          <table:table-cell office:value-type="float" office:value="0.1500035">
            <text:p>0.1500035</text:p>
          </table:table-cell>
          <table:table-cell office:value-type="float" office:value="0.323616">
            <text:p>0.323616</text:p>
          </table:table-cell>
          <table:table-cell table:formula="of:=[.D309]+[.E309]" office:value-type="float" office:value="0.4736195">
            <text:p>0.4736195</text:p>
          </table:table-cell>
          <table:table-cell table:number-columns-repeated="8"/>
          <table:table-cell office:value-type="float" office:value="0.95016">
            <text:p>0.95016</text:p>
          </table:table-cell>
          <table:table-cell office:value-type="float" office:value="1.117232">
            <text:p>1.117232</text:p>
          </table:table-cell>
          <table:table-cell office:value-type="float" office:value="1.27425">
            <text:p>1.27425</text:p>
          </table:table-cell>
          <table:table-cell office:value-type="float" office:value="0.673864">
            <text:p>0.673864</text:p>
          </table:table-cell>
          <table:table-cell office:value-type="float" office:value="1.06608">
            <text:p>1.06608</text:p>
          </table:table-cell>
          <table:table-cell office:value-type="float" office:value="0.912479">
            <text:p>0.912479</text:p>
          </table:table-cell>
          <table:table-cell table:number-columns-repeated="1004"/>
        </table:table-row>
        <table:table-row table:style-name="ro3">
          <table:table-cell office:value-type="float" office:value="0.1839197">
            <text:p>0.1839197</text:p>
          </table:table-cell>
          <table:table-cell office:value-type="float" office:value="0.335343">
            <text:p>0.335343</text:p>
          </table:table-cell>
          <table:table-cell office:value-type="float" office:value="0.541896">
            <text:p>0.541896</text:p>
          </table:table-cell>
          <table:table-cell office:value-type="float" office:value="0.1502429">
            <text:p>0.1502429</text:p>
          </table:table-cell>
          <table:table-cell office:value-type="float" office:value="0.324079">
            <text:p>0.324079</text:p>
          </table:table-cell>
          <table:table-cell table:formula="of:=[.D310]+[.E310]" office:value-type="float" office:value="0.4743219">
            <text:p>0.4743219</text:p>
          </table:table-cell>
          <table:table-cell table:number-columns-repeated="8"/>
          <table:table-cell office:value-type="float" office:value="0.949861">
            <text:p>0.949861</text:p>
          </table:table-cell>
          <table:table-cell office:value-type="float" office:value="1.11655">
            <text:p>1.11655</text:p>
          </table:table-cell>
          <table:table-cell office:value-type="float" office:value="1.272771">
            <text:p>1.272771</text:p>
          </table:table-cell>
          <table:table-cell office:value-type="float" office:value="0.673198">
            <text:p>0.673198</text:p>
          </table:table-cell>
          <table:table-cell office:value-type="float" office:value="1.064786">
            <text:p>1.064786</text:p>
          </table:table-cell>
          <table:table-cell office:value-type="float" office:value="0.911122">
            <text:p>0.911122</text:p>
          </table:table-cell>
          <table:table-cell table:number-columns-repeated="1004"/>
        </table:table-row>
        <table:table-row table:style-name="ro3">
          <table:table-cell office:value-type="float" office:value="0.1840934">
            <text:p>0.1840934</text:p>
          </table:table-cell>
          <table:table-cell office:value-type="float" office:value="0.335154">
            <text:p>0.335154</text:p>
          </table:table-cell>
          <table:table-cell office:value-type="float" office:value="0.541422">
            <text:p>0.541422</text:p>
          </table:table-cell>
          <table:table-cell office:value-type="float" office:value="0.1503836">
            <text:p>0.1503836</text:p>
          </table:table-cell>
          <table:table-cell office:value-type="float" office:value="0.323825">
            <text:p>0.323825</text:p>
          </table:table-cell>
          <table:table-cell table:formula="of:=[.D311]+[.E311]" office:value-type="float" office:value="0.4742086">
            <text:p>0.4742086</text:p>
          </table:table-cell>
          <table:table-cell table:number-columns-repeated="8"/>
          <table:table-cell office:value-type="float" office:value="0.949638">
            <text:p>0.949638</text:p>
          </table:table-cell>
          <table:table-cell office:value-type="float" office:value="1.116">
            <text:p>1.116</text:p>
          </table:table-cell>
          <table:table-cell office:value-type="float" office:value="1.271555">
            <text:p>1.271555</text:p>
          </table:table-cell>
          <table:table-cell office:value-type="float" office:value="0.672567">
            <text:p>0.672567</text:p>
          </table:table-cell>
          <table:table-cell office:value-type="float" office:value="1.06359">
            <text:p>1.06359</text:p>
          </table:table-cell>
          <table:table-cell office:value-type="float" office:value="0.909943">
            <text:p>0.909943</text:p>
          </table:table-cell>
          <table:table-cell table:number-columns-repeated="1004"/>
        </table:table-row>
        <table:table-row table:style-name="ro3">
          <table:table-cell office:value-type="float" office:value="0.1842311">
            <text:p>0.1842311</text:p>
          </table:table-cell>
          <table:table-cell office:value-type="float" office:value="0.335146">
            <text:p>0.335146</text:p>
          </table:table-cell>
          <table:table-cell office:value-type="float" office:value="0.540579">
            <text:p>0.540579</text:p>
          </table:table-cell>
          <table:table-cell office:value-type="float" office:value="0.1504489">
            <text:p>0.1504489</text:p>
          </table:table-cell>
          <table:table-cell office:value-type="float" office:value="0.323788">
            <text:p>0.323788</text:p>
          </table:table-cell>
          <table:table-cell table:formula="of:=[.D312]+[.E312]" office:value-type="float" office:value="0.4742369">
            <text:p>0.4742369</text:p>
          </table:table-cell>
          <table:table-cell table:number-columns-repeated="8"/>
          <table:table-cell office:value-type="float" office:value="0.949359">
            <text:p>0.949359</text:p>
          </table:table-cell>
          <table:table-cell office:value-type="float" office:value="1.115805">
            <text:p>1.115805</text:p>
          </table:table-cell>
          <table:table-cell office:value-type="float" office:value="1.269954">
            <text:p>1.269954</text:p>
          </table:table-cell>
          <table:table-cell office:value-type="float" office:value="0.671822">
            <text:p>0.671822</text:p>
          </table:table-cell>
          <table:table-cell office:value-type="float" office:value="1.062685">
            <text:p>1.062685</text:p>
          </table:table-cell>
          <table:table-cell office:value-type="float" office:value="0.90849">
            <text:p>0.90849</text:p>
          </table:table-cell>
          <table:table-cell table:number-columns-repeated="1004"/>
        </table:table-row>
        <table:table-row table:style-name="ro3">
          <table:table-cell office:value-type="float" office:value="0.1842946">
            <text:p>0.1842946</text:p>
          </table:table-cell>
          <table:table-cell office:value-type="float" office:value="0.335185">
            <text:p>0.335185</text:p>
          </table:table-cell>
          <table:table-cell office:value-type="float" office:value="0.540146">
            <text:p>0.540146</text:p>
          </table:table-cell>
          <table:table-cell office:value-type="float" office:value="0.1504451">
            <text:p>0.1504451</text:p>
          </table:table-cell>
          <table:table-cell office:value-type="float" office:value="0.32372">
            <text:p>0.32372</text:p>
          </table:table-cell>
          <table:table-cell table:formula="of:=[.D313]+[.E313]" office:value-type="float" office:value="0.4741651">
            <text:p>0.4741651</text:p>
          </table:table-cell>
          <table:table-cell table:number-columns-repeated="8"/>
          <table:table-cell office:value-type="float" office:value="0.949006">
            <text:p>0.949006</text:p>
          </table:table-cell>
          <table:table-cell office:value-type="float" office:value="1.115791">
            <text:p>1.115791</text:p>
          </table:table-cell>
          <table:table-cell office:value-type="float" office:value="1.268593">
            <text:p>1.268593</text:p>
          </table:table-cell>
          <table:table-cell office:value-type="float" office:value="0.67107">
            <text:p>0.67107</text:p>
          </table:table-cell>
          <table:table-cell office:value-type="float" office:value="1.06177">
            <text:p>1.06177</text:p>
          </table:table-cell>
          <table:table-cell office:value-type="float" office:value="0.907122">
            <text:p>0.907122</text:p>
          </table:table-cell>
          <table:table-cell table:number-columns-repeated="1004"/>
        </table:table-row>
        <table:table-row table:style-name="ro3">
          <table:table-cell office:value-type="float" office:value="0.1844353">
            <text:p>0.1844353</text:p>
          </table:table-cell>
          <table:table-cell office:value-type="float" office:value="0.334878">
            <text:p>0.334878</text:p>
          </table:table-cell>
          <table:table-cell office:value-type="float" office:value="0.539288">
            <text:p>0.539288</text:p>
          </table:table-cell>
          <table:table-cell office:value-type="float" office:value="0.1504376">
            <text:p>0.1504376</text:p>
          </table:table-cell>
          <table:table-cell office:value-type="float" office:value="0.323395">
            <text:p>0.323395</text:p>
          </table:table-cell>
          <table:table-cell table:formula="of:=[.D314]+[.E314]" office:value-type="float" office:value="0.4738326">
            <text:p>0.4738326</text:p>
          </table:table-cell>
          <table:table-cell table:number-columns-repeated="8"/>
          <table:table-cell office:value-type="float" office:value="0.948785">
            <text:p>0.948785</text:p>
          </table:table-cell>
          <table:table-cell office:value-type="float" office:value="1.116124">
            <text:p>1.116124</text:p>
          </table:table-cell>
          <table:table-cell office:value-type="float" office:value="1.267557">
            <text:p>1.267557</text:p>
          </table:table-cell>
          <table:table-cell office:value-type="float" office:value="0.670202">
            <text:p>0.670202</text:p>
          </table:table-cell>
          <table:table-cell office:value-type="float" office:value="1.061126">
            <text:p>1.061126</text:p>
          </table:table-cell>
          <table:table-cell office:value-type="float" office:value="0.905711">
            <text:p>0.905711</text:p>
          </table:table-cell>
          <table:table-cell table:number-columns-repeated="1004"/>
        </table:table-row>
        <table:table-row table:style-name="ro3">
          <table:table-cell office:value-type="float" office:value="0.1848223">
            <text:p>0.1848223</text:p>
          </table:table-cell>
          <table:table-cell office:value-type="float" office:value="0.334753">
            <text:p>0.334753</text:p>
          </table:table-cell>
          <table:table-cell office:value-type="float" office:value="0.538942">
            <text:p>0.538942</text:p>
          </table:table-cell>
          <table:table-cell office:value-type="float" office:value="0.1506744">
            <text:p>0.1506744</text:p>
          </table:table-cell>
          <table:table-cell office:value-type="float" office:value="0.323162">
            <text:p>0.323162</text:p>
          </table:table-cell>
          <table:table-cell table:formula="of:=[.D315]+[.E315]" office:value-type="float" office:value="0.4738364">
            <text:p>0.4738364</text:p>
          </table:table-cell>
          <table:table-cell table:number-columns-repeated="8"/>
          <table:table-cell office:value-type="float" office:value="0.949092">
            <text:p>0.949092</text:p>
          </table:table-cell>
          <table:table-cell office:value-type="float" office:value="1.115571">
            <text:p>1.115571</text:p>
          </table:table-cell>
          <table:table-cell office:value-type="float" office:value="1.266868">
            <text:p>1.266868</text:p>
          </table:table-cell>
          <table:table-cell office:value-type="float" office:value="0.669543">
            <text:p>0.669543</text:p>
          </table:table-cell>
          <table:table-cell office:value-type="float" office:value="1.059669">
            <text:p>1.059669</text:p>
          </table:table-cell>
          <table:table-cell office:value-type="float" office:value="0.904431">
            <text:p>0.904431</text:p>
          </table:table-cell>
          <table:table-cell table:number-columns-repeated="1004"/>
        </table:table-row>
        <table:table-row table:style-name="ro3">
          <table:table-cell office:value-type="float" office:value="0.185326">
            <text:p>0.185326</text:p>
          </table:table-cell>
          <table:table-cell office:value-type="float" office:value="0.335142">
            <text:p>0.335142</text:p>
          </table:table-cell>
          <table:table-cell office:value-type="float" office:value="0.538118">
            <text:p>0.538118</text:p>
          </table:table-cell>
          <table:table-cell office:value-type="float" office:value="0.150936">
            <text:p>0.150936</text:p>
          </table:table-cell>
          <table:table-cell office:value-type="float" office:value="0.323393">
            <text:p>0.323393</text:p>
          </table:table-cell>
          <table:table-cell table:formula="of:=[.D316]+[.E316]" office:value-type="float" office:value="0.474329">
            <text:p>0.474329</text:p>
          </table:table-cell>
          <table:table-cell table:number-columns-repeated="8"/>
          <table:table-cell office:value-type="float" office:value="0.949556">
            <text:p>0.949556</text:p>
          </table:table-cell>
          <table:table-cell office:value-type="float" office:value="1.115422">
            <text:p>1.115422</text:p>
          </table:table-cell>
          <table:table-cell office:value-type="float" office:value="1.266069">
            <text:p>1.266069</text:p>
          </table:table-cell>
          <table:table-cell office:value-type="float" office:value="0.668839">
            <text:p>0.668839</text:p>
          </table:table-cell>
          <table:table-cell office:value-type="float" office:value="1.058464">
            <text:p>1.058464</text:p>
          </table:table-cell>
          <table:table-cell office:value-type="float" office:value="0.903026">
            <text:p>0.903026</text:p>
          </table:table-cell>
          <table:table-cell table:number-columns-repeated="1004"/>
        </table:table-row>
        <table:table-row table:style-name="ro3">
          <table:table-cell office:value-type="float" office:value="0.1857875">
            <text:p>0.1857875</text:p>
          </table:table-cell>
          <table:table-cell office:value-type="float" office:value="0.335154">
            <text:p>0.335154</text:p>
          </table:table-cell>
          <table:table-cell office:value-type="float" office:value="0.537921">
            <text:p>0.537921</text:p>
          </table:table-cell>
          <table:table-cell office:value-type="float" office:value="0.1513122">
            <text:p>0.1513122</text:p>
          </table:table-cell>
          <table:table-cell office:value-type="float" office:value="0.323222">
            <text:p>0.323222</text:p>
          </table:table-cell>
          <table:table-cell table:formula="of:=[.D317]+[.E317]" office:value-type="float" office:value="0.4745342">
            <text:p>0.4745342</text:p>
          </table:table-cell>
          <table:table-cell table:number-columns-repeated="8"/>
          <table:table-cell office:value-type="float" office:value="0.949721">
            <text:p>0.949721</text:p>
          </table:table-cell>
          <table:table-cell office:value-type="float" office:value="1.115292">
            <text:p>1.115292</text:p>
          </table:table-cell>
          <table:table-cell office:value-type="float" office:value="1.265654">
            <text:p>1.265654</text:p>
          </table:table-cell>
          <table:table-cell office:value-type="float" office:value="0.668103">
            <text:p>0.668103</text:p>
          </table:table-cell>
          <table:table-cell office:value-type="float" office:value="1.057158">
            <text:p>1.057158</text:p>
          </table:table-cell>
          <table:table-cell office:value-type="float" office:value="0.901731">
            <text:p>0.901731</text:p>
          </table:table-cell>
          <table:table-cell table:number-columns-repeated="1004"/>
        </table:table-row>
        <table:table-row table:style-name="ro3">
          <table:table-cell office:value-type="float" office:value="0.1864706">
            <text:p>0.1864706</text:p>
          </table:table-cell>
          <table:table-cell office:value-type="float" office:value="0.336449">
            <text:p>0.336449</text:p>
          </table:table-cell>
          <table:table-cell office:value-type="float" office:value="0.537163">
            <text:p>0.537163</text:p>
          </table:table-cell>
          <table:table-cell office:value-type="float" office:value="0.1518253">
            <text:p>0.1518253</text:p>
          </table:table-cell>
          <table:table-cell office:value-type="float" office:value="0.324194">
            <text:p>0.324194</text:p>
          </table:table-cell>
          <table:table-cell table:formula="of:=[.D318]+[.E318]" office:value-type="float" office:value="0.4760193">
            <text:p>0.4760193</text:p>
          </table:table-cell>
          <table:table-cell table:number-columns-repeated="8"/>
          <table:table-cell office:value-type="float" office:value="0.950281">
            <text:p>0.950281</text:p>
          </table:table-cell>
          <table:table-cell office:value-type="float" office:value="1.115456">
            <text:p>1.115456</text:p>
          </table:table-cell>
          <table:table-cell office:value-type="float" office:value="1.2654">
            <text:p>1.2654</text:p>
          </table:table-cell>
          <table:table-cell office:value-type="float" office:value="0.667493">
            <text:p>0.667493</text:p>
          </table:table-cell>
          <table:table-cell office:value-type="float" office:value="1.055969">
            <text:p>1.055969</text:p>
          </table:table-cell>
          <table:table-cell office:value-type="float" office:value="0.900505">
            <text:p>0.900505</text:p>
          </table:table-cell>
          <table:table-cell table:number-columns-repeated="1004"/>
        </table:table-row>
        <table:table-row table:style-name="ro3">
          <table:table-cell office:value-type="float" office:value="0.1869624">
            <text:p>0.1869624</text:p>
          </table:table-cell>
          <table:table-cell office:value-type="float" office:value="0.336494">
            <text:p>0.336494</text:p>
          </table:table-cell>
          <table:table-cell office:value-type="float" office:value="0.537179">
            <text:p>0.537179</text:p>
          </table:table-cell>
          <table:table-cell office:value-type="float" office:value="0.1523206">
            <text:p>0.1523206</text:p>
          </table:table-cell>
          <table:table-cell office:value-type="float" office:value="0.324079">
            <text:p>0.324079</text:p>
          </table:table-cell>
          <table:table-cell table:formula="of:=[.D319]+[.E319]" office:value-type="float" office:value="0.4763996">
            <text:p>0.4763996</text:p>
          </table:table-cell>
          <table:table-cell table:number-columns-repeated="8"/>
          <table:table-cell office:value-type="float" office:value="0.950258">
            <text:p>0.950258</text:p>
          </table:table-cell>
          <table:table-cell office:value-type="float" office:value="1.114885">
            <text:p>1.114885</text:p>
          </table:table-cell>
          <table:table-cell office:value-type="float" office:value="1.265564">
            <text:p>1.265564</text:p>
          </table:table-cell>
          <table:table-cell office:value-type="float" office:value="0.666804">
            <text:p>0.666804</text:p>
          </table:table-cell>
          <table:table-cell office:value-type="float" office:value="1.054717">
            <text:p>1.054717</text:p>
          </table:table-cell>
          <table:table-cell office:value-type="float" office:value="0.899348">
            <text:p>0.899348</text:p>
          </table:table-cell>
          <table:table-cell table:number-columns-repeated="1004"/>
        </table:table-row>
        <table:table-row table:style-name="ro3">
          <table:table-cell office:value-type="float" office:value="0.1874268">
            <text:p>0.1874268</text:p>
          </table:table-cell>
          <table:table-cell office:value-type="float" office:value="0.338062">
            <text:p>0.338062</text:p>
          </table:table-cell>
          <table:table-cell office:value-type="float" office:value="0.536421">
            <text:p>0.536421</text:p>
          </table:table-cell>
          <table:table-cell office:value-type="float" office:value="0.152706">
            <text:p>0.152706</text:p>
          </table:table-cell>
          <table:table-cell office:value-type="float" office:value="0.325364">
            <text:p>0.325364</text:p>
          </table:table-cell>
          <table:table-cell table:formula="of:=[.D320]+[.E320]" office:value-type="float" office:value="0.47807">
            <text:p>0.47807</text:p>
          </table:table-cell>
          <table:table-cell table:number-columns-repeated="8"/>
          <table:table-cell office:value-type="float" office:value="0.950227">
            <text:p>0.950227</text:p>
          </table:table-cell>
          <table:table-cell office:value-type="float" office:value="1.114526">
            <text:p>1.114526</text:p>
          </table:table-cell>
          <table:table-cell office:value-type="float" office:value="1.265408">
            <text:p>1.265408</text:p>
          </table:table-cell>
          <table:table-cell office:value-type="float" office:value="0.66591">
            <text:p>0.66591</text:p>
          </table:table-cell>
          <table:table-cell office:value-type="float" office:value="1.053496">
            <text:p>1.053496</text:p>
          </table:table-cell>
          <table:table-cell office:value-type="float" office:value="0.897996">
            <text:p>0.897996</text:p>
          </table:table-cell>
          <table:table-cell table:number-columns-repeated="1004"/>
        </table:table-row>
        <table:table-row table:style-name="ro3">
          <table:table-cell office:value-type="float" office:value="0.1878494">
            <text:p>0.1878494</text:p>
          </table:table-cell>
          <table:table-cell office:value-type="float" office:value="0.338402">
            <text:p>0.338402</text:p>
          </table:table-cell>
          <table:table-cell office:value-type="float" office:value="0.536426">
            <text:p>0.536426</text:p>
          </table:table-cell>
          <table:table-cell office:value-type="float" office:value="0.1532072">
            <text:p>0.1532072</text:p>
          </table:table-cell>
          <table:table-cell office:value-type="float" office:value="0.325533">
            <text:p>0.325533</text:p>
          </table:table-cell>
          <table:table-cell table:formula="of:=[.D321]+[.E321]" office:value-type="float" office:value="0.4787402">
            <text:p>0.4787402</text:p>
          </table:table-cell>
          <table:table-cell table:number-columns-repeated="8"/>
          <table:table-cell office:value-type="float" office:value="0.94984">
            <text:p>0.94984</text:p>
          </table:table-cell>
          <table:table-cell office:value-type="float" office:value="1.11405">
            <text:p>1.11405</text:p>
          </table:table-cell>
          <table:table-cell office:value-type="float" office:value="1.26574">
            <text:p>1.26574</text:p>
          </table:table-cell>
          <table:table-cell office:value-type="float" office:value="0.664969">
            <text:p>0.664969</text:p>
          </table:table-cell>
          <table:table-cell office:value-type="float" office:value="1.052518">
            <text:p>1.052518</text:p>
          </table:table-cell>
          <table:table-cell office:value-type="float" office:value="0.89681">
            <text:p>0.89681</text:p>
          </table:table-cell>
          <table:table-cell table:number-columns-repeated="1004"/>
        </table:table-row>
        <table:table-row table:style-name="ro3">
          <table:table-cell office:value-type="float" office:value="0.1885045">
            <text:p>0.1885045</text:p>
          </table:table-cell>
          <table:table-cell office:value-type="float" office:value="0.34061">
            <text:p>0.34061</text:p>
          </table:table-cell>
          <table:table-cell office:value-type="float" office:value="0.535756">
            <text:p>0.535756</text:p>
          </table:table-cell>
          <table:table-cell office:value-type="float" office:value="0.1539011">
            <text:p>0.1539011</text:p>
          </table:table-cell>
          <table:table-cell office:value-type="float" office:value="0.327467">
            <text:p>0.327467</text:p>
          </table:table-cell>
          <table:table-cell table:formula="of:=[.D322]+[.E322]" office:value-type="float" office:value="0.4813681">
            <text:p>0.4813681</text:p>
          </table:table-cell>
          <table:table-cell table:number-columns-repeated="8"/>
          <table:table-cell office:value-type="float" office:value="0.949767">
            <text:p>0.949767</text:p>
          </table:table-cell>
          <table:table-cell office:value-type="float" office:value="1.113736">
            <text:p>1.113736</text:p>
          </table:table-cell>
          <table:table-cell office:value-type="float" office:value="1.265756">
            <text:p>1.265756</text:p>
          </table:table-cell>
          <table:table-cell office:value-type="float" office:value="0.664164">
            <text:p>0.664164</text:p>
          </table:table-cell>
          <table:table-cell office:value-type="float" office:value="1.051485">
            <text:p>1.051485</text:p>
          </table:table-cell>
          <table:table-cell office:value-type="float" office:value="0.895526">
            <text:p>0.895526</text:p>
          </table:table-cell>
          <table:table-cell table:number-columns-repeated="1004"/>
        </table:table-row>
        <table:table-row table:style-name="ro3">
          <table:table-cell office:value-type="float" office:value="0.1886854">
            <text:p>0.1886854</text:p>
          </table:table-cell>
          <table:table-cell office:value-type="float" office:value="0.340255">
            <text:p>0.340255</text:p>
          </table:table-cell>
          <table:table-cell office:value-type="float" office:value="0.535991">
            <text:p>0.535991</text:p>
          </table:table-cell>
          <table:table-cell office:value-type="float" office:value="0.1541726">
            <text:p>0.1541726</text:p>
          </table:table-cell>
          <table:table-cell office:value-type="float" office:value="0.327134">
            <text:p>0.327134</text:p>
          </table:table-cell>
          <table:table-cell table:formula="of:=[.D323]+[.E323]" office:value-type="float" office:value="0.4813066">
            <text:p>0.4813066</text:p>
          </table:table-cell>
          <table:table-cell table:number-columns-repeated="8"/>
          <table:table-cell office:value-type="float" office:value="0.949024">
            <text:p>0.949024</text:p>
          </table:table-cell>
          <table:table-cell office:value-type="float" office:value="1.112237">
            <text:p>1.112237</text:p>
          </table:table-cell>
          <table:table-cell office:value-type="float" office:value="1.266245">
            <text:p>1.266245</text:p>
          </table:table-cell>
          <table:table-cell office:value-type="float" office:value="0.663211">
            <text:p>0.663211</text:p>
          </table:table-cell>
          <table:table-cell office:value-type="float" office:value="1.049895">
            <text:p>1.049895</text:p>
          </table:table-cell>
          <table:table-cell office:value-type="float" office:value="0.894311">
            <text:p>0.894311</text:p>
          </table:table-cell>
          <table:table-cell table:number-columns-repeated="1004"/>
        </table:table-row>
        <table:table-row table:style-name="ro3">
          <table:table-cell office:value-type="float" office:value="0.1887602">
            <text:p>0.1887602</text:p>
          </table:table-cell>
          <table:table-cell office:value-type="float" office:value="0.341033">
            <text:p>0.341033</text:p>
          </table:table-cell>
          <table:table-cell office:value-type="float" office:value="0.535248">
            <text:p>0.535248</text:p>
          </table:table-cell>
          <table:table-cell office:value-type="float" office:value="0.1542865">
            <text:p>0.1542865</text:p>
          </table:table-cell>
          <table:table-cell office:value-type="float" office:value="0.327983">
            <text:p>0.327983</text:p>
          </table:table-cell>
          <table:table-cell table:formula="of:=[.D324]+[.E324]" office:value-type="float" office:value="0.4822695">
            <text:p>0.4822695</text:p>
          </table:table-cell>
          <table:table-cell table:number-columns-repeated="8"/>
          <table:table-cell office:value-type="float" office:value="0.948388">
            <text:p>0.948388</text:p>
          </table:table-cell>
          <table:table-cell office:value-type="float" office:value="1.110964">
            <text:p>1.110964</text:p>
          </table:table-cell>
          <table:table-cell office:value-type="float" office:value="1.265889">
            <text:p>1.265889</text:p>
          </table:table-cell>
          <table:table-cell office:value-type="float" office:value="0.662185">
            <text:p>0.662185</text:p>
          </table:table-cell>
          <table:table-cell office:value-type="float" office:value="1.048269">
            <text:p>1.048269</text:p>
          </table:table-cell>
          <table:table-cell office:value-type="float" office:value="0.892922">
            <text:p>0.892922</text:p>
          </table:table-cell>
          <table:table-cell table:number-columns-repeated="1004"/>
        </table:table-row>
        <table:table-row table:style-name="ro3">
          <table:table-cell office:value-type="float" office:value="0.188873">
            <text:p>0.188873</text:p>
          </table:table-cell>
          <table:table-cell office:value-type="float" office:value="0.340911">
            <text:p>0.340911</text:p>
          </table:table-cell>
          <table:table-cell office:value-type="float" office:value="0.535246">
            <text:p>0.535246</text:p>
          </table:table-cell>
          <table:table-cell office:value-type="float" office:value="0.1545677">
            <text:p>0.1545677</text:p>
          </table:table-cell>
          <table:table-cell office:value-type="float" office:value="0.327909">
            <text:p>0.327909</text:p>
          </table:table-cell>
          <table:table-cell table:formula="of:=[.D325]+[.E325]" office:value-type="float" office:value="0.4824767">
            <text:p>0.4824767</text:p>
          </table:table-cell>
          <table:table-cell table:number-columns-repeated="8"/>
          <table:table-cell office:value-type="float" office:value="0.947423">
            <text:p>0.947423</text:p>
          </table:table-cell>
          <table:table-cell office:value-type="float" office:value="1.10939">
            <text:p>1.10939</text:p>
          </table:table-cell>
          <table:table-cell office:value-type="float" office:value="1.266009">
            <text:p>1.266009</text:p>
          </table:table-cell>
          <table:table-cell office:value-type="float" office:value="0.66124">
            <text:p>0.66124</text:p>
          </table:table-cell>
          <table:table-cell office:value-type="float" office:value="1.047074">
            <text:p>1.047074</text:p>
          </table:table-cell>
          <table:table-cell office:value-type="float" office:value="0.891581">
            <text:p>0.891581</text:p>
          </table:table-cell>
          <table:table-cell table:number-columns-repeated="1004"/>
        </table:table-row>
        <table:table-row table:style-name="ro3">
          <table:table-cell office:value-type="float" office:value="0.1892445">
            <text:p>0.1892445</text:p>
          </table:table-cell>
          <table:table-cell office:value-type="float" office:value="0.342238">
            <text:p>0.342238</text:p>
          </table:table-cell>
          <table:table-cell office:value-type="float" office:value="0.534646">
            <text:p>0.534646</text:p>
          </table:table-cell>
          <table:table-cell office:value-type="float" office:value="0.1551848">
            <text:p>0.1551848</text:p>
          </table:table-cell>
          <table:table-cell office:value-type="float" office:value="0.329316">
            <text:p>0.329316</text:p>
          </table:table-cell>
          <table:table-cell table:formula="of:=[.D326]+[.E326]" office:value-type="float" office:value="0.4845008">
            <text:p>0.4845008</text:p>
          </table:table-cell>
          <table:table-cell table:number-columns-repeated="8"/>
          <table:table-cell office:value-type="float" office:value="0.946749">
            <text:p>0.946749</text:p>
          </table:table-cell>
          <table:table-cell office:value-type="float" office:value="1.107951">
            <text:p>1.107951</text:p>
          </table:table-cell>
          <table:table-cell office:value-type="float" office:value="1.265626">
            <text:p>1.265626</text:p>
          </table:table-cell>
          <table:table-cell office:value-type="float" office:value="0.660659">
            <text:p>0.660659</text:p>
          </table:table-cell>
          <table:table-cell office:value-type="float" office:value="1.045667">
            <text:p>1.045667</text:p>
          </table:table-cell>
          <table:table-cell office:value-type="float" office:value="0.890608">
            <text:p>0.890608</text:p>
          </table:table-cell>
          <table:table-cell table:number-columns-repeated="1004"/>
        </table:table-row>
        <table:table-row table:style-name="ro3">
          <table:table-cell office:value-type="float" office:value="0.1895596">
            <text:p>0.1895596</text:p>
          </table:table-cell>
          <table:table-cell office:value-type="float" office:value="0.341924">
            <text:p>0.341924</text:p>
          </table:table-cell>
          <table:table-cell office:value-type="float" office:value="0.534942">
            <text:p>0.534942</text:p>
          </table:table-cell>
          <table:table-cell office:value-type="float" office:value="0.1557061">
            <text:p>0.1557061</text:p>
          </table:table-cell>
          <table:table-cell office:value-type="float" office:value="0.329083">
            <text:p>0.329083</text:p>
          </table:table-cell>
          <table:table-cell table:formula="of:=[.D327]+[.E327]" office:value-type="float" office:value="0.4847891">
            <text:p>0.4847891</text:p>
          </table:table-cell>
          <table:table-cell table:number-columns-repeated="8"/>
          <table:table-cell office:value-type="float" office:value="0.946222">
            <text:p>0.946222</text:p>
          </table:table-cell>
          <table:table-cell office:value-type="float" office:value="1.106793">
            <text:p>1.106793</text:p>
          </table:table-cell>
          <table:table-cell office:value-type="float" office:value="1.265637">
            <text:p>1.265637</text:p>
          </table:table-cell>
          <table:table-cell office:value-type="float" office:value="0.659892">
            <text:p>0.659892</text:p>
          </table:table-cell>
          <table:table-cell office:value-type="float" office:value="1.044154">
            <text:p>1.044154</text:p>
          </table:table-cell>
          <table:table-cell office:value-type="float" office:value="0.889465">
            <text:p>0.889465</text:p>
          </table:table-cell>
          <table:table-cell table:number-columns-repeated="1004"/>
        </table:table-row>
        <table:table-row table:style-name="ro3">
          <table:table-cell office:value-type="float" office:value="0.1897307">
            <text:p>0.1897307</text:p>
          </table:table-cell>
          <table:table-cell office:value-type="float" office:value="0.342797">
            <text:p>0.342797</text:p>
          </table:table-cell>
          <table:table-cell office:value-type="float" office:value="0.534304">
            <text:p>0.534304</text:p>
          </table:table-cell>
          <table:table-cell office:value-type="float" office:value="0.1560318">
            <text:p>0.1560318</text:p>
          </table:table-cell>
          <table:table-cell office:value-type="float" office:value="0.330124">
            <text:p>0.330124</text:p>
          </table:table-cell>
          <table:table-cell table:formula="of:=[.D328]+[.E328]" office:value-type="float" office:value="0.4861558">
            <text:p>0.4861558</text:p>
          </table:table-cell>
          <table:table-cell table:number-columns-repeated="8"/>
          <table:table-cell office:value-type="float" office:value="0.945886">
            <text:p>0.945886</text:p>
          </table:table-cell>
          <table:table-cell office:value-type="float" office:value="1.105973">
            <text:p>1.105973</text:p>
          </table:table-cell>
          <table:table-cell office:value-type="float" office:value="1.265325">
            <text:p>1.265325</text:p>
          </table:table-cell>
          <table:table-cell office:value-type="float" office:value="0.658923">
            <text:p>0.658923</text:p>
          </table:table-cell>
          <table:table-cell office:value-type="float" office:value="1.042559">
            <text:p>1.042559</text:p>
          </table:table-cell>
          <table:table-cell office:value-type="float" office:value="0.888129">
            <text:p>0.888129</text:p>
          </table:table-cell>
          <table:table-cell table:number-columns-repeated="1004"/>
        </table:table-row>
        <table:table-row table:style-name="ro3">
          <table:table-cell office:value-type="float" office:value="0.1898738">
            <text:p>0.1898738</text:p>
          </table:table-cell>
          <table:table-cell office:value-type="float" office:value="0.342435">
            <text:p>0.342435</text:p>
          </table:table-cell>
          <table:table-cell office:value-type="float" office:value="0.534447">
            <text:p>0.534447</text:p>
          </table:table-cell>
          <table:table-cell office:value-type="float" office:value="0.1562691">
            <text:p>0.1562691</text:p>
          </table:table-cell>
          <table:table-cell office:value-type="float" office:value="0.329798">
            <text:p>0.329798</text:p>
          </table:table-cell>
          <table:table-cell table:formula="of:=[.D329]+[.E329]" office:value-type="float" office:value="0.4860671">
            <text:p>0.4860671</text:p>
          </table:table-cell>
          <table:table-cell table:number-columns-repeated="8"/>
          <table:table-cell office:value-type="float" office:value="0.946046">
            <text:p>0.946046</text:p>
          </table:table-cell>
          <table:table-cell office:value-type="float" office:value="1.105718">
            <text:p>1.105718</text:p>
          </table:table-cell>
          <table:table-cell office:value-type="float" office:value="1.26551">
            <text:p>1.26551</text:p>
          </table:table-cell>
          <table:table-cell office:value-type="float" office:value="0.65792">
            <text:p>0.65792</text:p>
          </table:table-cell>
          <table:table-cell office:value-type="float" office:value="1.04097">
            <text:p>1.04097</text:p>
          </table:table-cell>
          <table:table-cell office:value-type="float" office:value="0.886789">
            <text:p>0.886789</text:p>
          </table:table-cell>
          <table:table-cell table:number-columns-repeated="1004"/>
        </table:table-row>
        <table:table-row table:style-name="ro3">
          <table:table-cell office:value-type="float" office:value="0.1901748">
            <text:p>0.1901748</text:p>
          </table:table-cell>
          <table:table-cell office:value-type="float" office:value="0.343116">
            <text:p>0.343116</text:p>
          </table:table-cell>
          <table:table-cell office:value-type="float" office:value="0.533818">
            <text:p>0.533818</text:p>
          </table:table-cell>
          <table:table-cell office:value-type="float" office:value="0.1565517">
            <text:p>0.1565517</text:p>
          </table:table-cell>
          <table:table-cell office:value-type="float" office:value="0.330609">
            <text:p>0.330609</text:p>
          </table:table-cell>
          <table:table-cell table:formula="of:=[.D330]+[.E330]" office:value-type="float" office:value="0.4871607">
            <text:p>0.4871607</text:p>
          </table:table-cell>
          <table:table-cell table:number-columns-repeated="8"/>
          <table:table-cell office:value-type="float" office:value="0.94666">
            <text:p>0.94666</text:p>
          </table:table-cell>
          <table:table-cell office:value-type="float" office:value="1.105983">
            <text:p>1.105983</text:p>
          </table:table-cell>
          <table:table-cell office:value-type="float" office:value="1.266595">
            <text:p>1.266595</text:p>
          </table:table-cell>
          <table:table-cell office:value-type="float" office:value="0.656924">
            <text:p>0.656924</text:p>
          </table:table-cell>
          <table:table-cell office:value-type="float" office:value="1.039465">
            <text:p>1.039465</text:p>
          </table:table-cell>
          <table:table-cell office:value-type="float" office:value="0.885495">
            <text:p>0.885495</text:p>
          </table:table-cell>
          <table:table-cell table:number-columns-repeated="1004"/>
        </table:table-row>
        <table:table-row table:style-name="ro3">
          <table:table-cell office:value-type="float" office:value="0.1902042">
            <text:p>0.1902042</text:p>
          </table:table-cell>
          <table:table-cell office:value-type="float" office:value="0.342668">
            <text:p>0.342668</text:p>
          </table:table-cell>
          <table:table-cell office:value-type="float" office:value="0.534111">
            <text:p>0.534111</text:p>
          </table:table-cell>
          <table:table-cell office:value-type="float" office:value="0.1568413">
            <text:p>0.1568413</text:p>
          </table:table-cell>
          <table:table-cell office:value-type="float" office:value="0.330309">
            <text:p>0.330309</text:p>
          </table:table-cell>
          <table:table-cell table:formula="of:=[.D331]+[.E331]" office:value-type="float" office:value="0.4871503">
            <text:p>0.4871503</text:p>
          </table:table-cell>
          <table:table-cell table:number-columns-repeated="8"/>
          <table:table-cell office:value-type="float" office:value="0.945964">
            <text:p>0.945964</text:p>
          </table:table-cell>
          <table:table-cell office:value-type="float" office:value="1.104826">
            <text:p>1.104826</text:p>
          </table:table-cell>
          <table:table-cell office:value-type="float" office:value="1.268314">
            <text:p>1.268314</text:p>
          </table:table-cell>
          <table:table-cell office:value-type="float" office:value="0.656049">
            <text:p>0.656049</text:p>
          </table:table-cell>
          <table:table-cell office:value-type="float" office:value="1.03815">
            <text:p>1.03815</text:p>
          </table:table-cell>
          <table:table-cell office:value-type="float" office:value="0.884377">
            <text:p>0.884377</text:p>
          </table:table-cell>
          <table:table-cell table:number-columns-repeated="1004"/>
        </table:table-row>
        <table:table-row table:style-name="ro3">
          <table:table-cell office:value-type="float" office:value="0.1901427">
            <text:p>0.1901427</text:p>
          </table:table-cell>
          <table:table-cell office:value-type="float" office:value="0.343031">
            <text:p>0.343031</text:p>
          </table:table-cell>
          <table:table-cell office:value-type="float" office:value="0.533499">
            <text:p>0.533499</text:p>
          </table:table-cell>
          <table:table-cell office:value-type="float" office:value="0.1569953">
            <text:p>0.1569953</text:p>
          </table:table-cell>
          <table:table-cell office:value-type="float" office:value="0.330915">
            <text:p>0.330915</text:p>
          </table:table-cell>
          <table:table-cell table:formula="of:=[.D332]+[.E332]" office:value-type="float" office:value="0.4879103">
            <text:p>0.4879103</text:p>
          </table:table-cell>
          <table:table-cell table:number-columns-repeated="8"/>
          <table:table-cell office:value-type="float" office:value="0.9457">
            <text:p>0.9457</text:p>
          </table:table-cell>
          <table:table-cell office:value-type="float" office:value="1.103975">
            <text:p>1.103975</text:p>
          </table:table-cell>
          <table:table-cell office:value-type="float" office:value="1.270515">
            <text:p>1.270515</text:p>
          </table:table-cell>
          <table:table-cell office:value-type="float" office:value="0.655151">
            <text:p>0.655151</text:p>
          </table:table-cell>
          <table:table-cell office:value-type="float" office:value="1.036673">
            <text:p>1.036673</text:p>
          </table:table-cell>
          <table:table-cell office:value-type="float" office:value="0.883377">
            <text:p>0.883377</text:p>
          </table:table-cell>
          <table:table-cell table:number-columns-repeated="1004"/>
        </table:table-row>
        <table:table-row table:style-name="ro3">
          <table:table-cell office:value-type="float" office:value="0.1899492">
            <text:p>0.1899492</text:p>
          </table:table-cell>
          <table:table-cell office:value-type="float" office:value="0.342579">
            <text:p>0.342579</text:p>
          </table:table-cell>
          <table:table-cell office:value-type="float" office:value="0.533734">
            <text:p>0.533734</text:p>
          </table:table-cell>
          <table:table-cell office:value-type="float" office:value="0.1568674">
            <text:p>0.1568674</text:p>
          </table:table-cell>
          <table:table-cell office:value-type="float" office:value="0.330439">
            <text:p>0.330439</text:p>
          </table:table-cell>
          <table:table-cell table:formula="of:=[.D333]+[.E333]" office:value-type="float" office:value="0.4873064">
            <text:p>0.4873064</text:p>
          </table:table-cell>
          <table:table-cell table:number-columns-repeated="8"/>
          <table:table-cell office:value-type="float" office:value="0.946001">
            <text:p>0.946001</text:p>
          </table:table-cell>
          <table:table-cell office:value-type="float" office:value="1.105201">
            <text:p>1.105201</text:p>
          </table:table-cell>
          <table:table-cell office:value-type="float" office:value="1.273453">
            <text:p>1.273453</text:p>
          </table:table-cell>
          <table:table-cell office:value-type="float" office:value="0.654244">
            <text:p>0.654244</text:p>
          </table:table-cell>
          <table:table-cell office:value-type="float" office:value="1.035608">
            <text:p>1.035608</text:p>
          </table:table-cell>
          <table:table-cell office:value-type="float" office:value="0.882736">
            <text:p>0.882736</text:p>
          </table:table-cell>
          <table:table-cell table:number-columns-repeated="1004"/>
        </table:table-row>
        <table:table-row table:style-name="ro3">
          <table:table-cell office:value-type="float" office:value="0.1898375">
            <text:p>0.1898375</text:p>
          </table:table-cell>
          <table:table-cell office:value-type="float" office:value="0.342339">
            <text:p>0.342339</text:p>
          </table:table-cell>
          <table:table-cell office:value-type="float" office:value="0.533143">
            <text:p>0.533143</text:p>
          </table:table-cell>
          <table:table-cell office:value-type="float" office:value="0.1567862">
            <text:p>0.1567862</text:p>
          </table:table-cell>
          <table:table-cell office:value-type="float" office:value="0.330307">
            <text:p>0.330307</text:p>
          </table:table-cell>
          <table:table-cell table:formula="of:=[.D334]+[.E334]" office:value-type="float" office:value="0.4870932">
            <text:p>0.4870932</text:p>
          </table:table-cell>
          <table:table-cell table:number-columns-repeated="8"/>
          <table:table-cell office:value-type="float" office:value="0.946424">
            <text:p>0.946424</text:p>
          </table:table-cell>
          <table:table-cell office:value-type="float" office:value="1.107056">
            <text:p>1.107056</text:p>
          </table:table-cell>
          <table:table-cell office:value-type="float" office:value="1.275532">
            <text:p>1.275532</text:p>
          </table:table-cell>
          <table:table-cell office:value-type="float" office:value="0.653263">
            <text:p>0.653263</text:p>
          </table:table-cell>
          <table:table-cell office:value-type="float" office:value="1.034731">
            <text:p>1.034731</text:p>
          </table:table-cell>
          <table:table-cell office:value-type="float" office:value="0.881682">
            <text:p>0.881682</text:p>
          </table:table-cell>
          <table:table-cell table:number-columns-repeated="1004"/>
        </table:table-row>
        <table:table-row table:style-name="ro3">
          <table:table-cell office:value-type="float" office:value="0.1896836">
            <text:p>0.1896836</text:p>
          </table:table-cell>
          <table:table-cell office:value-type="float" office:value="0.342085">
            <text:p>0.342085</text:p>
          </table:table-cell>
          <table:table-cell office:value-type="float" office:value="0.533404">
            <text:p>0.533404</text:p>
          </table:table-cell>
          <table:table-cell office:value-type="float" office:value="0.1565929">
            <text:p>0.1565929</text:p>
          </table:table-cell>
          <table:table-cell office:value-type="float" office:value="0.329908">
            <text:p>0.329908</text:p>
          </table:table-cell>
          <table:table-cell table:formula="of:=[.D335]+[.E335]" office:value-type="float" office:value="0.4865009">
            <text:p>0.4865009</text:p>
          </table:table-cell>
          <table:table-cell table:number-columns-repeated="8"/>
          <table:table-cell office:value-type="float" office:value="0.946965">
            <text:p>0.946965</text:p>
          </table:table-cell>
          <table:table-cell office:value-type="float" office:value="1.109061">
            <text:p>1.109061</text:p>
          </table:table-cell>
          <table:table-cell office:value-type="float" office:value="1.278299">
            <text:p>1.278299</text:p>
          </table:table-cell>
          <table:table-cell office:value-type="float" office:value="0.652317">
            <text:p>0.652317</text:p>
          </table:table-cell>
          <table:table-cell office:value-type="float" office:value="1.034035">
            <text:p>1.034035</text:p>
          </table:table-cell>
          <table:table-cell office:value-type="float" office:value="0.880927">
            <text:p>0.880927</text:p>
          </table:table-cell>
          <table:table-cell table:number-columns-repeated="1004"/>
        </table:table-row>
        <table:table-row table:style-name="ro3">
          <table:table-cell office:value-type="float" office:value="0.1895652">
            <text:p>0.1895652</text:p>
          </table:table-cell>
          <table:table-cell office:value-type="float" office:value="0.341816">
            <text:p>0.341816</text:p>
          </table:table-cell>
          <table:table-cell office:value-type="float" office:value="0.532665">
            <text:p>0.532665</text:p>
          </table:table-cell>
          <table:table-cell office:value-type="float" office:value="0.1564384">
            <text:p>0.1564384</text:p>
          </table:table-cell>
          <table:table-cell office:value-type="float" office:value="0.329582">
            <text:p>0.329582</text:p>
          </table:table-cell>
          <table:table-cell table:formula="of:=[.D336]+[.E336]" office:value-type="float" office:value="0.4860204">
            <text:p>0.4860204</text:p>
          </table:table-cell>
          <table:table-cell table:number-columns-repeated="8"/>
          <table:table-cell office:value-type="float" office:value="0.947537">
            <text:p>0.947537</text:p>
          </table:table-cell>
          <table:table-cell office:value-type="float" office:value="1.1118">
            <text:p>1.1118</text:p>
          </table:table-cell>
          <table:table-cell office:value-type="float" office:value="1.278883">
            <text:p>1.278883</text:p>
          </table:table-cell>
          <table:table-cell office:value-type="float" office:value="0.651341">
            <text:p>0.651341</text:p>
          </table:table-cell>
          <table:table-cell office:value-type="float" office:value="1.033712">
            <text:p>1.033712</text:p>
          </table:table-cell>
          <table:table-cell office:value-type="float" office:value="0.879636">
            <text:p>0.879636</text:p>
          </table:table-cell>
          <table:table-cell table:number-columns-repeated="1004"/>
        </table:table-row>
        <table:table-row table:style-name="ro3">
          <table:table-cell office:value-type="float" office:value="0.1893328">
            <text:p>0.1893328</text:p>
          </table:table-cell>
          <table:table-cell office:value-type="float" office:value="0.34135">
            <text:p>0.34135</text:p>
          </table:table-cell>
          <table:table-cell office:value-type="float" office:value="0.532597">
            <text:p>0.532597</text:p>
          </table:table-cell>
          <table:table-cell office:value-type="float" office:value="0.1563883">
            <text:p>0.1563883</text:p>
          </table:table-cell>
          <table:table-cell office:value-type="float" office:value="0.329155">
            <text:p>0.329155</text:p>
          </table:table-cell>
          <table:table-cell table:formula="of:=[.D337]+[.E337]" office:value-type="float" office:value="0.4855433">
            <text:p>0.4855433</text:p>
          </table:table-cell>
          <table:table-cell table:number-columns-repeated="8"/>
          <table:table-cell office:value-type="float" office:value="0.947244">
            <text:p>0.947244</text:p>
          </table:table-cell>
          <table:table-cell office:value-type="float" office:value="1.111312">
            <text:p>1.111312</text:p>
          </table:table-cell>
          <table:table-cell office:value-type="float" office:value="1.280028">
            <text:p>1.280028</text:p>
          </table:table-cell>
          <table:table-cell office:value-type="float" office:value="0.650392">
            <text:p>0.650392</text:p>
          </table:table-cell>
          <table:table-cell office:value-type="float" office:value="1.032347">
            <text:p>1.032347</text:p>
          </table:table-cell>
          <table:table-cell office:value-type="float" office:value="0.878404">
            <text:p>0.878404</text:p>
          </table:table-cell>
          <table:table-cell table:number-columns-repeated="1004"/>
        </table:table-row>
        <table:table-row table:style-name="ro3">
          <table:table-cell office:value-type="float" office:value="0.1892292">
            <text:p>0.1892292</text:p>
          </table:table-cell>
          <table:table-cell office:value-type="float" office:value="0.341118">
            <text:p>0.341118</text:p>
          </table:table-cell>
          <table:table-cell office:value-type="float" office:value="0.53211">
            <text:p>0.53211</text:p>
          </table:table-cell>
          <table:table-cell office:value-type="float" office:value="0.156445">
            <text:p>0.156445</text:p>
          </table:table-cell>
          <table:table-cell office:value-type="float" office:value="0.328947">
            <text:p>0.328947</text:p>
          </table:table-cell>
          <table:table-cell table:formula="of:=[.D338]+[.E338]" office:value-type="float" office:value="0.485392">
            <text:p>0.485392</text:p>
          </table:table-cell>
          <table:table-cell table:number-columns-repeated="8"/>
          <table:table-cell office:value-type="float" office:value="0.947428">
            <text:p>0.947428</text:p>
          </table:table-cell>
          <table:table-cell office:value-type="float" office:value="1.111309">
            <text:p>1.111309</text:p>
          </table:table-cell>
          <table:table-cell office:value-type="float" office:value="1.281882">
            <text:p>1.281882</text:p>
          </table:table-cell>
          <table:table-cell office:value-type="float" office:value="0.649483">
            <text:p>0.649483</text:p>
          </table:table-cell>
          <table:table-cell office:value-type="float" office:value="1.031102">
            <text:p>1.031102</text:p>
          </table:table-cell>
          <table:table-cell office:value-type="float" office:value="0.877286">
            <text:p>0.877286</text:p>
          </table:table-cell>
          <table:table-cell table:number-columns-repeated="1004"/>
        </table:table-row>
        <table:table-row table:style-name="ro3">
          <table:table-cell office:value-type="float" office:value="0.1890553">
            <text:p>0.1890553</text:p>
          </table:table-cell>
          <table:table-cell office:value-type="float" office:value="0.340725">
            <text:p>0.340725</text:p>
          </table:table-cell>
          <table:table-cell office:value-type="float" office:value="0.532654">
            <text:p>0.532654</text:p>
          </table:table-cell>
          <table:table-cell office:value-type="float" office:value="0.1566399">
            <text:p>0.1566399</text:p>
          </table:table-cell>
          <table:table-cell office:value-type="float" office:value="0.328686">
            <text:p>0.328686</text:p>
          </table:table-cell>
          <table:table-cell table:formula="of:=[.D339]+[.E339]" office:value-type="float" office:value="0.4853259">
            <text:p>0.4853259</text:p>
          </table:table-cell>
          <table:table-cell table:number-columns-repeated="8"/>
          <table:table-cell office:value-type="float" office:value="0.946687">
            <text:p>0.946687</text:p>
          </table:table-cell>
          <table:table-cell office:value-type="float" office:value="1.110343">
            <text:p>1.110343</text:p>
          </table:table-cell>
          <table:table-cell office:value-type="float" office:value="1.284388">
            <text:p>1.284388</text:p>
          </table:table-cell>
          <table:table-cell office:value-type="float" office:value="0.648681">
            <text:p>0.648681</text:p>
          </table:table-cell>
          <table:table-cell office:value-type="float" office:value="1.029858">
            <text:p>1.029858</text:p>
          </table:table-cell>
          <table:table-cell office:value-type="float" office:value="0.876368">
            <text:p>0.876368</text:p>
          </table:table-cell>
          <table:table-cell table:number-columns-repeated="1004"/>
        </table:table-row>
        <table:table-row table:style-name="ro3">
          <table:table-cell office:value-type="float" office:value="0.1888097">
            <text:p>0.1888097</text:p>
          </table:table-cell>
          <table:table-cell office:value-type="float" office:value="0.340364">
            <text:p>0.340364</text:p>
          </table:table-cell>
          <table:table-cell office:value-type="float" office:value="0.53331">
            <text:p>0.53331</text:p>
          </table:table-cell>
          <table:table-cell office:value-type="float" office:value="0.1566297">
            <text:p>0.1566297</text:p>
          </table:table-cell>
          <table:table-cell office:value-type="float" office:value="0.328423">
            <text:p>0.328423</text:p>
          </table:table-cell>
          <table:table-cell table:formula="of:=[.D340]+[.E340]" office:value-type="float" office:value="0.4850527">
            <text:p>0.4850527</text:p>
          </table:table-cell>
          <table:table-cell table:number-columns-repeated="8"/>
          <table:table-cell office:value-type="float" office:value="0.94685">
            <text:p>0.94685</text:p>
          </table:table-cell>
          <table:table-cell office:value-type="float" office:value="1.109731">
            <text:p>1.109731</text:p>
          </table:table-cell>
          <table:table-cell office:value-type="float" office:value="1.290801">
            <text:p>1.290801</text:p>
          </table:table-cell>
          <table:table-cell office:value-type="float" office:value="0.647758">
            <text:p>0.647758</text:p>
          </table:table-cell>
          <table:table-cell office:value-type="float" office:value="1.028575">
            <text:p>1.028575</text:p>
          </table:table-cell>
          <table:table-cell office:value-type="float" office:value="0.877613">
            <text:p>0.877613</text:p>
          </table:table-cell>
          <table:table-cell table:number-columns-repeated="1004"/>
        </table:table-row>
        <table:table-row table:style-name="ro3">
          <table:table-cell office:value-type="float" office:value="0.188535">
            <text:p>0.188535</text:p>
          </table:table-cell>
          <table:table-cell office:value-type="float" office:value="0.339993">
            <text:p>0.339993</text:p>
          </table:table-cell>
          <table:table-cell office:value-type="float" office:value="0.535332">
            <text:p>0.535332</text:p>
          </table:table-cell>
          <table:table-cell office:value-type="float" office:value="0.1565981">
            <text:p>0.1565981</text:p>
          </table:table-cell>
          <table:table-cell office:value-type="float" office:value="0.328172">
            <text:p>0.328172</text:p>
          </table:table-cell>
          <table:table-cell table:formula="of:=[.D341]+[.E341]" office:value-type="float" office:value="0.4847701">
            <text:p>0.4847701</text:p>
          </table:table-cell>
          <table:table-cell table:number-columns-repeated="8"/>
          <table:table-cell office:value-type="float" office:value="0.946871">
            <text:p>0.946871</text:p>
          </table:table-cell>
          <table:table-cell office:value-type="float" office:value="1.109075">
            <text:p>1.109075</text:p>
          </table:table-cell>
          <table:table-cell office:value-type="float" office:value="1.298153">
            <text:p>1.298153</text:p>
          </table:table-cell>
          <table:table-cell office:value-type="float" office:value="0.646853">
            <text:p>0.646853</text:p>
          </table:table-cell>
          <table:table-cell office:value-type="float" office:value="1.027246">
            <text:p>1.027246</text:p>
          </table:table-cell>
          <table:table-cell office:value-type="float" office:value="0.879699">
            <text:p>0.879699</text:p>
          </table:table-cell>
          <table:table-cell table:number-columns-repeated="1004"/>
        </table:table-row>
        <table:table-row table:style-name="ro3">
          <table:table-cell office:value-type="float" office:value="0.1882632">
            <text:p>0.1882632</text:p>
          </table:table-cell>
          <table:table-cell office:value-type="float" office:value="0.339605">
            <text:p>0.339605</text:p>
          </table:table-cell>
          <table:table-cell office:value-type="float" office:value="0.535474">
            <text:p>0.535474</text:p>
          </table:table-cell>
          <table:table-cell office:value-type="float" office:value="0.1566156">
            <text:p>0.1566156</text:p>
          </table:table-cell>
          <table:table-cell office:value-type="float" office:value="0.327844">
            <text:p>0.327844</text:p>
          </table:table-cell>
          <table:table-cell table:formula="of:=[.D342]+[.E342]" office:value-type="float" office:value="0.4844596">
            <text:p>0.4844596</text:p>
          </table:table-cell>
          <table:table-cell table:number-columns-repeated="8"/>
          <table:table-cell office:value-type="float" office:value="0.947029">
            <text:p>0.947029</text:p>
          </table:table-cell>
          <table:table-cell office:value-type="float" office:value="1.108868">
            <text:p>1.108868</text:p>
          </table:table-cell>
          <table:table-cell office:value-type="float" office:value="1.302221">
            <text:p>1.302221</text:p>
          </table:table-cell>
          <table:table-cell office:value-type="float" office:value="0.645932">
            <text:p>0.645932</text:p>
          </table:table-cell>
          <table:table-cell office:value-type="float" office:value="1.025959">
            <text:p>1.025959</text:p>
          </table:table-cell>
          <table:table-cell office:value-type="float" office:value="0.880021">
            <text:p>0.880021</text:p>
          </table:table-cell>
          <table:table-cell table:number-columns-repeated="1004"/>
        </table:table-row>
        <table:table-row table:style-name="ro3">
          <table:table-cell office:value-type="float" office:value="0.1880262">
            <text:p>0.1880262</text:p>
          </table:table-cell>
          <table:table-cell office:value-type="float" office:value="0.339227">
            <text:p>0.339227</text:p>
          </table:table-cell>
          <table:table-cell office:value-type="float" office:value="0.536766">
            <text:p>0.536766</text:p>
          </table:table-cell>
          <table:table-cell office:value-type="float" office:value="0.1567783">
            <text:p>0.1567783</text:p>
          </table:table-cell>
          <table:table-cell office:value-type="float" office:value="0.327656">
            <text:p>0.327656</text:p>
          </table:table-cell>
          <table:table-cell table:formula="of:=[.D343]+[.E343]" office:value-type="float" office:value="0.4844343">
            <text:p>0.4844343</text:p>
          </table:table-cell>
          <table:table-cell table:number-columns-repeated="8"/>
          <table:table-cell office:value-type="float" office:value="0.946599">
            <text:p>0.946599</text:p>
          </table:table-cell>
          <table:table-cell office:value-type="float" office:value="1.107748">
            <text:p>1.107748</text:p>
          </table:table-cell>
          <table:table-cell office:value-type="float" office:value="1.307106">
            <text:p>1.307106</text:p>
          </table:table-cell>
          <table:table-cell office:value-type="float" office:value="0.645062">
            <text:p>0.645062</text:p>
          </table:table-cell>
          <table:table-cell office:value-type="float" office:value="1.024594">
            <text:p>1.024594</text:p>
          </table:table-cell>
          <table:table-cell office:value-type="float" office:value="0.881037">
            <text:p>0.881037</text:p>
          </table:table-cell>
          <table:table-cell table:number-columns-repeated="1004"/>
        </table:table-row>
        <table:table-row table:style-name="ro3">
          <table:table-cell office:value-type="float" office:value="0.1877758">
            <text:p>0.1877758</text:p>
          </table:table-cell>
          <table:table-cell office:value-type="float" office:value="0.338914">
            <text:p>0.338914</text:p>
          </table:table-cell>
          <table:table-cell office:value-type="float" office:value="0.536587">
            <text:p>0.536587</text:p>
          </table:table-cell>
          <table:table-cell office:value-type="float" office:value="0.1570363">
            <text:p>0.1570363</text:p>
          </table:table-cell>
          <table:table-cell office:value-type="float" office:value="0.327437">
            <text:p>0.327437</text:p>
          </table:table-cell>
          <table:table-cell table:formula="of:=[.D344]+[.E344]" office:value-type="float" office:value="0.4844733">
            <text:p>0.4844733</text:p>
          </table:table-cell>
          <table:table-cell table:number-columns-repeated="8"/>
          <table:table-cell office:value-type="float" office:value="0.946324">
            <text:p>0.946324</text:p>
          </table:table-cell>
          <table:table-cell office:value-type="float" office:value="1.106982">
            <text:p>1.106982</text:p>
          </table:table-cell>
          <table:table-cell office:value-type="float" office:value="1.309654">
            <text:p>1.309654</text:p>
          </table:table-cell>
          <table:table-cell office:value-type="float" office:value="0.644212">
            <text:p>0.644212</text:p>
          </table:table-cell>
          <table:table-cell office:value-type="float" office:value="1.023162">
            <text:p>1.023162</text:p>
          </table:table-cell>
          <table:table-cell office:value-type="float" office:value="0.880525">
            <text:p>0.880525</text:p>
          </table:table-cell>
          <table:table-cell table:number-columns-repeated="1004"/>
        </table:table-row>
        <table:table-row table:style-name="ro3">
          <table:table-cell office:value-type="float" office:value="0.187534">
            <text:p>0.187534</text:p>
          </table:table-cell>
          <table:table-cell office:value-type="float" office:value="0.338419">
            <text:p>0.338419</text:p>
          </table:table-cell>
          <table:table-cell office:value-type="float" office:value="0.537453">
            <text:p>0.537453</text:p>
          </table:table-cell>
          <table:table-cell office:value-type="float" office:value="0.1569644">
            <text:p>0.1569644</text:p>
          </table:table-cell>
          <table:table-cell office:value-type="float" office:value="0.327028">
            <text:p>0.327028</text:p>
          </table:table-cell>
          <table:table-cell table:formula="of:=[.D345]+[.E345]" office:value-type="float" office:value="0.4839924">
            <text:p>0.4839924</text:p>
          </table:table-cell>
          <table:table-cell table:number-columns-repeated="8"/>
          <table:table-cell office:value-type="float" office:value="0.946874">
            <text:p>0.946874</text:p>
          </table:table-cell>
          <table:table-cell office:value-type="float" office:value="1.106948">
            <text:p>1.106948</text:p>
          </table:table-cell>
          <table:table-cell office:value-type="float" office:value="1.312896">
            <text:p>1.312896</text:p>
          </table:table-cell>
          <table:table-cell office:value-type="float" office:value="0.6433">
            <text:p>0.6433</text:p>
          </table:table-cell>
          <table:table-cell office:value-type="float" office:value="1.021706">
            <text:p>1.021706</text:p>
          </table:table-cell>
          <table:table-cell office:value-type="float" office:value="0.880498">
            <text:p>0.880498</text:p>
          </table:table-cell>
          <table:table-cell table:number-columns-repeated="1004"/>
        </table:table-row>
        <table:table-row table:style-name="ro3">
          <table:table-cell office:value-type="float" office:value="0.1873663">
            <text:p>0.1873663</text:p>
          </table:table-cell>
          <table:table-cell office:value-type="float" office:value="0.338412">
            <text:p>0.338412</text:p>
          </table:table-cell>
          <table:table-cell office:value-type="float" office:value="0.537593">
            <text:p>0.537593</text:p>
          </table:table-cell>
          <table:table-cell office:value-type="float" office:value="0.1568573">
            <text:p>0.1568573</text:p>
          </table:table-cell>
          <table:table-cell office:value-type="float" office:value="0.326949">
            <text:p>0.326949</text:p>
          </table:table-cell>
          <table:table-cell table:formula="of:=[.D346]+[.E346]" office:value-type="float" office:value="0.4838063">
            <text:p>0.4838063</text:p>
          </table:table-cell>
          <table:table-cell table:number-columns-repeated="8"/>
          <table:table-cell office:value-type="float" office:value="0.948122">
            <text:p>0.948122</text:p>
          </table:table-cell>
          <table:table-cell office:value-type="float" office:value="1.10745">
            <text:p>1.10745</text:p>
          </table:table-cell>
          <table:table-cell office:value-type="float" office:value="1.316189">
            <text:p>1.316189</text:p>
          </table:table-cell>
          <table:table-cell office:value-type="float" office:value="0.642433">
            <text:p>0.642433</text:p>
          </table:table-cell>
          <table:table-cell office:value-type="float" office:value="1.02041">
            <text:p>1.02041</text:p>
          </table:table-cell>
          <table:table-cell office:value-type="float" office:value="0.880678">
            <text:p>0.880678</text:p>
          </table:table-cell>
          <table:table-cell table:number-columns-repeated="1004"/>
        </table:table-row>
        <table:table-row table:style-name="ro3">
          <table:table-cell office:value-type="float" office:value="0.1871411">
            <text:p>0.1871411</text:p>
          </table:table-cell>
          <table:table-cell office:value-type="float" office:value="0.337932">
            <text:p>0.337932</text:p>
          </table:table-cell>
          <table:table-cell office:value-type="float" office:value="0.538943">
            <text:p>0.538943</text:p>
          </table:table-cell>
          <table:table-cell office:value-type="float" office:value="0.1567068">
            <text:p>0.1567068</text:p>
          </table:table-cell>
          <table:table-cell office:value-type="float" office:value="0.326514">
            <text:p>0.326514</text:p>
          </table:table-cell>
          <table:table-cell table:formula="of:=[.D347]+[.E347]" office:value-type="float" office:value="0.4832208">
            <text:p>0.4832208</text:p>
          </table:table-cell>
          <table:table-cell table:number-columns-repeated="8"/>
          <table:table-cell office:value-type="float" office:value="0.949055">
            <text:p>0.949055</text:p>
          </table:table-cell>
          <table:table-cell office:value-type="float" office:value="1.107663">
            <text:p>1.107663</text:p>
          </table:table-cell>
          <table:table-cell office:value-type="float" office:value="1.32025">
            <text:p>1.32025</text:p>
          </table:table-cell>
          <table:table-cell office:value-type="float" office:value="0.641634">
            <text:p>0.641634</text:p>
          </table:table-cell>
          <table:table-cell office:value-type="float" office:value="1.019036">
            <text:p>1.019036</text:p>
          </table:table-cell>
          <table:table-cell office:value-type="float" office:value="0.881529">
            <text:p>0.881529</text:p>
          </table:table-cell>
          <table:table-cell table:number-columns-repeated="1004"/>
        </table:table-row>
        <table:table-row table:style-name="ro3">
          <table:table-cell office:value-type="float" office:value="0.1869956">
            <text:p>0.1869956</text:p>
          </table:table-cell>
          <table:table-cell office:value-type="float" office:value="0.337888">
            <text:p>0.337888</text:p>
          </table:table-cell>
          <table:table-cell office:value-type="float" office:value="0.538972">
            <text:p>0.538972</text:p>
          </table:table-cell>
          <table:table-cell office:value-type="float" office:value="0.1565607">
            <text:p>0.1565607</text:p>
          </table:table-cell>
          <table:table-cell office:value-type="float" office:value="0.326376">
            <text:p>0.326376</text:p>
          </table:table-cell>
          <table:table-cell table:formula="of:=[.D348]+[.E348]" office:value-type="float" office:value="0.4829367">
            <text:p>0.4829367</text:p>
          </table:table-cell>
          <table:table-cell table:number-columns-repeated="8"/>
          <table:table-cell office:value-type="float" office:value="0.950405">
            <text:p>0.950405</text:p>
          </table:table-cell>
          <table:table-cell office:value-type="float" office:value="1.108473">
            <text:p>1.108473</text:p>
          </table:table-cell>
          <table:table-cell office:value-type="float" office:value="1.322889">
            <text:p>1.322889</text:p>
          </table:table-cell>
          <table:table-cell office:value-type="float" office:value="0.640876">
            <text:p>0.640876</text:p>
          </table:table-cell>
          <table:table-cell office:value-type="float" office:value="1.017924">
            <text:p>1.017924</text:p>
          </table:table-cell>
          <table:table-cell office:value-type="float" office:value="0.881439">
            <text:p>0.881439</text:p>
          </table:table-cell>
          <table:table-cell table:number-columns-repeated="1004"/>
        </table:table-row>
        <table:table-row table:style-name="ro3">
          <table:table-cell office:value-type="float" office:value="0.1867872">
            <text:p>0.1867872</text:p>
          </table:table-cell>
          <table:table-cell office:value-type="float" office:value="0.337509">
            <text:p>0.337509</text:p>
          </table:table-cell>
          <table:table-cell office:value-type="float" office:value="0.540216">
            <text:p>0.540216</text:p>
          </table:table-cell>
          <table:table-cell office:value-type="float" office:value="0.156716">
            <text:p>0.156716</text:p>
          </table:table-cell>
          <table:table-cell office:value-type="float" office:value="0.326166">
            <text:p>0.326166</text:p>
          </table:table-cell>
          <table:table-cell table:formula="of:=[.D349]+[.E349]" office:value-type="float" office:value="0.482882">
            <text:p>0.482882</text:p>
          </table:table-cell>
          <table:table-cell table:number-columns-repeated="8"/>
          <table:table-cell office:value-type="float" office:value="0.95016">
            <text:p>0.95016</text:p>
          </table:table-cell>
          <table:table-cell office:value-type="float" office:value="1.107214">
            <text:p>1.107214</text:p>
          </table:table-cell>
          <table:table-cell office:value-type="float" office:value="1.326262">
            <text:p>1.326262</text:p>
          </table:table-cell>
          <table:table-cell office:value-type="float" office:value="0.639985">
            <text:p>0.639985</text:p>
          </table:table-cell>
          <table:table-cell office:value-type="float" office:value="1.01656">
            <text:p>1.01656</text:p>
          </table:table-cell>
          <table:table-cell office:value-type="float" office:value="0.881971">
            <text:p>0.881971</text:p>
          </table:table-cell>
          <table:table-cell table:number-columns-repeated="1004"/>
        </table:table-row>
        <table:table-row table:style-name="ro3">
          <table:table-cell office:value-type="float" office:value="0.1865965">
            <text:p>0.1865965</text:p>
          </table:table-cell>
          <table:table-cell office:value-type="float" office:value="0.337615">
            <text:p>0.337615</text:p>
          </table:table-cell>
          <table:table-cell office:value-type="float" office:value="0.53987">
            <text:p>0.53987</text:p>
          </table:table-cell>
          <table:table-cell office:value-type="float" office:value="0.1569919">
            <text:p>0.1569919</text:p>
          </table:table-cell>
          <table:table-cell office:value-type="float" office:value="0.32631">
            <text:p>0.32631</text:p>
          </table:table-cell>
          <table:table-cell table:formula="of:=[.D350]+[.E350]" office:value-type="float" office:value="0.4833019">
            <text:p>0.4833019</text:p>
          </table:table-cell>
          <table:table-cell table:number-columns-repeated="8"/>
          <table:table-cell office:value-type="float" office:value="0.949924">
            <text:p>0.949924</text:p>
          </table:table-cell>
          <table:table-cell office:value-type="float" office:value="1.106209">
            <text:p>1.106209</text:p>
          </table:table-cell>
          <table:table-cell office:value-type="float" office:value="1.327445">
            <text:p>1.327445</text:p>
          </table:table-cell>
          <table:table-cell office:value-type="float" office:value="0.639089">
            <text:p>0.639089</text:p>
          </table:table-cell>
          <table:table-cell office:value-type="float" office:value="1.015127">
            <text:p>1.015127</text:p>
          </table:table-cell>
          <table:table-cell office:value-type="float" office:value="0.880935">
            <text:p>0.880935</text:p>
          </table:table-cell>
          <table:table-cell table:number-columns-repeated="1004"/>
        </table:table-row>
        <table:table-row table:style-name="ro3">
          <table:table-cell office:value-type="float" office:value="0.1867648">
            <text:p>0.1867648</text:p>
          </table:table-cell>
          <table:table-cell office:value-type="float" office:value="0.337571">
            <text:p>0.337571</text:p>
          </table:table-cell>
          <table:table-cell office:value-type="float" office:value="0.540557">
            <text:p>0.540557</text:p>
          </table:table-cell>
          <table:table-cell office:value-type="float" office:value="0.1577929">
            <text:p>0.1577929</text:p>
          </table:table-cell>
          <table:table-cell office:value-type="float" office:value="0.326494">
            <text:p>0.326494</text:p>
          </table:table-cell>
          <table:table-cell table:formula="of:=[.D351]+[.E351]" office:value-type="float" office:value="0.4842869">
            <text:p>0.4842869</text:p>
          </table:table-cell>
          <table:table-cell table:number-columns-repeated="8"/>
          <table:table-cell office:value-type="float" office:value="0.948872">
            <text:p>0.948872</text:p>
          </table:table-cell>
          <table:table-cell office:value-type="float" office:value="1.104633">
            <text:p>1.104633</text:p>
          </table:table-cell>
          <table:table-cell office:value-type="float" office:value="1.329198">
            <text:p>1.329198</text:p>
          </table:table-cell>
          <table:table-cell office:value-type="float" office:value="0.638475">
            <text:p>0.638475</text:p>
          </table:table-cell>
          <table:table-cell office:value-type="float" office:value="1.01422">
            <text:p>1.01422</text:p>
          </table:table-cell>
          <table:table-cell office:value-type="float" office:value="0.880203">
            <text:p>0.880203</text:p>
          </table:table-cell>
          <table:table-cell table:number-columns-repeated="1004"/>
        </table:table-row>
        <table:table-row table:style-name="ro3">
          <table:table-cell office:value-type="float" office:value="0.187082">
            <text:p>0.187082</text:p>
          </table:table-cell>
          <table:table-cell office:value-type="float" office:value="0.337783">
            <text:p>0.337783</text:p>
          </table:table-cell>
          <table:table-cell office:value-type="float" office:value="0.539915">
            <text:p>0.539915</text:p>
          </table:table-cell>
          <table:table-cell office:value-type="float" office:value="0.1589561">
            <text:p>0.1589561</text:p>
          </table:table-cell>
          <table:table-cell office:value-type="float" office:value="0.326858">
            <text:p>0.326858</text:p>
          </table:table-cell>
          <table:table-cell table:formula="of:=[.D352]+[.E352]" office:value-type="float" office:value="0.4858141">
            <text:p>0.4858141</text:p>
          </table:table-cell>
          <table:table-cell table:number-columns-repeated="8"/>
          <table:table-cell office:value-type="float" office:value="0.947781">
            <text:p>0.947781</text:p>
          </table:table-cell>
          <table:table-cell office:value-type="float" office:value="1.103156">
            <text:p>1.103156</text:p>
          </table:table-cell>
          <table:table-cell office:value-type="float" office:value="1.328159">
            <text:p>1.328159</text:p>
          </table:table-cell>
          <table:table-cell office:value-type="float" office:value="0.638085">
            <text:p>0.638085</text:p>
          </table:table-cell>
          <table:table-cell office:value-type="float" office:value="1.012983">
            <text:p>1.012983</text:p>
          </table:table-cell>
          <table:table-cell office:value-type="float" office:value="0.879305">
            <text:p>0.879305</text:p>
          </table:table-cell>
          <table:table-cell table:number-columns-repeated="1004"/>
        </table:table-row>
        <table:table-row table:style-name="ro3">
          <table:table-cell office:value-type="float" office:value="0.1869466">
            <text:p>0.1869466</text:p>
          </table:table-cell>
          <table:table-cell office:value-type="float" office:value="0.337378">
            <text:p>0.337378</text:p>
          </table:table-cell>
          <table:table-cell office:value-type="float" office:value="0.539713">
            <text:p>0.539713</text:p>
          </table:table-cell>
          <table:table-cell office:value-type="float" office:value="0.1588906">
            <text:p>0.1588906</text:p>
          </table:table-cell>
          <table:table-cell office:value-type="float" office:value="0.326444">
            <text:p>0.326444</text:p>
          </table:table-cell>
          <table:table-cell table:formula="of:=[.D353]+[.E353]" office:value-type="float" office:value="0.4853346">
            <text:p>0.4853346</text:p>
          </table:table-cell>
          <table:table-cell table:number-columns-repeated="8"/>
          <table:table-cell office:value-type="float" office:value="0.949449">
            <text:p>0.949449</text:p>
          </table:table-cell>
          <table:table-cell office:value-type="float" office:value="1.105388">
            <text:p>1.105388</text:p>
          </table:table-cell>
          <table:table-cell office:value-type="float" office:value="1.327452">
            <text:p>1.327452</text:p>
          </table:table-cell>
          <table:table-cell office:value-type="float" office:value="0.63748">
            <text:p>0.63748</text:p>
          </table:table-cell>
          <table:table-cell office:value-type="float" office:value="1.012128">
            <text:p>1.012128</text:p>
          </table:table-cell>
          <table:table-cell office:value-type="float" office:value="0.878179">
            <text:p>0.878179</text:p>
          </table:table-cell>
          <table:table-cell table:number-columns-repeated="1004"/>
        </table:table-row>
        <table:table-row table:style-name="ro3">
          <table:table-cell office:value-type="float" office:value="0.1869696">
            <text:p>0.1869696</text:p>
          </table:table-cell>
          <table:table-cell office:value-type="float" office:value="0.337783">
            <text:p>0.337783</text:p>
          </table:table-cell>
          <table:table-cell office:value-type="float" office:value="0.539049">
            <text:p>0.539049</text:p>
          </table:table-cell>
          <table:table-cell office:value-type="float" office:value="0.1587416">
            <text:p>0.1587416</text:p>
          </table:table-cell>
          <table:table-cell office:value-type="float" office:value="0.326722">
            <text:p>0.326722</text:p>
          </table:table-cell>
          <table:table-cell table:formula="of:=[.D354]+[.E354]" office:value-type="float" office:value="0.4854636">
            <text:p>0.4854636</text:p>
          </table:table-cell>
          <table:table-cell table:number-columns-repeated="8"/>
          <table:table-cell office:value-type="float" office:value="0.952021">
            <text:p>0.952021</text:p>
          </table:table-cell>
          <table:table-cell office:value-type="float" office:value="1.1084">
            <text:p>1.1084</text:p>
          </table:table-cell>
          <table:table-cell office:value-type="float" office:value="1.328019">
            <text:p>1.328019</text:p>
          </table:table-cell>
          <table:table-cell office:value-type="float" office:value="0.637043">
            <text:p>0.637043</text:p>
          </table:table-cell>
          <table:table-cell office:value-type="float" office:value="1.011693">
            <text:p>1.011693</text:p>
          </table:table-cell>
          <table:table-cell office:value-type="float" office:value="0.877037">
            <text:p>0.877037</text:p>
          </table:table-cell>
          <table:table-cell table:number-columns-repeated="1004"/>
        </table:table-row>
        <table:table-row table:style-name="ro3">
          <table:table-cell office:value-type="float" office:value="0.1868152">
            <text:p>0.1868152</text:p>
          </table:table-cell>
          <table:table-cell office:value-type="float" office:value="0.337378">
            <text:p>0.337378</text:p>
          </table:table-cell>
          <table:table-cell office:value-type="float" office:value="0.539087">
            <text:p>0.539087</text:p>
          </table:table-cell>
          <table:table-cell office:value-type="float" office:value="0.1586463">
            <text:p>0.1586463</text:p>
          </table:table-cell>
          <table:table-cell office:value-type="float" office:value="0.326379">
            <text:p>0.326379</text:p>
          </table:table-cell>
          <table:table-cell table:formula="of:=[.D355]+[.E355]" office:value-type="float" office:value="0.4850253">
            <text:p>0.4850253</text:p>
          </table:table-cell>
          <table:table-cell table:number-columns-repeated="8"/>
          <table:table-cell office:value-type="float" office:value="0.953292">
            <text:p>0.953292</text:p>
          </table:table-cell>
          <table:table-cell office:value-type="float" office:value="1.108934">
            <text:p>1.108934</text:p>
          </table:table-cell>
          <table:table-cell office:value-type="float" office:value="1.329136">
            <text:p>1.329136</text:p>
          </table:table-cell>
          <table:table-cell office:value-type="float" office:value="0.636447">
            <text:p>0.636447</text:p>
          </table:table-cell>
          <table:table-cell office:value-type="float" office:value="1.010592">
            <text:p>1.010592</text:p>
          </table:table-cell>
          <table:table-cell office:value-type="float" office:value="0.876137">
            <text:p>0.876137</text:p>
          </table:table-cell>
          <table:table-cell table:number-columns-repeated="1004"/>
        </table:table-row>
        <table:table-row table:style-name="ro3">
          <table:table-cell office:value-type="float" office:value="0.1867122">
            <text:p>0.1867122</text:p>
          </table:table-cell>
          <table:table-cell office:value-type="float" office:value="0.337804">
            <text:p>0.337804</text:p>
          </table:table-cell>
          <table:table-cell office:value-type="float" office:value="0.538333">
            <text:p>0.538333</text:p>
          </table:table-cell>
          <table:table-cell office:value-type="float" office:value="0.1585157">
            <text:p>0.1585157</text:p>
          </table:table-cell>
          <table:table-cell office:value-type="float" office:value="0.326763">
            <text:p>0.326763</text:p>
          </table:table-cell>
          <table:table-cell table:formula="of:=[.D356]+[.E356]" office:value-type="float" office:value="0.4852787">
            <text:p>0.4852787</text:p>
          </table:table-cell>
          <table:table-cell table:number-columns-repeated="8"/>
          <table:table-cell office:value-type="float" office:value="0.954717">
            <text:p>0.954717</text:p>
          </table:table-cell>
          <table:table-cell office:value-type="float" office:value="1.110067">
            <text:p>1.110067</text:p>
          </table:table-cell>
          <table:table-cell office:value-type="float" office:value="1.329121">
            <text:p>1.329121</text:p>
          </table:table-cell>
          <table:table-cell office:value-type="float" office:value="0.635847">
            <text:p>0.635847</text:p>
          </table:table-cell>
          <table:table-cell office:value-type="float" office:value="1.009794">
            <text:p>1.009794</text:p>
          </table:table-cell>
          <table:table-cell office:value-type="float" office:value="0.874936">
            <text:p>0.874936</text:p>
          </table:table-cell>
          <table:table-cell table:number-columns-repeated="1004"/>
        </table:table-row>
        <table:table-row table:style-name="ro3">
          <table:table-cell office:value-type="float" office:value="0.1866297">
            <text:p>0.1866297</text:p>
          </table:table-cell>
          <table:table-cell office:value-type="float" office:value="0.337504">
            <text:p>0.337504</text:p>
          </table:table-cell>
          <table:table-cell office:value-type="float" office:value="0.537978">
            <text:p>0.537978</text:p>
          </table:table-cell>
          <table:table-cell office:value-type="float" office:value="0.158398">
            <text:p>0.158398</text:p>
          </table:table-cell>
          <table:table-cell office:value-type="float" office:value="0.326509">
            <text:p>0.326509</text:p>
          </table:table-cell>
          <table:table-cell table:formula="of:=[.D357]+[.E357]" office:value-type="float" office:value="0.484907">
            <text:p>0.484907</text:p>
          </table:table-cell>
          <table:table-cell table:number-columns-repeated="8"/>
          <table:table-cell office:value-type="float" office:value="0.956">
            <text:p>0.956</text:p>
          </table:table-cell>
          <table:table-cell office:value-type="float" office:value="1.11051">
            <text:p>1.11051</text:p>
          </table:table-cell>
          <table:table-cell office:value-type="float" office:value="1.329583">
            <text:p>1.329583</text:p>
          </table:table-cell>
          <table:table-cell office:value-type="float" office:value="0.63541">
            <text:p>0.63541</text:p>
          </table:table-cell>
          <table:table-cell office:value-type="float" office:value="1.008845">
            <text:p>1.008845</text:p>
          </table:table-cell>
          <table:table-cell office:value-type="float" office:value="0.873853">
            <text:p>0.873853</text:p>
          </table:table-cell>
          <table:table-cell table:number-columns-repeated="1004"/>
        </table:table-row>
        <table:table-row table:style-name="ro3">
          <table:table-cell office:value-type="float" office:value="0.1866614">
            <text:p>0.1866614</text:p>
          </table:table-cell>
          <table:table-cell office:value-type="float" office:value="0.338228">
            <text:p>0.338228</text:p>
          </table:table-cell>
          <table:table-cell office:value-type="float" office:value="0.537222">
            <text:p>0.537222</text:p>
          </table:table-cell>
          <table:table-cell office:value-type="float" office:value="0.1582408">
            <text:p>0.1582408</text:p>
          </table:table-cell>
          <table:table-cell office:value-type="float" office:value="0.327172">
            <text:p>0.327172</text:p>
          </table:table-cell>
          <table:table-cell table:formula="of:=[.D358]+[.E358]" office:value-type="float" office:value="0.4854128">
            <text:p>0.4854128</text:p>
          </table:table-cell>
          <table:table-cell table:number-columns-repeated="8"/>
          <table:table-cell office:value-type="float" office:value="0.957549">
            <text:p>0.957549</text:p>
          </table:table-cell>
          <table:table-cell office:value-type="float" office:value="1.111509">
            <text:p>1.111509</text:p>
          </table:table-cell>
          <table:table-cell office:value-type="float" office:value="1.32975">
            <text:p>1.32975</text:p>
          </table:table-cell>
          <table:table-cell office:value-type="float" office:value="0.635005">
            <text:p>0.635005</text:p>
          </table:table-cell>
          <table:table-cell office:value-type="float" office:value="1.008221">
            <text:p>1.008221</text:p>
          </table:table-cell>
          <table:table-cell office:value-type="float" office:value="0.87266">
            <text:p>0.87266</text:p>
          </table:table-cell>
          <table:table-cell table:number-columns-repeated="1004"/>
        </table:table-row>
        <table:table-row table:style-name="ro3">
          <table:table-cell office:value-type="float" office:value="0.1869916">
            <text:p>0.1869916</text:p>
          </table:table-cell>
          <table:table-cell office:value-type="float" office:value="0.338127">
            <text:p>0.338127</text:p>
          </table:table-cell>
          <table:table-cell office:value-type="float" office:value="0.53678">
            <text:p>0.53678</text:p>
          </table:table-cell>
          <table:table-cell office:value-type="float" office:value="0.1581753">
            <text:p>0.1581753</text:p>
          </table:table-cell>
          <table:table-cell office:value-type="float" office:value="0.326965">
            <text:p>0.326965</text:p>
          </table:table-cell>
          <table:table-cell table:formula="of:=[.D359]+[.E359]" office:value-type="float" office:value="0.4851403">
            <text:p>0.4851403</text:p>
          </table:table-cell>
          <table:table-cell table:number-columns-repeated="8"/>
          <table:table-cell office:value-type="float" office:value="0.959928">
            <text:p>0.959928</text:p>
          </table:table-cell>
          <table:table-cell office:value-type="float" office:value="1.113412">
            <text:p>1.113412</text:p>
          </table:table-cell>
          <table:table-cell office:value-type="float" office:value="1.330387">
            <text:p>1.330387</text:p>
          </table:table-cell>
          <table:table-cell office:value-type="float" office:value="0.635332">
            <text:p>0.635332</text:p>
          </table:table-cell>
          <table:table-cell office:value-type="float" office:value="1.007979">
            <text:p>1.007979</text:p>
          </table:table-cell>
          <table:table-cell office:value-type="float" office:value="0.87156">
            <text:p>0.87156</text:p>
          </table:table-cell>
          <table:table-cell table:number-columns-repeated="1004"/>
        </table:table-row>
        <table:table-row table:style-name="ro3">
          <table:table-cell office:value-type="float" office:value="0.1875412">
            <text:p>0.1875412</text:p>
          </table:table-cell>
          <table:table-cell office:value-type="float" office:value="0.339275">
            <text:p>0.339275</text:p>
          </table:table-cell>
          <table:table-cell office:value-type="float" office:value="0.536174">
            <text:p>0.536174</text:p>
          </table:table-cell>
          <table:table-cell office:value-type="float" office:value="0.1582073">
            <text:p>0.1582073</text:p>
          </table:table-cell>
          <table:table-cell office:value-type="float" office:value="0.327907">
            <text:p>0.327907</text:p>
          </table:table-cell>
          <table:table-cell table:formula="of:=[.D360]+[.E360]" office:value-type="float" office:value="0.4861143">
            <text:p>0.4861143</text:p>
          </table:table-cell>
          <table:table-cell table:number-columns-repeated="8"/>
          <table:table-cell office:value-type="float" office:value="0.96203">
            <text:p>0.96203</text:p>
          </table:table-cell>
          <table:table-cell office:value-type="float" office:value="1.116033">
            <text:p>1.116033</text:p>
          </table:table-cell>
          <table:table-cell office:value-type="float" office:value="1.329701">
            <text:p>1.329701</text:p>
          </table:table-cell>
          <table:table-cell office:value-type="float" office:value="0.635532">
            <text:p>0.635532</text:p>
          </table:table-cell>
          <table:table-cell office:value-type="float" office:value="1.008286">
            <text:p>1.008286</text:p>
          </table:table-cell>
          <table:table-cell office:value-type="float" office:value="0.871009">
            <text:p>0.871009</text:p>
          </table:table-cell>
          <table:table-cell table:number-columns-repeated="1004"/>
        </table:table-row>
        <table:table-row table:style-name="ro3">
          <table:table-cell office:value-type="float" office:value="0.1880259">
            <text:p>0.1880259</text:p>
          </table:table-cell>
          <table:table-cell office:value-type="float" office:value="0.339221">
            <text:p>0.339221</text:p>
          </table:table-cell>
          <table:table-cell office:value-type="float" office:value="0.535651">
            <text:p>0.535651</text:p>
          </table:table-cell>
          <table:table-cell office:value-type="float" office:value="0.15832">
            <text:p>0.15832</text:p>
          </table:table-cell>
          <table:table-cell office:value-type="float" office:value="0.327721">
            <text:p>0.327721</text:p>
          </table:table-cell>
          <table:table-cell table:formula="of:=[.D361]+[.E361]" office:value-type="float" office:value="0.486041">
            <text:p>0.486041</text:p>
          </table:table-cell>
          <table:table-cell table:number-columns-repeated="8"/>
          <table:table-cell office:value-type="float" office:value="0.963623">
            <text:p>0.963623</text:p>
          </table:table-cell>
          <table:table-cell office:value-type="float" office:value="1.117667">
            <text:p>1.117667</text:p>
          </table:table-cell>
          <table:table-cell office:value-type="float" office:value="1.329266">
            <text:p>1.329266</text:p>
          </table:table-cell>
          <table:table-cell office:value-type="float" office:value="0.635898">
            <text:p>0.635898</text:p>
          </table:table-cell>
          <table:table-cell office:value-type="float" office:value="1.008118">
            <text:p>1.008118</text:p>
          </table:table-cell>
          <table:table-cell office:value-type="float" office:value="0.870122">
            <text:p>0.870122</text:p>
          </table:table-cell>
          <table:table-cell table:number-columns-repeated="1004"/>
        </table:table-row>
        <table:table-row table:style-name="ro3">
          <table:table-cell office:value-type="float" office:value="0.1887124">
            <text:p>0.1887124</text:p>
          </table:table-cell>
          <table:table-cell office:value-type="float" office:value="0.34042">
            <text:p>0.34042</text:p>
          </table:table-cell>
          <table:table-cell office:value-type="float" office:value="0.535131">
            <text:p>0.535131</text:p>
          </table:table-cell>
          <table:table-cell office:value-type="float" office:value="0.1584571">
            <text:p>0.1584571</text:p>
          </table:table-cell>
          <table:table-cell office:value-type="float" office:value="0.328719">
            <text:p>0.328719</text:p>
          </table:table-cell>
          <table:table-cell table:formula="of:=[.D362]+[.E362]" office:value-type="float" office:value="0.4871761">
            <text:p>0.4871761</text:p>
          </table:table-cell>
          <table:table-cell table:number-columns-repeated="8"/>
          <table:table-cell office:value-type="float" office:value="0.965508">
            <text:p>0.965508</text:p>
          </table:table-cell>
          <table:table-cell office:value-type="float" office:value="1.120025">
            <text:p>1.120025</text:p>
          </table:table-cell>
          <table:table-cell office:value-type="float" office:value="1.32852">
            <text:p>1.32852</text:p>
          </table:table-cell>
          <table:table-cell office:value-type="float" office:value="0.636174">
            <text:p>0.636174</text:p>
          </table:table-cell>
          <table:table-cell office:value-type="float" office:value="1.00854">
            <text:p>1.00854</text:p>
          </table:table-cell>
          <table:table-cell office:value-type="float" office:value="0.869156">
            <text:p>0.869156</text:p>
          </table:table-cell>
          <table:table-cell table:number-columns-repeated="1004"/>
        </table:table-row>
        <table:table-row table:style-name="ro3">
          <table:table-cell office:value-type="float" office:value="0.1890911">
            <text:p>0.1890911</text:p>
          </table:table-cell>
          <table:table-cell office:value-type="float" office:value="0.34033">
            <text:p>0.34033</text:p>
          </table:table-cell>
          <table:table-cell office:value-type="float" office:value="0.534625">
            <text:p>0.534625</text:p>
          </table:table-cell>
          <table:table-cell office:value-type="float" office:value="0.1584995">
            <text:p>0.1584995</text:p>
          </table:table-cell>
          <table:table-cell office:value-type="float" office:value="0.32845">
            <text:p>0.32845</text:p>
          </table:table-cell>
          <table:table-cell table:formula="of:=[.D363]+[.E363]" office:value-type="float" office:value="0.4869495">
            <text:p>0.4869495</text:p>
          </table:table-cell>
          <table:table-cell table:number-columns-repeated="8"/>
          <table:table-cell office:value-type="float" office:value="0.966764">
            <text:p>0.966764</text:p>
          </table:table-cell>
          <table:table-cell office:value-type="float" office:value="1.121963">
            <text:p>1.121963</text:p>
          </table:table-cell>
          <table:table-cell office:value-type="float" office:value="1.328123">
            <text:p>1.328123</text:p>
          </table:table-cell>
          <table:table-cell office:value-type="float" office:value="0.636369">
            <text:p>0.636369</text:p>
          </table:table-cell>
          <table:table-cell office:value-type="float" office:value="1.008417">
            <text:p>1.008417</text:p>
          </table:table-cell>
          <table:table-cell office:value-type="float" office:value="0.868052">
            <text:p>0.868052</text:p>
          </table:table-cell>
          <table:table-cell table:number-columns-repeated="1004"/>
        </table:table-row>
        <table:table-row table:style-name="ro3">
          <table:table-cell office:value-type="float" office:value="0.1898591">
            <text:p>0.1898591</text:p>
          </table:table-cell>
          <table:table-cell office:value-type="float" office:value="0.341233">
            <text:p>0.341233</text:p>
          </table:table-cell>
          <table:table-cell office:value-type="float" office:value="0.533927">
            <text:p>0.533927</text:p>
          </table:table-cell>
          <table:table-cell office:value-type="float" office:value="0.1586667">
            <text:p>0.1586667</text:p>
          </table:table-cell>
          <table:table-cell office:value-type="float" office:value="0.329165">
            <text:p>0.329165</text:p>
          </table:table-cell>
          <table:table-cell table:formula="of:=[.D364]+[.E364]" office:value-type="float" office:value="0.4878317">
            <text:p>0.4878317</text:p>
          </table:table-cell>
          <table:table-cell table:number-columns-repeated="8"/>
          <table:table-cell office:value-type="float" office:value="0.968378">
            <text:p>0.968378</text:p>
          </table:table-cell>
          <table:table-cell office:value-type="float" office:value="1.124702">
            <text:p>1.124702</text:p>
          </table:table-cell>
          <table:table-cell office:value-type="float" office:value="1.329127">
            <text:p>1.329127</text:p>
          </table:table-cell>
          <table:table-cell office:value-type="float" office:value="0.636694">
            <text:p>0.636694</text:p>
          </table:table-cell>
          <table:table-cell office:value-type="float" office:value="1.008934">
            <text:p>1.008934</text:p>
          </table:table-cell>
          <table:table-cell office:value-type="float" office:value="0.866871">
            <text:p>0.866871</text:p>
          </table:table-cell>
          <table:table-cell table:number-columns-repeated="1004"/>
        </table:table-row>
        <table:table-row table:style-name="ro3">
          <table:table-cell office:value-type="float" office:value="0.1896547">
            <text:p>0.1896547</text:p>
          </table:table-cell>
          <table:table-cell office:value-type="float" office:value="0.340795">
            <text:p>0.340795</text:p>
          </table:table-cell>
          <table:table-cell office:value-type="float" office:value="0.533756">
            <text:p>0.533756</text:p>
          </table:table-cell>
          <table:table-cell office:value-type="float" office:value="0.1584924">
            <text:p>0.1584924</text:p>
          </table:table-cell>
          <table:table-cell office:value-type="float" office:value="0.328713">
            <text:p>0.328713</text:p>
          </table:table-cell>
          <table:table-cell table:formula="of:=[.D365]+[.E365]" office:value-type="float" office:value="0.4872054">
            <text:p>0.4872054</text:p>
          </table:table-cell>
          <table:table-cell table:number-columns-repeated="8"/>
          <table:table-cell office:value-type="float" office:value="0.967806">
            <text:p>0.967806</text:p>
          </table:table-cell>
          <table:table-cell office:value-type="float" office:value="1.124722">
            <text:p>1.124722</text:p>
          </table:table-cell>
          <table:table-cell office:value-type="float" office:value="1.3306">
            <text:p>1.3306</text:p>
          </table:table-cell>
          <table:table-cell office:value-type="float" office:value="0.635918">
            <text:p>0.635918</text:p>
          </table:table-cell>
          <table:table-cell office:value-type="float" office:value="1.007783">
            <text:p>1.007783</text:p>
          </table:table-cell>
          <table:table-cell office:value-type="float" office:value="0.865814">
            <text:p>0.865814</text:p>
          </table:table-cell>
          <table:table-cell table:number-columns-repeated="1004"/>
        </table:table-row>
        <table:table-row table:style-name="ro3">
          <table:table-cell office:value-type="float" office:value="0.1895387">
            <text:p>0.1895387</text:p>
          </table:table-cell>
          <table:table-cell office:value-type="float" office:value="0.3407">
            <text:p>0.3407</text:p>
          </table:table-cell>
          <table:table-cell office:value-type="float" office:value="0.533304">
            <text:p>0.533304</text:p>
          </table:table-cell>
          <table:table-cell office:value-type="float" office:value="0.158334">
            <text:p>0.158334</text:p>
          </table:table-cell>
          <table:table-cell office:value-type="float" office:value="0.328672">
            <text:p>0.328672</text:p>
          </table:table-cell>
          <table:table-cell table:formula="of:=[.D366]+[.E366]" office:value-type="float" office:value="0.487006">
            <text:p>0.487006</text:p>
          </table:table-cell>
          <table:table-cell table:number-columns-repeated="8"/>
          <table:table-cell office:value-type="float" office:value="0.967213">
            <text:p>0.967213</text:p>
          </table:table-cell>
          <table:table-cell office:value-type="float" office:value="1.125223">
            <text:p>1.125223</text:p>
          </table:table-cell>
          <table:table-cell office:value-type="float" office:value="1.332958">
            <text:p>1.332958</text:p>
          </table:table-cell>
          <table:table-cell office:value-type="float" office:value="0.635116">
            <text:p>0.635116</text:p>
          </table:table-cell>
          <table:table-cell office:value-type="float" office:value="1.00682">
            <text:p>1.00682</text:p>
          </table:table-cell>
          <table:table-cell office:value-type="float" office:value="0.864912">
            <text:p>0.864912</text:p>
          </table:table-cell>
          <table:table-cell table:number-columns-repeated="1004"/>
        </table:table-row>
        <table:table-row table:style-name="ro3">
          <table:table-cell office:value-type="float" office:value="0.1892799">
            <text:p>0.1892799</text:p>
          </table:table-cell>
          <table:table-cell office:value-type="float" office:value="0.340441">
            <text:p>0.340441</text:p>
          </table:table-cell>
          <table:table-cell office:value-type="float" office:value="0.533707">
            <text:p>0.533707</text:p>
          </table:table-cell>
          <table:table-cell office:value-type="float" office:value="0.1581898">
            <text:p>0.1581898</text:p>
          </table:table-cell>
          <table:table-cell office:value-type="float" office:value="0.328333">
            <text:p>0.328333</text:p>
          </table:table-cell>
          <table:table-cell table:formula="of:=[.D367]+[.E367]" office:value-type="float" office:value="0.4865228">
            <text:p>0.4865228</text:p>
          </table:table-cell>
          <table:table-cell table:number-columns-repeated="8"/>
          <table:table-cell office:value-type="float" office:value="0.966222">
            <text:p>0.966222</text:p>
          </table:table-cell>
          <table:table-cell office:value-type="float" office:value="1.12598">
            <text:p>1.12598</text:p>
          </table:table-cell>
          <table:table-cell office:value-type="float" office:value="1.335746">
            <text:p>1.335746</text:p>
          </table:table-cell>
          <table:table-cell office:value-type="float" office:value="0.634251">
            <text:p>0.634251</text:p>
          </table:table-cell>
          <table:table-cell office:value-type="float" office:value="1.005989">
            <text:p>1.005989</text:p>
          </table:table-cell>
          <table:table-cell office:value-type="float" office:value="0.864219">
            <text:p>0.864219</text:p>
          </table:table-cell>
          <table:table-cell table:number-columns-repeated="1004"/>
        </table:table-row>
        <table:table-row table:style-name="ro3">
          <table:table-cell office:value-type="float" office:value="0.1890217">
            <text:p>0.1890217</text:p>
          </table:table-cell>
          <table:table-cell office:value-type="float" office:value="0.340114">
            <text:p>0.340114</text:p>
          </table:table-cell>
          <table:table-cell office:value-type="float" office:value="0.533123">
            <text:p>0.533123</text:p>
          </table:table-cell>
          <table:table-cell office:value-type="float" office:value="0.1580375">
            <text:p>0.1580375</text:p>
          </table:table-cell>
          <table:table-cell office:value-type="float" office:value="0.328016">
            <text:p>0.328016</text:p>
          </table:table-cell>
          <table:table-cell table:formula="of:=[.D368]+[.E368]" office:value-type="float" office:value="0.4860535">
            <text:p>0.4860535</text:p>
          </table:table-cell>
          <table:table-cell table:number-columns-repeated="8"/>
          <table:table-cell office:value-type="float" office:value="0.965492">
            <text:p>0.965492</text:p>
          </table:table-cell>
          <table:table-cell office:value-type="float" office:value="1.127259">
            <text:p>1.127259</text:p>
          </table:table-cell>
          <table:table-cell office:value-type="float" office:value="1.337299">
            <text:p>1.337299</text:p>
          </table:table-cell>
          <table:table-cell office:value-type="float" office:value="0.633443">
            <text:p>0.633443</text:p>
          </table:table-cell>
          <table:table-cell office:value-type="float" office:value="1.00525">
            <text:p>1.00525</text:p>
          </table:table-cell>
          <table:table-cell office:value-type="float" office:value="0.863209">
            <text:p>0.863209</text:p>
          </table:table-cell>
          <table:table-cell table:number-columns-repeated="1004"/>
        </table:table-row>
        <table:table-row table:style-name="ro3">
          <table:table-cell office:value-type="float" office:value="0.1887665">
            <text:p>0.1887665</text:p>
          </table:table-cell>
          <table:table-cell office:value-type="float" office:value="0.339709">
            <text:p>0.339709</text:p>
          </table:table-cell>
          <table:table-cell office:value-type="float" office:value="0.533243">
            <text:p>0.533243</text:p>
          </table:table-cell>
          <table:table-cell office:value-type="float" office:value="0.1578568">
            <text:p>0.1578568</text:p>
          </table:table-cell>
          <table:table-cell office:value-type="float" office:value="0.327611">
            <text:p>0.327611</text:p>
          </table:table-cell>
          <table:table-cell table:formula="of:=[.D369]+[.E369]" office:value-type="float" office:value="0.4854678">
            <text:p>0.4854678</text:p>
          </table:table-cell>
          <table:table-cell table:number-columns-repeated="8"/>
          <table:table-cell office:value-type="float" office:value="0.965038">
            <text:p>0.965038</text:p>
          </table:table-cell>
          <table:table-cell office:value-type="float" office:value="1.126852">
            <text:p>1.126852</text:p>
          </table:table-cell>
          <table:table-cell office:value-type="float" office:value="1.339359">
            <text:p>1.339359</text:p>
          </table:table-cell>
          <table:table-cell office:value-type="float" office:value="0.632611">
            <text:p>0.632611</text:p>
          </table:table-cell>
          <table:table-cell office:value-type="float" office:value="1.003997">
            <text:p>1.003997</text:p>
          </table:table-cell>
          <table:table-cell office:value-type="float" office:value="0.862449">
            <text:p>0.862449</text:p>
          </table:table-cell>
          <table:table-cell table:number-columns-repeated="1004"/>
        </table:table-row>
        <table:table-row table:style-name="ro3">
          <table:table-cell office:value-type="float" office:value="0.1885158">
            <text:p>0.1885158</text:p>
          </table:table-cell>
          <table:table-cell office:value-type="float" office:value="0.339504">
            <text:p>0.339504</text:p>
          </table:table-cell>
          <table:table-cell office:value-type="float" office:value="0.532545">
            <text:p>0.532545</text:p>
          </table:table-cell>
          <table:table-cell office:value-type="float" office:value="0.1576826">
            <text:p>0.1576826</text:p>
          </table:table-cell>
          <table:table-cell office:value-type="float" office:value="0.327409">
            <text:p>0.327409</text:p>
          </table:table-cell>
          <table:table-cell table:formula="of:=[.D370]+[.E370]" office:value-type="float" office:value="0.4850916">
            <text:p>0.4850916</text:p>
          </table:table-cell>
          <table:table-cell table:number-columns-repeated="8"/>
          <table:table-cell office:value-type="float" office:value="0.964581">
            <text:p>0.964581</text:p>
          </table:table-cell>
          <table:table-cell office:value-type="float" office:value="1.126913">
            <text:p>1.126913</text:p>
          </table:table-cell>
          <table:table-cell office:value-type="float" office:value="1.340083">
            <text:p>1.340083</text:p>
          </table:table-cell>
          <table:table-cell office:value-type="float" office:value="0.631813">
            <text:p>0.631813</text:p>
          </table:table-cell>
          <table:table-cell office:value-type="float" office:value="1.002824">
            <text:p>1.002824</text:p>
          </table:table-cell>
          <table:table-cell office:value-type="float" office:value="0.861354">
            <text:p>0.861354</text:p>
          </table:table-cell>
          <table:table-cell table:number-columns-repeated="1004"/>
        </table:table-row>
        <table:table-row table:style-name="ro3">
          <table:table-cell office:value-type="float" office:value="0.1884483">
            <text:p>0.1884483</text:p>
          </table:table-cell>
          <table:table-cell office:value-type="float" office:value="0.33917">
            <text:p>0.33917</text:p>
          </table:table-cell>
          <table:table-cell office:value-type="float" office:value="0.532312">
            <text:p>0.532312</text:p>
          </table:table-cell>
          <table:table-cell office:value-type="float" office:value="0.1574941">
            <text:p>0.1574941</text:p>
          </table:table-cell>
          <table:table-cell office:value-type="float" office:value="0.326982">
            <text:p>0.326982</text:p>
          </table:table-cell>
          <table:table-cell table:formula="of:=[.D371]+[.E371]" office:value-type="float" office:value="0.4844761">
            <text:p>0.4844761</text:p>
          </table:table-cell>
          <table:table-cell table:number-columns-repeated="8"/>
          <table:table-cell office:value-type="float" office:value="0.96514">
            <text:p>0.96514</text:p>
          </table:table-cell>
          <table:table-cell office:value-type="float" office:value="1.12751">
            <text:p>1.12751</text:p>
          </table:table-cell>
          <table:table-cell office:value-type="float" office:value="1.341271">
            <text:p>1.341271</text:p>
          </table:table-cell>
          <table:table-cell office:value-type="float" office:value="0.631237">
            <text:p>0.631237</text:p>
          </table:table-cell>
          <table:table-cell office:value-type="float" office:value="1.001699">
            <text:p>1.001699</text:p>
          </table:table-cell>
          <table:table-cell office:value-type="float" office:value="0.860456">
            <text:p>0.860456</text:p>
          </table:table-cell>
          <table:table-cell table:number-columns-repeated="1004"/>
        </table:table-row>
        <table:table-row table:style-name="ro3">
          <table:table-cell office:value-type="float" office:value="0.1884327">
            <text:p>0.1884327</text:p>
          </table:table-cell>
          <table:table-cell office:value-type="float" office:value="0.339509">
            <text:p>0.339509</text:p>
          </table:table-cell>
          <table:table-cell office:value-type="float" office:value="0.531613">
            <text:p>0.531613</text:p>
          </table:table-cell>
          <table:table-cell office:value-type="float" office:value="0.1572966">
            <text:p>0.1572966</text:p>
          </table:table-cell>
          <table:table-cell office:value-type="float" office:value="0.32715">
            <text:p>0.32715</text:p>
          </table:table-cell>
          <table:table-cell table:formula="of:=[.D372]+[.E372]" office:value-type="float" office:value="0.4844466">
            <text:p>0.4844466</text:p>
          </table:table-cell>
          <table:table-cell table:number-columns-repeated="8"/>
          <table:table-cell office:value-type="float" office:value="0.965389">
            <text:p>0.965389</text:p>
          </table:table-cell>
          <table:table-cell office:value-type="float" office:value="1.128712">
            <text:p>1.128712</text:p>
          </table:table-cell>
          <table:table-cell office:value-type="float" office:value="1.341032">
            <text:p>1.341032</text:p>
          </table:table-cell>
          <table:table-cell office:value-type="float" office:value="0.630567">
            <text:p>0.630567</text:p>
          </table:table-cell>
          <table:table-cell office:value-type="float" office:value="1.00086">
            <text:p>1.00086</text:p>
          </table:table-cell>
          <table:table-cell office:value-type="float" office:value="0.859366">
            <text:p>0.859366</text:p>
          </table:table-cell>
          <table:table-cell table:number-columns-repeated="1004"/>
        </table:table-row>
        <table:table-row table:style-name="ro3">
          <table:table-cell office:value-type="float" office:value="0.1881788">
            <text:p>0.1881788</text:p>
          </table:table-cell>
          <table:table-cell office:value-type="float" office:value="0.339058">
            <text:p>0.339058</text:p>
          </table:table-cell>
          <table:table-cell office:value-type="float" office:value="0.531089">
            <text:p>0.531089</text:p>
          </table:table-cell>
          <table:table-cell office:value-type="float" office:value="0.1571591">
            <text:p>0.1571591</text:p>
          </table:table-cell>
          <table:table-cell office:value-type="float" office:value="0.326763">
            <text:p>0.326763</text:p>
          </table:table-cell>
          <table:table-cell table:formula="of:=[.D373]+[.E373]" office:value-type="float" office:value="0.4839221">
            <text:p>0.4839221</text:p>
          </table:table-cell>
          <table:table-cell table:number-columns-repeated="8"/>
          <table:table-cell office:value-type="float" office:value="0.96469">
            <text:p>0.96469</text:p>
          </table:table-cell>
          <table:table-cell office:value-type="float" office:value="1.127648">
            <text:p>1.127648</text:p>
          </table:table-cell>
          <table:table-cell office:value-type="float" office:value="1.341135">
            <text:p>1.341135</text:p>
          </table:table-cell>
          <table:table-cell office:value-type="float" office:value="0.629747">
            <text:p>0.629747</text:p>
          </table:table-cell>
          <table:table-cell office:value-type="float" office:value="0.999568">
            <text:p>0.999568</text:p>
          </table:table-cell>
          <table:table-cell office:value-type="float" office:value="0.858295">
            <text:p>0.858295</text:p>
          </table:table-cell>
          <table:table-cell table:number-columns-repeated="1004"/>
        </table:table-row>
        <table:table-row table:style-name="ro3">
          <table:table-cell office:value-type="float" office:value="0.1879385">
            <text:p>0.1879385</text:p>
          </table:table-cell>
          <table:table-cell office:value-type="float" office:value="0.338968">
            <text:p>0.338968</text:p>
          </table:table-cell>
          <table:table-cell office:value-type="float" office:value="0.530501">
            <text:p>0.530501</text:p>
          </table:table-cell>
          <table:table-cell office:value-type="float" office:value="0.1570124">
            <text:p>0.1570124</text:p>
          </table:table-cell>
          <table:table-cell office:value-type="float" office:value="0.326673">
            <text:p>0.326673</text:p>
          </table:table-cell>
          <table:table-cell table:formula="of:=[.D374]+[.E374]" office:value-type="float" office:value="0.4836854">
            <text:p>0.4836854</text:p>
          </table:table-cell>
          <table:table-cell table:number-columns-repeated="8"/>
          <table:table-cell office:value-type="float" office:value="0.963964">
            <text:p>0.963964</text:p>
          </table:table-cell>
          <table:table-cell office:value-type="float" office:value="1.126903">
            <text:p>1.126903</text:p>
          </table:table-cell>
          <table:table-cell office:value-type="float" office:value="1.342306">
            <text:p>1.342306</text:p>
          </table:table-cell>
          <table:table-cell office:value-type="float" office:value="0.628911">
            <text:p>0.628911</text:p>
          </table:table-cell>
          <table:table-cell office:value-type="float" office:value="0.998242">
            <text:p>0.998242</text:p>
          </table:table-cell>
          <table:table-cell office:value-type="float" office:value="0.857156">
            <text:p>0.857156</text:p>
          </table:table-cell>
          <table:table-cell table:number-columns-repeated="1004"/>
        </table:table-row>
        <table:table-row table:style-name="ro3">
          <table:table-cell office:value-type="float" office:value="0.1878567">
            <text:p>0.1878567</text:p>
          </table:table-cell>
          <table:table-cell office:value-type="float" office:value="0.338672">
            <text:p>0.338672</text:p>
          </table:table-cell>
          <table:table-cell office:value-type="float" office:value="0.530521">
            <text:p>0.530521</text:p>
          </table:table-cell>
          <table:table-cell office:value-type="float" office:value="0.1568939">
            <text:p>0.1568939</text:p>
          </table:table-cell>
          <table:table-cell office:value-type="float" office:value="0.326427">
            <text:p>0.326427</text:p>
          </table:table-cell>
          <table:table-cell table:formula="of:=[.D375]+[.E375]" office:value-type="float" office:value="0.4833209">
            <text:p>0.4833209</text:p>
          </table:table-cell>
          <table:table-cell table:number-columns-repeated="8"/>
          <table:table-cell office:value-type="float" office:value="0.963811">
            <text:p>0.963811</text:p>
          </table:table-cell>
          <table:table-cell office:value-type="float" office:value="1.126208">
            <text:p>1.126208</text:p>
          </table:table-cell>
          <table:table-cell office:value-type="float" office:value="1.343824">
            <text:p>1.343824</text:p>
          </table:table-cell>
          <table:table-cell office:value-type="float" office:value="0.628175">
            <text:p>0.628175</text:p>
          </table:table-cell>
          <table:table-cell office:value-type="float" office:value="0.997171">
            <text:p>0.997171</text:p>
          </table:table-cell>
          <table:table-cell office:value-type="float" office:value="0.856132">
            <text:p>0.856132</text:p>
          </table:table-cell>
          <table:table-cell table:number-columns-repeated="1004"/>
        </table:table-row>
        <table:table-row table:style-name="ro3">
          <table:table-cell office:value-type="float" office:value="0.1878929">
            <text:p>0.1878929</text:p>
          </table:table-cell>
          <table:table-cell office:value-type="float" office:value="0.339291">
            <text:p>0.339291</text:p>
          </table:table-cell>
          <table:table-cell office:value-type="float" office:value="0.530016">
            <text:p>0.530016</text:p>
          </table:table-cell>
          <table:table-cell office:value-type="float" office:value="0.1568029">
            <text:p>0.1568029</text:p>
          </table:table-cell>
          <table:table-cell office:value-type="float" office:value="0.326964">
            <text:p>0.326964</text:p>
          </table:table-cell>
          <table:table-cell table:formula="of:=[.D376]+[.E376]" office:value-type="float" office:value="0.4837669">
            <text:p>0.4837669</text:p>
          </table:table-cell>
          <table:table-cell table:number-columns-repeated="8"/>
          <table:table-cell office:value-type="float" office:value="0.963779">
            <text:p>0.963779</text:p>
          </table:table-cell>
          <table:table-cell office:value-type="float" office:value="1.125766">
            <text:p>1.125766</text:p>
          </table:table-cell>
          <table:table-cell office:value-type="float" office:value="1.344978">
            <text:p>1.344978</text:p>
          </table:table-cell>
          <table:table-cell office:value-type="float" office:value="0.627439">
            <text:p>0.627439</text:p>
          </table:table-cell>
          <table:table-cell office:value-type="float" office:value="0.996113">
            <text:p>0.996113</text:p>
          </table:table-cell>
          <table:table-cell office:value-type="float" office:value="0.855019">
            <text:p>0.855019</text:p>
          </table:table-cell>
          <table:table-cell table:number-columns-repeated="1004"/>
        </table:table-row>
        <table:table-row table:style-name="ro3">
          <table:table-cell office:value-type="float" office:value="0.1876909">
            <text:p>0.1876909</text:p>
          </table:table-cell>
          <table:table-cell office:value-type="float" office:value="0.338848">
            <text:p>0.338848</text:p>
          </table:table-cell>
          <table:table-cell office:value-type="float" office:value="0.53024">
            <text:p>0.53024</text:p>
          </table:table-cell>
          <table:table-cell office:value-type="float" office:value="0.156627">
            <text:p>0.156627</text:p>
          </table:table-cell>
          <table:table-cell office:value-type="float" office:value="0.326548">
            <text:p>0.326548</text:p>
          </table:table-cell>
          <table:table-cell table:formula="of:=[.D377]+[.E377]" office:value-type="float" office:value="0.483175">
            <text:p>0.483175</text:p>
          </table:table-cell>
          <table:table-cell table:number-columns-repeated="8"/>
          <table:table-cell office:value-type="float" office:value="0.963276">
            <text:p>0.963276</text:p>
          </table:table-cell>
          <table:table-cell office:value-type="float" office:value="1.125678">
            <text:p>1.125678</text:p>
          </table:table-cell>
          <table:table-cell office:value-type="float" office:value="1.346451">
            <text:p>1.346451</text:p>
          </table:table-cell>
          <table:table-cell office:value-type="float" office:value="0.626608">
            <text:p>0.626608</text:p>
          </table:table-cell>
          <table:table-cell office:value-type="float" office:value="0.994785">
            <text:p>0.994785</text:p>
          </table:table-cell>
          <table:table-cell office:value-type="float" office:value="0.854008">
            <text:p>0.854008</text:p>
          </table:table-cell>
          <table:table-cell table:number-columns-repeated="1004"/>
        </table:table-row>
        <table:table-row table:style-name="ro3">
          <table:table-cell office:value-type="float" office:value="0.1875193">
            <text:p>0.1875193</text:p>
          </table:table-cell>
          <table:table-cell office:value-type="float" office:value="0.338943">
            <text:p>0.338943</text:p>
          </table:table-cell>
          <table:table-cell office:value-type="float" office:value="0.529588">
            <text:p>0.529588</text:p>
          </table:table-cell>
          <table:table-cell office:value-type="float" office:value="0.1564728">
            <text:p>0.1564728</text:p>
          </table:table-cell>
          <table:table-cell office:value-type="float" office:value="0.326612">
            <text:p>0.326612</text:p>
          </table:table-cell>
          <table:table-cell table:formula="of:=[.D378]+[.E378]" office:value-type="float" office:value="0.4830848">
            <text:p>0.4830848</text:p>
          </table:table-cell>
          <table:table-cell table:number-columns-repeated="8"/>
          <table:table-cell office:value-type="float" office:value="0.962704">
            <text:p>0.962704</text:p>
          </table:table-cell>
          <table:table-cell office:value-type="float" office:value="1.126107">
            <text:p>1.126107</text:p>
          </table:table-cell>
          <table:table-cell office:value-type="float" office:value="1.346631">
            <text:p>1.346631</text:p>
          </table:table-cell>
          <table:table-cell office:value-type="float" office:value="0.625774">
            <text:p>0.625774</text:p>
          </table:table-cell>
          <table:table-cell office:value-type="float" office:value="0.993511">
            <text:p>0.993511</text:p>
          </table:table-cell>
          <table:table-cell office:value-type="float" office:value="0.852877">
            <text:p>0.852877</text:p>
          </table:table-cell>
          <table:table-cell table:number-columns-repeated="1004"/>
        </table:table-row>
        <table:table-row table:style-name="ro3">
          <table:table-cell office:value-type="float" office:value="0.1873719">
            <text:p>0.1873719</text:p>
          </table:table-cell>
          <table:table-cell office:value-type="float" office:value="0.338549">
            <text:p>0.338549</text:p>
          </table:table-cell>
          <table:table-cell office:value-type="float" office:value="0.529467">
            <text:p>0.529467</text:p>
          </table:table-cell>
          <table:table-cell office:value-type="float" office:value="0.1563049">
            <text:p>0.1563049</text:p>
          </table:table-cell>
          <table:table-cell office:value-type="float" office:value="0.326191">
            <text:p>0.326191</text:p>
          </table:table-cell>
          <table:table-cell table:formula="of:=[.D379]+[.E379]" office:value-type="float" office:value="0.4824959">
            <text:p>0.4824959</text:p>
          </table:table-cell>
          <table:table-cell table:number-columns-repeated="8"/>
          <table:table-cell office:value-type="float" office:value="0.962398">
            <text:p>0.962398</text:p>
          </table:table-cell>
          <table:table-cell office:value-type="float" office:value="1.126443">
            <text:p>1.126443</text:p>
          </table:table-cell>
          <table:table-cell office:value-type="float" office:value="1.347092">
            <text:p>1.347092</text:p>
          </table:table-cell>
          <table:table-cell office:value-type="float" office:value="0.624976">
            <text:p>0.624976</text:p>
          </table:table-cell>
          <table:table-cell office:value-type="float" office:value="0.992224">
            <text:p>0.992224</text:p>
          </table:table-cell>
          <table:table-cell office:value-type="float" office:value="0.851771">
            <text:p>0.851771</text:p>
          </table:table-cell>
          <table:table-cell table:number-columns-repeated="1004"/>
        </table:table-row>
        <table:table-row table:style-name="ro3">
          <table:table-cell office:value-type="float" office:value="0.1872897">
            <text:p>0.1872897</text:p>
          </table:table-cell>
          <table:table-cell office:value-type="float" office:value="0.33882">
            <text:p>0.33882</text:p>
          </table:table-cell>
          <table:table-cell office:value-type="float" office:value="0.528884">
            <text:p>0.528884</text:p>
          </table:table-cell>
          <table:table-cell office:value-type="float" office:value="0.1561076">
            <text:p>0.1561076</text:p>
          </table:table-cell>
          <table:table-cell office:value-type="float" office:value="0.326365">
            <text:p>0.326365</text:p>
          </table:table-cell>
          <table:table-cell table:formula="of:=[.D380]+[.E380]" office:value-type="float" office:value="0.4824726">
            <text:p>0.4824726</text:p>
          </table:table-cell>
          <table:table-cell table:number-columns-repeated="8"/>
          <table:table-cell office:value-type="float" office:value="0.962367">
            <text:p>0.962367</text:p>
          </table:table-cell>
          <table:table-cell office:value-type="float" office:value="1.127345">
            <text:p>1.127345</text:p>
          </table:table-cell>
          <table:table-cell office:value-type="float" office:value="1.347634">
            <text:p>1.347634</text:p>
          </table:table-cell>
          <table:table-cell office:value-type="float" office:value="0.624216">
            <text:p>0.624216</text:p>
          </table:table-cell>
          <table:table-cell office:value-type="float" office:value="0.991052">
            <text:p>0.991052</text:p>
          </table:table-cell>
          <table:table-cell office:value-type="float" office:value="0.850757">
            <text:p>0.850757</text:p>
          </table:table-cell>
          <table:table-cell table:number-columns-repeated="1004"/>
        </table:table-row>
        <table:table-row table:style-name="ro3">
          <table:table-cell office:value-type="float" office:value="0.1870866">
            <text:p>0.1870866</text:p>
          </table:table-cell>
          <table:table-cell office:value-type="float" office:value="0.338463">
            <text:p>0.338463</text:p>
          </table:table-cell>
          <table:table-cell office:value-type="float" office:value="0.528911">
            <text:p>0.528911</text:p>
          </table:table-cell>
          <table:table-cell office:value-type="float" office:value="0.1559063">
            <text:p>0.1559063</text:p>
          </table:table-cell>
          <table:table-cell office:value-type="float" office:value="0.325939">
            <text:p>0.325939</text:p>
          </table:table-cell>
          <table:table-cell table:formula="of:=[.D381]+[.E381]" office:value-type="float" office:value="0.4818453">
            <text:p>0.4818453</text:p>
          </table:table-cell>
          <table:table-cell table:number-columns-repeated="8"/>
          <table:table-cell office:value-type="float" office:value="0.962221">
            <text:p>0.962221</text:p>
          </table:table-cell>
          <table:table-cell office:value-type="float" office:value="1.127885">
            <text:p>1.127885</text:p>
          </table:table-cell>
          <table:table-cell office:value-type="float" office:value="1.348552">
            <text:p>1.348552</text:p>
          </table:table-cell>
          <table:table-cell office:value-type="float" office:value="0.623447">
            <text:p>0.623447</text:p>
          </table:table-cell>
          <table:table-cell office:value-type="float" office:value="0.989794">
            <text:p>0.989794</text:p>
          </table:table-cell>
          <table:table-cell office:value-type="float" office:value="0.849933">
            <text:p>0.849933</text:p>
          </table:table-cell>
          <table:table-cell table:number-columns-repeated="1004"/>
        </table:table-row>
        <table:table-row table:style-name="ro3">
          <table:table-cell office:value-type="float" office:value="0.1870007">
            <text:p>0.1870007</text:p>
          </table:table-cell>
          <table:table-cell office:value-type="float" office:value="0.338556">
            <text:p>0.338556</text:p>
          </table:table-cell>
          <table:table-cell office:value-type="float" office:value="0.529898">
            <text:p>0.529898</text:p>
          </table:table-cell>
          <table:table-cell office:value-type="float" office:value="0.1557121">
            <text:p>0.1557121</text:p>
          </table:table-cell>
          <table:table-cell office:value-type="float" office:value="0.325915">
            <text:p>0.325915</text:p>
          </table:table-cell>
          <table:table-cell table:formula="of:=[.D382]+[.E382]" office:value-type="float" office:value="0.4816271">
            <text:p>0.4816271</text:p>
          </table:table-cell>
          <table:table-cell table:number-columns-repeated="8"/>
          <table:table-cell office:value-type="float" office:value="0.962478">
            <text:p>0.962478</text:p>
          </table:table-cell>
          <table:table-cell office:value-type="float" office:value="1.129018">
            <text:p>1.129018</text:p>
          </table:table-cell>
          <table:table-cell office:value-type="float" office:value="1.35236">
            <text:p>1.35236</text:p>
          </table:table-cell>
          <table:table-cell office:value-type="float" office:value="0.622815">
            <text:p>0.622815</text:p>
          </table:table-cell>
          <table:table-cell office:value-type="float" office:value="0.98864">
            <text:p>0.98864</text:p>
          </table:table-cell>
          <table:table-cell office:value-type="float" office:value="0.850624">
            <text:p>0.850624</text:p>
          </table:table-cell>
          <table:table-cell table:number-columns-repeated="1004"/>
        </table:table-row>
        <table:table-row table:style-name="ro3">
          <table:table-cell office:value-type="float" office:value="0.1870761">
            <text:p>0.1870761</text:p>
          </table:table-cell>
          <table:table-cell office:value-type="float" office:value="0.338305">
            <text:p>0.338305</text:p>
          </table:table-cell>
          <table:table-cell office:value-type="float" office:value="0.532411">
            <text:p>0.532411</text:p>
          </table:table-cell>
          <table:table-cell office:value-type="float" office:value="0.1555818">
            <text:p>0.1555818</text:p>
          </table:table-cell>
          <table:table-cell office:value-type="float" office:value="0.32551">
            <text:p>0.32551</text:p>
          </table:table-cell>
          <table:table-cell table:formula="of:=[.D383]+[.E383]" office:value-type="float" office:value="0.4810918">
            <text:p>0.4810918</text:p>
          </table:table-cell>
          <table:table-cell table:number-columns-repeated="8"/>
          <table:table-cell office:value-type="float" office:value="0.963316">
            <text:p>0.963316</text:p>
          </table:table-cell>
          <table:table-cell office:value-type="float" office:value="1.129874">
            <text:p>1.129874</text:p>
          </table:table-cell>
          <table:table-cell office:value-type="float" office:value="1.356666">
            <text:p>1.356666</text:p>
          </table:table-cell>
          <table:table-cell office:value-type="float" office:value="0.622333">
            <text:p>0.622333</text:p>
          </table:table-cell>
          <table:table-cell office:value-type="float" office:value="0.987491">
            <text:p>0.987491</text:p>
          </table:table-cell>
          <table:table-cell office:value-type="float" office:value="0.851793">
            <text:p>0.851793</text:p>
          </table:table-cell>
          <table:table-cell table:number-columns-repeated="1004"/>
        </table:table-row>
        <table:table-row table:style-name="ro3">
          <table:table-cell office:value-type="float" office:value="0.1872829">
            <text:p>0.1872829</text:p>
          </table:table-cell>
          <table:table-cell office:value-type="float" office:value="0.338797">
            <text:p>0.338797</text:p>
          </table:table-cell>
          <table:table-cell office:value-type="float" office:value="0.533151">
            <text:p>0.533151</text:p>
          </table:table-cell>
          <table:table-cell office:value-type="float" office:value="0.1554853">
            <text:p>0.1554853</text:p>
          </table:table-cell>
          <table:table-cell office:value-type="float" office:value="0.325769">
            <text:p>0.325769</text:p>
          </table:table-cell>
          <table:table-cell table:formula="of:=[.D384]+[.E384]" office:value-type="float" office:value="0.4812543">
            <text:p>0.4812543</text:p>
          </table:table-cell>
          <table:table-cell table:number-columns-repeated="8"/>
          <table:table-cell office:value-type="float" office:value="0.963989">
            <text:p>0.963989</text:p>
          </table:table-cell>
          <table:table-cell office:value-type="float" office:value="1.131341">
            <text:p>1.131341</text:p>
          </table:table-cell>
          <table:table-cell office:value-type="float" office:value="1.359238">
            <text:p>1.359238</text:p>
          </table:table-cell>
          <table:table-cell office:value-type="float" office:value="0.621924">
            <text:p>0.621924</text:p>
          </table:table-cell>
          <table:table-cell office:value-type="float" office:value="0.986533">
            <text:p>0.986533</text:p>
          </table:table-cell>
          <table:table-cell office:value-type="float" office:value="0.852203">
            <text:p>0.852203</text:p>
          </table:table-cell>
          <table:table-cell table:number-columns-repeated="1004"/>
        </table:table-row>
        <table:table-row table:style-name="ro3">
          <table:table-cell office:value-type="float" office:value="0.1872817">
            <text:p>0.1872817</text:p>
          </table:table-cell>
          <table:table-cell office:value-type="float" office:value="0.338512">
            <text:p>0.338512</text:p>
          </table:table-cell>
          <table:table-cell office:value-type="float" office:value="0.535294">
            <text:p>0.535294</text:p>
          </table:table-cell>
          <table:table-cell office:value-type="float" office:value="0.1553554">
            <text:p>0.1553554</text:p>
          </table:table-cell>
          <table:table-cell office:value-type="float" office:value="0.325355">
            <text:p>0.325355</text:p>
          </table:table-cell>
          <table:table-cell table:formula="of:=[.D385]+[.E385]" office:value-type="float" office:value="0.4807104">
            <text:p>0.4807104</text:p>
          </table:table-cell>
          <table:table-cell table:number-columns-repeated="8"/>
          <table:table-cell office:value-type="float" office:value="0.964401">
            <text:p>0.964401</text:p>
          </table:table-cell>
          <table:table-cell office:value-type="float" office:value="1.131635">
            <text:p>1.131635</text:p>
          </table:table-cell>
          <table:table-cell office:value-type="float" office:value="1.362271">
            <text:p>1.362271</text:p>
          </table:table-cell>
          <table:table-cell office:value-type="float" office:value="0.621422">
            <text:p>0.621422</text:p>
          </table:table-cell>
          <table:table-cell office:value-type="float" office:value="0.985305">
            <text:p>0.985305</text:p>
          </table:table-cell>
          <table:table-cell office:value-type="float" office:value="0.853081">
            <text:p>0.853081</text:p>
          </table:table-cell>
          <table:table-cell table:number-columns-repeated="1004"/>
        </table:table-row>
        <table:table-row table:style-name="ro3">
          <table:table-cell office:value-type="float" office:value="0.1874124">
            <text:p>0.1874124</text:p>
          </table:table-cell>
          <table:table-cell office:value-type="float" office:value="0.338819">
            <text:p>0.338819</text:p>
          </table:table-cell>
          <table:table-cell office:value-type="float" office:value="0.536373">
            <text:p>0.536373</text:p>
          </table:table-cell>
          <table:table-cell office:value-type="float" office:value="0.1552635">
            <text:p>0.1552635</text:p>
          </table:table-cell>
          <table:table-cell office:value-type="float" office:value="0.325473">
            <text:p>0.325473</text:p>
          </table:table-cell>
          <table:table-cell table:formula="of:=[.D386]+[.E386]" office:value-type="float" office:value="0.4807365">
            <text:p>0.4807365</text:p>
          </table:table-cell>
          <table:table-cell table:number-columns-repeated="8"/>
          <table:table-cell office:value-type="float" office:value="0.964029">
            <text:p>0.964029</text:p>
          </table:table-cell>
          <table:table-cell office:value-type="float" office:value="1.132475">
            <text:p>1.132475</text:p>
          </table:table-cell>
          <table:table-cell office:value-type="float" office:value="1.364214">
            <text:p>1.364214</text:p>
          </table:table-cell>
          <table:table-cell office:value-type="float" office:value="0.620796">
            <text:p>0.620796</text:p>
          </table:table-cell>
          <table:table-cell office:value-type="float" office:value="0.984215">
            <text:p>0.984215</text:p>
          </table:table-cell>
          <table:table-cell office:value-type="float" office:value="0.853332">
            <text:p>0.853332</text:p>
          </table:table-cell>
          <table:table-cell table:number-columns-repeated="1004"/>
        </table:table-row>
        <table:table-row table:style-name="ro3">
          <table:table-cell office:value-type="float" office:value="0.1873151">
            <text:p>0.1873151</text:p>
          </table:table-cell>
          <table:table-cell office:value-type="float" office:value="0.338501">
            <text:p>0.338501</text:p>
          </table:table-cell>
          <table:table-cell office:value-type="float" office:value="0.538905">
            <text:p>0.538905</text:p>
          </table:table-cell>
          <table:table-cell office:value-type="float" office:value="0.1551909">
            <text:p>0.1551909</text:p>
          </table:table-cell>
          <table:table-cell office:value-type="float" office:value="0.325097">
            <text:p>0.325097</text:p>
          </table:table-cell>
          <table:table-cell table:formula="of:=[.D387]+[.E387]" office:value-type="float" office:value="0.4802879">
            <text:p>0.4802879</text:p>
          </table:table-cell>
          <table:table-cell table:number-columns-repeated="8"/>
          <table:table-cell office:value-type="float" office:value="0.963319">
            <text:p>0.963319</text:p>
          </table:table-cell>
          <table:table-cell office:value-type="float" office:value="1.132266">
            <text:p>1.132266</text:p>
          </table:table-cell>
          <table:table-cell office:value-type="float" office:value="1.366442">
            <text:p>1.366442</text:p>
          </table:table-cell>
          <table:table-cell office:value-type="float" office:value="0.620158">
            <text:p>0.620158</text:p>
          </table:table-cell>
          <table:table-cell office:value-type="float" office:value="0.98312">
            <text:p>0.98312</text:p>
          </table:table-cell>
          <table:table-cell office:value-type="float" office:value="0.853968">
            <text:p>0.853968</text:p>
          </table:table-cell>
          <table:table-cell table:number-columns-repeated="1004"/>
        </table:table-row>
        <table:table-row table:style-name="ro3">
          <table:table-cell office:value-type="float" office:value="0.1871973">
            <text:p>0.1871973</text:p>
          </table:table-cell>
          <table:table-cell office:value-type="float" office:value="0.338416">
            <text:p>0.338416</text:p>
          </table:table-cell>
          <table:table-cell office:value-type="float" office:value="0.540106">
            <text:p>0.540106</text:p>
          </table:table-cell>
          <table:table-cell office:value-type="float" office:value="0.1551161">
            <text:p>0.1551161</text:p>
          </table:table-cell>
          <table:table-cell office:value-type="float" office:value="0.324924">
            <text:p>0.324924</text:p>
          </table:table-cell>
          <table:table-cell table:formula="of:=[.D388]+[.E388]" office:value-type="float" office:value="0.4800401">
            <text:p>0.4800401</text:p>
          </table:table-cell>
          <table:table-cell table:number-columns-repeated="8"/>
          <table:table-cell office:value-type="float" office:value="0.962224">
            <text:p>0.962224</text:p>
          </table:table-cell>
          <table:table-cell office:value-type="float" office:value="1.132501">
            <text:p>1.132501</text:p>
          </table:table-cell>
          <table:table-cell office:value-type="float" office:value="1.36782">
            <text:p>1.36782</text:p>
          </table:table-cell>
          <table:table-cell office:value-type="float" office:value="0.619428">
            <text:p>0.619428</text:p>
          </table:table-cell>
          <table:table-cell office:value-type="float" office:value="0.98205">
            <text:p>0.98205</text:p>
          </table:table-cell>
          <table:table-cell office:value-type="float" office:value="0.853685">
            <text:p>0.853685</text:p>
          </table:table-cell>
          <table:table-cell table:number-columns-repeated="1004"/>
        </table:table-row>
        <table:table-row table:style-name="ro3">
          <table:table-cell office:value-type="float" office:value="0.1869926">
            <text:p>0.1869926</text:p>
          </table:table-cell>
          <table:table-cell office:value-type="float" office:value="0.338037">
            <text:p>0.338037</text:p>
          </table:table-cell>
          <table:table-cell office:value-type="float" office:value="0.542796">
            <text:p>0.542796</text:p>
          </table:table-cell>
          <table:table-cell office:value-type="float" office:value="0.1550355">
            <text:p>0.1550355</text:p>
          </table:table-cell>
          <table:table-cell office:value-type="float" office:value="0.32465">
            <text:p>0.32465</text:p>
          </table:table-cell>
          <table:table-cell table:formula="of:=[.D389]+[.E389]" office:value-type="float" office:value="0.4796855">
            <text:p>0.4796855</text:p>
          </table:table-cell>
          <table:table-cell table:number-columns-repeated="8"/>
          <table:table-cell office:value-type="float" office:value="0.961056">
            <text:p>0.961056</text:p>
          </table:table-cell>
          <table:table-cell office:value-type="float" office:value="1.131303">
            <text:p>1.131303</text:p>
          </table:table-cell>
          <table:table-cell office:value-type="float" office:value="1.36936">
            <text:p>1.36936</text:p>
          </table:table-cell>
          <table:table-cell office:value-type="float" office:value="0.618761">
            <text:p>0.618761</text:p>
          </table:table-cell>
          <table:table-cell office:value-type="float" office:value="0.981099">
            <text:p>0.981099</text:p>
          </table:table-cell>
          <table:table-cell office:value-type="float" office:value="0.853644">
            <text:p>0.853644</text:p>
          </table:table-cell>
          <table:table-cell table:number-columns-repeated="1004"/>
        </table:table-row>
        <table:table-row table:style-name="ro3">
          <table:table-cell office:value-type="float" office:value="0.1867639">
            <text:p>0.1867639</text:p>
          </table:table-cell>
          <table:table-cell office:value-type="float" office:value="0.337807">
            <text:p>0.337807</text:p>
          </table:table-cell>
          <table:table-cell office:value-type="float" office:value="0.543572">
            <text:p>0.543572</text:p>
          </table:table-cell>
          <table:table-cell office:value-type="float" office:value="0.1549915">
            <text:p>0.1549915</text:p>
          </table:table-cell>
          <table:table-cell office:value-type="float" office:value="0.324483">
            <text:p>0.324483</text:p>
          </table:table-cell>
          <table:table-cell table:formula="of:=[.D390]+[.E390]" office:value-type="float" office:value="0.4794745">
            <text:p>0.4794745</text:p>
          </table:table-cell>
          <table:table-cell table:number-columns-repeated="8"/>
          <table:table-cell office:value-type="float" office:value="0.959829">
            <text:p>0.959829</text:p>
          </table:table-cell>
          <table:table-cell office:value-type="float" office:value="1.130304">
            <text:p>1.130304</text:p>
          </table:table-cell>
          <table:table-cell office:value-type="float" office:value="1.369755">
            <text:p>1.369755</text:p>
          </table:table-cell>
          <table:table-cell office:value-type="float" office:value="0.618169">
            <text:p>0.618169</text:p>
          </table:table-cell>
          <table:table-cell office:value-type="float" office:value="0.980009">
            <text:p>0.980009</text:p>
          </table:table-cell>
          <table:table-cell office:value-type="float" office:value="0.85283">
            <text:p>0.85283</text:p>
          </table:table-cell>
          <table:table-cell table:number-columns-repeated="1004"/>
        </table:table-row>
        <table:table-row table:style-name="ro3">
          <table:table-cell office:value-type="float" office:value="0.1865424">
            <text:p>0.1865424</text:p>
          </table:table-cell>
          <table:table-cell office:value-type="float" office:value="0.337461">
            <text:p>0.337461</text:p>
          </table:table-cell>
          <table:table-cell office:value-type="float" office:value="0.545714">
            <text:p>0.545714</text:p>
          </table:table-cell>
          <table:table-cell office:value-type="float" office:value="0.1549443">
            <text:p>0.1549443</text:p>
          </table:table-cell>
          <table:table-cell office:value-type="float" office:value="0.324304">
            <text:p>0.324304</text:p>
          </table:table-cell>
          <table:table-cell table:formula="of:=[.D391]+[.E391]" office:value-type="float" office:value="0.4792483">
            <text:p>0.4792483</text:p>
          </table:table-cell>
          <table:table-cell table:number-columns-repeated="8"/>
          <table:table-cell office:value-type="float" office:value="0.958613">
            <text:p>0.958613</text:p>
          </table:table-cell>
          <table:table-cell office:value-type="float" office:value="1.128962">
            <text:p>1.128962</text:p>
          </table:table-cell>
          <table:table-cell office:value-type="float" office:value="1.370236">
            <text:p>1.370236</text:p>
          </table:table-cell>
          <table:table-cell office:value-type="float" office:value="0.617585">
            <text:p>0.617585</text:p>
          </table:table-cell>
          <table:table-cell office:value-type="float" office:value="0.979084">
            <text:p>0.979084</text:p>
          </table:table-cell>
          <table:table-cell office:value-type="float" office:value="0.852085">
            <text:p>0.852085</text:p>
          </table:table-cell>
          <table:table-cell table:number-columns-repeated="1004"/>
        </table:table-row>
        <table:table-row table:style-name="ro3">
          <table:table-cell office:value-type="float" office:value="0.1863116">
            <text:p>0.1863116</text:p>
          </table:table-cell>
          <table:table-cell office:value-type="float" office:value="0.337328">
            <text:p>0.337328</text:p>
          </table:table-cell>
          <table:table-cell office:value-type="float" office:value="0.547145">
            <text:p>0.547145</text:p>
          </table:table-cell>
          <table:table-cell office:value-type="float" office:value="0.15487">
            <text:p>0.15487</text:p>
          </table:table-cell>
          <table:table-cell office:value-type="float" office:value="0.324286">
            <text:p>0.324286</text:p>
          </table:table-cell>
          <table:table-cell table:formula="of:=[.D392]+[.E392]" office:value-type="float" office:value="0.479156">
            <text:p>0.479156</text:p>
          </table:table-cell>
          <table:table-cell table:number-columns-repeated="8"/>
          <table:table-cell office:value-type="float" office:value="0.957432">
            <text:p>0.957432</text:p>
          </table:table-cell>
          <table:table-cell office:value-type="float" office:value="1.12778">
            <text:p>1.12778</text:p>
          </table:table-cell>
          <table:table-cell office:value-type="float" office:value="1.370914">
            <text:p>1.370914</text:p>
          </table:table-cell>
          <table:table-cell office:value-type="float" office:value="0.61695">
            <text:p>0.61695</text:p>
          </table:table-cell>
          <table:table-cell office:value-type="float" office:value="0.977985">
            <text:p>0.977985</text:p>
          </table:table-cell>
          <table:table-cell office:value-type="float" office:value="0.851604">
            <text:p>0.851604</text:p>
          </table:table-cell>
          <table:table-cell table:number-columns-repeated="1004"/>
        </table:table-row>
        <table:table-row table:style-name="ro3">
          <table:table-cell office:value-type="float" office:value="0.1862053">
            <text:p>0.1862053</text:p>
          </table:table-cell>
          <table:table-cell office:value-type="float" office:value="0.336984">
            <text:p>0.336984</text:p>
          </table:table-cell>
          <table:table-cell office:value-type="float" office:value="0.550175">
            <text:p>0.550175</text:p>
          </table:table-cell>
          <table:table-cell office:value-type="float" office:value="0.1546839">
            <text:p>0.1546839</text:p>
          </table:table-cell>
          <table:table-cell office:value-type="float" office:value="0.323884">
            <text:p>0.323884</text:p>
          </table:table-cell>
          <table:table-cell table:formula="of:=[.D393]+[.E393]" office:value-type="float" office:value="0.4785679">
            <text:p>0.4785679</text:p>
          </table:table-cell>
          <table:table-cell table:number-columns-repeated="8"/>
          <table:table-cell office:value-type="float" office:value="0.956813">
            <text:p>0.956813</text:p>
          </table:table-cell>
          <table:table-cell office:value-type="float" office:value="1.128496">
            <text:p>1.128496</text:p>
          </table:table-cell>
          <table:table-cell office:value-type="float" office:value="1.371713">
            <text:p>1.371713</text:p>
          </table:table-cell>
          <table:table-cell office:value-type="float" office:value="0.616334">
            <text:p>0.616334</text:p>
          </table:table-cell>
          <table:table-cell office:value-type="float" office:value="0.976953">
            <text:p>0.976953</text:p>
          </table:table-cell>
          <table:table-cell office:value-type="float" office:value="0.851196">
            <text:p>0.851196</text:p>
          </table:table-cell>
          <table:table-cell table:number-columns-repeated="1004"/>
        </table:table-row>
        <table:table-row table:style-name="ro3">
          <table:table-cell office:value-type="float" office:value="0.1861328">
            <text:p>0.1861328</text:p>
          </table:table-cell>
          <table:table-cell office:value-type="float" office:value="0.337364">
            <text:p>0.337364</text:p>
          </table:table-cell>
          <table:table-cell office:value-type="float" office:value="0.550592">
            <text:p>0.550592</text:p>
          </table:table-cell>
          <table:table-cell office:value-type="float" office:value="0.1544998">
            <text:p>0.1544998</text:p>
          </table:table-cell>
          <table:table-cell office:value-type="float" office:value="0.324126">
            <text:p>0.324126</text:p>
          </table:table-cell>
          <table:table-cell table:formula="of:=[.D394]+[.E394]" office:value-type="float" office:value="0.4786258">
            <text:p>0.4786258</text:p>
          </table:table-cell>
          <table:table-cell table:number-columns-repeated="8"/>
          <table:table-cell office:value-type="float" office:value="0.956184">
            <text:p>0.956184</text:p>
          </table:table-cell>
          <table:table-cell office:value-type="float" office:value="1.129737">
            <text:p>1.129737</text:p>
          </table:table-cell>
          <table:table-cell office:value-type="float" office:value="1.371085">
            <text:p>1.371085</text:p>
          </table:table-cell>
          <table:table-cell office:value-type="float" office:value="0.61567">
            <text:p>0.61567</text:p>
          </table:table-cell>
          <table:table-cell office:value-type="float" office:value="0.975995">
            <text:p>0.975995</text:p>
          </table:table-cell>
          <table:table-cell office:value-type="float" office:value="0.850436">
            <text:p>0.850436</text:p>
          </table:table-cell>
          <table:table-cell table:number-columns-repeated="1004"/>
        </table:table-row>
        <table:table-row table:style-name="ro3">
          <table:table-cell office:value-type="float" office:value="0.1862079">
            <text:p>0.1862079</text:p>
          </table:table-cell>
          <table:table-cell office:value-type="float" office:value="0.337255">
            <text:p>0.337255</text:p>
          </table:table-cell>
          <table:table-cell office:value-type="float" office:value="0.552223">
            <text:p>0.552223</text:p>
          </table:table-cell>
          <table:table-cell office:value-type="float" office:value="0.1544012">
            <text:p>0.1544012</text:p>
          </table:table-cell>
          <table:table-cell office:value-type="float" office:value="0.3238">
            <text:p>0.3238</text:p>
          </table:table-cell>
          <table:table-cell table:formula="of:=[.D395]+[.E395]" office:value-type="float" office:value="0.4782012">
            <text:p>0.4782012</text:p>
          </table:table-cell>
          <table:table-cell table:number-columns-repeated="8"/>
          <table:table-cell office:value-type="float" office:value="0.955928">
            <text:p>0.955928</text:p>
          </table:table-cell>
          <table:table-cell office:value-type="float" office:value="1.131337">
            <text:p>1.131337</text:p>
          </table:table-cell>
          <table:table-cell office:value-type="float" office:value="1.370631">
            <text:p>1.370631</text:p>
          </table:table-cell>
          <table:table-cell office:value-type="float" office:value="0.615178">
            <text:p>0.615178</text:p>
          </table:table-cell>
          <table:table-cell office:value-type="float" office:value="0.975263">
            <text:p>0.975263</text:p>
          </table:table-cell>
          <table:table-cell office:value-type="float" office:value="0.84973">
            <text:p>0.84973</text:p>
          </table:table-cell>
          <table:table-cell table:number-columns-repeated="1004"/>
        </table:table-row>
        <table:table-row table:style-name="ro3">
          <table:table-cell office:value-type="float" office:value="0.1863295">
            <text:p>0.1863295</text:p>
          </table:table-cell>
          <table:table-cell office:value-type="float" office:value="0.338128">
            <text:p>0.338128</text:p>
          </table:table-cell>
          <table:table-cell office:value-type="float" office:value="0.55211">
            <text:p>0.55211</text:p>
          </table:table-cell>
          <table:table-cell office:value-type="float" office:value="0.1543192">
            <text:p>0.1543192</text:p>
          </table:table-cell>
          <table:table-cell office:value-type="float" office:value="0.324367">
            <text:p>0.324367</text:p>
          </table:table-cell>
          <table:table-cell table:formula="of:=[.D396]+[.E396]" office:value-type="float" office:value="0.4786862">
            <text:p>0.4786862</text:p>
          </table:table-cell>
          <table:table-cell table:number-columns-repeated="8"/>
          <table:table-cell office:value-type="float" office:value="0.95557">
            <text:p>0.95557</text:p>
          </table:table-cell>
          <table:table-cell office:value-type="float" office:value="1.13353">
            <text:p>1.13353</text:p>
          </table:table-cell>
          <table:table-cell office:value-type="float" office:value="1.369491">
            <text:p>1.369491</text:p>
          </table:table-cell>
          <table:table-cell office:value-type="float" office:value="0.614657">
            <text:p>0.614657</text:p>
          </table:table-cell>
          <table:table-cell office:value-type="float" office:value="0.974676">
            <text:p>0.974676</text:p>
          </table:table-cell>
          <table:table-cell office:value-type="float" office:value="0.848859">
            <text:p>0.848859</text:p>
          </table:table-cell>
          <table:table-cell table:number-columns-repeated="1004"/>
        </table:table-row>
        <table:table-row table:style-name="ro3">
          <table:table-cell office:value-type="float" office:value="0.1862764">
            <text:p>0.1862764</text:p>
          </table:table-cell>
          <table:table-cell office:value-type="float" office:value="0.337839">
            <text:p>0.337839</text:p>
          </table:table-cell>
          <table:table-cell office:value-type="float" office:value="0.55294">
            <text:p>0.55294</text:p>
          </table:table-cell>
          <table:table-cell office:value-type="float" office:value="0.1541941">
            <text:p>0.1541941</text:p>
          </table:table-cell>
          <table:table-cell office:value-type="float" office:value="0.324022">
            <text:p>0.324022</text:p>
          </table:table-cell>
          <table:table-cell table:formula="of:=[.D397]+[.E397]" office:value-type="float" office:value="0.4782161">
            <text:p>0.4782161</text:p>
          </table:table-cell>
          <table:table-cell table:number-columns-repeated="8"/>
          <table:table-cell office:value-type="float" office:value="0.955022">
            <text:p>0.955022</text:p>
          </table:table-cell>
          <table:table-cell office:value-type="float" office:value="1.133316">
            <text:p>1.133316</text:p>
          </table:table-cell>
          <table:table-cell office:value-type="float" office:value="1.368551">
            <text:p>1.368551</text:p>
          </table:table-cell>
          <table:table-cell office:value-type="float" office:value="0.614033">
            <text:p>0.614033</text:p>
          </table:table-cell>
          <table:table-cell office:value-type="float" office:value="0.973659">
            <text:p>0.973659</text:p>
          </table:table-cell>
          <table:table-cell office:value-type="float" office:value="0.848041">
            <text:p>0.848041</text:p>
          </table:table-cell>
          <table:table-cell table:number-columns-repeated="1004"/>
        </table:table-row>
        <table:table-row table:style-name="ro3">
          <table:table-cell office:value-type="float" office:value="0.1863454">
            <text:p>0.1863454</text:p>
          </table:table-cell>
          <table:table-cell office:value-type="float" office:value="0.338447">
            <text:p>0.338447</text:p>
          </table:table-cell>
          <table:table-cell office:value-type="float" office:value="0.553637">
            <text:p>0.553637</text:p>
          </table:table-cell>
          <table:table-cell office:value-type="float" office:value="0.1541254">
            <text:p>0.1541254</text:p>
          </table:table-cell>
          <table:table-cell office:value-type="float" office:value="0.324514">
            <text:p>0.324514</text:p>
          </table:table-cell>
          <table:table-cell table:formula="of:=[.D398]+[.E398]" office:value-type="float" office:value="0.4786394">
            <text:p>0.4786394</text:p>
          </table:table-cell>
          <table:table-cell table:number-columns-repeated="8"/>
          <table:table-cell office:value-type="float" office:value="0.9542">
            <text:p>0.9542</text:p>
          </table:table-cell>
          <table:table-cell office:value-type="float" office:value="1.133495">
            <text:p>1.133495</text:p>
          </table:table-cell>
          <table:table-cell office:value-type="float" office:value="1.367879">
            <text:p>1.367879</text:p>
          </table:table-cell>
          <table:table-cell office:value-type="float" office:value="0.613501">
            <text:p>0.613501</text:p>
          </table:table-cell>
          <table:table-cell office:value-type="float" office:value="0.972684">
            <text:p>0.972684</text:p>
          </table:table-cell>
          <table:table-cell office:value-type="float" office:value="0.847504">
            <text:p>0.847504</text:p>
          </table:table-cell>
          <table:table-cell table:number-columns-repeated="1004"/>
        </table:table-row>
        <table:table-row table:style-name="ro3">
          <table:table-cell office:value-type="float" office:value="0.1863796">
            <text:p>0.1863796</text:p>
          </table:table-cell>
          <table:table-cell office:value-type="float" office:value="0.338172">
            <text:p>0.338172</text:p>
          </table:table-cell>
          <table:table-cell office:value-type="float" office:value="0.555681">
            <text:p>0.555681</text:p>
          </table:table-cell>
          <table:table-cell office:value-type="float" office:value="0.154095">
            <text:p>0.154095</text:p>
          </table:table-cell>
          <table:table-cell office:value-type="float" office:value="0.324204">
            <text:p>0.324204</text:p>
          </table:table-cell>
          <table:table-cell table:formula="of:=[.D399]+[.E399]" office:value-type="float" office:value="0.478299">
            <text:p>0.478299</text:p>
          </table:table-cell>
          <table:table-cell table:number-columns-repeated="8"/>
          <table:table-cell office:value-type="float" office:value="0.953378">
            <text:p>0.953378</text:p>
          </table:table-cell>
          <table:table-cell office:value-type="float" office:value="1.133123">
            <text:p>1.133123</text:p>
          </table:table-cell>
          <table:table-cell office:value-type="float" office:value="1.367283">
            <text:p>1.367283</text:p>
          </table:table-cell>
          <table:table-cell office:value-type="float" office:value="0.612995">
            <text:p>0.612995</text:p>
          </table:table-cell>
          <table:table-cell office:value-type="float" office:value="0.971673">
            <text:p>0.971673</text:p>
          </table:table-cell>
          <table:table-cell office:value-type="float" office:value="0.846969">
            <text:p>0.846969</text:p>
          </table:table-cell>
          <table:table-cell table:number-columns-repeated="1004"/>
        </table:table-row>
        <table:table-row table:style-name="ro3">
          <table:table-cell office:value-type="float" office:value="0.18655">
            <text:p>0.18655</text:p>
          </table:table-cell>
          <table:table-cell office:value-type="float" office:value="0.338838">
            <text:p>0.338838</text:p>
          </table:table-cell>
          <table:table-cell office:value-type="float" office:value="0.556999">
            <text:p>0.556999</text:p>
          </table:table-cell>
          <table:table-cell office:value-type="float" office:value="0.1541134">
            <text:p>0.1541134</text:p>
          </table:table-cell>
          <table:table-cell office:value-type="float" office:value="0.324803">
            <text:p>0.324803</text:p>
          </table:table-cell>
          <table:table-cell table:formula="of:=[.D400]+[.E400]" office:value-type="float" office:value="0.4789164">
            <text:p>0.4789164</text:p>
          </table:table-cell>
          <table:table-cell table:number-columns-repeated="8"/>
          <table:table-cell office:value-type="float" office:value="0.952603">
            <text:p>0.952603</text:p>
          </table:table-cell>
          <table:table-cell office:value-type="float" office:value="1.133119">
            <text:p>1.133119</text:p>
          </table:table-cell>
          <table:table-cell office:value-type="float" office:value="1.366907">
            <text:p>1.366907</text:p>
          </table:table-cell>
          <table:table-cell office:value-type="float" office:value="0.612514">
            <text:p>0.612514</text:p>
          </table:table-cell>
          <table:table-cell office:value-type="float" office:value="0.970689">
            <text:p>0.970689</text:p>
          </table:table-cell>
          <table:table-cell office:value-type="float" office:value="0.846823">
            <text:p>0.846823</text:p>
          </table:table-cell>
          <table:table-cell table:number-columns-repeated="1004"/>
        </table:table-row>
        <table:table-row table:style-name="ro3">
          <table:table-cell office:value-type="float" office:value="0.1865471">
            <text:p>0.1865471</text:p>
          </table:table-cell>
          <table:table-cell office:value-type="float" office:value="0.338578">
            <text:p>0.338578</text:p>
          </table:table-cell>
          <table:table-cell office:value-type="float" office:value="0.559867">
            <text:p>0.559867</text:p>
          </table:table-cell>
          <table:table-cell office:value-type="float" office:value="0.1540564">
            <text:p>0.1540564</text:p>
          </table:table-cell>
          <table:table-cell office:value-type="float" office:value="0.32446">
            <text:p>0.32446</text:p>
          </table:table-cell>
          <table:table-cell table:formula="of:=[.D401]+[.E401]" office:value-type="float" office:value="0.4785164">
            <text:p>0.4785164</text:p>
          </table:table-cell>
          <table:table-cell table:number-columns-repeated="8"/>
          <table:table-cell office:value-type="float" office:value="0.951804">
            <text:p>0.951804</text:p>
          </table:table-cell>
          <table:table-cell office:value-type="float" office:value="1.133112">
            <text:p>1.133112</text:p>
          </table:table-cell>
          <table:table-cell office:value-type="float" office:value="1.366646">
            <text:p>1.366646</text:p>
          </table:table-cell>
          <table:table-cell office:value-type="float" office:value="0.611881">
            <text:p>0.611881</text:p>
          </table:table-cell>
          <table:table-cell office:value-type="float" office:value="0.969543">
            <text:p>0.969543</text:p>
          </table:table-cell>
          <table:table-cell office:value-type="float" office:value="0.846705">
            <text:p>0.846705</text:p>
          </table:table-cell>
          <table:table-cell table:number-columns-repeated="1004"/>
        </table:table-row>
        <table:table-row table:style-name="ro3">
          <table:table-cell office:value-type="float" office:value="0.1865607">
            <text:p>0.1865607</text:p>
          </table:table-cell>
          <table:table-cell office:value-type="float" office:value="0.339161">
            <text:p>0.339161</text:p>
          </table:table-cell>
          <table:table-cell office:value-type="float" office:value="0.560362">
            <text:p>0.560362</text:p>
          </table:table-cell>
          <table:table-cell office:value-type="float" office:value="0.1539957">
            <text:p>0.1539957</text:p>
          </table:table-cell>
          <table:table-cell office:value-type="float" office:value="0.32496">
            <text:p>0.32496</text:p>
          </table:table-cell>
          <table:table-cell table:formula="of:=[.D402]+[.E402]" office:value-type="float" office:value="0.4789557">
            <text:p>0.4789557</text:p>
          </table:table-cell>
          <table:table-cell table:number-columns-repeated="8"/>
          <table:table-cell office:value-type="float" office:value="0.950726">
            <text:p>0.950726</text:p>
          </table:table-cell>
          <table:table-cell office:value-type="float" office:value="1.133555">
            <text:p>1.133555</text:p>
          </table:table-cell>
          <table:table-cell office:value-type="float" office:value="1.365419">
            <text:p>1.365419</text:p>
          </table:table-cell>
          <table:table-cell office:value-type="float" office:value="0.611248">
            <text:p>0.611248</text:p>
          </table:table-cell>
          <table:table-cell office:value-type="float" office:value="0.968468">
            <text:p>0.968468</text:p>
          </table:table-cell>
          <table:table-cell office:value-type="float" office:value="0.845996">
            <text:p>0.845996</text:p>
          </table:table-cell>
          <table:table-cell table:number-columns-repeated="1004"/>
        </table:table-row>
        <table:table-row table:style-name="ro3">
          <table:table-cell office:value-type="float" office:value="0.1863381">
            <text:p>0.1863381</text:p>
          </table:table-cell>
          <table:table-cell office:value-type="float" office:value="0.338745">
            <text:p>0.338745</text:p>
          </table:table-cell>
          <table:table-cell office:value-type="float" office:value="0.5621">
            <text:p>0.5621</text:p>
          </table:table-cell>
          <table:table-cell office:value-type="float" office:value="0.1538335">
            <text:p>0.1538335</text:p>
          </table:table-cell>
          <table:table-cell office:value-type="float" office:value="0.324579">
            <text:p>0.324579</text:p>
          </table:table-cell>
          <table:table-cell table:formula="of:=[.D403]+[.E403]" office:value-type="float" office:value="0.4784125">
            <text:p>0.4784125</text:p>
          </table:table-cell>
          <table:table-cell table:number-columns-repeated="8"/>
          <table:table-cell office:value-type="float" office:value="0.949654">
            <text:p>0.949654</text:p>
          </table:table-cell>
          <table:table-cell office:value-type="float" office:value="1.132853">
            <text:p>1.132853</text:p>
          </table:table-cell>
          <table:table-cell office:value-type="float" office:value="1.364228">
            <text:p>1.364228</text:p>
          </table:table-cell>
          <table:table-cell office:value-type="float" office:value="0.610603">
            <text:p>0.610603</text:p>
          </table:table-cell>
          <table:table-cell office:value-type="float" office:value="0.96734">
            <text:p>0.96734</text:p>
          </table:table-cell>
          <table:table-cell office:value-type="float" office:value="0.845248">
            <text:p>0.845248</text:p>
          </table:table-cell>
          <table:table-cell table:number-columns-repeated="1004"/>
        </table:table-row>
        <table:table-row table:style-name="ro3">
          <table:table-cell office:value-type="float" office:value="0.1861172">
            <text:p>0.1861172</text:p>
          </table:table-cell>
          <table:table-cell office:value-type="float" office:value="0.338771">
            <text:p>0.338771</text:p>
          </table:table-cell>
          <table:table-cell office:value-type="float" office:value="0.562348">
            <text:p>0.562348</text:p>
          </table:table-cell>
          <table:table-cell office:value-type="float" office:value="0.1536698">
            <text:p>0.1536698</text:p>
          </table:table-cell>
          <table:table-cell office:value-type="float" office:value="0.324681">
            <text:p>0.324681</text:p>
          </table:table-cell>
          <table:table-cell table:formula="of:=[.D404]+[.E404]" office:value-type="float" office:value="0.4783508">
            <text:p>0.4783508</text:p>
          </table:table-cell>
          <table:table-cell table:number-columns-repeated="8"/>
          <table:table-cell office:value-type="float" office:value="0.948507">
            <text:p>0.948507</text:p>
          </table:table-cell>
          <table:table-cell office:value-type="float" office:value="1.132459">
            <text:p>1.132459</text:p>
          </table:table-cell>
          <table:table-cell office:value-type="float" office:value="1.362779">
            <text:p>1.362779</text:p>
          </table:table-cell>
          <table:table-cell office:value-type="float" office:value="0.610034">
            <text:p>0.610034</text:p>
          </table:table-cell>
          <table:table-cell office:value-type="float" office:value="0.966192">
            <text:p>0.966192</text:p>
          </table:table-cell>
          <table:table-cell office:value-type="float" office:value="0.844889">
            <text:p>0.844889</text:p>
          </table:table-cell>
          <table:table-cell table:number-columns-repeated="1004"/>
        </table:table-row>
        <table:table-row table:style-name="ro3">
          <table:table-cell office:value-type="float" office:value="0.1859321">
            <text:p>0.1859321</text:p>
          </table:table-cell>
          <table:table-cell office:value-type="float" office:value="0.338458">
            <text:p>0.338458</text:p>
          </table:table-cell>
          <table:table-cell office:value-type="float" office:value="0.563726">
            <text:p>0.563726</text:p>
          </table:table-cell>
          <table:table-cell office:value-type="float" office:value="0.1535344">
            <text:p>0.1535344</text:p>
          </table:table-cell>
          <table:table-cell office:value-type="float" office:value="0.324327">
            <text:p>0.324327</text:p>
          </table:table-cell>
          <table:table-cell table:formula="of:=[.D405]+[.E405]" office:value-type="float" office:value="0.4778614">
            <text:p>0.4778614</text:p>
          </table:table-cell>
          <table:table-cell table:number-columns-repeated="8"/>
          <table:table-cell office:value-type="float" office:value="0.947688">
            <text:p>0.947688</text:p>
          </table:table-cell>
          <table:table-cell office:value-type="float" office:value="1.132581">
            <text:p>1.132581</text:p>
          </table:table-cell>
          <table:table-cell office:value-type="float" office:value="1.361347">
            <text:p>1.361347</text:p>
          </table:table-cell>
          <table:table-cell office:value-type="float" office:value="0.609567">
            <text:p>0.609567</text:p>
          </table:table-cell>
          <table:table-cell office:value-type="float" office:value="0.965336">
            <text:p>0.965336</text:p>
          </table:table-cell>
          <table:table-cell office:value-type="float" office:value="0.844414">
            <text:p>0.844414</text:p>
          </table:table-cell>
          <table:table-cell table:number-columns-repeated="1004"/>
        </table:table-row>
        <table:table-row table:style-name="ro3">
          <table:table-cell office:value-type="float" office:value="0.1857633">
            <text:p>0.1857633</text:p>
          </table:table-cell>
          <table:table-cell office:value-type="float" office:value="0.338269">
            <text:p>0.338269</text:p>
          </table:table-cell>
          <table:table-cell office:value-type="float" office:value="0.563908">
            <text:p>0.563908</text:p>
          </table:table-cell>
          <table:table-cell office:value-type="float" office:value="0.153389">
            <text:p>0.153389</text:p>
          </table:table-cell>
          <table:table-cell office:value-type="float" office:value="0.324158">
            <text:p>0.324158</text:p>
          </table:table-cell>
          <table:table-cell table:formula="of:=[.D406]+[.E406]" office:value-type="float" office:value="0.477547">
            <text:p>0.477547</text:p>
          </table:table-cell>
          <table:table-cell table:number-columns-repeated="8"/>
          <table:table-cell office:value-type="float" office:value="0.946872">
            <text:p>0.946872</text:p>
          </table:table-cell>
          <table:table-cell office:value-type="float" office:value="1.13311">
            <text:p>1.13311</text:p>
          </table:table-cell>
          <table:table-cell office:value-type="float" office:value="1.359871">
            <text:p>1.359871</text:p>
          </table:table-cell>
          <table:table-cell office:value-type="float" office:value="0.608976">
            <text:p>0.608976</text:p>
          </table:table-cell>
          <table:table-cell office:value-type="float" office:value="0.964516">
            <text:p>0.964516</text:p>
          </table:table-cell>
          <table:table-cell office:value-type="float" office:value="0.843639">
            <text:p>0.843639</text:p>
          </table:table-cell>
          <table:table-cell table:number-columns-repeated="1004"/>
        </table:table-row>
        <table:table-row table:style-name="ro3">
          <table:table-cell office:value-type="float" office:value="0.1857714">
            <text:p>0.1857714</text:p>
          </table:table-cell>
          <table:table-cell office:value-type="float" office:value="0.338291">
            <text:p>0.338291</text:p>
          </table:table-cell>
          <table:table-cell office:value-type="float" office:value="0.565187">
            <text:p>0.565187</text:p>
          </table:table-cell>
          <table:table-cell office:value-type="float" office:value="0.1533209">
            <text:p>0.1533209</text:p>
          </table:table-cell>
          <table:table-cell office:value-type="float" office:value="0.323932">
            <text:p>0.323932</text:p>
          </table:table-cell>
          <table:table-cell table:formula="of:=[.D407]+[.E407]" office:value-type="float" office:value="0.4772529">
            <text:p>0.4772529</text:p>
          </table:table-cell>
          <table:table-cell table:number-columns-repeated="8"/>
          <table:table-cell office:value-type="float" office:value="0.946544">
            <text:p>0.946544</text:p>
          </table:table-cell>
          <table:table-cell office:value-type="float" office:value="1.134628">
            <text:p>1.134628</text:p>
          </table:table-cell>
          <table:table-cell office:value-type="float" office:value="1.358506">
            <text:p>1.358506</text:p>
          </table:table-cell>
          <table:table-cell office:value-type="float" office:value="0.608498">
            <text:p>0.608498</text:p>
          </table:table-cell>
          <table:table-cell office:value-type="float" office:value="0.963993">
            <text:p>0.963993</text:p>
          </table:table-cell>
          <table:table-cell office:value-type="float" office:value="0.842816">
            <text:p>0.842816</text:p>
          </table:table-cell>
          <table:table-cell table:number-columns-repeated="1004"/>
        </table:table-row>
        <table:table-row table:style-name="ro3">
          <table:table-cell office:value-type="float" office:value="0.1859451">
            <text:p>0.1859451</text:p>
          </table:table-cell>
          <table:table-cell office:value-type="float" office:value="0.338289">
            <text:p>0.338289</text:p>
          </table:table-cell>
          <table:table-cell office:value-type="float" office:value="0.564547">
            <text:p>0.564547</text:p>
          </table:table-cell>
          <table:table-cell office:value-type="float" office:value="0.1533342">
            <text:p>0.1533342</text:p>
          </table:table-cell>
          <table:table-cell office:value-type="float" office:value="0.323722">
            <text:p>0.323722</text:p>
          </table:table-cell>
          <table:table-cell table:formula="of:=[.D408]+[.E408]" office:value-type="float" office:value="0.4770562">
            <text:p>0.4770562</text:p>
          </table:table-cell>
          <table:table-cell table:number-columns-repeated="8"/>
          <table:table-cell office:value-type="float" office:value="0.946446">
            <text:p>0.946446</text:p>
          </table:table-cell>
          <table:table-cell office:value-type="float" office:value="1.136721">
            <text:p>1.136721</text:p>
          </table:table-cell>
          <table:table-cell office:value-type="float" office:value="1.35737">
            <text:p>1.35737</text:p>
          </table:table-cell>
          <table:table-cell office:value-type="float" office:value="0.608062">
            <text:p>0.608062</text:p>
          </table:table-cell>
          <table:table-cell office:value-type="float" office:value="0.963646">
            <text:p>0.963646</text:p>
          </table:table-cell>
          <table:table-cell office:value-type="float" office:value="0.842275">
            <text:p>0.842275</text:p>
          </table:table-cell>
          <table:table-cell table:number-columns-repeated="1004"/>
        </table:table-row>
        <table:table-row table:style-name="ro3">
          <table:table-cell office:value-type="float" office:value="0.1860343">
            <text:p>0.1860343</text:p>
          </table:table-cell>
          <table:table-cell office:value-type="float" office:value="0.338207">
            <text:p>0.338207</text:p>
          </table:table-cell>
          <table:table-cell office:value-type="float" office:value="0.564215">
            <text:p>0.564215</text:p>
          </table:table-cell>
          <table:table-cell office:value-type="float" office:value="0.1533244">
            <text:p>0.1533244</text:p>
          </table:table-cell>
          <table:table-cell office:value-type="float" office:value="0.32347">
            <text:p>0.32347</text:p>
          </table:table-cell>
          <table:table-cell table:formula="of:=[.D409]+[.E409]" office:value-type="float" office:value="0.4767944">
            <text:p>0.4767944</text:p>
          </table:table-cell>
          <table:table-cell table:number-columns-repeated="8"/>
          <table:table-cell office:value-type="float" office:value="0.946324">
            <text:p>0.946324</text:p>
          </table:table-cell>
          <table:table-cell office:value-type="float" office:value="1.137019">
            <text:p>1.137019</text:p>
          </table:table-cell>
          <table:table-cell office:value-type="float" office:value="1.35646">
            <text:p>1.35646</text:p>
          </table:table-cell>
          <table:table-cell office:value-type="float" office:value="0.607514">
            <text:p>0.607514</text:p>
          </table:table-cell>
          <table:table-cell office:value-type="float" office:value="0.962773">
            <text:p>0.962773</text:p>
          </table:table-cell>
          <table:table-cell office:value-type="float" office:value="0.84177">
            <text:p>0.84177</text:p>
          </table:table-cell>
          <table:table-cell table:number-columns-repeated="1004"/>
        </table:table-row>
        <table:table-row table:style-name="ro3">
          <table:table-cell office:value-type="float" office:value="0.1860399">
            <text:p>0.1860399</text:p>
          </table:table-cell>
          <table:table-cell office:value-type="float" office:value="0.338168">
            <text:p>0.338168</text:p>
          </table:table-cell>
          <table:table-cell office:value-type="float" office:value="0.564627">
            <text:p>0.564627</text:p>
          </table:table-cell>
          <table:table-cell office:value-type="float" office:value="0.1532791">
            <text:p>0.1532791</text:p>
          </table:table-cell>
          <table:table-cell office:value-type="float" office:value="0.323249">
            <text:p>0.323249</text:p>
          </table:table-cell>
          <table:table-cell table:formula="of:=[.D410]+[.E410]" office:value-type="float" office:value="0.4765281">
            <text:p>0.4765281</text:p>
          </table:table-cell>
          <table:table-cell table:number-columns-repeated="8"/>
          <table:table-cell office:value-type="float" office:value="0.945832">
            <text:p>0.945832</text:p>
          </table:table-cell>
          <table:table-cell office:value-type="float" office:value="1.137779">
            <text:p>1.137779</text:p>
          </table:table-cell>
          <table:table-cell office:value-type="float" office:value="1.355414">
            <text:p>1.355414</text:p>
          </table:table-cell>
          <table:table-cell office:value-type="float" office:value="0.606851">
            <text:p>0.606851</text:p>
          </table:table-cell>
          <table:table-cell office:value-type="float" office:value="0.962027">
            <text:p>0.962027</text:p>
          </table:table-cell>
          <table:table-cell office:value-type="float" office:value="0.840838">
            <text:p>0.840838</text:p>
          </table:table-cell>
          <table:table-cell table:number-columns-repeated="1004"/>
        </table:table-row>
        <table:table-row table:style-name="ro3">
          <table:table-cell office:value-type="float" office:value="0.185972">
            <text:p>0.185972</text:p>
          </table:table-cell>
          <table:table-cell office:value-type="float" office:value="0.338">
            <text:p>0.338</text:p>
          </table:table-cell>
          <table:table-cell office:value-type="float" office:value="0.566251">
            <text:p>0.566251</text:p>
          </table:table-cell>
          <table:table-cell office:value-type="float" office:value="0.1531728">
            <text:p>0.1531728</text:p>
          </table:table-cell>
          <table:table-cell office:value-type="float" office:value="0.322928">
            <text:p>0.322928</text:p>
          </table:table-cell>
          <table:table-cell table:formula="of:=[.D411]+[.E411]" office:value-type="float" office:value="0.4761008">
            <text:p>0.4761008</text:p>
          </table:table-cell>
          <table:table-cell table:number-columns-repeated="8"/>
          <table:table-cell office:value-type="float" office:value="0.945494">
            <text:p>0.945494</text:p>
          </table:table-cell>
          <table:table-cell office:value-type="float" office:value="1.137683">
            <text:p>1.137683</text:p>
          </table:table-cell>
          <table:table-cell office:value-type="float" office:value="1.354585">
            <text:p>1.354585</text:p>
          </table:table-cell>
          <table:table-cell office:value-type="float" office:value="0.606129">
            <text:p>0.606129</text:p>
          </table:table-cell>
          <table:table-cell office:value-type="float" office:value="0.960894">
            <text:p>0.960894</text:p>
          </table:table-cell>
          <table:table-cell office:value-type="float" office:value="0.83995">
            <text:p>0.83995</text:p>
          </table:table-cell>
          <table:table-cell table:number-columns-repeated="1004"/>
        </table:table-row>
        <table:table-row table:style-name="ro3">
          <table:table-cell office:value-type="float" office:value="0.185878">
            <text:p>0.185878</text:p>
          </table:table-cell>
          <table:table-cell office:value-type="float" office:value="0.338144">
            <text:p>0.338144</text:p>
          </table:table-cell>
          <table:table-cell office:value-type="float" office:value="0.566567">
            <text:p>0.566567</text:p>
          </table:table-cell>
          <table:table-cell office:value-type="float" office:value="0.1530651">
            <text:p>0.1530651</text:p>
          </table:table-cell>
          <table:table-cell office:value-type="float" office:value="0.322856">
            <text:p>0.322856</text:p>
          </table:table-cell>
          <table:table-cell table:formula="of:=[.D412]+[.E412]" office:value-type="float" office:value="0.4759211">
            <text:p>0.4759211</text:p>
          </table:table-cell>
          <table:table-cell table:number-columns-repeated="8"/>
          <table:table-cell office:value-type="float" office:value="0.94467">
            <text:p>0.94467</text:p>
          </table:table-cell>
          <table:table-cell office:value-type="float" office:value="1.137999">
            <text:p>1.137999</text:p>
          </table:table-cell>
          <table:table-cell office:value-type="float" office:value="1.353232">
            <text:p>1.353232</text:p>
          </table:table-cell>
          <table:table-cell office:value-type="float" office:value="0.605405">
            <text:p>0.605405</text:p>
          </table:table-cell>
          <table:table-cell office:value-type="float" office:value="0.959859">
            <text:p>0.959859</text:p>
          </table:table-cell>
          <table:table-cell office:value-type="float" office:value="0.83912">
            <text:p>0.83912</text:p>
          </table:table-cell>
          <table:table-cell table:number-columns-repeated="1004"/>
        </table:table-row>
        <table:table-row table:style-name="ro3">
          <table:table-cell office:value-type="float" office:value="0.185801">
            <text:p>0.185801</text:p>
          </table:table-cell>
          <table:table-cell office:value-type="float" office:value="0.337974">
            <text:p>0.337974</text:p>
          </table:table-cell>
          <table:table-cell office:value-type="float" office:value="0.568053">
            <text:p>0.568053</text:p>
          </table:table-cell>
          <table:table-cell office:value-type="float" office:value="0.15295">
            <text:p>0.15295</text:p>
          </table:table-cell>
          <table:table-cell office:value-type="float" office:value="0.322516">
            <text:p>0.322516</text:p>
          </table:table-cell>
          <table:table-cell table:formula="of:=[.D413]+[.E413]" office:value-type="float" office:value="0.475466">
            <text:p>0.475466</text:p>
          </table:table-cell>
          <table:table-cell table:number-columns-repeated="8"/>
          <table:table-cell office:value-type="float" office:value="0.944102">
            <text:p>0.944102</text:p>
          </table:table-cell>
          <table:table-cell office:value-type="float" office:value="1.137952">
            <text:p>1.137952</text:p>
          </table:table-cell>
          <table:table-cell office:value-type="float" office:value="1.352036">
            <text:p>1.352036</text:p>
          </table:table-cell>
          <table:table-cell office:value-type="float" office:value="0.604772">
            <text:p>0.604772</text:p>
          </table:table-cell>
          <table:table-cell office:value-type="float" office:value="0.958807">
            <text:p>0.958807</text:p>
          </table:table-cell>
          <table:table-cell office:value-type="float" office:value="0.838317">
            <text:p>0.838317</text:p>
          </table:table-cell>
          <table:table-cell table:number-columns-repeated="1004"/>
        </table:table-row>
        <table:table-row table:style-name="ro3">
          <table:table-cell office:value-type="float" office:value="0.1857535">
            <text:p>0.1857535</text:p>
          </table:table-cell>
          <table:table-cell office:value-type="float" office:value="0.338458">
            <text:p>0.338458</text:p>
          </table:table-cell>
          <table:table-cell office:value-type="float" office:value="0.568251">
            <text:p>0.568251</text:p>
          </table:table-cell>
          <table:table-cell office:value-type="float" office:value="0.1528862">
            <text:p>0.1528862</text:p>
          </table:table-cell>
          <table:table-cell office:value-type="float" office:value="0.322728">
            <text:p>0.322728</text:p>
          </table:table-cell>
          <table:table-cell table:formula="of:=[.D414]+[.E414]" office:value-type="float" office:value="0.4756142">
            <text:p>0.4756142</text:p>
          </table:table-cell>
          <table:table-cell table:number-columns-repeated="8"/>
          <table:table-cell office:value-type="float" office:value="0.943549">
            <text:p>0.943549</text:p>
          </table:table-cell>
          <table:table-cell office:value-type="float" office:value="1.138268">
            <text:p>1.138268</text:p>
          </table:table-cell>
          <table:table-cell office:value-type="float" office:value="1.350846">
            <text:p>1.350846</text:p>
          </table:table-cell>
          <table:table-cell office:value-type="float" office:value="0.604225">
            <text:p>0.604225</text:p>
          </table:table-cell>
          <table:table-cell office:value-type="float" office:value="0.957817">
            <text:p>0.957817</text:p>
          </table:table-cell>
          <table:table-cell office:value-type="float" office:value="0.837742">
            <text:p>0.837742</text:p>
          </table:table-cell>
          <table:table-cell table:number-columns-repeated="1004"/>
        </table:table-row>
        <table:table-row table:style-name="ro3">
          <table:table-cell office:value-type="float" office:value="0.1857555">
            <text:p>0.1857555</text:p>
          </table:table-cell>
          <table:table-cell office:value-type="float" office:value="0.338299">
            <text:p>0.338299</text:p>
          </table:table-cell>
          <table:table-cell office:value-type="float" office:value="0.569568">
            <text:p>0.569568</text:p>
          </table:table-cell>
          <table:table-cell office:value-type="float" office:value="0.152842">
            <text:p>0.152842</text:p>
          </table:table-cell>
          <table:table-cell office:value-type="float" office:value="0.322405">
            <text:p>0.322405</text:p>
          </table:table-cell>
          <table:table-cell table:formula="of:=[.D415]+[.E415]" office:value-type="float" office:value="0.475247">
            <text:p>0.475247</text:p>
          </table:table-cell>
          <table:table-cell table:number-columns-repeated="8"/>
          <table:table-cell office:value-type="float" office:value="0.943246">
            <text:p>0.943246</text:p>
          </table:table-cell>
          <table:table-cell office:value-type="float" office:value="1.138012">
            <text:p>1.138012</text:p>
          </table:table-cell>
          <table:table-cell office:value-type="float" office:value="1.349884">
            <text:p>1.349884</text:p>
          </table:table-cell>
          <table:table-cell office:value-type="float" office:value="0.603617">
            <text:p>0.603617</text:p>
          </table:table-cell>
          <table:table-cell office:value-type="float" office:value="0.956711">
            <text:p>0.956711</text:p>
          </table:table-cell>
          <table:table-cell office:value-type="float" office:value="0.83722">
            <text:p>0.83722</text:p>
          </table:table-cell>
          <table:table-cell table:number-columns-repeated="1004"/>
        </table:table-row>
        <table:table-row table:style-name="ro3">
          <table:table-cell office:value-type="float" office:value="0.1857299">
            <text:p>0.1857299</text:p>
          </table:table-cell>
          <table:table-cell office:value-type="float" office:value="0.338753">
            <text:p>0.338753</text:p>
          </table:table-cell>
          <table:table-cell office:value-type="float" office:value="0.569621">
            <text:p>0.569621</text:p>
          </table:table-cell>
          <table:table-cell office:value-type="float" office:value="0.1527932">
            <text:p>0.1527932</text:p>
          </table:table-cell>
          <table:table-cell office:value-type="float" office:value="0.322617">
            <text:p>0.322617</text:p>
          </table:table-cell>
          <table:table-cell table:formula="of:=[.D416]+[.E416]" office:value-type="float" office:value="0.4754102">
            <text:p>0.4754102</text:p>
          </table:table-cell>
          <table:table-cell table:number-columns-repeated="8"/>
          <table:table-cell office:value-type="float" office:value="0.942277">
            <text:p>0.942277</text:p>
          </table:table-cell>
          <table:table-cell office:value-type="float" office:value="1.138116">
            <text:p>1.138116</text:p>
          </table:table-cell>
          <table:table-cell office:value-type="float" office:value="1.348319">
            <text:p>1.348319</text:p>
          </table:table-cell>
          <table:table-cell office:value-type="float" office:value="0.602939">
            <text:p>0.602939</text:p>
          </table:table-cell>
          <table:table-cell office:value-type="float" office:value="0.955674">
            <text:p>0.955674</text:p>
          </table:table-cell>
          <table:table-cell office:value-type="float" office:value="0.836462">
            <text:p>0.836462</text:p>
          </table:table-cell>
          <table:table-cell table:number-columns-repeated="1004"/>
        </table:table-row>
        <table:table-row table:style-name="ro3">
          <table:table-cell office:value-type="float" office:value="0.1858097">
            <text:p>0.1858097</text:p>
          </table:table-cell>
          <table:table-cell office:value-type="float" office:value="0.338646">
            <text:p>0.338646</text:p>
          </table:table-cell>
          <table:table-cell office:value-type="float" office:value="0.570722">
            <text:p>0.570722</text:p>
          </table:table-cell>
          <table:table-cell office:value-type="float" office:value="0.1528046">
            <text:p>0.1528046</text:p>
          </table:table-cell>
          <table:table-cell office:value-type="float" office:value="0.32235">
            <text:p>0.32235</text:p>
          </table:table-cell>
          <table:table-cell table:formula="of:=[.D417]+[.E417]" office:value-type="float" office:value="0.4751546">
            <text:p>0.4751546</text:p>
          </table:table-cell>
          <table:table-cell table:number-columns-repeated="8"/>
          <table:table-cell office:value-type="float" office:value="0.94165">
            <text:p>0.94165</text:p>
          </table:table-cell>
          <table:table-cell office:value-type="float" office:value="1.137931">
            <text:p>1.137931</text:p>
          </table:table-cell>
          <table:table-cell office:value-type="float" office:value="1.346865">
            <text:p>1.346865</text:p>
          </table:table-cell>
          <table:table-cell office:value-type="float" office:value="0.602269">
            <text:p>0.602269</text:p>
          </table:table-cell>
          <table:table-cell office:value-type="float" office:value="0.95461">
            <text:p>0.95461</text:p>
          </table:table-cell>
          <table:table-cell office:value-type="float" office:value="0.835718">
            <text:p>0.835718</text:p>
          </table:table-cell>
          <table:table-cell table:number-columns-repeated="1004"/>
        </table:table-row>
        <table:table-row table:style-name="ro3">
          <table:table-cell office:value-type="float" office:value="0.1859679">
            <text:p>0.1859679</text:p>
          </table:table-cell>
          <table:table-cell office:value-type="float" office:value="0.338829">
            <text:p>0.338829</text:p>
          </table:table-cell>
          <table:table-cell office:value-type="float" office:value="0.570518">
            <text:p>0.570518</text:p>
          </table:table-cell>
          <table:table-cell office:value-type="float" office:value="0.1529033">
            <text:p>0.1529033</text:p>
          </table:table-cell>
          <table:table-cell office:value-type="float" office:value="0.322344">
            <text:p>0.322344</text:p>
          </table:table-cell>
          <table:table-cell table:formula="of:=[.D418]+[.E418]" office:value-type="float" office:value="0.4752473">
            <text:p>0.4752473</text:p>
          </table:table-cell>
          <table:table-cell table:number-columns-repeated="8"/>
          <table:table-cell office:value-type="float" office:value="0.940965">
            <text:p>0.940965</text:p>
          </table:table-cell>
          <table:table-cell office:value-type="float" office:value="1.13813">
            <text:p>1.13813</text:p>
          </table:table-cell>
          <table:table-cell office:value-type="float" office:value="1.34546">
            <text:p>1.34546</text:p>
          </table:table-cell>
          <table:table-cell office:value-type="float" office:value="0.601623">
            <text:p>0.601623</text:p>
          </table:table-cell>
          <table:table-cell office:value-type="float" office:value="0.953656">
            <text:p>0.953656</text:p>
          </table:table-cell>
          <table:table-cell office:value-type="float" office:value="0.834851">
            <text:p>0.834851</text:p>
          </table:table-cell>
          <table:table-cell table:number-columns-repeated="1004"/>
        </table:table-row>
        <table:table-row table:style-name="ro3">
          <table:table-cell office:value-type="float" office:value="0.1860763">
            <text:p>0.1860763</text:p>
          </table:table-cell>
          <table:table-cell office:value-type="float" office:value="0.33868">
            <text:p>0.33868</text:p>
          </table:table-cell>
          <table:table-cell office:value-type="float" office:value="0.571175">
            <text:p>0.571175</text:p>
          </table:table-cell>
          <table:table-cell office:value-type="float" office:value="0.1529617">
            <text:p>0.1529617</text:p>
          </table:table-cell>
          <table:table-cell office:value-type="float" office:value="0.322046">
            <text:p>0.322046</text:p>
          </table:table-cell>
          <table:table-cell table:formula="of:=[.D419]+[.E419]" office:value-type="float" office:value="0.4750077">
            <text:p>0.4750077</text:p>
          </table:table-cell>
          <table:table-cell table:number-columns-repeated="8"/>
          <table:table-cell office:value-type="float" office:value="0.940317">
            <text:p>0.940317</text:p>
          </table:table-cell>
          <table:table-cell office:value-type="float" office:value="1.137686">
            <text:p>1.137686</text:p>
          </table:table-cell>
          <table:table-cell office:value-type="float" office:value="1.344218">
            <text:p>1.344218</text:p>
          </table:table-cell>
          <table:table-cell office:value-type="float" office:value="0.600931">
            <text:p>0.600931</text:p>
          </table:table-cell>
          <table:table-cell office:value-type="float" office:value="0.952517">
            <text:p>0.952517</text:p>
          </table:table-cell>
          <table:table-cell office:value-type="float" office:value="0.834026">
            <text:p>0.834026</text:p>
          </table:table-cell>
          <table:table-cell table:number-columns-repeated="1004"/>
        </table:table-row>
        <table:table-row table:style-name="ro3">
          <table:table-cell office:value-type="float" office:value="0.1861306">
            <text:p>0.1861306</text:p>
          </table:table-cell>
          <table:table-cell office:value-type="float" office:value="0.33897">
            <text:p>0.33897</text:p>
          </table:table-cell>
          <table:table-cell office:value-type="float" office:value="0.571244">
            <text:p>0.571244</text:p>
          </table:table-cell>
          <table:table-cell office:value-type="float" office:value="0.1529963">
            <text:p>0.1529963</text:p>
          </table:table-cell>
          <table:table-cell office:value-type="float" office:value="0.32215">
            <text:p>0.32215</text:p>
          </table:table-cell>
          <table:table-cell table:formula="of:=[.D420]+[.E420]" office:value-type="float" office:value="0.4751463">
            <text:p>0.4751463</text:p>
          </table:table-cell>
          <table:table-cell table:number-columns-repeated="8"/>
          <table:table-cell office:value-type="float" office:value="0.939431">
            <text:p>0.939431</text:p>
          </table:table-cell>
          <table:table-cell office:value-type="float" office:value="1.137583">
            <text:p>1.137583</text:p>
          </table:table-cell>
          <table:table-cell office:value-type="float" office:value="1.342726">
            <text:p>1.342726</text:p>
          </table:table-cell>
          <table:table-cell office:value-type="float" office:value="0.600226">
            <text:p>0.600226</text:p>
          </table:table-cell>
          <table:table-cell office:value-type="float" office:value="0.95144">
            <text:p>0.95144</text:p>
          </table:table-cell>
          <table:table-cell office:value-type="float" office:value="0.833488">
            <text:p>0.833488</text:p>
          </table:table-cell>
          <table:table-cell table:number-columns-repeated="1004"/>
        </table:table-row>
        <table:table-row table:style-name="ro3">
          <table:table-cell office:value-type="float" office:value="0.1863877">
            <text:p>0.1863877</text:p>
          </table:table-cell>
          <table:table-cell office:value-type="float" office:value="0.339272">
            <text:p>0.339272</text:p>
          </table:table-cell>
          <table:table-cell office:value-type="float" office:value="0.57238">
            <text:p>0.57238</text:p>
          </table:table-cell>
          <table:table-cell office:value-type="float" office:value="0.1532533">
            <text:p>0.1532533</text:p>
          </table:table-cell>
          <table:table-cell office:value-type="float" office:value="0.322105">
            <text:p>0.322105</text:p>
          </table:table-cell>
          <table:table-cell table:formula="of:=[.D421]+[.E421]" office:value-type="float" office:value="0.4753583">
            <text:p>0.4753583</text:p>
          </table:table-cell>
          <table:table-cell table:number-columns-repeated="8"/>
          <table:table-cell office:value-type="float" office:value="0.938809">
            <text:p>0.938809</text:p>
          </table:table-cell>
          <table:table-cell office:value-type="float" office:value="1.138432">
            <text:p>1.138432</text:p>
          </table:table-cell>
          <table:table-cell office:value-type="float" office:value="1.341367">
            <text:p>1.341367</text:p>
          </table:table-cell>
          <table:table-cell office:value-type="float" office:value="0.599649">
            <text:p>0.599649</text:p>
          </table:table-cell>
          <table:table-cell office:value-type="float" office:value="0.950597">
            <text:p>0.950597</text:p>
          </table:table-cell>
          <table:table-cell office:value-type="float" office:value="0.832922">
            <text:p>0.832922</text:p>
          </table:table-cell>
          <table:table-cell table:number-columns-repeated="1004"/>
        </table:table-row>
        <table:table-row table:style-name="ro3">
          <table:table-cell office:value-type="float" office:value="0.1866186">
            <text:p>0.1866186</text:p>
          </table:table-cell>
          <table:table-cell office:value-type="float" office:value="0.34046">
            <text:p>0.34046</text:p>
          </table:table-cell>
          <table:table-cell office:value-type="float" office:value="0.572576">
            <text:p>0.572576</text:p>
          </table:table-cell>
          <table:table-cell office:value-type="float" office:value="0.1535245">
            <text:p>0.1535245</text:p>
          </table:table-cell>
          <table:table-cell office:value-type="float" office:value="0.32288">
            <text:p>0.32288</text:p>
          </table:table-cell>
          <table:table-cell table:formula="of:=[.D422]+[.E422]" office:value-type="float" office:value="0.4764045">
            <text:p>0.4764045</text:p>
          </table:table-cell>
          <table:table-cell table:number-columns-repeated="8"/>
          <table:table-cell office:value-type="float" office:value="0.937955">
            <text:p>0.937955</text:p>
          </table:table-cell>
          <table:table-cell office:value-type="float" office:value="1.139725">
            <text:p>1.139725</text:p>
          </table:table-cell>
          <table:table-cell office:value-type="float" office:value="1.339912">
            <text:p>1.339912</text:p>
          </table:table-cell>
          <table:table-cell office:value-type="float" office:value="0.599083">
            <text:p>0.599083</text:p>
          </table:table-cell>
          <table:table-cell office:value-type="float" office:value="0.949865">
            <text:p>0.949865</text:p>
          </table:table-cell>
          <table:table-cell office:value-type="float" office:value="0.83267">
            <text:p>0.83267</text:p>
          </table:table-cell>
          <table:table-cell table:number-columns-repeated="1004"/>
        </table:table-row>
        <table:table-row table:style-name="ro3">
          <table:table-cell office:value-type="float" office:value="0.1867256">
            <text:p>0.1867256</text:p>
          </table:table-cell>
          <table:table-cell office:value-type="float" office:value="0.340344">
            <text:p>0.340344</text:p>
          </table:table-cell>
          <table:table-cell office:value-type="float" office:value="0.573921">
            <text:p>0.573921</text:p>
          </table:table-cell>
          <table:table-cell office:value-type="float" office:value="0.1536284">
            <text:p>0.1536284</text:p>
          </table:table-cell>
          <table:table-cell office:value-type="float" office:value="0.322616">
            <text:p>0.322616</text:p>
          </table:table-cell>
          <table:table-cell table:formula="of:=[.D423]+[.E423]" office:value-type="float" office:value="0.4762444">
            <text:p>0.4762444</text:p>
          </table:table-cell>
          <table:table-cell table:number-columns-repeated="8"/>
          <table:table-cell office:value-type="float" office:value="0.937183">
            <text:p>0.937183</text:p>
          </table:table-cell>
          <table:table-cell office:value-type="float" office:value="1.138996">
            <text:p>1.138996</text:p>
          </table:table-cell>
          <table:table-cell office:value-type="float" office:value="1.3386">
            <text:p>1.3386</text:p>
          </table:table-cell>
          <table:table-cell office:value-type="float" office:value="0.598419">
            <text:p>0.598419</text:p>
          </table:table-cell>
          <table:table-cell office:value-type="float" office:value="0.948777">
            <text:p>0.948777</text:p>
          </table:table-cell>
          <table:table-cell office:value-type="float" office:value="0.832352">
            <text:p>0.832352</text:p>
          </table:table-cell>
          <table:table-cell table:number-columns-repeated="1004"/>
        </table:table-row>
        <table:table-row table:style-name="ro3">
          <table:table-cell office:value-type="float" office:value="0.186733">
            <text:p>0.186733</text:p>
          </table:table-cell>
          <table:table-cell office:value-type="float" office:value="0.340911">
            <text:p>0.340911</text:p>
          </table:table-cell>
          <table:table-cell office:value-type="float" office:value="0.573867">
            <text:p>0.573867</text:p>
          </table:table-cell>
          <table:table-cell office:value-type="float" office:value="0.1536695">
            <text:p>0.1536695</text:p>
          </table:table-cell>
          <table:table-cell office:value-type="float" office:value="0.323017">
            <text:p>0.323017</text:p>
          </table:table-cell>
          <table:table-cell table:formula="of:=[.D424]+[.E424]" office:value-type="float" office:value="0.4766865">
            <text:p>0.4766865</text:p>
          </table:table-cell>
          <table:table-cell table:number-columns-repeated="8"/>
          <table:table-cell office:value-type="float" office:value="0.936379">
            <text:p>0.936379</text:p>
          </table:table-cell>
          <table:table-cell office:value-type="float" office:value="1.13854">
            <text:p>1.13854</text:p>
          </table:table-cell>
          <table:table-cell office:value-type="float" office:value="1.337291">
            <text:p>1.337291</text:p>
          </table:table-cell>
          <table:table-cell office:value-type="float" office:value="0.597805">
            <text:p>0.597805</text:p>
          </table:table-cell>
          <table:table-cell office:value-type="float" office:value="0.9477">
            <text:p>0.9477</text:p>
          </table:table-cell>
          <table:table-cell office:value-type="float" office:value="0.832306">
            <text:p>0.832306</text:p>
          </table:table-cell>
          <table:table-cell table:number-columns-repeated="1004"/>
        </table:table-row>
        <table:table-row table:style-name="ro3">
          <table:table-cell office:value-type="float" office:value="0.1868512">
            <text:p>0.1868512</text:p>
          </table:table-cell>
          <table:table-cell office:value-type="float" office:value="0.340914">
            <text:p>0.340914</text:p>
          </table:table-cell>
          <table:table-cell office:value-type="float" office:value="0.574823">
            <text:p>0.574823</text:p>
          </table:table-cell>
          <table:table-cell office:value-type="float" office:value="0.1538061">
            <text:p>0.1538061</text:p>
          </table:table-cell>
          <table:table-cell office:value-type="float" office:value="0.322836">
            <text:p>0.322836</text:p>
          </table:table-cell>
          <table:table-cell table:formula="of:=[.D425]+[.E425]" office:value-type="float" office:value="0.4766421">
            <text:p>0.4766421</text:p>
          </table:table-cell>
          <table:table-cell table:number-columns-repeated="8"/>
          <table:table-cell office:value-type="float" office:value="0.935806">
            <text:p>0.935806</text:p>
          </table:table-cell>
          <table:table-cell office:value-type="float" office:value="1.138099">
            <text:p>1.138099</text:p>
          </table:table-cell>
          <table:table-cell office:value-type="float" office:value="1.336168">
            <text:p>1.336168</text:p>
          </table:table-cell>
          <table:table-cell office:value-type="float" office:value="0.597229">
            <text:p>0.597229</text:p>
          </table:table-cell>
          <table:table-cell office:value-type="float" office:value="0.946675">
            <text:p>0.946675</text:p>
          </table:table-cell>
          <table:table-cell office:value-type="float" office:value="0.83217">
            <text:p>0.83217</text:p>
          </table:table-cell>
          <table:table-cell table:number-columns-repeated="1004"/>
        </table:table-row>
        <table:table-row table:style-name="ro3">
          <table:table-cell office:value-type="float" office:value="0.1868856">
            <text:p>0.1868856</text:p>
          </table:table-cell>
          <table:table-cell office:value-type="float" office:value="0.341741">
            <text:p>0.341741</text:p>
          </table:table-cell>
          <table:table-cell office:value-type="float" office:value="0.574549">
            <text:p>0.574549</text:p>
          </table:table-cell>
          <table:table-cell office:value-type="float" office:value="0.1538987">
            <text:p>0.1538987</text:p>
          </table:table-cell>
          <table:table-cell office:value-type="float" office:value="0.323468">
            <text:p>0.323468</text:p>
          </table:table-cell>
          <table:table-cell table:formula="of:=[.D426]+[.E426]" office:value-type="float" office:value="0.4773667">
            <text:p>0.4773667</text:p>
          </table:table-cell>
          <table:table-cell table:number-columns-repeated="8"/>
          <table:table-cell office:value-type="float" office:value="0.934964">
            <text:p>0.934964</text:p>
          </table:table-cell>
          <table:table-cell office:value-type="float" office:value="1.137969">
            <text:p>1.137969</text:p>
          </table:table-cell>
          <table:table-cell office:value-type="float" office:value="1.33489">
            <text:p>1.33489</text:p>
          </table:table-cell>
          <table:table-cell office:value-type="float" office:value="0.596666">
            <text:p>0.596666</text:p>
          </table:table-cell>
          <table:table-cell office:value-type="float" office:value="0.945662">
            <text:p>0.945662</text:p>
          </table:table-cell>
          <table:table-cell office:value-type="float" office:value="0.831962">
            <text:p>0.831962</text:p>
          </table:table-cell>
          <table:table-cell table:number-columns-repeated="1004"/>
        </table:table-row>
        <table:table-row table:style-name="ro3">
          <table:table-cell office:value-type="float" office:value="0.186884">
            <text:p>0.186884</text:p>
          </table:table-cell>
          <table:table-cell office:value-type="float" office:value="0.341535">
            <text:p>0.341535</text:p>
          </table:table-cell>
          <table:table-cell office:value-type="float" office:value="0.575142">
            <text:p>0.575142</text:p>
          </table:table-cell>
          <table:table-cell office:value-type="float" office:value="0.153891">
            <text:p>0.153891</text:p>
          </table:table-cell>
          <table:table-cell office:value-type="float" office:value="0.323162">
            <text:p>0.323162</text:p>
          </table:table-cell>
          <table:table-cell table:formula="of:=[.D427]+[.E427]" office:value-type="float" office:value="0.477053">
            <text:p>0.477053</text:p>
          </table:table-cell>
          <table:table-cell table:number-columns-repeated="8"/>
          <table:table-cell office:value-type="float" office:value="0.934323">
            <text:p>0.934323</text:p>
          </table:table-cell>
          <table:table-cell office:value-type="float" office:value="1.137098">
            <text:p>1.137098</text:p>
          </table:table-cell>
          <table:table-cell office:value-type="float" office:value="1.333784">
            <text:p>1.333784</text:p>
          </table:table-cell>
          <table:table-cell office:value-type="float" office:value="0.596005">
            <text:p>0.596005</text:p>
          </table:table-cell>
          <table:table-cell office:value-type="float" office:value="0.9446">
            <text:p>0.9446</text:p>
          </table:table-cell>
          <table:table-cell office:value-type="float" office:value="0.831653">
            <text:p>0.831653</text:p>
          </table:table-cell>
          <table:table-cell table:number-columns-repeated="1004"/>
        </table:table-row>
        <table:table-row table:style-name="ro3">
          <table:table-cell office:value-type="float" office:value="0.1868007">
            <text:p>0.1868007</text:p>
          </table:table-cell>
          <table:table-cell office:value-type="float" office:value="0.341938">
            <text:p>0.341938</text:p>
          </table:table-cell>
          <table:table-cell office:value-type="float" office:value="0.574851">
            <text:p>0.574851</text:p>
          </table:table-cell>
          <table:table-cell office:value-type="float" office:value="0.1538269">
            <text:p>0.1538269</text:p>
          </table:table-cell>
          <table:table-cell office:value-type="float" office:value="0.3235">
            <text:p>0.3235</text:p>
          </table:table-cell>
          <table:table-cell table:formula="of:=[.D428]+[.E428]" office:value-type="float" office:value="0.4773269">
            <text:p>0.4773269</text:p>
          </table:table-cell>
          <table:table-cell table:number-columns-repeated="8"/>
          <table:table-cell office:value-type="float" office:value="0.933382">
            <text:p>0.933382</text:p>
          </table:table-cell>
          <table:table-cell office:value-type="float" office:value="1.136469">
            <text:p>1.136469</text:p>
          </table:table-cell>
          <table:table-cell office:value-type="float" office:value="1.332378">
            <text:p>1.332378</text:p>
          </table:table-cell>
          <table:table-cell office:value-type="float" office:value="0.595381">
            <text:p>0.595381</text:p>
          </table:table-cell>
          <table:table-cell office:value-type="float" office:value="0.943494">
            <text:p>0.943494</text:p>
          </table:table-cell>
          <table:table-cell office:value-type="float" office:value="0.831317">
            <text:p>0.831317</text:p>
          </table:table-cell>
          <table:table-cell table:number-columns-repeated="1004"/>
        </table:table-row>
        <table:table-row table:style-name="ro3">
          <table:table-cell office:value-type="float" office:value="0.1866533">
            <text:p>0.1866533</text:p>
          </table:table-cell>
          <table:table-cell office:value-type="float" office:value="0.341569">
            <text:p>0.341569</text:p>
          </table:table-cell>
          <table:table-cell office:value-type="float" office:value="0.575404">
            <text:p>0.575404</text:p>
          </table:table-cell>
          <table:table-cell office:value-type="float" office:value="0.1537062">
            <text:p>0.1537062</text:p>
          </table:table-cell>
          <table:table-cell office:value-type="float" office:value="0.323131">
            <text:p>0.323131</text:p>
          </table:table-cell>
          <table:table-cell table:formula="of:=[.D429]+[.E429]" office:value-type="float" office:value="0.4768372">
            <text:p>0.4768372</text:p>
          </table:table-cell>
          <table:table-cell table:number-columns-repeated="8"/>
          <table:table-cell office:value-type="float" office:value="0.932426">
            <text:p>0.932426</text:p>
          </table:table-cell>
          <table:table-cell office:value-type="float" office:value="1.135255">
            <text:p>1.135255</text:p>
          </table:table-cell>
          <table:table-cell office:value-type="float" office:value="1.331057">
            <text:p>1.331057</text:p>
          </table:table-cell>
          <table:table-cell office:value-type="float" office:value="0.594852">
            <text:p>0.594852</text:p>
          </table:table-cell>
          <table:table-cell office:value-type="float" office:value="0.942785">
            <text:p>0.942785</text:p>
          </table:table-cell>
          <table:table-cell office:value-type="float" office:value="0.830825">
            <text:p>0.830825</text:p>
          </table:table-cell>
          <table:table-cell table:number-columns-repeated="1004"/>
        </table:table-row>
        <table:table-row table:style-name="ro3">
          <table:table-cell office:value-type="float" office:value="0.1864892">
            <text:p>0.1864892</text:p>
          </table:table-cell>
          <table:table-cell office:value-type="float" office:value="0.34173">
            <text:p>0.34173</text:p>
          </table:table-cell>
          <table:table-cell office:value-type="float" office:value="0.575775">
            <text:p>0.575775</text:p>
          </table:table-cell>
          <table:table-cell office:value-type="float" office:value="0.1536129">
            <text:p>0.1536129</text:p>
          </table:table-cell>
          <table:table-cell office:value-type="float" office:value="0.323344">
            <text:p>0.323344</text:p>
          </table:table-cell>
          <table:table-cell table:formula="of:=[.D430]+[.E430]" office:value-type="float" office:value="0.4769569">
            <text:p>0.4769569</text:p>
          </table:table-cell>
          <table:table-cell table:number-columns-repeated="8"/>
          <table:table-cell office:value-type="float" office:value="0.931404">
            <text:p>0.931404</text:p>
          </table:table-cell>
          <table:table-cell office:value-type="float" office:value="1.134165">
            <text:p>1.134165</text:p>
          </table:table-cell>
          <table:table-cell office:value-type="float" office:value="1.329505">
            <text:p>1.329505</text:p>
          </table:table-cell>
          <table:table-cell office:value-type="float" office:value="0.59446">
            <text:p>0.59446</text:p>
          </table:table-cell>
          <table:table-cell office:value-type="float" office:value="0.941886">
            <text:p>0.941886</text:p>
          </table:table-cell>
          <table:table-cell office:value-type="float" office:value="0.831228">
            <text:p>0.831228</text:p>
          </table:table-cell>
          <table:table-cell table:number-columns-repeated="1004"/>
        </table:table-row>
        <table:table-row table:style-name="ro3">
          <table:table-cell office:value-type="float" office:value="0.1863468">
            <text:p>0.1863468</text:p>
          </table:table-cell>
          <table:table-cell office:value-type="float" office:value="0.341362">
            <text:p>0.341362</text:p>
          </table:table-cell>
          <table:table-cell office:value-type="float" office:value="0.577334">
            <text:p>0.577334</text:p>
          </table:table-cell>
          <table:table-cell office:value-type="float" office:value="0.1535578">
            <text:p>0.1535578</text:p>
          </table:table-cell>
          <table:table-cell office:value-type="float" office:value="0.323017">
            <text:p>0.323017</text:p>
          </table:table-cell>
          <table:table-cell table:formula="of:=[.D431]+[.E431]" office:value-type="float" office:value="0.4765748">
            <text:p>0.4765748</text:p>
          </table:table-cell>
          <table:table-cell table:number-columns-repeated="8"/>
          <table:table-cell office:value-type="float" office:value="0.930347">
            <text:p>0.930347</text:p>
          </table:table-cell>
          <table:table-cell office:value-type="float" office:value="1.132938">
            <text:p>1.132938</text:p>
          </table:table-cell>
          <table:table-cell office:value-type="float" office:value="1.327965">
            <text:p>1.327965</text:p>
          </table:table-cell>
          <table:table-cell office:value-type="float" office:value="0.594215">
            <text:p>0.594215</text:p>
          </table:table-cell>
          <table:table-cell office:value-type="float" office:value="0.941479">
            <text:p>0.941479</text:p>
          </table:table-cell>
          <table:table-cell office:value-type="float" office:value="0.831361">
            <text:p>0.831361</text:p>
          </table:table-cell>
          <table:table-cell table:number-columns-repeated="1004"/>
        </table:table-row>
        <table:table-row table:style-name="ro3">
          <table:table-cell office:value-type="float" office:value="0.1862083">
            <text:p>0.1862083</text:p>
          </table:table-cell>
          <table:table-cell office:value-type="float" office:value="0.341631">
            <text:p>0.341631</text:p>
          </table:table-cell>
          <table:table-cell office:value-type="float" office:value="0.577057">
            <text:p>0.577057</text:p>
          </table:table-cell>
          <table:table-cell office:value-type="float" office:value="0.1535681">
            <text:p>0.1535681</text:p>
          </table:table-cell>
          <table:table-cell office:value-type="float" office:value="0.323376">
            <text:p>0.323376</text:p>
          </table:table-cell>
          <table:table-cell table:formula="of:=[.D432]+[.E432]" office:value-type="float" office:value="0.4769441">
            <text:p>0.4769441</text:p>
          </table:table-cell>
          <table:table-cell table:number-columns-repeated="8"/>
          <table:table-cell office:value-type="float" office:value="0.929552">
            <text:p>0.929552</text:p>
          </table:table-cell>
          <table:table-cell office:value-type="float" office:value="1.131833">
            <text:p>1.131833</text:p>
          </table:table-cell>
          <table:table-cell office:value-type="float" office:value="1.326947">
            <text:p>1.326947</text:p>
          </table:table-cell>
          <table:table-cell office:value-type="float" office:value="0.593972">
            <text:p>0.593972</text:p>
          </table:table-cell>
          <table:table-cell office:value-type="float" office:value="0.940814">
            <text:p>0.940814</text:p>
          </table:table-cell>
          <table:table-cell office:value-type="float" office:value="0.831672">
            <text:p>0.831672</text:p>
          </table:table-cell>
          <table:table-cell table:number-columns-repeated="1004"/>
        </table:table-row>
        <table:table-row table:style-name="ro3">
          <table:table-cell office:value-type="float" office:value="0.1861518">
            <text:p>0.1861518</text:p>
          </table:table-cell>
          <table:table-cell office:value-type="float" office:value="0.341324">
            <text:p>0.341324</text:p>
          </table:table-cell>
          <table:table-cell office:value-type="float" office:value="0.577637">
            <text:p>0.577637</text:p>
          </table:table-cell>
          <table:table-cell office:value-type="float" office:value="0.1536633">
            <text:p>0.1536633</text:p>
          </table:table-cell>
          <table:table-cell office:value-type="float" office:value="0.323121">
            <text:p>0.323121</text:p>
          </table:table-cell>
          <table:table-cell table:formula="of:=[.D433]+[.E433]" office:value-type="float" office:value="0.4767843">
            <text:p>0.4767843</text:p>
          </table:table-cell>
          <table:table-cell table:number-columns-repeated="8"/>
          <table:table-cell office:value-type="float" office:value="0.928867">
            <text:p>0.928867</text:p>
          </table:table-cell>
          <table:table-cell office:value-type="float" office:value="1.130798">
            <text:p>1.130798</text:p>
          </table:table-cell>
          <table:table-cell office:value-type="float" office:value="1.326141">
            <text:p>1.326141</text:p>
          </table:table-cell>
          <table:table-cell office:value-type="float" office:value="0.593832">
            <text:p>0.593832</text:p>
          </table:table-cell>
          <table:table-cell office:value-type="float" office:value="0.940544">
            <text:p>0.940544</text:p>
          </table:table-cell>
          <table:table-cell office:value-type="float" office:value="0.831803">
            <text:p>0.831803</text:p>
          </table:table-cell>
          <table:table-cell table:number-columns-repeated="1004"/>
        </table:table-row>
        <table:table-row table:style-name="ro3">
          <table:table-cell office:value-type="float" office:value="0.1861321">
            <text:p>0.1861321</text:p>
          </table:table-cell>
          <table:table-cell office:value-type="float" office:value="0.341816">
            <text:p>0.341816</text:p>
          </table:table-cell>
          <table:table-cell office:value-type="float" office:value="0.577294">
            <text:p>0.577294</text:p>
          </table:table-cell>
          <table:table-cell office:value-type="float" office:value="0.1538893">
            <text:p>0.1538893</text:p>
          </table:table-cell>
          <table:table-cell office:value-type="float" office:value="0.323704">
            <text:p>0.323704</text:p>
          </table:table-cell>
          <table:table-cell table:formula="of:=[.D434]+[.E434]" office:value-type="float" office:value="0.4775933">
            <text:p>0.4775933</text:p>
          </table:table-cell>
          <table:table-cell table:number-columns-repeated="8"/>
          <table:table-cell office:value-type="float" office:value="0.928187">
            <text:p>0.928187</text:p>
          </table:table-cell>
          <table:table-cell office:value-type="float" office:value="1.129927">
            <text:p>1.129927</text:p>
          </table:table-cell>
          <table:table-cell office:value-type="float" office:value="1.325322">
            <text:p>1.325322</text:p>
          </table:table-cell>
          <table:table-cell office:value-type="float" office:value="0.593779">
            <text:p>0.593779</text:p>
          </table:table-cell>
          <table:table-cell office:value-type="float" office:value="0.940003">
            <text:p>0.940003</text:p>
          </table:table-cell>
          <table:table-cell office:value-type="float" office:value="0.831897">
            <text:p>0.831897</text:p>
          </table:table-cell>
          <table:table-cell table:number-columns-repeated="1004"/>
        </table:table-row>
        <table:table-row table:style-name="ro3">
          <table:table-cell office:value-type="float" office:value="0.1860007">
            <text:p>0.1860007</text:p>
          </table:table-cell>
          <table:table-cell office:value-type="float" office:value="0.341425">
            <text:p>0.341425</text:p>
          </table:table-cell>
          <table:table-cell office:value-type="float" office:value="0.57779">
            <text:p>0.57779</text:p>
          </table:table-cell>
          <table:table-cell office:value-type="float" office:value="0.1537949">
            <text:p>0.1537949</text:p>
          </table:table-cell>
          <table:table-cell office:value-type="float" office:value="0.32338">
            <text:p>0.32338</text:p>
          </table:table-cell>
          <table:table-cell table:formula="of:=[.D435]+[.E435]" office:value-type="float" office:value="0.4771749">
            <text:p>0.4771749</text:p>
          </table:table-cell>
          <table:table-cell table:number-columns-repeated="8"/>
          <table:table-cell office:value-type="float" office:value="0.927921">
            <text:p>0.927921</text:p>
          </table:table-cell>
          <table:table-cell office:value-type="float" office:value="1.129137">
            <text:p>1.129137</text:p>
          </table:table-cell>
          <table:table-cell office:value-type="float" office:value="1.324738">
            <text:p>1.324738</text:p>
          </table:table-cell>
          <table:table-cell office:value-type="float" office:value="0.593211">
            <text:p>0.593211</text:p>
          </table:table-cell>
          <table:table-cell office:value-type="float" office:value="0.939464">
            <text:p>0.939464</text:p>
          </table:table-cell>
          <table:table-cell office:value-type="float" office:value="0.831868">
            <text:p>0.831868</text:p>
          </table:table-cell>
          <table:table-cell table:number-columns-repeated="1004"/>
        </table:table-row>
        <table:table-row table:style-name="ro3">
          <table:table-cell office:value-type="float" office:value="0.1858249">
            <text:p>0.1858249</text:p>
          </table:table-cell>
          <table:table-cell office:value-type="float" office:value="0.341386">
            <text:p>0.341386</text:p>
          </table:table-cell>
          <table:table-cell office:value-type="float" office:value="0.577895">
            <text:p>0.577895</text:p>
          </table:table-cell>
          <table:table-cell office:value-type="float" office:value="0.1537354">
            <text:p>0.1537354</text:p>
          </table:table-cell>
          <table:table-cell office:value-type="float" office:value="0.323498">
            <text:p>0.323498</text:p>
          </table:table-cell>
          <table:table-cell table:formula="of:=[.D436]+[.E436]" office:value-type="float" office:value="0.4772334">
            <text:p>0.4772334</text:p>
          </table:table-cell>
          <table:table-cell table:number-columns-repeated="8"/>
          <table:table-cell office:value-type="float" office:value="0.927367">
            <text:p>0.927367</text:p>
          </table:table-cell>
          <table:table-cell office:value-type="float" office:value="1.128551">
            <text:p>1.128551</text:p>
          </table:table-cell>
          <table:table-cell office:value-type="float" office:value="1.323461">
            <text:p>1.323461</text:p>
          </table:table-cell>
          <table:table-cell office:value-type="float" office:value="0.592764">
            <text:p>0.592764</text:p>
          </table:table-cell>
          <table:table-cell office:value-type="float" office:value="0.938707">
            <text:p>0.938707</text:p>
          </table:table-cell>
          <table:table-cell office:value-type="float" office:value="0.832757">
            <text:p>0.832757</text:p>
          </table:table-cell>
          <table:table-cell table:number-columns-repeated="1004"/>
        </table:table-row>
        <table:table-row table:style-name="ro3">
          <table:table-cell office:value-type="float" office:value="0.1856398">
            <text:p>0.1856398</text:p>
          </table:table-cell>
          <table:table-cell office:value-type="float" office:value="0.341012">
            <text:p>0.341012</text:p>
          </table:table-cell>
          <table:table-cell office:value-type="float" office:value="0.579079">
            <text:p>0.579079</text:p>
          </table:table-cell>
          <table:table-cell office:value-type="float" office:value="0.1536104">
            <text:p>0.1536104</text:p>
          </table:table-cell>
          <table:table-cell office:value-type="float" office:value="0.323224">
            <text:p>0.323224</text:p>
          </table:table-cell>
          <table:table-cell table:formula="of:=[.D437]+[.E437]" office:value-type="float" office:value="0.4768344">
            <text:p>0.4768344</text:p>
          </table:table-cell>
          <table:table-cell table:number-columns-repeated="8"/>
          <table:table-cell office:value-type="float" office:value="0.926925">
            <text:p>0.926925</text:p>
          </table:table-cell>
          <table:table-cell office:value-type="float" office:value="1.127761">
            <text:p>1.127761</text:p>
          </table:table-cell>
          <table:table-cell office:value-type="float" office:value="1.322339">
            <text:p>1.322339</text:p>
          </table:table-cell>
          <table:table-cell office:value-type="float" office:value="0.592223">
            <text:p>0.592223</text:p>
          </table:table-cell>
          <table:table-cell office:value-type="float" office:value="0.938251">
            <text:p>0.938251</text:p>
          </table:table-cell>
          <table:table-cell office:value-type="float" office:value="0.833421">
            <text:p>0.833421</text:p>
          </table:table-cell>
          <table:table-cell table:number-columns-repeated="1004"/>
        </table:table-row>
        <table:table-row table:style-name="ro3">
          <table:table-cell office:value-type="float" office:value="0.1854371">
            <text:p>0.1854371</text:p>
          </table:table-cell>
          <table:table-cell office:value-type="float" office:value="0.340877">
            <text:p>0.340877</text:p>
          </table:table-cell>
          <table:table-cell office:value-type="float" office:value="0.579091">
            <text:p>0.579091</text:p>
          </table:table-cell>
          <table:table-cell office:value-type="float" office:value="0.1535177">
            <text:p>0.1535177</text:p>
          </table:table-cell>
          <table:table-cell office:value-type="float" office:value="0.323273">
            <text:p>0.323273</text:p>
          </table:table-cell>
          <table:table-cell table:formula="of:=[.D438]+[.E438]" office:value-type="float" office:value="0.4767907">
            <text:p>0.4767907</text:p>
          </table:table-cell>
          <table:table-cell table:number-columns-repeated="8"/>
          <table:table-cell office:value-type="float" office:value="0.926261">
            <text:p>0.926261</text:p>
          </table:table-cell>
          <table:table-cell office:value-type="float" office:value="1.127164">
            <text:p>1.127164</text:p>
          </table:table-cell>
          <table:table-cell office:value-type="float" office:value="1.320962">
            <text:p>1.320962</text:p>
          </table:table-cell>
          <table:table-cell office:value-type="float" office:value="0.591783">
            <text:p>0.591783</text:p>
          </table:table-cell>
          <table:table-cell office:value-type="float" office:value="0.937565">
            <text:p>0.937565</text:p>
          </table:table-cell>
          <table:table-cell office:value-type="float" office:value="0.833918">
            <text:p>0.833918</text:p>
          </table:table-cell>
          <table:table-cell table:number-columns-repeated="1004"/>
        </table:table-row>
        <table:table-row table:style-name="ro3">
          <table:table-cell office:value-type="float" office:value="0.1852334">
            <text:p>0.1852334</text:p>
          </table:table-cell>
          <table:table-cell office:value-type="float" office:value="0.340491">
            <text:p>0.340491</text:p>
          </table:table-cell>
          <table:table-cell office:value-type="float" office:value="0.580088">
            <text:p>0.580088</text:p>
          </table:table-cell>
          <table:table-cell office:value-type="float" office:value="0.1534609">
            <text:p>0.1534609</text:p>
          </table:table-cell>
          <table:table-cell office:value-type="float" office:value="0.322978">
            <text:p>0.322978</text:p>
          </table:table-cell>
          <table:table-cell table:formula="of:=[.D439]+[.E439]" office:value-type="float" office:value="0.4764389">
            <text:p>0.4764389</text:p>
          </table:table-cell>
          <table:table-cell table:number-columns-repeated="8"/>
          <table:table-cell office:value-type="float" office:value="0.925469">
            <text:p>0.925469</text:p>
          </table:table-cell>
          <table:table-cell office:value-type="float" office:value="1.126416">
            <text:p>1.126416</text:p>
          </table:table-cell>
          <table:table-cell office:value-type="float" office:value="1.319677">
            <text:p>1.319677</text:p>
          </table:table-cell>
          <table:table-cell office:value-type="float" office:value="0.591388">
            <text:p>0.591388</text:p>
          </table:table-cell>
          <table:table-cell office:value-type="float" office:value="0.936961">
            <text:p>0.936961</text:p>
          </table:table-cell>
          <table:table-cell office:value-type="float" office:value="0.834162">
            <text:p>0.834162</text:p>
          </table:table-cell>
          <table:table-cell table:number-columns-repeated="1004"/>
        </table:table-row>
        <table:table-row table:style-name="ro3">
          <table:table-cell office:value-type="float" office:value="0.1850269">
            <text:p>0.1850269</text:p>
          </table:table-cell>
          <table:table-cell office:value-type="float" office:value="0.340568">
            <text:p>0.340568</text:p>
          </table:table-cell>
          <table:table-cell office:value-type="float" office:value="0.579629">
            <text:p>0.579629</text:p>
          </table:table-cell>
          <table:table-cell office:value-type="float" office:value="0.1534431">
            <text:p>0.1534431</text:p>
          </table:table-cell>
          <table:table-cell office:value-type="float" office:value="0.323184">
            <text:p>0.323184</text:p>
          </table:table-cell>
          <table:table-cell table:formula="of:=[.D440]+[.E440]" office:value-type="float" office:value="0.4766271">
            <text:p>0.4766271</text:p>
          </table:table-cell>
          <table:table-cell table:number-columns-repeated="8"/>
          <table:table-cell office:value-type="float" office:value="0.924743">
            <text:p>0.924743</text:p>
          </table:table-cell>
          <table:table-cell office:value-type="float" office:value="1.125899">
            <text:p>1.125899</text:p>
          </table:table-cell>
          <table:table-cell office:value-type="float" office:value="1.318878">
            <text:p>1.318878</text:p>
          </table:table-cell>
          <table:table-cell office:value-type="float" office:value="0.591185">
            <text:p>0.591185</text:p>
          </table:table-cell>
          <table:table-cell office:value-type="float" office:value="0.936153">
            <text:p>0.936153</text:p>
          </table:table-cell>
          <table:table-cell office:value-type="float" office:value="0.833882">
            <text:p>0.833882</text:p>
          </table:table-cell>
          <table:table-cell table:number-columns-repeated="1004"/>
        </table:table-row>
        <table:table-row table:style-name="ro3">
          <table:table-cell office:value-type="float" office:value="0.184819">
            <text:p>0.184819</text:p>
          </table:table-cell>
          <table:table-cell office:value-type="float" office:value="0.340275">
            <text:p>0.340275</text:p>
          </table:table-cell>
          <table:table-cell office:value-type="float" office:value="0.579785">
            <text:p>0.579785</text:p>
          </table:table-cell>
          <table:table-cell office:value-type="float" office:value="0.1533845">
            <text:p>0.1533845</text:p>
          </table:table-cell>
          <table:table-cell office:value-type="float" office:value="0.322861">
            <text:p>0.322861</text:p>
          </table:table-cell>
          <table:table-cell table:formula="of:=[.D441]+[.E441]" office:value-type="float" office:value="0.4762455">
            <text:p>0.4762455</text:p>
          </table:table-cell>
          <table:table-cell table:number-columns-repeated="8"/>
          <table:table-cell office:value-type="float" office:value="0.923898">
            <text:p>0.923898</text:p>
          </table:table-cell>
          <table:table-cell office:value-type="float" office:value="1.125806">
            <text:p>1.125806</text:p>
          </table:table-cell>
          <table:table-cell office:value-type="float" office:value="1.318117">
            <text:p>1.318117</text:p>
          </table:table-cell>
          <table:table-cell office:value-type="float" office:value="0.590865">
            <text:p>0.590865</text:p>
          </table:table-cell>
          <table:table-cell office:value-type="float" office:value="0.935304">
            <text:p>0.935304</text:p>
          </table:table-cell>
          <table:table-cell office:value-type="float" office:value="0.833368">
            <text:p>0.833368</text:p>
          </table:table-cell>
          <table:table-cell table:number-columns-repeated="1004"/>
        </table:table-row>
        <table:table-row table:style-name="ro3">
          <table:table-cell office:value-type="float" office:value="0.1846281">
            <text:p>0.1846281</text:p>
          </table:table-cell>
          <table:table-cell office:value-type="float" office:value="0.340648">
            <text:p>0.340648</text:p>
          </table:table-cell>
          <table:table-cell office:value-type="float" office:value="0.579253">
            <text:p>0.579253</text:p>
          </table:table-cell>
          <table:table-cell office:value-type="float" office:value="0.1532775">
            <text:p>0.1532775</text:p>
          </table:table-cell>
          <table:table-cell office:value-type="float" office:value="0.323207">
            <text:p>0.323207</text:p>
          </table:table-cell>
          <table:table-cell table:formula="of:=[.D442]+[.E442]" office:value-type="float" office:value="0.4764845">
            <text:p>0.4764845</text:p>
          </table:table-cell>
          <table:table-cell table:number-columns-repeated="8"/>
          <table:table-cell office:value-type="float" office:value="0.92334">
            <text:p>0.92334</text:p>
          </table:table-cell>
          <table:table-cell office:value-type="float" office:value="1.12602">
            <text:p>1.12602</text:p>
          </table:table-cell>
          <table:table-cell office:value-type="float" office:value="1.319197">
            <text:p>1.319197</text:p>
          </table:table-cell>
          <table:table-cell office:value-type="float" office:value="0.590347">
            <text:p>0.590347</text:p>
          </table:table-cell>
          <table:table-cell office:value-type="float" office:value="0.93435">
            <text:p>0.93435</text:p>
          </table:table-cell>
          <table:table-cell office:value-type="float" office:value="0.832462">
            <text:p>0.832462</text:p>
          </table:table-cell>
          <table:table-cell table:number-columns-repeated="1004"/>
        </table:table-row>
        <table:table-row table:style-name="ro3">
          <table:table-cell office:value-type="float" office:value="0.1844324">
            <text:p>0.1844324</text:p>
          </table:table-cell>
          <table:table-cell office:value-type="float" office:value="0.340358">
            <text:p>0.340358</text:p>
          </table:table-cell>
          <table:table-cell office:value-type="float" office:value="0.578709">
            <text:p>0.578709</text:p>
          </table:table-cell>
          <table:table-cell office:value-type="float" office:value="0.1531697">
            <text:p>0.1531697</text:p>
          </table:table-cell>
          <table:table-cell office:value-type="float" office:value="0.322892">
            <text:p>0.322892</text:p>
          </table:table-cell>
          <table:table-cell table:formula="of:=[.D443]+[.E443]" office:value-type="float" office:value="0.4760617">
            <text:p>0.4760617</text:p>
          </table:table-cell>
          <table:table-cell table:number-columns-repeated="8"/>
          <table:table-cell office:value-type="float" office:value="0.922737">
            <text:p>0.922737</text:p>
          </table:table-cell>
          <table:table-cell office:value-type="float" office:value="1.125677">
            <text:p>1.125677</text:p>
          </table:table-cell>
          <table:table-cell office:value-type="float" office:value="1.320514">
            <text:p>1.320514</text:p>
          </table:table-cell>
          <table:table-cell office:value-type="float" office:value="0.589824">
            <text:p>0.589824</text:p>
          </table:table-cell>
          <table:table-cell office:value-type="float" office:value="0.933457">
            <text:p>0.933457</text:p>
          </table:table-cell>
          <table:table-cell office:value-type="float" office:value="0.831606">
            <text:p>0.831606</text:p>
          </table:table-cell>
          <table:table-cell table:number-columns-repeated="1004"/>
        </table:table-row>
        <table:table-row table:style-name="ro3">
          <table:table-cell office:value-type="float" office:value="0.1842488">
            <text:p>0.1842488</text:p>
          </table:table-cell>
          <table:table-cell office:value-type="float" office:value="0.340752">
            <text:p>0.340752</text:p>
          </table:table-cell>
          <table:table-cell office:value-type="float" office:value="0.578092">
            <text:p>0.578092</text:p>
          </table:table-cell>
          <table:table-cell office:value-type="float" office:value="0.1530994">
            <text:p>0.1530994</text:p>
          </table:table-cell>
          <table:table-cell office:value-type="float" office:value="0.323263">
            <text:p>0.323263</text:p>
          </table:table-cell>
          <table:table-cell table:formula="of:=[.D444]+[.E444]" office:value-type="float" office:value="0.4763624">
            <text:p>0.4763624</text:p>
          </table:table-cell>
          <table:table-cell table:number-columns-repeated="8"/>
          <table:table-cell office:value-type="float" office:value="0.922126">
            <text:p>0.922126</text:p>
          </table:table-cell>
          <table:table-cell office:value-type="float" office:value="1.125605">
            <text:p>1.125605</text:p>
          </table:table-cell>
          <table:table-cell office:value-type="float" office:value="1.320726">
            <text:p>1.320726</text:p>
          </table:table-cell>
          <table:table-cell office:value-type="float" office:value="0.589322">
            <text:p>0.589322</text:p>
          </table:table-cell>
          <table:table-cell office:value-type="float" office:value="0.932476">
            <text:p>0.932476</text:p>
          </table:table-cell>
          <table:table-cell office:value-type="float" office:value="0.830668">
            <text:p>0.830668</text:p>
          </table:table-cell>
          <table:table-cell table:number-columns-repeated="1004"/>
        </table:table-row>
        <table:table-row table:style-name="ro3">
          <table:table-cell office:value-type="float" office:value="0.1842317">
            <text:p>0.1842317</text:p>
          </table:table-cell>
          <table:table-cell office:value-type="float" office:value="0.340561">
            <text:p>0.340561</text:p>
          </table:table-cell>
          <table:table-cell office:value-type="float" office:value="0.577661">
            <text:p>0.577661</text:p>
          </table:table-cell>
          <table:table-cell office:value-type="float" office:value="0.1533991">
            <text:p>0.1533991</text:p>
          </table:table-cell>
          <table:table-cell office:value-type="float" office:value="0.323274">
            <text:p>0.323274</text:p>
          </table:table-cell>
          <table:table-cell table:formula="of:=[.D445]+[.E445]" office:value-type="float" office:value="0.4766731">
            <text:p>0.4766731</text:p>
          </table:table-cell>
          <table:table-cell table:number-columns-repeated="8"/>
          <table:table-cell office:value-type="float" office:value="0.921188">
            <text:p>0.921188</text:p>
          </table:table-cell>
          <table:table-cell office:value-type="float" office:value="1.124499">
            <text:p>1.124499</text:p>
          </table:table-cell>
          <table:table-cell office:value-type="float" office:value="1.321159">
            <text:p>1.321159</text:p>
          </table:table-cell>
          <table:table-cell office:value-type="float" office:value="0.589485">
            <text:p>0.589485</text:p>
          </table:table-cell>
          <table:table-cell office:value-type="float" office:value="0.932688">
            <text:p>0.932688</text:p>
          </table:table-cell>
          <table:table-cell office:value-type="float" office:value="0.829773">
            <text:p>0.829773</text:p>
          </table:table-cell>
          <table:table-cell table:number-columns-repeated="1004"/>
        </table:table-row>
        <table:table-row table:style-name="ro3">
          <table:table-cell office:value-type="float" office:value="0.1841388">
            <text:p>0.1841388</text:p>
          </table:table-cell>
          <table:table-cell office:value-type="float" office:value="0.341204">
            <text:p>0.341204</text:p>
          </table:table-cell>
          <table:table-cell office:value-type="float" office:value="0.577608">
            <text:p>0.577608</text:p>
          </table:table-cell>
          <table:table-cell office:value-type="float" office:value="0.1536913">
            <text:p>0.1536913</text:p>
          </table:table-cell>
          <table:table-cell office:value-type="float" office:value="0.324108">
            <text:p>0.324108</text:p>
          </table:table-cell>
          <table:table-cell table:formula="of:=[.D446]+[.E446]" office:value-type="float" office:value="0.4777993">
            <text:p>0.4777993</text:p>
          </table:table-cell>
          <table:table-cell table:number-columns-repeated="8"/>
          <table:table-cell office:value-type="float" office:value="0.920556">
            <text:p>0.920556</text:p>
          </table:table-cell>
          <table:table-cell office:value-type="float" office:value="1.123409">
            <text:p>1.123409</text:p>
          </table:table-cell>
          <table:table-cell office:value-type="float" office:value="1.323165">
            <text:p>1.323165</text:p>
          </table:table-cell>
          <table:table-cell office:value-type="float" office:value="0.589644">
            <text:p>0.589644</text:p>
          </table:table-cell>
          <table:table-cell office:value-type="float" office:value="0.932573">
            <text:p>0.932573</text:p>
          </table:table-cell>
          <table:table-cell office:value-type="float" office:value="0.829475">
            <text:p>0.829475</text:p>
          </table:table-cell>
          <table:table-cell table:number-columns-repeated="1004"/>
        </table:table-row>
        <table:table-row table:style-name="ro3">
          <table:table-cell office:value-type="float" office:value="0.184131">
            <text:p>0.184131</text:p>
          </table:table-cell>
          <table:table-cell office:value-type="float" office:value="0.341089">
            <text:p>0.341089</text:p>
          </table:table-cell>
          <table:table-cell office:value-type="float" office:value="0.577297">
            <text:p>0.577297</text:p>
          </table:table-cell>
          <table:table-cell office:value-type="float" office:value="0.1539772">
            <text:p>0.1539772</text:p>
          </table:table-cell>
          <table:table-cell office:value-type="float" office:value="0.324038">
            <text:p>0.324038</text:p>
          </table:table-cell>
          <table:table-cell table:formula="of:=[.D447]+[.E447]" office:value-type="float" office:value="0.4780152">
            <text:p>0.4780152</text:p>
          </table:table-cell>
          <table:table-cell table:number-columns-repeated="8"/>
          <table:table-cell office:value-type="float" office:value="0.920263">
            <text:p>0.920263</text:p>
          </table:table-cell>
          <table:table-cell office:value-type="float" office:value="1.123111">
            <text:p>1.123111</text:p>
          </table:table-cell>
          <table:table-cell office:value-type="float" office:value="1.325486">
            <text:p>1.325486</text:p>
          </table:table-cell>
          <table:table-cell office:value-type="float" office:value="0.589579">
            <text:p>0.589579</text:p>
          </table:table-cell>
          <table:table-cell office:value-type="float" office:value="0.932051">
            <text:p>0.932051</text:p>
          </table:table-cell>
          <table:table-cell office:value-type="float" office:value="0.829428">
            <text:p>0.829428</text:p>
          </table:table-cell>
          <table:table-cell table:number-columns-repeated="1004"/>
        </table:table-row>
        <table:table-row table:style-name="ro3">
          <table:table-cell office:value-type="float" office:value="0.1840153">
            <text:p>0.1840153</text:p>
          </table:table-cell>
          <table:table-cell office:value-type="float" office:value="0.342031">
            <text:p>0.342031</text:p>
          </table:table-cell>
          <table:table-cell office:value-type="float" office:value="0.577912">
            <text:p>0.577912</text:p>
          </table:table-cell>
          <table:table-cell office:value-type="float" office:value="0.1542027">
            <text:p>0.1542027</text:p>
          </table:table-cell>
          <table:table-cell office:value-type="float" office:value="0.325018">
            <text:p>0.325018</text:p>
          </table:table-cell>
          <table:table-cell table:formula="of:=[.D448]+[.E448]" office:value-type="float" office:value="0.4792207">
            <text:p>0.4792207</text:p>
          </table:table-cell>
          <table:table-cell table:number-columns-repeated="8"/>
          <table:table-cell office:value-type="float" office:value="0.919461">
            <text:p>0.919461</text:p>
          </table:table-cell>
          <table:table-cell office:value-type="float" office:value="1.123032">
            <text:p>1.123032</text:p>
          </table:table-cell>
          <table:table-cell office:value-type="float" office:value="1.327726">
            <text:p>1.327726</text:p>
          </table:table-cell>
          <table:table-cell office:value-type="float" office:value="0.589311">
            <text:p>0.589311</text:p>
          </table:table-cell>
          <table:table-cell office:value-type="float" office:value="0.931399">
            <text:p>0.931399</text:p>
          </table:table-cell>
          <table:table-cell office:value-type="float" office:value="0.829107">
            <text:p>0.829107</text:p>
          </table:table-cell>
          <table:table-cell table:number-columns-repeated="1004"/>
        </table:table-row>
        <table:table-row table:style-name="ro3">
          <table:table-cell office:value-type="float" office:value="0.1838438">
            <text:p>0.1838438</text:p>
          </table:table-cell>
          <table:table-cell office:value-type="float" office:value="0.341725">
            <text:p>0.341725</text:p>
          </table:table-cell>
          <table:table-cell office:value-type="float" office:value="0.57793">
            <text:p>0.57793</text:p>
          </table:table-cell>
          <table:table-cell office:value-type="float" office:value="0.1542447">
            <text:p>0.1542447</text:p>
          </table:table-cell>
          <table:table-cell office:value-type="float" office:value="0.324819">
            <text:p>0.324819</text:p>
          </table:table-cell>
          <table:table-cell table:formula="of:=[.D449]+[.E449]" office:value-type="float" office:value="0.4790637">
            <text:p>0.4790637</text:p>
          </table:table-cell>
          <table:table-cell table:number-columns-repeated="8"/>
          <table:table-cell office:value-type="float" office:value="0.918816">
            <text:p>0.918816</text:p>
          </table:table-cell>
          <table:table-cell office:value-type="float" office:value="1.122258">
            <text:p>1.122258</text:p>
          </table:table-cell>
          <table:table-cell office:value-type="float" office:value="1.330192">
            <text:p>1.330192</text:p>
          </table:table-cell>
          <table:table-cell office:value-type="float" office:value="0.588821">
            <text:p>0.588821</text:p>
          </table:table-cell>
          <table:table-cell office:value-type="float" office:value="0.930528">
            <text:p>0.930528</text:p>
          </table:table-cell>
          <table:table-cell office:value-type="float" office:value="0.828965">
            <text:p>0.828965</text:p>
          </table:table-cell>
          <table:table-cell table:number-columns-repeated="1004"/>
        </table:table-row>
        <table:table-row table:style-name="ro3">
          <table:table-cell office:value-type="float" office:value="0.1836889">
            <text:p>0.1836889</text:p>
          </table:table-cell>
          <table:table-cell office:value-type="float" office:value="0.342167">
            <text:p>0.342167</text:p>
          </table:table-cell>
          <table:table-cell office:value-type="float" office:value="0.578329">
            <text:p>0.578329</text:p>
          </table:table-cell>
          <table:table-cell office:value-type="float" office:value="0.1543315">
            <text:p>0.1543315</text:p>
          </table:table-cell>
          <table:table-cell office:value-type="float" office:value="0.325414">
            <text:p>0.325414</text:p>
          </table:table-cell>
          <table:table-cell table:formula="of:=[.D450]+[.E450]" office:value-type="float" office:value="0.4797455">
            <text:p>0.4797455</text:p>
          </table:table-cell>
          <table:table-cell table:number-columns-repeated="8"/>
          <table:table-cell office:value-type="float" office:value="0.918477">
            <text:p>0.918477</text:p>
          </table:table-cell>
          <table:table-cell office:value-type="float" office:value="1.12168">
            <text:p>1.12168</text:p>
          </table:table-cell>
          <table:table-cell office:value-type="float" office:value="1.331589">
            <text:p>1.331589</text:p>
          </table:table-cell>
          <table:table-cell office:value-type="float" office:value="0.588399">
            <text:p>0.588399</text:p>
          </table:table-cell>
          <table:table-cell office:value-type="float" office:value="0.929562">
            <text:p>0.929562</text:p>
          </table:table-cell>
          <table:table-cell office:value-type="float" office:value="0.828538">
            <text:p>0.828538</text:p>
          </table:table-cell>
          <table:table-cell table:number-columns-repeated="1004"/>
        </table:table-row>
        <table:table-row table:style-name="ro3">
          <table:table-cell office:value-type="float" office:value="0.183646">
            <text:p>0.183646</text:p>
          </table:table-cell>
          <table:table-cell office:value-type="float" office:value="0.341974">
            <text:p>0.341974</text:p>
          </table:table-cell>
          <table:table-cell office:value-type="float" office:value="0.578277">
            <text:p>0.578277</text:p>
          </table:table-cell>
          <table:table-cell office:value-type="float" office:value="0.1545519">
            <text:p>0.1545519</text:p>
          </table:table-cell>
          <table:table-cell office:value-type="float" office:value="0.325278">
            <text:p>0.325278</text:p>
          </table:table-cell>
          <table:table-cell table:formula="of:=[.D451]+[.E451]" office:value-type="float" office:value="0.4798299">
            <text:p>0.4798299</text:p>
          </table:table-cell>
          <table:table-cell table:number-columns-repeated="8"/>
          <table:table-cell office:value-type="float" office:value="0.918105">
            <text:p>0.918105</text:p>
          </table:table-cell>
          <table:table-cell office:value-type="float" office:value="1.121208">
            <text:p>1.121208</text:p>
          </table:table-cell>
          <table:table-cell office:value-type="float" office:value="1.333249">
            <text:p>1.333249</text:p>
          </table:table-cell>
          <table:table-cell office:value-type="float" office:value="0.588058">
            <text:p>0.588058</text:p>
          </table:table-cell>
          <table:table-cell office:value-type="float" office:value="0.928682">
            <text:p>0.928682</text:p>
          </table:table-cell>
          <table:table-cell office:value-type="float" office:value="0.828317">
            <text:p>0.828317</text:p>
          </table:table-cell>
          <table:table-cell table:number-columns-repeated="1004"/>
        </table:table-row>
        <table:table-row table:style-name="ro3">
          <table:table-cell office:value-type="float" office:value="0.1836585">
            <text:p>0.1836585</text:p>
          </table:table-cell>
          <table:table-cell office:value-type="float" office:value="0.342716">
            <text:p>0.342716</text:p>
          </table:table-cell>
          <table:table-cell office:value-type="float" office:value="0.578197">
            <text:p>0.578197</text:p>
          </table:table-cell>
          <table:table-cell office:value-type="float" office:value="0.1549277">
            <text:p>0.1549277</text:p>
          </table:table-cell>
          <table:table-cell office:value-type="float" office:value="0.326114">
            <text:p>0.326114</text:p>
          </table:table-cell>
          <table:table-cell table:formula="of:=[.D452]+[.E452]" office:value-type="float" office:value="0.4810417">
            <text:p>0.4810417</text:p>
          </table:table-cell>
          <table:table-cell table:number-columns-repeated="8"/>
          <table:table-cell office:value-type="float" office:value="0.917924">
            <text:p>0.917924</text:p>
          </table:table-cell>
          <table:table-cell office:value-type="float" office:value="1.120957">
            <text:p>1.120957</text:p>
          </table:table-cell>
          <table:table-cell office:value-type="float" office:value="1.333607">
            <text:p>1.333607</text:p>
          </table:table-cell>
          <table:table-cell office:value-type="float" office:value="0.587929">
            <text:p>0.587929</text:p>
          </table:table-cell>
          <table:table-cell office:value-type="float" office:value="0.927758">
            <text:p>0.927758</text:p>
          </table:table-cell>
          <table:table-cell office:value-type="float" office:value="0.827699">
            <text:p>0.827699</text:p>
          </table:table-cell>
          <table:table-cell table:number-columns-repeated="1004"/>
        </table:table-row>
        <table:table-row table:style-name="ro3">
          <table:table-cell office:value-type="float" office:value="0.1838112">
            <text:p>0.1838112</text:p>
          </table:table-cell>
          <table:table-cell office:value-type="float" office:value="0.342562">
            <text:p>0.342562</text:p>
          </table:table-cell>
          <table:table-cell office:value-type="float" office:value="0.578001">
            <text:p>0.578001</text:p>
          </table:table-cell>
          <table:table-cell office:value-type="float" office:value="0.1554525">
            <text:p>0.1554525</text:p>
          </table:table-cell>
          <table:table-cell office:value-type="float" office:value="0.326071">
            <text:p>0.326071</text:p>
          </table:table-cell>
          <table:table-cell table:formula="of:=[.D453]+[.E453]" office:value-type="float" office:value="0.4815235">
            <text:p>0.4815235</text:p>
          </table:table-cell>
          <table:table-cell table:number-columns-repeated="8"/>
          <table:table-cell office:value-type="float" office:value="0.917678">
            <text:p>0.917678</text:p>
          </table:table-cell>
          <table:table-cell office:value-type="float" office:value="1.120105">
            <text:p>1.120105</text:p>
          </table:table-cell>
          <table:table-cell office:value-type="float" office:value="1.334218">
            <text:p>1.334218</text:p>
          </table:table-cell>
          <table:table-cell office:value-type="float" office:value="0.587871">
            <text:p>0.587871</text:p>
          </table:table-cell>
          <table:table-cell office:value-type="float" office:value="0.926976">
            <text:p>0.926976</text:p>
          </table:table-cell>
          <table:table-cell office:value-type="float" office:value="0.827264">
            <text:p>0.827264</text:p>
          </table:table-cell>
          <table:table-cell table:number-columns-repeated="1004"/>
        </table:table-row>
        <table:table-row table:style-name="ro3">
          <table:table-cell office:value-type="float" office:value="0.1838406">
            <text:p>0.1838406</text:p>
          </table:table-cell>
          <table:table-cell office:value-type="float" office:value="0.343393">
            <text:p>0.343393</text:p>
          </table:table-cell>
          <table:table-cell office:value-type="float" office:value="0.578779">
            <text:p>0.578779</text:p>
          </table:table-cell>
          <table:table-cell office:value-type="float" office:value="0.1558926">
            <text:p>0.1558926</text:p>
          </table:table-cell>
          <table:table-cell office:value-type="float" office:value="0.327054">
            <text:p>0.327054</text:p>
          </table:table-cell>
          <table:table-cell table:formula="of:=[.D454]+[.E454]" office:value-type="float" office:value="0.4829466">
            <text:p>0.4829466</text:p>
          </table:table-cell>
          <table:table-cell table:number-columns-repeated="8"/>
          <table:table-cell office:value-type="float" office:value="0.917089">
            <text:p>0.917089</text:p>
          </table:table-cell>
          <table:table-cell office:value-type="float" office:value="1.1194">
            <text:p>1.1194</text:p>
          </table:table-cell>
          <table:table-cell office:value-type="float" office:value="1.335255">
            <text:p>1.335255</text:p>
          </table:table-cell>
          <table:table-cell office:value-type="float" office:value="0.587582">
            <text:p>0.587582</text:p>
          </table:table-cell>
          <table:table-cell office:value-type="float" office:value="0.926106">
            <text:p>0.926106</text:p>
          </table:table-cell>
          <table:table-cell office:value-type="float" office:value="0.82707">
            <text:p>0.82707</text:p>
          </table:table-cell>
          <table:table-cell table:number-columns-repeated="1004"/>
        </table:table-row>
        <table:table-row table:style-name="ro3">
          <table:table-cell office:value-type="float" office:value="0.1837322">
            <text:p>0.1837322</text:p>
          </table:table-cell>
          <table:table-cell office:value-type="float" office:value="0.34311">
            <text:p>0.34311</text:p>
          </table:table-cell>
          <table:table-cell office:value-type="float" office:value="0.579054">
            <text:p>0.579054</text:p>
          </table:table-cell>
          <table:table-cell office:value-type="float" office:value="0.1560594">
            <text:p>0.1560594</text:p>
          </table:table-cell>
          <table:table-cell office:value-type="float" office:value="0.326958">
            <text:p>0.326958</text:p>
          </table:table-cell>
          <table:table-cell table:formula="of:=[.D455]+[.E455]" office:value-type="float" office:value="0.4830174">
            <text:p>0.4830174</text:p>
          </table:table-cell>
          <table:table-cell table:number-columns-repeated="8"/>
          <table:table-cell office:value-type="float" office:value="0.916503">
            <text:p>0.916503</text:p>
          </table:table-cell>
          <table:table-cell office:value-type="float" office:value="1.118359">
            <text:p>1.118359</text:p>
          </table:table-cell>
          <table:table-cell office:value-type="float" office:value="1.336515">
            <text:p>1.336515</text:p>
          </table:table-cell>
          <table:table-cell office:value-type="float" office:value="0.587069">
            <text:p>0.587069</text:p>
          </table:table-cell>
          <table:table-cell office:value-type="float" office:value="0.925456">
            <text:p>0.925456</text:p>
          </table:table-cell>
          <table:table-cell office:value-type="float" office:value="0.827099">
            <text:p>0.827099</text:p>
          </table:table-cell>
          <table:table-cell table:number-columns-repeated="1004"/>
        </table:table-row>
        <table:table-row table:style-name="ro3">
          <table:table-cell office:value-type="float" office:value="0.1836462">
            <text:p>0.1836462</text:p>
          </table:table-cell>
          <table:table-cell office:value-type="float" office:value="0.343359">
            <text:p>0.343359</text:p>
          </table:table-cell>
          <table:table-cell office:value-type="float" office:value="0.57888">
            <text:p>0.57888</text:p>
          </table:table-cell>
          <table:table-cell office:value-type="float" office:value="0.1563413">
            <text:p>0.1563413</text:p>
          </table:table-cell>
          <table:table-cell office:value-type="float" office:value="0.327485">
            <text:p>0.327485</text:p>
          </table:table-cell>
          <table:table-cell table:formula="of:=[.D456]+[.E456]" office:value-type="float" office:value="0.4838263">
            <text:p>0.4838263</text:p>
          </table:table-cell>
          <table:table-cell table:number-columns-repeated="8"/>
          <table:table-cell office:value-type="float" office:value="0.915821">
            <text:p>0.915821</text:p>
          </table:table-cell>
          <table:table-cell office:value-type="float" office:value="1.117386">
            <text:p>1.117386</text:p>
          </table:table-cell>
          <table:table-cell office:value-type="float" office:value="1.335799">
            <text:p>1.335799</text:p>
          </table:table-cell>
          <table:table-cell office:value-type="float" office:value="0.586612">
            <text:p>0.586612</text:p>
          </table:table-cell>
          <table:table-cell office:value-type="float" office:value="0.924655">
            <text:p>0.924655</text:p>
          </table:table-cell>
          <table:table-cell office:value-type="float" office:value="0.826236">
            <text:p>0.826236</text:p>
          </table:table-cell>
          <table:table-cell table:number-columns-repeated="1004"/>
        </table:table-row>
        <table:table-row table:style-name="ro3">
          <table:table-cell office:value-type="float" office:value="0.1835252">
            <text:p>0.1835252</text:p>
          </table:table-cell>
          <table:table-cell office:value-type="float" office:value="0.343034">
            <text:p>0.343034</text:p>
          </table:table-cell>
          <table:table-cell office:value-type="float" office:value="0.578733">
            <text:p>0.578733</text:p>
          </table:table-cell>
          <table:table-cell office:value-type="float" office:value="0.1564714">
            <text:p>0.1564714</text:p>
          </table:table-cell>
          <table:table-cell office:value-type="float" office:value="0.327324">
            <text:p>0.327324</text:p>
          </table:table-cell>
          <table:table-cell table:formula="of:=[.D457]+[.E457]" office:value-type="float" office:value="0.4837954">
            <text:p>0.4837954</text:p>
          </table:table-cell>
          <table:table-cell table:number-columns-repeated="8"/>
          <table:table-cell office:value-type="float" office:value="0.915226">
            <text:p>0.915226</text:p>
          </table:table-cell>
          <table:table-cell office:value-type="float" office:value="1.116519">
            <text:p>1.116519</text:p>
          </table:table-cell>
          <table:table-cell office:value-type="float" office:value="1.335222">
            <text:p>1.335222</text:p>
          </table:table-cell>
          <table:table-cell office:value-type="float" office:value="0.586039">
            <text:p>0.586039</text:p>
          </table:table-cell>
          <table:table-cell office:value-type="float" office:value="0.923846">
            <text:p>0.923846</text:p>
          </table:table-cell>
          <table:table-cell office:value-type="float" office:value="0.825452">
            <text:p>0.825452</text:p>
          </table:table-cell>
          <table:table-cell table:number-columns-repeated="1004"/>
        </table:table-row>
        <table:table-row table:style-name="ro3">
          <table:table-cell office:value-type="float" office:value="0.1833886">
            <text:p>0.1833886</text:p>
          </table:table-cell>
          <table:table-cell office:value-type="float" office:value="0.34314">
            <text:p>0.34314</text:p>
          </table:table-cell>
          <table:table-cell office:value-type="float" office:value="0.57814">
            <text:p>0.57814</text:p>
          </table:table-cell>
          <table:table-cell office:value-type="float" office:value="0.1566932">
            <text:p>0.1566932</text:p>
          </table:table-cell>
          <table:table-cell office:value-type="float" office:value="0.327686">
            <text:p>0.327686</text:p>
          </table:table-cell>
          <table:table-cell table:formula="of:=[.D458]+[.E458]" office:value-type="float" office:value="0.4843792">
            <text:p>0.4843792</text:p>
          </table:table-cell>
          <table:table-cell table:number-columns-repeated="8"/>
          <table:table-cell office:value-type="float" office:value="0.914449">
            <text:p>0.914449</text:p>
          </table:table-cell>
          <table:table-cell office:value-type="float" office:value="1.115773">
            <text:p>1.115773</text:p>
          </table:table-cell>
          <table:table-cell office:value-type="float" office:value="1.33391">
            <text:p>1.33391</text:p>
          </table:table-cell>
          <table:table-cell office:value-type="float" office:value="0.58561">
            <text:p>0.58561</text:p>
          </table:table-cell>
          <table:table-cell office:value-type="float" office:value="0.922941">
            <text:p>0.922941</text:p>
          </table:table-cell>
          <table:table-cell office:value-type="float" office:value="0.824775">
            <text:p>0.824775</text:p>
          </table:table-cell>
          <table:table-cell table:number-columns-repeated="1004"/>
        </table:table-row>
        <table:table-row table:style-name="ro3">
          <table:table-cell office:value-type="float" office:value="0.1831948">
            <text:p>0.1831948</text:p>
          </table:table-cell>
          <table:table-cell office:value-type="float" office:value="0.342834">
            <text:p>0.342834</text:p>
          </table:table-cell>
          <table:table-cell office:value-type="float" office:value="0.577877">
            <text:p>0.577877</text:p>
          </table:table-cell>
          <table:table-cell office:value-type="float" office:value="0.1566435">
            <text:p>0.1566435</text:p>
          </table:table-cell>
          <table:table-cell office:value-type="float" office:value="0.32748">
            <text:p>0.32748</text:p>
          </table:table-cell>
          <table:table-cell table:formula="of:=[.D459]+[.E459]" office:value-type="float" office:value="0.4841235">
            <text:p>0.4841235</text:p>
          </table:table-cell>
          <table:table-cell table:number-columns-repeated="8"/>
          <table:table-cell office:value-type="float" office:value="0.914071">
            <text:p>0.914071</text:p>
          </table:table-cell>
          <table:table-cell office:value-type="float" office:value="1.115501">
            <text:p>1.115501</text:p>
          </table:table-cell>
          <table:table-cell office:value-type="float" office:value="1.332599">
            <text:p>1.332599</text:p>
          </table:table-cell>
          <table:table-cell office:value-type="float" office:value="0.585098">
            <text:p>0.585098</text:p>
          </table:table-cell>
          <table:table-cell office:value-type="float" office:value="0.922165">
            <text:p>0.922165</text:p>
          </table:table-cell>
          <table:table-cell office:value-type="float" office:value="0.823993">
            <text:p>0.823993</text:p>
          </table:table-cell>
          <table:table-cell table:number-columns-repeated="1004"/>
        </table:table-row>
        <table:table-row table:style-name="ro3">
          <table:table-cell office:value-type="float" office:value="0.1830275">
            <text:p>0.1830275</text:p>
          </table:table-cell>
          <table:table-cell office:value-type="float" office:value="0.342632">
            <text:p>0.342632</text:p>
          </table:table-cell>
          <table:table-cell office:value-type="float" office:value="0.577392">
            <text:p>0.577392</text:p>
          </table:table-cell>
          <table:table-cell office:value-type="float" office:value="0.1565524">
            <text:p>0.1565524</text:p>
          </table:table-cell>
          <table:table-cell office:value-type="float" office:value="0.32748">
            <text:p>0.32748</text:p>
          </table:table-cell>
          <table:table-cell table:formula="of:=[.D460]+[.E460]" office:value-type="float" office:value="0.4840324">
            <text:p>0.4840324</text:p>
          </table:table-cell>
          <table:table-cell table:number-columns-repeated="8"/>
          <table:table-cell office:value-type="float" office:value="0.913919">
            <text:p>0.913919</text:p>
          </table:table-cell>
          <table:table-cell office:value-type="float" office:value="1.11539">
            <text:p>1.11539</text:p>
          </table:table-cell>
          <table:table-cell office:value-type="float" office:value="1.331491">
            <text:p>1.331491</text:p>
          </table:table-cell>
          <table:table-cell office:value-type="float" office:value="0.584484">
            <text:p>0.584484</text:p>
          </table:table-cell>
          <table:table-cell office:value-type="float" office:value="0.921366">
            <text:p>0.921366</text:p>
          </table:table-cell>
          <table:table-cell office:value-type="float" office:value="0.823269">
            <text:p>0.823269</text:p>
          </table:table-cell>
          <table:table-cell table:number-columns-repeated="1004"/>
        </table:table-row>
        <table:table-row table:style-name="ro3">
          <table:table-cell office:value-type="float" office:value="0.182912">
            <text:p>0.182912</text:p>
          </table:table-cell>
          <table:table-cell office:value-type="float" office:value="0.342373">
            <text:p>0.342373</text:p>
          </table:table-cell>
          <table:table-cell office:value-type="float" office:value="0.576973">
            <text:p>0.576973</text:p>
          </table:table-cell>
          <table:table-cell office:value-type="float" office:value="0.1564311">
            <text:p>0.1564311</text:p>
          </table:table-cell>
          <table:table-cell office:value-type="float" office:value="0.32727">
            <text:p>0.32727</text:p>
          </table:table-cell>
          <table:table-cell table:formula="of:=[.D461]+[.E461]" office:value-type="float" office:value="0.4837011">
            <text:p>0.4837011</text:p>
          </table:table-cell>
          <table:table-cell table:number-columns-repeated="8"/>
          <table:table-cell office:value-type="float" office:value="0.913909">
            <text:p>0.913909</text:p>
          </table:table-cell>
          <table:table-cell office:value-type="float" office:value="1.11529">
            <text:p>1.11529</text:p>
          </table:table-cell>
          <table:table-cell office:value-type="float" office:value="1.330466">
            <text:p>1.330466</text:p>
          </table:table-cell>
          <table:table-cell office:value-type="float" office:value="0.583931">
            <text:p>0.583931</text:p>
          </table:table-cell>
          <table:table-cell office:value-type="float" office:value="0.920602">
            <text:p>0.920602</text:p>
          </table:table-cell>
          <table:table-cell office:value-type="float" office:value="0.822465">
            <text:p>0.822465</text:p>
          </table:table-cell>
          <table:table-cell table:number-columns-repeated="1004"/>
        </table:table-row>
        <table:table-row table:style-name="ro3">
          <table:table-cell office:value-type="float" office:value="0.1828794">
            <text:p>0.1828794</text:p>
          </table:table-cell>
          <table:table-cell office:value-type="float" office:value="0.342083">
            <text:p>0.342083</text:p>
          </table:table-cell>
          <table:table-cell office:value-type="float" office:value="0.576555">
            <text:p>0.576555</text:p>
          </table:table-cell>
          <table:table-cell office:value-type="float" office:value="0.1563086">
            <text:p>0.1563086</text:p>
          </table:table-cell>
          <table:table-cell office:value-type="float" office:value="0.327107">
            <text:p>0.327107</text:p>
          </table:table-cell>
          <table:table-cell table:formula="of:=[.D462]+[.E462]" office:value-type="float" office:value="0.4834156">
            <text:p>0.4834156</text:p>
          </table:table-cell>
          <table:table-cell table:number-columns-repeated="8"/>
          <table:table-cell office:value-type="float" office:value="0.914015">
            <text:p>0.914015</text:p>
          </table:table-cell>
          <table:table-cell office:value-type="float" office:value="1.115374">
            <text:p>1.115374</text:p>
          </table:table-cell>
          <table:table-cell office:value-type="float" office:value="1.32946">
            <text:p>1.32946</text:p>
          </table:table-cell>
          <table:table-cell office:value-type="float" office:value="0.583386">
            <text:p>0.583386</text:p>
          </table:table-cell>
          <table:table-cell office:value-type="float" office:value="0.919867">
            <text:p>0.919867</text:p>
          </table:table-cell>
          <table:table-cell office:value-type="float" office:value="0.821737">
            <text:p>0.821737</text:p>
          </table:table-cell>
          <table:table-cell table:number-columns-repeated="1004"/>
        </table:table-row>
        <table:table-row table:style-name="ro3">
          <table:table-cell office:value-type="float" office:value="0.182982">
            <text:p>0.182982</text:p>
          </table:table-cell>
          <table:table-cell office:value-type="float" office:value="0.34191">
            <text:p>0.34191</text:p>
          </table:table-cell>
          <table:table-cell office:value-type="float" office:value="0.576135">
            <text:p>0.576135</text:p>
          </table:table-cell>
          <table:table-cell office:value-type="float" office:value="0.1562394">
            <text:p>0.1562394</text:p>
          </table:table-cell>
          <table:table-cell office:value-type="float" office:value="0.326885">
            <text:p>0.326885</text:p>
          </table:table-cell>
          <table:table-cell table:formula="of:=[.D463]+[.E463]" office:value-type="float" office:value="0.4831244">
            <text:p>0.4831244</text:p>
          </table:table-cell>
          <table:table-cell table:number-columns-repeated="8"/>
          <table:table-cell office:value-type="float" office:value="0.914361">
            <text:p>0.914361</text:p>
          </table:table-cell>
          <table:table-cell office:value-type="float" office:value="1.115769">
            <text:p>1.115769</text:p>
          </table:table-cell>
          <table:table-cell office:value-type="float" office:value="1.328529">
            <text:p>1.328529</text:p>
          </table:table-cell>
          <table:table-cell office:value-type="float" office:value="0.583018">
            <text:p>0.583018</text:p>
          </table:table-cell>
          <table:table-cell office:value-type="float" office:value="0.919259">
            <text:p>0.919259</text:p>
          </table:table-cell>
          <table:table-cell office:value-type="float" office:value="0.820928">
            <text:p>0.820928</text:p>
          </table:table-cell>
          <table:table-cell table:number-columns-repeated="1004"/>
        </table:table-row>
        <table:table-row table:style-name="ro3">
          <table:table-cell office:value-type="float" office:value="0.1832246">
            <text:p>0.1832246</text:p>
          </table:table-cell>
          <table:table-cell office:value-type="float" office:value="0.341639">
            <text:p>0.341639</text:p>
          </table:table-cell>
          <table:table-cell office:value-type="float" office:value="0.575709">
            <text:p>0.575709</text:p>
          </table:table-cell>
          <table:table-cell office:value-type="float" office:value="0.1562066">
            <text:p>0.1562066</text:p>
          </table:table-cell>
          <table:table-cell office:value-type="float" office:value="0.326611">
            <text:p>0.326611</text:p>
          </table:table-cell>
          <table:table-cell table:formula="of:=[.D464]+[.E464]" office:value-type="float" office:value="0.4828176">
            <text:p>0.4828176</text:p>
          </table:table-cell>
          <table:table-cell table:number-columns-repeated="8"/>
          <table:table-cell office:value-type="float" office:value="0.914766">
            <text:p>0.914766</text:p>
          </table:table-cell>
          <table:table-cell office:value-type="float" office:value="1.116394">
            <text:p>1.116394</text:p>
          </table:table-cell>
          <table:table-cell office:value-type="float" office:value="1.327493">
            <text:p>1.327493</text:p>
          </table:table-cell>
          <table:table-cell office:value-type="float" office:value="0.582638">
            <text:p>0.582638</text:p>
          </table:table-cell>
          <table:table-cell office:value-type="float" office:value="0.918777">
            <text:p>0.918777</text:p>
          </table:table-cell>
          <table:table-cell office:value-type="float" office:value="0.820273">
            <text:p>0.820273</text:p>
          </table:table-cell>
          <table:table-cell table:number-columns-repeated="1004"/>
        </table:table-row>
        <table:table-row table:style-name="ro3">
          <table:table-cell office:value-type="float" office:value="0.1834647">
            <text:p>0.1834647</text:p>
          </table:table-cell>
          <table:table-cell office:value-type="float" office:value="0.34155">
            <text:p>0.34155</text:p>
          </table:table-cell>
          <table:table-cell office:value-type="float" office:value="0.575263">
            <text:p>0.575263</text:p>
          </table:table-cell>
          <table:table-cell office:value-type="float" office:value="0.1562115">
            <text:p>0.1562115</text:p>
          </table:table-cell>
          <table:table-cell office:value-type="float" office:value="0.326382">
            <text:p>0.326382</text:p>
          </table:table-cell>
          <table:table-cell table:formula="of:=[.D465]+[.E465]" office:value-type="float" office:value="0.4825935">
            <text:p>0.4825935</text:p>
          </table:table-cell>
          <table:table-cell table:number-columns-repeated="8"/>
          <table:table-cell office:value-type="float" office:value="0.915012">
            <text:p>0.915012</text:p>
          </table:table-cell>
          <table:table-cell office:value-type="float" office:value="1.117065">
            <text:p>1.117065</text:p>
          </table:table-cell>
          <table:table-cell office:value-type="float" office:value="1.326525">
            <text:p>1.326525</text:p>
          </table:table-cell>
          <table:table-cell office:value-type="float" office:value="0.582328">
            <text:p>0.582328</text:p>
          </table:table-cell>
          <table:table-cell office:value-type="float" office:value="0.918374">
            <text:p>0.918374</text:p>
          </table:table-cell>
          <table:table-cell office:value-type="float" office:value="0.819523">
            <text:p>0.819523</text:p>
          </table:table-cell>
          <table:table-cell table:number-columns-repeated="1004"/>
        </table:table-row>
        <table:table-row table:style-name="ro3">
          <table:table-cell office:value-type="float" office:value="0.1838986">
            <text:p>0.1838986</text:p>
          </table:table-cell>
          <table:table-cell office:value-type="float" office:value="0.341503">
            <text:p>0.341503</text:p>
          </table:table-cell>
          <table:table-cell office:value-type="float" office:value="0.57499">
            <text:p>0.57499</text:p>
          </table:table-cell>
          <table:table-cell office:value-type="float" office:value="0.1562853">
            <text:p>0.1562853</text:p>
          </table:table-cell>
          <table:table-cell office:value-type="float" office:value="0.326197">
            <text:p>0.326197</text:p>
          </table:table-cell>
          <table:table-cell table:formula="of:=[.D466]+[.E466]" office:value-type="float" office:value="0.4824823">
            <text:p>0.4824823</text:p>
          </table:table-cell>
          <table:table-cell table:number-columns-repeated="8"/>
          <table:table-cell office:value-type="float" office:value="0.915361">
            <text:p>0.915361</text:p>
          </table:table-cell>
          <table:table-cell office:value-type="float" office:value="1.11799">
            <text:p>1.11799</text:p>
          </table:table-cell>
          <table:table-cell office:value-type="float" office:value="1.325698">
            <text:p>1.325698</text:p>
          </table:table-cell>
          <table:table-cell office:value-type="float" office:value="0.582051">
            <text:p>0.582051</text:p>
          </table:table-cell>
          <table:table-cell office:value-type="float" office:value="0.918166">
            <text:p>0.918166</text:p>
          </table:table-cell>
          <table:table-cell office:value-type="float" office:value="0.818806">
            <text:p>0.818806</text:p>
          </table:table-cell>
          <table:table-cell table:number-columns-repeated="1004"/>
        </table:table-row>
        <table:table-row table:style-name="ro3">
          <table:table-cell office:value-type="float" office:value="0.1839246">
            <text:p>0.1839246</text:p>
          </table:table-cell>
          <table:table-cell office:value-type="float" office:value="0.341241">
            <text:p>0.341241</text:p>
          </table:table-cell>
          <table:table-cell office:value-type="float" office:value="0.574573">
            <text:p>0.574573</text:p>
          </table:table-cell>
          <table:table-cell office:value-type="float" office:value="0.1562085">
            <text:p>0.1562085</text:p>
          </table:table-cell>
          <table:table-cell office:value-type="float" office:value="0.325886">
            <text:p>0.325886</text:p>
          </table:table-cell>
          <table:table-cell table:formula="of:=[.D467]+[.E467]" office:value-type="float" office:value="0.4820945">
            <text:p>0.4820945</text:p>
          </table:table-cell>
          <table:table-cell table:number-columns-repeated="8"/>
          <table:table-cell office:value-type="float" office:value="0.914854">
            <text:p>0.914854</text:p>
          </table:table-cell>
          <table:table-cell office:value-type="float" office:value="1.117493">
            <text:p>1.117493</text:p>
          </table:table-cell>
          <table:table-cell office:value-type="float" office:value="1.324942">
            <text:p>1.324942</text:p>
          </table:table-cell>
          <table:table-cell office:value-type="float" office:value="0.581492">
            <text:p>0.581492</text:p>
          </table:table-cell>
          <table:table-cell office:value-type="float" office:value="0.917317">
            <text:p>0.917317</text:p>
          </table:table-cell>
          <table:table-cell office:value-type="float" office:value="0.818013">
            <text:p>0.818013</text:p>
          </table:table-cell>
          <table:table-cell table:number-columns-repeated="1004"/>
        </table:table-row>
        <table:table-row table:style-name="ro3">
          <table:table-cell office:value-type="float" office:value="0.1840205">
            <text:p>0.1840205</text:p>
          </table:table-cell>
          <table:table-cell office:value-type="float" office:value="0.341223">
            <text:p>0.341223</text:p>
          </table:table-cell>
          <table:table-cell office:value-type="float" office:value="0.574268">
            <text:p>0.574268</text:p>
          </table:table-cell>
          <table:table-cell office:value-type="float" office:value="0.1561385">
            <text:p>0.1561385</text:p>
          </table:table-cell>
          <table:table-cell office:value-type="float" office:value="0.325777">
            <text:p>0.325777</text:p>
          </table:table-cell>
          <table:table-cell table:formula="of:=[.D468]+[.E468]" office:value-type="float" office:value="0.4819155">
            <text:p>0.4819155</text:p>
          </table:table-cell>
          <table:table-cell table:number-columns-repeated="8"/>
          <table:table-cell office:value-type="float" office:value="0.914424">
            <text:p>0.914424</text:p>
          </table:table-cell>
          <table:table-cell office:value-type="float" office:value="1.117151">
            <text:p>1.117151</text:p>
          </table:table-cell>
          <table:table-cell office:value-type="float" office:value="1.32402">
            <text:p>1.32402</text:p>
          </table:table-cell>
          <table:table-cell office:value-type="float" office:value="0.580913">
            <text:p>0.580913</text:p>
          </table:table-cell>
          <table:table-cell office:value-type="float" office:value="0.916572">
            <text:p>0.916572</text:p>
          </table:table-cell>
          <table:table-cell office:value-type="float" office:value="0.817276">
            <text:p>0.817276</text:p>
          </table:table-cell>
          <table:table-cell table:number-columns-repeated="1004"/>
        </table:table-row>
        <table:table-row table:style-name="ro3">
          <table:table-cell office:value-type="float" office:value="0.1838407">
            <text:p>0.1838407</text:p>
          </table:table-cell>
          <table:table-cell office:value-type="float" office:value="0.340871">
            <text:p>0.340871</text:p>
          </table:table-cell>
          <table:table-cell office:value-type="float" office:value="0.573855">
            <text:p>0.573855</text:p>
          </table:table-cell>
          <table:table-cell office:value-type="float" office:value="0.1559826">
            <text:p>0.1559826</text:p>
          </table:table-cell>
          <table:table-cell office:value-type="float" office:value="0.325431">
            <text:p>0.325431</text:p>
          </table:table-cell>
          <table:table-cell table:formula="of:=[.D469]+[.E469]" office:value-type="float" office:value="0.4814136">
            <text:p>0.4814136</text:p>
          </table:table-cell>
          <table:table-cell table:number-columns-repeated="8"/>
          <table:table-cell office:value-type="float" office:value="0.913547">
            <text:p>0.913547</text:p>
          </table:table-cell>
          <table:table-cell office:value-type="float" office:value="1.116279">
            <text:p>1.116279</text:p>
          </table:table-cell>
          <table:table-cell office:value-type="float" office:value="1.323176">
            <text:p>1.323176</text:p>
          </table:table-cell>
          <table:table-cell office:value-type="float" office:value="0.580347">
            <text:p>0.580347</text:p>
          </table:table-cell>
          <table:table-cell office:value-type="float" office:value="0.915663">
            <text:p>0.915663</text:p>
          </table:table-cell>
          <table:table-cell office:value-type="float" office:value="0.816475">
            <text:p>0.816475</text:p>
          </table:table-cell>
          <table:table-cell table:number-columns-repeated="1004"/>
        </table:table-row>
        <table:table-row table:style-name="ro3">
          <table:table-cell office:value-type="float" office:value="0.1837447">
            <text:p>0.1837447</text:p>
          </table:table-cell>
          <table:table-cell office:value-type="float" office:value="0.341018">
            <text:p>0.341018</text:p>
          </table:table-cell>
          <table:table-cell office:value-type="float" office:value="0.574274">
            <text:p>0.574274</text:p>
          </table:table-cell>
          <table:table-cell office:value-type="float" office:value="0.1559111">
            <text:p>0.1559111</text:p>
          </table:table-cell>
          <table:table-cell office:value-type="float" office:value="0.32552">
            <text:p>0.32552</text:p>
          </table:table-cell>
          <table:table-cell table:formula="of:=[.D470]+[.E470]" office:value-type="float" office:value="0.4814311">
            <text:p>0.4814311</text:p>
          </table:table-cell>
          <table:table-cell table:number-columns-repeated="8"/>
          <table:table-cell office:value-type="float" office:value="0.91279">
            <text:p>0.91279</text:p>
          </table:table-cell>
          <table:table-cell office:value-type="float" office:value="1.115467">
            <text:p>1.115467</text:p>
          </table:table-cell>
          <table:table-cell office:value-type="float" office:value="1.323208">
            <text:p>1.323208</text:p>
          </table:table-cell>
          <table:table-cell office:value-type="float" office:value="0.579941">
            <text:p>0.579941</text:p>
          </table:table-cell>
          <table:table-cell office:value-type="float" office:value="0.914758">
            <text:p>0.914758</text:p>
          </table:table-cell>
          <table:table-cell office:value-type="float" office:value="0.816009">
            <text:p>0.816009</text:p>
          </table:table-cell>
          <table:table-cell table:number-columns-repeated="1004"/>
        </table:table-row>
        <table:table-row table:style-name="ro3">
          <table:table-cell office:value-type="float" office:value="0.1836467">
            <text:p>0.1836467</text:p>
          </table:table-cell>
          <table:table-cell office:value-type="float" office:value="0.340665">
            <text:p>0.340665</text:p>
          </table:table-cell>
          <table:table-cell office:value-type="float" office:value="0.574084">
            <text:p>0.574084</text:p>
          </table:table-cell>
          <table:table-cell office:value-type="float" office:value="0.1558503">
            <text:p>0.1558503</text:p>
          </table:table-cell>
          <table:table-cell office:value-type="float" office:value="0.325174">
            <text:p>0.325174</text:p>
          </table:table-cell>
          <table:table-cell table:formula="of:=[.D471]+[.E471]" office:value-type="float" office:value="0.4810243">
            <text:p>0.4810243</text:p>
          </table:table-cell>
          <table:table-cell table:number-columns-repeated="8"/>
          <table:table-cell office:value-type="float" office:value="0.911985">
            <text:p>0.911985</text:p>
          </table:table-cell>
          <table:table-cell office:value-type="float" office:value="1.114481">
            <text:p>1.114481</text:p>
          </table:table-cell>
          <table:table-cell office:value-type="float" office:value="1.323283">
            <text:p>1.323283</text:p>
          </table:table-cell>
          <table:table-cell office:value-type="float" office:value="0.579541">
            <text:p>0.579541</text:p>
          </table:table-cell>
          <table:table-cell office:value-type="float" office:value="0.913811">
            <text:p>0.913811</text:p>
          </table:table-cell>
          <table:table-cell office:value-type="float" office:value="0.815471">
            <text:p>0.815471</text:p>
          </table:table-cell>
          <table:table-cell table:number-columns-repeated="1004"/>
        </table:table-row>
        <table:table-row table:style-name="ro3">
          <table:table-cell office:value-type="float" office:value="0.1835285">
            <text:p>0.1835285</text:p>
          </table:table-cell>
          <table:table-cell office:value-type="float" office:value="0.340746">
            <text:p>0.340746</text:p>
          </table:table-cell>
          <table:table-cell office:value-type="float" office:value="0.573756">
            <text:p>0.573756</text:p>
          </table:table-cell>
          <table:table-cell office:value-type="float" office:value="0.1557618">
            <text:p>0.1557618</text:p>
          </table:table-cell>
          <table:table-cell office:value-type="float" office:value="0.325224">
            <text:p>0.325224</text:p>
          </table:table-cell>
          <table:table-cell table:formula="of:=[.D472]+[.E472]" office:value-type="float" office:value="0.4809858">
            <text:p>0.4809858</text:p>
          </table:table-cell>
          <table:table-cell table:number-columns-repeated="8"/>
          <table:table-cell office:value-type="float" office:value="0.911127">
            <text:p>0.911127</text:p>
          </table:table-cell>
          <table:table-cell office:value-type="float" office:value="1.113564">
            <text:p>1.113564</text:p>
          </table:table-cell>
          <table:table-cell office:value-type="float" office:value="1.322108">
            <text:p>1.322108</text:p>
          </table:table-cell>
          <table:table-cell office:value-type="float" office:value="0.579058">
            <text:p>0.579058</text:p>
          </table:table-cell>
          <table:table-cell office:value-type="float" office:value="0.912868">
            <text:p>0.912868</text:p>
          </table:table-cell>
          <table:table-cell office:value-type="float" office:value="0.814966">
            <text:p>0.814966</text:p>
          </table:table-cell>
          <table:table-cell table:number-columns-repeated="1004"/>
        </table:table-row>
        <table:table-row table:style-name="ro3">
          <table:table-cell office:value-type="float" office:value="0.1834299">
            <text:p>0.1834299</text:p>
          </table:table-cell>
          <table:table-cell office:value-type="float" office:value="0.340468">
            <text:p>0.340468</text:p>
          </table:table-cell>
          <table:table-cell office:value-type="float" office:value="0.5732">
            <text:p>0.5732</text:p>
          </table:table-cell>
          <table:table-cell office:value-type="float" office:value="0.1557989">
            <text:p>0.1557989</text:p>
          </table:table-cell>
          <table:table-cell office:value-type="float" office:value="0.324997">
            <text:p>0.324997</text:p>
          </table:table-cell>
          <table:table-cell table:formula="of:=[.D473]+[.E473]" office:value-type="float" office:value="0.4807959">
            <text:p>0.4807959</text:p>
          </table:table-cell>
          <table:table-cell table:number-columns-repeated="8"/>
          <table:table-cell office:value-type="float" office:value="0.910186">
            <text:p>0.910186</text:p>
          </table:table-cell>
          <table:table-cell office:value-type="float" office:value="1.112494">
            <text:p>1.112494</text:p>
          </table:table-cell>
          <table:table-cell office:value-type="float" office:value="1.320987">
            <text:p>1.320987</text:p>
          </table:table-cell>
          <table:table-cell office:value-type="float" office:value="0.579016">
            <text:p>0.579016</text:p>
          </table:table-cell>
          <table:table-cell office:value-type="float" office:value="0.912454">
            <text:p>0.912454</text:p>
          </table:table-cell>
          <table:table-cell office:value-type="float" office:value="0.814365">
            <text:p>0.814365</text:p>
          </table:table-cell>
          <table:table-cell table:number-columns-repeated="1004"/>
        </table:table-row>
        <table:table-row table:style-name="ro3">
          <table:table-cell office:value-type="float" office:value="0.1833641">
            <text:p>0.1833641</text:p>
          </table:table-cell>
          <table:table-cell office:value-type="float" office:value="0.340612">
            <text:p>0.340612</text:p>
          </table:table-cell>
          <table:table-cell office:value-type="float" office:value="0.572897">
            <text:p>0.572897</text:p>
          </table:table-cell>
          <table:table-cell office:value-type="float" office:value="0.1558863">
            <text:p>0.1558863</text:p>
          </table:table-cell>
          <table:table-cell office:value-type="float" office:value="0.325174">
            <text:p>0.325174</text:p>
          </table:table-cell>
          <table:table-cell table:formula="of:=[.D474]+[.E474]" office:value-type="float" office:value="0.4810603">
            <text:p>0.4810603</text:p>
          </table:table-cell>
          <table:table-cell table:number-columns-repeated="8"/>
          <table:table-cell office:value-type="float" office:value="0.909221">
            <text:p>0.909221</text:p>
          </table:table-cell>
          <table:table-cell office:value-type="float" office:value="1.111393">
            <text:p>1.111393</text:p>
          </table:table-cell>
          <table:table-cell office:value-type="float" office:value="1.319794">
            <text:p>1.319794</text:p>
          </table:table-cell>
          <table:table-cell office:value-type="float" office:value="0.579051">
            <text:p>0.579051</text:p>
          </table:table-cell>
          <table:table-cell office:value-type="float" office:value="0.911908">
            <text:p>0.911908</text:p>
          </table:table-cell>
          <table:table-cell office:value-type="float" office:value="0.813973">
            <text:p>0.813973</text:p>
          </table:table-cell>
          <table:table-cell table:number-columns-repeated="1004"/>
        </table:table-row>
        <table:table-row table:style-name="ro3">
          <table:table-cell office:value-type="float" office:value="0.1834">
            <text:p>0.1834</text:p>
          </table:table-cell>
          <table:table-cell office:value-type="float" office:value="0.340338">
            <text:p>0.340338</text:p>
          </table:table-cell>
          <table:table-cell office:value-type="float" office:value="0.572326">
            <text:p>0.572326</text:p>
          </table:table-cell>
          <table:table-cell office:value-type="float" office:value="0.1559037">
            <text:p>0.1559037</text:p>
          </table:table-cell>
          <table:table-cell office:value-type="float" office:value="0.32487">
            <text:p>0.32487</text:p>
          </table:table-cell>
          <table:table-cell table:formula="of:=[.D475]+[.E475]" office:value-type="float" office:value="0.4807737">
            <text:p>0.4807737</text:p>
          </table:table-cell>
          <table:table-cell table:number-columns-repeated="8"/>
          <table:table-cell office:value-type="float" office:value="0.908728">
            <text:p>0.908728</text:p>
          </table:table-cell>
          <table:table-cell office:value-type="float" office:value="1.110937">
            <text:p>1.110937</text:p>
          </table:table-cell>
          <table:table-cell office:value-type="float" office:value="1.318635">
            <text:p>1.318635</text:p>
          </table:table-cell>
          <table:table-cell office:value-type="float" office:value="0.578509">
            <text:p>0.578509</text:p>
          </table:table-cell>
          <table:table-cell office:value-type="float" office:value="0.910971">
            <text:p>0.910971</text:p>
          </table:table-cell>
          <table:table-cell office:value-type="float" office:value="0.813474">
            <text:p>0.813474</text:p>
          </table:table-cell>
          <table:table-cell table:number-columns-repeated="1004"/>
        </table:table-row>
        <table:table-row table:style-name="ro3">
          <table:table-cell office:value-type="float" office:value="0.1835266">
            <text:p>0.1835266</text:p>
          </table:table-cell>
          <table:table-cell office:value-type="float" office:value="0.340194">
            <text:p>0.340194</text:p>
          </table:table-cell>
          <table:table-cell office:value-type="float" office:value="0.572141">
            <text:p>0.572141</text:p>
          </table:table-cell>
          <table:table-cell office:value-type="float" office:value="0.1559079">
            <text:p>0.1559079</text:p>
          </table:table-cell>
          <table:table-cell office:value-type="float" office:value="0.324731">
            <text:p>0.324731</text:p>
          </table:table-cell>
          <table:table-cell table:formula="of:=[.D476]+[.E476]" office:value-type="float" office:value="0.4806389">
            <text:p>0.4806389</text:p>
          </table:table-cell>
          <table:table-cell table:number-columns-repeated="8"/>
          <table:table-cell office:value-type="float" office:value="0.90846">
            <text:p>0.90846</text:p>
          </table:table-cell>
          <table:table-cell office:value-type="float" office:value="1.110597">
            <text:p>1.110597</text:p>
          </table:table-cell>
          <table:table-cell office:value-type="float" office:value="1.317616">
            <text:p>1.317616</text:p>
          </table:table-cell>
          <table:table-cell office:value-type="float" office:value="0.5779">
            <text:p>0.5779</text:p>
          </table:table-cell>
          <table:table-cell office:value-type="float" office:value="0.91006">
            <text:p>0.91006</text:p>
          </table:table-cell>
          <table:table-cell office:value-type="float" office:value="0.812842">
            <text:p>0.812842</text:p>
          </table:table-cell>
          <table:table-cell table:number-columns-repeated="1004"/>
        </table:table-row>
        <table:table-row table:style-name="ro3">
          <table:table-cell office:value-type="float" office:value="0.18349">
            <text:p>0.18349</text:p>
          </table:table-cell>
          <table:table-cell office:value-type="float" office:value="0.33989">
            <text:p>0.33989</text:p>
          </table:table-cell>
          <table:table-cell office:value-type="float" office:value="0.571616">
            <text:p>0.571616</text:p>
          </table:table-cell>
          <table:table-cell office:value-type="float" office:value="0.155873">
            <text:p>0.155873</text:p>
          </table:table-cell>
          <table:table-cell office:value-type="float" office:value="0.324441">
            <text:p>0.324441</text:p>
          </table:table-cell>
          <table:table-cell table:formula="of:=[.D477]+[.E477]" office:value-type="float" office:value="0.480314">
            <text:p>0.480314</text:p>
          </table:table-cell>
          <table:table-cell table:number-columns-repeated="8"/>
          <table:table-cell office:value-type="float" office:value="0.907844">
            <text:p>0.907844</text:p>
          </table:table-cell>
          <table:table-cell office:value-type="float" office:value="1.10962">
            <text:p>1.10962</text:p>
          </table:table-cell>
          <table:table-cell office:value-type="float" office:value="1.316665">
            <text:p>1.316665</text:p>
          </table:table-cell>
          <table:table-cell office:value-type="float" office:value="0.577347">
            <text:p>0.577347</text:p>
          </table:table-cell>
          <table:table-cell office:value-type="float" office:value="0.909196">
            <text:p>0.909196</text:p>
          </table:table-cell>
          <table:table-cell office:value-type="float" office:value="0.812157">
            <text:p>0.812157</text:p>
          </table:table-cell>
          <table:table-cell table:number-columns-repeated="1004"/>
        </table:table-row>
        <table:table-row table:style-name="ro3">
          <table:table-cell office:value-type="float" office:value="0.183514">
            <text:p>0.183514</text:p>
          </table:table-cell>
          <table:table-cell office:value-type="float" office:value="0.339689">
            <text:p>0.339689</text:p>
          </table:table-cell>
          <table:table-cell office:value-type="float" office:value="0.571446">
            <text:p>0.571446</text:p>
          </table:table-cell>
          <table:table-cell office:value-type="float" office:value="0.1558557">
            <text:p>0.1558557</text:p>
          </table:table-cell>
          <table:table-cell office:value-type="float" office:value="0.324288">
            <text:p>0.324288</text:p>
          </table:table-cell>
          <table:table-cell table:formula="of:=[.D478]+[.E478]" office:value-type="float" office:value="0.4801437">
            <text:p>0.4801437</text:p>
          </table:table-cell>
          <table:table-cell table:number-columns-repeated="8"/>
          <table:table-cell office:value-type="float" office:value="0.907164">
            <text:p>0.907164</text:p>
          </table:table-cell>
          <table:table-cell office:value-type="float" office:value="1.108699">
            <text:p>1.108699</text:p>
          </table:table-cell>
          <table:table-cell office:value-type="float" office:value="1.315549">
            <text:p>1.315549</text:p>
          </table:table-cell>
          <table:table-cell office:value-type="float" office:value="0.576811">
            <text:p>0.576811</text:p>
          </table:table-cell>
          <table:table-cell office:value-type="float" office:value="0.908293">
            <text:p>0.908293</text:p>
          </table:table-cell>
          <table:table-cell office:value-type="float" office:value="0.811562">
            <text:p>0.811562</text:p>
          </table:table-cell>
          <table:table-cell table:number-columns-repeated="1004"/>
        </table:table-row>
        <table:table-row table:style-name="ro3">
          <table:table-cell office:value-type="float" office:value="0.1836534">
            <text:p>0.1836534</text:p>
          </table:table-cell>
          <table:table-cell office:value-type="float" office:value="0.339543">
            <text:p>0.339543</text:p>
          </table:table-cell>
          <table:table-cell office:value-type="float" office:value="0.570925">
            <text:p>0.570925</text:p>
          </table:table-cell>
          <table:table-cell office:value-type="float" office:value="0.1558668">
            <text:p>0.1558668</text:p>
          </table:table-cell>
          <table:table-cell office:value-type="float" office:value="0.324029">
            <text:p>0.324029</text:p>
          </table:table-cell>
          <table:table-cell table:formula="of:=[.D479]+[.E479]" office:value-type="float" office:value="0.4798958">
            <text:p>0.4798958</text:p>
          </table:table-cell>
          <table:table-cell table:number-columns-repeated="8"/>
          <table:table-cell office:value-type="float" office:value="0.906752">
            <text:p>0.906752</text:p>
          </table:table-cell>
          <table:table-cell office:value-type="float" office:value="1.108602">
            <text:p>1.108602</text:p>
          </table:table-cell>
          <table:table-cell office:value-type="float" office:value="1.314473">
            <text:p>1.314473</text:p>
          </table:table-cell>
          <table:table-cell office:value-type="float" office:value="0.576207">
            <text:p>0.576207</text:p>
          </table:table-cell>
          <table:table-cell office:value-type="float" office:value="0.907441">
            <text:p>0.907441</text:p>
          </table:table-cell>
          <table:table-cell office:value-type="float" office:value="0.810904">
            <text:p>0.810904</text:p>
          </table:table-cell>
          <table:table-cell table:number-columns-repeated="1004"/>
        </table:table-row>
        <table:table-row table:style-name="ro3">
          <table:table-cell office:value-type="float" office:value="0.1839789">
            <text:p>0.1839789</text:p>
          </table:table-cell>
          <table:table-cell office:value-type="float" office:value="0.339588">
            <text:p>0.339588</text:p>
          </table:table-cell>
          <table:table-cell office:value-type="float" office:value="0.571149">
            <text:p>0.571149</text:p>
          </table:table-cell>
          <table:table-cell office:value-type="float" office:value="0.1559402">
            <text:p>0.1559402</text:p>
          </table:table-cell>
          <table:table-cell office:value-type="float" office:value="0.323983">
            <text:p>0.323983</text:p>
          </table:table-cell>
          <table:table-cell table:formula="of:=[.D480]+[.E480]" office:value-type="float" office:value="0.4799232">
            <text:p>0.4799232</text:p>
          </table:table-cell>
          <table:table-cell table:number-columns-repeated="8"/>
          <table:table-cell office:value-type="float" office:value="0.906511">
            <text:p>0.906511</text:p>
          </table:table-cell>
          <table:table-cell office:value-type="float" office:value="1.10863">
            <text:p>1.10863</text:p>
          </table:table-cell>
          <table:table-cell office:value-type="float" office:value="1.313717">
            <text:p>1.313717</text:p>
          </table:table-cell>
          <table:table-cell office:value-type="float" office:value="0.575627">
            <text:p>0.575627</text:p>
          </table:table-cell>
          <table:table-cell office:value-type="float" office:value="0.906648">
            <text:p>0.906648</text:p>
          </table:table-cell>
          <table:table-cell office:value-type="float" office:value="0.810072">
            <text:p>0.810072</text:p>
          </table:table-cell>
          <table:table-cell table:number-columns-repeated="1004"/>
        </table:table-row>
        <table:table-row table:style-name="ro3">
          <table:table-cell office:value-type="float" office:value="0.1839429">
            <text:p>0.1839429</text:p>
          </table:table-cell>
          <table:table-cell office:value-type="float" office:value="0.33927">
            <text:p>0.33927</text:p>
          </table:table-cell>
          <table:table-cell office:value-type="float" office:value="0.570823">
            <text:p>0.570823</text:p>
          </table:table-cell>
          <table:table-cell office:value-type="float" office:value="0.1558587">
            <text:p>0.1558587</text:p>
          </table:table-cell>
          <table:table-cell office:value-type="float" office:value="0.323661">
            <text:p>0.323661</text:p>
          </table:table-cell>
          <table:table-cell table:formula="of:=[.D481]+[.E481]" office:value-type="float" office:value="0.4795197">
            <text:p>0.4795197</text:p>
          </table:table-cell>
          <table:table-cell table:number-columns-repeated="8"/>
          <table:table-cell office:value-type="float" office:value="0.905751">
            <text:p>0.905751</text:p>
          </table:table-cell>
          <table:table-cell office:value-type="float" office:value="1.107567">
            <text:p>1.107567</text:p>
          </table:table-cell>
          <table:table-cell office:value-type="float" office:value="1.313019">
            <text:p>1.313019</text:p>
          </table:table-cell>
          <table:table-cell office:value-type="float" office:value="0.575079">
            <text:p>0.575079</text:p>
          </table:table-cell>
          <table:table-cell office:value-type="float" office:value="0.905768">
            <text:p>0.905768</text:p>
          </table:table-cell>
          <table:table-cell office:value-type="float" office:value="0.80923">
            <text:p>0.80923</text:p>
          </table:table-cell>
          <table:table-cell table:number-columns-repeated="1004"/>
        </table:table-row>
        <table:table-row table:style-name="ro3">
          <table:table-cell office:value-type="float" office:value="0.1839547">
            <text:p>0.1839547</text:p>
          </table:table-cell>
          <table:table-cell office:value-type="float" office:value="0.339181">
            <text:p>0.339181</text:p>
          </table:table-cell>
          <table:table-cell office:value-type="float" office:value="0.570983">
            <text:p>0.570983</text:p>
          </table:table-cell>
          <table:table-cell office:value-type="float" office:value="0.1557704">
            <text:p>0.1557704</text:p>
          </table:table-cell>
          <table:table-cell office:value-type="float" office:value="0.323581">
            <text:p>0.323581</text:p>
          </table:table-cell>
          <table:table-cell table:formula="of:=[.D482]+[.E482]" office:value-type="float" office:value="0.4793514">
            <text:p>0.4793514</text:p>
          </table:table-cell>
          <table:table-cell table:number-columns-repeated="8"/>
          <table:table-cell office:value-type="float" office:value="0.905063">
            <text:p>0.905063</text:p>
          </table:table-cell>
          <table:table-cell office:value-type="float" office:value="1.106543">
            <text:p>1.106543</text:p>
          </table:table-cell>
          <table:table-cell office:value-type="float" office:value="1.312123">
            <text:p>1.312123</text:p>
          </table:table-cell>
          <table:table-cell office:value-type="float" office:value="0.574545">
            <text:p>0.574545</text:p>
          </table:table-cell>
          <table:table-cell office:value-type="float" office:value="0.904858">
            <text:p>0.904858</text:p>
          </table:table-cell>
          <table:table-cell office:value-type="float" office:value="0.808401">
            <text:p>0.808401</text:p>
          </table:table-cell>
          <table:table-cell table:number-columns-repeated="1004"/>
        </table:table-row>
        <table:table-row table:style-name="ro3">
          <table:table-cell office:value-type="float" office:value="0.1840494">
            <text:p>0.1840494</text:p>
          </table:table-cell>
          <table:table-cell office:value-type="float" office:value="0.33901">
            <text:p>0.33901</text:p>
          </table:table-cell>
          <table:table-cell office:value-type="float" office:value="0.570643">
            <text:p>0.570643</text:p>
          </table:table-cell>
          <table:table-cell office:value-type="float" office:value="0.155728">
            <text:p>0.155728</text:p>
          </table:table-cell>
          <table:table-cell office:value-type="float" office:value="0.323311">
            <text:p>0.323311</text:p>
          </table:table-cell>
          <table:table-cell table:formula="of:=[.D483]+[.E483]" office:value-type="float" office:value="0.479039">
            <text:p>0.479039</text:p>
          </table:table-cell>
          <table:table-cell table:number-columns-repeated="8"/>
          <table:table-cell office:value-type="float" office:value="0.904534">
            <text:p>0.904534</text:p>
          </table:table-cell>
          <table:table-cell office:value-type="float" office:value="1.10603">
            <text:p>1.10603</text:p>
          </table:table-cell>
          <table:table-cell office:value-type="float" office:value="1.311281">
            <text:p>1.311281</text:p>
          </table:table-cell>
          <table:table-cell office:value-type="float" office:value="0.573998">
            <text:p>0.573998</text:p>
          </table:table-cell>
          <table:table-cell office:value-type="float" office:value="0.903961">
            <text:p>0.903961</text:p>
          </table:table-cell>
          <table:table-cell office:value-type="float" office:value="0.807572">
            <text:p>0.807572</text:p>
          </table:table-cell>
          <table:table-cell table:number-columns-repeated="1004"/>
        </table:table-row>
        <table:table-row table:style-name="ro3">
          <table:table-cell office:value-type="float" office:value="0.1842563">
            <text:p>0.1842563</text:p>
          </table:table-cell>
          <table:table-cell office:value-type="float" office:value="0.339168">
            <text:p>0.339168</text:p>
          </table:table-cell>
          <table:table-cell office:value-type="float" office:value="0.571115">
            <text:p>0.571115</text:p>
          </table:table-cell>
          <table:table-cell office:value-type="float" office:value="0.1557333">
            <text:p>0.1557333</text:p>
          </table:table-cell>
          <table:table-cell office:value-type="float" office:value="0.323376">
            <text:p>0.323376</text:p>
          </table:table-cell>
          <table:table-cell table:formula="of:=[.D484]+[.E484]" office:value-type="float" office:value="0.4791093">
            <text:p>0.4791093</text:p>
          </table:table-cell>
          <table:table-cell table:number-columns-repeated="8"/>
          <table:table-cell office:value-type="float" office:value="0.903961">
            <text:p>0.903961</text:p>
          </table:table-cell>
          <table:table-cell office:value-type="float" office:value="1.105598">
            <text:p>1.105598</text:p>
          </table:table-cell>
          <table:table-cell office:value-type="float" office:value="1.310475">
            <text:p>1.310475</text:p>
          </table:table-cell>
          <table:table-cell office:value-type="float" office:value="0.573426">
            <text:p>0.573426</text:p>
          </table:table-cell>
          <table:table-cell office:value-type="float" office:value="0.903094">
            <text:p>0.903094</text:p>
          </table:table-cell>
          <table:table-cell office:value-type="float" office:value="0.806735">
            <text:p>0.806735</text:p>
          </table:table-cell>
          <table:table-cell table:number-columns-repeated="1004"/>
        </table:table-row>
        <table:table-row table:style-name="ro3">
          <table:table-cell office:value-type="float" office:value="0.1843162">
            <text:p>0.1843162</text:p>
          </table:table-cell>
          <table:table-cell office:value-type="float" office:value="0.339018">
            <text:p>0.339018</text:p>
          </table:table-cell>
          <table:table-cell office:value-type="float" office:value="0.570919">
            <text:p>0.570919</text:p>
          </table:table-cell>
          <table:table-cell office:value-type="float" office:value="0.1556753">
            <text:p>0.1556753</text:p>
          </table:table-cell>
          <table:table-cell office:value-type="float" office:value="0.323124">
            <text:p>0.323124</text:p>
          </table:table-cell>
          <table:table-cell table:formula="of:=[.D485]+[.E485]" office:value-type="float" office:value="0.4787993">
            <text:p>0.4787993</text:p>
          </table:table-cell>
          <table:table-cell table:number-columns-repeated="8"/>
          <table:table-cell office:value-type="float" office:value="0.903259">
            <text:p>0.903259</text:p>
          </table:table-cell>
          <table:table-cell office:value-type="float" office:value="1.104963">
            <text:p>1.104963</text:p>
          </table:table-cell>
          <table:table-cell office:value-type="float" office:value="1.309713">
            <text:p>1.309713</text:p>
          </table:table-cell>
          <table:table-cell office:value-type="float" office:value="0.572884">
            <text:p>0.572884</text:p>
          </table:table-cell>
          <table:table-cell office:value-type="float" office:value="0.902222">
            <text:p>0.902222</text:p>
          </table:table-cell>
          <table:table-cell office:value-type="float" office:value="0.805904">
            <text:p>0.805904</text:p>
          </table:table-cell>
          <table:table-cell table:number-columns-repeated="1004"/>
        </table:table-row>
        <table:table-row table:style-name="ro3">
          <table:table-cell office:value-type="float" office:value="0.1842537">
            <text:p>0.1842537</text:p>
          </table:table-cell>
          <table:table-cell office:value-type="float" office:value="0.339321">
            <text:p>0.339321</text:p>
          </table:table-cell>
          <table:table-cell office:value-type="float" office:value="0.570595">
            <text:p>0.570595</text:p>
          </table:table-cell>
          <table:table-cell office:value-type="float" office:value="0.1555625">
            <text:p>0.1555625</text:p>
          </table:table-cell>
          <table:table-cell office:value-type="float" office:value="0.323325">
            <text:p>0.323325</text:p>
          </table:table-cell>
          <table:table-cell table:formula="of:=[.D486]+[.E486]" office:value-type="float" office:value="0.4788875">
            <text:p>0.4788875</text:p>
          </table:table-cell>
          <table:table-cell table:number-columns-repeated="8"/>
          <table:table-cell office:value-type="float" office:value="0.902575">
            <text:p>0.902575</text:p>
          </table:table-cell>
          <table:table-cell office:value-type="float" office:value="1.104391">
            <text:p>1.104391</text:p>
          </table:table-cell>
          <table:table-cell office:value-type="float" office:value="1.308778">
            <text:p>1.308778</text:p>
          </table:table-cell>
          <table:table-cell office:value-type="float" office:value="0.572601">
            <text:p>0.572601</text:p>
          </table:table-cell>
          <table:table-cell office:value-type="float" office:value="0.901373">
            <text:p>0.901373</text:p>
          </table:table-cell>
          <table:table-cell office:value-type="float" office:value="0.806399">
            <text:p>0.806399</text:p>
          </table:table-cell>
          <table:table-cell table:number-columns-repeated="1004"/>
        </table:table-row>
        <table:table-row table:style-name="ro3">
          <table:table-cell office:value-type="float" office:value="0.1842225">
            <text:p>0.1842225</text:p>
          </table:table-cell>
          <table:table-cell office:value-type="float" office:value="0.339031">
            <text:p>0.339031</text:p>
          </table:table-cell>
          <table:table-cell office:value-type="float" office:value="0.570024">
            <text:p>0.570024</text:p>
          </table:table-cell>
          <table:table-cell office:value-type="float" office:value="0.1555511">
            <text:p>0.1555511</text:p>
          </table:table-cell>
          <table:table-cell office:value-type="float" office:value="0.323037">
            <text:p>0.323037</text:p>
          </table:table-cell>
          <table:table-cell table:formula="of:=[.D487]+[.E487]" office:value-type="float" office:value="0.4785881">
            <text:p>0.4785881</text:p>
          </table:table-cell>
          <table:table-cell table:number-columns-repeated="8"/>
          <table:table-cell office:value-type="float" office:value="0.901981">
            <text:p>0.901981</text:p>
          </table:table-cell>
          <table:table-cell office:value-type="float" office:value="1.103349">
            <text:p>1.103349</text:p>
          </table:table-cell>
          <table:table-cell office:value-type="float" office:value="1.307811">
            <text:p>1.307811</text:p>
          </table:table-cell>
          <table:table-cell office:value-type="float" office:value="0.572573">
            <text:p>0.572573</text:p>
          </table:table-cell>
          <table:table-cell office:value-type="float" office:value="0.900763">
            <text:p>0.900763</text:p>
          </table:table-cell>
          <table:table-cell office:value-type="float" office:value="0.806777">
            <text:p>0.806777</text:p>
          </table:table-cell>
          <table:table-cell table:number-columns-repeated="1004"/>
        </table:table-row>
        <table:table-row table:style-name="ro3">
          <table:table-cell office:value-type="float" office:value="0.1841992">
            <text:p>0.1841992</text:p>
          </table:table-cell>
          <table:table-cell office:value-type="float" office:value="0.338838">
            <text:p>0.338838</text:p>
          </table:table-cell>
          <table:table-cell office:value-type="float" office:value="0.569593">
            <text:p>0.569593</text:p>
          </table:table-cell>
          <table:table-cell office:value-type="float" office:value="0.1555403">
            <text:p>0.1555403</text:p>
          </table:table-cell>
          <table:table-cell office:value-type="float" office:value="0.322882">
            <text:p>0.322882</text:p>
          </table:table-cell>
          <table:table-cell table:formula="of:=[.D488]+[.E488]" office:value-type="float" office:value="0.4784223">
            <text:p>0.4784223</text:p>
          </table:table-cell>
          <table:table-cell table:number-columns-repeated="8"/>
          <table:table-cell office:value-type="float" office:value="0.901274">
            <text:p>0.901274</text:p>
          </table:table-cell>
          <table:table-cell office:value-type="float" office:value="1.102302">
            <text:p>1.102302</text:p>
          </table:table-cell>
          <table:table-cell office:value-type="float" office:value="1.30667">
            <text:p>1.30667</text:p>
          </table:table-cell>
          <table:table-cell office:value-type="float" office:value="0.572593">
            <text:p>0.572593</text:p>
          </table:table-cell>
          <table:table-cell office:value-type="float" office:value="0.900102">
            <text:p>0.900102</text:p>
          </table:table-cell>
          <table:table-cell office:value-type="float" office:value="0.807681">
            <text:p>0.807681</text:p>
          </table:table-cell>
          <table:table-cell table:number-columns-repeated="1004"/>
        </table:table-row>
        <table:table-row table:style-name="ro3">
          <table:table-cell office:value-type="float" office:value="0.1840874">
            <text:p>0.1840874</text:p>
          </table:table-cell>
          <table:table-cell office:value-type="float" office:value="0.3385">
            <text:p>0.3385</text:p>
          </table:table-cell>
          <table:table-cell office:value-type="float" office:value="0.569031">
            <text:p>0.569031</text:p>
          </table:table-cell>
          <table:table-cell office:value-type="float" office:value="0.1554819">
            <text:p>0.1554819</text:p>
          </table:table-cell>
          <table:table-cell office:value-type="float" office:value="0.32256">
            <text:p>0.32256</text:p>
          </table:table-cell>
          <table:table-cell table:formula="of:=[.D489]+[.E489]" office:value-type="float" office:value="0.4780419">
            <text:p>0.4780419</text:p>
          </table:table-cell>
          <table:table-cell table:number-columns-repeated="8"/>
          <table:table-cell office:value-type="float" office:value="0.900487">
            <text:p>0.900487</text:p>
          </table:table-cell>
          <table:table-cell office:value-type="float" office:value="1.101179">
            <text:p>1.101179</text:p>
          </table:table-cell>
          <table:table-cell office:value-type="float" office:value="1.305507">
            <text:p>1.305507</text:p>
          </table:table-cell>
          <table:table-cell office:value-type="float" office:value="0.572749">
            <text:p>0.572749</text:p>
          </table:table-cell>
          <table:table-cell office:value-type="float" office:value="0.899546">
            <text:p>0.899546</text:p>
          </table:table-cell>
          <table:table-cell office:value-type="float" office:value="0.808468">
            <text:p>0.808468</text:p>
          </table:table-cell>
          <table:table-cell table:number-columns-repeated="1004"/>
        </table:table-row>
        <table:table-row table:style-name="ro3">
          <table:table-cell office:value-type="float" office:value="0.1839656">
            <text:p>0.1839656</text:p>
          </table:table-cell>
          <table:table-cell office:value-type="float" office:value="0.338433">
            <text:p>0.338433</text:p>
          </table:table-cell>
          <table:table-cell office:value-type="float" office:value="0.568693">
            <text:p>0.568693</text:p>
          </table:table-cell>
          <table:table-cell office:value-type="float" office:value="0.155356">
            <text:p>0.155356</text:p>
          </table:table-cell>
          <table:table-cell office:value-type="float" office:value="0.322528">
            <text:p>0.322528</text:p>
          </table:table-cell>
          <table:table-cell table:formula="of:=[.D490]+[.E490]" office:value-type="float" office:value="0.477884">
            <text:p>0.477884</text:p>
          </table:table-cell>
          <table:table-cell table:number-columns-repeated="8"/>
          <table:table-cell office:value-type="float" office:value="0.899613">
            <text:p>0.899613</text:p>
          </table:table-cell>
          <table:table-cell office:value-type="float" office:value="1.100055">
            <text:p>1.100055</text:p>
          </table:table-cell>
          <table:table-cell office:value-type="float" office:value="1.304229">
            <text:p>1.304229</text:p>
          </table:table-cell>
          <table:table-cell office:value-type="float" office:value="0.572509">
            <text:p>0.572509</text:p>
          </table:table-cell>
          <table:table-cell office:value-type="float" office:value="0.89894">
            <text:p>0.89894</text:p>
          </table:table-cell>
          <table:table-cell office:value-type="float" office:value="0.808717">
            <text:p>0.808717</text:p>
          </table:table-cell>
          <table:table-cell table:number-columns-repeated="1004"/>
        </table:table-row>
        <table:table-row table:style-name="ro3">
          <table:table-cell office:value-type="float" office:value="0.1838964">
            <text:p>0.1838964</text:p>
          </table:table-cell>
          <table:table-cell office:value-type="float" office:value="0.33817">
            <text:p>0.33817</text:p>
          </table:table-cell>
          <table:table-cell office:value-type="float" office:value="0.568139">
            <text:p>0.568139</text:p>
          </table:table-cell>
          <table:table-cell office:value-type="float" office:value="0.155244">
            <text:p>0.155244</text:p>
          </table:table-cell>
          <table:table-cell office:value-type="float" office:value="0.322224">
            <text:p>0.322224</text:p>
          </table:table-cell>
          <table:table-cell table:formula="of:=[.D491]+[.E491]" office:value-type="float" office:value="0.477468">
            <text:p>0.477468</text:p>
          </table:table-cell>
          <table:table-cell table:number-columns-repeated="8"/>
          <table:table-cell office:value-type="float" office:value="0.898836">
            <text:p>0.898836</text:p>
          </table:table-cell>
          <table:table-cell office:value-type="float" office:value="1.099108">
            <text:p>1.099108</text:p>
          </table:table-cell>
          <table:table-cell office:value-type="float" office:value="1.302969">
            <text:p>1.302969</text:p>
          </table:table-cell>
          <table:table-cell office:value-type="float" office:value="0.572078">
            <text:p>0.572078</text:p>
          </table:table-cell>
          <table:table-cell office:value-type="float" office:value="0.898073">
            <text:p>0.898073</text:p>
          </table:table-cell>
          <table:table-cell office:value-type="float" office:value="0.808907">
            <text:p>0.808907</text:p>
          </table:table-cell>
          <table:table-cell table:number-columns-repeated="1004"/>
        </table:table-row>
        <table:table-row table:style-name="ro3">
          <table:table-cell office:value-type="float" office:value="0.1837409">
            <text:p>0.1837409</text:p>
          </table:table-cell>
          <table:table-cell office:value-type="float" office:value="0.33822">
            <text:p>0.33822</text:p>
          </table:table-cell>
          <table:table-cell office:value-type="float" office:value="0.567609">
            <text:p>0.567609</text:p>
          </table:table-cell>
          <table:table-cell office:value-type="float" office:value="0.1550877">
            <text:p>0.1550877</text:p>
          </table:table-cell>
          <table:table-cell office:value-type="float" office:value="0.322252">
            <text:p>0.322252</text:p>
          </table:table-cell>
          <table:table-cell table:formula="of:=[.D492]+[.E492]" office:value-type="float" office:value="0.4773397">
            <text:p>0.4773397</text:p>
          </table:table-cell>
          <table:table-cell table:number-columns-repeated="8"/>
          <table:table-cell office:value-type="float" office:value="0.897949">
            <text:p>0.897949</text:p>
          </table:table-cell>
          <table:table-cell office:value-type="float" office:value="1.098188">
            <text:p>1.098188</text:p>
          </table:table-cell>
          <table:table-cell office:value-type="float" office:value="1.302117">
            <text:p>1.302117</text:p>
          </table:table-cell>
          <table:table-cell office:value-type="float" office:value="0.571857">
            <text:p>0.571857</text:p>
          </table:table-cell>
          <table:table-cell office:value-type="float" office:value="0.897194">
            <text:p>0.897194</text:p>
          </table:table-cell>
          <table:table-cell office:value-type="float" office:value="0.810805">
            <text:p>0.810805</text:p>
          </table:table-cell>
          <table:table-cell table:number-columns-repeated="1004"/>
        </table:table-row>
        <table:table-row table:style-name="ro3">
          <table:table-cell office:value-type="float" office:value="0.1836192">
            <text:p>0.1836192</text:p>
          </table:table-cell>
          <table:table-cell office:value-type="float" office:value="0.338008">
            <text:p>0.338008</text:p>
          </table:table-cell>
          <table:table-cell office:value-type="float" office:value="0.56749">
            <text:p>0.56749</text:p>
          </table:table-cell>
          <table:table-cell office:value-type="float" office:value="0.1549401">
            <text:p>0.1549401</text:p>
          </table:table-cell>
          <table:table-cell office:value-type="float" office:value="0.321972">
            <text:p>0.321972</text:p>
          </table:table-cell>
          <table:table-cell table:formula="of:=[.D493]+[.E493]" office:value-type="float" office:value="0.4769121">
            <text:p>0.4769121</text:p>
          </table:table-cell>
          <table:table-cell table:number-columns-repeated="8"/>
          <table:table-cell office:value-type="float" office:value="0.897092">
            <text:p>0.897092</text:p>
          </table:table-cell>
          <table:table-cell office:value-type="float" office:value="1.097294">
            <text:p>1.097294</text:p>
          </table:table-cell>
          <table:table-cell office:value-type="float" office:value="1.301256">
            <text:p>1.301256</text:p>
          </table:table-cell>
          <table:table-cell office:value-type="float" office:value="0.571502">
            <text:p>0.571502</text:p>
          </table:table-cell>
          <table:table-cell office:value-type="float" office:value="0.896304">
            <text:p>0.896304</text:p>
          </table:table-cell>
          <table:table-cell office:value-type="float" office:value="0.812619">
            <text:p>0.812619</text:p>
          </table:table-cell>
          <table:table-cell table:number-columns-repeated="1004"/>
        </table:table-row>
        <table:table-row table:style-name="ro3">
          <table:table-cell office:value-type="float" office:value="0.1834521">
            <text:p>0.1834521</text:p>
          </table:table-cell>
          <table:table-cell office:value-type="float" office:value="0.33813">
            <text:p>0.33813</text:p>
          </table:table-cell>
          <table:table-cell office:value-type="float" office:value="0.567169">
            <text:p>0.567169</text:p>
          </table:table-cell>
          <table:table-cell office:value-type="float" office:value="0.1547832">
            <text:p>0.1547832</text:p>
          </table:table-cell>
          <table:table-cell office:value-type="float" office:value="0.322046">
            <text:p>0.322046</text:p>
          </table:table-cell>
          <table:table-cell table:formula="of:=[.D494]+[.E494]" office:value-type="float" office:value="0.4768292">
            <text:p>0.4768292</text:p>
          </table:table-cell>
          <table:table-cell table:number-columns-repeated="8"/>
          <table:table-cell office:value-type="float" office:value="0.896206">
            <text:p>0.896206</text:p>
          </table:table-cell>
          <table:table-cell office:value-type="float" office:value="1.096426">
            <text:p>1.096426</text:p>
          </table:table-cell>
          <table:table-cell office:value-type="float" office:value="1.300742">
            <text:p>1.300742</text:p>
          </table:table-cell>
          <table:table-cell office:value-type="float" office:value="0.571311">
            <text:p>0.571311</text:p>
          </table:table-cell>
          <table:table-cell office:value-type="float" office:value="0.895408">
            <text:p>0.895408</text:p>
          </table:table-cell>
          <table:table-cell office:value-type="float" office:value="0.815312">
            <text:p>0.815312</text:p>
          </table:table-cell>
          <table:table-cell table:number-columns-repeated="1004"/>
        </table:table-row>
        <table:table-row table:style-name="ro3">
          <table:table-cell office:value-type="float" office:value="0.1833327">
            <text:p>0.1833327</text:p>
          </table:table-cell>
          <table:table-cell office:value-type="float" office:value="0.337983">
            <text:p>0.337983</text:p>
          </table:table-cell>
          <table:table-cell office:value-type="float" office:value="0.567505">
            <text:p>0.567505</text:p>
          </table:table-cell>
          <table:table-cell office:value-type="float" office:value="0.1546355">
            <text:p>0.1546355</text:p>
          </table:table-cell>
          <table:table-cell office:value-type="float" office:value="0.321807">
            <text:p>0.321807</text:p>
          </table:table-cell>
          <table:table-cell table:formula="of:=[.D495]+[.E495]" office:value-type="float" office:value="0.4764425">
            <text:p>0.4764425</text:p>
          </table:table-cell>
          <table:table-cell table:number-columns-repeated="8"/>
          <table:table-cell office:value-type="float" office:value="0.895342">
            <text:p>0.895342</text:p>
          </table:table-cell>
          <table:table-cell office:value-type="float" office:value="1.095569">
            <text:p>1.095569</text:p>
          </table:table-cell>
          <table:table-cell office:value-type="float" office:value="1.300216">
            <text:p>1.300216</text:p>
          </table:table-cell>
          <table:table-cell office:value-type="float" office:value="0.570938">
            <text:p>0.570938</text:p>
          </table:table-cell>
          <table:table-cell office:value-type="float" office:value="0.894506">
            <text:p>0.894506</text:p>
          </table:table-cell>
          <table:table-cell office:value-type="float" office:value="0.817922">
            <text:p>0.817922</text:p>
          </table:table-cell>
          <table:table-cell table:number-columns-repeated="1004"/>
        </table:table-row>
        <table:table-row table:style-name="ro3">
          <table:table-cell office:value-type="float" office:value="0.1831506">
            <text:p>0.1831506</text:p>
          </table:table-cell>
          <table:table-cell office:value-type="float" office:value="0.338187">
            <text:p>0.338187</text:p>
          </table:table-cell>
          <table:table-cell office:value-type="float" office:value="0.567779">
            <text:p>0.567779</text:p>
          </table:table-cell>
          <table:table-cell office:value-type="float" office:value="0.1544918">
            <text:p>0.1544918</text:p>
          </table:table-cell>
          <table:table-cell office:value-type="float" office:value="0.321937">
            <text:p>0.321937</text:p>
          </table:table-cell>
          <table:table-cell table:formula="of:=[.D496]+[.E496]" office:value-type="float" office:value="0.4764288">
            <text:p>0.4764288</text:p>
          </table:table-cell>
          <table:table-cell table:number-columns-repeated="8"/>
          <table:table-cell office:value-type="float" office:value="0.894464">
            <text:p>0.894464</text:p>
          </table:table-cell>
          <table:table-cell office:value-type="float" office:value="1.094733">
            <text:p>1.094733</text:p>
          </table:table-cell>
          <table:table-cell office:value-type="float" office:value="1.300407">
            <text:p>1.300407</text:p>
          </table:table-cell>
          <table:table-cell office:value-type="float" office:value="0.570848">
            <text:p>0.570848</text:p>
          </table:table-cell>
          <table:table-cell office:value-type="float" office:value="0.893606">
            <text:p>0.893606</text:p>
          </table:table-cell>
          <table:table-cell office:value-type="float" office:value="0.821935">
            <text:p>0.821935</text:p>
          </table:table-cell>
          <table:table-cell table:number-columns-repeated="1004"/>
        </table:table-row>
        <table:table-row table:style-name="ro3">
          <table:table-cell office:value-type="float" office:value="0.1832327">
            <text:p>0.1832327</text:p>
          </table:table-cell>
          <table:table-cell office:value-type="float" office:value="0.337985">
            <text:p>0.337985</text:p>
          </table:table-cell>
          <table:table-cell office:value-type="float" office:value="0.569047">
            <text:p>0.569047</text:p>
          </table:table-cell>
          <table:table-cell office:value-type="float" office:value="0.1547272">
            <text:p>0.1547272</text:p>
          </table:table-cell>
          <table:table-cell office:value-type="float" office:value="0.321729">
            <text:p>0.321729</text:p>
          </table:table-cell>
          <table:table-cell table:formula="of:=[.D497]+[.E497]" office:value-type="float" office:value="0.4764562">
            <text:p>0.4764562</text:p>
          </table:table-cell>
          <table:table-cell table:number-columns-repeated="8"/>
          <table:table-cell office:value-type="float" office:value="0.894243">
            <text:p>0.894243</text:p>
          </table:table-cell>
          <table:table-cell office:value-type="float" office:value="1.094353">
            <text:p>1.094353</text:p>
          </table:table-cell>
          <table:table-cell office:value-type="float" office:value="1.300582">
            <text:p>1.300582</text:p>
          </table:table-cell>
          <table:table-cell office:value-type="float" office:value="0.571808">
            <text:p>0.571808</text:p>
          </table:table-cell>
          <table:table-cell office:value-type="float" office:value="0.893596">
            <text:p>0.893596</text:p>
          </table:table-cell>
          <table:table-cell office:value-type="float" office:value="0.825855">
            <text:p>0.825855</text:p>
          </table:table-cell>
          <table:table-cell table:number-columns-repeated="1004"/>
        </table:table-row>
        <table:table-row table:style-name="ro3">
          <table:table-cell office:value-type="float" office:value="0.1833221">
            <text:p>0.1833221</text:p>
          </table:table-cell>
          <table:table-cell office:value-type="float" office:value="0.338612">
            <text:p>0.338612</text:p>
          </table:table-cell>
          <table:table-cell office:value-type="float" office:value="0.568843">
            <text:p>0.568843</text:p>
          </table:table-cell>
          <table:table-cell office:value-type="float" office:value="0.1550129">
            <text:p>0.1550129</text:p>
          </table:table-cell>
          <table:table-cell office:value-type="float" office:value="0.322331">
            <text:p>0.322331</text:p>
          </table:table-cell>
          <table:table-cell table:formula="of:=[.D498]+[.E498]" office:value-type="float" office:value="0.4773439">
            <text:p>0.4773439</text:p>
          </table:table-cell>
          <table:table-cell table:number-columns-repeated="8"/>
          <table:table-cell office:value-type="float" office:value="0.893861">
            <text:p>0.893861</text:p>
          </table:table-cell>
          <table:table-cell office:value-type="float" office:value="1.093964">
            <text:p>1.093964</text:p>
          </table:table-cell>
          <table:table-cell office:value-type="float" office:value="1.299662">
            <text:p>1.299662</text:p>
          </table:table-cell>
          <table:table-cell office:value-type="float" office:value="0.572674">
            <text:p>0.572674</text:p>
          </table:table-cell>
          <table:table-cell office:value-type="float" office:value="0.893561">
            <text:p>0.893561</text:p>
          </table:table-cell>
          <table:table-cell office:value-type="float" office:value="0.827901">
            <text:p>0.827901</text:p>
          </table:table-cell>
          <table:table-cell table:number-columns-repeated="1004"/>
        </table:table-row>
        <table:table-row table:style-name="ro3">
          <table:table-cell office:value-type="float" office:value="0.1831416">
            <text:p>0.1831416</text:p>
          </table:table-cell>
          <table:table-cell office:value-type="float" office:value="0.338276">
            <text:p>0.338276</text:p>
          </table:table-cell>
          <table:table-cell office:value-type="float" office:value="0.569384">
            <text:p>0.569384</text:p>
          </table:table-cell>
          <table:table-cell office:value-type="float" office:value="0.1549082">
            <text:p>0.1549082</text:p>
          </table:table-cell>
          <table:table-cell office:value-type="float" office:value="0.322007">
            <text:p>0.322007</text:p>
          </table:table-cell>
          <table:table-cell table:formula="of:=[.D499]+[.E499]" office:value-type="float" office:value="0.4769152">
            <text:p>0.4769152</text:p>
          </table:table-cell>
          <table:table-cell table:number-columns-repeated="8"/>
          <table:table-cell office:value-type="float" office:value="0.892967">
            <text:p>0.892967</text:p>
          </table:table-cell>
          <table:table-cell office:value-type="float" office:value="1.092896">
            <text:p>1.092896</text:p>
          </table:table-cell>
          <table:table-cell office:value-type="float" office:value="1.298745">
            <text:p>1.298745</text:p>
          </table:table-cell>
          <table:table-cell office:value-type="float" office:value="0.57254">
            <text:p>0.57254</text:p>
          </table:table-cell>
          <table:table-cell office:value-type="float" office:value="0.893093">
            <text:p>0.893093</text:p>
          </table:table-cell>
          <table:table-cell office:value-type="float" office:value="0.829907">
            <text:p>0.829907</text:p>
          </table:table-cell>
          <table:table-cell table:number-columns-repeated="1004"/>
        </table:table-row>
        <table:table-row table:style-name="ro3">
          <table:table-cell office:value-type="float" office:value="0.1829591">
            <text:p>0.1829591</text:p>
          </table:table-cell>
          <table:table-cell office:value-type="float" office:value="0.33832">
            <text:p>0.33832</text:p>
          </table:table-cell>
          <table:table-cell office:value-type="float" office:value="0.568997">
            <text:p>0.568997</text:p>
          </table:table-cell>
          <table:table-cell office:value-type="float" office:value="0.154807">
            <text:p>0.154807</text:p>
          </table:table-cell>
          <table:table-cell office:value-type="float" office:value="0.322113">
            <text:p>0.322113</text:p>
          </table:table-cell>
          <table:table-cell table:formula="of:=[.D500]+[.E500]" office:value-type="float" office:value="0.47692">
            <text:p>0.47692</text:p>
          </table:table-cell>
          <table:table-cell table:number-columns-repeated="8"/>
          <table:table-cell office:value-type="float" office:value="0.892088">
            <text:p>0.892088</text:p>
          </table:table-cell>
          <table:table-cell office:value-type="float" office:value="1.091828">
            <text:p>1.091828</text:p>
          </table:table-cell>
          <table:table-cell office:value-type="float" office:value="1.297558">
            <text:p>1.297558</text:p>
          </table:table-cell>
          <table:table-cell office:value-type="float" office:value="0.57236">
            <text:p>0.57236</text:p>
          </table:table-cell>
          <table:table-cell office:value-type="float" office:value="0.892614">
            <text:p>0.892614</text:p>
          </table:table-cell>
          <table:table-cell office:value-type="float" office:value="0.830677">
            <text:p>0.830677</text:p>
          </table:table-cell>
          <table:table-cell table:number-columns-repeated="1004"/>
        </table:table-row>
        <table:table-row table:style-name="ro3">
          <table:table-cell office:value-type="float" office:value="0.1827775">
            <text:p>0.1827775</text:p>
          </table:table-cell>
          <table:table-cell office:value-type="float" office:value="0.337997">
            <text:p>0.337997</text:p>
          </table:table-cell>
          <table:table-cell office:value-type="float" office:value="0.56917">
            <text:p>0.56917</text:p>
          </table:table-cell>
          <table:table-cell office:value-type="float" office:value="0.1546933">
            <text:p>0.1546933</text:p>
          </table:table-cell>
          <table:table-cell office:value-type="float" office:value="0.321822">
            <text:p>0.321822</text:p>
          </table:table-cell>
          <table:table-cell table:formula="of:=[.D501]+[.E501]" office:value-type="float" office:value="0.4765153">
            <text:p>0.4765153</text:p>
          </table:table-cell>
          <table:table-cell table:number-columns-repeated="8"/>
          <table:table-cell office:value-type="float" office:value="0.891202">
            <text:p>0.891202</text:p>
          </table:table-cell>
          <table:table-cell office:value-type="float" office:value="1.090928">
            <text:p>1.090928</text:p>
          </table:table-cell>
          <table:table-cell office:value-type="float" office:value="1.296375">
            <text:p>1.296375</text:p>
          </table:table-cell>
          <table:table-cell office:value-type="float" office:value="0.572111">
            <text:p>0.572111</text:p>
          </table:table-cell>
          <table:table-cell office:value-type="float" office:value="0.892557">
            <text:p>0.892557</text:p>
          </table:table-cell>
          <table:table-cell office:value-type="float" office:value="0.831435">
            <text:p>0.831435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11/04/2018</text:date>, <text:time>20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1-04T20:59:53</dc:date>
    <dc:creator>joost aafjes</dc:creator>
    <meta:editing-duration>PT37M13S</meta:editing-duration>
    <meta:editing-cycles>4</meta:editing-cycles>
    <meta:document-statistic meta:table-count="1" meta:cell-count="6004" meta:object-count="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18cm" svg:height="11.538cm" xlink:href=".." xlink:type="simple" chart:class="chart:line" chart:style-name="ch1">
        <chart:title svg:x="7.051cm" svg:y="0.366cm" chart:style-name="ch2">
          <text:p>RMSE vx + RMSE vy</text:p>
        </chart:title>
        <chart:subtitle svg:x="4.672cm" svg:y="1.385cm" chart:style-name="ch3">
          <text:p>(Extended) Kalman Filter vs Unscented Kalman Filter</text:p>
        </chart:subtitle>
        <chart:legend chart:legend-position="end" svg:x="14.302cm" svg:y="4.201cm" style:legend-expansion="high" chart:style-name="ch4"/>
        <chart:plot-area chart:style-name="ch5" table:cell-range-address="all.O2:all.T501" chart:data-source-has-labels="row" svg:x="1.364cm" svg:y="2.51cm" svg:width="12.194cm" svg:height="7.836cm">
          <chartooo:coordinate-region svg:x="1.804cm" svg:y="2.714cm" svg:width="11.754cm" svg:height="7.429cm"/>
          <chart:axis chart:dimension="x" chart:name="primary-x" chart:style-name="ch6">
            <chart:title svg:x="6.674cm" svg:y="10.577cm" chart:style-name="ch7">
              <text:p>time steps</text:p>
            </chart:title>
          </chart:axis>
          <chart:axis chart:dimension="y" chart:name="primary-y" chart:style-name="ch8">
            <chart:title svg:x="0.451cm" svg:y="7.985cm" chart:style-name="ch9">
              <text:p>RMSE vx + RMSE vy</text:p>
            </chart:title>
            <chart:grid chart:style-name="ch10" chart:class="major"/>
          </chart:axis>
          <chart:series chart:style-name="ch11" chart:values-cell-range-address="all.O3:all.O501" chart:label-cell-address="all.O2:all.O2" chart:class="chart:line">
            <chart:data-point chart:repeated="499"/>
          </chart:series>
          <chart:series chart:style-name="ch12" chart:values-cell-range-address="all.P3:all.P501" chart:label-cell-address="all.P2:all.P2" chart:class="chart:line">
            <chart:data-point chart:repeated="499"/>
          </chart:series>
          <chart:series chart:style-name="ch13" chart:values-cell-range-address="all.Q3:all.Q501" chart:label-cell-address="all.Q2:all.Q2" chart:class="chart:line">
            <chart:data-point chart:repeated="499"/>
          </chart:series>
          <chart:series chart:style-name="ch14" chart:values-cell-range-address="all.R3:all.R501" chart:label-cell-address="all.R2:all.R2" chart:class="chart:line">
            <chart:data-point chart:repeated="499"/>
          </chart:series>
          <chart:series chart:style-name="ch15" chart:values-cell-range-address="all.S3:all.S501" chart:label-cell-address="all.S2:all.S2" chart:class="chart:line">
            <chart:data-point chart:repeated="499"/>
          </chart:series>
          <chart:series chart:style-name="ch16" chart:values-cell-range-address="all.T3:all.T501" chart:label-cell-address="all.T2:all.T2" chart:class="chart:line">
            <chart:data-point chart:repeated="4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er&amp;radar (EKF)</text:p>
                <draw:g>
                  <svg:desc>all.O2:all.O2</svg:desc>
                </draw:g>
              </table:table-cell>
              <table:table-cell office:value-type="string">
                <text:p>Laser (EKF)</text:p>
                <draw:g>
                  <svg:desc>all.P2:all.P2</svg:desc>
                </draw:g>
              </table:table-cell>
              <table:table-cell office:value-type="string">
                <text:p>Radar (EKF)</text:p>
                <draw:g>
                  <svg:desc>all.Q2:all.Q2</svg:desc>
                </draw:g>
              </table:table-cell>
              <table:table-cell office:value-type="string">
                <text:p>Laser&amp;radar (UKF)</text:p>
                <draw:g>
                  <svg:desc>all.R2:all.R2</svg:desc>
                </draw:g>
              </table:table-cell>
              <table:table-cell office:value-type="string">
                <text:p>Laser (UKF)</text:p>
                <draw:g>
                  <svg:desc>all.S2:all.S2</svg:desc>
                </draw:g>
              </table:table-cell>
              <table:table-cell office:value-type="string">
                <text:p>Radar (UKF)</text:p>
                <draw:g>
                  <svg:desc>all.T2:all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994">
                <text:p>5.19994</text:p>
                <draw:g>
                  <svg:desc>all.O3:all.O501</svg:desc>
                </draw:g>
              </table:table-cell>
              <table:table-cell office:value-type="float" office:value="5.19994">
                <text:p>5.19994</text:p>
                <draw:g>
                  <svg:desc>all.P3:all.P501</svg:desc>
                </draw:g>
              </table:table-cell>
              <table:table-cell office:value-type="float" office:value="5.19994">
                <text:p>5.19994</text:p>
                <draw:g>
                  <svg:desc>all.Q3:all.Q501</svg:desc>
                </draw:g>
              </table:table-cell>
              <table:table-cell office:value-type="float" office:value="5.19994">
                <text:p>5.19994</text:p>
                <draw:g>
                  <svg:desc>all.R3:all.R501</svg:desc>
                </draw:g>
              </table:table-cell>
              <table:table-cell office:value-type="float" office:value="5.19994">
                <text:p>5.19994</text:p>
                <draw:g>
                  <svg:desc>all.S3:all.S501</svg:desc>
                </draw:g>
              </table:table-cell>
              <table:table-cell office:value-type="float" office:value="5.19994">
                <text:p>5.19994</text:p>
                <draw:g>
                  <svg:desc>all.T3:all.T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423">
                <text:p>5.21423</text:p>
              </table:table-cell>
              <table:table-cell office:value-type="float" office:value="5.20111057">
                <text:p>5.20111057</text:p>
              </table:table-cell>
              <table:table-cell office:value-type="float" office:value="5.20111057">
                <text:p>5.20111057</text:p>
              </table:table-cell>
              <table:table-cell office:value-type="float" office:value="3.94627057">
                <text:p>3.94627057</text:p>
              </table:table-cell>
              <table:table-cell office:value-type="float" office:value="5.20111057">
                <text:p>5.20111057</text:p>
              </table:table-cell>
              <table:table-cell office:value-type="float" office:value="5.20111057">
                <text:p>5.20111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51">
                <text:p>5.4351</text:p>
              </table:table-cell>
              <table:table-cell office:value-type="float" office:value="5.029678">
                <text:p>5.029678</text:p>
              </table:table-cell>
              <table:table-cell office:value-type="float" office:value="5.20298026">
                <text:p>5.20298026</text:p>
              </table:table-cell>
              <table:table-cell office:value-type="float" office:value="3.947023">
                <text:p>3.947023</text:p>
              </table:table-cell>
              <table:table-cell office:value-type="float" office:value="5.17477026">
                <text:p>5.17477026</text:p>
              </table:table-cell>
              <table:table-cell office:value-type="float" office:value="5.20298026">
                <text:p>5.20298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42">
                <text:p>5.35942</text:p>
              </table:table-cell>
              <table:table-cell office:value-type="float" office:value="4.759045">
                <text:p>4.759045</text:p>
              </table:table-cell>
              <table:table-cell office:value-type="float" office:value="5.045346">
                <text:p>5.045346</text:p>
              </table:table-cell>
              <table:table-cell office:value-type="float" office:value="3.747085">
                <text:p>3.747085</text:p>
              </table:table-cell>
              <table:table-cell office:value-type="float" office:value="5.16324198">
                <text:p>5.16324198</text:p>
              </table:table-cell>
              <table:table-cell office:value-type="float" office:value="4.51605198">
                <text:p>4.51605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9336">
                <text:p>5.09336</text:p>
              </table:table-cell>
              <table:table-cell office:value-type="float" office:value="4.490006">
                <text:p>4.490006</text:p>
              </table:table-cell>
              <table:table-cell office:value-type="float" office:value="4.715934">
                <text:p>4.715934</text:p>
              </table:table-cell>
              <table:table-cell office:value-type="float" office:value="3.678173">
                <text:p>3.678173</text:p>
              </table:table-cell>
              <table:table-cell office:value-type="float" office:value="4.97989124">
                <text:p>4.97989124</text:p>
              </table:table-cell>
              <table:table-cell office:value-type="float" office:value="4.04967566">
                <text:p>4.04967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0744">
                <text:p>4.70744</text:p>
              </table:table-cell>
              <table:table-cell office:value-type="float" office:value="4.261167">
                <text:p>4.261167</text:p>
              </table:table-cell>
              <table:table-cell office:value-type="float" office:value="4.31452">
                <text:p>4.31452</text:p>
              </table:table-cell>
              <table:table-cell office:value-type="float" office:value="3.37914">
                <text:p>3.37914</text:p>
              </table:table-cell>
              <table:table-cell office:value-type="float" office:value="4.85527701">
                <text:p>4.85527701</text:p>
              </table:table-cell>
              <table:table-cell office:value-type="float" office:value="3.859914">
                <text:p>3.859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9877">
                <text:p>4.39877</text:p>
              </table:table-cell>
              <table:table-cell office:value-type="float" office:value="3.993563">
                <text:p>3.993563</text:p>
              </table:table-cell>
              <table:table-cell office:value-type="float" office:value="4.002452">
                <text:p>4.002452</text:p>
              </table:table-cell>
              <table:table-cell office:value-type="float" office:value="3.151136">
                <text:p>3.151136</text:p>
              </table:table-cell>
              <table:table-cell office:value-type="float" office:value="4.74071">
                <text:p>4.74071</text:p>
              </table:table-cell>
              <table:table-cell office:value-type="float" office:value="3.636523">
                <text:p>3.63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3439">
                <text:p>4.13439</text:p>
              </table:table-cell>
              <table:table-cell office:value-type="float" office:value="3.777261">
                <text:p>3.777261</text:p>
              </table:table-cell>
              <table:table-cell office:value-type="float" office:value="3.786139">
                <text:p>3.786139</text:p>
              </table:table-cell>
              <table:table-cell office:value-type="float" office:value="2.960279">
                <text:p>2.960279</text:p>
              </table:table-cell>
              <table:table-cell office:value-type="float" office:value="4.585783">
                <text:p>4.585783</text:p>
              </table:table-cell>
              <table:table-cell office:value-type="float" office:value="3.724143">
                <text:p>3.724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187">
                <text:p>3.91187</text:p>
              </table:table-cell>
              <table:table-cell office:value-type="float" office:value="3.57808">
                <text:p>3.57808</text:p>
              </table:table-cell>
              <table:table-cell office:value-type="float" office:value="3.605091">
                <text:p>3.605091</text:p>
              </table:table-cell>
              <table:table-cell office:value-type="float" office:value="2.799207">
                <text:p>2.799207</text:p>
              </table:table-cell>
              <table:table-cell office:value-type="float" office:value="4.378758">
                <text:p>4.378758</text:p>
              </table:table-cell>
              <table:table-cell office:value-type="float" office:value="3.68738">
                <text:p>3.68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581">
                <text:p>3.71581</text:p>
              </table:table-cell>
              <table:table-cell office:value-type="float" office:value="3.409179">
                <text:p>3.409179</text:p>
              </table:table-cell>
              <table:table-cell office:value-type="float" office:value="3.430747">
                <text:p>3.430747</text:p>
              </table:table-cell>
              <table:table-cell office:value-type="float" office:value="2.657578">
                <text:p>2.657578</text:p>
              </table:table-cell>
              <table:table-cell office:value-type="float" office:value="4.202019">
                <text:p>4.202019</text:p>
              </table:table-cell>
              <table:table-cell office:value-type="float" office:value="3.499951">
                <text:p>3.49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4606">
                <text:p>3.54606</text:p>
              </table:table-cell>
              <table:table-cell office:value-type="float" office:value="3.258306">
                <text:p>3.258306</text:p>
              </table:table-cell>
              <table:table-cell office:value-type="float" office:value="3.280066">
                <text:p>3.280066</text:p>
              </table:table-cell>
              <table:table-cell office:value-type="float" office:value="2.536368">
                <text:p>2.536368</text:p>
              </table:table-cell>
              <table:table-cell office:value-type="float" office:value="4.025857">
                <text:p>4.025857</text:p>
              </table:table-cell>
              <table:table-cell office:value-type="float" office:value="3.339028">
                <text:p>3.33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9591">
                <text:p>3.39591</text:p>
              </table:table-cell>
              <table:table-cell office:value-type="float" office:value="3.126514">
                <text:p>3.126514</text:p>
              </table:table-cell>
              <table:table-cell office:value-type="float" office:value="3.143603">
                <text:p>3.143603</text:p>
              </table:table-cell>
              <table:table-cell office:value-type="float" office:value="2.499507">
                <text:p>2.499507</text:p>
              </table:table-cell>
              <table:table-cell office:value-type="float" office:value="3.874072">
                <text:p>3.874072</text:p>
              </table:table-cell>
              <table:table-cell office:value-type="float" office:value="3.275072">
                <text:p>3.275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6909">
                <text:p>3.26909</text:p>
              </table:table-cell>
              <table:table-cell office:value-type="float" office:value="3.019147">
                <text:p>3.019147</text:p>
              </table:table-cell>
              <table:table-cell office:value-type="float" office:value="3.023978">
                <text:p>3.023978</text:p>
              </table:table-cell>
              <table:table-cell office:value-type="float" office:value="2.567851">
                <text:p>2.567851</text:p>
              </table:table-cell>
              <table:table-cell office:value-type="float" office:value="4.105348">
                <text:p>4.105348</text:p>
              </table:table-cell>
              <table:table-cell office:value-type="float" office:value="3.216459">
                <text:p>3.216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5497">
                <text:p>3.15497</text:p>
              </table:table-cell>
              <table:table-cell office:value-type="float" office:value="2.925031">
                <text:p>2.925031</text:p>
              </table:table-cell>
              <table:table-cell office:value-type="float" office:value="2.915903">
                <text:p>2.915903</text:p>
              </table:table-cell>
              <table:table-cell office:value-type="float" office:value="2.518593">
                <text:p>2.518593</text:p>
              </table:table-cell>
              <table:table-cell office:value-type="float" office:value="4.168445">
                <text:p>4.168445</text:p>
              </table:table-cell>
              <table:table-cell office:value-type="float" office:value="3.103551">
                <text:p>3.103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353">
                <text:p>3.05353</text:p>
              </table:table-cell>
              <table:table-cell office:value-type="float" office:value="2.833399">
                <text:p>2.833399</text:p>
              </table:table-cell>
              <table:table-cell office:value-type="float" office:value="2.819358">
                <text:p>2.819358</text:p>
              </table:table-cell>
              <table:table-cell office:value-type="float" office:value="2.471883">
                <text:p>2.471883</text:p>
              </table:table-cell>
              <table:table-cell office:value-type="float" office:value="4.039748">
                <text:p>4.039748</text:p>
              </table:table-cell>
              <table:table-cell office:value-type="float" office:value="3.0029">
                <text:p>3.0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5971">
                <text:p>2.95971</text:p>
              </table:table-cell>
              <table:table-cell office:value-type="float" office:value="2.751653">
                <text:p>2.751653</text:p>
              </table:table-cell>
              <table:table-cell office:value-type="float" office:value="2.730664">
                <text:p>2.730664</text:p>
              </table:table-cell>
              <table:table-cell office:value-type="float" office:value="2.412561">
                <text:p>2.412561</text:p>
              </table:table-cell>
              <table:table-cell office:value-type="float" office:value="3.924756">
                <text:p>3.924756</text:p>
              </table:table-cell>
              <table:table-cell office:value-type="float" office:value="2.908584">
                <text:p>2.908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7141">
                <text:p>2.87141</text:p>
              </table:table-cell>
              <table:table-cell office:value-type="float" office:value="2.674468">
                <text:p>2.674468</text:p>
              </table:table-cell>
              <table:table-cell office:value-type="float" office:value="2.650368">
                <text:p>2.650368</text:p>
              </table:table-cell>
              <table:table-cell office:value-type="float" office:value="2.341118">
                <text:p>2.341118</text:p>
              </table:table-cell>
              <table:table-cell office:value-type="float" office:value="3.84483">
                <text:p>3.84483</text:p>
              </table:table-cell>
              <table:table-cell office:value-type="float" office:value="2.822475">
                <text:p>2.822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132">
                <text:p>2.79132</text:p>
              </table:table-cell>
              <table:table-cell office:value-type="float" office:value="2.603519">
                <text:p>2.603519</text:p>
              </table:table-cell>
              <table:table-cell office:value-type="float" office:value="2.578391">
                <text:p>2.578391</text:p>
              </table:table-cell>
              <table:table-cell office:value-type="float" office:value="2.276777">
                <text:p>2.276777</text:p>
              </table:table-cell>
              <table:table-cell office:value-type="float" office:value="3.769247">
                <text:p>3.769247</text:p>
              </table:table-cell>
              <table:table-cell office:value-type="float" office:value="2.744212">
                <text:p>2.744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18192">
                <text:p>2.718192</text:p>
              </table:table-cell>
              <table:table-cell office:value-type="float" office:value="2.534483">
                <text:p>2.534483</text:p>
              </table:table-cell>
              <table:table-cell office:value-type="float" office:value="2.513045">
                <text:p>2.513045</text:p>
              </table:table-cell>
              <table:table-cell office:value-type="float" office:value="2.219229">
                <text:p>2.219229</text:p>
              </table:table-cell>
              <table:table-cell office:value-type="float" office:value="3.674499">
                <text:p>3.674499</text:p>
              </table:table-cell>
              <table:table-cell office:value-type="float" office:value="2.671822">
                <text:p>2.671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0992">
                <text:p>2.650992</text:p>
              </table:table-cell>
              <table:table-cell office:value-type="float" office:value="2.470836">
                <text:p>2.470836</text:p>
              </table:table-cell>
              <table:table-cell office:value-type="float" office:value="2.451941">
                <text:p>2.451941</text:p>
              </table:table-cell>
              <table:table-cell office:value-type="float" office:value="2.166684">
                <text:p>2.166684</text:p>
              </table:table-cell>
              <table:table-cell office:value-type="float" office:value="3.586182">
                <text:p>3.586182</text:p>
              </table:table-cell>
              <table:table-cell office:value-type="float" office:value="2.605195">
                <text:p>2.6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89287">
                <text:p>2.589287</text:p>
              </table:table-cell>
              <table:table-cell office:value-type="float" office:value="2.414829">
                <text:p>2.414829</text:p>
              </table:table-cell>
              <table:table-cell office:value-type="float" office:value="2.396191">
                <text:p>2.396191</text:p>
              </table:table-cell>
              <table:table-cell office:value-type="float" office:value="2.118398">
                <text:p>2.118398</text:p>
              </table:table-cell>
              <table:table-cell office:value-type="float" office:value="3.50193">
                <text:p>3.50193</text:p>
              </table:table-cell>
              <table:table-cell office:value-type="float" office:value="2.543055">
                <text:p>2.543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36046">
                <text:p>2.536046</text:p>
              </table:table-cell>
              <table:table-cell office:value-type="float" office:value="2.363205">
                <text:p>2.363205</text:p>
              </table:table-cell>
              <table:table-cell office:value-type="float" office:value="2.363092">
                <text:p>2.363092</text:p>
              </table:table-cell>
              <table:table-cell office:value-type="float" office:value="2.083499">
                <text:p>2.083499</text:p>
              </table:table-cell>
              <table:table-cell office:value-type="float" office:value="3.423394">
                <text:p>3.423394</text:p>
              </table:table-cell>
              <table:table-cell office:value-type="float" office:value="2.502699">
                <text:p>2.502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1835">
                <text:p>2.481835</text:p>
              </table:table-cell>
              <table:table-cell office:value-type="float" office:value="2.312899">
                <text:p>2.312899</text:p>
              </table:table-cell>
              <table:table-cell office:value-type="float" office:value="2.334072">
                <text:p>2.334072</text:p>
              </table:table-cell>
              <table:table-cell office:value-type="float" office:value="2.040469">
                <text:p>2.040469</text:p>
              </table:table-cell>
              <table:table-cell office:value-type="float" office:value="3.363444">
                <text:p>3.363444</text:p>
              </table:table-cell>
              <table:table-cell office:value-type="float" office:value="2.466845">
                <text:p>2.466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30979">
                <text:p>2.430979</text:p>
              </table:table-cell>
              <table:table-cell office:value-type="float" office:value="2.265575">
                <text:p>2.265575</text:p>
              </table:table-cell>
              <table:table-cell office:value-type="float" office:value="2.292519">
                <text:p>2.292519</text:p>
              </table:table-cell>
              <table:table-cell office:value-type="float" office:value="1.999674">
                <text:p>1.999674</text:p>
              </table:table-cell>
              <table:table-cell office:value-type="float" office:value="3.30575">
                <text:p>3.30575</text:p>
              </table:table-cell>
              <table:table-cell office:value-type="float" office:value="2.416215">
                <text:p>2.416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422">
                <text:p>2.38422</text:p>
              </table:table-cell>
              <table:table-cell office:value-type="float" office:value="2.221757">
                <text:p>2.221757</text:p>
              </table:table-cell>
              <table:table-cell office:value-type="float" office:value="2.255078">
                <text:p>2.255078</text:p>
              </table:table-cell>
              <table:table-cell office:value-type="float" office:value="1.962833">
                <text:p>1.962833</text:p>
              </table:table-cell>
              <table:table-cell office:value-type="float" office:value="3.239309">
                <text:p>3.239309</text:p>
              </table:table-cell>
              <table:table-cell office:value-type="float" office:value="2.369275">
                <text:p>2.369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318">
                <text:p>2.34318</text:p>
              </table:table-cell>
              <table:table-cell office:value-type="float" office:value="2.181308">
                <text:p>2.181308</text:p>
              </table:table-cell>
              <table:table-cell office:value-type="float" office:value="2.225351">
                <text:p>2.225351</text:p>
              </table:table-cell>
              <table:table-cell office:value-type="float" office:value="1.931587">
                <text:p>1.931587</text:p>
              </table:table-cell>
              <table:table-cell office:value-type="float" office:value="3.176825">
                <text:p>3.176825</text:p>
              </table:table-cell>
              <table:table-cell office:value-type="float" office:value="2.328137">
                <text:p>2.328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0221">
                <text:p>2.30221</text:p>
              </table:table-cell>
              <table:table-cell office:value-type="float" office:value="2.142335">
                <text:p>2.142335</text:p>
              </table:table-cell>
              <table:table-cell office:value-type="float" office:value="2.199235">
                <text:p>2.199235</text:p>
              </table:table-cell>
              <table:table-cell office:value-type="float" office:value="1.898741">
                <text:p>1.898741</text:p>
              </table:table-cell>
              <table:table-cell office:value-type="float" office:value="3.118279">
                <text:p>3.118279</text:p>
              </table:table-cell>
              <table:table-cell office:value-type="float" office:value="2.290465">
                <text:p>2.290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286">
                <text:p>2.26286</text:p>
              </table:table-cell>
              <table:table-cell office:value-type="float" office:value="2.105969">
                <text:p>2.105969</text:p>
              </table:table-cell>
              <table:table-cell office:value-type="float" office:value="2.169349">
                <text:p>2.169349</text:p>
              </table:table-cell>
              <table:table-cell office:value-type="float" office:value="1.867766">
                <text:p>1.867766</text:p>
              </table:table-cell>
              <table:table-cell office:value-type="float" office:value="3.062529">
                <text:p>3.062529</text:p>
              </table:table-cell>
              <table:table-cell office:value-type="float" office:value="2.251802">
                <text:p>2.2518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28218">
                <text:p>2.228218</text:p>
              </table:table-cell>
              <table:table-cell office:value-type="float" office:value="2.080479">
                <text:p>2.080479</text:p>
              </table:table-cell>
              <table:table-cell office:value-type="float" office:value="2.142885">
                <text:p>2.142885</text:p>
              </table:table-cell>
              <table:table-cell office:value-type="float" office:value="1.841683">
                <text:p>1.841683</text:p>
              </table:table-cell>
              <table:table-cell office:value-type="float" office:value="3.014007">
                <text:p>3.014007</text:p>
              </table:table-cell>
              <table:table-cell office:value-type="float" office:value="2.216139">
                <text:p>2.216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96482">
                <text:p>2.196482</text:p>
              </table:table-cell>
              <table:table-cell office:value-type="float" office:value="2.05805">
                <text:p>2.05805</text:p>
              </table:table-cell>
              <table:table-cell office:value-type="float" office:value="2.115317">
                <text:p>2.115317</text:p>
              </table:table-cell>
              <table:table-cell office:value-type="float" office:value="1.818096">
                <text:p>1.818096</text:p>
              </table:table-cell>
              <table:table-cell office:value-type="float" office:value="2.969129">
                <text:p>2.969129</text:p>
              </table:table-cell>
              <table:table-cell office:value-type="float" office:value="2.180396">
                <text:p>2.180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67143">
                <text:p>2.167143</text:p>
              </table:table-cell>
              <table:table-cell office:value-type="float" office:value="2.039428">
                <text:p>2.039428</text:p>
              </table:table-cell>
              <table:table-cell office:value-type="float" office:value="2.090838">
                <text:p>2.090838</text:p>
              </table:table-cell>
              <table:table-cell office:value-type="float" office:value="1.796664">
                <text:p>1.796664</text:p>
              </table:table-cell>
              <table:table-cell office:value-type="float" office:value="2.929629">
                <text:p>2.929629</text:p>
              </table:table-cell>
              <table:table-cell office:value-type="float" office:value="2.147163">
                <text:p>2.147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3596">
                <text:p>2.13596</text:p>
              </table:table-cell>
              <table:table-cell office:value-type="float" office:value="2.023642">
                <text:p>2.023642</text:p>
              </table:table-cell>
              <table:table-cell office:value-type="float" office:value="2.058394">
                <text:p>2.058394</text:p>
              </table:table-cell>
              <table:table-cell office:value-type="float" office:value="1.77259">
                <text:p>1.77259</text:p>
              </table:table-cell>
              <table:table-cell office:value-type="float" office:value="2.893595">
                <text:p>2.893595</text:p>
              </table:table-cell>
              <table:table-cell office:value-type="float" office:value="2.117772">
                <text:p>2.117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05519">
                <text:p>2.105519</text:p>
              </table:table-cell>
              <table:table-cell office:value-type="float" office:value="2.000596">
                <text:p>2.000596</text:p>
              </table:table-cell>
              <table:table-cell office:value-type="float" office:value="2.027523">
                <text:p>2.027523</text:p>
              </table:table-cell>
              <table:table-cell office:value-type="float" office:value="1.748605">
                <text:p>1.748605</text:p>
              </table:table-cell>
              <table:table-cell office:value-type="float" office:value="2.854187">
                <text:p>2.854187</text:p>
              </table:table-cell>
              <table:table-cell office:value-type="float" office:value="2.088655">
                <text:p>2.088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7153">
                <text:p>2.077153</text:p>
              </table:table-cell>
              <table:table-cell office:value-type="float" office:value="1.980163">
                <text:p>1.980163</text:p>
              </table:table-cell>
              <table:table-cell office:value-type="float" office:value="1.998432">
                <text:p>1.998432</text:p>
              </table:table-cell>
              <table:table-cell office:value-type="float" office:value="1.72615">
                <text:p>1.72615</text:p>
              </table:table-cell>
              <table:table-cell office:value-type="float" office:value="2.817775">
                <text:p>2.817775</text:p>
              </table:table-cell>
              <table:table-cell office:value-type="float" office:value="2.060349">
                <text:p>2.060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0674">
                <text:p>2.050674</text:p>
              </table:table-cell>
              <table:table-cell office:value-type="float" office:value="1.95951">
                <text:p>1.95951</text:p>
              </table:table-cell>
              <table:table-cell office:value-type="float" office:value="1.97122">
                <text:p>1.97122</text:p>
              </table:table-cell>
              <table:table-cell office:value-type="float" office:value="1.705102">
                <text:p>1.705102</text:p>
              </table:table-cell>
              <table:table-cell office:value-type="float" office:value="2.782543">
                <text:p>2.782543</text:p>
              </table:table-cell>
              <table:table-cell office:value-type="float" office:value="2.032498">
                <text:p>2.032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4812">
                <text:p>2.024812</text:p>
              </table:table-cell>
              <table:table-cell office:value-type="float" office:value="1.941362">
                <text:p>1.941362</text:p>
              </table:table-cell>
              <table:table-cell office:value-type="float" office:value="1.944187">
                <text:p>1.944187</text:p>
              </table:table-cell>
              <table:table-cell office:value-type="float" office:value="1.684211">
                <text:p>1.684211</text:p>
              </table:table-cell>
              <table:table-cell office:value-type="float" office:value="2.750139">
                <text:p>2.750139</text:p>
              </table:table-cell>
              <table:table-cell office:value-type="float" office:value="2.010153">
                <text:p>2.010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98488">
                <text:p>1.998488</text:p>
              </table:table-cell>
              <table:table-cell office:value-type="float" office:value="1.916531">
                <text:p>1.916531</text:p>
              </table:table-cell>
              <table:table-cell office:value-type="float" office:value="1.918476">
                <text:p>1.918476</text:p>
              </table:table-cell>
              <table:table-cell office:value-type="float" office:value="1.662333">
                <text:p>1.662333</text:p>
              </table:table-cell>
              <table:table-cell office:value-type="float" office:value="2.713148">
                <text:p>2.713148</text:p>
              </table:table-cell>
              <table:table-cell office:value-type="float" office:value="1.98742">
                <text:p>1.98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72362">
                <text:p>1.972362</text:p>
              </table:table-cell>
              <table:table-cell office:value-type="float" office:value="1.89324">
                <text:p>1.89324</text:p>
              </table:table-cell>
              <table:table-cell office:value-type="float" office:value="1.893155">
                <text:p>1.893155</text:p>
              </table:table-cell>
              <table:table-cell office:value-type="float" office:value="1.640545">
                <text:p>1.640545</text:p>
              </table:table-cell>
              <table:table-cell office:value-type="float" office:value="2.677956">
                <text:p>2.677956</text:p>
              </table:table-cell>
              <table:table-cell office:value-type="float" office:value="1.970237">
                <text:p>1.970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7164">
                <text:p>1.947164</text:p>
              </table:table-cell>
              <table:table-cell office:value-type="float" office:value="1.869164">
                <text:p>1.869164</text:p>
              </table:table-cell>
              <table:table-cell office:value-type="float" office:value="1.868759">
                <text:p>1.868759</text:p>
              </table:table-cell>
              <table:table-cell office:value-type="float" office:value="1.619445">
                <text:p>1.619445</text:p>
              </table:table-cell>
              <table:table-cell office:value-type="float" office:value="2.643444">
                <text:p>2.643444</text:p>
              </table:table-cell>
              <table:table-cell office:value-type="float" office:value="1.951913">
                <text:p>1.951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23623">
                <text:p>1.923623</text:p>
              </table:table-cell>
              <table:table-cell office:value-type="float" office:value="1.846345">
                <text:p>1.846345</text:p>
              </table:table-cell>
              <table:table-cell office:value-type="float" office:value="1.846269">
                <text:p>1.846269</text:p>
              </table:table-cell>
              <table:table-cell office:value-type="float" office:value="1.599354">
                <text:p>1.599354</text:p>
              </table:table-cell>
              <table:table-cell office:value-type="float" office:value="2.610319">
                <text:p>2.610319</text:p>
              </table:table-cell>
              <table:table-cell office:value-type="float" office:value="1.935304">
                <text:p>1.935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02259">
                <text:p>1.902259</text:p>
              </table:table-cell>
              <table:table-cell office:value-type="float" office:value="1.825664">
                <text:p>1.825664</text:p>
              </table:table-cell>
              <table:table-cell office:value-type="float" office:value="1.824946">
                <text:p>1.824946</text:p>
              </table:table-cell>
              <table:table-cell office:value-type="float" office:value="1.580422">
                <text:p>1.580422</text:p>
              </table:table-cell>
              <table:table-cell office:value-type="float" office:value="2.578572">
                <text:p>2.578572</text:p>
              </table:table-cell>
              <table:table-cell office:value-type="float" office:value="1.917638">
                <text:p>1.917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2246">
                <text:p>1.882246</text:p>
              </table:table-cell>
              <table:table-cell office:value-type="float" office:value="1.806751">
                <text:p>1.806751</text:p>
              </table:table-cell>
              <table:table-cell office:value-type="float" office:value="1.807808">
                <text:p>1.807808</text:p>
              </table:table-cell>
              <table:table-cell office:value-type="float" office:value="1.562155">
                <text:p>1.562155</text:p>
              </table:table-cell>
              <table:table-cell office:value-type="float" office:value="2.54839">
                <text:p>2.54839</text:p>
              </table:table-cell>
              <table:table-cell office:value-type="float" office:value="1.896291">
                <text:p>1.896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64375">
                <text:p>1.864375</text:p>
              </table:table-cell>
              <table:table-cell office:value-type="float" office:value="1.791689">
                <text:p>1.791689</text:p>
              </table:table-cell>
              <table:table-cell office:value-type="float" office:value="1.79293">
                <text:p>1.79293</text:p>
              </table:table-cell>
              <table:table-cell office:value-type="float" office:value="1.545057">
                <text:p>1.545057</text:p>
              </table:table-cell>
              <table:table-cell office:value-type="float" office:value="2.519865">
                <text:p>2.519865</text:p>
              </table:table-cell>
              <table:table-cell office:value-type="float" office:value="1.874982">
                <text:p>1.874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8881">
                <text:p>1.848881</text:p>
              </table:table-cell>
              <table:table-cell office:value-type="float" office:value="1.778735">
                <text:p>1.778735</text:p>
              </table:table-cell>
              <table:table-cell office:value-type="float" office:value="1.784651">
                <text:p>1.784651</text:p>
              </table:table-cell>
              <table:table-cell office:value-type="float" office:value="1.529171">
                <text:p>1.529171</text:p>
              </table:table-cell>
              <table:table-cell office:value-type="float" office:value="2.493002">
                <text:p>2.493002</text:p>
              </table:table-cell>
              <table:table-cell office:value-type="float" office:value="1.853656">
                <text:p>1.853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34129">
                <text:p>1.834129</text:p>
              </table:table-cell>
              <table:table-cell office:value-type="float" office:value="1.765056">
                <text:p>1.765056</text:p>
              </table:table-cell>
              <table:table-cell office:value-type="float" office:value="1.778938">
                <text:p>1.778938</text:p>
              </table:table-cell>
              <table:table-cell office:value-type="float" office:value="1.514209">
                <text:p>1.514209</text:p>
              </table:table-cell>
              <table:table-cell office:value-type="float" office:value="2.466597">
                <text:p>2.466597</text:p>
              </table:table-cell>
              <table:table-cell office:value-type="float" office:value="1.833082">
                <text:p>1.833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9703">
                <text:p>1.819703</text:p>
              </table:table-cell>
              <table:table-cell office:value-type="float" office:value="1.753567">
                <text:p>1.753567</text:p>
              </table:table-cell>
              <table:table-cell office:value-type="float" office:value="1.767248">
                <text:p>1.767248</text:p>
              </table:table-cell>
              <table:table-cell office:value-type="float" office:value="1.49942">
                <text:p>1.49942</text:p>
              </table:table-cell>
              <table:table-cell office:value-type="float" office:value="2.441908">
                <text:p>2.441908</text:p>
              </table:table-cell>
              <table:table-cell office:value-type="float" office:value="1.813324">
                <text:p>1.813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08686">
                <text:p>1.808686</text:p>
              </table:table-cell>
              <table:table-cell office:value-type="float" office:value="1.746548">
                <text:p>1.746548</text:p>
              </table:table-cell>
              <table:table-cell office:value-type="float" office:value="1.757988">
                <text:p>1.757988</text:p>
              </table:table-cell>
              <table:table-cell office:value-type="float" office:value="1.486929">
                <text:p>1.486929</text:p>
              </table:table-cell>
              <table:table-cell office:value-type="float" office:value="2.419531">
                <text:p>2.419531</text:p>
              </table:table-cell>
              <table:table-cell office:value-type="float" office:value="1.794046">
                <text:p>1.794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00483">
                <text:p>1.800483</text:p>
              </table:table-cell>
              <table:table-cell office:value-type="float" office:value="1.741968">
                <text:p>1.741968</text:p>
              </table:table-cell>
              <table:table-cell office:value-type="float" office:value="1.755867">
                <text:p>1.755867</text:p>
              </table:table-cell>
              <table:table-cell office:value-type="float" office:value="1.47601">
                <text:p>1.47601</text:p>
              </table:table-cell>
              <table:table-cell office:value-type="float" office:value="2.399208">
                <text:p>2.399208</text:p>
              </table:table-cell>
              <table:table-cell office:value-type="float" office:value="1.77625">
                <text:p>1.77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87967">
                <text:p>1.787967</text:p>
              </table:table-cell>
              <table:table-cell office:value-type="float" office:value="1.729195">
                <text:p>1.729195</text:p>
              </table:table-cell>
              <table:table-cell office:value-type="float" office:value="1.756386">
                <text:p>1.756386</text:p>
              </table:table-cell>
              <table:table-cell office:value-type="float" office:value="1.463457">
                <text:p>1.463457</text:p>
              </table:table-cell>
              <table:table-cell office:value-type="float" office:value="2.376528">
                <text:p>2.376528</text:p>
              </table:table-cell>
              <table:table-cell office:value-type="float" office:value="1.759743">
                <text:p>1.759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6365">
                <text:p>1.776365</text:p>
              </table:table-cell>
              <table:table-cell office:value-type="float" office:value="1.718297">
                <text:p>1.718297</text:p>
              </table:table-cell>
              <table:table-cell office:value-type="float" office:value="1.748202">
                <text:p>1.748202</text:p>
              </table:table-cell>
              <table:table-cell office:value-type="float" office:value="1.451445">
                <text:p>1.451445</text:p>
              </table:table-cell>
              <table:table-cell office:value-type="float" office:value="2.355505">
                <text:p>2.355505</text:p>
              </table:table-cell>
              <table:table-cell office:value-type="float" office:value="1.743246">
                <text:p>1.743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62606">
                <text:p>1.762606</text:p>
              </table:table-cell>
              <table:table-cell office:value-type="float" office:value="1.703601">
                <text:p>1.703601</text:p>
              </table:table-cell>
              <table:table-cell office:value-type="float" office:value="1.742457">
                <text:p>1.742457</text:p>
              </table:table-cell>
              <table:table-cell office:value-type="float" office:value="1.438539">
                <text:p>1.438539</text:p>
              </table:table-cell>
              <table:table-cell office:value-type="float" office:value="2.333174">
                <text:p>2.333174</text:p>
              </table:table-cell>
              <table:table-cell office:value-type="float" office:value="1.727549">
                <text:p>1.727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47662">
                <text:p>1.747662</text:p>
              </table:table-cell>
              <table:table-cell office:value-type="float" office:value="1.690267">
                <text:p>1.690267</text:p>
              </table:table-cell>
              <table:table-cell office:value-type="float" office:value="1.727499">
                <text:p>1.727499</text:p>
              </table:table-cell>
              <table:table-cell office:value-type="float" office:value="1.424996">
                <text:p>1.424996</text:p>
              </table:table-cell>
              <table:table-cell office:value-type="float" office:value="2.312121">
                <text:p>2.312121</text:p>
              </table:table-cell>
              <table:table-cell office:value-type="float" office:value="1.712142">
                <text:p>1.712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2991">
                <text:p>1.732991</text:p>
              </table:table-cell>
              <table:table-cell office:value-type="float" office:value="1.676033">
                <text:p>1.676033</text:p>
              </table:table-cell>
              <table:table-cell office:value-type="float" office:value="1.714012">
                <text:p>1.714012</text:p>
              </table:table-cell>
              <table:table-cell office:value-type="float" office:value="1.411776">
                <text:p>1.411776</text:p>
              </table:table-cell>
              <table:table-cell office:value-type="float" office:value="2.290508">
                <text:p>2.290508</text:p>
              </table:table-cell>
              <table:table-cell office:value-type="float" office:value="1.696502">
                <text:p>1.696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19433">
                <text:p>1.719433</text:p>
              </table:table-cell>
              <table:table-cell office:value-type="float" office:value="1.663193">
                <text:p>1.663193</text:p>
              </table:table-cell>
              <table:table-cell office:value-type="float" office:value="1.702638">
                <text:p>1.702638</text:p>
              </table:table-cell>
              <table:table-cell office:value-type="float" office:value="1.398961">
                <text:p>1.398961</text:p>
              </table:table-cell>
              <table:table-cell office:value-type="float" office:value="2.269915">
                <text:p>2.269915</text:p>
              </table:table-cell>
              <table:table-cell office:value-type="float" office:value="1.680912">
                <text:p>1.680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5107">
                <text:p>1.705107</text:p>
              </table:table-cell>
              <table:table-cell office:value-type="float" office:value="1.649541">
                <text:p>1.649541</text:p>
              </table:table-cell>
              <table:table-cell office:value-type="float" office:value="1.693127">
                <text:p>1.693127</text:p>
              </table:table-cell>
              <table:table-cell office:value-type="float" office:value="1.386237">
                <text:p>1.386237</text:p>
              </table:table-cell>
              <table:table-cell office:value-type="float" office:value="2.249517">
                <text:p>2.249517</text:p>
              </table:table-cell>
              <table:table-cell office:value-type="float" office:value="1.665568">
                <text:p>1.665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2495">
                <text:p>1.692495</text:p>
              </table:table-cell>
              <table:table-cell office:value-type="float" office:value="1.636951">
                <text:p>1.636951</text:p>
              </table:table-cell>
              <table:table-cell office:value-type="float" office:value="1.686701">
                <text:p>1.686701</text:p>
              </table:table-cell>
              <table:table-cell office:value-type="float" office:value="1.374247">
                <text:p>1.374247</text:p>
              </table:table-cell>
              <table:table-cell office:value-type="float" office:value="2.229714">
                <text:p>2.229714</text:p>
              </table:table-cell>
              <table:table-cell office:value-type="float" office:value="1.651104">
                <text:p>1.651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82148">
                <text:p>1.682148</text:p>
              </table:table-cell>
              <table:table-cell office:value-type="float" office:value="1.626749">
                <text:p>1.626749</text:p>
              </table:table-cell>
              <table:table-cell office:value-type="float" office:value="1.682581">
                <text:p>1.682581</text:p>
              </table:table-cell>
              <table:table-cell office:value-type="float" office:value="1.362968">
                <text:p>1.362968</text:p>
              </table:table-cell>
              <table:table-cell office:value-type="float" office:value="2.21047">
                <text:p>2.21047</text:p>
              </table:table-cell>
              <table:table-cell office:value-type="float" office:value="1.637507">
                <text:p>1.637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71941">
                <text:p>1.671941</text:p>
              </table:table-cell>
              <table:table-cell office:value-type="float" office:value="1.618309">
                <text:p>1.618309</text:p>
              </table:table-cell>
              <table:table-cell office:value-type="float" office:value="1.671278">
                <text:p>1.671278</text:p>
              </table:table-cell>
              <table:table-cell office:value-type="float" office:value="1.352002">
                <text:p>1.352002</text:p>
              </table:table-cell>
              <table:table-cell office:value-type="float" office:value="2.192253">
                <text:p>2.192253</text:p>
              </table:table-cell>
              <table:table-cell office:value-type="float" office:value="1.62464">
                <text:p>1.62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60123">
                <text:p>1.660123</text:p>
              </table:table-cell>
              <table:table-cell office:value-type="float" office:value="1.605648">
                <text:p>1.605648</text:p>
              </table:table-cell>
              <table:table-cell office:value-type="float" office:value="1.661601">
                <text:p>1.661601</text:p>
              </table:table-cell>
              <table:table-cell office:value-type="float" office:value="1.341181">
                <text:p>1.341181</text:p>
              </table:table-cell>
              <table:table-cell office:value-type="float" office:value="2.173759">
                <text:p>2.173759</text:p>
              </table:table-cell>
              <table:table-cell office:value-type="float" office:value="1.611827">
                <text:p>1.611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7989">
                <text:p>1.647989</text:p>
              </table:table-cell>
              <table:table-cell office:value-type="float" office:value="1.594099">
                <text:p>1.594099</text:p>
              </table:table-cell>
              <table:table-cell office:value-type="float" office:value="1.649548">
                <text:p>1.649548</text:p>
              </table:table-cell>
              <table:table-cell office:value-type="float" office:value="1.330362">
                <text:p>1.330362</text:p>
              </table:table-cell>
              <table:table-cell office:value-type="float" office:value="2.155684">
                <text:p>2.155684</text:p>
              </table:table-cell>
              <table:table-cell office:value-type="float" office:value="1.600051">
                <text:p>1.600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5509">
                <text:p>1.635509</text:p>
              </table:table-cell>
              <table:table-cell office:value-type="float" office:value="1.58253">
                <text:p>1.58253</text:p>
              </table:table-cell>
              <table:table-cell office:value-type="float" office:value="1.638885">
                <text:p>1.638885</text:p>
              </table:table-cell>
              <table:table-cell office:value-type="float" office:value="1.320286">
                <text:p>1.320286</text:p>
              </table:table-cell>
              <table:table-cell office:value-type="float" office:value="2.139373">
                <text:p>2.139373</text:p>
              </table:table-cell>
              <table:table-cell office:value-type="float" office:value="1.587902">
                <text:p>1.587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24176">
                <text:p>1.624176</text:p>
              </table:table-cell>
              <table:table-cell office:value-type="float" office:value="1.571719">
                <text:p>1.571719</text:p>
              </table:table-cell>
              <table:table-cell office:value-type="float" office:value="1.635698">
                <text:p>1.635698</text:p>
              </table:table-cell>
              <table:table-cell office:value-type="float" office:value="1.310165">
                <text:p>1.310165</text:p>
              </table:table-cell>
              <table:table-cell office:value-type="float" office:value="2.122994">
                <text:p>2.122994</text:p>
              </table:table-cell>
              <table:table-cell office:value-type="float" office:value="1.575372">
                <text:p>1.575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13626">
                <text:p>1.613626</text:p>
              </table:table-cell>
              <table:table-cell office:value-type="float" office:value="1.562059">
                <text:p>1.562059</text:p>
              </table:table-cell>
              <table:table-cell office:value-type="float" office:value="1.634725">
                <text:p>1.634725</text:p>
              </table:table-cell>
              <table:table-cell office:value-type="float" office:value="1.300257">
                <text:p>1.300257</text:p>
              </table:table-cell>
              <table:table-cell office:value-type="float" office:value="2.107452">
                <text:p>2.107452</text:p>
              </table:table-cell>
              <table:table-cell office:value-type="float" office:value="1.563634">
                <text:p>1.563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3853">
                <text:p>1.603853</text:p>
              </table:table-cell>
              <table:table-cell office:value-type="float" office:value="1.553588">
                <text:p>1.553588</text:p>
              </table:table-cell>
              <table:table-cell office:value-type="float" office:value="1.634849">
                <text:p>1.634849</text:p>
              </table:table-cell>
              <table:table-cell office:value-type="float" office:value="1.290197">
                <text:p>1.290197</text:p>
              </table:table-cell>
              <table:table-cell office:value-type="float" office:value="2.091948">
                <text:p>2.091948</text:p>
              </table:table-cell>
              <table:table-cell office:value-type="float" office:value="1.55233">
                <text:p>1.55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2971">
                <text:p>1.592971</text:p>
              </table:table-cell>
              <table:table-cell office:value-type="float" office:value="1.544097">
                <text:p>1.544097</text:p>
              </table:table-cell>
              <table:table-cell office:value-type="float" office:value="1.637101">
                <text:p>1.637101</text:p>
              </table:table-cell>
              <table:table-cell office:value-type="float" office:value="1.280652">
                <text:p>1.280652</text:p>
              </table:table-cell>
              <table:table-cell office:value-type="float" office:value="2.078011">
                <text:p>2.078011</text:p>
              </table:table-cell>
              <table:table-cell office:value-type="float" office:value="1.542125">
                <text:p>1.542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3303">
                <text:p>1.583303</text:p>
              </table:table-cell>
              <table:table-cell office:value-type="float" office:value="1.535573">
                <text:p>1.535573</text:p>
              </table:table-cell>
              <table:table-cell office:value-type="float" office:value="1.639087">
                <text:p>1.639087</text:p>
              </table:table-cell>
              <table:table-cell office:value-type="float" office:value="1.271446">
                <text:p>1.271446</text:p>
              </table:table-cell>
              <table:table-cell office:value-type="float" office:value="2.063848">
                <text:p>2.063848</text:p>
              </table:table-cell>
              <table:table-cell office:value-type="float" office:value="1.532337">
                <text:p>1.532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73562">
                <text:p>1.573562</text:p>
              </table:table-cell>
              <table:table-cell office:value-type="float" office:value="1.525611">
                <text:p>1.525611</text:p>
              </table:table-cell>
              <table:table-cell office:value-type="float" office:value="1.643289">
                <text:p>1.643289</text:p>
              </table:table-cell>
              <table:table-cell office:value-type="float" office:value="1.262352">
                <text:p>1.262352</text:p>
              </table:table-cell>
              <table:table-cell office:value-type="float" office:value="2.049528">
                <text:p>2.049528</text:p>
              </table:table-cell>
              <table:table-cell office:value-type="float" office:value="1.523918">
                <text:p>1.523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4789">
                <text:p>1.564789</text:p>
              </table:table-cell>
              <table:table-cell office:value-type="float" office:value="1.51677">
                <text:p>1.51677</text:p>
              </table:table-cell>
              <table:table-cell office:value-type="float" office:value="1.644812">
                <text:p>1.644812</text:p>
              </table:table-cell>
              <table:table-cell office:value-type="float" office:value="1.253198">
                <text:p>1.253198</text:p>
              </table:table-cell>
              <table:table-cell office:value-type="float" office:value="2.035119">
                <text:p>2.035119</text:p>
              </table:table-cell>
              <table:table-cell office:value-type="float" office:value="1.514861">
                <text:p>1.514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188">
                <text:p>1.554188</text:p>
              </table:table-cell>
              <table:table-cell office:value-type="float" office:value="1.506528">
                <text:p>1.506528</text:p>
              </table:table-cell>
              <table:table-cell office:value-type="float" office:value="1.648119">
                <text:p>1.648119</text:p>
              </table:table-cell>
              <table:table-cell office:value-type="float" office:value="1.244803">
                <text:p>1.244803</text:p>
              </table:table-cell>
              <table:table-cell office:value-type="float" office:value="2.022686">
                <text:p>2.022686</text:p>
              </table:table-cell>
              <table:table-cell office:value-type="float" office:value="1.507002">
                <text:p>1.507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44954">
                <text:p>1.544954</text:p>
              </table:table-cell>
              <table:table-cell office:value-type="float" office:value="1.496927">
                <text:p>1.496927</text:p>
              </table:table-cell>
              <table:table-cell office:value-type="float" office:value="1.656939">
                <text:p>1.656939</text:p>
              </table:table-cell>
              <table:table-cell office:value-type="float" office:value="1.236334">
                <text:p>1.236334</text:p>
              </table:table-cell>
              <table:table-cell office:value-type="float" office:value="2.009793">
                <text:p>2.009793</text:p>
              </table:table-cell>
              <table:table-cell office:value-type="float" office:value="1.502337">
                <text:p>1.502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35393">
                <text:p>1.535393</text:p>
              </table:table-cell>
              <table:table-cell office:value-type="float" office:value="1.486935">
                <text:p>1.486935</text:p>
              </table:table-cell>
              <table:table-cell office:value-type="float" office:value="1.6675">
                <text:p>1.6675</text:p>
              </table:table-cell>
              <table:table-cell office:value-type="float" office:value="1.228074">
                <text:p>1.228074</text:p>
              </table:table-cell>
              <table:table-cell office:value-type="float" office:value="1.996958">
                <text:p>1.996958</text:p>
              </table:table-cell>
              <table:table-cell office:value-type="float" office:value="1.499344">
                <text:p>1.499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2785">
                <text:p>1.52785</text:p>
              </table:table-cell>
              <table:table-cell office:value-type="float" office:value="1.477781">
                <text:p>1.477781</text:p>
              </table:table-cell>
              <table:table-cell office:value-type="float" office:value="1.68511">
                <text:p>1.68511</text:p>
              </table:table-cell>
              <table:table-cell office:value-type="float" office:value="1.219827">
                <text:p>1.219827</text:p>
              </table:table-cell>
              <table:table-cell office:value-type="float" office:value="1.983835">
                <text:p>1.983835</text:p>
              </table:table-cell>
              <table:table-cell office:value-type="float" office:value="1.501755">
                <text:p>1.501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126">
                <text:p>1.522126</text:p>
              </table:table-cell>
              <table:table-cell office:value-type="float" office:value="1.472498">
                <text:p>1.472498</text:p>
              </table:table-cell>
              <table:table-cell office:value-type="float" office:value="1.704008">
                <text:p>1.704008</text:p>
              </table:table-cell>
              <table:table-cell office:value-type="float" office:value="1.211667">
                <text:p>1.211667</text:p>
              </table:table-cell>
              <table:table-cell office:value-type="float" office:value="1.970245">
                <text:p>1.970245</text:p>
              </table:table-cell>
              <table:table-cell office:value-type="float" office:value="1.506016">
                <text:p>1.506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17883">
                <text:p>1.517883</text:p>
              </table:table-cell>
              <table:table-cell office:value-type="float" office:value="1.468908">
                <text:p>1.468908</text:p>
              </table:table-cell>
              <table:table-cell office:value-type="float" office:value="1.712694">
                <text:p>1.712694</text:p>
              </table:table-cell>
              <table:table-cell office:value-type="float" office:value="1.203916">
                <text:p>1.203916</text:p>
              </table:table-cell>
              <table:table-cell office:value-type="float" office:value="1.956978">
                <text:p>1.956978</text:p>
              </table:table-cell>
              <table:table-cell office:value-type="float" office:value="1.505603">
                <text:p>1.5056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1858">
                <text:p>1.511858</text:p>
              </table:table-cell>
              <table:table-cell office:value-type="float" office:value="1.46396">
                <text:p>1.46396</text:p>
              </table:table-cell>
              <table:table-cell office:value-type="float" office:value="1.722907">
                <text:p>1.722907</text:p>
              </table:table-cell>
              <table:table-cell office:value-type="float" office:value="1.196131">
                <text:p>1.196131</text:p>
              </table:table-cell>
              <table:table-cell office:value-type="float" office:value="1.944048">
                <text:p>1.944048</text:p>
              </table:table-cell>
              <table:table-cell office:value-type="float" office:value="1.506812">
                <text:p>1.506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6335">
                <text:p>1.506335</text:p>
              </table:table-cell>
              <table:table-cell office:value-type="float" office:value="1.46071">
                <text:p>1.46071</text:p>
              </table:table-cell>
              <table:table-cell office:value-type="float" office:value="1.722091">
                <text:p>1.722091</text:p>
              </table:table-cell>
              <table:table-cell office:value-type="float" office:value="1.188353">
                <text:p>1.188353</text:p>
              </table:table-cell>
              <table:table-cell office:value-type="float" office:value="1.931513">
                <text:p>1.931513</text:p>
              </table:table-cell>
              <table:table-cell office:value-type="float" office:value="1.501115">
                <text:p>1.501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8158">
                <text:p>1.498158</text:p>
              </table:table-cell>
              <table:table-cell office:value-type="float" office:value="1.452699">
                <text:p>1.452699</text:p>
              </table:table-cell>
              <table:table-cell office:value-type="float" office:value="1.722866">
                <text:p>1.722866</text:p>
              </table:table-cell>
              <table:table-cell office:value-type="float" office:value="1.180761">
                <text:p>1.180761</text:p>
              </table:table-cell>
              <table:table-cell office:value-type="float" office:value="1.919151">
                <text:p>1.919151</text:p>
              </table:table-cell>
              <table:table-cell office:value-type="float" office:value="1.496724">
                <text:p>1.496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9075">
                <text:p>1.49075</text:p>
              </table:table-cell>
              <table:table-cell office:value-type="float" office:value="1.445772">
                <text:p>1.445772</text:p>
              </table:table-cell>
              <table:table-cell office:value-type="float" office:value="1.71923">
                <text:p>1.71923</text:p>
              </table:table-cell>
              <table:table-cell office:value-type="float" office:value="1.173348">
                <text:p>1.173348</text:p>
              </table:table-cell>
              <table:table-cell office:value-type="float" office:value="1.906922">
                <text:p>1.906922</text:p>
              </table:table-cell>
              <table:table-cell office:value-type="float" office:value="1.489217">
                <text:p>1.4892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85165">
                <text:p>1.485165</text:p>
              </table:table-cell>
              <table:table-cell office:value-type="float" office:value="1.441732">
                <text:p>1.441732</text:p>
              </table:table-cell>
              <table:table-cell office:value-type="float" office:value="1.716991">
                <text:p>1.716991</text:p>
              </table:table-cell>
              <table:table-cell office:value-type="float" office:value="1.166131">
                <text:p>1.166131</text:p>
              </table:table-cell>
              <table:table-cell office:value-type="float" office:value="1.895128">
                <text:p>1.895128</text:p>
              </table:table-cell>
              <table:table-cell office:value-type="float" office:value="1.482664">
                <text:p>1.482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0564">
                <text:p>1.480564</text:p>
              </table:table-cell>
              <table:table-cell office:value-type="float" office:value="1.439163">
                <text:p>1.439163</text:p>
              </table:table-cell>
              <table:table-cell office:value-type="float" office:value="1.71268">
                <text:p>1.71268</text:p>
              </table:table-cell>
              <table:table-cell office:value-type="float" office:value="1.158884">
                <text:p>1.158884</text:p>
              </table:table-cell>
              <table:table-cell office:value-type="float" office:value="1.883884">
                <text:p>1.883884</text:p>
              </table:table-cell>
              <table:table-cell office:value-type="float" office:value="1.474906">
                <text:p>1.474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8934">
                <text:p>1.478934</text:p>
              </table:table-cell>
              <table:table-cell office:value-type="float" office:value="1.441199">
                <text:p>1.441199</text:p>
              </table:table-cell>
              <table:table-cell office:value-type="float" office:value="1.709833">
                <text:p>1.709833</text:p>
              </table:table-cell>
              <table:table-cell office:value-type="float" office:value="1.152644">
                <text:p>1.152644</text:p>
              </table:table-cell>
              <table:table-cell office:value-type="float" office:value="1.873729">
                <text:p>1.873729</text:p>
              </table:table-cell>
              <table:table-cell office:value-type="float" office:value="1.468105">
                <text:p>1.468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78522">
                <text:p>1.478522</text:p>
              </table:table-cell>
              <table:table-cell office:value-type="float" office:value="1.4453">
                <text:p>1.4453</text:p>
              </table:table-cell>
              <table:table-cell office:value-type="float" office:value="1.707048">
                <text:p>1.707048</text:p>
              </table:table-cell>
              <table:table-cell office:value-type="float" office:value="1.147019">
                <text:p>1.147019</text:p>
              </table:table-cell>
              <table:table-cell office:value-type="float" office:value="1.864546">
                <text:p>1.864546</text:p>
              </table:table-cell>
              <table:table-cell office:value-type="float" office:value="1.460489">
                <text:p>1.460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72919">
                <text:p>1.472919</text:p>
              </table:table-cell>
              <table:table-cell office:value-type="float" office:value="1.439618">
                <text:p>1.439618</text:p>
              </table:table-cell>
              <table:table-cell office:value-type="float" office:value="1.705501">
                <text:p>1.705501</text:p>
              </table:table-cell>
              <table:table-cell office:value-type="float" office:value="1.14041">
                <text:p>1.14041</text:p>
              </table:table-cell>
              <table:table-cell office:value-type="float" office:value="1.85357">
                <text:p>1.85357</text:p>
              </table:table-cell>
              <table:table-cell office:value-type="float" office:value="1.453587">
                <text:p>1.453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8626">
                <text:p>1.468626</text:p>
              </table:table-cell>
              <table:table-cell office:value-type="float" office:value="1.435243">
                <text:p>1.435243</text:p>
              </table:table-cell>
              <table:table-cell office:value-type="float" office:value="1.704601">
                <text:p>1.704601</text:p>
              </table:table-cell>
              <table:table-cell office:value-type="float" office:value="1.133959">
                <text:p>1.133959</text:p>
              </table:table-cell>
              <table:table-cell office:value-type="float" office:value="1.843172">
                <text:p>1.843172</text:p>
              </table:table-cell>
              <table:table-cell office:value-type="float" office:value="1.446866">
                <text:p>1.446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2962">
                <text:p>1.462962</text:p>
              </table:table-cell>
              <table:table-cell office:value-type="float" office:value="1.42882">
                <text:p>1.42882</text:p>
              </table:table-cell>
              <table:table-cell office:value-type="float" office:value="1.705146">
                <text:p>1.705146</text:p>
              </table:table-cell>
              <table:table-cell office:value-type="float" office:value="1.127529">
                <text:p>1.127529</text:p>
              </table:table-cell>
              <table:table-cell office:value-type="float" office:value="1.832748">
                <text:p>1.832748</text:p>
              </table:table-cell>
              <table:table-cell office:value-type="float" office:value="1.441059">
                <text:p>1.441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5832">
                <text:p>1.45832</text:p>
              </table:table-cell>
              <table:table-cell office:value-type="float" office:value="1.423324">
                <text:p>1.423324</text:p>
              </table:table-cell>
              <table:table-cell office:value-type="float" office:value="1.704269">
                <text:p>1.704269</text:p>
              </table:table-cell>
              <table:table-cell office:value-type="float" office:value="1.121193">
                <text:p>1.121193</text:p>
              </table:table-cell>
              <table:table-cell office:value-type="float" office:value="1.822798">
                <text:p>1.822798</text:p>
              </table:table-cell>
              <table:table-cell office:value-type="float" office:value="1.434358">
                <text:p>1.434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5571">
                <text:p>1.45571</text:p>
              </table:table-cell>
              <table:table-cell office:value-type="float" office:value="1.422445">
                <text:p>1.422445</text:p>
              </table:table-cell>
              <table:table-cell office:value-type="float" office:value="1.704868">
                <text:p>1.704868</text:p>
              </table:table-cell>
              <table:table-cell office:value-type="float" office:value="1.115939">
                <text:p>1.115939</text:p>
              </table:table-cell>
              <table:table-cell office:value-type="float" office:value="1.815394">
                <text:p>1.815394</text:p>
              </table:table-cell>
              <table:table-cell office:value-type="float" office:value="1.428562">
                <text:p>1.428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54744">
                <text:p>1.454744</text:p>
              </table:table-cell>
              <table:table-cell office:value-type="float" office:value="1.422539">
                <text:p>1.422539</text:p>
              </table:table-cell>
              <table:table-cell office:value-type="float" office:value="1.707316">
                <text:p>1.707316</text:p>
              </table:table-cell>
              <table:table-cell office:value-type="float" office:value="1.111179">
                <text:p>1.111179</text:p>
              </table:table-cell>
              <table:table-cell office:value-type="float" office:value="1.808619">
                <text:p>1.808619</text:p>
              </table:table-cell>
              <table:table-cell office:value-type="float" office:value="1.423181">
                <text:p>1.4231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5433">
                <text:p>1.455433</text:p>
              </table:table-cell>
              <table:table-cell office:value-type="float" office:value="1.424619">
                <text:p>1.424619</text:p>
              </table:table-cell>
              <table:table-cell office:value-type="float" office:value="1.711185">
                <text:p>1.711185</text:p>
              </table:table-cell>
              <table:table-cell office:value-type="float" office:value="1.107735">
                <text:p>1.107735</text:p>
              </table:table-cell>
              <table:table-cell office:value-type="float" office:value="1.801202">
                <text:p>1.801202</text:p>
              </table:table-cell>
              <table:table-cell office:value-type="float" office:value="1.418764">
                <text:p>1.418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56801">
                <text:p>1.456801</text:p>
              </table:table-cell>
              <table:table-cell office:value-type="float" office:value="1.428464">
                <text:p>1.428464</text:p>
              </table:table-cell>
              <table:table-cell office:value-type="float" office:value="1.710707">
                <text:p>1.710707</text:p>
              </table:table-cell>
              <table:table-cell office:value-type="float" office:value="1.104639">
                <text:p>1.104639</text:p>
              </table:table-cell>
              <table:table-cell office:value-type="float" office:value="1.79469">
                <text:p>1.79469</text:p>
              </table:table-cell>
              <table:table-cell office:value-type="float" office:value="1.412224">
                <text:p>1.412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6385">
                <text:p>1.456385</text:p>
              </table:table-cell>
              <table:table-cell office:value-type="float" office:value="1.431092">
                <text:p>1.431092</text:p>
              </table:table-cell>
              <table:table-cell office:value-type="float" office:value="1.711436">
                <text:p>1.711436</text:p>
              </table:table-cell>
              <table:table-cell office:value-type="float" office:value="1.101405">
                <text:p>1.101405</text:p>
              </table:table-cell>
              <table:table-cell office:value-type="float" office:value="1.787177">
                <text:p>1.787177</text:p>
              </table:table-cell>
              <table:table-cell office:value-type="float" office:value="1.406363">
                <text:p>1.406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6714">
                <text:p>1.456714</text:p>
              </table:table-cell>
              <table:table-cell office:value-type="float" office:value="1.435656">
                <text:p>1.435656</text:p>
              </table:table-cell>
              <table:table-cell office:value-type="float" office:value="1.710107">
                <text:p>1.710107</text:p>
              </table:table-cell>
              <table:table-cell office:value-type="float" office:value="1.09874">
                <text:p>1.09874</text:p>
              </table:table-cell>
              <table:table-cell office:value-type="float" office:value="1.780643">
                <text:p>1.780643</text:p>
              </table:table-cell>
              <table:table-cell office:value-type="float" office:value="1.399521">
                <text:p>1.399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5442">
                <text:p>1.45442</text:p>
              </table:table-cell>
              <table:table-cell office:value-type="float" office:value="1.435749">
                <text:p>1.435749</text:p>
              </table:table-cell>
              <table:table-cell office:value-type="float" office:value="1.709759">
                <text:p>1.709759</text:p>
              </table:table-cell>
              <table:table-cell office:value-type="float" office:value="1.0953">
                <text:p>1.0953</text:p>
              </table:table-cell>
              <table:table-cell office:value-type="float" office:value="1.77297">
                <text:p>1.77297</text:p>
              </table:table-cell>
              <table:table-cell office:value-type="float" office:value="1.393081">
                <text:p>1.3930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1684">
                <text:p>1.451684</text:p>
              </table:table-cell>
              <table:table-cell office:value-type="float" office:value="1.437558">
                <text:p>1.437558</text:p>
              </table:table-cell>
              <table:table-cell office:value-type="float" office:value="1.701903">
                <text:p>1.701903</text:p>
              </table:table-cell>
              <table:table-cell office:value-type="float" office:value="1.09114">
                <text:p>1.09114</text:p>
              </table:table-cell>
              <table:table-cell office:value-type="float" office:value="1.766207">
                <text:p>1.766207</text:p>
              </table:table-cell>
              <table:table-cell office:value-type="float" office:value="1.386147">
                <text:p>1.386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6945">
                <text:p>1.446945</text:p>
              </table:table-cell>
              <table:table-cell office:value-type="float" office:value="1.434054">
                <text:p>1.434054</text:p>
              </table:table-cell>
              <table:table-cell office:value-type="float" office:value="1.694819">
                <text:p>1.694819</text:p>
              </table:table-cell>
              <table:table-cell office:value-type="float" office:value="1.086161">
                <text:p>1.086161</text:p>
              </table:table-cell>
              <table:table-cell office:value-type="float" office:value="1.757823">
                <text:p>1.757823</text:p>
              </table:table-cell>
              <table:table-cell office:value-type="float" office:value="1.379153">
                <text:p>1.379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42169">
                <text:p>1.442169</text:p>
              </table:table-cell>
              <table:table-cell office:value-type="float" office:value="1.431849">
                <text:p>1.431849</text:p>
              </table:table-cell>
              <table:table-cell office:value-type="float" office:value="1.687916">
                <text:p>1.687916</text:p>
              </table:table-cell>
              <table:table-cell office:value-type="float" office:value="1.081188">
                <text:p>1.081188</text:p>
              </table:table-cell>
              <table:table-cell office:value-type="float" office:value="1.750118">
                <text:p>1.750118</text:p>
              </table:table-cell>
              <table:table-cell office:value-type="float" office:value="1.372718">
                <text:p>1.3727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36451">
                <text:p>1.436451</text:p>
              </table:table-cell>
              <table:table-cell office:value-type="float" office:value="1.428959">
                <text:p>1.428959</text:p>
              </table:table-cell>
              <table:table-cell office:value-type="float" office:value="1.681647">
                <text:p>1.681647</text:p>
              </table:table-cell>
              <table:table-cell office:value-type="float" office:value="1.075868">
                <text:p>1.075868</text:p>
              </table:table-cell>
              <table:table-cell office:value-type="float" office:value="1.742296">
                <text:p>1.742296</text:p>
              </table:table-cell>
              <table:table-cell office:value-type="float" office:value="1.366058">
                <text:p>1.366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30691">
                <text:p>1.430691</text:p>
              </table:table-cell>
              <table:table-cell office:value-type="float" office:value="1.427298">
                <text:p>1.427298</text:p>
              </table:table-cell>
              <table:table-cell office:value-type="float" office:value="1.673295">
                <text:p>1.673295</text:p>
              </table:table-cell>
              <table:table-cell office:value-type="float" office:value="1.070523">
                <text:p>1.070523</text:p>
              </table:table-cell>
              <table:table-cell office:value-type="float" office:value="1.735043">
                <text:p>1.735043</text:p>
              </table:table-cell>
              <table:table-cell office:value-type="float" office:value="1.36182">
                <text:p>1.36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25347">
                <text:p>1.425347</text:p>
              </table:table-cell>
              <table:table-cell office:value-type="float" office:value="1.422602">
                <text:p>1.422602</text:p>
              </table:table-cell>
              <table:table-cell office:value-type="float" office:value="1.665431">
                <text:p>1.665431</text:p>
              </table:table-cell>
              <table:table-cell office:value-type="float" office:value="1.065284">
                <text:p>1.065284</text:p>
              </table:table-cell>
              <table:table-cell office:value-type="float" office:value="1.726755">
                <text:p>1.726755</text:p>
              </table:table-cell>
              <table:table-cell office:value-type="float" office:value="1.357181">
                <text:p>1.357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9636">
                <text:p>1.419636</text:p>
              </table:table-cell>
              <table:table-cell office:value-type="float" office:value="1.418957">
                <text:p>1.418957</text:p>
              </table:table-cell>
              <table:table-cell office:value-type="float" office:value="1.657969">
                <text:p>1.657969</text:p>
              </table:table-cell>
              <table:table-cell office:value-type="float" office:value="1.060168">
                <text:p>1.060168</text:p>
              </table:table-cell>
              <table:table-cell office:value-type="float" office:value="1.718907">
                <text:p>1.718907</text:p>
              </table:table-cell>
              <table:table-cell office:value-type="float" office:value="1.355793">
                <text:p>1.355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14113">
                <text:p>1.414113</text:p>
              </table:table-cell>
              <table:table-cell office:value-type="float" office:value="1.417055">
                <text:p>1.417055</text:p>
              </table:table-cell>
              <table:table-cell office:value-type="float" office:value="1.650476">
                <text:p>1.650476</text:p>
              </table:table-cell>
              <table:table-cell office:value-type="float" office:value="1.055043">
                <text:p>1.055043</text:p>
              </table:table-cell>
              <table:table-cell office:value-type="float" office:value="1.71158">
                <text:p>1.71158</text:p>
              </table:table-cell>
              <table:table-cell office:value-type="float" office:value="1.353429">
                <text:p>1.353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9447">
                <text:p>1.409447</text:p>
              </table:table-cell>
              <table:table-cell office:value-type="float" office:value="1.416519">
                <text:p>1.416519</text:p>
              </table:table-cell>
              <table:table-cell office:value-type="float" office:value="1.643404">
                <text:p>1.643404</text:p>
              </table:table-cell>
              <table:table-cell office:value-type="float" office:value="1.04997">
                <text:p>1.04997</text:p>
              </table:table-cell>
              <table:table-cell office:value-type="float" office:value="1.704822">
                <text:p>1.704822</text:p>
              </table:table-cell>
              <table:table-cell office:value-type="float" office:value="1.347759">
                <text:p>1.347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04201">
                <text:p>1.404201</text:p>
              </table:table-cell>
              <table:table-cell office:value-type="float" office:value="1.412663">
                <text:p>1.412663</text:p>
              </table:table-cell>
              <table:table-cell office:value-type="float" office:value="1.636992">
                <text:p>1.636992</text:p>
              </table:table-cell>
              <table:table-cell office:value-type="float" office:value="1.045036">
                <text:p>1.045036</text:p>
              </table:table-cell>
              <table:table-cell office:value-type="float" office:value="1.697572">
                <text:p>1.697572</text:p>
              </table:table-cell>
              <table:table-cell office:value-type="float" office:value="1.341935">
                <text:p>1.341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98389">
                <text:p>1.398389</text:p>
              </table:table-cell>
              <table:table-cell office:value-type="float" office:value="1.409817">
                <text:p>1.409817</text:p>
              </table:table-cell>
              <table:table-cell office:value-type="float" office:value="1.63237">
                <text:p>1.63237</text:p>
              </table:table-cell>
              <table:table-cell office:value-type="float" office:value="1.040057">
                <text:p>1.040057</text:p>
              </table:table-cell>
              <table:table-cell office:value-type="float" office:value="1.690673">
                <text:p>1.690673</text:p>
              </table:table-cell>
              <table:table-cell office:value-type="float" office:value="1.335867">
                <text:p>1.3358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92993">
                <text:p>1.392993</text:p>
              </table:table-cell>
              <table:table-cell office:value-type="float" office:value="1.406406">
                <text:p>1.406406</text:p>
              </table:table-cell>
              <table:table-cell office:value-type="float" office:value="1.628141">
                <text:p>1.628141</text:p>
              </table:table-cell>
              <table:table-cell office:value-type="float" office:value="1.035095">
                <text:p>1.035095</text:p>
              </table:table-cell>
              <table:table-cell office:value-type="float" office:value="1.68335">
                <text:p>1.68335</text:p>
              </table:table-cell>
              <table:table-cell office:value-type="float" office:value="1.32961">
                <text:p>1.32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8368">
                <text:p>1.388368</text:p>
              </table:table-cell>
              <table:table-cell office:value-type="float" office:value="1.404143">
                <text:p>1.404143</text:p>
              </table:table-cell>
              <table:table-cell office:value-type="float" office:value="1.629915">
                <text:p>1.629915</text:p>
              </table:table-cell>
              <table:table-cell office:value-type="float" office:value="1.030226">
                <text:p>1.030226</text:p>
              </table:table-cell>
              <table:table-cell office:value-type="float" office:value="1.676404">
                <text:p>1.676404</text:p>
              </table:table-cell>
              <table:table-cell office:value-type="float" office:value="1.324079">
                <text:p>1.3240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83859">
                <text:p>1.383859</text:p>
              </table:table-cell>
              <table:table-cell office:value-type="float" office:value="1.398681">
                <text:p>1.398681</text:p>
              </table:table-cell>
              <table:table-cell office:value-type="float" office:value="1.632381">
                <text:p>1.632381</text:p>
              </table:table-cell>
              <table:table-cell office:value-type="float" office:value="1.025531">
                <text:p>1.025531</text:p>
              </table:table-cell>
              <table:table-cell office:value-type="float" office:value="1.668623">
                <text:p>1.668623</text:p>
              </table:table-cell>
              <table:table-cell office:value-type="float" office:value="1.318678">
                <text:p>1.3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79705">
                <text:p>1.379705</text:p>
              </table:table-cell>
              <table:table-cell office:value-type="float" office:value="1.393855">
                <text:p>1.393855</text:p>
              </table:table-cell>
              <table:table-cell office:value-type="float" office:value="1.633312">
                <text:p>1.633312</text:p>
              </table:table-cell>
              <table:table-cell office:value-type="float" office:value="1.020858">
                <text:p>1.020858</text:p>
              </table:table-cell>
              <table:table-cell office:value-type="float" office:value="1.660915">
                <text:p>1.660915</text:p>
              </table:table-cell>
              <table:table-cell office:value-type="float" office:value="1.313147">
                <text:p>1.3131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5077">
                <text:p>1.375077</text:p>
              </table:table-cell>
              <table:table-cell office:value-type="float" office:value="1.389084">
                <text:p>1.389084</text:p>
              </table:table-cell>
              <table:table-cell office:value-type="float" office:value="1.634989">
                <text:p>1.634989</text:p>
              </table:table-cell>
              <table:table-cell office:value-type="float" office:value="1.016168">
                <text:p>1.016168</text:p>
              </table:table-cell>
              <table:table-cell office:value-type="float" office:value="1.653301">
                <text:p>1.653301</text:p>
              </table:table-cell>
              <table:table-cell office:value-type="float" office:value="1.307804">
                <text:p>1.3078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0695">
                <text:p>1.370695</text:p>
              </table:table-cell>
              <table:table-cell office:value-type="float" office:value="1.385205">
                <text:p>1.385205</text:p>
              </table:table-cell>
              <table:table-cell office:value-type="float" office:value="1.639389">
                <text:p>1.639389</text:p>
              </table:table-cell>
              <table:table-cell office:value-type="float" office:value="1.011597">
                <text:p>1.011597</text:p>
              </table:table-cell>
              <table:table-cell office:value-type="float" office:value="1.645829">
                <text:p>1.645829</text:p>
              </table:table-cell>
              <table:table-cell office:value-type="float" office:value="1.303607">
                <text:p>1.303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65608">
                <text:p>1.365608</text:p>
              </table:table-cell>
              <table:table-cell office:value-type="float" office:value="1.380446">
                <text:p>1.380446</text:p>
              </table:table-cell>
              <table:table-cell office:value-type="float" office:value="1.644384">
                <text:p>1.644384</text:p>
              </table:table-cell>
              <table:table-cell office:value-type="float" office:value="1.007053">
                <text:p>1.007053</text:p>
              </table:table-cell>
              <table:table-cell office:value-type="float" office:value="1.638518">
                <text:p>1.638518</text:p>
              </table:table-cell>
              <table:table-cell office:value-type="float" office:value="1.299612">
                <text:p>1.299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60617">
                <text:p>1.360617</text:p>
              </table:table-cell>
              <table:table-cell office:value-type="float" office:value="1.376556">
                <text:p>1.376556</text:p>
              </table:table-cell>
              <table:table-cell office:value-type="float" office:value="1.646748">
                <text:p>1.646748</text:p>
              </table:table-cell>
              <table:table-cell office:value-type="float" office:value="1.002589">
                <text:p>1.002589</text:p>
              </table:table-cell>
              <table:table-cell office:value-type="float" office:value="1.631256">
                <text:p>1.631256</text:p>
              </table:table-cell>
              <table:table-cell office:value-type="float" office:value="1.295277">
                <text:p>1.295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55016">
                <text:p>1.355016</text:p>
              </table:table-cell>
              <table:table-cell office:value-type="float" office:value="1.370907">
                <text:p>1.370907</text:p>
              </table:table-cell>
              <table:table-cell office:value-type="float" office:value="1.649703">
                <text:p>1.649703</text:p>
              </table:table-cell>
              <table:table-cell office:value-type="float" office:value="0.998419">
                <text:p>0.998419</text:p>
              </table:table-cell>
              <table:table-cell office:value-type="float" office:value="1.624705">
                <text:p>1.624705</text:p>
              </table:table-cell>
              <table:table-cell office:value-type="float" office:value="1.291131">
                <text:p>1.291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9698">
                <text:p>1.349698</text:p>
              </table:table-cell>
              <table:table-cell office:value-type="float" office:value="1.365762">
                <text:p>1.365762</text:p>
              </table:table-cell>
              <table:table-cell office:value-type="float" office:value="1.655717">
                <text:p>1.655717</text:p>
              </table:table-cell>
              <table:table-cell office:value-type="float" office:value="0.994186">
                <text:p>0.994186</text:p>
              </table:table-cell>
              <table:table-cell office:value-type="float" office:value="1.617911">
                <text:p>1.617911</text:p>
              </table:table-cell>
              <table:table-cell office:value-type="float" office:value="1.288669">
                <text:p>1.2886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535">
                <text:p>1.34535</text:p>
              </table:table-cell>
              <table:table-cell office:value-type="float" office:value="1.361893">
                <text:p>1.361893</text:p>
              </table:table-cell>
              <table:table-cell office:value-type="float" office:value="1.662399">
                <text:p>1.662399</text:p>
              </table:table-cell>
              <table:table-cell office:value-type="float" office:value="0.98986">
                <text:p>0.98986</text:p>
              </table:table-cell>
              <table:table-cell office:value-type="float" office:value="1.611049">
                <text:p>1.611049</text:p>
              </table:table-cell>
              <table:table-cell office:value-type="float" office:value="1.286498">
                <text:p>1.286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41246">
                <text:p>1.341246</text:p>
              </table:table-cell>
              <table:table-cell office:value-type="float" office:value="1.359029">
                <text:p>1.359029</text:p>
              </table:table-cell>
              <table:table-cell office:value-type="float" office:value="1.669184">
                <text:p>1.669184</text:p>
              </table:table-cell>
              <table:table-cell office:value-type="float" office:value="0.986206">
                <text:p>0.986206</text:p>
              </table:table-cell>
              <table:table-cell office:value-type="float" office:value="1.604121">
                <text:p>1.604121</text:p>
              </table:table-cell>
              <table:table-cell office:value-type="float" office:value="1.285585">
                <text:p>1.285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37728">
                <text:p>1.337728</text:p>
              </table:table-cell>
              <table:table-cell office:value-type="float" office:value="1.357438">
                <text:p>1.357438</text:p>
              </table:table-cell>
              <table:table-cell office:value-type="float" office:value="1.675775">
                <text:p>1.675775</text:p>
              </table:table-cell>
              <table:table-cell office:value-type="float" office:value="0.982821">
                <text:p>0.982821</text:p>
              </table:table-cell>
              <table:table-cell office:value-type="float" office:value="1.597568">
                <text:p>1.597568</text:p>
              </table:table-cell>
              <table:table-cell office:value-type="float" office:value="1.284463">
                <text:p>1.284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34864">
                <text:p>1.334864</text:p>
              </table:table-cell>
              <table:table-cell office:value-type="float" office:value="1.357037">
                <text:p>1.357037</text:p>
              </table:table-cell>
              <table:table-cell office:value-type="float" office:value="1.682247">
                <text:p>1.682247</text:p>
              </table:table-cell>
              <table:table-cell office:value-type="float" office:value="0.979579">
                <text:p>0.979579</text:p>
              </table:table-cell>
              <table:table-cell office:value-type="float" office:value="1.591021">
                <text:p>1.591021</text:p>
              </table:table-cell>
              <table:table-cell office:value-type="float" office:value="1.284886">
                <text:p>1.284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30767">
                <text:p>1.330767</text:p>
              </table:table-cell>
              <table:table-cell office:value-type="float" office:value="1.353719">
                <text:p>1.353719</text:p>
              </table:table-cell>
              <table:table-cell office:value-type="float" office:value="1.68888">
                <text:p>1.68888</text:p>
              </table:table-cell>
              <table:table-cell office:value-type="float" office:value="0.976205">
                <text:p>0.976205</text:p>
              </table:table-cell>
              <table:table-cell office:value-type="float" office:value="1.584794">
                <text:p>1.584794</text:p>
              </table:table-cell>
              <table:table-cell office:value-type="float" office:value="1.285129">
                <text:p>1.285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696">
                <text:p>1.32696</text:p>
              </table:table-cell>
              <table:table-cell office:value-type="float" office:value="1.351339">
                <text:p>1.351339</text:p>
              </table:table-cell>
              <table:table-cell office:value-type="float" office:value="1.691203">
                <text:p>1.691203</text:p>
              </table:table-cell>
              <table:table-cell office:value-type="float" office:value="0.972655">
                <text:p>0.972655</text:p>
              </table:table-cell>
              <table:table-cell office:value-type="float" office:value="1.57843">
                <text:p>1.57843</text:p>
              </table:table-cell>
              <table:table-cell office:value-type="float" office:value="1.284198">
                <text:p>1.2841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23229">
                <text:p>1.323229</text:p>
              </table:table-cell>
              <table:table-cell office:value-type="float" office:value="1.347425">
                <text:p>1.347425</text:p>
              </table:table-cell>
              <table:table-cell office:value-type="float" office:value="1.693992">
                <text:p>1.693992</text:p>
              </table:table-cell>
              <table:table-cell office:value-type="float" office:value="0.969417">
                <text:p>0.969417</text:p>
              </table:table-cell>
              <table:table-cell office:value-type="float" office:value="1.573511">
                <text:p>1.573511</text:p>
              </table:table-cell>
              <table:table-cell office:value-type="float" office:value="1.283234">
                <text:p>1.2832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9727">
                <text:p>1.319727</text:p>
              </table:table-cell>
              <table:table-cell office:value-type="float" office:value="1.344015">
                <text:p>1.344015</text:p>
              </table:table-cell>
              <table:table-cell office:value-type="float" office:value="1.695723">
                <text:p>1.695723</text:p>
              </table:table-cell>
              <table:table-cell office:value-type="float" office:value="0.966321">
                <text:p>0.966321</text:p>
              </table:table-cell>
              <table:table-cell office:value-type="float" office:value="1.568147">
                <text:p>1.568147</text:p>
              </table:table-cell>
              <table:table-cell office:value-type="float" office:value="1.282057">
                <text:p>1.282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15357">
                <text:p>1.315357</text:p>
              </table:table-cell>
              <table:table-cell office:value-type="float" office:value="1.339557">
                <text:p>1.339557</text:p>
              </table:table-cell>
              <table:table-cell office:value-type="float" office:value="1.697767">
                <text:p>1.697767</text:p>
              </table:table-cell>
              <table:table-cell office:value-type="float" office:value="0.962933">
                <text:p>0.962933</text:p>
              </table:table-cell>
              <table:table-cell office:value-type="float" office:value="1.562872">
                <text:p>1.562872</text:p>
              </table:table-cell>
              <table:table-cell office:value-type="float" office:value="1.28081">
                <text:p>1.28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11289">
                <text:p>1.311289</text:p>
              </table:table-cell>
              <table:table-cell office:value-type="float" office:value="1.335761">
                <text:p>1.335761</text:p>
              </table:table-cell>
              <table:table-cell office:value-type="float" office:value="1.696183">
                <text:p>1.696183</text:p>
              </table:table-cell>
              <table:table-cell office:value-type="float" office:value="0.960186">
                <text:p>0.960186</text:p>
              </table:table-cell>
              <table:table-cell office:value-type="float" office:value="1.557191">
                <text:p>1.557191</text:p>
              </table:table-cell>
              <table:table-cell office:value-type="float" office:value="1.277714">
                <text:p>1.277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06055">
                <text:p>1.306055</text:p>
              </table:table-cell>
              <table:table-cell office:value-type="float" office:value="1.332244">
                <text:p>1.332244</text:p>
              </table:table-cell>
              <table:table-cell office:value-type="float" office:value="1.694412">
                <text:p>1.694412</text:p>
              </table:table-cell>
              <table:table-cell office:value-type="float" office:value="0.957202">
                <text:p>0.957202</text:p>
              </table:table-cell>
              <table:table-cell office:value-type="float" office:value="1.551432">
                <text:p>1.551432</text:p>
              </table:table-cell>
              <table:table-cell office:value-type="float" office:value="1.27422">
                <text:p>1.274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1317">
                <text:p>1.301317</text:p>
              </table:table-cell>
              <table:table-cell office:value-type="float" office:value="1.329704">
                <text:p>1.329704</text:p>
              </table:table-cell>
              <table:table-cell office:value-type="float" office:value="1.691497">
                <text:p>1.691497</text:p>
              </table:table-cell>
              <table:table-cell office:value-type="float" office:value="0.953529">
                <text:p>0.953529</text:p>
              </table:table-cell>
              <table:table-cell office:value-type="float" office:value="1.545428">
                <text:p>1.545428</text:p>
              </table:table-cell>
              <table:table-cell office:value-type="float" office:value="1.272418">
                <text:p>1.272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96998">
                <text:p>1.296998</text:p>
              </table:table-cell>
              <table:table-cell office:value-type="float" office:value="1.325342">
                <text:p>1.325342</text:p>
              </table:table-cell>
              <table:table-cell office:value-type="float" office:value="1.689128">
                <text:p>1.689128</text:p>
              </table:table-cell>
              <table:table-cell office:value-type="float" office:value="0.950213">
                <text:p>0.950213</text:p>
              </table:table-cell>
              <table:table-cell office:value-type="float" office:value="1.541301">
                <text:p>1.541301</text:p>
              </table:table-cell>
              <table:table-cell office:value-type="float" office:value="1.270566">
                <text:p>1.270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92761">
                <text:p>1.292761</text:p>
              </table:table-cell>
              <table:table-cell office:value-type="float" office:value="1.32146">
                <text:p>1.32146</text:p>
              </table:table-cell>
              <table:table-cell office:value-type="float" office:value="1.68585">
                <text:p>1.68585</text:p>
              </table:table-cell>
              <table:table-cell office:value-type="float" office:value="0.946661">
                <text:p>0.946661</text:p>
              </table:table-cell>
              <table:table-cell office:value-type="float" office:value="1.536456">
                <text:p>1.536456</text:p>
              </table:table-cell>
              <table:table-cell office:value-type="float" office:value="1.268203">
                <text:p>1.268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9291">
                <text:p>1.289291</text:p>
              </table:table-cell>
              <table:table-cell office:value-type="float" office:value="1.318611">
                <text:p>1.318611</text:p>
              </table:table-cell>
              <table:table-cell office:value-type="float" office:value="1.683194">
                <text:p>1.683194</text:p>
              </table:table-cell>
              <table:table-cell office:value-type="float" office:value="0.943033">
                <text:p>0.943033</text:p>
              </table:table-cell>
              <table:table-cell office:value-type="float" office:value="1.531196">
                <text:p>1.531196</text:p>
              </table:table-cell>
              <table:table-cell office:value-type="float" office:value="1.265959">
                <text:p>1.265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4465">
                <text:p>1.284465</text:p>
              </table:table-cell>
              <table:table-cell office:value-type="float" office:value="1.316897">
                <text:p>1.316897</text:p>
              </table:table-cell>
              <table:table-cell office:value-type="float" office:value="1.680422">
                <text:p>1.680422</text:p>
              </table:table-cell>
              <table:table-cell office:value-type="float" office:value="0.939547">
                <text:p>0.939547</text:p>
              </table:table-cell>
              <table:table-cell office:value-type="float" office:value="1.52556">
                <text:p>1.52556</text:p>
              </table:table-cell>
              <table:table-cell office:value-type="float" office:value="1.263961">
                <text:p>1.2639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80275">
                <text:p>1.280275</text:p>
              </table:table-cell>
              <table:table-cell office:value-type="float" office:value="1.314247">
                <text:p>1.314247</text:p>
              </table:table-cell>
              <table:table-cell office:value-type="float" office:value="1.67784">
                <text:p>1.67784</text:p>
              </table:table-cell>
              <table:table-cell office:value-type="float" office:value="0.936216">
                <text:p>0.936216</text:p>
              </table:table-cell>
              <table:table-cell office:value-type="float" office:value="1.52059">
                <text:p>1.52059</text:p>
              </table:table-cell>
              <table:table-cell office:value-type="float" office:value="1.261875">
                <text:p>1.26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76387">
                <text:p>1.276387</text:p>
              </table:table-cell>
              <table:table-cell office:value-type="float" office:value="1.312698">
                <text:p>1.312698</text:p>
              </table:table-cell>
              <table:table-cell office:value-type="float" office:value="1.676419">
                <text:p>1.676419</text:p>
              </table:table-cell>
              <table:table-cell office:value-type="float" office:value="0.932857">
                <text:p>0.932857</text:p>
              </table:table-cell>
              <table:table-cell office:value-type="float" office:value="1.515206">
                <text:p>1.515206</text:p>
              </table:table-cell>
              <table:table-cell office:value-type="float" office:value="1.260631">
                <text:p>1.2606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2562">
                <text:p>1.272562</text:p>
              </table:table-cell>
              <table:table-cell office:value-type="float" office:value="1.310569">
                <text:p>1.310569</text:p>
              </table:table-cell>
              <table:table-cell office:value-type="float" office:value="1.675354">
                <text:p>1.675354</text:p>
              </table:table-cell>
              <table:table-cell office:value-type="float" office:value="0.929365">
                <text:p>0.929365</text:p>
              </table:table-cell>
              <table:table-cell office:value-type="float" office:value="1.509851">
                <text:p>1.509851</text:p>
              </table:table-cell>
              <table:table-cell office:value-type="float" office:value="1.259432">
                <text:p>1.2594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68188">
                <text:p>1.268188</text:p>
              </table:table-cell>
              <table:table-cell office:value-type="float" office:value="1.309713">
                <text:p>1.309713</text:p>
              </table:table-cell>
              <table:table-cell office:value-type="float" office:value="1.673919">
                <text:p>1.673919</text:p>
              </table:table-cell>
              <table:table-cell office:value-type="float" office:value="0.925979">
                <text:p>0.925979</text:p>
              </table:table-cell>
              <table:table-cell office:value-type="float" office:value="1.504271">
                <text:p>1.504271</text:p>
              </table:table-cell>
              <table:table-cell office:value-type="float" office:value="1.258191">
                <text:p>1.2581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64318">
                <text:p>1.264318</text:p>
              </table:table-cell>
              <table:table-cell office:value-type="float" office:value="1.307754">
                <text:p>1.307754</text:p>
              </table:table-cell>
              <table:table-cell office:value-type="float" office:value="1.67266">
                <text:p>1.67266</text:p>
              </table:table-cell>
              <table:table-cell office:value-type="float" office:value="0.922755">
                <text:p>0.922755</text:p>
              </table:table-cell>
              <table:table-cell office:value-type="float" office:value="1.499155">
                <text:p>1.499155</text:p>
              </table:table-cell>
              <table:table-cell office:value-type="float" office:value="1.256888">
                <text:p>1.2568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60465">
                <text:p>1.260465</text:p>
              </table:table-cell>
              <table:table-cell office:value-type="float" office:value="1.30701">
                <text:p>1.30701</text:p>
              </table:table-cell>
              <table:table-cell office:value-type="float" office:value="1.668284">
                <text:p>1.668284</text:p>
              </table:table-cell>
              <table:table-cell office:value-type="float" office:value="0.91949">
                <text:p>0.91949</text:p>
              </table:table-cell>
              <table:table-cell office:value-type="float" office:value="1.493815">
                <text:p>1.493815</text:p>
              </table:table-cell>
              <table:table-cell office:value-type="float" office:value="1.253644">
                <text:p>1.253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56659">
                <text:p>1.256659</text:p>
              </table:table-cell>
              <table:table-cell office:value-type="float" office:value="1.302996">
                <text:p>1.302996</text:p>
              </table:table-cell>
              <table:table-cell office:value-type="float" office:value="1.664342">
                <text:p>1.664342</text:p>
              </table:table-cell>
              <table:table-cell office:value-type="float" office:value="0.916258">
                <text:p>0.916258</text:p>
              </table:table-cell>
              <table:table-cell office:value-type="float" office:value="1.489559">
                <text:p>1.489559</text:p>
              </table:table-cell>
              <table:table-cell office:value-type="float" office:value="1.250588">
                <text:p>1.250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52472">
                <text:p>1.252472</text:p>
              </table:table-cell>
              <table:table-cell office:value-type="float" office:value="1.299647">
                <text:p>1.299647</text:p>
              </table:table-cell>
              <table:table-cell office:value-type="float" office:value="1.658611">
                <text:p>1.658611</text:p>
              </table:table-cell>
              <table:table-cell office:value-type="float" office:value="0.912991">
                <text:p>0.912991</text:p>
              </table:table-cell>
              <table:table-cell office:value-type="float" office:value="1.484727">
                <text:p>1.484727</text:p>
              </table:table-cell>
              <table:table-cell office:value-type="float" office:value="1.246193">
                <text:p>1.246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48808">
                <text:p>1.248808</text:p>
              </table:table-cell>
              <table:table-cell office:value-type="float" office:value="1.297683">
                <text:p>1.297683</text:p>
              </table:table-cell>
              <table:table-cell office:value-type="float" office:value="1.653302">
                <text:p>1.653302</text:p>
              </table:table-cell>
              <table:table-cell office:value-type="float" office:value="0.909712">
                <text:p>0.909712</text:p>
              </table:table-cell>
              <table:table-cell office:value-type="float" office:value="1.479569">
                <text:p>1.479569</text:p>
              </table:table-cell>
              <table:table-cell office:value-type="float" office:value="1.242109">
                <text:p>1.2421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44381">
                <text:p>1.244381</text:p>
              </table:table-cell>
              <table:table-cell office:value-type="float" office:value="1.297003">
                <text:p>1.297003</text:p>
              </table:table-cell>
              <table:table-cell office:value-type="float" office:value="1.648213">
                <text:p>1.648213</text:p>
              </table:table-cell>
              <table:table-cell office:value-type="float" office:value="0.906578">
                <text:p>0.906578</text:p>
              </table:table-cell>
              <table:table-cell office:value-type="float" office:value="1.474279">
                <text:p>1.474279</text:p>
              </table:table-cell>
              <table:table-cell office:value-type="float" office:value="1.238286">
                <text:p>1.2382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40374">
                <text:p>1.240374</text:p>
              </table:table-cell>
              <table:table-cell office:value-type="float" office:value="1.297665">
                <text:p>1.297665</text:p>
              </table:table-cell>
              <table:table-cell office:value-type="float" office:value="1.643225">
                <text:p>1.643225</text:p>
              </table:table-cell>
              <table:table-cell office:value-type="float" office:value="0.903417">
                <text:p>0.903417</text:p>
              </table:table-cell>
              <table:table-cell office:value-type="float" office:value="1.469065">
                <text:p>1.469065</text:p>
              </table:table-cell>
              <table:table-cell office:value-type="float" office:value="1.234373">
                <text:p>1.234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3681">
                <text:p>1.23681</text:p>
              </table:table-cell>
              <table:table-cell office:value-type="float" office:value="1.29999">
                <text:p>1.29999</text:p>
              </table:table-cell>
              <table:table-cell office:value-type="float" office:value="1.638862">
                <text:p>1.638862</text:p>
              </table:table-cell>
              <table:table-cell office:value-type="float" office:value="0.900239">
                <text:p>0.900239</text:p>
              </table:table-cell>
              <table:table-cell office:value-type="float" office:value="1.464111">
                <text:p>1.464111</text:p>
              </table:table-cell>
              <table:table-cell office:value-type="float" office:value="1.231372">
                <text:p>1.231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34457">
                <text:p>1.234457</text:p>
              </table:table-cell>
              <table:table-cell office:value-type="float" office:value="1.303366">
                <text:p>1.303366</text:p>
              </table:table-cell>
              <table:table-cell office:value-type="float" office:value="1.634982">
                <text:p>1.634982</text:p>
              </table:table-cell>
              <table:table-cell office:value-type="float" office:value="0.897189">
                <text:p>0.897189</text:p>
              </table:table-cell>
              <table:table-cell office:value-type="float" office:value="1.459522">
                <text:p>1.459522</text:p>
              </table:table-cell>
              <table:table-cell office:value-type="float" office:value="1.228395">
                <text:p>1.228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32041">
                <text:p>1.232041</text:p>
              </table:table-cell>
              <table:table-cell office:value-type="float" office:value="1.308626">
                <text:p>1.308626</text:p>
              </table:table-cell>
              <table:table-cell office:value-type="float" office:value="1.630737">
                <text:p>1.630737</text:p>
              </table:table-cell>
              <table:table-cell office:value-type="float" office:value="0.894426">
                <text:p>0.894426</text:p>
              </table:table-cell>
              <table:table-cell office:value-type="float" office:value="1.455639">
                <text:p>1.455639</text:p>
              </table:table-cell>
              <table:table-cell office:value-type="float" office:value="1.224311">
                <text:p>1.2243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30549">
                <text:p>1.230549</text:p>
              </table:table-cell>
              <table:table-cell office:value-type="float" office:value="1.314837">
                <text:p>1.314837</text:p>
              </table:table-cell>
              <table:table-cell office:value-type="float" office:value="1.62723">
                <text:p>1.62723</text:p>
              </table:table-cell>
              <table:table-cell office:value-type="float" office:value="0.891839">
                <text:p>0.891839</text:p>
              </table:table-cell>
              <table:table-cell office:value-type="float" office:value="1.452332">
                <text:p>1.452332</text:p>
              </table:table-cell>
              <table:table-cell office:value-type="float" office:value="1.220679">
                <text:p>1.2206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7562">
                <text:p>1.227562</text:p>
              </table:table-cell>
              <table:table-cell office:value-type="float" office:value="1.323117">
                <text:p>1.323117</text:p>
              </table:table-cell>
              <table:table-cell office:value-type="float" office:value="1.622529">
                <text:p>1.622529</text:p>
              </table:table-cell>
              <table:table-cell office:value-type="float" office:value="0.889098">
                <text:p>0.889098</text:p>
              </table:table-cell>
              <table:table-cell office:value-type="float" office:value="1.450156">
                <text:p>1.450156</text:p>
              </table:table-cell>
              <table:table-cell office:value-type="float" office:value="1.216605">
                <text:p>1.216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25513">
                <text:p>1.225513</text:p>
              </table:table-cell>
              <table:table-cell office:value-type="float" office:value="1.328402">
                <text:p>1.328402</text:p>
              </table:table-cell>
              <table:table-cell office:value-type="float" office:value="1.61842">
                <text:p>1.61842</text:p>
              </table:table-cell>
              <table:table-cell office:value-type="float" office:value="0.886563">
                <text:p>0.886563</text:p>
              </table:table-cell>
              <table:table-cell office:value-type="float" office:value="1.447627">
                <text:p>1.447627</text:p>
              </table:table-cell>
              <table:table-cell office:value-type="float" office:value="1.212926">
                <text:p>1.212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2445">
                <text:p>1.222445</text:p>
              </table:table-cell>
              <table:table-cell office:value-type="float" office:value="1.335655">
                <text:p>1.335655</text:p>
              </table:table-cell>
              <table:table-cell office:value-type="float" office:value="1.614687">
                <text:p>1.614687</text:p>
              </table:table-cell>
              <table:table-cell office:value-type="float" office:value="0.883966">
                <text:p>0.883966</text:p>
              </table:table-cell>
              <table:table-cell office:value-type="float" office:value="1.446406">
                <text:p>1.446406</text:p>
              </table:table-cell>
              <table:table-cell office:value-type="float" office:value="1.209205">
                <text:p>1.209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19807">
                <text:p>1.219807</text:p>
              </table:table-cell>
              <table:table-cell office:value-type="float" office:value="1.335356">
                <text:p>1.335356</text:p>
              </table:table-cell>
              <table:table-cell office:value-type="float" office:value="1.611534">
                <text:p>1.611534</text:p>
              </table:table-cell>
              <table:table-cell office:value-type="float" office:value="0.881314">
                <text:p>0.881314</text:p>
              </table:table-cell>
              <table:table-cell office:value-type="float" office:value="1.44252">
                <text:p>1.44252</text:p>
              </table:table-cell>
              <table:table-cell office:value-type="float" office:value="1.205971">
                <text:p>1.2059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16562">
                <text:p>1.216562</text:p>
              </table:table-cell>
              <table:table-cell office:value-type="float" office:value="1.336478">
                <text:p>1.336478</text:p>
              </table:table-cell>
              <table:table-cell office:value-type="float" office:value="1.607906">
                <text:p>1.607906</text:p>
              </table:table-cell>
              <table:table-cell office:value-type="float" office:value="0.878622">
                <text:p>0.878622</text:p>
              </table:table-cell>
              <table:table-cell office:value-type="float" office:value="1.439541">
                <text:p>1.439541</text:p>
              </table:table-cell>
              <table:table-cell office:value-type="float" office:value="1.202436">
                <text:p>1.202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13956">
                <text:p>1.213956</text:p>
              </table:table-cell>
              <table:table-cell office:value-type="float" office:value="1.334194">
                <text:p>1.334194</text:p>
              </table:table-cell>
              <table:table-cell office:value-type="float" office:value="1.604799">
                <text:p>1.604799</text:p>
              </table:table-cell>
              <table:table-cell office:value-type="float" office:value="0.876028">
                <text:p>0.876028</text:p>
              </table:table-cell>
              <table:table-cell office:value-type="float" office:value="1.435045">
                <text:p>1.435045</text:p>
              </table:table-cell>
              <table:table-cell office:value-type="float" office:value="1.199348">
                <text:p>1.199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1061">
                <text:p>1.21061</text:p>
              </table:table-cell>
              <table:table-cell office:value-type="float" office:value="1.332924">
                <text:p>1.332924</text:p>
              </table:table-cell>
              <table:table-cell office:value-type="float" office:value="1.600061">
                <text:p>1.600061</text:p>
              </table:table-cell>
              <table:table-cell office:value-type="float" office:value="0.873457">
                <text:p>0.873457</text:p>
              </table:table-cell>
              <table:table-cell office:value-type="float" office:value="1.431011">
                <text:p>1.431011</text:p>
              </table:table-cell>
              <table:table-cell office:value-type="float" office:value="1.1956">
                <text:p>1.19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07248">
                <text:p>1.207248</text:p>
              </table:table-cell>
              <table:table-cell office:value-type="float" office:value="1.329971">
                <text:p>1.329971</text:p>
              </table:table-cell>
              <table:table-cell office:value-type="float" office:value="1.595509">
                <text:p>1.595509</text:p>
              </table:table-cell>
              <table:table-cell office:value-type="float" office:value="0.870867">
                <text:p>0.870867</text:p>
              </table:table-cell>
              <table:table-cell office:value-type="float" office:value="1.426402">
                <text:p>1.426402</text:p>
              </table:table-cell>
              <table:table-cell office:value-type="float" office:value="1.191924">
                <text:p>1.1919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0395">
                <text:p>1.20395</text:p>
              </table:table-cell>
              <table:table-cell office:value-type="float" office:value="1.327868">
                <text:p>1.327868</text:p>
              </table:table-cell>
              <table:table-cell office:value-type="float" office:value="1.590996">
                <text:p>1.590996</text:p>
              </table:table-cell>
              <table:table-cell office:value-type="float" office:value="0.868232">
                <text:p>0.868232</text:p>
              </table:table-cell>
              <table:table-cell office:value-type="float" office:value="1.421949">
                <text:p>1.421949</text:p>
              </table:table-cell>
              <table:table-cell office:value-type="float" office:value="1.188194">
                <text:p>1.188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00576">
                <text:p>1.200576</text:p>
              </table:table-cell>
              <table:table-cell office:value-type="float" office:value="1.326541">
                <text:p>1.326541</text:p>
              </table:table-cell>
              <table:table-cell office:value-type="float" office:value="1.586825">
                <text:p>1.586825</text:p>
              </table:table-cell>
              <table:table-cell office:value-type="float" office:value="0.865476">
                <text:p>0.865476</text:p>
              </table:table-cell>
              <table:table-cell office:value-type="float" office:value="1.417428">
                <text:p>1.417428</text:p>
              </table:table-cell>
              <table:table-cell office:value-type="float" office:value="1.184553">
                <text:p>1.1845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97147">
                <text:p>1.197147</text:p>
              </table:table-cell>
              <table:table-cell office:value-type="float" office:value="1.326389">
                <text:p>1.326389</text:p>
              </table:table-cell>
              <table:table-cell office:value-type="float" office:value="1.584691">
                <text:p>1.584691</text:p>
              </table:table-cell>
              <table:table-cell office:value-type="float" office:value="0.862782">
                <text:p>0.862782</text:p>
              </table:table-cell>
              <table:table-cell office:value-type="float" office:value="1.413245">
                <text:p>1.413245</text:p>
              </table:table-cell>
              <table:table-cell office:value-type="float" office:value="1.18167">
                <text:p>1.18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94132">
                <text:p>1.194132</text:p>
              </table:table-cell>
              <table:table-cell office:value-type="float" office:value="1.325597">
                <text:p>1.325597</text:p>
              </table:table-cell>
              <table:table-cell office:value-type="float" office:value="1.583039">
                <text:p>1.583039</text:p>
              </table:table-cell>
              <table:table-cell office:value-type="float" office:value="0.860114">
                <text:p>0.860114</text:p>
              </table:table-cell>
              <table:table-cell office:value-type="float" office:value="1.408797">
                <text:p>1.408797</text:p>
              </table:table-cell>
              <table:table-cell office:value-type="float" office:value="1.178992">
                <text:p>1.178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0819">
                <text:p>1.190819</text:p>
              </table:table-cell>
              <table:table-cell office:value-type="float" office:value="1.326041">
                <text:p>1.326041</text:p>
              </table:table-cell>
              <table:table-cell office:value-type="float" office:value="1.579699">
                <text:p>1.579699</text:p>
              </table:table-cell>
              <table:table-cell office:value-type="float" office:value="0.857518">
                <text:p>0.857518</text:p>
              </table:table-cell>
              <table:table-cell office:value-type="float" office:value="1.404703">
                <text:p>1.404703</text:p>
              </table:table-cell>
              <table:table-cell office:value-type="float" office:value="1.175776">
                <text:p>1.175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87386">
                <text:p>1.187386</text:p>
              </table:table-cell>
              <table:table-cell office:value-type="float" office:value="1.322566">
                <text:p>1.322566</text:p>
              </table:table-cell>
              <table:table-cell office:value-type="float" office:value="1.576749">
                <text:p>1.576749</text:p>
              </table:table-cell>
              <table:table-cell office:value-type="float" office:value="0.855204">
                <text:p>0.855204</text:p>
              </table:table-cell>
              <table:table-cell office:value-type="float" office:value="1.400682">
                <text:p>1.400682</text:p>
              </table:table-cell>
              <table:table-cell office:value-type="float" office:value="1.172622">
                <text:p>1.1726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83884">
                <text:p>1.183884</text:p>
              </table:table-cell>
              <table:table-cell office:value-type="float" office:value="1.319732">
                <text:p>1.319732</text:p>
              </table:table-cell>
              <table:table-cell office:value-type="float" office:value="1.572999">
                <text:p>1.572999</text:p>
              </table:table-cell>
              <table:table-cell office:value-type="float" office:value="0.853141">
                <text:p>0.853141</text:p>
              </table:table-cell>
              <table:table-cell office:value-type="float" office:value="1.396373">
                <text:p>1.396373</text:p>
              </table:table-cell>
              <table:table-cell office:value-type="float" office:value="1.169425">
                <text:p>1.169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80361">
                <text:p>1.180361</text:p>
              </table:table-cell>
              <table:table-cell office:value-type="float" office:value="1.317067">
                <text:p>1.317067</text:p>
              </table:table-cell>
              <table:table-cell office:value-type="float" office:value="1.569542">
                <text:p>1.569542</text:p>
              </table:table-cell>
              <table:table-cell office:value-type="float" office:value="0.851261">
                <text:p>0.851261</text:p>
              </table:table-cell>
              <table:table-cell office:value-type="float" office:value="1.392457">
                <text:p>1.392457</text:p>
              </table:table-cell>
              <table:table-cell office:value-type="float" office:value="1.166077">
                <text:p>1.1660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7683">
                <text:p>1.17683</text:p>
              </table:table-cell>
              <table:table-cell office:value-type="float" office:value="1.315202">
                <text:p>1.315202</text:p>
              </table:table-cell>
              <table:table-cell office:value-type="float" office:value="1.566256">
                <text:p>1.566256</text:p>
              </table:table-cell>
              <table:table-cell office:value-type="float" office:value="0.849815">
                <text:p>0.849815</text:p>
              </table:table-cell>
              <table:table-cell office:value-type="float" office:value="1.38829">
                <text:p>1.38829</text:p>
              </table:table-cell>
              <table:table-cell office:value-type="float" office:value="1.163292">
                <text:p>1.163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73234">
                <text:p>1.173234</text:p>
              </table:table-cell>
              <table:table-cell office:value-type="float" office:value="1.312211">
                <text:p>1.312211</text:p>
              </table:table-cell>
              <table:table-cell office:value-type="float" office:value="1.563218">
                <text:p>1.563218</text:p>
              </table:table-cell>
              <table:table-cell office:value-type="float" office:value="0.848892">
                <text:p>0.848892</text:p>
              </table:table-cell>
              <table:table-cell office:value-type="float" office:value="1.385045">
                <text:p>1.385045</text:p>
              </table:table-cell>
              <table:table-cell office:value-type="float" office:value="1.160172">
                <text:p>1.160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9906">
                <text:p>1.169906</text:p>
              </table:table-cell>
              <table:table-cell office:value-type="float" office:value="1.30984">
                <text:p>1.30984</text:p>
              </table:table-cell>
              <table:table-cell office:value-type="float" office:value="1.56326">
                <text:p>1.56326</text:p>
              </table:table-cell>
              <table:table-cell office:value-type="float" office:value="0.847557">
                <text:p>0.847557</text:p>
              </table:table-cell>
              <table:table-cell office:value-type="float" office:value="1.38133">
                <text:p>1.38133</text:p>
              </table:table-cell>
              <table:table-cell office:value-type="float" office:value="1.15732">
                <text:p>1.157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67742">
                <text:p>1.167742</text:p>
              </table:table-cell>
              <table:table-cell office:value-type="float" office:value="1.309686">
                <text:p>1.309686</text:p>
              </table:table-cell>
              <table:table-cell office:value-type="float" office:value="1.563951">
                <text:p>1.563951</text:p>
              </table:table-cell>
              <table:table-cell office:value-type="float" office:value="0.84546">
                <text:p>0.84546</text:p>
              </table:table-cell>
              <table:table-cell office:value-type="float" office:value="1.377215">
                <text:p>1.377215</text:p>
              </table:table-cell>
              <table:table-cell office:value-type="float" office:value="1.154462">
                <text:p>1.1544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5382">
                <text:p>1.165382</text:p>
              </table:table-cell>
              <table:table-cell office:value-type="float" office:value="1.310731">
                <text:p>1.310731</text:p>
              </table:table-cell>
              <table:table-cell office:value-type="float" office:value="1.562946">
                <text:p>1.562946</text:p>
              </table:table-cell>
              <table:table-cell office:value-type="float" office:value="0.843317">
                <text:p>0.843317</text:p>
              </table:table-cell>
              <table:table-cell office:value-type="float" office:value="1.373071">
                <text:p>1.373071</text:p>
              </table:table-cell>
              <table:table-cell office:value-type="float" office:value="1.151464">
                <text:p>1.151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6267">
                <text:p>1.16267</text:p>
              </table:table-cell>
              <table:table-cell office:value-type="float" office:value="1.310326">
                <text:p>1.310326</text:p>
              </table:table-cell>
              <table:table-cell office:value-type="float" office:value="1.56252">
                <text:p>1.56252</text:p>
              </table:table-cell>
              <table:table-cell office:value-type="float" office:value="0.841492">
                <text:p>0.841492</text:p>
              </table:table-cell>
              <table:table-cell office:value-type="float" office:value="1.369175">
                <text:p>1.369175</text:p>
              </table:table-cell>
              <table:table-cell office:value-type="float" office:value="1.148473">
                <text:p>1.1484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60536">
                <text:p>1.160536</text:p>
              </table:table-cell>
              <table:table-cell office:value-type="float" office:value="1.311002">
                <text:p>1.311002</text:p>
              </table:table-cell>
              <table:table-cell office:value-type="float" office:value="1.561964">
                <text:p>1.561964</text:p>
              </table:table-cell>
              <table:table-cell office:value-type="float" office:value="0.839653">
                <text:p>0.839653</text:p>
              </table:table-cell>
              <table:table-cell office:value-type="float" office:value="1.365256">
                <text:p>1.365256</text:p>
              </table:table-cell>
              <table:table-cell office:value-type="float" office:value="1.145227">
                <text:p>1.145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58612">
                <text:p>1.158612</text:p>
              </table:table-cell>
              <table:table-cell office:value-type="float" office:value="1.31017">
                <text:p>1.31017</text:p>
              </table:table-cell>
              <table:table-cell office:value-type="float" office:value="1.562208">
                <text:p>1.562208</text:p>
              </table:table-cell>
              <table:table-cell office:value-type="float" office:value="0.838225">
                <text:p>0.838225</text:p>
              </table:table-cell>
              <table:table-cell office:value-type="float" office:value="1.361647">
                <text:p>1.361647</text:p>
              </table:table-cell>
              <table:table-cell office:value-type="float" office:value="1.14224">
                <text:p>1.14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5889">
                <text:p>1.155889</text:p>
              </table:table-cell>
              <table:table-cell office:value-type="float" office:value="1.310261">
                <text:p>1.310261</text:p>
              </table:table-cell>
              <table:table-cell office:value-type="float" office:value="1.559317">
                <text:p>1.559317</text:p>
              </table:table-cell>
              <table:table-cell office:value-type="float" office:value="0.836876">
                <text:p>0.836876</text:p>
              </table:table-cell>
              <table:table-cell office:value-type="float" office:value="1.357981">
                <text:p>1.357981</text:p>
              </table:table-cell>
              <table:table-cell office:value-type="float" office:value="1.138877">
                <text:p>1.138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4169">
                <text:p>1.154169</text:p>
              </table:table-cell>
              <table:table-cell office:value-type="float" office:value="1.309257">
                <text:p>1.309257</text:p>
              </table:table-cell>
              <table:table-cell office:value-type="float" office:value="1.556996">
                <text:p>1.556996</text:p>
              </table:table-cell>
              <table:table-cell office:value-type="float" office:value="0.834698">
                <text:p>0.834698</text:p>
              </table:table-cell>
              <table:table-cell office:value-type="float" office:value="1.35407">
                <text:p>1.35407</text:p>
              </table:table-cell>
              <table:table-cell office:value-type="float" office:value="1.135636">
                <text:p>1.1356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1632">
                <text:p>1.151632</text:p>
              </table:table-cell>
              <table:table-cell office:value-type="float" office:value="1.309232">
                <text:p>1.309232</text:p>
              </table:table-cell>
              <table:table-cell office:value-type="float" office:value="1.552605">
                <text:p>1.552605</text:p>
              </table:table-cell>
              <table:table-cell office:value-type="float" office:value="0.832734">
                <text:p>0.832734</text:p>
              </table:table-cell>
              <table:table-cell office:value-type="float" office:value="1.350141">
                <text:p>1.350141</text:p>
              </table:table-cell>
              <table:table-cell office:value-type="float" office:value="1.133272">
                <text:p>1.133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49591">
                <text:p>1.149591</text:p>
              </table:table-cell>
              <table:table-cell office:value-type="float" office:value="1.306974">
                <text:p>1.306974</text:p>
              </table:table-cell>
              <table:table-cell office:value-type="float" office:value="1.548467">
                <text:p>1.548467</text:p>
              </table:table-cell>
              <table:table-cell office:value-type="float" office:value="0.830528">
                <text:p>0.830528</text:p>
              </table:table-cell>
              <table:table-cell office:value-type="float" office:value="1.347084">
                <text:p>1.347084</text:p>
              </table:table-cell>
              <table:table-cell office:value-type="float" office:value="1.130711">
                <text:p>1.1307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47394">
                <text:p>1.147394</text:p>
              </table:table-cell>
              <table:table-cell office:value-type="float" office:value="1.305346">
                <text:p>1.305346</text:p>
              </table:table-cell>
              <table:table-cell office:value-type="float" office:value="1.544087">
                <text:p>1.544087</text:p>
              </table:table-cell>
              <table:table-cell office:value-type="float" office:value="0.828402">
                <text:p>0.828402</text:p>
              </table:table-cell>
              <table:table-cell office:value-type="float" office:value="1.343621">
                <text:p>1.343621</text:p>
              </table:table-cell>
              <table:table-cell office:value-type="float" office:value="1.12835">
                <text:p>1.12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45234">
                <text:p>1.145234</text:p>
              </table:table-cell>
              <table:table-cell office:value-type="float" office:value="1.30296">
                <text:p>1.30296</text:p>
              </table:table-cell>
              <table:table-cell office:value-type="float" office:value="1.539914">
                <text:p>1.539914</text:p>
              </table:table-cell>
              <table:table-cell office:value-type="float" office:value="0.826251">
                <text:p>0.826251</text:p>
              </table:table-cell>
              <table:table-cell office:value-type="float" office:value="1.340588">
                <text:p>1.340588</text:p>
              </table:table-cell>
              <table:table-cell office:value-type="float" office:value="1.125707">
                <text:p>1.1257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42871">
                <text:p>1.142871</text:p>
              </table:table-cell>
              <table:table-cell office:value-type="float" office:value="1.301204">
                <text:p>1.301204</text:p>
              </table:table-cell>
              <table:table-cell office:value-type="float" office:value="1.535542">
                <text:p>1.535542</text:p>
              </table:table-cell>
              <table:table-cell office:value-type="float" office:value="0.824248">
                <text:p>0.824248</text:p>
              </table:table-cell>
              <table:table-cell office:value-type="float" office:value="1.337154">
                <text:p>1.337154</text:p>
              </table:table-cell>
              <table:table-cell office:value-type="float" office:value="1.123758">
                <text:p>1.1237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41988">
                <text:p>1.141988</text:p>
              </table:table-cell>
              <table:table-cell office:value-type="float" office:value="1.300929">
                <text:p>1.300929</text:p>
              </table:table-cell>
              <table:table-cell office:value-type="float" office:value="1.531242">
                <text:p>1.531242</text:p>
              </table:table-cell>
              <table:table-cell office:value-type="float" office:value="0.822118">
                <text:p>0.822118</text:p>
              </table:table-cell>
              <table:table-cell office:value-type="float" office:value="1.333912">
                <text:p>1.333912</text:p>
              </table:table-cell>
              <table:table-cell office:value-type="float" office:value="1.121377">
                <text:p>1.121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41396">
                <text:p>1.141396</text:p>
              </table:table-cell>
              <table:table-cell office:value-type="float" office:value="1.301539">
                <text:p>1.301539</text:p>
              </table:table-cell>
              <table:table-cell office:value-type="float" office:value="1.527207">
                <text:p>1.527207</text:p>
              </table:table-cell>
              <table:table-cell office:value-type="float" office:value="0.819946">
                <text:p>0.819946</text:p>
              </table:table-cell>
              <table:table-cell office:value-type="float" office:value="1.330526">
                <text:p>1.330526</text:p>
              </table:table-cell>
              <table:table-cell office:value-type="float" office:value="1.119301">
                <text:p>1.119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41014">
                <text:p>1.141014</text:p>
              </table:table-cell>
              <table:table-cell office:value-type="float" office:value="1.301496">
                <text:p>1.301496</text:p>
              </table:table-cell>
              <table:table-cell office:value-type="float" office:value="1.523423">
                <text:p>1.523423</text:p>
              </table:table-cell>
              <table:table-cell office:value-type="float" office:value="0.817864">
                <text:p>0.817864</text:p>
              </table:table-cell>
              <table:table-cell office:value-type="float" office:value="1.327141">
                <text:p>1.327141</text:p>
              </table:table-cell>
              <table:table-cell office:value-type="float" office:value="1.116836">
                <text:p>1.116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40828">
                <text:p>1.140828</text:p>
              </table:table-cell>
              <table:table-cell office:value-type="float" office:value="1.302375">
                <text:p>1.302375</text:p>
              </table:table-cell>
              <table:table-cell office:value-type="float" office:value="1.51982">
                <text:p>1.51982</text:p>
              </table:table-cell>
              <table:table-cell office:value-type="float" office:value="0.815698">
                <text:p>0.815698</text:p>
              </table:table-cell>
              <table:table-cell office:value-type="float" office:value="1.323754">
                <text:p>1.323754</text:p>
              </table:table-cell>
              <table:table-cell office:value-type="float" office:value="1.114698">
                <text:p>1.114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40494">
                <text:p>1.140494</text:p>
              </table:table-cell>
              <table:table-cell office:value-type="float" office:value="1.30237">
                <text:p>1.30237</text:p>
              </table:table-cell>
              <table:table-cell office:value-type="float" office:value="1.516583">
                <text:p>1.516583</text:p>
              </table:table-cell>
              <table:table-cell office:value-type="float" office:value="0.813595">
                <text:p>0.813595</text:p>
              </table:table-cell>
              <table:table-cell office:value-type="float" office:value="1.320247">
                <text:p>1.320247</text:p>
              </table:table-cell>
              <table:table-cell office:value-type="float" office:value="1.112249">
                <text:p>1.112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0091">
                <text:p>1.140091</text:p>
              </table:table-cell>
              <table:table-cell office:value-type="float" office:value="1.303289">
                <text:p>1.303289</text:p>
              </table:table-cell>
              <table:table-cell office:value-type="float" office:value="1.513184">
                <text:p>1.513184</text:p>
              </table:table-cell>
              <table:table-cell office:value-type="float" office:value="0.811467">
                <text:p>0.811467</text:p>
              </table:table-cell>
              <table:table-cell office:value-type="float" office:value="1.316884">
                <text:p>1.316884</text:p>
              </table:table-cell>
              <table:table-cell office:value-type="float" office:value="1.110143">
                <text:p>1.1101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40139">
                <text:p>1.140139</text:p>
              </table:table-cell>
              <table:table-cell office:value-type="float" office:value="1.303888">
                <text:p>1.303888</text:p>
              </table:table-cell>
              <table:table-cell office:value-type="float" office:value="1.510178">
                <text:p>1.510178</text:p>
              </table:table-cell>
              <table:table-cell office:value-type="float" office:value="0.809542">
                <text:p>0.809542</text:p>
              </table:table-cell>
              <table:table-cell office:value-type="float" office:value="1.313544">
                <text:p>1.313544</text:p>
              </table:table-cell>
              <table:table-cell office:value-type="float" office:value="1.107774">
                <text:p>1.107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4014">
                <text:p>1.14014</text:p>
              </table:table-cell>
              <table:table-cell office:value-type="float" office:value="1.305438">
                <text:p>1.305438</text:p>
              </table:table-cell>
              <table:table-cell office:value-type="float" office:value="1.508063">
                <text:p>1.508063</text:p>
              </table:table-cell>
              <table:table-cell office:value-type="float" office:value="0.807763">
                <text:p>0.807763</text:p>
              </table:table-cell>
              <table:table-cell office:value-type="float" office:value="1.310502">
                <text:p>1.310502</text:p>
              </table:table-cell>
              <table:table-cell office:value-type="float" office:value="1.105234">
                <text:p>1.1052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8373">
                <text:p>1.138373</text:p>
              </table:table-cell>
              <table:table-cell office:value-type="float" office:value="1.30492">
                <text:p>1.30492</text:p>
              </table:table-cell>
              <table:table-cell office:value-type="float" office:value="1.506341">
                <text:p>1.506341</text:p>
              </table:table-cell>
              <table:table-cell office:value-type="float" office:value="0.805662">
                <text:p>0.805662</text:p>
              </table:table-cell>
              <table:table-cell office:value-type="float" office:value="1.307141">
                <text:p>1.307141</text:p>
              </table:table-cell>
              <table:table-cell office:value-type="float" office:value="1.102432">
                <text:p>1.102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36451">
                <text:p>1.136451</text:p>
              </table:table-cell>
              <table:table-cell office:value-type="float" office:value="1.30517">
                <text:p>1.30517</text:p>
              </table:table-cell>
              <table:table-cell office:value-type="float" office:value="1.503321">
                <text:p>1.503321</text:p>
              </table:table-cell>
              <table:table-cell office:value-type="float" office:value="0.803608">
                <text:p>0.803608</text:p>
              </table:table-cell>
              <table:table-cell office:value-type="float" office:value="1.304091">
                <text:p>1.304091</text:p>
              </table:table-cell>
              <table:table-cell office:value-type="float" office:value="1.100569">
                <text:p>1.1005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34449">
                <text:p>1.134449</text:p>
              </table:table-cell>
              <table:table-cell office:value-type="float" office:value="1.305668">
                <text:p>1.305668</text:p>
              </table:table-cell>
              <table:table-cell office:value-type="float" office:value="1.500618">
                <text:p>1.500618</text:p>
              </table:table-cell>
              <table:table-cell office:value-type="float" office:value="0.801491">
                <text:p>0.801491</text:p>
              </table:table-cell>
              <table:table-cell office:value-type="float" office:value="1.301296">
                <text:p>1.301296</text:p>
              </table:table-cell>
              <table:table-cell office:value-type="float" office:value="1.098301">
                <text:p>1.0983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32619">
                <text:p>1.132619</text:p>
              </table:table-cell>
              <table:table-cell office:value-type="float" office:value="1.30696">
                <text:p>1.30696</text:p>
              </table:table-cell>
              <table:table-cell office:value-type="float" office:value="1.497431">
                <text:p>1.497431</text:p>
              </table:table-cell>
              <table:table-cell office:value-type="float" office:value="0.799391">
                <text:p>0.799391</text:p>
              </table:table-cell>
              <table:table-cell office:value-type="float" office:value="1.298957">
                <text:p>1.298957</text:p>
              </table:table-cell>
              <table:table-cell office:value-type="float" office:value="1.097104">
                <text:p>1.097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0405">
                <text:p>1.130405</text:p>
              </table:table-cell>
              <table:table-cell office:value-type="float" office:value="1.305502">
                <text:p>1.305502</text:p>
              </table:table-cell>
              <table:table-cell office:value-type="float" office:value="1.494639">
                <text:p>1.494639</text:p>
              </table:table-cell>
              <table:table-cell office:value-type="float" office:value="0.797463">
                <text:p>0.797463</text:p>
              </table:table-cell>
              <table:table-cell office:value-type="float" office:value="1.295991">
                <text:p>1.295991</text:p>
              </table:table-cell>
              <table:table-cell office:value-type="float" office:value="1.095583">
                <text:p>1.095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27965">
                <text:p>1.127965</text:p>
              </table:table-cell>
              <table:table-cell office:value-type="float" office:value="1.30455">
                <text:p>1.30455</text:p>
              </table:table-cell>
              <table:table-cell office:value-type="float" office:value="1.493076">
                <text:p>1.493076</text:p>
              </table:table-cell>
              <table:table-cell office:value-type="float" office:value="0.795471">
                <text:p>0.795471</text:p>
              </table:table-cell>
              <table:table-cell office:value-type="float" office:value="1.293294">
                <text:p>1.293294</text:p>
              </table:table-cell>
              <table:table-cell office:value-type="float" office:value="1.093031">
                <text:p>1.0930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25527">
                <text:p>1.125527</text:p>
              </table:table-cell>
              <table:table-cell office:value-type="float" office:value="1.303418">
                <text:p>1.303418</text:p>
              </table:table-cell>
              <table:table-cell office:value-type="float" office:value="1.49199">
                <text:p>1.49199</text:p>
              </table:table-cell>
              <table:table-cell office:value-type="float" office:value="0.793579">
                <text:p>0.793579</text:p>
              </table:table-cell>
              <table:table-cell office:value-type="float" office:value="1.290657">
                <text:p>1.290657</text:p>
              </table:table-cell>
              <table:table-cell office:value-type="float" office:value="1.090331">
                <text:p>1.0903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3275">
                <text:p>1.123275</text:p>
              </table:table-cell>
              <table:table-cell office:value-type="float" office:value="1.302783">
                <text:p>1.302783</text:p>
              </table:table-cell>
              <table:table-cell office:value-type="float" office:value="1.490092">
                <text:p>1.490092</text:p>
              </table:table-cell>
              <table:table-cell office:value-type="float" office:value="0.791914">
                <text:p>0.791914</text:p>
              </table:table-cell>
              <table:table-cell office:value-type="float" office:value="1.288306">
                <text:p>1.288306</text:p>
              </table:table-cell>
              <table:table-cell office:value-type="float" office:value="1.088048">
                <text:p>1.0880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2108">
                <text:p>1.12108</text:p>
              </table:table-cell>
              <table:table-cell office:value-type="float" office:value="1.30155">
                <text:p>1.30155</text:p>
              </table:table-cell>
              <table:table-cell office:value-type="float" office:value="1.488704">
                <text:p>1.488704</text:p>
              </table:table-cell>
              <table:table-cell office:value-type="float" office:value="0.79084">
                <text:p>0.79084</text:p>
              </table:table-cell>
              <table:table-cell office:value-type="float" office:value="1.286132">
                <text:p>1.286132</text:p>
              </table:table-cell>
              <table:table-cell office:value-type="float" office:value="1.085683">
                <text:p>1.0856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18226">
                <text:p>1.118226</text:p>
              </table:table-cell>
              <table:table-cell office:value-type="float" office:value="1.300648">
                <text:p>1.300648</text:p>
              </table:table-cell>
              <table:table-cell office:value-type="float" office:value="1.487904">
                <text:p>1.487904</text:p>
              </table:table-cell>
              <table:table-cell office:value-type="float" office:value="0.789456">
                <text:p>0.789456</text:p>
              </table:table-cell>
              <table:table-cell office:value-type="float" office:value="1.284149">
                <text:p>1.284149</text:p>
              </table:table-cell>
              <table:table-cell office:value-type="float" office:value="1.08311">
                <text:p>1.083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16011">
                <text:p>1.116011</text:p>
              </table:table-cell>
              <table:table-cell office:value-type="float" office:value="1.298875">
                <text:p>1.298875</text:p>
              </table:table-cell>
              <table:table-cell office:value-type="float" office:value="1.487484">
                <text:p>1.487484</text:p>
              </table:table-cell>
              <table:table-cell office:value-type="float" office:value="0.787601">
                <text:p>0.787601</text:p>
              </table:table-cell>
              <table:table-cell office:value-type="float" office:value="1.281113">
                <text:p>1.281113</text:p>
              </table:table-cell>
              <table:table-cell office:value-type="float" office:value="1.080412">
                <text:p>1.080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3983">
                <text:p>1.113983</text:p>
              </table:table-cell>
              <table:table-cell office:value-type="float" office:value="1.297592">
                <text:p>1.297592</text:p>
              </table:table-cell>
              <table:table-cell office:value-type="float" office:value="1.485241">
                <text:p>1.485241</text:p>
              </table:table-cell>
              <table:table-cell office:value-type="float" office:value="0.785877">
                <text:p>0.785877</text:p>
              </table:table-cell>
              <table:table-cell office:value-type="float" office:value="1.278243">
                <text:p>1.278243</text:p>
              </table:table-cell>
              <table:table-cell office:value-type="float" office:value="1.078041">
                <text:p>1.078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2568">
                <text:p>1.112568</text:p>
              </table:table-cell>
              <table:table-cell office:value-type="float" office:value="1.295782">
                <text:p>1.295782</text:p>
              </table:table-cell>
              <table:table-cell office:value-type="float" office:value="1.483423">
                <text:p>1.483423</text:p>
              </table:table-cell>
              <table:table-cell office:value-type="float" office:value="0.783947">
                <text:p>0.783947</text:p>
              </table:table-cell>
              <table:table-cell office:value-type="float" office:value="1.274996">
                <text:p>1.274996</text:p>
              </table:table-cell>
              <table:table-cell office:value-type="float" office:value="1.075584">
                <text:p>1.075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1191">
                <text:p>1.111191</text:p>
              </table:table-cell>
              <table:table-cell office:value-type="float" office:value="1.294434">
                <text:p>1.294434</text:p>
              </table:table-cell>
              <table:table-cell office:value-type="float" office:value="1.482469">
                <text:p>1.482469</text:p>
              </table:table-cell>
              <table:table-cell office:value-type="float" office:value="0.782067">
                <text:p>0.782067</text:p>
              </table:table-cell>
              <table:table-cell office:value-type="float" office:value="1.271811">
                <text:p>1.271811</text:p>
              </table:table-cell>
              <table:table-cell office:value-type="float" office:value="1.07296">
                <text:p>1.07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09676">
                <text:p>1.109676</text:p>
              </table:table-cell>
              <table:table-cell office:value-type="float" office:value="1.295261">
                <text:p>1.295261</text:p>
              </table:table-cell>
              <table:table-cell office:value-type="float" office:value="1.481913">
                <text:p>1.481913</text:p>
              </table:table-cell>
              <table:table-cell office:value-type="float" office:value="0.780128">
                <text:p>0.780128</text:p>
              </table:table-cell>
              <table:table-cell office:value-type="float" office:value="1.269582">
                <text:p>1.269582</text:p>
              </table:table-cell>
              <table:table-cell office:value-type="float" office:value="1.070293">
                <text:p>1.0702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0789">
                <text:p>1.10789</text:p>
              </table:table-cell>
              <table:table-cell office:value-type="float" office:value="1.296734">
                <text:p>1.296734</text:p>
              </table:table-cell>
              <table:table-cell office:value-type="float" office:value="1.479618">
                <text:p>1.479618</text:p>
              </table:table-cell>
              <table:table-cell office:value-type="float" office:value="0.778464">
                <text:p>0.778464</text:p>
              </table:table-cell>
              <table:table-cell office:value-type="float" office:value="1.267705">
                <text:p>1.267705</text:p>
              </table:table-cell>
              <table:table-cell office:value-type="float" office:value="1.068529">
                <text:p>1.0685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05874">
                <text:p>1.105874</text:p>
              </table:table-cell>
              <table:table-cell office:value-type="float" office:value="1.295215">
                <text:p>1.295215</text:p>
              </table:table-cell>
              <table:table-cell office:value-type="float" office:value="1.477529">
                <text:p>1.477529</text:p>
              </table:table-cell>
              <table:table-cell office:value-type="float" office:value="0.776849">
                <text:p>0.776849</text:p>
              </table:table-cell>
              <table:table-cell office:value-type="float" office:value="1.264765">
                <text:p>1.264765</text:p>
              </table:table-cell>
              <table:table-cell office:value-type="float" office:value="1.066455">
                <text:p>1.066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4229">
                <text:p>1.104229</text:p>
              </table:table-cell>
              <table:table-cell office:value-type="float" office:value="1.294144">
                <text:p>1.294144</text:p>
              </table:table-cell>
              <table:table-cell office:value-type="float" office:value="1.475579">
                <text:p>1.475579</text:p>
              </table:table-cell>
              <table:table-cell office:value-type="float" office:value="0.775128">
                <text:p>0.775128</text:p>
              </table:table-cell>
              <table:table-cell office:value-type="float" office:value="1.261998">
                <text:p>1.261998</text:p>
              </table:table-cell>
              <table:table-cell office:value-type="float" office:value="1.064323">
                <text:p>1.0643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02519">
                <text:p>1.102519</text:p>
              </table:table-cell>
              <table:table-cell office:value-type="float" office:value="1.292335">
                <text:p>1.292335</text:p>
              </table:table-cell>
              <table:table-cell office:value-type="float" office:value="1.474021">
                <text:p>1.474021</text:p>
              </table:table-cell>
              <table:table-cell office:value-type="float" office:value="0.773441">
                <text:p>0.773441</text:p>
              </table:table-cell>
              <table:table-cell office:value-type="float" office:value="1.259092">
                <text:p>1.259092</text:p>
              </table:table-cell>
              <table:table-cell office:value-type="float" office:value="1.06206">
                <text:p>1.062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01208">
                <text:p>1.101208</text:p>
              </table:table-cell>
              <table:table-cell office:value-type="float" office:value="1.290908">
                <text:p>1.290908</text:p>
              </table:table-cell>
              <table:table-cell office:value-type="float" office:value="1.473783">
                <text:p>1.473783</text:p>
              </table:table-cell>
              <table:table-cell office:value-type="float" office:value="0.771825">
                <text:p>0.771825</text:p>
              </table:table-cell>
              <table:table-cell office:value-type="float" office:value="1.256322">
                <text:p>1.256322</text:p>
              </table:table-cell>
              <table:table-cell office:value-type="float" office:value="1.059577">
                <text:p>1.0595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9493">
                <text:p>1.099493</text:p>
              </table:table-cell>
              <table:table-cell office:value-type="float" office:value="1.288025">
                <text:p>1.288025</text:p>
              </table:table-cell>
              <table:table-cell office:value-type="float" office:value="1.474032">
                <text:p>1.474032</text:p>
              </table:table-cell>
              <table:table-cell office:value-type="float" office:value="0.770217">
                <text:p>0.770217</text:p>
              </table:table-cell>
              <table:table-cell office:value-type="float" office:value="1.253733">
                <text:p>1.253733</text:p>
              </table:table-cell>
              <table:table-cell office:value-type="float" office:value="1.057133">
                <text:p>1.057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981">
                <text:p>1.0981</text:p>
              </table:table-cell>
              <table:table-cell office:value-type="float" office:value="1.285263">
                <text:p>1.285263</text:p>
              </table:table-cell>
              <table:table-cell office:value-type="float" office:value="1.473651">
                <text:p>1.473651</text:p>
              </table:table-cell>
              <table:table-cell office:value-type="float" office:value="0.768798">
                <text:p>0.768798</text:p>
              </table:table-cell>
              <table:table-cell office:value-type="float" office:value="1.25097">
                <text:p>1.25097</text:p>
              </table:table-cell>
              <table:table-cell office:value-type="float" office:value="1.054809">
                <text:p>1.0548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97357">
                <text:p>1.097357</text:p>
              </table:table-cell>
              <table:table-cell office:value-type="float" office:value="1.283195">
                <text:p>1.283195</text:p>
              </table:table-cell>
              <table:table-cell office:value-type="float" office:value="1.473742">
                <text:p>1.473742</text:p>
              </table:table-cell>
              <table:table-cell office:value-type="float" office:value="0.767184">
                <text:p>0.767184</text:p>
              </table:table-cell>
              <table:table-cell office:value-type="float" office:value="1.247997">
                <text:p>1.247997</text:p>
              </table:table-cell>
              <table:table-cell office:value-type="float" office:value="1.052591">
                <text:p>1.052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95804">
                <text:p>1.095804</text:p>
              </table:table-cell>
              <table:table-cell office:value-type="float" office:value="1.281441">
                <text:p>1.281441</text:p>
              </table:table-cell>
              <table:table-cell office:value-type="float" office:value="1.471725">
                <text:p>1.471725</text:p>
              </table:table-cell>
              <table:table-cell office:value-type="float" office:value="0.765469">
                <text:p>0.765469</text:p>
              </table:table-cell>
              <table:table-cell office:value-type="float" office:value="1.245004">
                <text:p>1.245004</text:p>
              </table:table-cell>
              <table:table-cell office:value-type="float" office:value="1.0503">
                <text:p>1.05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94195">
                <text:p>1.094195</text:p>
              </table:table-cell>
              <table:table-cell office:value-type="float" office:value="1.279174">
                <text:p>1.279174</text:p>
              </table:table-cell>
              <table:table-cell office:value-type="float" office:value="1.469973">
                <text:p>1.469973</text:p>
              </table:table-cell>
              <table:table-cell office:value-type="float" office:value="0.763736">
                <text:p>0.763736</text:p>
              </table:table-cell>
              <table:table-cell office:value-type="float" office:value="1.24244">
                <text:p>1.24244</text:p>
              </table:table-cell>
              <table:table-cell office:value-type="float" office:value="1.047908">
                <text:p>1.047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92965">
                <text:p>1.092965</text:p>
              </table:table-cell>
              <table:table-cell office:value-type="float" office:value="1.277132">
                <text:p>1.277132</text:p>
              </table:table-cell>
              <table:table-cell office:value-type="float" office:value="1.468825">
                <text:p>1.468825</text:p>
              </table:table-cell>
              <table:table-cell office:value-type="float" office:value="0.761973">
                <text:p>0.761973</text:p>
              </table:table-cell>
              <table:table-cell office:value-type="float" office:value="1.239758">
                <text:p>1.239758</text:p>
              </table:table-cell>
              <table:table-cell office:value-type="float" office:value="1.045427">
                <text:p>1.0454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92331">
                <text:p>1.092331</text:p>
              </table:table-cell>
              <table:table-cell office:value-type="float" office:value="1.27575">
                <text:p>1.27575</text:p>
              </table:table-cell>
              <table:table-cell office:value-type="float" office:value="1.468012">
                <text:p>1.468012</text:p>
              </table:table-cell>
              <table:table-cell office:value-type="float" office:value="0.760191">
                <text:p>0.760191</text:p>
              </table:table-cell>
              <table:table-cell office:value-type="float" office:value="1.237653">
                <text:p>1.237653</text:p>
              </table:table-cell>
              <table:table-cell office:value-type="float" office:value="1.042956">
                <text:p>1.042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91962">
                <text:p>1.091962</text:p>
              </table:table-cell>
              <table:table-cell office:value-type="float" office:value="1.274618">
                <text:p>1.274618</text:p>
              </table:table-cell>
              <table:table-cell office:value-type="float" office:value="1.466488">
                <text:p>1.466488</text:p>
              </table:table-cell>
              <table:table-cell office:value-type="float" office:value="0.758486">
                <text:p>0.758486</text:p>
              </table:table-cell>
              <table:table-cell office:value-type="float" office:value="1.23543">
                <text:p>1.23543</text:p>
              </table:table-cell>
              <table:table-cell office:value-type="float" office:value="1.040735">
                <text:p>1.0407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90553">
                <text:p>1.090553</text:p>
              </table:table-cell>
              <table:table-cell office:value-type="float" office:value="1.27205">
                <text:p>1.27205</text:p>
              </table:table-cell>
              <table:table-cell office:value-type="float" office:value="1.465299">
                <text:p>1.465299</text:p>
              </table:table-cell>
              <table:table-cell office:value-type="float" office:value="0.756852">
                <text:p>0.756852</text:p>
              </table:table-cell>
              <table:table-cell office:value-type="float" office:value="1.232882">
                <text:p>1.232882</text:p>
              </table:table-cell>
              <table:table-cell office:value-type="float" office:value="1.038574">
                <text:p>1.0385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88631">
                <text:p>1.088631</text:p>
              </table:table-cell>
              <table:table-cell office:value-type="float" office:value="1.269665">
                <text:p>1.269665</text:p>
              </table:table-cell>
              <table:table-cell office:value-type="float" office:value="1.4627">
                <text:p>1.4627</text:p>
              </table:table-cell>
              <table:table-cell office:value-type="float" office:value="0.755197">
                <text:p>0.755197</text:p>
              </table:table-cell>
              <table:table-cell office:value-type="float" office:value="1.230229">
                <text:p>1.230229</text:p>
              </table:table-cell>
              <table:table-cell office:value-type="float" office:value="1.036406">
                <text:p>1.036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86907">
                <text:p>1.086907</text:p>
              </table:table-cell>
              <table:table-cell office:value-type="float" office:value="1.267353">
                <text:p>1.267353</text:p>
              </table:table-cell>
              <table:table-cell office:value-type="float" office:value="1.460282">
                <text:p>1.460282</text:p>
              </table:table-cell>
              <table:table-cell office:value-type="float" office:value="0.75349">
                <text:p>0.75349</text:p>
              </table:table-cell>
              <table:table-cell office:value-type="float" office:value="1.2277">
                <text:p>1.2277</text:p>
              </table:table-cell>
              <table:table-cell office:value-type="float" office:value="1.034148">
                <text:p>1.0341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85683">
                <text:p>1.085683</text:p>
              </table:table-cell>
              <table:table-cell office:value-type="float" office:value="1.265241">
                <text:p>1.265241</text:p>
              </table:table-cell>
              <table:table-cell office:value-type="float" office:value="1.458725">
                <text:p>1.458725</text:p>
              </table:table-cell>
              <table:table-cell office:value-type="float" office:value="0.75229">
                <text:p>0.75229</text:p>
              </table:table-cell>
              <table:table-cell office:value-type="float" office:value="1.225089">
                <text:p>1.225089</text:p>
              </table:table-cell>
              <table:table-cell office:value-type="float" office:value="1.032492">
                <text:p>1.0324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83438">
                <text:p>1.083438</text:p>
              </table:table-cell>
              <table:table-cell office:value-type="float" office:value="1.262486">
                <text:p>1.262486</text:p>
              </table:table-cell>
              <table:table-cell office:value-type="float" office:value="1.457291">
                <text:p>1.457291</text:p>
              </table:table-cell>
              <table:table-cell office:value-type="float" office:value="0.751799">
                <text:p>0.751799</text:p>
              </table:table-cell>
              <table:table-cell office:value-type="float" office:value="1.223318">
                <text:p>1.223318</text:p>
              </table:table-cell>
              <table:table-cell office:value-type="float" office:value="1.030702">
                <text:p>1.0307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81541">
                <text:p>1.081541</text:p>
              </table:table-cell>
              <table:table-cell office:value-type="float" office:value="1.259697">
                <text:p>1.259697</text:p>
              </table:table-cell>
              <table:table-cell office:value-type="float" office:value="1.455586">
                <text:p>1.455586</text:p>
              </table:table-cell>
              <table:table-cell office:value-type="float" office:value="0.751855">
                <text:p>0.751855</text:p>
              </table:table-cell>
              <table:table-cell office:value-type="float" office:value="1.221345">
                <text:p>1.221345</text:p>
              </table:table-cell>
              <table:table-cell office:value-type="float" office:value="1.0297">
                <text:p>1.0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79662">
                <text:p>1.079662</text:p>
              </table:table-cell>
              <table:table-cell office:value-type="float" office:value="1.256839">
                <text:p>1.256839</text:p>
              </table:table-cell>
              <table:table-cell office:value-type="float" office:value="1.453955">
                <text:p>1.453955</text:p>
              </table:table-cell>
              <table:table-cell office:value-type="float" office:value="0.751663">
                <text:p>0.751663</text:p>
              </table:table-cell>
              <table:table-cell office:value-type="float" office:value="1.219316">
                <text:p>1.219316</text:p>
              </table:table-cell>
              <table:table-cell office:value-type="float" office:value="1.028494">
                <text:p>1.028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77492">
                <text:p>1.077492</text:p>
              </table:table-cell>
              <table:table-cell office:value-type="float" office:value="1.254039">
                <text:p>1.254039</text:p>
              </table:table-cell>
              <table:table-cell office:value-type="float" office:value="1.451737">
                <text:p>1.451737</text:p>
              </table:table-cell>
              <table:table-cell office:value-type="float" office:value="0.750929">
                <text:p>0.750929</text:p>
              </table:table-cell>
              <table:table-cell office:value-type="float" office:value="1.217129">
                <text:p>1.217129</text:p>
              </table:table-cell>
              <table:table-cell office:value-type="float" office:value="1.026668">
                <text:p>1.026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75215">
                <text:p>1.075215</text:p>
              </table:table-cell>
              <table:table-cell office:value-type="float" office:value="1.252037">
                <text:p>1.252037</text:p>
              </table:table-cell>
              <table:table-cell office:value-type="float" office:value="1.449661">
                <text:p>1.449661</text:p>
              </table:table-cell>
              <table:table-cell office:value-type="float" office:value="0.751399">
                <text:p>0.751399</text:p>
              </table:table-cell>
              <table:table-cell office:value-type="float" office:value="1.215893">
                <text:p>1.215893</text:p>
              </table:table-cell>
              <table:table-cell office:value-type="float" office:value="1.024727">
                <text:p>1.0247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72832">
                <text:p>1.072832</text:p>
              </table:table-cell>
              <table:table-cell office:value-type="float" office:value="1.249986">
                <text:p>1.249986</text:p>
              </table:table-cell>
              <table:table-cell office:value-type="float" office:value="1.44779">
                <text:p>1.44779</text:p>
              </table:table-cell>
              <table:table-cell office:value-type="float" office:value="0.751706">
                <text:p>0.751706</text:p>
              </table:table-cell>
              <table:table-cell office:value-type="float" office:value="1.214486">
                <text:p>1.214486</text:p>
              </table:table-cell>
              <table:table-cell office:value-type="float" office:value="1.022522">
                <text:p>1.022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70464">
                <text:p>1.070464</text:p>
              </table:table-cell>
              <table:table-cell office:value-type="float" office:value="1.247401">
                <text:p>1.247401</text:p>
              </table:table-cell>
              <table:table-cell office:value-type="float" office:value="1.446103">
                <text:p>1.446103</text:p>
              </table:table-cell>
              <table:table-cell office:value-type="float" office:value="0.75184">
                <text:p>0.75184</text:p>
              </table:table-cell>
              <table:table-cell office:value-type="float" office:value="1.213076">
                <text:p>1.213076</text:p>
              </table:table-cell>
              <table:table-cell office:value-type="float" office:value="1.020284">
                <text:p>1.020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68147">
                <text:p>1.068147</text:p>
              </table:table-cell>
              <table:table-cell office:value-type="float" office:value="1.244813">
                <text:p>1.244813</text:p>
              </table:table-cell>
              <table:table-cell office:value-type="float" office:value="1.444345">
                <text:p>1.444345</text:p>
              </table:table-cell>
              <table:table-cell office:value-type="float" office:value="0.751784">
                <text:p>0.751784</text:p>
              </table:table-cell>
              <table:table-cell office:value-type="float" office:value="1.211505">
                <text:p>1.211505</text:p>
              </table:table-cell>
              <table:table-cell office:value-type="float" office:value="1.018024">
                <text:p>1.0180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65923">
                <text:p>1.065923</text:p>
              </table:table-cell>
              <table:table-cell office:value-type="float" office:value="1.242533">
                <text:p>1.242533</text:p>
              </table:table-cell>
              <table:table-cell office:value-type="float" office:value="1.442765">
                <text:p>1.442765</text:p>
              </table:table-cell>
              <table:table-cell office:value-type="float" office:value="0.752028">
                <text:p>0.752028</text:p>
              </table:table-cell>
              <table:table-cell office:value-type="float" office:value="1.21013">
                <text:p>1.21013</text:p>
              </table:table-cell>
              <table:table-cell office:value-type="float" office:value="1.015773">
                <text:p>1.0157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63648">
                <text:p>1.063648</text:p>
              </table:table-cell>
              <table:table-cell office:value-type="float" office:value="1.24028">
                <text:p>1.24028</text:p>
              </table:table-cell>
              <table:table-cell office:value-type="float" office:value="1.441194">
                <text:p>1.441194</text:p>
              </table:table-cell>
              <table:table-cell office:value-type="float" office:value="0.751994">
                <text:p>0.751994</text:p>
              </table:table-cell>
              <table:table-cell office:value-type="float" office:value="1.208636">
                <text:p>1.208636</text:p>
              </table:table-cell>
              <table:table-cell office:value-type="float" office:value="1.013586">
                <text:p>1.0135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61815">
                <text:p>1.061815</text:p>
              </table:table-cell>
              <table:table-cell office:value-type="float" office:value="1.238062">
                <text:p>1.238062</text:p>
              </table:table-cell>
              <table:table-cell office:value-type="float" office:value="1.439783">
                <text:p>1.439783</text:p>
              </table:table-cell>
              <table:table-cell office:value-type="float" office:value="0.750897">
                <text:p>0.750897</text:p>
              </table:table-cell>
              <table:table-cell office:value-type="float" office:value="1.206305">
                <text:p>1.206305</text:p>
              </table:table-cell>
              <table:table-cell office:value-type="float" office:value="1.011426">
                <text:p>1.011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60153">
                <text:p>1.060153</text:p>
              </table:table-cell>
              <table:table-cell office:value-type="float" office:value="1.235966">
                <text:p>1.235966</text:p>
              </table:table-cell>
              <table:table-cell office:value-type="float" office:value="1.437212">
                <text:p>1.437212</text:p>
              </table:table-cell>
              <table:table-cell office:value-type="float" office:value="0.750051">
                <text:p>0.750051</text:p>
              </table:table-cell>
              <table:table-cell office:value-type="float" office:value="1.203911">
                <text:p>1.203911</text:p>
              </table:table-cell>
              <table:table-cell office:value-type="float" office:value="1.009368">
                <text:p>1.009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5906">
                <text:p>1.05906</text:p>
              </table:table-cell>
              <table:table-cell office:value-type="float" office:value="1.234838">
                <text:p>1.234838</text:p>
              </table:table-cell>
              <table:table-cell office:value-type="float" office:value="1.434764">
                <text:p>1.434764</text:p>
              </table:table-cell>
              <table:table-cell office:value-type="float" office:value="0.748688">
                <text:p>0.748688</text:p>
              </table:table-cell>
              <table:table-cell office:value-type="float" office:value="1.201284">
                <text:p>1.201284</text:p>
              </table:table-cell>
              <table:table-cell office:value-type="float" office:value="1.007314">
                <text:p>1.0073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57498">
                <text:p>1.057498</text:p>
              </table:table-cell>
              <table:table-cell office:value-type="float" office:value="1.233882">
                <text:p>1.233882</text:p>
              </table:table-cell>
              <table:table-cell office:value-type="float" office:value="1.431739">
                <text:p>1.431739</text:p>
              </table:table-cell>
              <table:table-cell office:value-type="float" office:value="0.74726">
                <text:p>0.74726</text:p>
              </table:table-cell>
              <table:table-cell office:value-type="float" office:value="1.19867">
                <text:p>1.19867</text:p>
              </table:table-cell>
              <table:table-cell office:value-type="float" office:value="1.005488">
                <text:p>1.0054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55957">
                <text:p>1.055957</text:p>
              </table:table-cell>
              <table:table-cell office:value-type="float" office:value="1.232407">
                <text:p>1.232407</text:p>
              </table:table-cell>
              <table:table-cell office:value-type="float" office:value="1.428752">
                <text:p>1.428752</text:p>
              </table:table-cell>
              <table:table-cell office:value-type="float" office:value="0.745727">
                <text:p>0.745727</text:p>
              </table:table-cell>
              <table:table-cell office:value-type="float" office:value="1.196193">
                <text:p>1.196193</text:p>
              </table:table-cell>
              <table:table-cell office:value-type="float" office:value="1.003598">
                <text:p>1.0035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54599">
                <text:p>1.054599</text:p>
              </table:table-cell>
              <table:table-cell office:value-type="float" office:value="1.231054">
                <text:p>1.231054</text:p>
              </table:table-cell>
              <table:table-cell office:value-type="float" office:value="1.42596">
                <text:p>1.42596</text:p>
              </table:table-cell>
              <table:table-cell office:value-type="float" office:value="0.744376">
                <text:p>0.744376</text:p>
              </table:table-cell>
              <table:table-cell office:value-type="float" office:value="1.193724">
                <text:p>1.193724</text:p>
              </table:table-cell>
              <table:table-cell office:value-type="float" office:value="1.002113">
                <text:p>1.0021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2703">
                <text:p>1.052703</text:p>
              </table:table-cell>
              <table:table-cell office:value-type="float" office:value="1.229302">
                <text:p>1.229302</text:p>
              </table:table-cell>
              <table:table-cell office:value-type="float" office:value="1.42318">
                <text:p>1.42318</text:p>
              </table:table-cell>
              <table:table-cell office:value-type="float" office:value="0.742945">
                <text:p>0.742945</text:p>
              </table:table-cell>
              <table:table-cell office:value-type="float" office:value="1.191283">
                <text:p>1.191283</text:p>
              </table:table-cell>
              <table:table-cell office:value-type="float" office:value="1.00054">
                <text:p>1.000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50697">
                <text:p>1.050697</text:p>
              </table:table-cell>
              <table:table-cell office:value-type="float" office:value="1.227668">
                <text:p>1.227668</text:p>
              </table:table-cell>
              <table:table-cell office:value-type="float" office:value="1.42014">
                <text:p>1.42014</text:p>
              </table:table-cell>
              <table:table-cell office:value-type="float" office:value="0.741511">
                <text:p>0.741511</text:p>
              </table:table-cell>
              <table:table-cell office:value-type="float" office:value="1.188891">
                <text:p>1.188891</text:p>
              </table:table-cell>
              <table:table-cell office:value-type="float" office:value="0.999241">
                <text:p>0.9992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48507">
                <text:p>1.048507</text:p>
              </table:table-cell>
              <table:table-cell office:value-type="float" office:value="1.225745">
                <text:p>1.225745</text:p>
              </table:table-cell>
              <table:table-cell office:value-type="float" office:value="1.417116">
                <text:p>1.417116</text:p>
              </table:table-cell>
              <table:table-cell office:value-type="float" office:value="0.740193">
                <text:p>0.740193</text:p>
              </table:table-cell>
              <table:table-cell office:value-type="float" office:value="1.186706">
                <text:p>1.186706</text:p>
              </table:table-cell>
              <table:table-cell office:value-type="float" office:value="0.997864">
                <text:p>0.9978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46483">
                <text:p>1.046483</text:p>
              </table:table-cell>
              <table:table-cell office:value-type="float" office:value="1.223894">
                <text:p>1.223894</text:p>
              </table:table-cell>
              <table:table-cell office:value-type="float" office:value="1.414444">
                <text:p>1.414444</text:p>
              </table:table-cell>
              <table:table-cell office:value-type="float" office:value="0.738816">
                <text:p>0.738816</text:p>
              </table:table-cell>
              <table:table-cell office:value-type="float" office:value="1.184566">
                <text:p>1.184566</text:p>
              </table:table-cell>
              <table:table-cell office:value-type="float" office:value="0.996244">
                <text:p>0.996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44522">
                <text:p>1.044522</text:p>
              </table:table-cell>
              <table:table-cell office:value-type="float" office:value="1.22166">
                <text:p>1.22166</text:p>
              </table:table-cell>
              <table:table-cell office:value-type="float" office:value="1.411798">
                <text:p>1.411798</text:p>
              </table:table-cell>
              <table:table-cell office:value-type="float" office:value="0.737663">
                <text:p>0.737663</text:p>
              </table:table-cell>
              <table:table-cell office:value-type="float" office:value="1.182427">
                <text:p>1.182427</text:p>
              </table:table-cell>
              <table:table-cell office:value-type="float" office:value="0.994569">
                <text:p>0.9945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42374">
                <text:p>1.042374</text:p>
              </table:table-cell>
              <table:table-cell office:value-type="float" office:value="1.219419">
                <text:p>1.219419</text:p>
              </table:table-cell>
              <table:table-cell office:value-type="float" office:value="1.40883">
                <text:p>1.40883</text:p>
              </table:table-cell>
              <table:table-cell office:value-type="float" office:value="0.736358">
                <text:p>0.736358</text:p>
              </table:table-cell>
              <table:table-cell office:value-type="float" office:value="1.180263">
                <text:p>1.180263</text:p>
              </table:table-cell>
              <table:table-cell office:value-type="float" office:value="0.993156">
                <text:p>0.993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023">
                <text:p>1.04023</text:p>
              </table:table-cell>
              <table:table-cell office:value-type="float" office:value="1.217084">
                <text:p>1.217084</text:p>
              </table:table-cell>
              <table:table-cell office:value-type="float" office:value="1.405884">
                <text:p>1.405884</text:p>
              </table:table-cell>
              <table:table-cell office:value-type="float" office:value="0.735048">
                <text:p>0.735048</text:p>
              </table:table-cell>
              <table:table-cell office:value-type="float" office:value="1.17813">
                <text:p>1.17813</text:p>
              </table:table-cell>
              <table:table-cell office:value-type="float" office:value="0.991697">
                <text:p>0.991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38328">
                <text:p>1.038328</text:p>
              </table:table-cell>
              <table:table-cell office:value-type="float" office:value="1.214754">
                <text:p>1.214754</text:p>
              </table:table-cell>
              <table:table-cell office:value-type="float" office:value="1.403338">
                <text:p>1.403338</text:p>
              </table:table-cell>
              <table:table-cell office:value-type="float" office:value="0.733637">
                <text:p>0.733637</text:p>
              </table:table-cell>
              <table:table-cell office:value-type="float" office:value="1.17598">
                <text:p>1.17598</text:p>
              </table:table-cell>
              <table:table-cell office:value-type="float" office:value="0.989796">
                <text:p>0.9897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6177">
                <text:p>1.036177</text:p>
              </table:table-cell>
              <table:table-cell office:value-type="float" office:value="1.2123">
                <text:p>1.2123</text:p>
              </table:table-cell>
              <table:table-cell office:value-type="float" office:value="1.400828">
                <text:p>1.400828</text:p>
              </table:table-cell>
              <table:table-cell office:value-type="float" office:value="0.732374">
                <text:p>0.732374</text:p>
              </table:table-cell>
              <table:table-cell office:value-type="float" office:value="1.173758">
                <text:p>1.173758</text:p>
              </table:table-cell>
              <table:table-cell office:value-type="float" office:value="0.987881">
                <text:p>0.9878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34079">
                <text:p>1.034079</text:p>
              </table:table-cell>
              <table:table-cell office:value-type="float" office:value="1.209847">
                <text:p>1.209847</text:p>
              </table:table-cell>
              <table:table-cell office:value-type="float" office:value="1.397996">
                <text:p>1.397996</text:p>
              </table:table-cell>
              <table:table-cell office:value-type="float" office:value="0.731297">
                <text:p>0.731297</text:p>
              </table:table-cell>
              <table:table-cell office:value-type="float" office:value="1.171525">
                <text:p>1.171525</text:p>
              </table:table-cell>
              <table:table-cell office:value-type="float" office:value="0.986672">
                <text:p>0.9866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1952">
                <text:p>1.031952</text:p>
              </table:table-cell>
              <table:table-cell office:value-type="float" office:value="1.207371">
                <text:p>1.207371</text:p>
              </table:table-cell>
              <table:table-cell office:value-type="float" office:value="1.395177">
                <text:p>1.395177</text:p>
              </table:table-cell>
              <table:table-cell office:value-type="float" office:value="0.730024">
                <text:p>0.730024</text:p>
              </table:table-cell>
              <table:table-cell office:value-type="float" office:value="1.169206">
                <text:p>1.169206</text:p>
              </table:table-cell>
              <table:table-cell office:value-type="float" office:value="0.985435">
                <text:p>0.9854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0187">
                <text:p>1.030187</text:p>
              </table:table-cell>
              <table:table-cell office:value-type="float" office:value="1.204917">
                <text:p>1.204917</text:p>
              </table:table-cell>
              <table:table-cell office:value-type="float" office:value="1.392717">
                <text:p>1.392717</text:p>
              </table:table-cell>
              <table:table-cell office:value-type="float" office:value="0.72862">
                <text:p>0.72862</text:p>
              </table:table-cell>
              <table:table-cell office:value-type="float" office:value="1.166888">
                <text:p>1.166888</text:p>
              </table:table-cell>
              <table:table-cell office:value-type="float" office:value="0.983584">
                <text:p>0.9835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28464">
                <text:p>1.028464</text:p>
              </table:table-cell>
              <table:table-cell office:value-type="float" office:value="1.202608">
                <text:p>1.202608</text:p>
              </table:table-cell>
              <table:table-cell office:value-type="float" office:value="1.390296">
                <text:p>1.390296</text:p>
              </table:table-cell>
              <table:table-cell office:value-type="float" office:value="0.727161">
                <text:p>0.727161</text:p>
              </table:table-cell>
              <table:table-cell office:value-type="float" office:value="1.164602">
                <text:p>1.164602</text:p>
              </table:table-cell>
              <table:table-cell office:value-type="float" office:value="0.981743">
                <text:p>0.9817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26429">
                <text:p>1.026429</text:p>
              </table:table-cell>
              <table:table-cell office:value-type="float" office:value="1.200324">
                <text:p>1.200324</text:p>
              </table:table-cell>
              <table:table-cell office:value-type="float" office:value="1.38748">
                <text:p>1.38748</text:p>
              </table:table-cell>
              <table:table-cell office:value-type="float" office:value="0.725728">
                <text:p>0.725728</text:p>
              </table:table-cell>
              <table:table-cell office:value-type="float" office:value="1.162322">
                <text:p>1.162322</text:p>
              </table:table-cell>
              <table:table-cell office:value-type="float" office:value="0.980265">
                <text:p>0.9802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4474">
                <text:p>1.024474</text:p>
              </table:table-cell>
              <table:table-cell office:value-type="float" office:value="1.198451">
                <text:p>1.198451</text:p>
              </table:table-cell>
              <table:table-cell office:value-type="float" office:value="1.384679">
                <text:p>1.384679</text:p>
              </table:table-cell>
              <table:table-cell office:value-type="float" office:value="0.7246">
                <text:p>0.7246</text:p>
              </table:table-cell>
              <table:table-cell office:value-type="float" office:value="1.160261">
                <text:p>1.160261</text:p>
              </table:table-cell>
              <table:table-cell office:value-type="float" office:value="0.978785">
                <text:p>0.9787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23006">
                <text:p>1.023006</text:p>
              </table:table-cell>
              <table:table-cell office:value-type="float" office:value="1.196595">
                <text:p>1.196595</text:p>
              </table:table-cell>
              <table:table-cell office:value-type="float" office:value="1.38273">
                <text:p>1.38273</text:p>
              </table:table-cell>
              <table:table-cell office:value-type="float" office:value="0.724086">
                <text:p>0.724086</text:p>
              </table:table-cell>
              <table:table-cell office:value-type="float" office:value="1.158212">
                <text:p>1.158212</text:p>
              </table:table-cell>
              <table:table-cell office:value-type="float" office:value="0.97875">
                <text:p>0.97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21668">
                <text:p>1.021668</text:p>
              </table:table-cell>
              <table:table-cell office:value-type="float" office:value="1.194725">
                <text:p>1.194725</text:p>
              </table:table-cell>
              <table:table-cell office:value-type="float" office:value="1.380794">
                <text:p>1.380794</text:p>
              </table:table-cell>
              <table:table-cell office:value-type="float" office:value="0.723714">
                <text:p>0.723714</text:p>
              </table:table-cell>
              <table:table-cell office:value-type="float" office:value="1.156317">
                <text:p>1.156317</text:p>
              </table:table-cell>
              <table:table-cell office:value-type="float" office:value="0.978709">
                <text:p>0.978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978">
                <text:p>1.01978</text:p>
              </table:table-cell>
              <table:table-cell office:value-type="float" office:value="1.192866">
                <text:p>1.192866</text:p>
              </table:table-cell>
              <table:table-cell office:value-type="float" office:value="1.378043">
                <text:p>1.378043</text:p>
              </table:table-cell>
              <table:table-cell office:value-type="float" office:value="0.722777">
                <text:p>0.722777</text:p>
              </table:table-cell>
              <table:table-cell office:value-type="float" office:value="1.154433">
                <text:p>1.154433</text:p>
              </table:table-cell>
              <table:table-cell office:value-type="float" office:value="0.977221">
                <text:p>0.9772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17769">
                <text:p>1.017769</text:p>
              </table:table-cell>
              <table:table-cell office:value-type="float" office:value="1.190548">
                <text:p>1.190548</text:p>
              </table:table-cell>
              <table:table-cell office:value-type="float" office:value="1.37531">
                <text:p>1.37531</text:p>
              </table:table-cell>
              <table:table-cell office:value-type="float" office:value="0.7216">
                <text:p>0.7216</text:p>
              </table:table-cell>
              <table:table-cell office:value-type="float" office:value="1.152375">
                <text:p>1.152375</text:p>
              </table:table-cell>
              <table:table-cell office:value-type="float" office:value="0.975744">
                <text:p>0.9757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1585">
                <text:p>1.01585</text:p>
              </table:table-cell>
              <table:table-cell office:value-type="float" office:value="1.188245">
                <text:p>1.188245</text:p>
              </table:table-cell>
              <table:table-cell office:value-type="float" office:value="1.372678">
                <text:p>1.372678</text:p>
              </table:table-cell>
              <table:table-cell office:value-type="float" office:value="0.7204">
                <text:p>0.7204</text:p>
              </table:table-cell>
              <table:table-cell office:value-type="float" office:value="1.150333">
                <text:p>1.150333</text:p>
              </table:table-cell>
              <table:table-cell office:value-type="float" office:value="0.974142">
                <text:p>0.974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13923">
                <text:p>1.013923</text:p>
              </table:table-cell>
              <table:table-cell office:value-type="float" office:value="1.186014">
                <text:p>1.186014</text:p>
              </table:table-cell>
              <table:table-cell office:value-type="float" office:value="1.37006">
                <text:p>1.37006</text:p>
              </table:table-cell>
              <table:table-cell office:value-type="float" office:value="0.719053">
                <text:p>0.719053</text:p>
              </table:table-cell>
              <table:table-cell office:value-type="float" office:value="1.148298">
                <text:p>1.148298</text:p>
              </table:table-cell>
              <table:table-cell office:value-type="float" office:value="0.972551">
                <text:p>0.9725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1929">
                <text:p>1.011929</text:p>
              </table:table-cell>
              <table:table-cell office:value-type="float" office:value="1.183798">
                <text:p>1.183798</text:p>
              </table:table-cell>
              <table:table-cell office:value-type="float" office:value="1.367391">
                <text:p>1.367391</text:p>
              </table:table-cell>
              <table:table-cell office:value-type="float" office:value="0.717737">
                <text:p>0.717737</text:p>
              </table:table-cell>
              <table:table-cell office:value-type="float" office:value="1.146285">
                <text:p>1.146285</text:p>
              </table:table-cell>
              <table:table-cell office:value-type="float" office:value="0.97097">
                <text:p>0.970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0132">
                <text:p>1.010132</text:p>
              </table:table-cell>
              <table:table-cell office:value-type="float" office:value="1.182129">
                <text:p>1.182129</text:p>
              </table:table-cell>
              <table:table-cell office:value-type="float" office:value="1.364742">
                <text:p>1.364742</text:p>
              </table:table-cell>
              <table:table-cell office:value-type="float" office:value="0.716388">
                <text:p>0.716388</text:p>
              </table:table-cell>
              <table:table-cell office:value-type="float" office:value="1.144566">
                <text:p>1.144566</text:p>
              </table:table-cell>
              <table:table-cell office:value-type="float" office:value="0.969405">
                <text:p>0.9694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8384">
                <text:p>1.008384</text:p>
              </table:table-cell>
              <table:table-cell office:value-type="float" office:value="1.180468">
                <text:p>1.180468</text:p>
              </table:table-cell>
              <table:table-cell office:value-type="float" office:value="1.362139">
                <text:p>1.362139</text:p>
              </table:table-cell>
              <table:table-cell office:value-type="float" office:value="0.715003">
                <text:p>0.715003</text:p>
              </table:table-cell>
              <table:table-cell office:value-type="float" office:value="1.14287">
                <text:p>1.14287</text:p>
              </table:table-cell>
              <table:table-cell office:value-type="float" office:value="0.96762">
                <text:p>0.967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7101">
                <text:p>1.007101</text:p>
              </table:table-cell>
              <table:table-cell office:value-type="float" office:value="1.17947">
                <text:p>1.17947</text:p>
              </table:table-cell>
              <table:table-cell office:value-type="float" office:value="1.359541">
                <text:p>1.359541</text:p>
              </table:table-cell>
              <table:table-cell office:value-type="float" office:value="0.713856">
                <text:p>0.713856</text:p>
              </table:table-cell>
              <table:table-cell office:value-type="float" office:value="1.141405">
                <text:p>1.141405</text:p>
              </table:table-cell>
              <table:table-cell office:value-type="float" office:value="0.965845">
                <text:p>0.9658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05505">
                <text:p>1.005505</text:p>
              </table:table-cell>
              <table:table-cell office:value-type="float" office:value="1.17846">
                <text:p>1.17846</text:p>
              </table:table-cell>
              <table:table-cell office:value-type="float" office:value="1.356922">
                <text:p>1.356922</text:p>
              </table:table-cell>
              <table:table-cell office:value-type="float" office:value="0.712646">
                <text:p>0.712646</text:p>
              </table:table-cell>
              <table:table-cell office:value-type="float" office:value="1.139956">
                <text:p>1.139956</text:p>
              </table:table-cell>
              <table:table-cell office:value-type="float" office:value="0.964001">
                <text:p>0.964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03631">
                <text:p>1.003631</text:p>
              </table:table-cell>
              <table:table-cell office:value-type="float" office:value="1.176247">
                <text:p>1.176247</text:p>
              </table:table-cell>
              <table:table-cell office:value-type="float" office:value="1.354318">
                <text:p>1.354318</text:p>
              </table:table-cell>
              <table:table-cell office:value-type="float" office:value="0.711314">
                <text:p>0.711314</text:p>
              </table:table-cell>
              <table:table-cell office:value-type="float" office:value="1.137834">
                <text:p>1.137834</text:p>
              </table:table-cell>
              <table:table-cell office:value-type="float" office:value="0.962173">
                <text:p>0.9621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1773">
                <text:p>1.001773</text:p>
              </table:table-cell>
              <table:table-cell office:value-type="float" office:value="1.174038">
                <text:p>1.174038</text:p>
              </table:table-cell>
              <table:table-cell office:value-type="float" office:value="1.3519">
                <text:p>1.3519</text:p>
              </table:table-cell>
              <table:table-cell office:value-type="float" office:value="0.709976">
                <text:p>0.709976</text:p>
              </table:table-cell>
              <table:table-cell office:value-type="float" office:value="1.135731">
                <text:p>1.135731</text:p>
              </table:table-cell>
              <table:table-cell office:value-type="float" office:value="0.960533">
                <text:p>0.9605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9902">
                <text:p>0.999902</text:p>
              </table:table-cell>
              <table:table-cell office:value-type="float" office:value="1.171805">
                <text:p>1.171805</text:p>
              </table:table-cell>
              <table:table-cell office:value-type="float" office:value="1.34948">
                <text:p>1.34948</text:p>
              </table:table-cell>
              <table:table-cell office:value-type="float" office:value="0.708633">
                <text:p>0.708633</text:p>
              </table:table-cell>
              <table:table-cell office:value-type="float" office:value="1.133558">
                <text:p>1.133558</text:p>
              </table:table-cell>
              <table:table-cell office:value-type="float" office:value="0.95889">
                <text:p>0.95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8089">
                <text:p>0.998089</text:p>
              </table:table-cell>
              <table:table-cell office:value-type="float" office:value="1.169578">
                <text:p>1.169578</text:p>
              </table:table-cell>
              <table:table-cell office:value-type="float" office:value="1.347096">
                <text:p>1.347096</text:p>
              </table:table-cell>
              <table:table-cell office:value-type="float" office:value="0.707313">
                <text:p>0.707313</text:p>
              </table:table-cell>
              <table:table-cell office:value-type="float" office:value="1.131401">
                <text:p>1.131401</text:p>
              </table:table-cell>
              <table:table-cell office:value-type="float" office:value="0.957137">
                <text:p>0.9571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629">
                <text:p>0.99629</text:p>
              </table:table-cell>
              <table:table-cell office:value-type="float" office:value="1.167475">
                <text:p>1.167475</text:p>
              </table:table-cell>
              <table:table-cell office:value-type="float" office:value="1.344701">
                <text:p>1.344701</text:p>
              </table:table-cell>
              <table:table-cell office:value-type="float" office:value="0.706038">
                <text:p>0.706038</text:p>
              </table:table-cell>
              <table:table-cell office:value-type="float" office:value="1.12944">
                <text:p>1.12944</text:p>
              </table:table-cell>
              <table:table-cell office:value-type="float" office:value="0.955373">
                <text:p>0.9553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4456">
                <text:p>0.994456</text:p>
              </table:table-cell>
              <table:table-cell office:value-type="float" office:value="1.165406">
                <text:p>1.165406</text:p>
              </table:table-cell>
              <table:table-cell office:value-type="float" office:value="1.342255">
                <text:p>1.342255</text:p>
              </table:table-cell>
              <table:table-cell office:value-type="float" office:value="0.704765">
                <text:p>0.704765</text:p>
              </table:table-cell>
              <table:table-cell office:value-type="float" office:value="1.127516">
                <text:p>1.127516</text:p>
              </table:table-cell>
              <table:table-cell office:value-type="float" office:value="0.953607">
                <text:p>0.9536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2774">
                <text:p>0.992774</text:p>
              </table:table-cell>
              <table:table-cell office:value-type="float" office:value="1.163431">
                <text:p>1.163431</text:p>
              </table:table-cell>
              <table:table-cell office:value-type="float" office:value="1.339821">
                <text:p>1.339821</text:p>
              </table:table-cell>
              <table:table-cell office:value-type="float" office:value="0.703638">
                <text:p>0.703638</text:p>
              </table:table-cell>
              <table:table-cell office:value-type="float" office:value="1.125711">
                <text:p>1.125711</text:p>
              </table:table-cell>
              <table:table-cell office:value-type="float" office:value="0.951845">
                <text:p>0.9518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1088">
                <text:p>0.991088</text:p>
              </table:table-cell>
              <table:table-cell office:value-type="float" office:value="1.16149">
                <text:p>1.16149</text:p>
              </table:table-cell>
              <table:table-cell office:value-type="float" office:value="1.337573">
                <text:p>1.337573</text:p>
              </table:table-cell>
              <table:table-cell office:value-type="float" office:value="0.702464">
                <text:p>0.702464</text:p>
              </table:table-cell>
              <table:table-cell office:value-type="float" office:value="1.123947">
                <text:p>1.123947</text:p>
              </table:table-cell>
              <table:table-cell office:value-type="float" office:value="0.95021">
                <text:p>0.95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89646">
                <text:p>0.989646</text:p>
              </table:table-cell>
              <table:table-cell office:value-type="float" office:value="1.159883">
                <text:p>1.159883</text:p>
              </table:table-cell>
              <table:table-cell office:value-type="float" office:value="1.335299">
                <text:p>1.335299</text:p>
              </table:table-cell>
              <table:table-cell office:value-type="float" office:value="0.701571">
                <text:p>0.701571</text:p>
              </table:table-cell>
              <table:table-cell office:value-type="float" office:value="1.122502">
                <text:p>1.122502</text:p>
              </table:table-cell>
              <table:table-cell office:value-type="float" office:value="0.948559">
                <text:p>0.9485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8329">
                <text:p>0.988329</text:p>
              </table:table-cell>
              <table:table-cell office:value-type="float" office:value="1.158307">
                <text:p>1.158307</text:p>
              </table:table-cell>
              <table:table-cell office:value-type="float" office:value="1.333354">
                <text:p>1.333354</text:p>
              </table:table-cell>
              <table:table-cell office:value-type="float" office:value="0.700844">
                <text:p>0.700844</text:p>
              </table:table-cell>
              <table:table-cell office:value-type="float" office:value="1.121104">
                <text:p>1.121104</text:p>
              </table:table-cell>
              <table:table-cell office:value-type="float" office:value="0.947307">
                <text:p>0.9473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86593">
                <text:p>0.986593</text:p>
              </table:table-cell>
              <table:table-cell office:value-type="float" office:value="1.156653">
                <text:p>1.156653</text:p>
              </table:table-cell>
              <table:table-cell office:value-type="float" office:value="1.331386">
                <text:p>1.331386</text:p>
              </table:table-cell>
              <table:table-cell office:value-type="float" office:value="0.699718">
                <text:p>0.699718</text:p>
              </table:table-cell>
              <table:table-cell office:value-type="float" office:value="1.119267">
                <text:p>1.119267</text:p>
              </table:table-cell>
              <table:table-cell office:value-type="float" office:value="0.946037">
                <text:p>0.9460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84782">
                <text:p>0.984782</text:p>
              </table:table-cell>
              <table:table-cell office:value-type="float" office:value="1.155088">
                <text:p>1.155088</text:p>
              </table:table-cell>
              <table:table-cell office:value-type="float" office:value="1.328975">
                <text:p>1.328975</text:p>
              </table:table-cell>
              <table:table-cell office:value-type="float" office:value="0.698444">
                <text:p>0.698444</text:p>
              </table:table-cell>
              <table:table-cell office:value-type="float" office:value="1.117501">
                <text:p>1.117501</text:p>
              </table:table-cell>
              <table:table-cell office:value-type="float" office:value="0.944412">
                <text:p>0.944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83044">
                <text:p>0.983044</text:p>
              </table:table-cell>
              <table:table-cell office:value-type="float" office:value="1.154398">
                <text:p>1.154398</text:p>
              </table:table-cell>
              <table:table-cell office:value-type="float" office:value="1.326558">
                <text:p>1.326558</text:p>
              </table:table-cell>
              <table:table-cell office:value-type="float" office:value="0.697164">
                <text:p>0.697164</text:p>
              </table:table-cell>
              <table:table-cell office:value-type="float" office:value="1.116057">
                <text:p>1.116057</text:p>
              </table:table-cell>
              <table:table-cell office:value-type="float" office:value="0.94276">
                <text:p>0.942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81389">
                <text:p>0.981389</text:p>
              </table:table-cell>
              <table:table-cell office:value-type="float" office:value="1.153824">
                <text:p>1.153824</text:p>
              </table:table-cell>
              <table:table-cell office:value-type="float" office:value="1.325104">
                <text:p>1.325104</text:p>
              </table:table-cell>
              <table:table-cell office:value-type="float" office:value="0.696114">
                <text:p>0.696114</text:p>
              </table:table-cell>
              <table:table-cell office:value-type="float" office:value="1.114699">
                <text:p>1.114699</text:p>
              </table:table-cell>
              <table:table-cell office:value-type="float" office:value="0.941629">
                <text:p>0.9416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727">
                <text:p>0.979727</text:p>
              </table:table-cell>
              <table:table-cell office:value-type="float" office:value="1.153056">
                <text:p>1.153056</text:p>
              </table:table-cell>
              <table:table-cell office:value-type="float" office:value="1.323716">
                <text:p>1.323716</text:p>
              </table:table-cell>
              <table:table-cell office:value-type="float" office:value="0.695044">
                <text:p>0.695044</text:p>
              </table:table-cell>
              <table:table-cell office:value-type="float" office:value="1.113484">
                <text:p>1.113484</text:p>
              </table:table-cell>
              <table:table-cell office:value-type="float" office:value="0.94055">
                <text:p>0.94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8594">
                <text:p>0.978594</text:p>
              </table:table-cell>
              <table:table-cell office:value-type="float" office:value="1.152422">
                <text:p>1.152422</text:p>
              </table:table-cell>
              <table:table-cell office:value-type="float" office:value="1.323113">
                <text:p>1.323113</text:p>
              </table:table-cell>
              <table:table-cell office:value-type="float" office:value="0.694042">
                <text:p>0.694042</text:p>
              </table:table-cell>
              <table:table-cell office:value-type="float" office:value="1.112385">
                <text:p>1.112385</text:p>
              </table:table-cell>
              <table:table-cell office:value-type="float" office:value="0.938987">
                <text:p>0.9389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7454">
                <text:p>0.977454</text:p>
              </table:table-cell>
              <table:table-cell office:value-type="float" office:value="1.151583">
                <text:p>1.151583</text:p>
              </table:table-cell>
              <table:table-cell office:value-type="float" office:value="1.322664">
                <text:p>1.322664</text:p>
              </table:table-cell>
              <table:table-cell office:value-type="float" office:value="0.693028">
                <text:p>0.693028</text:p>
              </table:table-cell>
              <table:table-cell office:value-type="float" office:value="1.111396">
                <text:p>1.111396</text:p>
              </table:table-cell>
              <table:table-cell office:value-type="float" office:value="0.937394">
                <text:p>0.9373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5841">
                <text:p>0.975841</text:p>
              </table:table-cell>
              <table:table-cell office:value-type="float" office:value="1.150895">
                <text:p>1.150895</text:p>
              </table:table-cell>
              <table:table-cell office:value-type="float" office:value="1.320361">
                <text:p>1.320361</text:p>
              </table:table-cell>
              <table:table-cell office:value-type="float" office:value="0.692024">
                <text:p>0.692024</text:p>
              </table:table-cell>
              <table:table-cell office:value-type="float" office:value="1.110552">
                <text:p>1.110552</text:p>
              </table:table-cell>
              <table:table-cell office:value-type="float" office:value="0.93601">
                <text:p>0.936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4289">
                <text:p>0.974289</text:p>
              </table:table-cell>
              <table:table-cell office:value-type="float" office:value="1.149138">
                <text:p>1.149138</text:p>
              </table:table-cell>
              <table:table-cell office:value-type="float" office:value="1.31812">
                <text:p>1.31812</text:p>
              </table:table-cell>
              <table:table-cell office:value-type="float" office:value="0.691115">
                <text:p>0.691115</text:p>
              </table:table-cell>
              <table:table-cell office:value-type="float" office:value="1.108953">
                <text:p>1.108953</text:p>
              </table:table-cell>
              <table:table-cell office:value-type="float" office:value="0.934574">
                <text:p>0.9345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2578">
                <text:p>0.972578</text:p>
              </table:table-cell>
              <table:table-cell office:value-type="float" office:value="1.147375">
                <text:p>1.147375</text:p>
              </table:table-cell>
              <table:table-cell office:value-type="float" office:value="1.315775">
                <text:p>1.315775</text:p>
              </table:table-cell>
              <table:table-cell office:value-type="float" office:value="0.689902">
                <text:p>0.689902</text:p>
              </table:table-cell>
              <table:table-cell office:value-type="float" office:value="1.107398">
                <text:p>1.107398</text:p>
              </table:table-cell>
              <table:table-cell office:value-type="float" office:value="0.932921">
                <text:p>0.9329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0892">
                <text:p>0.970892</text:p>
              </table:table-cell>
              <table:table-cell office:value-type="float" office:value="1.145481">
                <text:p>1.145481</text:p>
              </table:table-cell>
              <table:table-cell office:value-type="float" office:value="1.313447">
                <text:p>1.313447</text:p>
              </table:table-cell>
              <table:table-cell office:value-type="float" office:value="0.688739">
                <text:p>0.688739</text:p>
              </table:table-cell>
              <table:table-cell office:value-type="float" office:value="1.105717">
                <text:p>1.105717</text:p>
              </table:table-cell>
              <table:table-cell office:value-type="float" office:value="0.931266">
                <text:p>0.9312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9576">
                <text:p>0.969576</text:p>
              </table:table-cell>
              <table:table-cell office:value-type="float" office:value="1.143673">
                <text:p>1.143673</text:p>
              </table:table-cell>
              <table:table-cell office:value-type="float" office:value="1.311668">
                <text:p>1.311668</text:p>
              </table:table-cell>
              <table:table-cell office:value-type="float" office:value="0.687944">
                <text:p>0.687944</text:p>
              </table:table-cell>
              <table:table-cell office:value-type="float" office:value="1.104153">
                <text:p>1.104153</text:p>
              </table:table-cell>
              <table:table-cell office:value-type="float" office:value="0.930186">
                <text:p>0.9301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6803">
                <text:p>0.96803</text:p>
              </table:table-cell>
              <table:table-cell office:value-type="float" office:value="1.141673">
                <text:p>1.141673</text:p>
              </table:table-cell>
              <table:table-cell office:value-type="float" office:value="1.310016">
                <text:p>1.310016</text:p>
              </table:table-cell>
              <table:table-cell office:value-type="float" office:value="0.687032">
                <text:p>0.687032</text:p>
              </table:table-cell>
              <table:table-cell office:value-type="float" office:value="1.10223">
                <text:p>1.10223</text:p>
              </table:table-cell>
              <table:table-cell office:value-type="float" office:value="0.929244">
                <text:p>0.929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6758">
                <text:p>0.966758</text:p>
              </table:table-cell>
              <table:table-cell office:value-type="float" office:value="1.139699">
                <text:p>1.139699</text:p>
              </table:table-cell>
              <table:table-cell office:value-type="float" office:value="1.308442">
                <text:p>1.308442</text:p>
              </table:table-cell>
              <table:table-cell office:value-type="float" office:value="0.686645">
                <text:p>0.686645</text:p>
              </table:table-cell>
              <table:table-cell office:value-type="float" office:value="1.100368">
                <text:p>1.100368</text:p>
              </table:table-cell>
              <table:table-cell office:value-type="float" office:value="0.929152">
                <text:p>0.9291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569">
                <text:p>0.96569</text:p>
              </table:table-cell>
              <table:table-cell office:value-type="float" office:value="1.138125">
                <text:p>1.138125</text:p>
              </table:table-cell>
              <table:table-cell office:value-type="float" office:value="1.306956">
                <text:p>1.306956</text:p>
              </table:table-cell>
              <table:table-cell office:value-type="float" office:value="0.686615">
                <text:p>0.686615</text:p>
              </table:table-cell>
              <table:table-cell office:value-type="float" office:value="1.098714">
                <text:p>1.098714</text:p>
              </table:table-cell>
              <table:table-cell office:value-type="float" office:value="0.929231">
                <text:p>0.9292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64238">
                <text:p>0.964238</text:p>
              </table:table-cell>
              <table:table-cell office:value-type="float" office:value="1.136684">
                <text:p>1.136684</text:p>
              </table:table-cell>
              <table:table-cell office:value-type="float" office:value="1.304712">
                <text:p>1.304712</text:p>
              </table:table-cell>
              <table:table-cell office:value-type="float" office:value="0.686064">
                <text:p>0.686064</text:p>
              </table:table-cell>
              <table:table-cell office:value-type="float" office:value="1.097188">
                <text:p>1.097188</text:p>
              </table:table-cell>
              <table:table-cell office:value-type="float" office:value="0.928163">
                <text:p>0.9281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62684">
                <text:p>0.962684</text:p>
              </table:table-cell>
              <table:table-cell office:value-type="float" office:value="1.13488">
                <text:p>1.13488</text:p>
              </table:table-cell>
              <table:table-cell office:value-type="float" office:value="1.302504">
                <text:p>1.302504</text:p>
              </table:table-cell>
              <table:table-cell office:value-type="float" office:value="0.685344">
                <text:p>0.685344</text:p>
              </table:table-cell>
              <table:table-cell office:value-type="float" office:value="1.095359">
                <text:p>1.095359</text:p>
              </table:table-cell>
              <table:table-cell office:value-type="float" office:value="0.92722">
                <text:p>0.927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61143">
                <text:p>0.961143</text:p>
              </table:table-cell>
              <table:table-cell office:value-type="float" office:value="1.133153">
                <text:p>1.133153</text:p>
              </table:table-cell>
              <table:table-cell office:value-type="float" office:value="1.300281">
                <text:p>1.300281</text:p>
              </table:table-cell>
              <table:table-cell office:value-type="float" office:value="0.68457">
                <text:p>0.68457</text:p>
              </table:table-cell>
              <table:table-cell office:value-type="float" office:value="1.093602">
                <text:p>1.093602</text:p>
              </table:table-cell>
              <table:table-cell office:value-type="float" office:value="0.926066">
                <text:p>0.9260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60162">
                <text:p>0.960162</text:p>
              </table:table-cell>
              <table:table-cell office:value-type="float" office:value="1.132377">
                <text:p>1.132377</text:p>
              </table:table-cell>
              <table:table-cell office:value-type="float" office:value="1.298081">
                <text:p>1.298081</text:p>
              </table:table-cell>
              <table:table-cell office:value-type="float" office:value="0.684358">
                <text:p>0.684358</text:p>
              </table:table-cell>
              <table:table-cell office:value-type="float" office:value="1.092348">
                <text:p>1.092348</text:p>
              </table:table-cell>
              <table:table-cell office:value-type="float" office:value="0.925027">
                <text:p>0.9250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59267">
                <text:p>0.959267</text:p>
              </table:table-cell>
              <table:table-cell office:value-type="float" office:value="1.131842">
                <text:p>1.131842</text:p>
              </table:table-cell>
              <table:table-cell office:value-type="float" office:value="1.296">
                <text:p>1.296</text:p>
              </table:table-cell>
              <table:table-cell office:value-type="float" office:value="0.684008">
                <text:p>0.684008</text:p>
              </table:table-cell>
              <table:table-cell office:value-type="float" office:value="1.091289">
                <text:p>1.091289</text:p>
              </table:table-cell>
              <table:table-cell office:value-type="float" office:value="0.923871">
                <text:p>0.9238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58151">
                <text:p>0.958151</text:p>
              </table:table-cell>
              <table:table-cell office:value-type="float" office:value="1.130555">
                <text:p>1.130555</text:p>
              </table:table-cell>
              <table:table-cell office:value-type="float" office:value="1.294026">
                <text:p>1.294026</text:p>
              </table:table-cell>
              <table:table-cell office:value-type="float" office:value="0.683395">
                <text:p>0.683395</text:p>
              </table:table-cell>
              <table:table-cell office:value-type="float" office:value="1.089631">
                <text:p>1.089631</text:p>
              </table:table-cell>
              <table:table-cell office:value-type="float" office:value="0.922879">
                <text:p>0.9228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57523">
                <text:p>0.957523</text:p>
              </table:table-cell>
              <table:table-cell office:value-type="float" office:value="1.129472">
                <text:p>1.129472</text:p>
              </table:table-cell>
              <table:table-cell office:value-type="float" office:value="1.292918">
                <text:p>1.292918</text:p>
              </table:table-cell>
              <table:table-cell office:value-type="float" office:value="0.683142">
                <text:p>0.683142</text:p>
              </table:table-cell>
              <table:table-cell office:value-type="float" office:value="1.088117">
                <text:p>1.088117</text:p>
              </table:table-cell>
              <table:table-cell office:value-type="float" office:value="0.922638">
                <text:p>0.922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56081">
                <text:p>0.956081</text:p>
              </table:table-cell>
              <table:table-cell office:value-type="float" office:value="1.128054">
                <text:p>1.128054</text:p>
              </table:table-cell>
              <table:table-cell office:value-type="float" office:value="1.292043">
                <text:p>1.292043</text:p>
              </table:table-cell>
              <table:table-cell office:value-type="float" office:value="0.68216">
                <text:p>0.68216</text:p>
              </table:table-cell>
              <table:table-cell office:value-type="float" office:value="1.086468">
                <text:p>1.086468</text:p>
              </table:table-cell>
              <table:table-cell office:value-type="float" office:value="0.922691">
                <text:p>0.9226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54714">
                <text:p>0.954714</text:p>
              </table:table-cell>
              <table:table-cell office:value-type="float" office:value="1.126687">
                <text:p>1.126687</text:p>
              </table:table-cell>
              <table:table-cell office:value-type="float" office:value="1.290812">
                <text:p>1.290812</text:p>
              </table:table-cell>
              <table:table-cell office:value-type="float" office:value="0.681248">
                <text:p>0.681248</text:p>
              </table:table-cell>
              <table:table-cell office:value-type="float" office:value="1.084811">
                <text:p>1.084811</text:p>
              </table:table-cell>
              <table:table-cell office:value-type="float" office:value="0.922322">
                <text:p>0.9223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53595">
                <text:p>0.953595</text:p>
              </table:table-cell>
              <table:table-cell office:value-type="float" office:value="1.124984">
                <text:p>1.124984</text:p>
              </table:table-cell>
              <table:table-cell office:value-type="float" office:value="1.289813">
                <text:p>1.289813</text:p>
              </table:table-cell>
              <table:table-cell office:value-type="float" office:value="0.680475">
                <text:p>0.680475</text:p>
              </table:table-cell>
              <table:table-cell office:value-type="float" office:value="1.082992">
                <text:p>1.082992</text:p>
              </table:table-cell>
              <table:table-cell office:value-type="float" office:value="0.922254">
                <text:p>0.9222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2744">
                <text:p>0.952744</text:p>
              </table:table-cell>
              <table:table-cell office:value-type="float" office:value="1.123424">
                <text:p>1.123424</text:p>
              </table:table-cell>
              <table:table-cell office:value-type="float" office:value="1.288882">
                <text:p>1.288882</text:p>
              </table:table-cell>
              <table:table-cell office:value-type="float" office:value="0.679807">
                <text:p>0.679807</text:p>
              </table:table-cell>
              <table:table-cell office:value-type="float" office:value="1.08125">
                <text:p>1.08125</text:p>
              </table:table-cell>
              <table:table-cell office:value-type="float" office:value="0.92209">
                <text:p>0.922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5232">
                <text:p>0.95232</text:p>
              </table:table-cell>
              <table:table-cell office:value-type="float" office:value="1.122719">
                <text:p>1.122719</text:p>
              </table:table-cell>
              <table:table-cell office:value-type="float" office:value="1.28823">
                <text:p>1.28823</text:p>
              </table:table-cell>
              <table:table-cell office:value-type="float" office:value="0.67943">
                <text:p>0.67943</text:p>
              </table:table-cell>
              <table:table-cell office:value-type="float" office:value="1.080006">
                <text:p>1.080006</text:p>
              </table:table-cell>
              <table:table-cell office:value-type="float" office:value="0.922274">
                <text:p>0.9222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52093">
                <text:p>0.952093</text:p>
              </table:table-cell>
              <table:table-cell office:value-type="float" office:value="1.122257">
                <text:p>1.122257</text:p>
              </table:table-cell>
              <table:table-cell office:value-type="float" office:value="1.28737">
                <text:p>1.28737</text:p>
              </table:table-cell>
              <table:table-cell office:value-type="float" office:value="0.678879">
                <text:p>0.678879</text:p>
              </table:table-cell>
              <table:table-cell office:value-type="float" office:value="1.078945">
                <text:p>1.078945</text:p>
              </table:table-cell>
              <table:table-cell office:value-type="float" office:value="0.921792">
                <text:p>0.9217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52281">
                <text:p>0.952281</text:p>
              </table:table-cell>
              <table:table-cell office:value-type="float" office:value="1.121968">
                <text:p>1.121968</text:p>
              </table:table-cell>
              <table:table-cell office:value-type="float" office:value="1.286813">
                <text:p>1.286813</text:p>
              </table:table-cell>
              <table:table-cell office:value-type="float" office:value="0.678604">
                <text:p>0.678604</text:p>
              </table:table-cell>
              <table:table-cell office:value-type="float" office:value="1.077887">
                <text:p>1.077887</text:p>
              </table:table-cell>
              <table:table-cell office:value-type="float" office:value="0.921648">
                <text:p>0.921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52287">
                <text:p>0.952287</text:p>
              </table:table-cell>
              <table:table-cell office:value-type="float" office:value="1.122027">
                <text:p>1.122027</text:p>
              </table:table-cell>
              <table:table-cell office:value-type="float" office:value="1.285361">
                <text:p>1.285361</text:p>
              </table:table-cell>
              <table:table-cell office:value-type="float" office:value="0.678162">
                <text:p>0.678162</text:p>
              </table:table-cell>
              <table:table-cell office:value-type="float" office:value="1.077093">
                <text:p>1.077093</text:p>
              </table:table-cell>
              <table:table-cell office:value-type="float" office:value="0.920633">
                <text:p>0.920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2046">
                <text:p>0.952046</text:p>
              </table:table-cell>
              <table:table-cell office:value-type="float" office:value="1.121586">
                <text:p>1.121586</text:p>
              </table:table-cell>
              <table:table-cell office:value-type="float" office:value="1.284112">
                <text:p>1.284112</text:p>
              </table:table-cell>
              <table:table-cell office:value-type="float" office:value="0.677623">
                <text:p>0.677623</text:p>
              </table:table-cell>
              <table:table-cell office:value-type="float" office:value="1.076185">
                <text:p>1.076185</text:p>
              </table:table-cell>
              <table:table-cell office:value-type="float" office:value="0.919827">
                <text:p>0.9198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5198">
                <text:p>0.95198</text:p>
              </table:table-cell>
              <table:table-cell office:value-type="float" office:value="1.121453">
                <text:p>1.121453</text:p>
              </table:table-cell>
              <table:table-cell office:value-type="float" office:value="1.282856">
                <text:p>1.282856</text:p>
              </table:table-cell>
              <table:table-cell office:value-type="float" office:value="0.677167">
                <text:p>0.677167</text:p>
              </table:table-cell>
              <table:table-cell office:value-type="float" office:value="1.075536">
                <text:p>1.075536</text:p>
              </table:table-cell>
              <table:table-cell office:value-type="float" office:value="0.918956">
                <text:p>0.9189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51932">
                <text:p>0.951932</text:p>
              </table:table-cell>
              <table:table-cell office:value-type="float" office:value="1.120676">
                <text:p>1.120676</text:p>
              </table:table-cell>
              <table:table-cell office:value-type="float" office:value="1.281866">
                <text:p>1.281866</text:p>
              </table:table-cell>
              <table:table-cell office:value-type="float" office:value="0.676775">
                <text:p>0.676775</text:p>
              </table:table-cell>
              <table:table-cell office:value-type="float" office:value="1.074279">
                <text:p>1.074279</text:p>
              </table:table-cell>
              <table:table-cell office:value-type="float" office:value="0.918362">
                <text:p>0.9183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5203">
                <text:p>0.95203</text:p>
              </table:table-cell>
              <table:table-cell office:value-type="float" office:value="1.120227">
                <text:p>1.120227</text:p>
              </table:table-cell>
              <table:table-cell office:value-type="float" office:value="1.280601">
                <text:p>1.280601</text:p>
              </table:table-cell>
              <table:table-cell office:value-type="float" office:value="0.676469">
                <text:p>0.676469</text:p>
              </table:table-cell>
              <table:table-cell office:value-type="float" office:value="1.073279">
                <text:p>1.073279</text:p>
              </table:table-cell>
              <table:table-cell office:value-type="float" office:value="0.917445">
                <text:p>0.9174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1516">
                <text:p>0.951516</text:p>
              </table:table-cell>
              <table:table-cell office:value-type="float" office:value="1.119302">
                <text:p>1.119302</text:p>
              </table:table-cell>
              <table:table-cell office:value-type="float" office:value="1.279565">
                <text:p>1.279565</text:p>
              </table:table-cell>
              <table:table-cell office:value-type="float" office:value="0.676027">
                <text:p>0.676027</text:p>
              </table:table-cell>
              <table:table-cell office:value-type="float" office:value="1.071717">
                <text:p>1.071717</text:p>
              </table:table-cell>
              <table:table-cell office:value-type="float" office:value="0.916723">
                <text:p>0.9167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50908">
                <text:p>0.950908</text:p>
              </table:table-cell>
              <table:table-cell office:value-type="float" office:value="1.118512">
                <text:p>1.118512</text:p>
              </table:table-cell>
              <table:table-cell office:value-type="float" office:value="1.278485">
                <text:p>1.278485</text:p>
              </table:table-cell>
              <table:table-cell office:value-type="float" office:value="0.675451">
                <text:p>0.675451</text:p>
              </table:table-cell>
              <table:table-cell office:value-type="float" office:value="1.07019">
                <text:p>1.07019</text:p>
              </table:table-cell>
              <table:table-cell office:value-type="float" office:value="0.915822">
                <text:p>0.9158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51034">
                <text:p>0.951034</text:p>
              </table:table-cell>
              <table:table-cell office:value-type="float" office:value="1.118205">
                <text:p>1.118205</text:p>
              </table:table-cell>
              <table:table-cell office:value-type="float" office:value="1.2777">
                <text:p>1.2777</text:p>
              </table:table-cell>
              <table:table-cell office:value-type="float" office:value="0.675179">
                <text:p>0.675179</text:p>
              </table:table-cell>
              <table:table-cell office:value-type="float" office:value="1.068793">
                <text:p>1.068793</text:p>
              </table:table-cell>
              <table:table-cell office:value-type="float" office:value="0.915183">
                <text:p>0.9151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50652">
                <text:p>0.950652</text:p>
              </table:table-cell>
              <table:table-cell office:value-type="float" office:value="1.118224">
                <text:p>1.118224</text:p>
              </table:table-cell>
              <table:table-cell office:value-type="float" office:value="1.275882">
                <text:p>1.275882</text:p>
              </table:table-cell>
              <table:table-cell office:value-type="float" office:value="0.674558">
                <text:p>0.674558</text:p>
              </table:table-cell>
              <table:table-cell office:value-type="float" office:value="1.067589">
                <text:p>1.067589</text:p>
              </table:table-cell>
              <table:table-cell office:value-type="float" office:value="0.913763">
                <text:p>0.9137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5016">
                <text:p>0.95016</text:p>
              </table:table-cell>
              <table:table-cell office:value-type="float" office:value="1.117232">
                <text:p>1.117232</text:p>
              </table:table-cell>
              <table:table-cell office:value-type="float" office:value="1.27425">
                <text:p>1.27425</text:p>
              </table:table-cell>
              <table:table-cell office:value-type="float" office:value="0.673864">
                <text:p>0.673864</text:p>
              </table:table-cell>
              <table:table-cell office:value-type="float" office:value="1.06608">
                <text:p>1.06608</text:p>
              </table:table-cell>
              <table:table-cell office:value-type="float" office:value="0.912479">
                <text:p>0.9124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49861">
                <text:p>0.949861</text:p>
              </table:table-cell>
              <table:table-cell office:value-type="float" office:value="1.11655">
                <text:p>1.11655</text:p>
              </table:table-cell>
              <table:table-cell office:value-type="float" office:value="1.272771">
                <text:p>1.272771</text:p>
              </table:table-cell>
              <table:table-cell office:value-type="float" office:value="0.673198">
                <text:p>0.673198</text:p>
              </table:table-cell>
              <table:table-cell office:value-type="float" office:value="1.064786">
                <text:p>1.064786</text:p>
              </table:table-cell>
              <table:table-cell office:value-type="float" office:value="0.911122">
                <text:p>0.9111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9638">
                <text:p>0.949638</text:p>
              </table:table-cell>
              <table:table-cell office:value-type="float" office:value="1.116">
                <text:p>1.116</text:p>
              </table:table-cell>
              <table:table-cell office:value-type="float" office:value="1.271555">
                <text:p>1.271555</text:p>
              </table:table-cell>
              <table:table-cell office:value-type="float" office:value="0.672567">
                <text:p>0.672567</text:p>
              </table:table-cell>
              <table:table-cell office:value-type="float" office:value="1.06359">
                <text:p>1.06359</text:p>
              </table:table-cell>
              <table:table-cell office:value-type="float" office:value="0.909943">
                <text:p>0.9099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49359">
                <text:p>0.949359</text:p>
              </table:table-cell>
              <table:table-cell office:value-type="float" office:value="1.115805">
                <text:p>1.115805</text:p>
              </table:table-cell>
              <table:table-cell office:value-type="float" office:value="1.269954">
                <text:p>1.269954</text:p>
              </table:table-cell>
              <table:table-cell office:value-type="float" office:value="0.671822">
                <text:p>0.671822</text:p>
              </table:table-cell>
              <table:table-cell office:value-type="float" office:value="1.062685">
                <text:p>1.062685</text:p>
              </table:table-cell>
              <table:table-cell office:value-type="float" office:value="0.90849">
                <text:p>0.908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49006">
                <text:p>0.949006</text:p>
              </table:table-cell>
              <table:table-cell office:value-type="float" office:value="1.115791">
                <text:p>1.115791</text:p>
              </table:table-cell>
              <table:table-cell office:value-type="float" office:value="1.268593">
                <text:p>1.268593</text:p>
              </table:table-cell>
              <table:table-cell office:value-type="float" office:value="0.67107">
                <text:p>0.67107</text:p>
              </table:table-cell>
              <table:table-cell office:value-type="float" office:value="1.06177">
                <text:p>1.06177</text:p>
              </table:table-cell>
              <table:table-cell office:value-type="float" office:value="0.907122">
                <text:p>0.9071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8785">
                <text:p>0.948785</text:p>
              </table:table-cell>
              <table:table-cell office:value-type="float" office:value="1.116124">
                <text:p>1.116124</text:p>
              </table:table-cell>
              <table:table-cell office:value-type="float" office:value="1.267557">
                <text:p>1.267557</text:p>
              </table:table-cell>
              <table:table-cell office:value-type="float" office:value="0.670202">
                <text:p>0.670202</text:p>
              </table:table-cell>
              <table:table-cell office:value-type="float" office:value="1.061126">
                <text:p>1.061126</text:p>
              </table:table-cell>
              <table:table-cell office:value-type="float" office:value="0.905711">
                <text:p>0.905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49092">
                <text:p>0.949092</text:p>
              </table:table-cell>
              <table:table-cell office:value-type="float" office:value="1.115571">
                <text:p>1.115571</text:p>
              </table:table-cell>
              <table:table-cell office:value-type="float" office:value="1.266868">
                <text:p>1.266868</text:p>
              </table:table-cell>
              <table:table-cell office:value-type="float" office:value="0.669543">
                <text:p>0.669543</text:p>
              </table:table-cell>
              <table:table-cell office:value-type="float" office:value="1.059669">
                <text:p>1.059669</text:p>
              </table:table-cell>
              <table:table-cell office:value-type="float" office:value="0.904431">
                <text:p>0.9044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49556">
                <text:p>0.949556</text:p>
              </table:table-cell>
              <table:table-cell office:value-type="float" office:value="1.115422">
                <text:p>1.115422</text:p>
              </table:table-cell>
              <table:table-cell office:value-type="float" office:value="1.266069">
                <text:p>1.266069</text:p>
              </table:table-cell>
              <table:table-cell office:value-type="float" office:value="0.668839">
                <text:p>0.668839</text:p>
              </table:table-cell>
              <table:table-cell office:value-type="float" office:value="1.058464">
                <text:p>1.058464</text:p>
              </table:table-cell>
              <table:table-cell office:value-type="float" office:value="0.903026">
                <text:p>0.9030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9721">
                <text:p>0.949721</text:p>
              </table:table-cell>
              <table:table-cell office:value-type="float" office:value="1.115292">
                <text:p>1.115292</text:p>
              </table:table-cell>
              <table:table-cell office:value-type="float" office:value="1.265654">
                <text:p>1.265654</text:p>
              </table:table-cell>
              <table:table-cell office:value-type="float" office:value="0.668103">
                <text:p>0.668103</text:p>
              </table:table-cell>
              <table:table-cell office:value-type="float" office:value="1.057158">
                <text:p>1.057158</text:p>
              </table:table-cell>
              <table:table-cell office:value-type="float" office:value="0.901731">
                <text:p>0.9017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0281">
                <text:p>0.950281</text:p>
              </table:table-cell>
              <table:table-cell office:value-type="float" office:value="1.115456">
                <text:p>1.115456</text:p>
              </table:table-cell>
              <table:table-cell office:value-type="float" office:value="1.2654">
                <text:p>1.2654</text:p>
              </table:table-cell>
              <table:table-cell office:value-type="float" office:value="0.667493">
                <text:p>0.667493</text:p>
              </table:table-cell>
              <table:table-cell office:value-type="float" office:value="1.055969">
                <text:p>1.055969</text:p>
              </table:table-cell>
              <table:table-cell office:value-type="float" office:value="0.900505">
                <text:p>0.9005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50258">
                <text:p>0.950258</text:p>
              </table:table-cell>
              <table:table-cell office:value-type="float" office:value="1.114885">
                <text:p>1.114885</text:p>
              </table:table-cell>
              <table:table-cell office:value-type="float" office:value="1.265564">
                <text:p>1.265564</text:p>
              </table:table-cell>
              <table:table-cell office:value-type="float" office:value="0.666804">
                <text:p>0.666804</text:p>
              </table:table-cell>
              <table:table-cell office:value-type="float" office:value="1.054717">
                <text:p>1.054717</text:p>
              </table:table-cell>
              <table:table-cell office:value-type="float" office:value="0.899348">
                <text:p>0.899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0227">
                <text:p>0.950227</text:p>
              </table:table-cell>
              <table:table-cell office:value-type="float" office:value="1.114526">
                <text:p>1.114526</text:p>
              </table:table-cell>
              <table:table-cell office:value-type="float" office:value="1.265408">
                <text:p>1.265408</text:p>
              </table:table-cell>
              <table:table-cell office:value-type="float" office:value="0.66591">
                <text:p>0.66591</text:p>
              </table:table-cell>
              <table:table-cell office:value-type="float" office:value="1.053496">
                <text:p>1.053496</text:p>
              </table:table-cell>
              <table:table-cell office:value-type="float" office:value="0.897996">
                <text:p>0.8979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984">
                <text:p>0.94984</text:p>
              </table:table-cell>
              <table:table-cell office:value-type="float" office:value="1.11405">
                <text:p>1.11405</text:p>
              </table:table-cell>
              <table:table-cell office:value-type="float" office:value="1.26574">
                <text:p>1.26574</text:p>
              </table:table-cell>
              <table:table-cell office:value-type="float" office:value="0.664969">
                <text:p>0.664969</text:p>
              </table:table-cell>
              <table:table-cell office:value-type="float" office:value="1.052518">
                <text:p>1.052518</text:p>
              </table:table-cell>
              <table:table-cell office:value-type="float" office:value="0.89681">
                <text:p>0.896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49767">
                <text:p>0.949767</text:p>
              </table:table-cell>
              <table:table-cell office:value-type="float" office:value="1.113736">
                <text:p>1.113736</text:p>
              </table:table-cell>
              <table:table-cell office:value-type="float" office:value="1.265756">
                <text:p>1.265756</text:p>
              </table:table-cell>
              <table:table-cell office:value-type="float" office:value="0.664164">
                <text:p>0.664164</text:p>
              </table:table-cell>
              <table:table-cell office:value-type="float" office:value="1.051485">
                <text:p>1.051485</text:p>
              </table:table-cell>
              <table:table-cell office:value-type="float" office:value="0.895526">
                <text:p>0.8955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49024">
                <text:p>0.949024</text:p>
              </table:table-cell>
              <table:table-cell office:value-type="float" office:value="1.112237">
                <text:p>1.112237</text:p>
              </table:table-cell>
              <table:table-cell office:value-type="float" office:value="1.266245">
                <text:p>1.266245</text:p>
              </table:table-cell>
              <table:table-cell office:value-type="float" office:value="0.663211">
                <text:p>0.663211</text:p>
              </table:table-cell>
              <table:table-cell office:value-type="float" office:value="1.049895">
                <text:p>1.049895</text:p>
              </table:table-cell>
              <table:table-cell office:value-type="float" office:value="0.894311">
                <text:p>0.8943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48388">
                <text:p>0.948388</text:p>
              </table:table-cell>
              <table:table-cell office:value-type="float" office:value="1.110964">
                <text:p>1.110964</text:p>
              </table:table-cell>
              <table:table-cell office:value-type="float" office:value="1.265889">
                <text:p>1.265889</text:p>
              </table:table-cell>
              <table:table-cell office:value-type="float" office:value="0.662185">
                <text:p>0.662185</text:p>
              </table:table-cell>
              <table:table-cell office:value-type="float" office:value="1.048269">
                <text:p>1.048269</text:p>
              </table:table-cell>
              <table:table-cell office:value-type="float" office:value="0.892922">
                <text:p>0.8929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47423">
                <text:p>0.947423</text:p>
              </table:table-cell>
              <table:table-cell office:value-type="float" office:value="1.10939">
                <text:p>1.10939</text:p>
              </table:table-cell>
              <table:table-cell office:value-type="float" office:value="1.266009">
                <text:p>1.266009</text:p>
              </table:table-cell>
              <table:table-cell office:value-type="float" office:value="0.66124">
                <text:p>0.66124</text:p>
              </table:table-cell>
              <table:table-cell office:value-type="float" office:value="1.047074">
                <text:p>1.047074</text:p>
              </table:table-cell>
              <table:table-cell office:value-type="float" office:value="0.891581">
                <text:p>0.8915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46749">
                <text:p>0.946749</text:p>
              </table:table-cell>
              <table:table-cell office:value-type="float" office:value="1.107951">
                <text:p>1.107951</text:p>
              </table:table-cell>
              <table:table-cell office:value-type="float" office:value="1.265626">
                <text:p>1.265626</text:p>
              </table:table-cell>
              <table:table-cell office:value-type="float" office:value="0.660659">
                <text:p>0.660659</text:p>
              </table:table-cell>
              <table:table-cell office:value-type="float" office:value="1.045667">
                <text:p>1.045667</text:p>
              </table:table-cell>
              <table:table-cell office:value-type="float" office:value="0.890608">
                <text:p>0.8906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6222">
                <text:p>0.946222</text:p>
              </table:table-cell>
              <table:table-cell office:value-type="float" office:value="1.106793">
                <text:p>1.106793</text:p>
              </table:table-cell>
              <table:table-cell office:value-type="float" office:value="1.265637">
                <text:p>1.265637</text:p>
              </table:table-cell>
              <table:table-cell office:value-type="float" office:value="0.659892">
                <text:p>0.659892</text:p>
              </table:table-cell>
              <table:table-cell office:value-type="float" office:value="1.044154">
                <text:p>1.044154</text:p>
              </table:table-cell>
              <table:table-cell office:value-type="float" office:value="0.889465">
                <text:p>0.889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45886">
                <text:p>0.945886</text:p>
              </table:table-cell>
              <table:table-cell office:value-type="float" office:value="1.105973">
                <text:p>1.105973</text:p>
              </table:table-cell>
              <table:table-cell office:value-type="float" office:value="1.265325">
                <text:p>1.265325</text:p>
              </table:table-cell>
              <table:table-cell office:value-type="float" office:value="0.658923">
                <text:p>0.658923</text:p>
              </table:table-cell>
              <table:table-cell office:value-type="float" office:value="1.042559">
                <text:p>1.042559</text:p>
              </table:table-cell>
              <table:table-cell office:value-type="float" office:value="0.888129">
                <text:p>0.888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46046">
                <text:p>0.946046</text:p>
              </table:table-cell>
              <table:table-cell office:value-type="float" office:value="1.105718">
                <text:p>1.105718</text:p>
              </table:table-cell>
              <table:table-cell office:value-type="float" office:value="1.26551">
                <text:p>1.26551</text:p>
              </table:table-cell>
              <table:table-cell office:value-type="float" office:value="0.65792">
                <text:p>0.65792</text:p>
              </table:table-cell>
              <table:table-cell office:value-type="float" office:value="1.04097">
                <text:p>1.04097</text:p>
              </table:table-cell>
              <table:table-cell office:value-type="float" office:value="0.886789">
                <text:p>0.886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666">
                <text:p>0.94666</text:p>
              </table:table-cell>
              <table:table-cell office:value-type="float" office:value="1.105983">
                <text:p>1.105983</text:p>
              </table:table-cell>
              <table:table-cell office:value-type="float" office:value="1.266595">
                <text:p>1.266595</text:p>
              </table:table-cell>
              <table:table-cell office:value-type="float" office:value="0.656924">
                <text:p>0.656924</text:p>
              </table:table-cell>
              <table:table-cell office:value-type="float" office:value="1.039465">
                <text:p>1.039465</text:p>
              </table:table-cell>
              <table:table-cell office:value-type="float" office:value="0.885495">
                <text:p>0.8854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45964">
                <text:p>0.945964</text:p>
              </table:table-cell>
              <table:table-cell office:value-type="float" office:value="1.104826">
                <text:p>1.104826</text:p>
              </table:table-cell>
              <table:table-cell office:value-type="float" office:value="1.268314">
                <text:p>1.268314</text:p>
              </table:table-cell>
              <table:table-cell office:value-type="float" office:value="0.656049">
                <text:p>0.656049</text:p>
              </table:table-cell>
              <table:table-cell office:value-type="float" office:value="1.03815">
                <text:p>1.03815</text:p>
              </table:table-cell>
              <table:table-cell office:value-type="float" office:value="0.884377">
                <text:p>0.8843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457">
                <text:p>0.9457</text:p>
              </table:table-cell>
              <table:table-cell office:value-type="float" office:value="1.103975">
                <text:p>1.103975</text:p>
              </table:table-cell>
              <table:table-cell office:value-type="float" office:value="1.270515">
                <text:p>1.270515</text:p>
              </table:table-cell>
              <table:table-cell office:value-type="float" office:value="0.655151">
                <text:p>0.655151</text:p>
              </table:table-cell>
              <table:table-cell office:value-type="float" office:value="1.036673">
                <text:p>1.036673</text:p>
              </table:table-cell>
              <table:table-cell office:value-type="float" office:value="0.883377">
                <text:p>0.8833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46001">
                <text:p>0.946001</text:p>
              </table:table-cell>
              <table:table-cell office:value-type="float" office:value="1.105201">
                <text:p>1.105201</text:p>
              </table:table-cell>
              <table:table-cell office:value-type="float" office:value="1.273453">
                <text:p>1.273453</text:p>
              </table:table-cell>
              <table:table-cell office:value-type="float" office:value="0.654244">
                <text:p>0.654244</text:p>
              </table:table-cell>
              <table:table-cell office:value-type="float" office:value="1.035608">
                <text:p>1.035608</text:p>
              </table:table-cell>
              <table:table-cell office:value-type="float" office:value="0.882736">
                <text:p>0.8827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46424">
                <text:p>0.946424</text:p>
              </table:table-cell>
              <table:table-cell office:value-type="float" office:value="1.107056">
                <text:p>1.107056</text:p>
              </table:table-cell>
              <table:table-cell office:value-type="float" office:value="1.275532">
                <text:p>1.275532</text:p>
              </table:table-cell>
              <table:table-cell office:value-type="float" office:value="0.653263">
                <text:p>0.653263</text:p>
              </table:table-cell>
              <table:table-cell office:value-type="float" office:value="1.034731">
                <text:p>1.034731</text:p>
              </table:table-cell>
              <table:table-cell office:value-type="float" office:value="0.881682">
                <text:p>0.8816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46965">
                <text:p>0.946965</text:p>
              </table:table-cell>
              <table:table-cell office:value-type="float" office:value="1.109061">
                <text:p>1.109061</text:p>
              </table:table-cell>
              <table:table-cell office:value-type="float" office:value="1.278299">
                <text:p>1.278299</text:p>
              </table:table-cell>
              <table:table-cell office:value-type="float" office:value="0.652317">
                <text:p>0.652317</text:p>
              </table:table-cell>
              <table:table-cell office:value-type="float" office:value="1.034035">
                <text:p>1.034035</text:p>
              </table:table-cell>
              <table:table-cell office:value-type="float" office:value="0.880927">
                <text:p>0.8809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47537">
                <text:p>0.947537</text:p>
              </table:table-cell>
              <table:table-cell office:value-type="float" office:value="1.1118">
                <text:p>1.1118</text:p>
              </table:table-cell>
              <table:table-cell office:value-type="float" office:value="1.278883">
                <text:p>1.278883</text:p>
              </table:table-cell>
              <table:table-cell office:value-type="float" office:value="0.651341">
                <text:p>0.651341</text:p>
              </table:table-cell>
              <table:table-cell office:value-type="float" office:value="1.033712">
                <text:p>1.033712</text:p>
              </table:table-cell>
              <table:table-cell office:value-type="float" office:value="0.879636">
                <text:p>0.8796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44">
                <text:p>0.947244</text:p>
              </table:table-cell>
              <table:table-cell office:value-type="float" office:value="1.111312">
                <text:p>1.111312</text:p>
              </table:table-cell>
              <table:table-cell office:value-type="float" office:value="1.280028">
                <text:p>1.280028</text:p>
              </table:table-cell>
              <table:table-cell office:value-type="float" office:value="0.650392">
                <text:p>0.650392</text:p>
              </table:table-cell>
              <table:table-cell office:value-type="float" office:value="1.032347">
                <text:p>1.032347</text:p>
              </table:table-cell>
              <table:table-cell office:value-type="float" office:value="0.878404">
                <text:p>0.8784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47428">
                <text:p>0.947428</text:p>
              </table:table-cell>
              <table:table-cell office:value-type="float" office:value="1.111309">
                <text:p>1.111309</text:p>
              </table:table-cell>
              <table:table-cell office:value-type="float" office:value="1.281882">
                <text:p>1.281882</text:p>
              </table:table-cell>
              <table:table-cell office:value-type="float" office:value="0.649483">
                <text:p>0.649483</text:p>
              </table:table-cell>
              <table:table-cell office:value-type="float" office:value="1.031102">
                <text:p>1.031102</text:p>
              </table:table-cell>
              <table:table-cell office:value-type="float" office:value="0.877286">
                <text:p>0.8772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46687">
                <text:p>0.946687</text:p>
              </table:table-cell>
              <table:table-cell office:value-type="float" office:value="1.110343">
                <text:p>1.110343</text:p>
              </table:table-cell>
              <table:table-cell office:value-type="float" office:value="1.284388">
                <text:p>1.284388</text:p>
              </table:table-cell>
              <table:table-cell office:value-type="float" office:value="0.648681">
                <text:p>0.648681</text:p>
              </table:table-cell>
              <table:table-cell office:value-type="float" office:value="1.029858">
                <text:p>1.029858</text:p>
              </table:table-cell>
              <table:table-cell office:value-type="float" office:value="0.876368">
                <text:p>0.8763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4685">
                <text:p>0.94685</text:p>
              </table:table-cell>
              <table:table-cell office:value-type="float" office:value="1.109731">
                <text:p>1.109731</text:p>
              </table:table-cell>
              <table:table-cell office:value-type="float" office:value="1.290801">
                <text:p>1.290801</text:p>
              </table:table-cell>
              <table:table-cell office:value-type="float" office:value="0.647758">
                <text:p>0.647758</text:p>
              </table:table-cell>
              <table:table-cell office:value-type="float" office:value="1.028575">
                <text:p>1.028575</text:p>
              </table:table-cell>
              <table:table-cell office:value-type="float" office:value="0.877613">
                <text:p>0.8776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46871">
                <text:p>0.946871</text:p>
              </table:table-cell>
              <table:table-cell office:value-type="float" office:value="1.109075">
                <text:p>1.109075</text:p>
              </table:table-cell>
              <table:table-cell office:value-type="float" office:value="1.298153">
                <text:p>1.298153</text:p>
              </table:table-cell>
              <table:table-cell office:value-type="float" office:value="0.646853">
                <text:p>0.646853</text:p>
              </table:table-cell>
              <table:table-cell office:value-type="float" office:value="1.027246">
                <text:p>1.027246</text:p>
              </table:table-cell>
              <table:table-cell office:value-type="float" office:value="0.879699">
                <text:p>0.8796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47029">
                <text:p>0.947029</text:p>
              </table:table-cell>
              <table:table-cell office:value-type="float" office:value="1.108868">
                <text:p>1.108868</text:p>
              </table:table-cell>
              <table:table-cell office:value-type="float" office:value="1.302221">
                <text:p>1.302221</text:p>
              </table:table-cell>
              <table:table-cell office:value-type="float" office:value="0.645932">
                <text:p>0.645932</text:p>
              </table:table-cell>
              <table:table-cell office:value-type="float" office:value="1.025959">
                <text:p>1.025959</text:p>
              </table:table-cell>
              <table:table-cell office:value-type="float" office:value="0.880021">
                <text:p>0.8800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6599">
                <text:p>0.946599</text:p>
              </table:table-cell>
              <table:table-cell office:value-type="float" office:value="1.107748">
                <text:p>1.107748</text:p>
              </table:table-cell>
              <table:table-cell office:value-type="float" office:value="1.307106">
                <text:p>1.307106</text:p>
              </table:table-cell>
              <table:table-cell office:value-type="float" office:value="0.645062">
                <text:p>0.645062</text:p>
              </table:table-cell>
              <table:table-cell office:value-type="float" office:value="1.024594">
                <text:p>1.024594</text:p>
              </table:table-cell>
              <table:table-cell office:value-type="float" office:value="0.881037">
                <text:p>0.8810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46324">
                <text:p>0.946324</text:p>
              </table:table-cell>
              <table:table-cell office:value-type="float" office:value="1.106982">
                <text:p>1.106982</text:p>
              </table:table-cell>
              <table:table-cell office:value-type="float" office:value="1.309654">
                <text:p>1.309654</text:p>
              </table:table-cell>
              <table:table-cell office:value-type="float" office:value="0.644212">
                <text:p>0.644212</text:p>
              </table:table-cell>
              <table:table-cell office:value-type="float" office:value="1.023162">
                <text:p>1.023162</text:p>
              </table:table-cell>
              <table:table-cell office:value-type="float" office:value="0.880525">
                <text:p>0.8805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46874">
                <text:p>0.946874</text:p>
              </table:table-cell>
              <table:table-cell office:value-type="float" office:value="1.106948">
                <text:p>1.106948</text:p>
              </table:table-cell>
              <table:table-cell office:value-type="float" office:value="1.312896">
                <text:p>1.312896</text:p>
              </table:table-cell>
              <table:table-cell office:value-type="float" office:value="0.6433">
                <text:p>0.6433</text:p>
              </table:table-cell>
              <table:table-cell office:value-type="float" office:value="1.021706">
                <text:p>1.021706</text:p>
              </table:table-cell>
              <table:table-cell office:value-type="float" office:value="0.880498">
                <text:p>0.8804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48122">
                <text:p>0.948122</text:p>
              </table:table-cell>
              <table:table-cell office:value-type="float" office:value="1.10745">
                <text:p>1.10745</text:p>
              </table:table-cell>
              <table:table-cell office:value-type="float" office:value="1.316189">
                <text:p>1.316189</text:p>
              </table:table-cell>
              <table:table-cell office:value-type="float" office:value="0.642433">
                <text:p>0.642433</text:p>
              </table:table-cell>
              <table:table-cell office:value-type="float" office:value="1.02041">
                <text:p>1.02041</text:p>
              </table:table-cell>
              <table:table-cell office:value-type="float" office:value="0.880678">
                <text:p>0.880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49055">
                <text:p>0.949055</text:p>
              </table:table-cell>
              <table:table-cell office:value-type="float" office:value="1.107663">
                <text:p>1.107663</text:p>
              </table:table-cell>
              <table:table-cell office:value-type="float" office:value="1.32025">
                <text:p>1.32025</text:p>
              </table:table-cell>
              <table:table-cell office:value-type="float" office:value="0.641634">
                <text:p>0.641634</text:p>
              </table:table-cell>
              <table:table-cell office:value-type="float" office:value="1.019036">
                <text:p>1.019036</text:p>
              </table:table-cell>
              <table:table-cell office:value-type="float" office:value="0.881529">
                <text:p>0.881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0405">
                <text:p>0.950405</text:p>
              </table:table-cell>
              <table:table-cell office:value-type="float" office:value="1.108473">
                <text:p>1.108473</text:p>
              </table:table-cell>
              <table:table-cell office:value-type="float" office:value="1.322889">
                <text:p>1.322889</text:p>
              </table:table-cell>
              <table:table-cell office:value-type="float" office:value="0.640876">
                <text:p>0.640876</text:p>
              </table:table-cell>
              <table:table-cell office:value-type="float" office:value="1.017924">
                <text:p>1.017924</text:p>
              </table:table-cell>
              <table:table-cell office:value-type="float" office:value="0.881439">
                <text:p>0.8814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5016">
                <text:p>0.95016</text:p>
              </table:table-cell>
              <table:table-cell office:value-type="float" office:value="1.107214">
                <text:p>1.107214</text:p>
              </table:table-cell>
              <table:table-cell office:value-type="float" office:value="1.326262">
                <text:p>1.326262</text:p>
              </table:table-cell>
              <table:table-cell office:value-type="float" office:value="0.639985">
                <text:p>0.639985</text:p>
              </table:table-cell>
              <table:table-cell office:value-type="float" office:value="1.01656">
                <text:p>1.01656</text:p>
              </table:table-cell>
              <table:table-cell office:value-type="float" office:value="0.881971">
                <text:p>0.8819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49924">
                <text:p>0.949924</text:p>
              </table:table-cell>
              <table:table-cell office:value-type="float" office:value="1.106209">
                <text:p>1.106209</text:p>
              </table:table-cell>
              <table:table-cell office:value-type="float" office:value="1.327445">
                <text:p>1.327445</text:p>
              </table:table-cell>
              <table:table-cell office:value-type="float" office:value="0.639089">
                <text:p>0.639089</text:p>
              </table:table-cell>
              <table:table-cell office:value-type="float" office:value="1.015127">
                <text:p>1.015127</text:p>
              </table:table-cell>
              <table:table-cell office:value-type="float" office:value="0.880935">
                <text:p>0.8809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48872">
                <text:p>0.948872</text:p>
              </table:table-cell>
              <table:table-cell office:value-type="float" office:value="1.104633">
                <text:p>1.104633</text:p>
              </table:table-cell>
              <table:table-cell office:value-type="float" office:value="1.329198">
                <text:p>1.329198</text:p>
              </table:table-cell>
              <table:table-cell office:value-type="float" office:value="0.638475">
                <text:p>0.638475</text:p>
              </table:table-cell>
              <table:table-cell office:value-type="float" office:value="1.01422">
                <text:p>1.01422</text:p>
              </table:table-cell>
              <table:table-cell office:value-type="float" office:value="0.880203">
                <text:p>0.8802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47781">
                <text:p>0.947781</text:p>
              </table:table-cell>
              <table:table-cell office:value-type="float" office:value="1.103156">
                <text:p>1.103156</text:p>
              </table:table-cell>
              <table:table-cell office:value-type="float" office:value="1.328159">
                <text:p>1.328159</text:p>
              </table:table-cell>
              <table:table-cell office:value-type="float" office:value="0.638085">
                <text:p>0.638085</text:p>
              </table:table-cell>
              <table:table-cell office:value-type="float" office:value="1.012983">
                <text:p>1.012983</text:p>
              </table:table-cell>
              <table:table-cell office:value-type="float" office:value="0.879305">
                <text:p>0.8793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9449">
                <text:p>0.949449</text:p>
              </table:table-cell>
              <table:table-cell office:value-type="float" office:value="1.105388">
                <text:p>1.105388</text:p>
              </table:table-cell>
              <table:table-cell office:value-type="float" office:value="1.327452">
                <text:p>1.327452</text:p>
              </table:table-cell>
              <table:table-cell office:value-type="float" office:value="0.63748">
                <text:p>0.63748</text:p>
              </table:table-cell>
              <table:table-cell office:value-type="float" office:value="1.012128">
                <text:p>1.012128</text:p>
              </table:table-cell>
              <table:table-cell office:value-type="float" office:value="0.878179">
                <text:p>0.8781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52021">
                <text:p>0.952021</text:p>
              </table:table-cell>
              <table:table-cell office:value-type="float" office:value="1.1084">
                <text:p>1.1084</text:p>
              </table:table-cell>
              <table:table-cell office:value-type="float" office:value="1.328019">
                <text:p>1.328019</text:p>
              </table:table-cell>
              <table:table-cell office:value-type="float" office:value="0.637043">
                <text:p>0.637043</text:p>
              </table:table-cell>
              <table:table-cell office:value-type="float" office:value="1.011693">
                <text:p>1.011693</text:p>
              </table:table-cell>
              <table:table-cell office:value-type="float" office:value="0.877037">
                <text:p>0.877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53292">
                <text:p>0.953292</text:p>
              </table:table-cell>
              <table:table-cell office:value-type="float" office:value="1.108934">
                <text:p>1.108934</text:p>
              </table:table-cell>
              <table:table-cell office:value-type="float" office:value="1.329136">
                <text:p>1.329136</text:p>
              </table:table-cell>
              <table:table-cell office:value-type="float" office:value="0.636447">
                <text:p>0.636447</text:p>
              </table:table-cell>
              <table:table-cell office:value-type="float" office:value="1.010592">
                <text:p>1.010592</text:p>
              </table:table-cell>
              <table:table-cell office:value-type="float" office:value="0.876137">
                <text:p>0.8761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54717">
                <text:p>0.954717</text:p>
              </table:table-cell>
              <table:table-cell office:value-type="float" office:value="1.110067">
                <text:p>1.110067</text:p>
              </table:table-cell>
              <table:table-cell office:value-type="float" office:value="1.329121">
                <text:p>1.329121</text:p>
              </table:table-cell>
              <table:table-cell office:value-type="float" office:value="0.635847">
                <text:p>0.635847</text:p>
              </table:table-cell>
              <table:table-cell office:value-type="float" office:value="1.009794">
                <text:p>1.009794</text:p>
              </table:table-cell>
              <table:table-cell office:value-type="float" office:value="0.874936">
                <text:p>0.874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56">
                <text:p>0.956</text:p>
              </table:table-cell>
              <table:table-cell office:value-type="float" office:value="1.11051">
                <text:p>1.11051</text:p>
              </table:table-cell>
              <table:table-cell office:value-type="float" office:value="1.329583">
                <text:p>1.329583</text:p>
              </table:table-cell>
              <table:table-cell office:value-type="float" office:value="0.63541">
                <text:p>0.63541</text:p>
              </table:table-cell>
              <table:table-cell office:value-type="float" office:value="1.008845">
                <text:p>1.008845</text:p>
              </table:table-cell>
              <table:table-cell office:value-type="float" office:value="0.873853">
                <text:p>0.8738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57549">
                <text:p>0.957549</text:p>
              </table:table-cell>
              <table:table-cell office:value-type="float" office:value="1.111509">
                <text:p>1.111509</text:p>
              </table:table-cell>
              <table:table-cell office:value-type="float" office:value="1.32975">
                <text:p>1.32975</text:p>
              </table:table-cell>
              <table:table-cell office:value-type="float" office:value="0.635005">
                <text:p>0.635005</text:p>
              </table:table-cell>
              <table:table-cell office:value-type="float" office:value="1.008221">
                <text:p>1.008221</text:p>
              </table:table-cell>
              <table:table-cell office:value-type="float" office:value="0.87266">
                <text:p>0.872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9928">
                <text:p>0.959928</text:p>
              </table:table-cell>
              <table:table-cell office:value-type="float" office:value="1.113412">
                <text:p>1.113412</text:p>
              </table:table-cell>
              <table:table-cell office:value-type="float" office:value="1.330387">
                <text:p>1.330387</text:p>
              </table:table-cell>
              <table:table-cell office:value-type="float" office:value="0.635332">
                <text:p>0.635332</text:p>
              </table:table-cell>
              <table:table-cell office:value-type="float" office:value="1.007979">
                <text:p>1.007979</text:p>
              </table:table-cell>
              <table:table-cell office:value-type="float" office:value="0.87156">
                <text:p>0.87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6203">
                <text:p>0.96203</text:p>
              </table:table-cell>
              <table:table-cell office:value-type="float" office:value="1.116033">
                <text:p>1.116033</text:p>
              </table:table-cell>
              <table:table-cell office:value-type="float" office:value="1.329701">
                <text:p>1.329701</text:p>
              </table:table-cell>
              <table:table-cell office:value-type="float" office:value="0.635532">
                <text:p>0.635532</text:p>
              </table:table-cell>
              <table:table-cell office:value-type="float" office:value="1.008286">
                <text:p>1.008286</text:p>
              </table:table-cell>
              <table:table-cell office:value-type="float" office:value="0.871009">
                <text:p>0.871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63623">
                <text:p>0.963623</text:p>
              </table:table-cell>
              <table:table-cell office:value-type="float" office:value="1.117667">
                <text:p>1.117667</text:p>
              </table:table-cell>
              <table:table-cell office:value-type="float" office:value="1.329266">
                <text:p>1.329266</text:p>
              </table:table-cell>
              <table:table-cell office:value-type="float" office:value="0.635898">
                <text:p>0.635898</text:p>
              </table:table-cell>
              <table:table-cell office:value-type="float" office:value="1.008118">
                <text:p>1.008118</text:p>
              </table:table-cell>
              <table:table-cell office:value-type="float" office:value="0.870122">
                <text:p>0.8701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65508">
                <text:p>0.965508</text:p>
              </table:table-cell>
              <table:table-cell office:value-type="float" office:value="1.120025">
                <text:p>1.120025</text:p>
              </table:table-cell>
              <table:table-cell office:value-type="float" office:value="1.32852">
                <text:p>1.32852</text:p>
              </table:table-cell>
              <table:table-cell office:value-type="float" office:value="0.636174">
                <text:p>0.636174</text:p>
              </table:table-cell>
              <table:table-cell office:value-type="float" office:value="1.00854">
                <text:p>1.00854</text:p>
              </table:table-cell>
              <table:table-cell office:value-type="float" office:value="0.869156">
                <text:p>0.8691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66764">
                <text:p>0.966764</text:p>
              </table:table-cell>
              <table:table-cell office:value-type="float" office:value="1.121963">
                <text:p>1.121963</text:p>
              </table:table-cell>
              <table:table-cell office:value-type="float" office:value="1.328123">
                <text:p>1.328123</text:p>
              </table:table-cell>
              <table:table-cell office:value-type="float" office:value="0.636369">
                <text:p>0.636369</text:p>
              </table:table-cell>
              <table:table-cell office:value-type="float" office:value="1.008417">
                <text:p>1.008417</text:p>
              </table:table-cell>
              <table:table-cell office:value-type="float" office:value="0.868052">
                <text:p>0.8680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68378">
                <text:p>0.968378</text:p>
              </table:table-cell>
              <table:table-cell office:value-type="float" office:value="1.124702">
                <text:p>1.124702</text:p>
              </table:table-cell>
              <table:table-cell office:value-type="float" office:value="1.329127">
                <text:p>1.329127</text:p>
              </table:table-cell>
              <table:table-cell office:value-type="float" office:value="0.636694">
                <text:p>0.636694</text:p>
              </table:table-cell>
              <table:table-cell office:value-type="float" office:value="1.008934">
                <text:p>1.008934</text:p>
              </table:table-cell>
              <table:table-cell office:value-type="float" office:value="0.866871">
                <text:p>0.8668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67806">
                <text:p>0.967806</text:p>
              </table:table-cell>
              <table:table-cell office:value-type="float" office:value="1.124722">
                <text:p>1.124722</text:p>
              </table:table-cell>
              <table:table-cell office:value-type="float" office:value="1.3306">
                <text:p>1.3306</text:p>
              </table:table-cell>
              <table:table-cell office:value-type="float" office:value="0.635918">
                <text:p>0.635918</text:p>
              </table:table-cell>
              <table:table-cell office:value-type="float" office:value="1.007783">
                <text:p>1.007783</text:p>
              </table:table-cell>
              <table:table-cell office:value-type="float" office:value="0.865814">
                <text:p>0.8658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7213">
                <text:p>0.967213</text:p>
              </table:table-cell>
              <table:table-cell office:value-type="float" office:value="1.125223">
                <text:p>1.125223</text:p>
              </table:table-cell>
              <table:table-cell office:value-type="float" office:value="1.332958">
                <text:p>1.332958</text:p>
              </table:table-cell>
              <table:table-cell office:value-type="float" office:value="0.635116">
                <text:p>0.635116</text:p>
              </table:table-cell>
              <table:table-cell office:value-type="float" office:value="1.00682">
                <text:p>1.00682</text:p>
              </table:table-cell>
              <table:table-cell office:value-type="float" office:value="0.864912">
                <text:p>0.8649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6222">
                <text:p>0.966222</text:p>
              </table:table-cell>
              <table:table-cell office:value-type="float" office:value="1.12598">
                <text:p>1.12598</text:p>
              </table:table-cell>
              <table:table-cell office:value-type="float" office:value="1.335746">
                <text:p>1.335746</text:p>
              </table:table-cell>
              <table:table-cell office:value-type="float" office:value="0.634251">
                <text:p>0.634251</text:p>
              </table:table-cell>
              <table:table-cell office:value-type="float" office:value="1.005989">
                <text:p>1.005989</text:p>
              </table:table-cell>
              <table:table-cell office:value-type="float" office:value="0.864219">
                <text:p>0.8642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65492">
                <text:p>0.965492</text:p>
              </table:table-cell>
              <table:table-cell office:value-type="float" office:value="1.127259">
                <text:p>1.127259</text:p>
              </table:table-cell>
              <table:table-cell office:value-type="float" office:value="1.337299">
                <text:p>1.337299</text:p>
              </table:table-cell>
              <table:table-cell office:value-type="float" office:value="0.633443">
                <text:p>0.633443</text:p>
              </table:table-cell>
              <table:table-cell office:value-type="float" office:value="1.00525">
                <text:p>1.00525</text:p>
              </table:table-cell>
              <table:table-cell office:value-type="float" office:value="0.863209">
                <text:p>0.8632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5038">
                <text:p>0.965038</text:p>
              </table:table-cell>
              <table:table-cell office:value-type="float" office:value="1.126852">
                <text:p>1.126852</text:p>
              </table:table-cell>
              <table:table-cell office:value-type="float" office:value="1.339359">
                <text:p>1.339359</text:p>
              </table:table-cell>
              <table:table-cell office:value-type="float" office:value="0.632611">
                <text:p>0.632611</text:p>
              </table:table-cell>
              <table:table-cell office:value-type="float" office:value="1.003997">
                <text:p>1.003997</text:p>
              </table:table-cell>
              <table:table-cell office:value-type="float" office:value="0.862449">
                <text:p>0.862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64581">
                <text:p>0.964581</text:p>
              </table:table-cell>
              <table:table-cell office:value-type="float" office:value="1.126913">
                <text:p>1.126913</text:p>
              </table:table-cell>
              <table:table-cell office:value-type="float" office:value="1.340083">
                <text:p>1.340083</text:p>
              </table:table-cell>
              <table:table-cell office:value-type="float" office:value="0.631813">
                <text:p>0.631813</text:p>
              </table:table-cell>
              <table:table-cell office:value-type="float" office:value="1.002824">
                <text:p>1.002824</text:p>
              </table:table-cell>
              <table:table-cell office:value-type="float" office:value="0.861354">
                <text:p>0.861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6514">
                <text:p>0.96514</text:p>
              </table:table-cell>
              <table:table-cell office:value-type="float" office:value="1.12751">
                <text:p>1.12751</text:p>
              </table:table-cell>
              <table:table-cell office:value-type="float" office:value="1.341271">
                <text:p>1.341271</text:p>
              </table:table-cell>
              <table:table-cell office:value-type="float" office:value="0.631237">
                <text:p>0.631237</text:p>
              </table:table-cell>
              <table:table-cell office:value-type="float" office:value="1.001699">
                <text:p>1.001699</text:p>
              </table:table-cell>
              <table:table-cell office:value-type="float" office:value="0.860456">
                <text:p>0.8604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65389">
                <text:p>0.965389</text:p>
              </table:table-cell>
              <table:table-cell office:value-type="float" office:value="1.128712">
                <text:p>1.128712</text:p>
              </table:table-cell>
              <table:table-cell office:value-type="float" office:value="1.341032">
                <text:p>1.341032</text:p>
              </table:table-cell>
              <table:table-cell office:value-type="float" office:value="0.630567">
                <text:p>0.630567</text:p>
              </table:table-cell>
              <table:table-cell office:value-type="float" office:value="1.00086">
                <text:p>1.00086</text:p>
              </table:table-cell>
              <table:table-cell office:value-type="float" office:value="0.859366">
                <text:p>0.8593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6469">
                <text:p>0.96469</text:p>
              </table:table-cell>
              <table:table-cell office:value-type="float" office:value="1.127648">
                <text:p>1.127648</text:p>
              </table:table-cell>
              <table:table-cell office:value-type="float" office:value="1.341135">
                <text:p>1.341135</text:p>
              </table:table-cell>
              <table:table-cell office:value-type="float" office:value="0.629747">
                <text:p>0.629747</text:p>
              </table:table-cell>
              <table:table-cell office:value-type="float" office:value="0.999568">
                <text:p>0.999568</text:p>
              </table:table-cell>
              <table:table-cell office:value-type="float" office:value="0.858295">
                <text:p>0.8582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63964">
                <text:p>0.963964</text:p>
              </table:table-cell>
              <table:table-cell office:value-type="float" office:value="1.126903">
                <text:p>1.126903</text:p>
              </table:table-cell>
              <table:table-cell office:value-type="float" office:value="1.342306">
                <text:p>1.342306</text:p>
              </table:table-cell>
              <table:table-cell office:value-type="float" office:value="0.628911">
                <text:p>0.628911</text:p>
              </table:table-cell>
              <table:table-cell office:value-type="float" office:value="0.998242">
                <text:p>0.998242</text:p>
              </table:table-cell>
              <table:table-cell office:value-type="float" office:value="0.857156">
                <text:p>0.8571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63811">
                <text:p>0.963811</text:p>
              </table:table-cell>
              <table:table-cell office:value-type="float" office:value="1.126208">
                <text:p>1.126208</text:p>
              </table:table-cell>
              <table:table-cell office:value-type="float" office:value="1.343824">
                <text:p>1.343824</text:p>
              </table:table-cell>
              <table:table-cell office:value-type="float" office:value="0.628175">
                <text:p>0.628175</text:p>
              </table:table-cell>
              <table:table-cell office:value-type="float" office:value="0.997171">
                <text:p>0.997171</text:p>
              </table:table-cell>
              <table:table-cell office:value-type="float" office:value="0.856132">
                <text:p>0.8561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3779">
                <text:p>0.963779</text:p>
              </table:table-cell>
              <table:table-cell office:value-type="float" office:value="1.125766">
                <text:p>1.125766</text:p>
              </table:table-cell>
              <table:table-cell office:value-type="float" office:value="1.344978">
                <text:p>1.344978</text:p>
              </table:table-cell>
              <table:table-cell office:value-type="float" office:value="0.627439">
                <text:p>0.627439</text:p>
              </table:table-cell>
              <table:table-cell office:value-type="float" office:value="0.996113">
                <text:p>0.996113</text:p>
              </table:table-cell>
              <table:table-cell office:value-type="float" office:value="0.855019">
                <text:p>0.8550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3276">
                <text:p>0.963276</text:p>
              </table:table-cell>
              <table:table-cell office:value-type="float" office:value="1.125678">
                <text:p>1.125678</text:p>
              </table:table-cell>
              <table:table-cell office:value-type="float" office:value="1.346451">
                <text:p>1.346451</text:p>
              </table:table-cell>
              <table:table-cell office:value-type="float" office:value="0.626608">
                <text:p>0.626608</text:p>
              </table:table-cell>
              <table:table-cell office:value-type="float" office:value="0.994785">
                <text:p>0.994785</text:p>
              </table:table-cell>
              <table:table-cell office:value-type="float" office:value="0.854008">
                <text:p>0.8540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2704">
                <text:p>0.962704</text:p>
              </table:table-cell>
              <table:table-cell office:value-type="float" office:value="1.126107">
                <text:p>1.126107</text:p>
              </table:table-cell>
              <table:table-cell office:value-type="float" office:value="1.346631">
                <text:p>1.346631</text:p>
              </table:table-cell>
              <table:table-cell office:value-type="float" office:value="0.625774">
                <text:p>0.625774</text:p>
              </table:table-cell>
              <table:table-cell office:value-type="float" office:value="0.993511">
                <text:p>0.993511</text:p>
              </table:table-cell>
              <table:table-cell office:value-type="float" office:value="0.852877">
                <text:p>0.8528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62398">
                <text:p>0.962398</text:p>
              </table:table-cell>
              <table:table-cell office:value-type="float" office:value="1.126443">
                <text:p>1.126443</text:p>
              </table:table-cell>
              <table:table-cell office:value-type="float" office:value="1.347092">
                <text:p>1.347092</text:p>
              </table:table-cell>
              <table:table-cell office:value-type="float" office:value="0.624976">
                <text:p>0.624976</text:p>
              </table:table-cell>
              <table:table-cell office:value-type="float" office:value="0.992224">
                <text:p>0.992224</text:p>
              </table:table-cell>
              <table:table-cell office:value-type="float" office:value="0.851771">
                <text:p>0.8517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2367">
                <text:p>0.962367</text:p>
              </table:table-cell>
              <table:table-cell office:value-type="float" office:value="1.127345">
                <text:p>1.127345</text:p>
              </table:table-cell>
              <table:table-cell office:value-type="float" office:value="1.347634">
                <text:p>1.347634</text:p>
              </table:table-cell>
              <table:table-cell office:value-type="float" office:value="0.624216">
                <text:p>0.624216</text:p>
              </table:table-cell>
              <table:table-cell office:value-type="float" office:value="0.991052">
                <text:p>0.991052</text:p>
              </table:table-cell>
              <table:table-cell office:value-type="float" office:value="0.850757">
                <text:p>0.8507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62221">
                <text:p>0.962221</text:p>
              </table:table-cell>
              <table:table-cell office:value-type="float" office:value="1.127885">
                <text:p>1.127885</text:p>
              </table:table-cell>
              <table:table-cell office:value-type="float" office:value="1.348552">
                <text:p>1.348552</text:p>
              </table:table-cell>
              <table:table-cell office:value-type="float" office:value="0.623447">
                <text:p>0.623447</text:p>
              </table:table-cell>
              <table:table-cell office:value-type="float" office:value="0.989794">
                <text:p>0.989794</text:p>
              </table:table-cell>
              <table:table-cell office:value-type="float" office:value="0.849933">
                <text:p>0.8499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62478">
                <text:p>0.962478</text:p>
              </table:table-cell>
              <table:table-cell office:value-type="float" office:value="1.129018">
                <text:p>1.129018</text:p>
              </table:table-cell>
              <table:table-cell office:value-type="float" office:value="1.35236">
                <text:p>1.35236</text:p>
              </table:table-cell>
              <table:table-cell office:value-type="float" office:value="0.622815">
                <text:p>0.622815</text:p>
              </table:table-cell>
              <table:table-cell office:value-type="float" office:value="0.98864">
                <text:p>0.98864</text:p>
              </table:table-cell>
              <table:table-cell office:value-type="float" office:value="0.850624">
                <text:p>0.8506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63316">
                <text:p>0.963316</text:p>
              </table:table-cell>
              <table:table-cell office:value-type="float" office:value="1.129874">
                <text:p>1.129874</text:p>
              </table:table-cell>
              <table:table-cell office:value-type="float" office:value="1.356666">
                <text:p>1.356666</text:p>
              </table:table-cell>
              <table:table-cell office:value-type="float" office:value="0.622333">
                <text:p>0.622333</text:p>
              </table:table-cell>
              <table:table-cell office:value-type="float" office:value="0.987491">
                <text:p>0.987491</text:p>
              </table:table-cell>
              <table:table-cell office:value-type="float" office:value="0.851793">
                <text:p>0.8517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63989">
                <text:p>0.963989</text:p>
              </table:table-cell>
              <table:table-cell office:value-type="float" office:value="1.131341">
                <text:p>1.131341</text:p>
              </table:table-cell>
              <table:table-cell office:value-type="float" office:value="1.359238">
                <text:p>1.359238</text:p>
              </table:table-cell>
              <table:table-cell office:value-type="float" office:value="0.621924">
                <text:p>0.621924</text:p>
              </table:table-cell>
              <table:table-cell office:value-type="float" office:value="0.986533">
                <text:p>0.986533</text:p>
              </table:table-cell>
              <table:table-cell office:value-type="float" office:value="0.852203">
                <text:p>0.8522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64401">
                <text:p>0.964401</text:p>
              </table:table-cell>
              <table:table-cell office:value-type="float" office:value="1.131635">
                <text:p>1.131635</text:p>
              </table:table-cell>
              <table:table-cell office:value-type="float" office:value="1.362271">
                <text:p>1.362271</text:p>
              </table:table-cell>
              <table:table-cell office:value-type="float" office:value="0.621422">
                <text:p>0.621422</text:p>
              </table:table-cell>
              <table:table-cell office:value-type="float" office:value="0.985305">
                <text:p>0.985305</text:p>
              </table:table-cell>
              <table:table-cell office:value-type="float" office:value="0.853081">
                <text:p>0.8530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64029">
                <text:p>0.964029</text:p>
              </table:table-cell>
              <table:table-cell office:value-type="float" office:value="1.132475">
                <text:p>1.132475</text:p>
              </table:table-cell>
              <table:table-cell office:value-type="float" office:value="1.364214">
                <text:p>1.364214</text:p>
              </table:table-cell>
              <table:table-cell office:value-type="float" office:value="0.620796">
                <text:p>0.620796</text:p>
              </table:table-cell>
              <table:table-cell office:value-type="float" office:value="0.984215">
                <text:p>0.984215</text:p>
              </table:table-cell>
              <table:table-cell office:value-type="float" office:value="0.853332">
                <text:p>0.853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3319">
                <text:p>0.963319</text:p>
              </table:table-cell>
              <table:table-cell office:value-type="float" office:value="1.132266">
                <text:p>1.132266</text:p>
              </table:table-cell>
              <table:table-cell office:value-type="float" office:value="1.366442">
                <text:p>1.366442</text:p>
              </table:table-cell>
              <table:table-cell office:value-type="float" office:value="0.620158">
                <text:p>0.620158</text:p>
              </table:table-cell>
              <table:table-cell office:value-type="float" office:value="0.98312">
                <text:p>0.98312</text:p>
              </table:table-cell>
              <table:table-cell office:value-type="float" office:value="0.853968">
                <text:p>0.8539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224">
                <text:p>0.962224</text:p>
              </table:table-cell>
              <table:table-cell office:value-type="float" office:value="1.132501">
                <text:p>1.132501</text:p>
              </table:table-cell>
              <table:table-cell office:value-type="float" office:value="1.36782">
                <text:p>1.36782</text:p>
              </table:table-cell>
              <table:table-cell office:value-type="float" office:value="0.619428">
                <text:p>0.619428</text:p>
              </table:table-cell>
              <table:table-cell office:value-type="float" office:value="0.98205">
                <text:p>0.98205</text:p>
              </table:table-cell>
              <table:table-cell office:value-type="float" office:value="0.853685">
                <text:p>0.8536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1056">
                <text:p>0.961056</text:p>
              </table:table-cell>
              <table:table-cell office:value-type="float" office:value="1.131303">
                <text:p>1.131303</text:p>
              </table:table-cell>
              <table:table-cell office:value-type="float" office:value="1.36936">
                <text:p>1.36936</text:p>
              </table:table-cell>
              <table:table-cell office:value-type="float" office:value="0.618761">
                <text:p>0.618761</text:p>
              </table:table-cell>
              <table:table-cell office:value-type="float" office:value="0.981099">
                <text:p>0.981099</text:p>
              </table:table-cell>
              <table:table-cell office:value-type="float" office:value="0.853644">
                <text:p>0.853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59829">
                <text:p>0.959829</text:p>
              </table:table-cell>
              <table:table-cell office:value-type="float" office:value="1.130304">
                <text:p>1.130304</text:p>
              </table:table-cell>
              <table:table-cell office:value-type="float" office:value="1.369755">
                <text:p>1.369755</text:p>
              </table:table-cell>
              <table:table-cell office:value-type="float" office:value="0.618169">
                <text:p>0.618169</text:p>
              </table:table-cell>
              <table:table-cell office:value-type="float" office:value="0.980009">
                <text:p>0.980009</text:p>
              </table:table-cell>
              <table:table-cell office:value-type="float" office:value="0.85283">
                <text:p>0.852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58613">
                <text:p>0.958613</text:p>
              </table:table-cell>
              <table:table-cell office:value-type="float" office:value="1.128962">
                <text:p>1.128962</text:p>
              </table:table-cell>
              <table:table-cell office:value-type="float" office:value="1.370236">
                <text:p>1.370236</text:p>
              </table:table-cell>
              <table:table-cell office:value-type="float" office:value="0.617585">
                <text:p>0.617585</text:p>
              </table:table-cell>
              <table:table-cell office:value-type="float" office:value="0.979084">
                <text:p>0.979084</text:p>
              </table:table-cell>
              <table:table-cell office:value-type="float" office:value="0.852085">
                <text:p>0.8520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57432">
                <text:p>0.957432</text:p>
              </table:table-cell>
              <table:table-cell office:value-type="float" office:value="1.12778">
                <text:p>1.12778</text:p>
              </table:table-cell>
              <table:table-cell office:value-type="float" office:value="1.370914">
                <text:p>1.370914</text:p>
              </table:table-cell>
              <table:table-cell office:value-type="float" office:value="0.61695">
                <text:p>0.61695</text:p>
              </table:table-cell>
              <table:table-cell office:value-type="float" office:value="0.977985">
                <text:p>0.977985</text:p>
              </table:table-cell>
              <table:table-cell office:value-type="float" office:value="0.851604">
                <text:p>0.8516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6813">
                <text:p>0.956813</text:p>
              </table:table-cell>
              <table:table-cell office:value-type="float" office:value="1.128496">
                <text:p>1.128496</text:p>
              </table:table-cell>
              <table:table-cell office:value-type="float" office:value="1.371713">
                <text:p>1.371713</text:p>
              </table:table-cell>
              <table:table-cell office:value-type="float" office:value="0.616334">
                <text:p>0.616334</text:p>
              </table:table-cell>
              <table:table-cell office:value-type="float" office:value="0.976953">
                <text:p>0.976953</text:p>
              </table:table-cell>
              <table:table-cell office:value-type="float" office:value="0.851196">
                <text:p>0.851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56184">
                <text:p>0.956184</text:p>
              </table:table-cell>
              <table:table-cell office:value-type="float" office:value="1.129737">
                <text:p>1.129737</text:p>
              </table:table-cell>
              <table:table-cell office:value-type="float" office:value="1.371085">
                <text:p>1.371085</text:p>
              </table:table-cell>
              <table:table-cell office:value-type="float" office:value="0.61567">
                <text:p>0.61567</text:p>
              </table:table-cell>
              <table:table-cell office:value-type="float" office:value="0.975995">
                <text:p>0.975995</text:p>
              </table:table-cell>
              <table:table-cell office:value-type="float" office:value="0.850436">
                <text:p>0.8504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55928">
                <text:p>0.955928</text:p>
              </table:table-cell>
              <table:table-cell office:value-type="float" office:value="1.131337">
                <text:p>1.131337</text:p>
              </table:table-cell>
              <table:table-cell office:value-type="float" office:value="1.370631">
                <text:p>1.370631</text:p>
              </table:table-cell>
              <table:table-cell office:value-type="float" office:value="0.615178">
                <text:p>0.615178</text:p>
              </table:table-cell>
              <table:table-cell office:value-type="float" office:value="0.975263">
                <text:p>0.975263</text:p>
              </table:table-cell>
              <table:table-cell office:value-type="float" office:value="0.84973">
                <text:p>0.849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5557">
                <text:p>0.95557</text:p>
              </table:table-cell>
              <table:table-cell office:value-type="float" office:value="1.13353">
                <text:p>1.13353</text:p>
              </table:table-cell>
              <table:table-cell office:value-type="float" office:value="1.369491">
                <text:p>1.369491</text:p>
              </table:table-cell>
              <table:table-cell office:value-type="float" office:value="0.614657">
                <text:p>0.614657</text:p>
              </table:table-cell>
              <table:table-cell office:value-type="float" office:value="0.974676">
                <text:p>0.974676</text:p>
              </table:table-cell>
              <table:table-cell office:value-type="float" office:value="0.848859">
                <text:p>0.848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55022">
                <text:p>0.955022</text:p>
              </table:table-cell>
              <table:table-cell office:value-type="float" office:value="1.133316">
                <text:p>1.133316</text:p>
              </table:table-cell>
              <table:table-cell office:value-type="float" office:value="1.368551">
                <text:p>1.368551</text:p>
              </table:table-cell>
              <table:table-cell office:value-type="float" office:value="0.614033">
                <text:p>0.614033</text:p>
              </table:table-cell>
              <table:table-cell office:value-type="float" office:value="0.973659">
                <text:p>0.973659</text:p>
              </table:table-cell>
              <table:table-cell office:value-type="float" office:value="0.848041">
                <text:p>0.8480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542">
                <text:p>0.9542</text:p>
              </table:table-cell>
              <table:table-cell office:value-type="float" office:value="1.133495">
                <text:p>1.133495</text:p>
              </table:table-cell>
              <table:table-cell office:value-type="float" office:value="1.367879">
                <text:p>1.367879</text:p>
              </table:table-cell>
              <table:table-cell office:value-type="float" office:value="0.613501">
                <text:p>0.613501</text:p>
              </table:table-cell>
              <table:table-cell office:value-type="float" office:value="0.972684">
                <text:p>0.972684</text:p>
              </table:table-cell>
              <table:table-cell office:value-type="float" office:value="0.847504">
                <text:p>0.847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53378">
                <text:p>0.953378</text:p>
              </table:table-cell>
              <table:table-cell office:value-type="float" office:value="1.133123">
                <text:p>1.133123</text:p>
              </table:table-cell>
              <table:table-cell office:value-type="float" office:value="1.367283">
                <text:p>1.367283</text:p>
              </table:table-cell>
              <table:table-cell office:value-type="float" office:value="0.612995">
                <text:p>0.612995</text:p>
              </table:table-cell>
              <table:table-cell office:value-type="float" office:value="0.971673">
                <text:p>0.971673</text:p>
              </table:table-cell>
              <table:table-cell office:value-type="float" office:value="0.846969">
                <text:p>0.8469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52603">
                <text:p>0.952603</text:p>
              </table:table-cell>
              <table:table-cell office:value-type="float" office:value="1.133119">
                <text:p>1.133119</text:p>
              </table:table-cell>
              <table:table-cell office:value-type="float" office:value="1.366907">
                <text:p>1.366907</text:p>
              </table:table-cell>
              <table:table-cell office:value-type="float" office:value="0.612514">
                <text:p>0.612514</text:p>
              </table:table-cell>
              <table:table-cell office:value-type="float" office:value="0.970689">
                <text:p>0.970689</text:p>
              </table:table-cell>
              <table:table-cell office:value-type="float" office:value="0.846823">
                <text:p>0.8468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1804">
                <text:p>0.951804</text:p>
              </table:table-cell>
              <table:table-cell office:value-type="float" office:value="1.133112">
                <text:p>1.133112</text:p>
              </table:table-cell>
              <table:table-cell office:value-type="float" office:value="1.366646">
                <text:p>1.366646</text:p>
              </table:table-cell>
              <table:table-cell office:value-type="float" office:value="0.611881">
                <text:p>0.611881</text:p>
              </table:table-cell>
              <table:table-cell office:value-type="float" office:value="0.969543">
                <text:p>0.969543</text:p>
              </table:table-cell>
              <table:table-cell office:value-type="float" office:value="0.846705">
                <text:p>0.8467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50726">
                <text:p>0.950726</text:p>
              </table:table-cell>
              <table:table-cell office:value-type="float" office:value="1.133555">
                <text:p>1.133555</text:p>
              </table:table-cell>
              <table:table-cell office:value-type="float" office:value="1.365419">
                <text:p>1.365419</text:p>
              </table:table-cell>
              <table:table-cell office:value-type="float" office:value="0.611248">
                <text:p>0.611248</text:p>
              </table:table-cell>
              <table:table-cell office:value-type="float" office:value="0.968468">
                <text:p>0.968468</text:p>
              </table:table-cell>
              <table:table-cell office:value-type="float" office:value="0.845996">
                <text:p>0.8459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9654">
                <text:p>0.949654</text:p>
              </table:table-cell>
              <table:table-cell office:value-type="float" office:value="1.132853">
                <text:p>1.132853</text:p>
              </table:table-cell>
              <table:table-cell office:value-type="float" office:value="1.364228">
                <text:p>1.364228</text:p>
              </table:table-cell>
              <table:table-cell office:value-type="float" office:value="0.610603">
                <text:p>0.610603</text:p>
              </table:table-cell>
              <table:table-cell office:value-type="float" office:value="0.96734">
                <text:p>0.96734</text:p>
              </table:table-cell>
              <table:table-cell office:value-type="float" office:value="0.845248">
                <text:p>0.8452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48507">
                <text:p>0.948507</text:p>
              </table:table-cell>
              <table:table-cell office:value-type="float" office:value="1.132459">
                <text:p>1.132459</text:p>
              </table:table-cell>
              <table:table-cell office:value-type="float" office:value="1.362779">
                <text:p>1.362779</text:p>
              </table:table-cell>
              <table:table-cell office:value-type="float" office:value="0.610034">
                <text:p>0.610034</text:p>
              </table:table-cell>
              <table:table-cell office:value-type="float" office:value="0.966192">
                <text:p>0.966192</text:p>
              </table:table-cell>
              <table:table-cell office:value-type="float" office:value="0.844889">
                <text:p>0.844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47688">
                <text:p>0.947688</text:p>
              </table:table-cell>
              <table:table-cell office:value-type="float" office:value="1.132581">
                <text:p>1.132581</text:p>
              </table:table-cell>
              <table:table-cell office:value-type="float" office:value="1.361347">
                <text:p>1.361347</text:p>
              </table:table-cell>
              <table:table-cell office:value-type="float" office:value="0.609567">
                <text:p>0.609567</text:p>
              </table:table-cell>
              <table:table-cell office:value-type="float" office:value="0.965336">
                <text:p>0.965336</text:p>
              </table:table-cell>
              <table:table-cell office:value-type="float" office:value="0.844414">
                <text:p>0.8444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46872">
                <text:p>0.946872</text:p>
              </table:table-cell>
              <table:table-cell office:value-type="float" office:value="1.13311">
                <text:p>1.13311</text:p>
              </table:table-cell>
              <table:table-cell office:value-type="float" office:value="1.359871">
                <text:p>1.359871</text:p>
              </table:table-cell>
              <table:table-cell office:value-type="float" office:value="0.608976">
                <text:p>0.608976</text:p>
              </table:table-cell>
              <table:table-cell office:value-type="float" office:value="0.964516">
                <text:p>0.964516</text:p>
              </table:table-cell>
              <table:table-cell office:value-type="float" office:value="0.843639">
                <text:p>0.8436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46544">
                <text:p>0.946544</text:p>
              </table:table-cell>
              <table:table-cell office:value-type="float" office:value="1.134628">
                <text:p>1.134628</text:p>
              </table:table-cell>
              <table:table-cell office:value-type="float" office:value="1.358506">
                <text:p>1.358506</text:p>
              </table:table-cell>
              <table:table-cell office:value-type="float" office:value="0.608498">
                <text:p>0.608498</text:p>
              </table:table-cell>
              <table:table-cell office:value-type="float" office:value="0.963993">
                <text:p>0.963993</text:p>
              </table:table-cell>
              <table:table-cell office:value-type="float" office:value="0.842816">
                <text:p>0.8428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46446">
                <text:p>0.946446</text:p>
              </table:table-cell>
              <table:table-cell office:value-type="float" office:value="1.136721">
                <text:p>1.136721</text:p>
              </table:table-cell>
              <table:table-cell office:value-type="float" office:value="1.35737">
                <text:p>1.35737</text:p>
              </table:table-cell>
              <table:table-cell office:value-type="float" office:value="0.608062">
                <text:p>0.608062</text:p>
              </table:table-cell>
              <table:table-cell office:value-type="float" office:value="0.963646">
                <text:p>0.963646</text:p>
              </table:table-cell>
              <table:table-cell office:value-type="float" office:value="0.842275">
                <text:p>0.8422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46324">
                <text:p>0.946324</text:p>
              </table:table-cell>
              <table:table-cell office:value-type="float" office:value="1.137019">
                <text:p>1.137019</text:p>
              </table:table-cell>
              <table:table-cell office:value-type="float" office:value="1.35646">
                <text:p>1.35646</text:p>
              </table:table-cell>
              <table:table-cell office:value-type="float" office:value="0.607514">
                <text:p>0.607514</text:p>
              </table:table-cell>
              <table:table-cell office:value-type="float" office:value="0.962773">
                <text:p>0.962773</text:p>
              </table:table-cell>
              <table:table-cell office:value-type="float" office:value="0.84177">
                <text:p>0.841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45832">
                <text:p>0.945832</text:p>
              </table:table-cell>
              <table:table-cell office:value-type="float" office:value="1.137779">
                <text:p>1.137779</text:p>
              </table:table-cell>
              <table:table-cell office:value-type="float" office:value="1.355414">
                <text:p>1.355414</text:p>
              </table:table-cell>
              <table:table-cell office:value-type="float" office:value="0.606851">
                <text:p>0.606851</text:p>
              </table:table-cell>
              <table:table-cell office:value-type="float" office:value="0.962027">
                <text:p>0.962027</text:p>
              </table:table-cell>
              <table:table-cell office:value-type="float" office:value="0.840838">
                <text:p>0.8408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45494">
                <text:p>0.945494</text:p>
              </table:table-cell>
              <table:table-cell office:value-type="float" office:value="1.137683">
                <text:p>1.137683</text:p>
              </table:table-cell>
              <table:table-cell office:value-type="float" office:value="1.354585">
                <text:p>1.354585</text:p>
              </table:table-cell>
              <table:table-cell office:value-type="float" office:value="0.606129">
                <text:p>0.606129</text:p>
              </table:table-cell>
              <table:table-cell office:value-type="float" office:value="0.960894">
                <text:p>0.960894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4467">
                <text:p>0.94467</text:p>
              </table:table-cell>
              <table:table-cell office:value-type="float" office:value="1.137999">
                <text:p>1.137999</text:p>
              </table:table-cell>
              <table:table-cell office:value-type="float" office:value="1.353232">
                <text:p>1.353232</text:p>
              </table:table-cell>
              <table:table-cell office:value-type="float" office:value="0.605405">
                <text:p>0.605405</text:p>
              </table:table-cell>
              <table:table-cell office:value-type="float" office:value="0.959859">
                <text:p>0.959859</text:p>
              </table:table-cell>
              <table:table-cell office:value-type="float" office:value="0.83912">
                <text:p>0.839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44102">
                <text:p>0.944102</text:p>
              </table:table-cell>
              <table:table-cell office:value-type="float" office:value="1.137952">
                <text:p>1.137952</text:p>
              </table:table-cell>
              <table:table-cell office:value-type="float" office:value="1.352036">
                <text:p>1.352036</text:p>
              </table:table-cell>
              <table:table-cell office:value-type="float" office:value="0.604772">
                <text:p>0.604772</text:p>
              </table:table-cell>
              <table:table-cell office:value-type="float" office:value="0.958807">
                <text:p>0.958807</text:p>
              </table:table-cell>
              <table:table-cell office:value-type="float" office:value="0.838317">
                <text:p>0.8383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43549">
                <text:p>0.943549</text:p>
              </table:table-cell>
              <table:table-cell office:value-type="float" office:value="1.138268">
                <text:p>1.138268</text:p>
              </table:table-cell>
              <table:table-cell office:value-type="float" office:value="1.350846">
                <text:p>1.350846</text:p>
              </table:table-cell>
              <table:table-cell office:value-type="float" office:value="0.604225">
                <text:p>0.604225</text:p>
              </table:table-cell>
              <table:table-cell office:value-type="float" office:value="0.957817">
                <text:p>0.957817</text:p>
              </table:table-cell>
              <table:table-cell office:value-type="float" office:value="0.837742">
                <text:p>0.8377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43246">
                <text:p>0.943246</text:p>
              </table:table-cell>
              <table:table-cell office:value-type="float" office:value="1.138012">
                <text:p>1.138012</text:p>
              </table:table-cell>
              <table:table-cell office:value-type="float" office:value="1.349884">
                <text:p>1.349884</text:p>
              </table:table-cell>
              <table:table-cell office:value-type="float" office:value="0.603617">
                <text:p>0.603617</text:p>
              </table:table-cell>
              <table:table-cell office:value-type="float" office:value="0.956711">
                <text:p>0.956711</text:p>
              </table:table-cell>
              <table:table-cell office:value-type="float" office:value="0.83722">
                <text:p>0.83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42277">
                <text:p>0.942277</text:p>
              </table:table-cell>
              <table:table-cell office:value-type="float" office:value="1.138116">
                <text:p>1.138116</text:p>
              </table:table-cell>
              <table:table-cell office:value-type="float" office:value="1.348319">
                <text:p>1.348319</text:p>
              </table:table-cell>
              <table:table-cell office:value-type="float" office:value="0.602939">
                <text:p>0.602939</text:p>
              </table:table-cell>
              <table:table-cell office:value-type="float" office:value="0.955674">
                <text:p>0.955674</text:p>
              </table:table-cell>
              <table:table-cell office:value-type="float" office:value="0.836462">
                <text:p>0.8364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4165">
                <text:p>0.94165</text:p>
              </table:table-cell>
              <table:table-cell office:value-type="float" office:value="1.137931">
                <text:p>1.137931</text:p>
              </table:table-cell>
              <table:table-cell office:value-type="float" office:value="1.346865">
                <text:p>1.346865</text:p>
              </table:table-cell>
              <table:table-cell office:value-type="float" office:value="0.602269">
                <text:p>0.602269</text:p>
              </table:table-cell>
              <table:table-cell office:value-type="float" office:value="0.95461">
                <text:p>0.95461</text:p>
              </table:table-cell>
              <table:table-cell office:value-type="float" office:value="0.835718">
                <text:p>0.8357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0965">
                <text:p>0.940965</text:p>
              </table:table-cell>
              <table:table-cell office:value-type="float" office:value="1.13813">
                <text:p>1.13813</text:p>
              </table:table-cell>
              <table:table-cell office:value-type="float" office:value="1.34546">
                <text:p>1.34546</text:p>
              </table:table-cell>
              <table:table-cell office:value-type="float" office:value="0.601623">
                <text:p>0.601623</text:p>
              </table:table-cell>
              <table:table-cell office:value-type="float" office:value="0.953656">
                <text:p>0.953656</text:p>
              </table:table-cell>
              <table:table-cell office:value-type="float" office:value="0.834851">
                <text:p>0.8348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40317">
                <text:p>0.940317</text:p>
              </table:table-cell>
              <table:table-cell office:value-type="float" office:value="1.137686">
                <text:p>1.137686</text:p>
              </table:table-cell>
              <table:table-cell office:value-type="float" office:value="1.344218">
                <text:p>1.344218</text:p>
              </table:table-cell>
              <table:table-cell office:value-type="float" office:value="0.600931">
                <text:p>0.600931</text:p>
              </table:table-cell>
              <table:table-cell office:value-type="float" office:value="0.952517">
                <text:p>0.952517</text:p>
              </table:table-cell>
              <table:table-cell office:value-type="float" office:value="0.834026">
                <text:p>0.834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39431">
                <text:p>0.939431</text:p>
              </table:table-cell>
              <table:table-cell office:value-type="float" office:value="1.137583">
                <text:p>1.137583</text:p>
              </table:table-cell>
              <table:table-cell office:value-type="float" office:value="1.342726">
                <text:p>1.342726</text:p>
              </table:table-cell>
              <table:table-cell office:value-type="float" office:value="0.600226">
                <text:p>0.600226</text:p>
              </table:table-cell>
              <table:table-cell office:value-type="float" office:value="0.95144">
                <text:p>0.95144</text:p>
              </table:table-cell>
              <table:table-cell office:value-type="float" office:value="0.833488">
                <text:p>0.8334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8809">
                <text:p>0.938809</text:p>
              </table:table-cell>
              <table:table-cell office:value-type="float" office:value="1.138432">
                <text:p>1.138432</text:p>
              </table:table-cell>
              <table:table-cell office:value-type="float" office:value="1.341367">
                <text:p>1.341367</text:p>
              </table:table-cell>
              <table:table-cell office:value-type="float" office:value="0.599649">
                <text:p>0.599649</text:p>
              </table:table-cell>
              <table:table-cell office:value-type="float" office:value="0.950597">
                <text:p>0.950597</text:p>
              </table:table-cell>
              <table:table-cell office:value-type="float" office:value="0.832922">
                <text:p>0.8329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37955">
                <text:p>0.937955</text:p>
              </table:table-cell>
              <table:table-cell office:value-type="float" office:value="1.139725">
                <text:p>1.139725</text:p>
              </table:table-cell>
              <table:table-cell office:value-type="float" office:value="1.339912">
                <text:p>1.339912</text:p>
              </table:table-cell>
              <table:table-cell office:value-type="float" office:value="0.599083">
                <text:p>0.599083</text:p>
              </table:table-cell>
              <table:table-cell office:value-type="float" office:value="0.949865">
                <text:p>0.949865</text:p>
              </table:table-cell>
              <table:table-cell office:value-type="float" office:value="0.83267">
                <text:p>0.832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37183">
                <text:p>0.937183</text:p>
              </table:table-cell>
              <table:table-cell office:value-type="float" office:value="1.138996">
                <text:p>1.138996</text:p>
              </table:table-cell>
              <table:table-cell office:value-type="float" office:value="1.3386">
                <text:p>1.3386</text:p>
              </table:table-cell>
              <table:table-cell office:value-type="float" office:value="0.598419">
                <text:p>0.598419</text:p>
              </table:table-cell>
              <table:table-cell office:value-type="float" office:value="0.948777">
                <text:p>0.948777</text:p>
              </table:table-cell>
              <table:table-cell office:value-type="float" office:value="0.832352">
                <text:p>0.8323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36379">
                <text:p>0.936379</text:p>
              </table:table-cell>
              <table:table-cell office:value-type="float" office:value="1.13854">
                <text:p>1.13854</text:p>
              </table:table-cell>
              <table:table-cell office:value-type="float" office:value="1.337291">
                <text:p>1.337291</text:p>
              </table:table-cell>
              <table:table-cell office:value-type="float" office:value="0.597805">
                <text:p>0.597805</text:p>
              </table:table-cell>
              <table:table-cell office:value-type="float" office:value="0.9477">
                <text:p>0.9477</text:p>
              </table:table-cell>
              <table:table-cell office:value-type="float" office:value="0.832306">
                <text:p>0.832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35806">
                <text:p>0.935806</text:p>
              </table:table-cell>
              <table:table-cell office:value-type="float" office:value="1.138099">
                <text:p>1.138099</text:p>
              </table:table-cell>
              <table:table-cell office:value-type="float" office:value="1.336168">
                <text:p>1.336168</text:p>
              </table:table-cell>
              <table:table-cell office:value-type="float" office:value="0.597229">
                <text:p>0.597229</text:p>
              </table:table-cell>
              <table:table-cell office:value-type="float" office:value="0.946675">
                <text:p>0.946675</text:p>
              </table:table-cell>
              <table:table-cell office:value-type="float" office:value="0.83217">
                <text:p>0.832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4964">
                <text:p>0.934964</text:p>
              </table:table-cell>
              <table:table-cell office:value-type="float" office:value="1.137969">
                <text:p>1.137969</text:p>
              </table:table-cell>
              <table:table-cell office:value-type="float" office:value="1.33489">
                <text:p>1.33489</text:p>
              </table:table-cell>
              <table:table-cell office:value-type="float" office:value="0.596666">
                <text:p>0.596666</text:p>
              </table:table-cell>
              <table:table-cell office:value-type="float" office:value="0.945662">
                <text:p>0.945662</text:p>
              </table:table-cell>
              <table:table-cell office:value-type="float" office:value="0.831962">
                <text:p>0.8319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34323">
                <text:p>0.934323</text:p>
              </table:table-cell>
              <table:table-cell office:value-type="float" office:value="1.137098">
                <text:p>1.137098</text:p>
              </table:table-cell>
              <table:table-cell office:value-type="float" office:value="1.333784">
                <text:p>1.333784</text:p>
              </table:table-cell>
              <table:table-cell office:value-type="float" office:value="0.596005">
                <text:p>0.596005</text:p>
              </table:table-cell>
              <table:table-cell office:value-type="float" office:value="0.9446">
                <text:p>0.9446</text:p>
              </table:table-cell>
              <table:table-cell office:value-type="float" office:value="0.831653">
                <text:p>0.831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3382">
                <text:p>0.933382</text:p>
              </table:table-cell>
              <table:table-cell office:value-type="float" office:value="1.136469">
                <text:p>1.136469</text:p>
              </table:table-cell>
              <table:table-cell office:value-type="float" office:value="1.332378">
                <text:p>1.332378</text:p>
              </table:table-cell>
              <table:table-cell office:value-type="float" office:value="0.595381">
                <text:p>0.595381</text:p>
              </table:table-cell>
              <table:table-cell office:value-type="float" office:value="0.943494">
                <text:p>0.943494</text:p>
              </table:table-cell>
              <table:table-cell office:value-type="float" office:value="0.831317">
                <text:p>0.8313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2426">
                <text:p>0.932426</text:p>
              </table:table-cell>
              <table:table-cell office:value-type="float" office:value="1.135255">
                <text:p>1.135255</text:p>
              </table:table-cell>
              <table:table-cell office:value-type="float" office:value="1.331057">
                <text:p>1.331057</text:p>
              </table:table-cell>
              <table:table-cell office:value-type="float" office:value="0.594852">
                <text:p>0.594852</text:p>
              </table:table-cell>
              <table:table-cell office:value-type="float" office:value="0.942785">
                <text:p>0.942785</text:p>
              </table:table-cell>
              <table:table-cell office:value-type="float" office:value="0.830825">
                <text:p>0.830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31404">
                <text:p>0.931404</text:p>
              </table:table-cell>
              <table:table-cell office:value-type="float" office:value="1.134165">
                <text:p>1.134165</text:p>
              </table:table-cell>
              <table:table-cell office:value-type="float" office:value="1.329505">
                <text:p>1.329505</text:p>
              </table:table-cell>
              <table:table-cell office:value-type="float" office:value="0.59446">
                <text:p>0.59446</text:p>
              </table:table-cell>
              <table:table-cell office:value-type="float" office:value="0.941886">
                <text:p>0.941886</text:p>
              </table:table-cell>
              <table:table-cell office:value-type="float" office:value="0.831228">
                <text:p>0.8312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30347">
                <text:p>0.930347</text:p>
              </table:table-cell>
              <table:table-cell office:value-type="float" office:value="1.132938">
                <text:p>1.132938</text:p>
              </table:table-cell>
              <table:table-cell office:value-type="float" office:value="1.327965">
                <text:p>1.327965</text:p>
              </table:table-cell>
              <table:table-cell office:value-type="float" office:value="0.594215">
                <text:p>0.594215</text:p>
              </table:table-cell>
              <table:table-cell office:value-type="float" office:value="0.941479">
                <text:p>0.941479</text:p>
              </table:table-cell>
              <table:table-cell office:value-type="float" office:value="0.831361">
                <text:p>0.8313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29552">
                <text:p>0.929552</text:p>
              </table:table-cell>
              <table:table-cell office:value-type="float" office:value="1.131833">
                <text:p>1.131833</text:p>
              </table:table-cell>
              <table:table-cell office:value-type="float" office:value="1.326947">
                <text:p>1.326947</text:p>
              </table:table-cell>
              <table:table-cell office:value-type="float" office:value="0.593972">
                <text:p>0.593972</text:p>
              </table:table-cell>
              <table:table-cell office:value-type="float" office:value="0.940814">
                <text:p>0.940814</text:p>
              </table:table-cell>
              <table:table-cell office:value-type="float" office:value="0.831672">
                <text:p>0.8316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28867">
                <text:p>0.928867</text:p>
              </table:table-cell>
              <table:table-cell office:value-type="float" office:value="1.130798">
                <text:p>1.130798</text:p>
              </table:table-cell>
              <table:table-cell office:value-type="float" office:value="1.326141">
                <text:p>1.326141</text:p>
              </table:table-cell>
              <table:table-cell office:value-type="float" office:value="0.593832">
                <text:p>0.593832</text:p>
              </table:table-cell>
              <table:table-cell office:value-type="float" office:value="0.940544">
                <text:p>0.940544</text:p>
              </table:table-cell>
              <table:table-cell office:value-type="float" office:value="0.831803">
                <text:p>0.8318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28187">
                <text:p>0.928187</text:p>
              </table:table-cell>
              <table:table-cell office:value-type="float" office:value="1.129927">
                <text:p>1.129927</text:p>
              </table:table-cell>
              <table:table-cell office:value-type="float" office:value="1.325322">
                <text:p>1.325322</text:p>
              </table:table-cell>
              <table:table-cell office:value-type="float" office:value="0.593779">
                <text:p>0.593779</text:p>
              </table:table-cell>
              <table:table-cell office:value-type="float" office:value="0.940003">
                <text:p>0.940003</text:p>
              </table:table-cell>
              <table:table-cell office:value-type="float" office:value="0.831897">
                <text:p>0.8318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7921">
                <text:p>0.927921</text:p>
              </table:table-cell>
              <table:table-cell office:value-type="float" office:value="1.129137">
                <text:p>1.129137</text:p>
              </table:table-cell>
              <table:table-cell office:value-type="float" office:value="1.324738">
                <text:p>1.324738</text:p>
              </table:table-cell>
              <table:table-cell office:value-type="float" office:value="0.593211">
                <text:p>0.593211</text:p>
              </table:table-cell>
              <table:table-cell office:value-type="float" office:value="0.939464">
                <text:p>0.939464</text:p>
              </table:table-cell>
              <table:table-cell office:value-type="float" office:value="0.831868">
                <text:p>0.8318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27367">
                <text:p>0.927367</text:p>
              </table:table-cell>
              <table:table-cell office:value-type="float" office:value="1.128551">
                <text:p>1.128551</text:p>
              </table:table-cell>
              <table:table-cell office:value-type="float" office:value="1.323461">
                <text:p>1.323461</text:p>
              </table:table-cell>
              <table:table-cell office:value-type="float" office:value="0.592764">
                <text:p>0.592764</text:p>
              </table:table-cell>
              <table:table-cell office:value-type="float" office:value="0.938707">
                <text:p>0.938707</text:p>
              </table:table-cell>
              <table:table-cell office:value-type="float" office:value="0.832757">
                <text:p>0.8327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6925">
                <text:p>0.926925</text:p>
              </table:table-cell>
              <table:table-cell office:value-type="float" office:value="1.127761">
                <text:p>1.127761</text:p>
              </table:table-cell>
              <table:table-cell office:value-type="float" office:value="1.322339">
                <text:p>1.322339</text:p>
              </table:table-cell>
              <table:table-cell office:value-type="float" office:value="0.592223">
                <text:p>0.592223</text:p>
              </table:table-cell>
              <table:table-cell office:value-type="float" office:value="0.938251">
                <text:p>0.938251</text:p>
              </table:table-cell>
              <table:table-cell office:value-type="float" office:value="0.833421">
                <text:p>0.8334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26261">
                <text:p>0.926261</text:p>
              </table:table-cell>
              <table:table-cell office:value-type="float" office:value="1.127164">
                <text:p>1.127164</text:p>
              </table:table-cell>
              <table:table-cell office:value-type="float" office:value="1.320962">
                <text:p>1.320962</text:p>
              </table:table-cell>
              <table:table-cell office:value-type="float" office:value="0.591783">
                <text:p>0.591783</text:p>
              </table:table-cell>
              <table:table-cell office:value-type="float" office:value="0.937565">
                <text:p>0.937565</text:p>
              </table:table-cell>
              <table:table-cell office:value-type="float" office:value="0.833918">
                <text:p>0.8339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25469">
                <text:p>0.925469</text:p>
              </table:table-cell>
              <table:table-cell office:value-type="float" office:value="1.126416">
                <text:p>1.126416</text:p>
              </table:table-cell>
              <table:table-cell office:value-type="float" office:value="1.319677">
                <text:p>1.319677</text:p>
              </table:table-cell>
              <table:table-cell office:value-type="float" office:value="0.591388">
                <text:p>0.591388</text:p>
              </table:table-cell>
              <table:table-cell office:value-type="float" office:value="0.936961">
                <text:p>0.936961</text:p>
              </table:table-cell>
              <table:table-cell office:value-type="float" office:value="0.834162">
                <text:p>0.8341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24743">
                <text:p>0.924743</text:p>
              </table:table-cell>
              <table:table-cell office:value-type="float" office:value="1.125899">
                <text:p>1.125899</text:p>
              </table:table-cell>
              <table:table-cell office:value-type="float" office:value="1.318878">
                <text:p>1.318878</text:p>
              </table:table-cell>
              <table:table-cell office:value-type="float" office:value="0.591185">
                <text:p>0.591185</text:p>
              </table:table-cell>
              <table:table-cell office:value-type="float" office:value="0.936153">
                <text:p>0.936153</text:p>
              </table:table-cell>
              <table:table-cell office:value-type="float" office:value="0.833882">
                <text:p>0.8338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3898">
                <text:p>0.923898</text:p>
              </table:table-cell>
              <table:table-cell office:value-type="float" office:value="1.125806">
                <text:p>1.125806</text:p>
              </table:table-cell>
              <table:table-cell office:value-type="float" office:value="1.318117">
                <text:p>1.318117</text:p>
              </table:table-cell>
              <table:table-cell office:value-type="float" office:value="0.590865">
                <text:p>0.590865</text:p>
              </table:table-cell>
              <table:table-cell office:value-type="float" office:value="0.935304">
                <text:p>0.935304</text:p>
              </table:table-cell>
              <table:table-cell office:value-type="float" office:value="0.833368">
                <text:p>0.8333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2334">
                <text:p>0.92334</text:p>
              </table:table-cell>
              <table:table-cell office:value-type="float" office:value="1.12602">
                <text:p>1.12602</text:p>
              </table:table-cell>
              <table:table-cell office:value-type="float" office:value="1.319197">
                <text:p>1.319197</text:p>
              </table:table-cell>
              <table:table-cell office:value-type="float" office:value="0.590347">
                <text:p>0.590347</text:p>
              </table:table-cell>
              <table:table-cell office:value-type="float" office:value="0.93435">
                <text:p>0.93435</text:p>
              </table:table-cell>
              <table:table-cell office:value-type="float" office:value="0.832462">
                <text:p>0.8324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2737">
                <text:p>0.922737</text:p>
              </table:table-cell>
              <table:table-cell office:value-type="float" office:value="1.125677">
                <text:p>1.125677</text:p>
              </table:table-cell>
              <table:table-cell office:value-type="float" office:value="1.320514">
                <text:p>1.320514</text:p>
              </table:table-cell>
              <table:table-cell office:value-type="float" office:value="0.589824">
                <text:p>0.589824</text:p>
              </table:table-cell>
              <table:table-cell office:value-type="float" office:value="0.933457">
                <text:p>0.933457</text:p>
              </table:table-cell>
              <table:table-cell office:value-type="float" office:value="0.831606">
                <text:p>0.8316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22126">
                <text:p>0.922126</text:p>
              </table:table-cell>
              <table:table-cell office:value-type="float" office:value="1.125605">
                <text:p>1.125605</text:p>
              </table:table-cell>
              <table:table-cell office:value-type="float" office:value="1.320726">
                <text:p>1.320726</text:p>
              </table:table-cell>
              <table:table-cell office:value-type="float" office:value="0.589322">
                <text:p>0.589322</text:p>
              </table:table-cell>
              <table:table-cell office:value-type="float" office:value="0.932476">
                <text:p>0.932476</text:p>
              </table:table-cell>
              <table:table-cell office:value-type="float" office:value="0.830668">
                <text:p>0.830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21188">
                <text:p>0.921188</text:p>
              </table:table-cell>
              <table:table-cell office:value-type="float" office:value="1.124499">
                <text:p>1.124499</text:p>
              </table:table-cell>
              <table:table-cell office:value-type="float" office:value="1.321159">
                <text:p>1.321159</text:p>
              </table:table-cell>
              <table:table-cell office:value-type="float" office:value="0.589485">
                <text:p>0.589485</text:p>
              </table:table-cell>
              <table:table-cell office:value-type="float" office:value="0.932688">
                <text:p>0.932688</text:p>
              </table:table-cell>
              <table:table-cell office:value-type="float" office:value="0.829773">
                <text:p>0.8297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20556">
                <text:p>0.920556</text:p>
              </table:table-cell>
              <table:table-cell office:value-type="float" office:value="1.123409">
                <text:p>1.123409</text:p>
              </table:table-cell>
              <table:table-cell office:value-type="float" office:value="1.323165">
                <text:p>1.323165</text:p>
              </table:table-cell>
              <table:table-cell office:value-type="float" office:value="0.589644">
                <text:p>0.589644</text:p>
              </table:table-cell>
              <table:table-cell office:value-type="float" office:value="0.932573">
                <text:p>0.932573</text:p>
              </table:table-cell>
              <table:table-cell office:value-type="float" office:value="0.829475">
                <text:p>0.8294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20263">
                <text:p>0.920263</text:p>
              </table:table-cell>
              <table:table-cell office:value-type="float" office:value="1.123111">
                <text:p>1.123111</text:p>
              </table:table-cell>
              <table:table-cell office:value-type="float" office:value="1.325486">
                <text:p>1.325486</text:p>
              </table:table-cell>
              <table:table-cell office:value-type="float" office:value="0.589579">
                <text:p>0.589579</text:p>
              </table:table-cell>
              <table:table-cell office:value-type="float" office:value="0.932051">
                <text:p>0.932051</text:p>
              </table:table-cell>
              <table:table-cell office:value-type="float" office:value="0.829428">
                <text:p>0.8294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19461">
                <text:p>0.919461</text:p>
              </table:table-cell>
              <table:table-cell office:value-type="float" office:value="1.123032">
                <text:p>1.123032</text:p>
              </table:table-cell>
              <table:table-cell office:value-type="float" office:value="1.327726">
                <text:p>1.327726</text:p>
              </table:table-cell>
              <table:table-cell office:value-type="float" office:value="0.589311">
                <text:p>0.589311</text:p>
              </table:table-cell>
              <table:table-cell office:value-type="float" office:value="0.931399">
                <text:p>0.931399</text:p>
              </table:table-cell>
              <table:table-cell office:value-type="float" office:value="0.829107">
                <text:p>0.8291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8816">
                <text:p>0.918816</text:p>
              </table:table-cell>
              <table:table-cell office:value-type="float" office:value="1.122258">
                <text:p>1.122258</text:p>
              </table:table-cell>
              <table:table-cell office:value-type="float" office:value="1.330192">
                <text:p>1.330192</text:p>
              </table:table-cell>
              <table:table-cell office:value-type="float" office:value="0.588821">
                <text:p>0.588821</text:p>
              </table:table-cell>
              <table:table-cell office:value-type="float" office:value="0.930528">
                <text:p>0.930528</text:p>
              </table:table-cell>
              <table:table-cell office:value-type="float" office:value="0.828965">
                <text:p>0.8289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18477">
                <text:p>0.918477</text:p>
              </table:table-cell>
              <table:table-cell office:value-type="float" office:value="1.12168">
                <text:p>1.12168</text:p>
              </table:table-cell>
              <table:table-cell office:value-type="float" office:value="1.331589">
                <text:p>1.331589</text:p>
              </table:table-cell>
              <table:table-cell office:value-type="float" office:value="0.588399">
                <text:p>0.588399</text:p>
              </table:table-cell>
              <table:table-cell office:value-type="float" office:value="0.929562">
                <text:p>0.929562</text:p>
              </table:table-cell>
              <table:table-cell office:value-type="float" office:value="0.828538">
                <text:p>0.8285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18105">
                <text:p>0.918105</text:p>
              </table:table-cell>
              <table:table-cell office:value-type="float" office:value="1.121208">
                <text:p>1.121208</text:p>
              </table:table-cell>
              <table:table-cell office:value-type="float" office:value="1.333249">
                <text:p>1.333249</text:p>
              </table:table-cell>
              <table:table-cell office:value-type="float" office:value="0.588058">
                <text:p>0.588058</text:p>
              </table:table-cell>
              <table:table-cell office:value-type="float" office:value="0.928682">
                <text:p>0.928682</text:p>
              </table:table-cell>
              <table:table-cell office:value-type="float" office:value="0.828317">
                <text:p>0.8283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17924">
                <text:p>0.917924</text:p>
              </table:table-cell>
              <table:table-cell office:value-type="float" office:value="1.120957">
                <text:p>1.120957</text:p>
              </table:table-cell>
              <table:table-cell office:value-type="float" office:value="1.333607">
                <text:p>1.333607</text:p>
              </table:table-cell>
              <table:table-cell office:value-type="float" office:value="0.587929">
                <text:p>0.587929</text:p>
              </table:table-cell>
              <table:table-cell office:value-type="float" office:value="0.927758">
                <text:p>0.927758</text:p>
              </table:table-cell>
              <table:table-cell office:value-type="float" office:value="0.827699">
                <text:p>0.8276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17678">
                <text:p>0.917678</text:p>
              </table:table-cell>
              <table:table-cell office:value-type="float" office:value="1.120105">
                <text:p>1.120105</text:p>
              </table:table-cell>
              <table:table-cell office:value-type="float" office:value="1.334218">
                <text:p>1.334218</text:p>
              </table:table-cell>
              <table:table-cell office:value-type="float" office:value="0.587871">
                <text:p>0.587871</text:p>
              </table:table-cell>
              <table:table-cell office:value-type="float" office:value="0.926976">
                <text:p>0.926976</text:p>
              </table:table-cell>
              <table:table-cell office:value-type="float" office:value="0.827264">
                <text:p>0.8272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17089">
                <text:p>0.917089</text:p>
              </table:table-cell>
              <table:table-cell office:value-type="float" office:value="1.1194">
                <text:p>1.1194</text:p>
              </table:table-cell>
              <table:table-cell office:value-type="float" office:value="1.335255">
                <text:p>1.335255</text:p>
              </table:table-cell>
              <table:table-cell office:value-type="float" office:value="0.587582">
                <text:p>0.587582</text:p>
              </table:table-cell>
              <table:table-cell office:value-type="float" office:value="0.926106">
                <text:p>0.926106</text:p>
              </table:table-cell>
              <table:table-cell office:value-type="float" office:value="0.82707">
                <text:p>0.827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16503">
                <text:p>0.916503</text:p>
              </table:table-cell>
              <table:table-cell office:value-type="float" office:value="1.118359">
                <text:p>1.118359</text:p>
              </table:table-cell>
              <table:table-cell office:value-type="float" office:value="1.336515">
                <text:p>1.336515</text:p>
              </table:table-cell>
              <table:table-cell office:value-type="float" office:value="0.587069">
                <text:p>0.587069</text:p>
              </table:table-cell>
              <table:table-cell office:value-type="float" office:value="0.925456">
                <text:p>0.925456</text:p>
              </table:table-cell>
              <table:table-cell office:value-type="float" office:value="0.827099">
                <text:p>0.8270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15821">
                <text:p>0.915821</text:p>
              </table:table-cell>
              <table:table-cell office:value-type="float" office:value="1.117386">
                <text:p>1.117386</text:p>
              </table:table-cell>
              <table:table-cell office:value-type="float" office:value="1.335799">
                <text:p>1.335799</text:p>
              </table:table-cell>
              <table:table-cell office:value-type="float" office:value="0.586612">
                <text:p>0.586612</text:p>
              </table:table-cell>
              <table:table-cell office:value-type="float" office:value="0.924655">
                <text:p>0.924655</text:p>
              </table:table-cell>
              <table:table-cell office:value-type="float" office:value="0.826236">
                <text:p>0.8262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15226">
                <text:p>0.915226</text:p>
              </table:table-cell>
              <table:table-cell office:value-type="float" office:value="1.116519">
                <text:p>1.116519</text:p>
              </table:table-cell>
              <table:table-cell office:value-type="float" office:value="1.335222">
                <text:p>1.335222</text:p>
              </table:table-cell>
              <table:table-cell office:value-type="float" office:value="0.586039">
                <text:p>0.586039</text:p>
              </table:table-cell>
              <table:table-cell office:value-type="float" office:value="0.923846">
                <text:p>0.923846</text:p>
              </table:table-cell>
              <table:table-cell office:value-type="float" office:value="0.825452">
                <text:p>0.8254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4449">
                <text:p>0.914449</text:p>
              </table:table-cell>
              <table:table-cell office:value-type="float" office:value="1.115773">
                <text:p>1.115773</text:p>
              </table:table-cell>
              <table:table-cell office:value-type="float" office:value="1.33391">
                <text:p>1.33391</text:p>
              </table:table-cell>
              <table:table-cell office:value-type="float" office:value="0.58561">
                <text:p>0.58561</text:p>
              </table:table-cell>
              <table:table-cell office:value-type="float" office:value="0.922941">
                <text:p>0.922941</text:p>
              </table:table-cell>
              <table:table-cell office:value-type="float" office:value="0.824775">
                <text:p>0.8247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4071">
                <text:p>0.914071</text:p>
              </table:table-cell>
              <table:table-cell office:value-type="float" office:value="1.115501">
                <text:p>1.115501</text:p>
              </table:table-cell>
              <table:table-cell office:value-type="float" office:value="1.332599">
                <text:p>1.332599</text:p>
              </table:table-cell>
              <table:table-cell office:value-type="float" office:value="0.585098">
                <text:p>0.585098</text:p>
              </table:table-cell>
              <table:table-cell office:value-type="float" office:value="0.922165">
                <text:p>0.922165</text:p>
              </table:table-cell>
              <table:table-cell office:value-type="float" office:value="0.823993">
                <text:p>0.823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3919">
                <text:p>0.913919</text:p>
              </table:table-cell>
              <table:table-cell office:value-type="float" office:value="1.11539">
                <text:p>1.11539</text:p>
              </table:table-cell>
              <table:table-cell office:value-type="float" office:value="1.331491">
                <text:p>1.331491</text:p>
              </table:table-cell>
              <table:table-cell office:value-type="float" office:value="0.584484">
                <text:p>0.584484</text:p>
              </table:table-cell>
              <table:table-cell office:value-type="float" office:value="0.921366">
                <text:p>0.921366</text:p>
              </table:table-cell>
              <table:table-cell office:value-type="float" office:value="0.823269">
                <text:p>0.8232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3909">
                <text:p>0.913909</text:p>
              </table:table-cell>
              <table:table-cell office:value-type="float" office:value="1.11529">
                <text:p>1.11529</text:p>
              </table:table-cell>
              <table:table-cell office:value-type="float" office:value="1.330466">
                <text:p>1.330466</text:p>
              </table:table-cell>
              <table:table-cell office:value-type="float" office:value="0.583931">
                <text:p>0.583931</text:p>
              </table:table-cell>
              <table:table-cell office:value-type="float" office:value="0.920602">
                <text:p>0.920602</text:p>
              </table:table-cell>
              <table:table-cell office:value-type="float" office:value="0.822465">
                <text:p>0.8224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4015">
                <text:p>0.914015</text:p>
              </table:table-cell>
              <table:table-cell office:value-type="float" office:value="1.115374">
                <text:p>1.115374</text:p>
              </table:table-cell>
              <table:table-cell office:value-type="float" office:value="1.32946">
                <text:p>1.32946</text:p>
              </table:table-cell>
              <table:table-cell office:value-type="float" office:value="0.583386">
                <text:p>0.583386</text:p>
              </table:table-cell>
              <table:table-cell office:value-type="float" office:value="0.919867">
                <text:p>0.919867</text:p>
              </table:table-cell>
              <table:table-cell office:value-type="float" office:value="0.821737">
                <text:p>0.8217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14361">
                <text:p>0.914361</text:p>
              </table:table-cell>
              <table:table-cell office:value-type="float" office:value="1.115769">
                <text:p>1.115769</text:p>
              </table:table-cell>
              <table:table-cell office:value-type="float" office:value="1.328529">
                <text:p>1.328529</text:p>
              </table:table-cell>
              <table:table-cell office:value-type="float" office:value="0.583018">
                <text:p>0.583018</text:p>
              </table:table-cell>
              <table:table-cell office:value-type="float" office:value="0.919259">
                <text:p>0.919259</text:p>
              </table:table-cell>
              <table:table-cell office:value-type="float" office:value="0.820928">
                <text:p>0.8209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14766">
                <text:p>0.914766</text:p>
              </table:table-cell>
              <table:table-cell office:value-type="float" office:value="1.116394">
                <text:p>1.116394</text:p>
              </table:table-cell>
              <table:table-cell office:value-type="float" office:value="1.327493">
                <text:p>1.327493</text:p>
              </table:table-cell>
              <table:table-cell office:value-type="float" office:value="0.582638">
                <text:p>0.582638</text:p>
              </table:table-cell>
              <table:table-cell office:value-type="float" office:value="0.918777">
                <text:p>0.918777</text:p>
              </table:table-cell>
              <table:table-cell office:value-type="float" office:value="0.820273">
                <text:p>0.820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5012">
                <text:p>0.915012</text:p>
              </table:table-cell>
              <table:table-cell office:value-type="float" office:value="1.117065">
                <text:p>1.117065</text:p>
              </table:table-cell>
              <table:table-cell office:value-type="float" office:value="1.326525">
                <text:p>1.326525</text:p>
              </table:table-cell>
              <table:table-cell office:value-type="float" office:value="0.582328">
                <text:p>0.582328</text:p>
              </table:table-cell>
              <table:table-cell office:value-type="float" office:value="0.918374">
                <text:p>0.918374</text:p>
              </table:table-cell>
              <table:table-cell office:value-type="float" office:value="0.819523">
                <text:p>0.819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15361">
                <text:p>0.915361</text:p>
              </table:table-cell>
              <table:table-cell office:value-type="float" office:value="1.11799">
                <text:p>1.11799</text:p>
              </table:table-cell>
              <table:table-cell office:value-type="float" office:value="1.325698">
                <text:p>1.325698</text:p>
              </table:table-cell>
              <table:table-cell office:value-type="float" office:value="0.582051">
                <text:p>0.582051</text:p>
              </table:table-cell>
              <table:table-cell office:value-type="float" office:value="0.918166">
                <text:p>0.918166</text:p>
              </table:table-cell>
              <table:table-cell office:value-type="float" office:value="0.818806">
                <text:p>0.8188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14854">
                <text:p>0.914854</text:p>
              </table:table-cell>
              <table:table-cell office:value-type="float" office:value="1.117493">
                <text:p>1.117493</text:p>
              </table:table-cell>
              <table:table-cell office:value-type="float" office:value="1.324942">
                <text:p>1.324942</text:p>
              </table:table-cell>
              <table:table-cell office:value-type="float" office:value="0.581492">
                <text:p>0.581492</text:p>
              </table:table-cell>
              <table:table-cell office:value-type="float" office:value="0.917317">
                <text:p>0.917317</text:p>
              </table:table-cell>
              <table:table-cell office:value-type="float" office:value="0.818013">
                <text:p>0.8180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14424">
                <text:p>0.914424</text:p>
              </table:table-cell>
              <table:table-cell office:value-type="float" office:value="1.117151">
                <text:p>1.117151</text:p>
              </table:table-cell>
              <table:table-cell office:value-type="float" office:value="1.32402">
                <text:p>1.32402</text:p>
              </table:table-cell>
              <table:table-cell office:value-type="float" office:value="0.580913">
                <text:p>0.580913</text:p>
              </table:table-cell>
              <table:table-cell office:value-type="float" office:value="0.916572">
                <text:p>0.916572</text:p>
              </table:table-cell>
              <table:table-cell office:value-type="float" office:value="0.817276">
                <text:p>0.8172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13547">
                <text:p>0.913547</text:p>
              </table:table-cell>
              <table:table-cell office:value-type="float" office:value="1.116279">
                <text:p>1.116279</text:p>
              </table:table-cell>
              <table:table-cell office:value-type="float" office:value="1.323176">
                <text:p>1.323176</text:p>
              </table:table-cell>
              <table:table-cell office:value-type="float" office:value="0.580347">
                <text:p>0.580347</text:p>
              </table:table-cell>
              <table:table-cell office:value-type="float" office:value="0.915663">
                <text:p>0.915663</text:p>
              </table:table-cell>
              <table:table-cell office:value-type="float" office:value="0.816475">
                <text:p>0.8164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1279">
                <text:p>0.91279</text:p>
              </table:table-cell>
              <table:table-cell office:value-type="float" office:value="1.115467">
                <text:p>1.115467</text:p>
              </table:table-cell>
              <table:table-cell office:value-type="float" office:value="1.323208">
                <text:p>1.323208</text:p>
              </table:table-cell>
              <table:table-cell office:value-type="float" office:value="0.579941">
                <text:p>0.579941</text:p>
              </table:table-cell>
              <table:table-cell office:value-type="float" office:value="0.914758">
                <text:p>0.914758</text:p>
              </table:table-cell>
              <table:table-cell office:value-type="float" office:value="0.816009">
                <text:p>0.8160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11985">
                <text:p>0.911985</text:p>
              </table:table-cell>
              <table:table-cell office:value-type="float" office:value="1.114481">
                <text:p>1.114481</text:p>
              </table:table-cell>
              <table:table-cell office:value-type="float" office:value="1.323283">
                <text:p>1.323283</text:p>
              </table:table-cell>
              <table:table-cell office:value-type="float" office:value="0.579541">
                <text:p>0.579541</text:p>
              </table:table-cell>
              <table:table-cell office:value-type="float" office:value="0.913811">
                <text:p>0.913811</text:p>
              </table:table-cell>
              <table:table-cell office:value-type="float" office:value="0.815471">
                <text:p>0.8154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1127">
                <text:p>0.911127</text:p>
              </table:table-cell>
              <table:table-cell office:value-type="float" office:value="1.113564">
                <text:p>1.113564</text:p>
              </table:table-cell>
              <table:table-cell office:value-type="float" office:value="1.322108">
                <text:p>1.322108</text:p>
              </table:table-cell>
              <table:table-cell office:value-type="float" office:value="0.579058">
                <text:p>0.579058</text:p>
              </table:table-cell>
              <table:table-cell office:value-type="float" office:value="0.912868">
                <text:p>0.912868</text:p>
              </table:table-cell>
              <table:table-cell office:value-type="float" office:value="0.814966">
                <text:p>0.8149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0186">
                <text:p>0.910186</text:p>
              </table:table-cell>
              <table:table-cell office:value-type="float" office:value="1.112494">
                <text:p>1.112494</text:p>
              </table:table-cell>
              <table:table-cell office:value-type="float" office:value="1.320987">
                <text:p>1.320987</text:p>
              </table:table-cell>
              <table:table-cell office:value-type="float" office:value="0.579016">
                <text:p>0.579016</text:p>
              </table:table-cell>
              <table:table-cell office:value-type="float" office:value="0.912454">
                <text:p>0.912454</text:p>
              </table:table-cell>
              <table:table-cell office:value-type="float" office:value="0.814365">
                <text:p>0.8143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09221">
                <text:p>0.909221</text:p>
              </table:table-cell>
              <table:table-cell office:value-type="float" office:value="1.111393">
                <text:p>1.111393</text:p>
              </table:table-cell>
              <table:table-cell office:value-type="float" office:value="1.319794">
                <text:p>1.319794</text:p>
              </table:table-cell>
              <table:table-cell office:value-type="float" office:value="0.579051">
                <text:p>0.579051</text:p>
              </table:table-cell>
              <table:table-cell office:value-type="float" office:value="0.911908">
                <text:p>0.911908</text:p>
              </table:table-cell>
              <table:table-cell office:value-type="float" office:value="0.813973">
                <text:p>0.8139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8728">
                <text:p>0.908728</text:p>
              </table:table-cell>
              <table:table-cell office:value-type="float" office:value="1.110937">
                <text:p>1.110937</text:p>
              </table:table-cell>
              <table:table-cell office:value-type="float" office:value="1.318635">
                <text:p>1.318635</text:p>
              </table:table-cell>
              <table:table-cell office:value-type="float" office:value="0.578509">
                <text:p>0.578509</text:p>
              </table:table-cell>
              <table:table-cell office:value-type="float" office:value="0.910971">
                <text:p>0.910971</text:p>
              </table:table-cell>
              <table:table-cell office:value-type="float" office:value="0.813474">
                <text:p>0.8134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0846">
                <text:p>0.90846</text:p>
              </table:table-cell>
              <table:table-cell office:value-type="float" office:value="1.110597">
                <text:p>1.110597</text:p>
              </table:table-cell>
              <table:table-cell office:value-type="float" office:value="1.317616">
                <text:p>1.317616</text:p>
              </table:table-cell>
              <table:table-cell office:value-type="float" office:value="0.5779">
                <text:p>0.5779</text:p>
              </table:table-cell>
              <table:table-cell office:value-type="float" office:value="0.91006">
                <text:p>0.91006</text:p>
              </table:table-cell>
              <table:table-cell office:value-type="float" office:value="0.812842">
                <text:p>0.8128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07844">
                <text:p>0.907844</text:p>
              </table:table-cell>
              <table:table-cell office:value-type="float" office:value="1.10962">
                <text:p>1.10962</text:p>
              </table:table-cell>
              <table:table-cell office:value-type="float" office:value="1.316665">
                <text:p>1.316665</text:p>
              </table:table-cell>
              <table:table-cell office:value-type="float" office:value="0.577347">
                <text:p>0.577347</text:p>
              </table:table-cell>
              <table:table-cell office:value-type="float" office:value="0.909196">
                <text:p>0.909196</text:p>
              </table:table-cell>
              <table:table-cell office:value-type="float" office:value="0.812157">
                <text:p>0.8121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07164">
                <text:p>0.907164</text:p>
              </table:table-cell>
              <table:table-cell office:value-type="float" office:value="1.108699">
                <text:p>1.108699</text:p>
              </table:table-cell>
              <table:table-cell office:value-type="float" office:value="1.315549">
                <text:p>1.315549</text:p>
              </table:table-cell>
              <table:table-cell office:value-type="float" office:value="0.576811">
                <text:p>0.576811</text:p>
              </table:table-cell>
              <table:table-cell office:value-type="float" office:value="0.908293">
                <text:p>0.908293</text:p>
              </table:table-cell>
              <table:table-cell office:value-type="float" office:value="0.811562">
                <text:p>0.8115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06752">
                <text:p>0.906752</text:p>
              </table:table-cell>
              <table:table-cell office:value-type="float" office:value="1.108602">
                <text:p>1.108602</text:p>
              </table:table-cell>
              <table:table-cell office:value-type="float" office:value="1.314473">
                <text:p>1.314473</text:p>
              </table:table-cell>
              <table:table-cell office:value-type="float" office:value="0.576207">
                <text:p>0.576207</text:p>
              </table:table-cell>
              <table:table-cell office:value-type="float" office:value="0.907441">
                <text:p>0.907441</text:p>
              </table:table-cell>
              <table:table-cell office:value-type="float" office:value="0.810904">
                <text:p>0.8109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06511">
                <text:p>0.906511</text:p>
              </table:table-cell>
              <table:table-cell office:value-type="float" office:value="1.10863">
                <text:p>1.10863</text:p>
              </table:table-cell>
              <table:table-cell office:value-type="float" office:value="1.313717">
                <text:p>1.313717</text:p>
              </table:table-cell>
              <table:table-cell office:value-type="float" office:value="0.575627">
                <text:p>0.575627</text:p>
              </table:table-cell>
              <table:table-cell office:value-type="float" office:value="0.906648">
                <text:p>0.906648</text:p>
              </table:table-cell>
              <table:table-cell office:value-type="float" office:value="0.810072">
                <text:p>0.810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05751">
                <text:p>0.905751</text:p>
              </table:table-cell>
              <table:table-cell office:value-type="float" office:value="1.107567">
                <text:p>1.107567</text:p>
              </table:table-cell>
              <table:table-cell office:value-type="float" office:value="1.313019">
                <text:p>1.313019</text:p>
              </table:table-cell>
              <table:table-cell office:value-type="float" office:value="0.575079">
                <text:p>0.575079</text:p>
              </table:table-cell>
              <table:table-cell office:value-type="float" office:value="0.905768">
                <text:p>0.905768</text:p>
              </table:table-cell>
              <table:table-cell office:value-type="float" office:value="0.80923">
                <text:p>0.809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05063">
                <text:p>0.905063</text:p>
              </table:table-cell>
              <table:table-cell office:value-type="float" office:value="1.106543">
                <text:p>1.106543</text:p>
              </table:table-cell>
              <table:table-cell office:value-type="float" office:value="1.312123">
                <text:p>1.312123</text:p>
              </table:table-cell>
              <table:table-cell office:value-type="float" office:value="0.574545">
                <text:p>0.574545</text:p>
              </table:table-cell>
              <table:table-cell office:value-type="float" office:value="0.904858">
                <text:p>0.904858</text:p>
              </table:table-cell>
              <table:table-cell office:value-type="float" office:value="0.808401">
                <text:p>0.8084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04534">
                <text:p>0.904534</text:p>
              </table:table-cell>
              <table:table-cell office:value-type="float" office:value="1.10603">
                <text:p>1.10603</text:p>
              </table:table-cell>
              <table:table-cell office:value-type="float" office:value="1.311281">
                <text:p>1.311281</text:p>
              </table:table-cell>
              <table:table-cell office:value-type="float" office:value="0.573998">
                <text:p>0.573998</text:p>
              </table:table-cell>
              <table:table-cell office:value-type="float" office:value="0.903961">
                <text:p>0.903961</text:p>
              </table:table-cell>
              <table:table-cell office:value-type="float" office:value="0.807572">
                <text:p>0.8075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03961">
                <text:p>0.903961</text:p>
              </table:table-cell>
              <table:table-cell office:value-type="float" office:value="1.105598">
                <text:p>1.105598</text:p>
              </table:table-cell>
              <table:table-cell office:value-type="float" office:value="1.310475">
                <text:p>1.310475</text:p>
              </table:table-cell>
              <table:table-cell office:value-type="float" office:value="0.573426">
                <text:p>0.573426</text:p>
              </table:table-cell>
              <table:table-cell office:value-type="float" office:value="0.903094">
                <text:p>0.903094</text:p>
              </table:table-cell>
              <table:table-cell office:value-type="float" office:value="0.806735">
                <text:p>0.8067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03259">
                <text:p>0.903259</text:p>
              </table:table-cell>
              <table:table-cell office:value-type="float" office:value="1.104963">
                <text:p>1.104963</text:p>
              </table:table-cell>
              <table:table-cell office:value-type="float" office:value="1.309713">
                <text:p>1.309713</text:p>
              </table:table-cell>
              <table:table-cell office:value-type="float" office:value="0.572884">
                <text:p>0.572884</text:p>
              </table:table-cell>
              <table:table-cell office:value-type="float" office:value="0.902222">
                <text:p>0.902222</text:p>
              </table:table-cell>
              <table:table-cell office:value-type="float" office:value="0.805904">
                <text:p>0.8059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02575">
                <text:p>0.902575</text:p>
              </table:table-cell>
              <table:table-cell office:value-type="float" office:value="1.104391">
                <text:p>1.104391</text:p>
              </table:table-cell>
              <table:table-cell office:value-type="float" office:value="1.308778">
                <text:p>1.308778</text:p>
              </table:table-cell>
              <table:table-cell office:value-type="float" office:value="0.572601">
                <text:p>0.572601</text:p>
              </table:table-cell>
              <table:table-cell office:value-type="float" office:value="0.901373">
                <text:p>0.901373</text:p>
              </table:table-cell>
              <table:table-cell office:value-type="float" office:value="0.806399">
                <text:p>0.8063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01981">
                <text:p>0.901981</text:p>
              </table:table-cell>
              <table:table-cell office:value-type="float" office:value="1.103349">
                <text:p>1.103349</text:p>
              </table:table-cell>
              <table:table-cell office:value-type="float" office:value="1.307811">
                <text:p>1.307811</text:p>
              </table:table-cell>
              <table:table-cell office:value-type="float" office:value="0.572573">
                <text:p>0.572573</text:p>
              </table:table-cell>
              <table:table-cell office:value-type="float" office:value="0.900763">
                <text:p>0.900763</text:p>
              </table:table-cell>
              <table:table-cell office:value-type="float" office:value="0.806777">
                <text:p>0.8067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01274">
                <text:p>0.901274</text:p>
              </table:table-cell>
              <table:table-cell office:value-type="float" office:value="1.102302">
                <text:p>1.102302</text:p>
              </table:table-cell>
              <table:table-cell office:value-type="float" office:value="1.30667">
                <text:p>1.30667</text:p>
              </table:table-cell>
              <table:table-cell office:value-type="float" office:value="0.572593">
                <text:p>0.572593</text:p>
              </table:table-cell>
              <table:table-cell office:value-type="float" office:value="0.900102">
                <text:p>0.900102</text:p>
              </table:table-cell>
              <table:table-cell office:value-type="float" office:value="0.807681">
                <text:p>0.8076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0487">
                <text:p>0.900487</text:p>
              </table:table-cell>
              <table:table-cell office:value-type="float" office:value="1.101179">
                <text:p>1.101179</text:p>
              </table:table-cell>
              <table:table-cell office:value-type="float" office:value="1.305507">
                <text:p>1.305507</text:p>
              </table:table-cell>
              <table:table-cell office:value-type="float" office:value="0.572749">
                <text:p>0.572749</text:p>
              </table:table-cell>
              <table:table-cell office:value-type="float" office:value="0.899546">
                <text:p>0.899546</text:p>
              </table:table-cell>
              <table:table-cell office:value-type="float" office:value="0.808468">
                <text:p>0.8084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99613">
                <text:p>0.899613</text:p>
              </table:table-cell>
              <table:table-cell office:value-type="float" office:value="1.100055">
                <text:p>1.100055</text:p>
              </table:table-cell>
              <table:table-cell office:value-type="float" office:value="1.304229">
                <text:p>1.304229</text:p>
              </table:table-cell>
              <table:table-cell office:value-type="float" office:value="0.572509">
                <text:p>0.572509</text:p>
              </table:table-cell>
              <table:table-cell office:value-type="float" office:value="0.89894">
                <text:p>0.89894</text:p>
              </table:table-cell>
              <table:table-cell office:value-type="float" office:value="0.808717">
                <text:p>0.8087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8836">
                <text:p>0.898836</text:p>
              </table:table-cell>
              <table:table-cell office:value-type="float" office:value="1.099108">
                <text:p>1.099108</text:p>
              </table:table-cell>
              <table:table-cell office:value-type="float" office:value="1.302969">
                <text:p>1.302969</text:p>
              </table:table-cell>
              <table:table-cell office:value-type="float" office:value="0.572078">
                <text:p>0.572078</text:p>
              </table:table-cell>
              <table:table-cell office:value-type="float" office:value="0.898073">
                <text:p>0.898073</text:p>
              </table:table-cell>
              <table:table-cell office:value-type="float" office:value="0.808907">
                <text:p>0.8089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97949">
                <text:p>0.897949</text:p>
              </table:table-cell>
              <table:table-cell office:value-type="float" office:value="1.098188">
                <text:p>1.098188</text:p>
              </table:table-cell>
              <table:table-cell office:value-type="float" office:value="1.302117">
                <text:p>1.302117</text:p>
              </table:table-cell>
              <table:table-cell office:value-type="float" office:value="0.571857">
                <text:p>0.571857</text:p>
              </table:table-cell>
              <table:table-cell office:value-type="float" office:value="0.897194">
                <text:p>0.897194</text:p>
              </table:table-cell>
              <table:table-cell office:value-type="float" office:value="0.810805">
                <text:p>0.8108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97092">
                <text:p>0.897092</text:p>
              </table:table-cell>
              <table:table-cell office:value-type="float" office:value="1.097294">
                <text:p>1.097294</text:p>
              </table:table-cell>
              <table:table-cell office:value-type="float" office:value="1.301256">
                <text:p>1.301256</text:p>
              </table:table-cell>
              <table:table-cell office:value-type="float" office:value="0.571502">
                <text:p>0.571502</text:p>
              </table:table-cell>
              <table:table-cell office:value-type="float" office:value="0.896304">
                <text:p>0.896304</text:p>
              </table:table-cell>
              <table:table-cell office:value-type="float" office:value="0.812619">
                <text:p>0.8126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96206">
                <text:p>0.896206</text:p>
              </table:table-cell>
              <table:table-cell office:value-type="float" office:value="1.096426">
                <text:p>1.096426</text:p>
              </table:table-cell>
              <table:table-cell office:value-type="float" office:value="1.300742">
                <text:p>1.300742</text:p>
              </table:table-cell>
              <table:table-cell office:value-type="float" office:value="0.571311">
                <text:p>0.571311</text:p>
              </table:table-cell>
              <table:table-cell office:value-type="float" office:value="0.895408">
                <text:p>0.895408</text:p>
              </table:table-cell>
              <table:table-cell office:value-type="float" office:value="0.815312">
                <text:p>0.8153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95342">
                <text:p>0.895342</text:p>
              </table:table-cell>
              <table:table-cell office:value-type="float" office:value="1.095569">
                <text:p>1.095569</text:p>
              </table:table-cell>
              <table:table-cell office:value-type="float" office:value="1.300216">
                <text:p>1.300216</text:p>
              </table:table-cell>
              <table:table-cell office:value-type="float" office:value="0.570938">
                <text:p>0.570938</text:p>
              </table:table-cell>
              <table:table-cell office:value-type="float" office:value="0.894506">
                <text:p>0.894506</text:p>
              </table:table-cell>
              <table:table-cell office:value-type="float" office:value="0.817922">
                <text:p>0.8179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94464">
                <text:p>0.894464</text:p>
              </table:table-cell>
              <table:table-cell office:value-type="float" office:value="1.094733">
                <text:p>1.094733</text:p>
              </table:table-cell>
              <table:table-cell office:value-type="float" office:value="1.300407">
                <text:p>1.300407</text:p>
              </table:table-cell>
              <table:table-cell office:value-type="float" office:value="0.570848">
                <text:p>0.570848</text:p>
              </table:table-cell>
              <table:table-cell office:value-type="float" office:value="0.893606">
                <text:p>0.893606</text:p>
              </table:table-cell>
              <table:table-cell office:value-type="float" office:value="0.821935">
                <text:p>0.8219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94243">
                <text:p>0.894243</text:p>
              </table:table-cell>
              <table:table-cell office:value-type="float" office:value="1.094353">
                <text:p>1.094353</text:p>
              </table:table-cell>
              <table:table-cell office:value-type="float" office:value="1.300582">
                <text:p>1.300582</text:p>
              </table:table-cell>
              <table:table-cell office:value-type="float" office:value="0.571808">
                <text:p>0.571808</text:p>
              </table:table-cell>
              <table:table-cell office:value-type="float" office:value="0.893596">
                <text:p>0.893596</text:p>
              </table:table-cell>
              <table:table-cell office:value-type="float" office:value="0.825855">
                <text:p>0.8258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93861">
                <text:p>0.893861</text:p>
              </table:table-cell>
              <table:table-cell office:value-type="float" office:value="1.093964">
                <text:p>1.093964</text:p>
              </table:table-cell>
              <table:table-cell office:value-type="float" office:value="1.299662">
                <text:p>1.299662</text:p>
              </table:table-cell>
              <table:table-cell office:value-type="float" office:value="0.572674">
                <text:p>0.572674</text:p>
              </table:table-cell>
              <table:table-cell office:value-type="float" office:value="0.893561">
                <text:p>0.893561</text:p>
              </table:table-cell>
              <table:table-cell office:value-type="float" office:value="0.827901">
                <text:p>0.8279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92967">
                <text:p>0.892967</text:p>
              </table:table-cell>
              <table:table-cell office:value-type="float" office:value="1.092896">
                <text:p>1.092896</text:p>
              </table:table-cell>
              <table:table-cell office:value-type="float" office:value="1.298745">
                <text:p>1.298745</text:p>
              </table:table-cell>
              <table:table-cell office:value-type="float" office:value="0.57254">
                <text:p>0.57254</text:p>
              </table:table-cell>
              <table:table-cell office:value-type="float" office:value="0.893093">
                <text:p>0.893093</text:p>
              </table:table-cell>
              <table:table-cell office:value-type="float" office:value="0.829907">
                <text:p>0.8299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92088">
                <text:p>0.892088</text:p>
              </table:table-cell>
              <table:table-cell office:value-type="float" office:value="1.091828">
                <text:p>1.091828</text:p>
              </table:table-cell>
              <table:table-cell office:value-type="float" office:value="1.297558">
                <text:p>1.297558</text:p>
              </table:table-cell>
              <table:table-cell office:value-type="float" office:value="0.57236">
                <text:p>0.57236</text:p>
              </table:table-cell>
              <table:table-cell office:value-type="float" office:value="0.892614">
                <text:p>0.892614</text:p>
              </table:table-cell>
              <table:table-cell office:value-type="float" office:value="0.830677">
                <text:p>0.8306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91202">
                <text:p>0.891202</text:p>
              </table:table-cell>
              <table:table-cell office:value-type="float" office:value="1.090928">
                <text:p>1.090928</text:p>
              </table:table-cell>
              <table:table-cell office:value-type="float" office:value="1.296375">
                <text:p>1.296375</text:p>
              </table:table-cell>
              <table:table-cell office:value-type="float" office:value="0.572111">
                <text:p>0.572111</text:p>
              </table:table-cell>
              <table:table-cell office:value-type="float" office:value="0.892557">
                <text:p>0.892557</text:p>
              </table:table-cell>
              <table:table-cell office:value-type="float" office:value="0.831435">
                <text:p>0.8314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35cm" svg:height="10.941cm" xlink:href=".." xlink:type="simple" chart:class="chart:line" chart:style-name="ch1">
        <chart:title svg:x="6.938cm" svg:y="0.354cm" chart:style-name="ch2">
          <text:p>RMSE x + RMSE y</text:p>
        </chart:title>
        <chart:subtitle svg:x="4.33cm" svg:y="1.361cm" chart:style-name="ch3">
          <text:p>(Extended Kalman Filter) vs Unscented Kalman Filter</text:p>
        </chart:subtitle>
        <chart:legend chart:legend-position="end" svg:x="13.619cm" svg:y="3.902cm" style:legend-expansion="high" chart:style-name="ch4"/>
        <chart:plot-area chart:style-name="ch5" table:cell-range-address="all.A2:all.F501" chart:data-source-has-labels="row" svg:x="1.35cm" svg:y="2.462cm" svg:width="11.553cm" svg:height="7.299cm">
          <chartooo:coordinate-region svg:x="2.087cm" svg:y="2.666cm" svg:width="10.816cm" svg:height="6.892cm"/>
          <chart:axis chart:dimension="x" chart:name="primary-x" chart:style-name="ch6">
            <chart:title svg:x="7.028cm" svg:y="9.98cm" chart:style-name="ch7">
              <text:p>t</text:p>
            </chart:title>
          </chart:axis>
          <chart:axis chart:dimension="y" chart:name="primary-y" chart:style-name="ch8">
            <chart:title svg:x="0.451cm" svg:y="7.519cm" chart:style-name="ch9">
              <text:p>RMSE x + RMSE y</text:p>
            </chart:title>
            <chart:grid chart:style-name="ch10" chart:class="major"/>
          </chart:axis>
          <chart:series chart:style-name="ch11" chart:values-cell-range-address="all.A3:all.A501" chart:label-cell-address="all.A2:all.A2" chart:class="chart:line">
            <chart:data-point chart:repeated="499"/>
          </chart:series>
          <chart:series chart:style-name="ch12" chart:values-cell-range-address="all.B3:all.B501" chart:label-cell-address="all.B2:all.B2" chart:class="chart:line">
            <chart:data-point chart:repeated="499"/>
          </chart:series>
          <chart:series chart:style-name="ch13" chart:values-cell-range-address="all.C3:all.C501" chart:label-cell-address="all.C2:all.C2" chart:class="chart:line">
            <chart:data-point chart:repeated="499"/>
          </chart:series>
          <chart:series chart:style-name="ch14" chart:values-cell-range-address="all.D3:all.D501" chart:label-cell-address="all.D2:all.D2" chart:class="chart:line">
            <chart:data-point chart:repeated="499"/>
          </chart:series>
          <chart:series chart:style-name="ch15" chart:values-cell-range-address="all.E3:all.E501" chart:label-cell-address="all.E2:all.E2" chart:class="chart:line">
            <chart:data-point chart:repeated="499"/>
          </chart:series>
          <chart:series chart:style-name="ch16" chart:values-cell-range-address="all.F3:all.F501" chart:label-cell-address="all.F2:all.F2" chart:class="chart:line">
            <chart:data-point chart:repeated="4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er&amp;radar (EKF)</text:p>
                <draw:g>
                  <svg:desc>all.A2:all.A2</svg:desc>
                </draw:g>
              </table:table-cell>
              <table:table-cell office:value-type="string">
                <text:p>Laser (EKF)</text:p>
                <draw:g>
                  <svg:desc>all.B2:all.B2</svg:desc>
                </draw:g>
              </table:table-cell>
              <table:table-cell office:value-type="string">
                <text:p>Radar (EKF)</text:p>
                <draw:g>
                  <svg:desc>all.C2:all.C2</svg:desc>
                </draw:g>
              </table:table-cell>
              <table:table-cell office:value-type="string">
                <text:p>Laser&amp;radar (UKF)</text:p>
                <draw:g>
                  <svg:desc>all.D2:all.D2</svg:desc>
                </draw:g>
              </table:table-cell>
              <table:table-cell office:value-type="string">
                <text:p>Laser (UKF)</text:p>
                <draw:g>
                  <svg:desc>all.E2:all.E2</svg:desc>
                </draw:g>
              </table:table-cell>
              <table:table-cell office:value-type="string">
                <text:p>Radar (UKF)</text:p>
                <draw:g>
                  <svg:desc>all.F2:all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74172">
                <text:p>0.3074172</text:p>
                <draw:g>
                  <svg:desc>all.A3:all.A501</svg:desc>
                </draw:g>
              </table:table-cell>
              <table:table-cell office:value-type="float" office:value="0.3074172">
                <text:p>0.3074172</text:p>
                <draw:g>
                  <svg:desc>all.B3:all.B501</svg:desc>
                </draw:g>
              </table:table-cell>
              <table:table-cell office:value-type="float" office:value="1.2">
                <text:p>1.2</text:p>
                <draw:g>
                  <svg:desc>all.C3:all.C501</svg:desc>
                </draw:g>
              </table:table-cell>
              <table:table-cell office:value-type="float" office:value="0.3074172">
                <text:p>0.3074172</text:p>
                <draw:g>
                  <svg:desc>all.D3:all.D501</svg:desc>
                </draw:g>
              </table:table-cell>
              <table:table-cell office:value-type="float" office:value="0.3074172">
                <text:p>0.3074172</text:p>
                <draw:g>
                  <svg:desc>all.E3:all.E501</svg:desc>
                </draw:g>
              </table:table-cell>
              <table:table-cell office:value-type="float" office:value="0.6148344">
                <text:p>0.6148344</text:p>
                <draw:g>
                  <svg:desc>all.F3:all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88453">
                <text:p>0.2988453</text:p>
              </table:table-cell>
              <table:table-cell office:value-type="float" office:value="0.4571977">
                <text:p>0.4571977</text:p>
              </table:table-cell>
              <table:table-cell office:value-type="float" office:value="0.851079">
                <text:p>0.851079</text:p>
              </table:table-cell>
              <table:table-cell office:value-type="float" office:value="0.2465534">
                <text:p>0.2465534</text:p>
              </table:table-cell>
              <table:table-cell office:value-type="float" office:value="0.4571977">
                <text:p>0.4571977</text:p>
              </table:table-cell>
              <table:table-cell office:value-type="float" office:value="0.7037511">
                <text:p>0.703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7118">
                <text:p>0.2587118</text:p>
              </table:table-cell>
              <table:table-cell office:value-type="float" office:value="0.4290246">
                <text:p>0.4290246</text:p>
              </table:table-cell>
              <table:table-cell office:value-type="float" office:value="0.727437">
                <text:p>0.727437</text:p>
              </table:table-cell>
              <table:table-cell office:value-type="float" office:value="0.2467718">
                <text:p>0.2467718</text:p>
              </table:table-cell>
              <table:table-cell office:value-type="float" office:value="0.427221">
                <text:p>0.427221</text:p>
              </table:table-cell>
              <table:table-cell office:value-type="float" office:value="0.6739928">
                <text:p>0.6739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7047">
                <text:p>0.3047047</text:p>
              </table:table-cell>
              <table:table-cell office:value-type="float" office:value="0.4127945">
                <text:p>0.4127945</text:p>
              </table:table-cell>
              <table:table-cell office:value-type="float" office:value="0.691358">
                <text:p>0.691358</text:p>
              </table:table-cell>
              <table:table-cell office:value-type="float" office:value="0.2345493">
                <text:p>0.2345493</text:p>
              </table:table-cell>
              <table:table-cell office:value-type="float" office:value="0.4136493">
                <text:p>0.4136493</text:p>
              </table:table-cell>
              <table:table-cell office:value-type="float" office:value="0.6481986">
                <text:p>0.648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21492">
                <text:p>0.3221492</text:p>
              </table:table-cell>
              <table:table-cell office:value-type="float" office:value="0.3697488">
                <text:p>0.3697488</text:p>
              </table:table-cell>
              <table:table-cell office:value-type="float" office:value="0.731924">
                <text:p>0.731924</text:p>
              </table:table-cell>
              <table:table-cell office:value-type="float" office:value="0.210222">
                <text:p>0.210222</text:p>
              </table:table-cell>
              <table:table-cell office:value-type="float" office:value="0.384819">
                <text:p>0.384819</text:p>
              </table:table-cell>
              <table:table-cell office:value-type="float" office:value="0.595041">
                <text:p>0.59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575">
                <text:p>0.3083575</text:p>
              </table:table-cell>
              <table:table-cell office:value-type="float" office:value="0.3556097">
                <text:p>0.3556097</text:p>
              </table:table-cell>
              <table:table-cell office:value-type="float" office:value="0.691557">
                <text:p>0.691557</text:p>
              </table:table-cell>
              <table:table-cell office:value-type="float" office:value="0.1957501">
                <text:p>0.1957501</text:p>
              </table:table-cell>
              <table:table-cell office:value-type="float" office:value="0.4086207">
                <text:p>0.4086207</text:p>
              </table:table-cell>
              <table:table-cell office:value-type="float" office:value="0.6043708">
                <text:p>0.6043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3272">
                <text:p>0.2993272</text:p>
              </table:table-cell>
              <table:table-cell office:value-type="float" office:value="0.3334725">
                <text:p>0.3334725</text:p>
              </table:table-cell>
              <table:table-cell office:value-type="float" office:value="0.699525">
                <text:p>0.699525</text:p>
              </table:table-cell>
              <table:table-cell office:value-type="float" office:value="0.1814214">
                <text:p>0.1814214</text:p>
              </table:table-cell>
              <table:table-cell office:value-type="float" office:value="0.3912907">
                <text:p>0.3912907</text:p>
              </table:table-cell>
              <table:table-cell office:value-type="float" office:value="0.5727121">
                <text:p>0.5727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30446">
                <text:p>0.2930446</text:p>
              </table:table-cell>
              <table:table-cell office:value-type="float" office:value="0.3290835">
                <text:p>0.3290835</text:p>
              </table:table-cell>
              <table:table-cell office:value-type="float" office:value="0.676059">
                <text:p>0.676059</text:p>
              </table:table-cell>
              <table:table-cell office:value-type="float" office:value="0.1720067">
                <text:p>0.1720067</text:p>
              </table:table-cell>
              <table:table-cell office:value-type="float" office:value="0.4138764">
                <text:p>0.4138764</text:p>
              </table:table-cell>
              <table:table-cell office:value-type="float" office:value="0.5858831">
                <text:p>0.5858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90949">
                <text:p>0.2890949</text:p>
              </table:table-cell>
              <table:table-cell office:value-type="float" office:value="0.3157289">
                <text:p>0.3157289</text:p>
              </table:table-cell>
              <table:table-cell office:value-type="float" office:value="0.689878">
                <text:p>0.689878</text:p>
              </table:table-cell>
              <table:table-cell office:value-type="float" office:value="0.1652306">
                <text:p>0.1652306</text:p>
              </table:table-cell>
              <table:table-cell office:value-type="float" office:value="0.399891">
                <text:p>0.399891</text:p>
              </table:table-cell>
              <table:table-cell office:value-type="float" office:value="0.5651216">
                <text:p>0.5651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9645">
                <text:p>0.2819645</text:p>
              </table:table-cell>
              <table:table-cell office:value-type="float" office:value="0.3191533">
                <text:p>0.3191533</text:p>
              </table:table-cell>
              <table:table-cell office:value-type="float" office:value="0.663152">
                <text:p>0.663152</text:p>
              </table:table-cell>
              <table:table-cell office:value-type="float" office:value="0.1585383">
                <text:p>0.1585383</text:p>
              </table:table-cell>
              <table:table-cell office:value-type="float" office:value="0.415124">
                <text:p>0.415124</text:p>
              </table:table-cell>
              <table:table-cell office:value-type="float" office:value="0.5736623">
                <text:p>0.5736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6666">
                <text:p>0.276666</text:p>
              </table:table-cell>
              <table:table-cell office:value-type="float" office:value="0.3098456">
                <text:p>0.3098456</text:p>
              </table:table-cell>
              <table:table-cell office:value-type="float" office:value="0.66195">
                <text:p>0.66195</text:p>
              </table:table-cell>
              <table:table-cell office:value-type="float" office:value="0.1530462">
                <text:p>0.1530462</text:p>
              </table:table-cell>
              <table:table-cell office:value-type="float" office:value="0.4082711">
                <text:p>0.4082711</text:p>
              </table:table-cell>
              <table:table-cell office:value-type="float" office:value="0.5613173">
                <text:p>0.5613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61157">
                <text:p>0.2661157</text:p>
              </table:table-cell>
              <table:table-cell office:value-type="float" office:value="0.3240384">
                <text:p>0.3240384</text:p>
              </table:table-cell>
              <table:table-cell office:value-type="float" office:value="0.637038">
                <text:p>0.637038</text:p>
              </table:table-cell>
              <table:table-cell office:value-type="float" office:value="0.1519131">
                <text:p>0.1519131</text:p>
              </table:table-cell>
              <table:table-cell office:value-type="float" office:value="0.4283444">
                <text:p>0.4283444</text:p>
              </table:table-cell>
              <table:table-cell office:value-type="float" office:value="0.5802575">
                <text:p>0.5802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9263">
                <text:p>0.2569263</text:p>
              </table:table-cell>
              <table:table-cell office:value-type="float" office:value="0.3214346">
                <text:p>0.3214346</text:p>
              </table:table-cell>
              <table:table-cell office:value-type="float" office:value="0.628828">
                <text:p>0.628828</text:p>
              </table:table-cell>
              <table:table-cell office:value-type="float" office:value="0.1708083">
                <text:p>0.1708083</text:p>
              </table:table-cell>
              <table:table-cell office:value-type="float" office:value="0.4462232">
                <text:p>0.4462232</text:p>
              </table:table-cell>
              <table:table-cell office:value-type="float" office:value="0.6170315">
                <text:p>0.617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4285">
                <text:p>0.2484285</text:p>
              </table:table-cell>
              <table:table-cell office:value-type="float" office:value="0.327997">
                <text:p>0.327997</text:p>
              </table:table-cell>
              <table:table-cell office:value-type="float" office:value="0.606891">
                <text:p>0.606891</text:p>
              </table:table-cell>
              <table:table-cell office:value-type="float" office:value="0.1723255">
                <text:p>0.1723255</text:p>
              </table:table-cell>
              <table:table-cell office:value-type="float" office:value="0.468553">
                <text:p>0.468553</text:p>
              </table:table-cell>
              <table:table-cell office:value-type="float" office:value="0.6408785">
                <text:p>0.6408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18872">
                <text:p>0.2418872</text:p>
              </table:table-cell>
              <table:table-cell office:value-type="float" office:value="0.3238162">
                <text:p>0.3238162</text:p>
              </table:table-cell>
              <table:table-cell office:value-type="float" office:value="0.596306">
                <text:p>0.596306</text:p>
              </table:table-cell>
              <table:table-cell office:value-type="float" office:value="0.1755791">
                <text:p>0.1755791</text:p>
              </table:table-cell>
              <table:table-cell office:value-type="float" office:value="0.461325">
                <text:p>0.461325</text:p>
              </table:table-cell>
              <table:table-cell office:value-type="float" office:value="0.6369041">
                <text:p>0.6369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56035">
                <text:p>0.2356035</text:p>
              </table:table-cell>
              <table:table-cell office:value-type="float" office:value="0.3262355">
                <text:p>0.3262355</text:p>
              </table:table-cell>
              <table:table-cell office:value-type="float" office:value="0.577729">
                <text:p>0.577729</text:p>
              </table:table-cell>
              <table:table-cell office:value-type="float" office:value="0.1753528">
                <text:p>0.1753528</text:p>
              </table:table-cell>
              <table:table-cell office:value-type="float" office:value="0.463514">
                <text:p>0.463514</text:p>
              </table:table-cell>
              <table:table-cell office:value-type="float" office:value="0.6388668">
                <text:p>0.6388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8774">
                <text:p>0.2288774</text:p>
              </table:table-cell>
              <table:table-cell office:value-type="float" office:value="0.3199997">
                <text:p>0.3199997</text:p>
              </table:table-cell>
              <table:table-cell office:value-type="float" office:value="0.567894">
                <text:p>0.567894</text:p>
              </table:table-cell>
              <table:table-cell office:value-type="float" office:value="0.1702175">
                <text:p>0.1702175</text:p>
              </table:table-cell>
              <table:table-cell office:value-type="float" office:value="0.454972">
                <text:p>0.454972</text:p>
              </table:table-cell>
              <table:table-cell office:value-type="float" office:value="0.6251895">
                <text:p>0.6251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8346">
                <text:p>0.2228346</text:p>
              </table:table-cell>
              <table:table-cell office:value-type="float" office:value="0.3317447">
                <text:p>0.3317447</text:p>
              </table:table-cell>
              <table:table-cell office:value-type="float" office:value="0.552277">
                <text:p>0.552277</text:p>
              </table:table-cell>
              <table:table-cell office:value-type="float" office:value="0.1657199">
                <text:p>0.1657199</text:p>
              </table:table-cell>
              <table:table-cell office:value-type="float" office:value="0.460717">
                <text:p>0.460717</text:p>
              </table:table-cell>
              <table:table-cell office:value-type="float" office:value="0.6264369">
                <text:p>0.6264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7183">
                <text:p>0.217183</text:p>
              </table:table-cell>
              <table:table-cell office:value-type="float" office:value="0.3229009">
                <text:p>0.3229009</text:p>
              </table:table-cell>
              <table:table-cell office:value-type="float" office:value="0.543898">
                <text:p>0.543898</text:p>
              </table:table-cell>
              <table:table-cell office:value-type="float" office:value="0.1618777">
                <text:p>0.1618777</text:p>
              </table:table-cell>
              <table:table-cell office:value-type="float" office:value="0.44868">
                <text:p>0.44868</text:p>
              </table:table-cell>
              <table:table-cell office:value-type="float" office:value="0.6105577">
                <text:p>0.6105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22243">
                <text:p>0.2122243</text:p>
              </table:table-cell>
              <table:table-cell office:value-type="float" office:value="0.3215321">
                <text:p>0.3215321</text:p>
              </table:table-cell>
              <table:table-cell office:value-type="float" office:value="0.530852">
                <text:p>0.530852</text:p>
              </table:table-cell>
              <table:table-cell office:value-type="float" office:value="0.1586579">
                <text:p>0.1586579</text:p>
              </table:table-cell>
              <table:table-cell office:value-type="float" office:value="0.443817">
                <text:p>0.443817</text:p>
              </table:table-cell>
              <table:table-cell office:value-type="float" office:value="0.6024749">
                <text:p>0.6024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1741">
                <text:p>0.2081741</text:p>
              </table:table-cell>
              <table:table-cell office:value-type="float" office:value="0.3153442">
                <text:p>0.3153442</text:p>
              </table:table-cell>
              <table:table-cell office:value-type="float" office:value="0.525294">
                <text:p>0.525294</text:p>
              </table:table-cell>
              <table:table-cell office:value-type="float" office:value="0.1566163">
                <text:p>0.1566163</text:p>
              </table:table-cell>
              <table:table-cell office:value-type="float" office:value="0.433668">
                <text:p>0.433668</text:p>
              </table:table-cell>
              <table:table-cell office:value-type="float" office:value="0.5902843">
                <text:p>0.5902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84138">
                <text:p>0.2084138</text:p>
              </table:table-cell>
              <table:table-cell office:value-type="float" office:value="0.3102176">
                <text:p>0.3102176</text:p>
              </table:table-cell>
              <table:table-cell office:value-type="float" office:value="0.51908">
                <text:p>0.51908</text:p>
              </table:table-cell>
              <table:table-cell office:value-type="float" office:value="0.1596605">
                <text:p>0.1596605</text:p>
              </table:table-cell>
              <table:table-cell office:value-type="float" office:value="0.425833">
                <text:p>0.425833</text:p>
              </table:table-cell>
              <table:table-cell office:value-type="float" office:value="0.5854935">
                <text:p>0.5854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47992">
                <text:p>0.2047992</text:p>
              </table:table-cell>
              <table:table-cell office:value-type="float" office:value="0.3058846">
                <text:p>0.3058846</text:p>
              </table:table-cell>
              <table:table-cell office:value-type="float" office:value="0.520552">
                <text:p>0.520552</text:p>
              </table:table-cell>
              <table:table-cell office:value-type="float" office:value="0.1572862">
                <text:p>0.1572862</text:p>
              </table:table-cell>
              <table:table-cell office:value-type="float" office:value="0.420254">
                <text:p>0.420254</text:p>
              </table:table-cell>
              <table:table-cell office:value-type="float" office:value="0.5775402">
                <text:p>0.5775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1218">
                <text:p>0.201218</text:p>
              </table:table-cell>
              <table:table-cell office:value-type="float" office:value="0.3020624">
                <text:p>0.3020624</text:p>
              </table:table-cell>
              <table:table-cell office:value-type="float" office:value="0.51295">
                <text:p>0.51295</text:p>
              </table:table-cell>
              <table:table-cell office:value-type="float" office:value="0.1547432">
                <text:p>0.1547432</text:p>
              </table:table-cell>
              <table:table-cell office:value-type="float" office:value="0.415514">
                <text:p>0.415514</text:p>
              </table:table-cell>
              <table:table-cell office:value-type="float" office:value="0.5702572">
                <text:p>0.5702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87013">
                <text:p>0.1987013</text:p>
              </table:table-cell>
              <table:table-cell office:value-type="float" office:value="0.2962746">
                <text:p>0.2962746</text:p>
              </table:table-cell>
              <table:table-cell office:value-type="float" office:value="0.512652">
                <text:p>0.512652</text:p>
              </table:table-cell>
              <table:table-cell office:value-type="float" office:value="0.153107">
                <text:p>0.153107</text:p>
              </table:table-cell>
              <table:table-cell office:value-type="float" office:value="0.407364">
                <text:p>0.407364</text:p>
              </table:table-cell>
              <table:table-cell office:value-type="float" office:value="0.560471">
                <text:p>0.560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84546">
                <text:p>0.1984546</text:p>
              </table:table-cell>
              <table:table-cell office:value-type="float" office:value="0.2943352">
                <text:p>0.2943352</text:p>
              </table:table-cell>
              <table:table-cell office:value-type="float" office:value="0.508379">
                <text:p>0.508379</text:p>
              </table:table-cell>
              <table:table-cell office:value-type="float" office:value="0.1535663">
                <text:p>0.1535663</text:p>
              </table:table-cell>
              <table:table-cell office:value-type="float" office:value="0.4020387">
                <text:p>0.4020387</text:p>
              </table:table-cell>
              <table:table-cell office:value-type="float" office:value="0.555605">
                <text:p>0.55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633">
                <text:p>0.19633</text:p>
              </table:table-cell>
              <table:table-cell office:value-type="float" office:value="0.2892043">
                <text:p>0.2892043</text:p>
              </table:table-cell>
              <table:table-cell office:value-type="float" office:value="0.511166">
                <text:p>0.511166</text:p>
              </table:table-cell>
              <table:table-cell office:value-type="float" office:value="0.1521643">
                <text:p>0.1521643</text:p>
              </table:table-cell>
              <table:table-cell office:value-type="float" office:value="0.3952739">
                <text:p>0.3952739</text:p>
              </table:table-cell>
              <table:table-cell office:value-type="float" office:value="0.5474382">
                <text:p>0.5474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45867">
                <text:p>0.1945867</text:p>
              </table:table-cell>
              <table:table-cell office:value-type="float" office:value="0.2920724">
                <text:p>0.2920724</text:p>
              </table:table-cell>
              <table:table-cell office:value-type="float" office:value="0.50721">
                <text:p>0.50721</text:p>
              </table:table-cell>
              <table:table-cell office:value-type="float" office:value="0.1511322">
                <text:p>0.1511322</text:p>
              </table:table-cell>
              <table:table-cell office:value-type="float" office:value="0.3935323">
                <text:p>0.3935323</text:p>
              </table:table-cell>
              <table:table-cell office:value-type="float" office:value="0.5446645">
                <text:p>0.5446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57987">
                <text:p>0.1957987</text:p>
              </table:table-cell>
              <table:table-cell office:value-type="float" office:value="0.2899162">
                <text:p>0.2899162</text:p>
              </table:table-cell>
              <table:table-cell office:value-type="float" office:value="0.508326">
                <text:p>0.508326</text:p>
              </table:table-cell>
              <table:table-cell office:value-type="float" office:value="0.1528479">
                <text:p>0.1528479</text:p>
              </table:table-cell>
              <table:table-cell office:value-type="float" office:value="0.3882136">
                <text:p>0.3882136</text:p>
              </table:table-cell>
              <table:table-cell office:value-type="float" office:value="0.5410615">
                <text:p>0.5410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80401">
                <text:p>0.1980401</text:p>
              </table:table-cell>
              <table:table-cell office:value-type="float" office:value="0.2972678">
                <text:p>0.2972678</text:p>
              </table:table-cell>
              <table:table-cell office:value-type="float" office:value="0.504628">
                <text:p>0.504628</text:p>
              </table:table-cell>
              <table:table-cell office:value-type="float" office:value="0.1555153">
                <text:p>0.1555153</text:p>
              </table:table-cell>
              <table:table-cell office:value-type="float" office:value="0.3893977">
                <text:p>0.3893977</text:p>
              </table:table-cell>
              <table:table-cell office:value-type="float" office:value="0.544913">
                <text:p>0.544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533">
                <text:p>0.201533</text:p>
              </table:table-cell>
              <table:table-cell office:value-type="float" office:value="0.2991489">
                <text:p>0.2991489</text:p>
              </table:table-cell>
              <table:table-cell office:value-type="float" office:value="0.505583">
                <text:p>0.505583</text:p>
              </table:table-cell>
              <table:table-cell office:value-type="float" office:value="0.1593739">
                <text:p>0.1593739</text:p>
              </table:table-cell>
              <table:table-cell office:value-type="float" office:value="0.387397">
                <text:p>0.387397</text:p>
              </table:table-cell>
              <table:table-cell office:value-type="float" office:value="0.5467709">
                <text:p>0.5467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1686">
                <text:p>0.201686</text:p>
              </table:table-cell>
              <table:table-cell office:value-type="float" office:value="0.3114628">
                <text:p>0.3114628</text:p>
              </table:table-cell>
              <table:table-cell office:value-type="float" office:value="0.497881">
                <text:p>0.497881</text:p>
              </table:table-cell>
              <table:table-cell office:value-type="float" office:value="0.1602207">
                <text:p>0.1602207</text:p>
              </table:table-cell>
              <table:table-cell office:value-type="float" office:value="0.393057">
                <text:p>0.393057</text:p>
              </table:table-cell>
              <table:table-cell office:value-type="float" office:value="0.5532777">
                <text:p>0.5532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5">
                <text:p>0.20115</text:p>
              </table:table-cell>
              <table:table-cell office:value-type="float" office:value="0.3117694">
                <text:p>0.3117694</text:p>
              </table:table-cell>
              <table:table-cell office:value-type="float" office:value="0.493812">
                <text:p>0.493812</text:p>
              </table:table-cell>
              <table:table-cell office:value-type="float" office:value="0.1604574">
                <text:p>0.1604574</text:p>
              </table:table-cell>
              <table:table-cell office:value-type="float" office:value="0.390305">
                <text:p>0.390305</text:p>
              </table:table-cell>
              <table:table-cell office:value-type="float" office:value="0.5507624">
                <text:p>0.5507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9141">
                <text:p>0.2009141</text:p>
              </table:table-cell>
              <table:table-cell office:value-type="float" office:value="0.3225692">
                <text:p>0.3225692</text:p>
              </table:table-cell>
              <table:table-cell office:value-type="float" office:value="0.487302">
                <text:p>0.487302</text:p>
              </table:table-cell>
              <table:table-cell office:value-type="float" office:value="0.1609664">
                <text:p>0.1609664</text:p>
              </table:table-cell>
              <table:table-cell office:value-type="float" office:value="0.395453">
                <text:p>0.395453</text:p>
              </table:table-cell>
              <table:table-cell office:value-type="float" office:value="0.5564194">
                <text:p>0.5564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14171">
                <text:p>0.2014171</text:p>
              </table:table-cell>
              <table:table-cell office:value-type="float" office:value="0.3238799">
                <text:p>0.3238799</text:p>
              </table:table-cell>
              <table:table-cell office:value-type="float" office:value="0.482287">
                <text:p>0.482287</text:p>
              </table:table-cell>
              <table:table-cell office:value-type="float" office:value="0.1620401">
                <text:p>0.1620401</text:p>
              </table:table-cell>
              <table:table-cell office:value-type="float" office:value="0.394125">
                <text:p>0.394125</text:p>
              </table:table-cell>
              <table:table-cell office:value-type="float" office:value="0.5561651">
                <text:p>0.5561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11386">
                <text:p>0.2011386</text:p>
              </table:table-cell>
              <table:table-cell office:value-type="float" office:value="0.335506">
                <text:p>0.335506</text:p>
              </table:table-cell>
              <table:table-cell office:value-type="float" office:value="0.476681">
                <text:p>0.476681</text:p>
              </table:table-cell>
              <table:table-cell office:value-type="float" office:value="0.1625147">
                <text:p>0.1625147</text:p>
              </table:table-cell>
              <table:table-cell office:value-type="float" office:value="0.400978">
                <text:p>0.400978</text:p>
              </table:table-cell>
              <table:table-cell office:value-type="float" office:value="0.5634927">
                <text:p>0.5634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92812">
                <text:p>0.1992812</text:p>
              </table:table-cell>
              <table:table-cell office:value-type="float" office:value="0.331547">
                <text:p>0.331547</text:p>
              </table:table-cell>
              <table:table-cell office:value-type="float" office:value="0.470672">
                <text:p>0.470672</text:p>
              </table:table-cell>
              <table:table-cell office:value-type="float" office:value="0.1616382">
                <text:p>0.1616382</text:p>
              </table:table-cell>
              <table:table-cell office:value-type="float" office:value="0.395944">
                <text:p>0.395944</text:p>
              </table:table-cell>
              <table:table-cell office:value-type="float" office:value="0.5575822">
                <text:p>0.5575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71969">
                <text:p>0.1971969</text:p>
              </table:table-cell>
              <table:table-cell office:value-type="float" office:value="0.332299">
                <text:p>0.332299</text:p>
              </table:table-cell>
              <table:table-cell office:value-type="float" office:value="0.466576">
                <text:p>0.466576</text:p>
              </table:table-cell>
              <table:table-cell office:value-type="float" office:value="0.1603695">
                <text:p>0.1603695</text:p>
              </table:table-cell>
              <table:table-cell office:value-type="float" office:value="0.395084">
                <text:p>0.395084</text:p>
              </table:table-cell>
              <table:table-cell office:value-type="float" office:value="0.5554535">
                <text:p>0.5554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7999">
                <text:p>0.1947999</text:p>
              </table:table-cell>
              <table:table-cell office:value-type="float" office:value="0.328164">
                <text:p>0.328164</text:p>
              </table:table-cell>
              <table:table-cell office:value-type="float" office:value="0.460985">
                <text:p>0.460985</text:p>
              </table:table-cell>
              <table:table-cell office:value-type="float" office:value="0.1585584">
                <text:p>0.1585584</text:p>
              </table:table-cell>
              <table:table-cell office:value-type="float" office:value="0.390088">
                <text:p>0.390088</text:p>
              </table:table-cell>
              <table:table-cell office:value-type="float" office:value="0.5486464">
                <text:p>0.5486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3829">
                <text:p>0.1923829</text:p>
              </table:table-cell>
              <table:table-cell office:value-type="float" office:value="0.32923">
                <text:p>0.32923</text:p>
              </table:table-cell>
              <table:table-cell office:value-type="float" office:value="0.457303">
                <text:p>0.457303</text:p>
              </table:table-cell>
              <table:table-cell office:value-type="float" office:value="0.1566161">
                <text:p>0.1566161</text:p>
              </table:table-cell>
              <table:table-cell office:value-type="float" office:value="0.389506">
                <text:p>0.389506</text:p>
              </table:table-cell>
              <table:table-cell office:value-type="float" office:value="0.5461221">
                <text:p>0.5461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03306">
                <text:p>0.1903306</text:p>
              </table:table-cell>
              <table:table-cell office:value-type="float" office:value="0.326068">
                <text:p>0.326068</text:p>
              </table:table-cell>
              <table:table-cell office:value-type="float" office:value="0.45233">
                <text:p>0.45233</text:p>
              </table:table-cell>
              <table:table-cell office:value-type="float" office:value="0.1548699">
                <text:p>0.1548699</text:p>
              </table:table-cell>
              <table:table-cell office:value-type="float" office:value="0.385318">
                <text:p>0.385318</text:p>
              </table:table-cell>
              <table:table-cell office:value-type="float" office:value="0.5401879">
                <text:p>0.5401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88389">
                <text:p>0.1888389</text:p>
              </table:table-cell>
              <table:table-cell office:value-type="float" office:value="0.329615">
                <text:p>0.329615</text:p>
              </table:table-cell>
              <table:table-cell office:value-type="float" office:value="0.448193">
                <text:p>0.448193</text:p>
              </table:table-cell>
              <table:table-cell office:value-type="float" office:value="0.1534368">
                <text:p>0.1534368</text:p>
              </table:table-cell>
              <table:table-cell office:value-type="float" office:value="0.386703">
                <text:p>0.386703</text:p>
              </table:table-cell>
              <table:table-cell office:value-type="float" office:value="0.5401398">
                <text:p>0.5401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83831">
                <text:p>0.1883831</text:p>
              </table:table-cell>
              <table:table-cell office:value-type="float" office:value="0.327376">
                <text:p>0.327376</text:p>
              </table:table-cell>
              <table:table-cell office:value-type="float" office:value="0.443433">
                <text:p>0.443433</text:p>
              </table:table-cell>
              <table:table-cell office:value-type="float" office:value="0.1529279">
                <text:p>0.1529279</text:p>
              </table:table-cell>
              <table:table-cell office:value-type="float" office:value="0.383132">
                <text:p>0.383132</text:p>
              </table:table-cell>
              <table:table-cell office:value-type="float" office:value="0.5360599">
                <text:p>0.5360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89683">
                <text:p>0.1889683</text:p>
              </table:table-cell>
              <table:table-cell office:value-type="float" office:value="0.328491">
                <text:p>0.328491</text:p>
              </table:table-cell>
              <table:table-cell office:value-type="float" office:value="0.439917">
                <text:p>0.439917</text:p>
              </table:table-cell>
              <table:table-cell office:value-type="float" office:value="0.1527507">
                <text:p>0.1527507</text:p>
              </table:table-cell>
              <table:table-cell office:value-type="float" office:value="0.382869">
                <text:p>0.382869</text:p>
              </table:table-cell>
              <table:table-cell office:value-type="float" office:value="0.5356197">
                <text:p>0.5356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98041">
                <text:p>0.1898041</text:p>
              </table:table-cell>
              <table:table-cell office:value-type="float" office:value="0.326975">
                <text:p>0.326975</text:p>
              </table:table-cell>
              <table:table-cell office:value-type="float" office:value="0.437549">
                <text:p>0.437549</text:p>
              </table:table-cell>
              <table:table-cell office:value-type="float" office:value="0.1528357">
                <text:p>0.1528357</text:p>
              </table:table-cell>
              <table:table-cell office:value-type="float" office:value="0.37993">
                <text:p>0.37993</text:p>
              </table:table-cell>
              <table:table-cell office:value-type="float" office:value="0.5327657">
                <text:p>0.5327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07837">
                <text:p>0.1907837</text:p>
              </table:table-cell>
              <table:table-cell office:value-type="float" office:value="0.330127">
                <text:p>0.330127</text:p>
              </table:table-cell>
              <table:table-cell office:value-type="float" office:value="0.433906">
                <text:p>0.433906</text:p>
              </table:table-cell>
              <table:table-cell office:value-type="float" office:value="0.1529998">
                <text:p>0.1529998</text:p>
              </table:table-cell>
              <table:table-cell office:value-type="float" office:value="0.381182">
                <text:p>0.381182</text:p>
              </table:table-cell>
              <table:table-cell office:value-type="float" office:value="0.5341818">
                <text:p>0.5341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4094">
                <text:p>0.194094</text:p>
              </table:table-cell>
              <table:table-cell office:value-type="float" office:value="0.331555">
                <text:p>0.331555</text:p>
              </table:table-cell>
              <table:table-cell office:value-type="float" office:value="0.430947">
                <text:p>0.430947</text:p>
              </table:table-cell>
              <table:table-cell office:value-type="float" office:value="0.1550156">
                <text:p>0.1550156</text:p>
              </table:table-cell>
              <table:table-cell office:value-type="float" office:value="0.380517">
                <text:p>0.380517</text:p>
              </table:table-cell>
              <table:table-cell office:value-type="float" office:value="0.5355326">
                <text:p>0.5355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95036">
                <text:p>0.1995036</text:p>
              </table:table-cell>
              <table:table-cell office:value-type="float" office:value="0.338556">
                <text:p>0.338556</text:p>
              </table:table-cell>
              <table:table-cell office:value-type="float" office:value="0.429885">
                <text:p>0.429885</text:p>
              </table:table-cell>
              <table:table-cell office:value-type="float" office:value="0.1584564">
                <text:p>0.1584564</text:p>
              </table:table-cell>
              <table:table-cell office:value-type="float" office:value="0.384909">
                <text:p>0.384909</text:p>
              </table:table-cell>
              <table:table-cell office:value-type="float" office:value="0.5433654">
                <text:p>0.5433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15223">
                <text:p>0.2015223</text:p>
              </table:table-cell>
              <table:table-cell office:value-type="float" office:value="0.338139">
                <text:p>0.338139</text:p>
              </table:table-cell>
              <table:table-cell office:value-type="float" office:value="0.430576">
                <text:p>0.430576</text:p>
              </table:table-cell>
              <table:table-cell office:value-type="float" office:value="0.159707">
                <text:p>0.159707</text:p>
              </table:table-cell>
              <table:table-cell office:value-type="float" office:value="0.383186">
                <text:p>0.383186</text:p>
              </table:table-cell>
              <table:table-cell office:value-type="float" office:value="0.542893">
                <text:p>0.542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36078">
                <text:p>0.2036078</text:p>
              </table:table-cell>
              <table:table-cell office:value-type="float" office:value="0.344824">
                <text:p>0.344824</text:p>
              </table:table-cell>
              <table:table-cell office:value-type="float" office:value="0.428574">
                <text:p>0.428574</text:p>
              </table:table-cell>
              <table:table-cell office:value-type="float" office:value="0.1612069">
                <text:p>0.1612069</text:p>
              </table:table-cell>
              <table:table-cell office:value-type="float" office:value="0.387505">
                <text:p>0.387505</text:p>
              </table:table-cell>
              <table:table-cell office:value-type="float" office:value="0.5487119">
                <text:p>0.54871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36893">
                <text:p>0.2036893</text:p>
              </table:table-cell>
              <table:table-cell office:value-type="float" office:value="0.34341">
                <text:p>0.34341</text:p>
              </table:table-cell>
              <table:table-cell office:value-type="float" office:value="0.426727">
                <text:p>0.426727</text:p>
              </table:table-cell>
              <table:table-cell office:value-type="float" office:value="0.1611909">
                <text:p>0.1611909</text:p>
              </table:table-cell>
              <table:table-cell office:value-type="float" office:value="0.385203">
                <text:p>0.385203</text:p>
              </table:table-cell>
              <table:table-cell office:value-type="float" office:value="0.5463939">
                <text:p>0.5463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29741">
                <text:p>0.2029741</text:p>
              </table:table-cell>
              <table:table-cell office:value-type="float" office:value="0.349398">
                <text:p>0.349398</text:p>
              </table:table-cell>
              <table:table-cell office:value-type="float" office:value="0.423457">
                <text:p>0.423457</text:p>
              </table:table-cell>
              <table:table-cell office:value-type="float" office:value="0.1602316">
                <text:p>0.1602316</text:p>
              </table:table-cell>
              <table:table-cell office:value-type="float" office:value="0.38918">
                <text:p>0.38918</text:p>
              </table:table-cell>
              <table:table-cell office:value-type="float" office:value="0.5494116">
                <text:p>0.5494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2018">
                <text:p>0.202018</text:p>
              </table:table-cell>
              <table:table-cell office:value-type="float" office:value="0.346957">
                <text:p>0.346957</text:p>
              </table:table-cell>
              <table:table-cell office:value-type="float" office:value="0.419995">
                <text:p>0.419995</text:p>
              </table:table-cell>
              <table:table-cell office:value-type="float" office:value="0.1592308">
                <text:p>0.1592308</text:p>
              </table:table-cell>
              <table:table-cell office:value-type="float" office:value="0.386237">
                <text:p>0.386237</text:p>
              </table:table-cell>
              <table:table-cell office:value-type="float" office:value="0.5454678">
                <text:p>0.5454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3583">
                <text:p>0.2013583</text:p>
              </table:table-cell>
              <table:table-cell office:value-type="float" office:value="0.349223">
                <text:p>0.349223</text:p>
              </table:table-cell>
              <table:table-cell office:value-type="float" office:value="0.416437">
                <text:p>0.416437</text:p>
              </table:table-cell>
              <table:table-cell office:value-type="float" office:value="0.1582782">
                <text:p>0.1582782</text:p>
              </table:table-cell>
              <table:table-cell office:value-type="float" office:value="0.387705">
                <text:p>0.387705</text:p>
              </table:table-cell>
              <table:table-cell office:value-type="float" office:value="0.5459832">
                <text:p>0.5459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99583">
                <text:p>0.1999583</text:p>
              </table:table-cell>
              <table:table-cell office:value-type="float" office:value="0.346315">
                <text:p>0.346315</text:p>
              </table:table-cell>
              <table:table-cell office:value-type="float" office:value="0.413687">
                <text:p>0.413687</text:p>
              </table:table-cell>
              <table:table-cell office:value-type="float" office:value="0.1570008">
                <text:p>0.1570008</text:p>
              </table:table-cell>
              <table:table-cell office:value-type="float" office:value="0.384348">
                <text:p>0.384348</text:p>
              </table:table-cell>
              <table:table-cell office:value-type="float" office:value="0.5413488">
                <text:p>0.5413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90494">
                <text:p>0.1990494</text:p>
              </table:table-cell>
              <table:table-cell office:value-type="float" office:value="0.346281">
                <text:p>0.346281</text:p>
              </table:table-cell>
              <table:table-cell office:value-type="float" office:value="0.410748">
                <text:p>0.410748</text:p>
              </table:table-cell>
              <table:table-cell office:value-type="float" office:value="0.1561235">
                <text:p>0.1561235</text:p>
              </table:table-cell>
              <table:table-cell office:value-type="float" office:value="0.383918">
                <text:p>0.383918</text:p>
              </table:table-cell>
              <table:table-cell office:value-type="float" office:value="0.5400415">
                <text:p>0.5400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90547">
                <text:p>0.1990547</text:p>
              </table:table-cell>
              <table:table-cell office:value-type="float" office:value="0.344465">
                <text:p>0.344465</text:p>
              </table:table-cell>
              <table:table-cell office:value-type="float" office:value="0.409091">
                <text:p>0.409091</text:p>
              </table:table-cell>
              <table:table-cell office:value-type="float" office:value="0.1557582">
                <text:p>0.1557582</text:p>
              </table:table-cell>
              <table:table-cell office:value-type="float" office:value="0.381369">
                <text:p>0.381369</text:p>
              </table:table-cell>
              <table:table-cell office:value-type="float" office:value="0.5371272">
                <text:p>0.537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88574">
                <text:p>0.1988574</text:p>
              </table:table-cell>
              <table:table-cell office:value-type="float" office:value="0.347956">
                <text:p>0.347956</text:p>
              </table:table-cell>
              <table:table-cell office:value-type="float" office:value="0.406954">
                <text:p>0.406954</text:p>
              </table:table-cell>
              <table:table-cell office:value-type="float" office:value="0.1552174">
                <text:p>0.1552174</text:p>
              </table:table-cell>
              <table:table-cell office:value-type="float" office:value="0.383623">
                <text:p>0.383623</text:p>
              </table:table-cell>
              <table:table-cell office:value-type="float" office:value="0.5388404">
                <text:p>0.5388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77018">
                <text:p>0.1977018</text:p>
              </table:table-cell>
              <table:table-cell office:value-type="float" office:value="0.345148">
                <text:p>0.345148</text:p>
              </table:table-cell>
              <table:table-cell office:value-type="float" office:value="0.403734">
                <text:p>0.403734</text:p>
              </table:table-cell>
              <table:table-cell office:value-type="float" office:value="0.1542806">
                <text:p>0.1542806</text:p>
              </table:table-cell>
              <table:table-cell office:value-type="float" office:value="0.380413">
                <text:p>0.380413</text:p>
              </table:table-cell>
              <table:table-cell office:value-type="float" office:value="0.5346936">
                <text:p>0.5346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65461">
                <text:p>0.1965461</text:p>
              </table:table-cell>
              <table:table-cell office:value-type="float" office:value="0.345823">
                <text:p>0.345823</text:p>
              </table:table-cell>
              <table:table-cell office:value-type="float" office:value="0.403454">
                <text:p>0.403454</text:p>
              </table:table-cell>
              <table:table-cell office:value-type="float" office:value="0.1534043">
                <text:p>0.1534043</text:p>
              </table:table-cell>
              <table:table-cell office:value-type="float" office:value="0.380416">
                <text:p>0.380416</text:p>
              </table:table-cell>
              <table:table-cell office:value-type="float" office:value="0.5338203">
                <text:p>0.5338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5163">
                <text:p>0.1955163</text:p>
              </table:table-cell>
              <table:table-cell office:value-type="float" office:value="0.343259">
                <text:p>0.343259</text:p>
              </table:table-cell>
              <table:table-cell office:value-type="float" office:value="0.40061">
                <text:p>0.40061</text:p>
              </table:table-cell>
              <table:table-cell office:value-type="float" office:value="0.1530581">
                <text:p>0.1530581</text:p>
              </table:table-cell>
              <table:table-cell office:value-type="float" office:value="0.377521">
                <text:p>0.377521</text:p>
              </table:table-cell>
              <table:table-cell office:value-type="float" office:value="0.5305791">
                <text:p>0.5305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45665">
                <text:p>0.1945665</text:p>
              </table:table-cell>
              <table:table-cell office:value-type="float" office:value="0.341858">
                <text:p>0.341858</text:p>
              </table:table-cell>
              <table:table-cell office:value-type="float" office:value="0.39833">
                <text:p>0.39833</text:p>
              </table:table-cell>
              <table:table-cell office:value-type="float" office:value="0.1527057">
                <text:p>0.1527057</text:p>
              </table:table-cell>
              <table:table-cell office:value-type="float" office:value="0.375828">
                <text:p>0.375828</text:p>
              </table:table-cell>
              <table:table-cell office:value-type="float" office:value="0.5285337">
                <text:p>0.5285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39777">
                <text:p>0.1939777</text:p>
              </table:table-cell>
              <table:table-cell office:value-type="float" office:value="0.339878">
                <text:p>0.339878</text:p>
              </table:table-cell>
              <table:table-cell office:value-type="float" office:value="0.396056">
                <text:p>0.396056</text:p>
              </table:table-cell>
              <table:table-cell office:value-type="float" office:value="0.1527199">
                <text:p>0.1527199</text:p>
              </table:table-cell>
              <table:table-cell office:value-type="float" office:value="0.37337">
                <text:p>0.37337</text:p>
              </table:table-cell>
              <table:table-cell office:value-type="float" office:value="0.5260899">
                <text:p>0.52608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34521">
                <text:p>0.1934521</text:p>
              </table:table-cell>
              <table:table-cell office:value-type="float" office:value="0.338139">
                <text:p>0.338139</text:p>
              </table:table-cell>
              <table:table-cell office:value-type="float" office:value="0.394144">
                <text:p>0.394144</text:p>
              </table:table-cell>
              <table:table-cell office:value-type="float" office:value="0.152695">
                <text:p>0.152695</text:p>
              </table:table-cell>
              <table:table-cell office:value-type="float" office:value="0.371253">
                <text:p>0.371253</text:p>
              </table:table-cell>
              <table:table-cell office:value-type="float" office:value="0.523948">
                <text:p>0.523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29826">
                <text:p>0.1929826</text:p>
              </table:table-cell>
              <table:table-cell office:value-type="float" office:value="0.336913">
                <text:p>0.336913</text:p>
              </table:table-cell>
              <table:table-cell office:value-type="float" office:value="0.392845">
                <text:p>0.392845</text:p>
              </table:table-cell>
              <table:table-cell office:value-type="float" office:value="0.1532339">
                <text:p>0.1532339</text:p>
              </table:table-cell>
              <table:table-cell office:value-type="float" office:value="0.369724">
                <text:p>0.369724</text:p>
              </table:table-cell>
              <table:table-cell office:value-type="float" office:value="0.5229579">
                <text:p>0.5229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28915">
                <text:p>0.1928915</text:p>
              </table:table-cell>
              <table:table-cell office:value-type="float" office:value="0.334645">
                <text:p>0.334645</text:p>
              </table:table-cell>
              <table:table-cell office:value-type="float" office:value="0.391828">
                <text:p>0.391828</text:p>
              </table:table-cell>
              <table:table-cell office:value-type="float" office:value="0.1542814">
                <text:p>0.1542814</text:p>
              </table:table-cell>
              <table:table-cell office:value-type="float" office:value="0.367186">
                <text:p>0.367186</text:p>
              </table:table-cell>
              <table:table-cell office:value-type="float" office:value="0.5214674">
                <text:p>0.5214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26241">
                <text:p>0.1926241</text:p>
              </table:table-cell>
              <table:table-cell office:value-type="float" office:value="0.333021">
                <text:p>0.333021</text:p>
              </table:table-cell>
              <table:table-cell office:value-type="float" office:value="0.391857">
                <text:p>0.391857</text:p>
              </table:table-cell>
              <table:table-cell office:value-type="float" office:value="0.1550691">
                <text:p>0.1550691</text:p>
              </table:table-cell>
              <table:table-cell office:value-type="float" office:value="0.36562">
                <text:p>0.36562</text:p>
              </table:table-cell>
              <table:table-cell office:value-type="float" office:value="0.5206891">
                <text:p>0.5206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18606">
                <text:p>0.1918606</text:p>
              </table:table-cell>
              <table:table-cell office:value-type="float" office:value="0.331117">
                <text:p>0.331117</text:p>
              </table:table-cell>
              <table:table-cell office:value-type="float" office:value="0.390361">
                <text:p>0.390361</text:p>
              </table:table-cell>
              <table:table-cell office:value-type="float" office:value="0.1554722">
                <text:p>0.1554722</text:p>
              </table:table-cell>
              <table:table-cell office:value-type="float" office:value="0.363361">
                <text:p>0.363361</text:p>
              </table:table-cell>
              <table:table-cell office:value-type="float" office:value="0.5188332">
                <text:p>0.5188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16396">
                <text:p>0.1916396</text:p>
              </table:table-cell>
              <table:table-cell office:value-type="float" office:value="0.33057">
                <text:p>0.33057</text:p>
              </table:table-cell>
              <table:table-cell office:value-type="float" office:value="0.390042">
                <text:p>0.390042</text:p>
              </table:table-cell>
              <table:table-cell office:value-type="float" office:value="0.1569647">
                <text:p>0.1569647</text:p>
              </table:table-cell>
              <table:table-cell office:value-type="float" office:value="0.363314">
                <text:p>0.363314</text:p>
              </table:table-cell>
              <table:table-cell office:value-type="float" office:value="0.5202787">
                <text:p>0.5202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09227">
                <text:p>0.1909227</text:p>
              </table:table-cell>
              <table:table-cell office:value-type="float" office:value="0.328476">
                <text:p>0.328476</text:p>
              </table:table-cell>
              <table:table-cell office:value-type="float" office:value="0.391342">
                <text:p>0.391342</text:p>
              </table:table-cell>
              <table:table-cell office:value-type="float" office:value="0.1580296">
                <text:p>0.1580296</text:p>
              </table:table-cell>
              <table:table-cell office:value-type="float" office:value="0.361238">
                <text:p>0.361238</text:p>
              </table:table-cell>
              <table:table-cell office:value-type="float" office:value="0.5192676">
                <text:p>0.519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03807">
                <text:p>0.1903807</text:p>
              </table:table-cell>
              <table:table-cell office:value-type="float" office:value="0.327678">
                <text:p>0.327678</text:p>
              </table:table-cell>
              <table:table-cell office:value-type="float" office:value="0.396383">
                <text:p>0.396383</text:p>
              </table:table-cell>
              <table:table-cell office:value-type="float" office:value="0.1590946">
                <text:p>0.1590946</text:p>
              </table:table-cell>
              <table:table-cell office:value-type="float" office:value="0.361201">
                <text:p>0.361201</text:p>
              </table:table-cell>
              <table:table-cell office:value-type="float" office:value="0.5202956">
                <text:p>0.5202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892874">
                <text:p>0.1892874</text:p>
              </table:table-cell>
              <table:table-cell office:value-type="float" office:value="0.325922">
                <text:p>0.325922</text:p>
              </table:table-cell>
              <table:table-cell office:value-type="float" office:value="0.404206">
                <text:p>0.404206</text:p>
              </table:table-cell>
              <table:table-cell office:value-type="float" office:value="0.1595897">
                <text:p>0.1595897</text:p>
              </table:table-cell>
              <table:table-cell office:value-type="float" office:value="0.359452">
                <text:p>0.359452</text:p>
              </table:table-cell>
              <table:table-cell office:value-type="float" office:value="0.5190417">
                <text:p>0.5190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2056">
                <text:p>0.1882056</text:p>
              </table:table-cell>
              <table:table-cell office:value-type="float" office:value="0.324301">
                <text:p>0.324301</text:p>
              </table:table-cell>
              <table:table-cell office:value-type="float" office:value="0.417667">
                <text:p>0.417667</text:p>
              </table:table-cell>
              <table:table-cell office:value-type="float" office:value="0.1591438">
                <text:p>0.1591438</text:p>
              </table:table-cell>
              <table:table-cell office:value-type="float" office:value="0.358123">
                <text:p>0.358123</text:p>
              </table:table-cell>
              <table:table-cell office:value-type="float" office:value="0.5172668">
                <text:p>0.5172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71553">
                <text:p>0.1871553</text:p>
              </table:table-cell>
              <table:table-cell office:value-type="float" office:value="0.322919">
                <text:p>0.322919</text:p>
              </table:table-cell>
              <table:table-cell office:value-type="float" office:value="0.421979">
                <text:p>0.421979</text:p>
              </table:table-cell>
              <table:table-cell office:value-type="float" office:value="0.1586225">
                <text:p>0.1586225</text:p>
              </table:table-cell>
              <table:table-cell office:value-type="float" office:value="0.356154">
                <text:p>0.356154</text:p>
              </table:table-cell>
              <table:table-cell office:value-type="float" office:value="0.5147765">
                <text:p>0.5147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61244">
                <text:p>0.1861244</text:p>
              </table:table-cell>
              <table:table-cell office:value-type="float" office:value="0.321853">
                <text:p>0.321853</text:p>
              </table:table-cell>
              <table:table-cell office:value-type="float" office:value="0.431321">
                <text:p>0.431321</text:p>
              </table:table-cell>
              <table:table-cell office:value-type="float" office:value="0.1582582">
                <text:p>0.1582582</text:p>
              </table:table-cell>
              <table:table-cell office:value-type="float" office:value="0.355172">
                <text:p>0.355172</text:p>
              </table:table-cell>
              <table:table-cell office:value-type="float" office:value="0.5134302">
                <text:p>0.5134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51604">
                <text:p>0.1851604</text:p>
              </table:table-cell>
              <table:table-cell office:value-type="float" office:value="0.32035">
                <text:p>0.32035</text:p>
              </table:table-cell>
              <table:table-cell office:value-type="float" office:value="0.431397">
                <text:p>0.431397</text:p>
              </table:table-cell>
              <table:table-cell office:value-type="float" office:value="0.1580303">
                <text:p>0.1580303</text:p>
              </table:table-cell>
              <table:table-cell office:value-type="float" office:value="0.353037">
                <text:p>0.353037</text:p>
              </table:table-cell>
              <table:table-cell office:value-type="float" office:value="0.5110673">
                <text:p>0.5110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44624">
                <text:p>0.1844624</text:p>
              </table:table-cell>
              <table:table-cell office:value-type="float" office:value="0.319452">
                <text:p>0.319452</text:p>
              </table:table-cell>
              <table:table-cell office:value-type="float" office:value="0.435034">
                <text:p>0.435034</text:p>
              </table:table-cell>
              <table:table-cell office:value-type="float" office:value="0.1586234">
                <text:p>0.1586234</text:p>
              </table:table-cell>
              <table:table-cell office:value-type="float" office:value="0.352674">
                <text:p>0.352674</text:p>
              </table:table-cell>
              <table:table-cell office:value-type="float" office:value="0.5112974">
                <text:p>0.5112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36176">
                <text:p>0.1836176</text:p>
              </table:table-cell>
              <table:table-cell office:value-type="float" office:value="0.317717">
                <text:p>0.317717</text:p>
              </table:table-cell>
              <table:table-cell office:value-type="float" office:value="0.433689">
                <text:p>0.433689</text:p>
              </table:table-cell>
              <table:table-cell office:value-type="float" office:value="0.15939">
                <text:p>0.15939</text:p>
              </table:table-cell>
              <table:table-cell office:value-type="float" office:value="0.35074">
                <text:p>0.35074</text:p>
              </table:table-cell>
              <table:table-cell office:value-type="float" office:value="0.51013">
                <text:p>0.51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25141">
                <text:p>0.1825141</text:p>
              </table:table-cell>
              <table:table-cell office:value-type="float" office:value="0.315866">
                <text:p>0.315866</text:p>
              </table:table-cell>
              <table:table-cell office:value-type="float" office:value="0.435137">
                <text:p>0.435137</text:p>
              </table:table-cell>
              <table:table-cell office:value-type="float" office:value="0.1590212">
                <text:p>0.1590212</text:p>
              </table:table-cell>
              <table:table-cell office:value-type="float" office:value="0.349051">
                <text:p>0.349051</text:p>
              </table:table-cell>
              <table:table-cell office:value-type="float" office:value="0.5080722">
                <text:p>0.5080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15379">
                <text:p>0.1815379</text:p>
              </table:table-cell>
              <table:table-cell office:value-type="float" office:value="0.315472">
                <text:p>0.315472</text:p>
              </table:table-cell>
              <table:table-cell office:value-type="float" office:value="0.433589">
                <text:p>0.433589</text:p>
              </table:table-cell>
              <table:table-cell office:value-type="float" office:value="0.1586655">
                <text:p>0.1586655</text:p>
              </table:table-cell>
              <table:table-cell office:value-type="float" office:value="0.347794">
                <text:p>0.347794</text:p>
              </table:table-cell>
              <table:table-cell office:value-type="float" office:value="0.5064595">
                <text:p>0.5064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15675">
                <text:p>0.1815675</text:p>
              </table:table-cell>
              <table:table-cell office:value-type="float" office:value="0.314832">
                <text:p>0.314832</text:p>
              </table:table-cell>
              <table:table-cell office:value-type="float" office:value="0.434351">
                <text:p>0.434351</text:p>
              </table:table-cell>
              <table:table-cell office:value-type="float" office:value="0.1582956">
                <text:p>0.1582956</text:p>
              </table:table-cell>
              <table:table-cell office:value-type="float" office:value="0.346187">
                <text:p>0.346187</text:p>
              </table:table-cell>
              <table:table-cell office:value-type="float" office:value="0.5044826">
                <text:p>0.50448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18023">
                <text:p>0.1818023</text:p>
              </table:table-cell>
              <table:table-cell office:value-type="float" office:value="0.315824">
                <text:p>0.315824</text:p>
              </table:table-cell>
              <table:table-cell office:value-type="float" office:value="0.432883">
                <text:p>0.432883</text:p>
              </table:table-cell>
              <table:table-cell office:value-type="float" office:value="0.1574844">
                <text:p>0.1574844</text:p>
              </table:table-cell>
              <table:table-cell office:value-type="float" office:value="0.345484">
                <text:p>0.345484</text:p>
              </table:table-cell>
              <table:table-cell office:value-type="float" office:value="0.5029684">
                <text:p>0.5029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08597">
                <text:p>0.1808597</text:p>
              </table:table-cell>
              <table:table-cell office:value-type="float" office:value="0.314511">
                <text:p>0.314511</text:p>
              </table:table-cell>
              <table:table-cell office:value-type="float" office:value="0.434573">
                <text:p>0.434573</text:p>
              </table:table-cell>
              <table:table-cell office:value-type="float" office:value="0.1568779">
                <text:p>0.1568779</text:p>
              </table:table-cell>
              <table:table-cell office:value-type="float" office:value="0.343963">
                <text:p>0.343963</text:p>
              </table:table-cell>
              <table:table-cell office:value-type="float" office:value="0.5008409">
                <text:p>0.5008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01349">
                <text:p>0.1801349</text:p>
              </table:table-cell>
              <table:table-cell office:value-type="float" office:value="0.313951">
                <text:p>0.313951</text:p>
              </table:table-cell>
              <table:table-cell office:value-type="float" office:value="0.434207">
                <text:p>0.434207</text:p>
              </table:table-cell>
              <table:table-cell office:value-type="float" office:value="0.156199">
                <text:p>0.156199</text:p>
              </table:table-cell>
              <table:table-cell office:value-type="float" office:value="0.342658">
                <text:p>0.342658</text:p>
              </table:table-cell>
              <table:table-cell office:value-type="float" office:value="0.498857">
                <text:p>0.498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9114">
                <text:p>0.179114</text:p>
              </table:table-cell>
              <table:table-cell office:value-type="float" office:value="0.31214">
                <text:p>0.31214</text:p>
              </table:table-cell>
              <table:table-cell office:value-type="float" office:value="0.437661">
                <text:p>0.437661</text:p>
              </table:table-cell>
              <table:table-cell office:value-type="float" office:value="0.1555519">
                <text:p>0.1555519</text:p>
              </table:table-cell>
              <table:table-cell office:value-type="float" office:value="0.34084">
                <text:p>0.34084</text:p>
              </table:table-cell>
              <table:table-cell office:value-type="float" office:value="0.4963919">
                <text:p>0.4963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81984">
                <text:p>0.1781984</text:p>
              </table:table-cell>
              <table:table-cell office:value-type="float" office:value="0.312256">
                <text:p>0.312256</text:p>
              </table:table-cell>
              <table:table-cell office:value-type="float" office:value="0.437467">
                <text:p>0.437467</text:p>
              </table:table-cell>
              <table:table-cell office:value-type="float" office:value="0.1548488">
                <text:p>0.1548488</text:p>
              </table:table-cell>
              <table:table-cell office:value-type="float" office:value="0.340301">
                <text:p>0.340301</text:p>
              </table:table-cell>
              <table:table-cell office:value-type="float" office:value="0.4951498">
                <text:p>0.4951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78649">
                <text:p>0.1778649</text:p>
              </table:table-cell>
              <table:table-cell office:value-type="float" office:value="0.311077">
                <text:p>0.311077</text:p>
              </table:table-cell>
              <table:table-cell office:value-type="float" office:value="0.4414">
                <text:p>0.4414</text:p>
              </table:table-cell>
              <table:table-cell office:value-type="float" office:value="0.154057">
                <text:p>0.154057</text:p>
              </table:table-cell>
              <table:table-cell office:value-type="float" office:value="0.338637">
                <text:p>0.338637</text:p>
              </table:table-cell>
              <table:table-cell office:value-type="float" office:value="0.492694">
                <text:p>0.492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83803">
                <text:p>0.1783803</text:p>
              </table:table-cell>
              <table:table-cell office:value-type="float" office:value="0.314801">
                <text:p>0.314801</text:p>
              </table:table-cell>
              <table:table-cell office:value-type="float" office:value="0.443424">
                <text:p>0.443424</text:p>
              </table:table-cell>
              <table:table-cell office:value-type="float" office:value="0.1533794">
                <text:p>0.1533794</text:p>
              </table:table-cell>
              <table:table-cell office:value-type="float" office:value="0.341036">
                <text:p>0.341036</text:p>
              </table:table-cell>
              <table:table-cell office:value-type="float" office:value="0.4944154">
                <text:p>0.4944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00229">
                <text:p>0.1800229</text:p>
              </table:table-cell>
              <table:table-cell office:value-type="float" office:value="0.314509">
                <text:p>0.314509</text:p>
              </table:table-cell>
              <table:table-cell office:value-type="float" office:value="0.450468">
                <text:p>0.450468</text:p>
              </table:table-cell>
              <table:table-cell office:value-type="float" office:value="0.153333">
                <text:p>0.153333</text:p>
              </table:table-cell>
              <table:table-cell office:value-type="float" office:value="0.33971">
                <text:p>0.33971</text:p>
              </table:table-cell>
              <table:table-cell office:value-type="float" office:value="0.493043">
                <text:p>0.493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26291">
                <text:p>0.1826291</text:p>
              </table:table-cell>
              <table:table-cell office:value-type="float" office:value="0.318556">
                <text:p>0.318556</text:p>
              </table:table-cell>
              <table:table-cell office:value-type="float" office:value="0.450862">
                <text:p>0.450862</text:p>
              </table:table-cell>
              <table:table-cell office:value-type="float" office:value="0.1534526">
                <text:p>0.1534526</text:p>
              </table:table-cell>
              <table:table-cell office:value-type="float" office:value="0.342405">
                <text:p>0.342405</text:p>
              </table:table-cell>
              <table:table-cell office:value-type="float" office:value="0.4958576">
                <text:p>0.4958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49315">
                <text:p>0.1849315</text:p>
              </table:table-cell>
              <table:table-cell office:value-type="float" office:value="0.319577">
                <text:p>0.319577</text:p>
              </table:table-cell>
              <table:table-cell office:value-type="float" office:value="0.45559">
                <text:p>0.45559</text:p>
              </table:table-cell>
              <table:table-cell office:value-type="float" office:value="0.1542518">
                <text:p>0.1542518</text:p>
              </table:table-cell>
              <table:table-cell office:value-type="float" office:value="0.341776">
                <text:p>0.341776</text:p>
              </table:table-cell>
              <table:table-cell office:value-type="float" office:value="0.4960278">
                <text:p>0.4960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80883">
                <text:p>0.1880883</text:p>
              </table:table-cell>
              <table:table-cell office:value-type="float" office:value="0.323614">
                <text:p>0.323614</text:p>
              </table:table-cell>
              <table:table-cell office:value-type="float" office:value="0.455435">
                <text:p>0.455435</text:p>
              </table:table-cell>
              <table:table-cell office:value-type="float" office:value="0.1550218">
                <text:p>0.1550218</text:p>
              </table:table-cell>
              <table:table-cell office:value-type="float" office:value="0.344253">
                <text:p>0.344253</text:p>
              </table:table-cell>
              <table:table-cell office:value-type="float" office:value="0.4992748">
                <text:p>0.4992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01169">
                <text:p>0.1901169</text:p>
              </table:table-cell>
              <table:table-cell office:value-type="float" office:value="0.324868">
                <text:p>0.324868</text:p>
              </table:table-cell>
              <table:table-cell office:value-type="float" office:value="0.459499">
                <text:p>0.459499</text:p>
              </table:table-cell>
              <table:table-cell office:value-type="float" office:value="0.1558953">
                <text:p>0.1558953</text:p>
              </table:table-cell>
              <table:table-cell office:value-type="float" office:value="0.343955">
                <text:p>0.343955</text:p>
              </table:table-cell>
              <table:table-cell office:value-type="float" office:value="0.4998503">
                <text:p>0.4998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20289">
                <text:p>0.1920289</text:p>
              </table:table-cell>
              <table:table-cell office:value-type="float" office:value="0.328683">
                <text:p>0.328683</text:p>
              </table:table-cell>
              <table:table-cell office:value-type="float" office:value="0.457237">
                <text:p>0.457237</text:p>
              </table:table-cell>
              <table:table-cell office:value-type="float" office:value="0.156643">
                <text:p>0.156643</text:p>
              </table:table-cell>
              <table:table-cell office:value-type="float" office:value="0.346409">
                <text:p>0.346409</text:p>
              </table:table-cell>
              <table:table-cell office:value-type="float" office:value="0.503052">
                <text:p>0.503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25373">
                <text:p>0.1925373</text:p>
              </table:table-cell>
              <table:table-cell office:value-type="float" office:value="0.329016">
                <text:p>0.329016</text:p>
              </table:table-cell>
              <table:table-cell office:value-type="float" office:value="0.45577">
                <text:p>0.45577</text:p>
              </table:table-cell>
              <table:table-cell office:value-type="float" office:value="0.1568661">
                <text:p>0.1568661</text:p>
              </table:table-cell>
              <table:table-cell office:value-type="float" office:value="0.345751">
                <text:p>0.345751</text:p>
              </table:table-cell>
              <table:table-cell office:value-type="float" office:value="0.5026171">
                <text:p>0.5026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3124">
                <text:p>0.193124</text:p>
              </table:table-cell>
              <table:table-cell office:value-type="float" office:value="0.331107">
                <text:p>0.331107</text:p>
              </table:table-cell>
              <table:table-cell office:value-type="float" office:value="0.453602">
                <text:p>0.453602</text:p>
              </table:table-cell>
              <table:table-cell office:value-type="float" office:value="0.1567233">
                <text:p>0.1567233</text:p>
              </table:table-cell>
              <table:table-cell office:value-type="float" office:value="0.347077">
                <text:p>0.347077</text:p>
              </table:table-cell>
              <table:table-cell office:value-type="float" office:value="0.5038003">
                <text:p>0.5038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31494">
                <text:p>0.1931494</text:p>
              </table:table-cell>
              <table:table-cell office:value-type="float" office:value="0.331857">
                <text:p>0.331857</text:p>
              </table:table-cell>
              <table:table-cell office:value-type="float" office:value="0.452499">
                <text:p>0.452499</text:p>
              </table:table-cell>
              <table:table-cell office:value-type="float" office:value="0.156631">
                <text:p>0.156631</text:p>
              </table:table-cell>
              <table:table-cell office:value-type="float" office:value="0.346819">
                <text:p>0.346819</text:p>
              </table:table-cell>
              <table:table-cell office:value-type="float" office:value="0.50345">
                <text:p>0.50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304">
                <text:p>0.19304</text:p>
              </table:table-cell>
              <table:table-cell office:value-type="float" office:value="0.333181">
                <text:p>0.333181</text:p>
              </table:table-cell>
              <table:table-cell office:value-type="float" office:value="0.453131">
                <text:p>0.453131</text:p>
              </table:table-cell>
              <table:table-cell office:value-type="float" office:value="0.1564441">
                <text:p>0.1564441</text:p>
              </table:table-cell>
              <table:table-cell office:value-type="float" office:value="0.347435">
                <text:p>0.347435</text:p>
              </table:table-cell>
              <table:table-cell office:value-type="float" office:value="0.5038791">
                <text:p>0.5038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29953">
                <text:p>0.1929953</text:p>
              </table:table-cell>
              <table:table-cell office:value-type="float" office:value="0.333245">
                <text:p>0.333245</text:p>
              </table:table-cell>
              <table:table-cell office:value-type="float" office:value="0.452219">
                <text:p>0.452219</text:p>
              </table:table-cell>
              <table:table-cell office:value-type="float" office:value="0.1563694">
                <text:p>0.1563694</text:p>
              </table:table-cell>
              <table:table-cell office:value-type="float" office:value="0.346796">
                <text:p>0.346796</text:p>
              </table:table-cell>
              <table:table-cell office:value-type="float" office:value="0.5031654">
                <text:p>0.5031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24826">
                <text:p>0.1924826</text:p>
              </table:table-cell>
              <table:table-cell office:value-type="float" office:value="0.334368">
                <text:p>0.334368</text:p>
              </table:table-cell>
              <table:table-cell office:value-type="float" office:value="0.454753">
                <text:p>0.454753</text:p>
              </table:table-cell>
              <table:table-cell office:value-type="float" office:value="0.1556222">
                <text:p>0.1556222</text:p>
              </table:table-cell>
              <table:table-cell office:value-type="float" office:value="0.347324">
                <text:p>0.347324</text:p>
              </table:table-cell>
              <table:table-cell office:value-type="float" office:value="0.5029462">
                <text:p>0.5029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24061">
                <text:p>0.1924061</text:p>
              </table:table-cell>
              <table:table-cell office:value-type="float" office:value="0.335987">
                <text:p>0.335987</text:p>
              </table:table-cell>
              <table:table-cell office:value-type="float" office:value="0.455319">
                <text:p>0.455319</text:p>
              </table:table-cell>
              <table:table-cell office:value-type="float" office:value="0.1553499">
                <text:p>0.1553499</text:p>
              </table:table-cell>
              <table:table-cell office:value-type="float" office:value="0.34775">
                <text:p>0.34775</text:p>
              </table:table-cell>
              <table:table-cell office:value-type="float" office:value="0.5030999">
                <text:p>0.5030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25808">
                <text:p>0.1925808</text:p>
              </table:table-cell>
              <table:table-cell office:value-type="float" office:value="0.338107">
                <text:p>0.338107</text:p>
              </table:table-cell>
              <table:table-cell office:value-type="float" office:value="0.456189">
                <text:p>0.456189</text:p>
              </table:table-cell>
              <table:table-cell office:value-type="float" office:value="0.1553102">
                <text:p>0.1553102</text:p>
              </table:table-cell>
              <table:table-cell office:value-type="float" office:value="0.348789">
                <text:p>0.348789</text:p>
              </table:table-cell>
              <table:table-cell office:value-type="float" office:value="0.5040992">
                <text:p>0.5040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2363">
                <text:p>0.192363</text:p>
              </table:table-cell>
              <table:table-cell office:value-type="float" office:value="0.338883">
                <text:p>0.338883</text:p>
              </table:table-cell>
              <table:table-cell office:value-type="float" office:value="0.455812">
                <text:p>0.455812</text:p>
              </table:table-cell>
              <table:table-cell office:value-type="float" office:value="0.1551665">
                <text:p>0.1551665</text:p>
              </table:table-cell>
              <table:table-cell office:value-type="float" office:value="0.348823">
                <text:p>0.348823</text:p>
              </table:table-cell>
              <table:table-cell office:value-type="float" office:value="0.5039895">
                <text:p>0.5039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18255">
                <text:p>0.1918255</text:p>
              </table:table-cell>
              <table:table-cell office:value-type="float" office:value="0.339456">
                <text:p>0.339456</text:p>
              </table:table-cell>
              <table:table-cell office:value-type="float" office:value="0.455207">
                <text:p>0.455207</text:p>
              </table:table-cell>
              <table:table-cell office:value-type="float" office:value="0.1546103">
                <text:p>0.1546103</text:p>
              </table:table-cell>
              <table:table-cell office:value-type="float" office:value="0.348689">
                <text:p>0.348689</text:p>
              </table:table-cell>
              <table:table-cell office:value-type="float" office:value="0.5032993">
                <text:p>0.50329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16555">
                <text:p>0.1916555</text:p>
              </table:table-cell>
              <table:table-cell office:value-type="float" office:value="0.340608">
                <text:p>0.340608</text:p>
              </table:table-cell>
              <table:table-cell office:value-type="float" office:value="0.454585">
                <text:p>0.454585</text:p>
              </table:table-cell>
              <table:table-cell office:value-type="float" office:value="0.1543471">
                <text:p>0.1543471</text:p>
              </table:table-cell>
              <table:table-cell office:value-type="float" office:value="0.348949">
                <text:p>0.348949</text:p>
              </table:table-cell>
              <table:table-cell office:value-type="float" office:value="0.5032961">
                <text:p>0.5032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1817">
                <text:p>0.191817</text:p>
              </table:table-cell>
              <table:table-cell office:value-type="float" office:value="0.341765">
                <text:p>0.341765</text:p>
              </table:table-cell>
              <table:table-cell office:value-type="float" office:value="0.453119">
                <text:p>0.453119</text:p>
              </table:table-cell>
              <table:table-cell office:value-type="float" office:value="0.1541311">
                <text:p>0.1541311</text:p>
              </table:table-cell>
              <table:table-cell office:value-type="float" office:value="0.349136">
                <text:p>0.349136</text:p>
              </table:table-cell>
              <table:table-cell office:value-type="float" office:value="0.5032671">
                <text:p>0.5032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18474">
                <text:p>0.1918474</text:p>
              </table:table-cell>
              <table:table-cell office:value-type="float" office:value="0.341132">
                <text:p>0.341132</text:p>
              </table:table-cell>
              <table:table-cell office:value-type="float" office:value="0.454491">
                <text:p>0.454491</text:p>
              </table:table-cell>
              <table:table-cell office:value-type="float" office:value="0.153773">
                <text:p>0.153773</text:p>
              </table:table-cell>
              <table:table-cell office:value-type="float" office:value="0.348067">
                <text:p>0.348067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339">
                <text:p>0.1920339</text:p>
              </table:table-cell>
              <table:table-cell office:value-type="float" office:value="0.342114">
                <text:p>0.342114</text:p>
              </table:table-cell>
              <table:table-cell office:value-type="float" office:value="0.453225">
                <text:p>0.453225</text:p>
              </table:table-cell>
              <table:table-cell office:value-type="float" office:value="0.1533566">
                <text:p>0.1533566</text:p>
              </table:table-cell>
              <table:table-cell office:value-type="float" office:value="0.348279">
                <text:p>0.348279</text:p>
              </table:table-cell>
              <table:table-cell office:value-type="float" office:value="0.5016356">
                <text:p>0.5016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20193">
                <text:p>0.1920193</text:p>
              </table:table-cell>
              <table:table-cell office:value-type="float" office:value="0.341841">
                <text:p>0.341841</text:p>
              </table:table-cell>
              <table:table-cell office:value-type="float" office:value="0.454907">
                <text:p>0.454907</text:p>
              </table:table-cell>
              <table:table-cell office:value-type="float" office:value="0.1530862">
                <text:p>0.1530862</text:p>
              </table:table-cell>
              <table:table-cell office:value-type="float" office:value="0.347427">
                <text:p>0.347427</text:p>
              </table:table-cell>
              <table:table-cell office:value-type="float" office:value="0.5005132">
                <text:p>0.5005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22108">
                <text:p>0.1922108</text:p>
              </table:table-cell>
              <table:table-cell office:value-type="float" office:value="0.342677">
                <text:p>0.342677</text:p>
              </table:table-cell>
              <table:table-cell office:value-type="float" office:value="0.455485">
                <text:p>0.455485</text:p>
              </table:table-cell>
              <table:table-cell office:value-type="float" office:value="0.152705">
                <text:p>0.152705</text:p>
              </table:table-cell>
              <table:table-cell office:value-type="float" office:value="0.34747">
                <text:p>0.34747</text:p>
              </table:table-cell>
              <table:table-cell office:value-type="float" office:value="0.500175">
                <text:p>0.500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19617">
                <text:p>0.1919617</text:p>
              </table:table-cell>
              <table:table-cell office:value-type="float" office:value="0.342225">
                <text:p>0.342225</text:p>
              </table:table-cell>
              <table:table-cell office:value-type="float" office:value="0.460439">
                <text:p>0.460439</text:p>
              </table:table-cell>
              <table:table-cell office:value-type="float" office:value="0.152286">
                <text:p>0.152286</text:p>
              </table:table-cell>
              <table:table-cell office:value-type="float" office:value="0.346499">
                <text:p>0.346499</text:p>
              </table:table-cell>
              <table:table-cell office:value-type="float" office:value="0.498785">
                <text:p>0.4987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16821">
                <text:p>0.1916821</text:p>
              </table:table-cell>
              <table:table-cell office:value-type="float" office:value="0.34259">
                <text:p>0.34259</text:p>
              </table:table-cell>
              <table:table-cell office:value-type="float" office:value="0.460974">
                <text:p>0.460974</text:p>
              </table:table-cell>
              <table:table-cell office:value-type="float" office:value="0.1517485">
                <text:p>0.1517485</text:p>
              </table:table-cell>
              <table:table-cell office:value-type="float" office:value="0.346199">
                <text:p>0.346199</text:p>
              </table:table-cell>
              <table:table-cell office:value-type="float" office:value="0.4979475">
                <text:p>0.4979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09429">
                <text:p>0.1909429</text:p>
              </table:table-cell>
              <table:table-cell office:value-type="float" office:value="0.341471">
                <text:p>0.341471</text:p>
              </table:table-cell>
              <table:table-cell office:value-type="float" office:value="0.465726">
                <text:p>0.465726</text:p>
              </table:table-cell>
              <table:table-cell office:value-type="float" office:value="0.1512427">
                <text:p>0.1512427</text:p>
              </table:table-cell>
              <table:table-cell office:value-type="float" office:value="0.344943">
                <text:p>0.344943</text:p>
              </table:table-cell>
              <table:table-cell office:value-type="float" office:value="0.4961857">
                <text:p>0.4961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0209">
                <text:p>0.190209</text:p>
              </table:table-cell>
              <table:table-cell office:value-type="float" office:value="0.340853">
                <text:p>0.340853</text:p>
              </table:table-cell>
              <table:table-cell office:value-type="float" office:value="0.470042">
                <text:p>0.470042</text:p>
              </table:table-cell>
              <table:table-cell office:value-type="float" office:value="0.1506712">
                <text:p>0.1506712</text:p>
              </table:table-cell>
              <table:table-cell office:value-type="float" office:value="0.344123">
                <text:p>0.344123</text:p>
              </table:table-cell>
              <table:table-cell office:value-type="float" office:value="0.4947942">
                <text:p>0.49479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9846">
                <text:p>0.189846</text:p>
              </table:table-cell>
              <table:table-cell office:value-type="float" office:value="0.340164">
                <text:p>0.340164</text:p>
              </table:table-cell>
              <table:table-cell office:value-type="float" office:value="0.480051">
                <text:p>0.480051</text:p>
              </table:table-cell>
              <table:table-cell office:value-type="float" office:value="0.1501519">
                <text:p>0.1501519</text:p>
              </table:table-cell>
              <table:table-cell office:value-type="float" office:value="0.342885">
                <text:p>0.342885</text:p>
              </table:table-cell>
              <table:table-cell office:value-type="float" office:value="0.4930369">
                <text:p>0.49303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95076">
                <text:p>0.1895076</text:p>
              </table:table-cell>
              <table:table-cell office:value-type="float" office:value="0.340472">
                <text:p>0.340472</text:p>
              </table:table-cell>
              <table:table-cell office:value-type="float" office:value="0.485422">
                <text:p>0.485422</text:p>
              </table:table-cell>
              <table:table-cell office:value-type="float" office:value="0.149507">
                <text:p>0.149507</text:p>
              </table:table-cell>
              <table:table-cell office:value-type="float" office:value="0.342562">
                <text:p>0.342562</text:p>
              </table:table-cell>
              <table:table-cell office:value-type="float" office:value="0.492069">
                <text:p>0.492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99507">
                <text:p>0.1899507</text:p>
              </table:table-cell>
              <table:table-cell office:value-type="float" office:value="0.340515">
                <text:p>0.340515</text:p>
              </table:table-cell>
              <table:table-cell office:value-type="float" office:value="0.496636">
                <text:p>0.496636</text:p>
              </table:table-cell>
              <table:table-cell office:value-type="float" office:value="0.1492151">
                <text:p>0.1492151</text:p>
              </table:table-cell>
              <table:table-cell office:value-type="float" office:value="0.341525">
                <text:p>0.341525</text:p>
              </table:table-cell>
              <table:table-cell office:value-type="float" office:value="0.4907401">
                <text:p>0.49074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10479">
                <text:p>0.1910479</text:p>
              </table:table-cell>
              <table:table-cell office:value-type="float" office:value="0.342705">
                <text:p>0.342705</text:p>
              </table:table-cell>
              <table:table-cell office:value-type="float" office:value="0.505243">
                <text:p>0.505243</text:p>
              </table:table-cell>
              <table:table-cell office:value-type="float" office:value="0.1491123">
                <text:p>0.1491123</text:p>
              </table:table-cell>
              <table:table-cell office:value-type="float" office:value="0.342441">
                <text:p>0.342441</text:p>
              </table:table-cell>
              <table:table-cell office:value-type="float" office:value="0.4915533">
                <text:p>0.4915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14406">
                <text:p>0.1914406</text:p>
              </table:table-cell>
              <table:table-cell office:value-type="float" office:value="0.342251">
                <text:p>0.342251</text:p>
              </table:table-cell>
              <table:table-cell office:value-type="float" office:value="0.520302">
                <text:p>0.520302</text:p>
              </table:table-cell>
              <table:table-cell office:value-type="float" office:value="0.1489101">
                <text:p>0.1489101</text:p>
              </table:table-cell>
              <table:table-cell office:value-type="float" office:value="0.341234">
                <text:p>0.341234</text:p>
              </table:table-cell>
              <table:table-cell office:value-type="float" office:value="0.4901441">
                <text:p>0.49014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21634">
                <text:p>0.1921634</text:p>
              </table:table-cell>
              <table:table-cell office:value-type="float" office:value="0.344192">
                <text:p>0.344192</text:p>
              </table:table-cell>
              <table:table-cell office:value-type="float" office:value="0.526955">
                <text:p>0.526955</text:p>
              </table:table-cell>
              <table:table-cell office:value-type="float" office:value="0.148839">
                <text:p>0.148839</text:p>
              </table:table-cell>
              <table:table-cell office:value-type="float" office:value="0.342248">
                <text:p>0.342248</text:p>
              </table:table-cell>
              <table:table-cell office:value-type="float" office:value="0.491087">
                <text:p>0.491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29748">
                <text:p>0.1929748</text:p>
              </table:table-cell>
              <table:table-cell office:value-type="float" office:value="0.343561">
                <text:p>0.343561</text:p>
              </table:table-cell>
              <table:table-cell office:value-type="float" office:value="0.539473">
                <text:p>0.539473</text:p>
              </table:table-cell>
              <table:table-cell office:value-type="float" office:value="0.1490907">
                <text:p>0.1490907</text:p>
              </table:table-cell>
              <table:table-cell office:value-type="float" office:value="0.341214">
                <text:p>0.341214</text:p>
              </table:table-cell>
              <table:table-cell office:value-type="float" office:value="0.4903047">
                <text:p>0.4903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44055">
                <text:p>0.1944055</text:p>
              </table:table-cell>
              <table:table-cell office:value-type="float" office:value="0.346254">
                <text:p>0.346254</text:p>
              </table:table-cell>
              <table:table-cell office:value-type="float" office:value="0.546943">
                <text:p>0.546943</text:p>
              </table:table-cell>
              <table:table-cell office:value-type="float" office:value="0.1495702">
                <text:p>0.1495702</text:p>
              </table:table-cell>
              <table:table-cell office:value-type="float" office:value="0.343293">
                <text:p>0.343293</text:p>
              </table:table-cell>
              <table:table-cell office:value-type="float" office:value="0.4928632">
                <text:p>0.49286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48862">
                <text:p>0.1948862</text:p>
              </table:table-cell>
              <table:table-cell office:value-type="float" office:value="0.345376">
                <text:p>0.345376</text:p>
              </table:table-cell>
              <table:table-cell office:value-type="float" office:value="0.560372">
                <text:p>0.560372</text:p>
              </table:table-cell>
              <table:table-cell office:value-type="float" office:value="0.1497266">
                <text:p>0.1497266</text:p>
              </table:table-cell>
              <table:table-cell office:value-type="float" office:value="0.342234">
                <text:p>0.342234</text:p>
              </table:table-cell>
              <table:table-cell office:value-type="float" office:value="0.4919606">
                <text:p>0.4919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56669">
                <text:p>0.1956669</text:p>
              </table:table-cell>
              <table:table-cell office:value-type="float" office:value="0.347494">
                <text:p>0.347494</text:p>
              </table:table-cell>
              <table:table-cell office:value-type="float" office:value="0.563983">
                <text:p>0.563983</text:p>
              </table:table-cell>
              <table:table-cell office:value-type="float" office:value="0.1498668">
                <text:p>0.1498668</text:p>
              </table:table-cell>
              <table:table-cell office:value-type="float" office:value="0.344105">
                <text:p>0.344105</text:p>
              </table:table-cell>
              <table:table-cell office:value-type="float" office:value="0.4939718">
                <text:p>0.4939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51606">
                <text:p>0.1951606</text:p>
              </table:table-cell>
              <table:table-cell office:value-type="float" office:value="0.346175">
                <text:p>0.346175</text:p>
              </table:table-cell>
              <table:table-cell office:value-type="float" office:value="0.572425">
                <text:p>0.572425</text:p>
              </table:table-cell>
              <table:table-cell office:value-type="float" office:value="0.1495778">
                <text:p>0.1495778</text:p>
              </table:table-cell>
              <table:table-cell office:value-type="float" office:value="0.34278">
                <text:p>0.34278</text:p>
              </table:table-cell>
              <table:table-cell office:value-type="float" office:value="0.4923578">
                <text:p>0.4923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46383">
                <text:p>0.1946383</text:p>
              </table:table-cell>
              <table:table-cell office:value-type="float" office:value="0.346489">
                <text:p>0.346489</text:p>
              </table:table-cell>
              <table:table-cell office:value-type="float" office:value="0.575851">
                <text:p>0.575851</text:p>
              </table:table-cell>
              <table:table-cell office:value-type="float" office:value="0.1491656">
                <text:p>0.1491656</text:p>
              </table:table-cell>
              <table:table-cell office:value-type="float" office:value="0.343275">
                <text:p>0.343275</text:p>
              </table:table-cell>
              <table:table-cell office:value-type="float" office:value="0.4924406">
                <text:p>0.4924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40245">
                <text:p>0.1940245</text:p>
              </table:table-cell>
              <table:table-cell office:value-type="float" office:value="0.345344">
                <text:p>0.345344</text:p>
              </table:table-cell>
              <table:table-cell office:value-type="float" office:value="0.584027">
                <text:p>0.584027</text:p>
              </table:table-cell>
              <table:table-cell office:value-type="float" office:value="0.1491118">
                <text:p>0.1491118</text:p>
              </table:table-cell>
              <table:table-cell office:value-type="float" office:value="0.342605">
                <text:p>0.342605</text:p>
              </table:table-cell>
              <table:table-cell office:value-type="float" office:value="0.4917168">
                <text:p>0.4917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3424">
                <text:p>0.193424</text:p>
              </table:table-cell>
              <table:table-cell office:value-type="float" office:value="0.345243">
                <text:p>0.345243</text:p>
              </table:table-cell>
              <table:table-cell office:value-type="float" office:value="0.587044">
                <text:p>0.587044</text:p>
              </table:table-cell>
              <table:table-cell office:value-type="float" office:value="0.1489212">
                <text:p>0.1489212</text:p>
              </table:table-cell>
              <table:table-cell office:value-type="float" office:value="0.343241">
                <text:p>0.343241</text:p>
              </table:table-cell>
              <table:table-cell office:value-type="float" office:value="0.4921622">
                <text:p>0.49216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27048">
                <text:p>0.1927048</text:p>
              </table:table-cell>
              <table:table-cell office:value-type="float" office:value="0.343909">
                <text:p>0.343909</text:p>
              </table:table-cell>
              <table:table-cell office:value-type="float" office:value="0.594641">
                <text:p>0.594641</text:p>
              </table:table-cell>
              <table:table-cell office:value-type="float" office:value="0.1485513">
                <text:p>0.1485513</text:p>
              </table:table-cell>
              <table:table-cell office:value-type="float" office:value="0.342221">
                <text:p>0.342221</text:p>
              </table:table-cell>
              <table:table-cell office:value-type="float" office:value="0.4907723">
                <text:p>0.4907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21651">
                <text:p>0.1921651</text:p>
              </table:table-cell>
              <table:table-cell office:value-type="float" office:value="0.343757">
                <text:p>0.343757</text:p>
              </table:table-cell>
              <table:table-cell office:value-type="float" office:value="0.599831">
                <text:p>0.599831</text:p>
              </table:table-cell>
              <table:table-cell office:value-type="float" office:value="0.148415">
                <text:p>0.148415</text:p>
              </table:table-cell>
              <table:table-cell office:value-type="float" office:value="0.342601">
                <text:p>0.342601</text:p>
              </table:table-cell>
              <table:table-cell office:value-type="float" office:value="0.491016">
                <text:p>0.491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19508">
                <text:p>0.1919508</text:p>
              </table:table-cell>
              <table:table-cell office:value-type="float" office:value="0.342585">
                <text:p>0.342585</text:p>
              </table:table-cell>
              <table:table-cell office:value-type="float" office:value="0.61019">
                <text:p>0.61019</text:p>
              </table:table-cell>
              <table:table-cell office:value-type="float" office:value="0.148445">
                <text:p>0.148445</text:p>
              </table:table-cell>
              <table:table-cell office:value-type="float" office:value="0.341736">
                <text:p>0.341736</text:p>
              </table:table-cell>
              <table:table-cell office:value-type="float" office:value="0.490181">
                <text:p>0.490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20061">
                <text:p>0.1920061</text:p>
              </table:table-cell>
              <table:table-cell office:value-type="float" office:value="0.343589">
                <text:p>0.343589</text:p>
              </table:table-cell>
              <table:table-cell office:value-type="float" office:value="0.61845">
                <text:p>0.61845</text:p>
              </table:table-cell>
              <table:table-cell office:value-type="float" office:value="0.1484638">
                <text:p>0.1484638</text:p>
              </table:table-cell>
              <table:table-cell office:value-type="float" office:value="0.343051">
                <text:p>0.343051</text:p>
              </table:table-cell>
              <table:table-cell office:value-type="float" office:value="0.4915148">
                <text:p>0.4915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15419">
                <text:p>0.1915419</text:p>
              </table:table-cell>
              <table:table-cell office:value-type="float" office:value="0.342334">
                <text:p>0.342334</text:p>
              </table:table-cell>
              <table:table-cell office:value-type="float" office:value="0.632586">
                <text:p>0.632586</text:p>
              </table:table-cell>
              <table:table-cell office:value-type="float" office:value="0.1482113">
                <text:p>0.1482113</text:p>
              </table:table-cell>
              <table:table-cell office:value-type="float" office:value="0.34211">
                <text:p>0.34211</text:p>
              </table:table-cell>
              <table:table-cell office:value-type="float" office:value="0.4903213">
                <text:p>0.4903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13507">
                <text:p>0.1913507</text:p>
              </table:table-cell>
              <table:table-cell office:value-type="float" office:value="0.3428">
                <text:p>0.3428</text:p>
              </table:table-cell>
              <table:table-cell office:value-type="float" office:value="0.642569">
                <text:p>0.642569</text:p>
              </table:table-cell>
              <table:table-cell office:value-type="float" office:value="0.1481376">
                <text:p>0.1481376</text:p>
              </table:table-cell>
              <table:table-cell office:value-type="float" office:value="0.342926">
                <text:p>0.342926</text:p>
              </table:table-cell>
              <table:table-cell office:value-type="float" office:value="0.4910636">
                <text:p>0.49106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14258">
                <text:p>0.1914258</text:p>
              </table:table-cell>
              <table:table-cell office:value-type="float" office:value="0.341772">
                <text:p>0.341772</text:p>
              </table:table-cell>
              <table:table-cell office:value-type="float" office:value="0.658608">
                <text:p>0.658608</text:p>
              </table:table-cell>
              <table:table-cell office:value-type="float" office:value="0.1483428">
                <text:p>0.1483428</text:p>
              </table:table-cell>
              <table:table-cell office:value-type="float" office:value="0.342159">
                <text:p>0.342159</text:p>
              </table:table-cell>
              <table:table-cell office:value-type="float" office:value="0.4905018">
                <text:p>0.4905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15247">
                <text:p>0.1915247</text:p>
              </table:table-cell>
              <table:table-cell office:value-type="float" office:value="0.343076">
                <text:p>0.343076</text:p>
              </table:table-cell>
              <table:table-cell office:value-type="float" office:value="0.663142">
                <text:p>0.663142</text:p>
              </table:table-cell>
              <table:table-cell office:value-type="float" office:value="0.1484446">
                <text:p>0.1484446</text:p>
              </table:table-cell>
              <table:table-cell office:value-type="float" office:value="0.343622">
                <text:p>0.343622</text:p>
              </table:table-cell>
              <table:table-cell office:value-type="float" office:value="0.4920666">
                <text:p>0.49206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15297">
                <text:p>0.1915297</text:p>
              </table:table-cell>
              <table:table-cell office:value-type="float" office:value="0.342376">
                <text:p>0.342376</text:p>
              </table:table-cell>
              <table:table-cell office:value-type="float" office:value="0.672496">
                <text:p>0.672496</text:p>
              </table:table-cell>
              <table:table-cell office:value-type="float" office:value="0.148699">
                <text:p>0.148699</text:p>
              </table:table-cell>
              <table:table-cell office:value-type="float" office:value="0.343566">
                <text:p>0.343566</text:p>
              </table:table-cell>
              <table:table-cell office:value-type="float" office:value="0.492265">
                <text:p>0.492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14746">
                <text:p>0.1914746</text:p>
              </table:table-cell>
              <table:table-cell office:value-type="float" office:value="0.344034">
                <text:p>0.344034</text:p>
              </table:table-cell>
              <table:table-cell office:value-type="float" office:value="0.672687">
                <text:p>0.672687</text:p>
              </table:table-cell>
              <table:table-cell office:value-type="float" office:value="0.1487938">
                <text:p>0.1487938</text:p>
              </table:table-cell>
              <table:table-cell office:value-type="float" office:value="0.345713">
                <text:p>0.345713</text:p>
              </table:table-cell>
              <table:table-cell office:value-type="float" office:value="0.4945068">
                <text:p>0.4945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9352">
                <text:p>0.1909352</text:p>
              </table:table-cell>
              <table:table-cell office:value-type="float" office:value="0.342913">
                <text:p>0.342913</text:p>
              </table:table-cell>
              <table:table-cell office:value-type="float" office:value="0.676164">
                <text:p>0.676164</text:p>
              </table:table-cell>
              <table:table-cell office:value-type="float" office:value="0.1485892">
                <text:p>0.1485892</text:p>
              </table:table-cell>
              <table:table-cell office:value-type="float" office:value="0.345146">
                <text:p>0.345146</text:p>
              </table:table-cell>
              <table:table-cell office:value-type="float" office:value="0.4937352">
                <text:p>0.4937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08005">
                <text:p>0.1908005</text:p>
              </table:table-cell>
              <table:table-cell office:value-type="float" office:value="0.343335">
                <text:p>0.343335</text:p>
              </table:table-cell>
              <table:table-cell office:value-type="float" office:value="0.679677">
                <text:p>0.679677</text:p>
              </table:table-cell>
              <table:table-cell office:value-type="float" office:value="0.1488694">
                <text:p>0.1488694</text:p>
              </table:table-cell>
              <table:table-cell office:value-type="float" office:value="0.346113">
                <text:p>0.346113</text:p>
              </table:table-cell>
              <table:table-cell office:value-type="float" office:value="0.4949824">
                <text:p>0.4949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0419">
                <text:p>0.190419</text:p>
              </table:table-cell>
              <table:table-cell office:value-type="float" office:value="0.342123">
                <text:p>0.342123</text:p>
              </table:table-cell>
              <table:table-cell office:value-type="float" office:value="0.687525">
                <text:p>0.687525</text:p>
              </table:table-cell>
              <table:table-cell office:value-type="float" office:value="0.1489495">
                <text:p>0.1489495</text:p>
              </table:table-cell>
              <table:table-cell office:value-type="float" office:value="0.345185">
                <text:p>0.345185</text:p>
              </table:table-cell>
              <table:table-cell office:value-type="float" office:value="0.4941345">
                <text:p>0.4941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00503">
                <text:p>0.1900503</text:p>
              </table:table-cell>
              <table:table-cell office:value-type="float" office:value="0.342235">
                <text:p>0.342235</text:p>
              </table:table-cell>
              <table:table-cell office:value-type="float" office:value="0.691938">
                <text:p>0.691938</text:p>
              </table:table-cell>
              <table:table-cell office:value-type="float" office:value="0.1489194">
                <text:p>0.1489194</text:p>
              </table:table-cell>
              <table:table-cell office:value-type="float" office:value="0.3456">
                <text:p>0.3456</text:p>
              </table:table-cell>
              <table:table-cell office:value-type="float" office:value="0.4945194">
                <text:p>0.4945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9446">
                <text:p>0.189446</text:p>
              </table:table-cell>
              <table:table-cell office:value-type="float" office:value="0.341172">
                <text:p>0.341172</text:p>
              </table:table-cell>
              <table:table-cell office:value-type="float" office:value="0.700853">
                <text:p>0.700853</text:p>
              </table:table-cell>
              <table:table-cell office:value-type="float" office:value="0.1486807">
                <text:p>0.1486807</text:p>
              </table:table-cell>
              <table:table-cell office:value-type="float" office:value="0.344468">
                <text:p>0.344468</text:p>
              </table:table-cell>
              <table:table-cell office:value-type="float" office:value="0.4931487">
                <text:p>0.493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88658">
                <text:p>0.1888658</text:p>
              </table:table-cell>
              <table:table-cell office:value-type="float" office:value="0.340889">
                <text:p>0.340889</text:p>
              </table:table-cell>
              <table:table-cell office:value-type="float" office:value="0.699444">
                <text:p>0.699444</text:p>
              </table:table-cell>
              <table:table-cell office:value-type="float" office:value="0.1483256">
                <text:p>0.1483256</text:p>
              </table:table-cell>
              <table:table-cell office:value-type="float" office:value="0.344184">
                <text:p>0.344184</text:p>
              </table:table-cell>
              <table:table-cell office:value-type="float" office:value="0.4925096">
                <text:p>0.4925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8263">
                <text:p>0.188263</text:p>
              </table:table-cell>
              <table:table-cell office:value-type="float" office:value="0.340405">
                <text:p>0.340405</text:p>
              </table:table-cell>
              <table:table-cell office:value-type="float" office:value="0.700212">
                <text:p>0.700212</text:p>
              </table:table-cell>
              <table:table-cell office:value-type="float" office:value="0.147818">
                <text:p>0.147818</text:p>
              </table:table-cell>
              <table:table-cell office:value-type="float" office:value="0.343047">
                <text:p>0.343047</text:p>
              </table:table-cell>
              <table:table-cell office:value-type="float" office:value="0.490865">
                <text:p>0.490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76307">
                <text:p>0.1876307</text:p>
              </table:table-cell>
              <table:table-cell office:value-type="float" office:value="0.341028">
                <text:p>0.341028</text:p>
              </table:table-cell>
              <table:table-cell office:value-type="float" office:value="0.698839">
                <text:p>0.698839</text:p>
              </table:table-cell>
              <table:table-cell office:value-type="float" office:value="0.1473416">
                <text:p>0.1473416</text:p>
              </table:table-cell>
              <table:table-cell office:value-type="float" office:value="0.343007">
                <text:p>0.343007</text:p>
              </table:table-cell>
              <table:table-cell office:value-type="float" office:value="0.4903486">
                <text:p>0.4903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70827">
                <text:p>0.1870827</text:p>
              </table:table-cell>
              <table:table-cell office:value-type="float" office:value="0.34094">
                <text:p>0.34094</text:p>
              </table:table-cell>
              <table:table-cell office:value-type="float" office:value="0.699576">
                <text:p>0.699576</text:p>
              </table:table-cell>
              <table:table-cell office:value-type="float" office:value="0.1468488">
                <text:p>0.1468488</text:p>
              </table:table-cell>
              <table:table-cell office:value-type="float" office:value="0.342071">
                <text:p>0.342071</text:p>
              </table:table-cell>
              <table:table-cell office:value-type="float" office:value="0.4889198">
                <text:p>0.4889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65526">
                <text:p>0.1865526</text:p>
              </table:table-cell>
              <table:table-cell office:value-type="float" office:value="0.341986">
                <text:p>0.341986</text:p>
              </table:table-cell>
              <table:table-cell office:value-type="float" office:value="0.697294">
                <text:p>0.697294</text:p>
              </table:table-cell>
              <table:table-cell office:value-type="float" office:value="0.1464004">
                <text:p>0.1464004</text:p>
              </table:table-cell>
              <table:table-cell office:value-type="float" office:value="0.34223">
                <text:p>0.34223</text:p>
              </table:table-cell>
              <table:table-cell office:value-type="float" office:value="0.4886304">
                <text:p>0.4886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60441">
                <text:p>0.1860441</text:p>
              </table:table-cell>
              <table:table-cell office:value-type="float" office:value="0.341257">
                <text:p>0.341257</text:p>
              </table:table-cell>
              <table:table-cell office:value-type="float" office:value="0.695947">
                <text:p>0.695947</text:p>
              </table:table-cell>
              <table:table-cell office:value-type="float" office:value="0.1460142">
                <text:p>0.1460142</text:p>
              </table:table-cell>
              <table:table-cell office:value-type="float" office:value="0.341153">
                <text:p>0.341153</text:p>
              </table:table-cell>
              <table:table-cell office:value-type="float" office:value="0.4871672">
                <text:p>0.48716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55684">
                <text:p>0.1855684</text:p>
              </table:table-cell>
              <table:table-cell office:value-type="float" office:value="0.34143">
                <text:p>0.34143</text:p>
              </table:table-cell>
              <table:table-cell office:value-type="float" office:value="0.693651">
                <text:p>0.693651</text:p>
              </table:table-cell>
              <table:table-cell office:value-type="float" office:value="0.1456926">
                <text:p>0.1456926</text:p>
              </table:table-cell>
              <table:table-cell office:value-type="float" office:value="0.340925">
                <text:p>0.340925</text:p>
              </table:table-cell>
              <table:table-cell office:value-type="float" office:value="0.4866176">
                <text:p>0.4866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5361">
                <text:p>0.185361</text:p>
              </table:table-cell>
              <table:table-cell office:value-type="float" office:value="0.340524">
                <text:p>0.340524</text:p>
              </table:table-cell>
              <table:table-cell office:value-type="float" office:value="0.691943">
                <text:p>0.691943</text:p>
              </table:table-cell>
              <table:table-cell office:value-type="float" office:value="0.1457797">
                <text:p>0.1457797</text:p>
              </table:table-cell>
              <table:table-cell office:value-type="float" office:value="0.339946">
                <text:p>0.339946</text:p>
              </table:table-cell>
              <table:table-cell office:value-type="float" office:value="0.4857257">
                <text:p>0.4857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52079">
                <text:p>0.1852079</text:p>
              </table:table-cell>
              <table:table-cell office:value-type="float" office:value="0.339856">
                <text:p>0.339856</text:p>
              </table:table-cell>
              <table:table-cell office:value-type="float" office:value="0.689894">
                <text:p>0.689894</text:p>
              </table:table-cell>
              <table:table-cell office:value-type="float" office:value="0.1460999">
                <text:p>0.1460999</text:p>
              </table:table-cell>
              <table:table-cell office:value-type="float" office:value="0.339218">
                <text:p>0.339218</text:p>
              </table:table-cell>
              <table:table-cell office:value-type="float" office:value="0.4853179">
                <text:p>0.485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0412">
                <text:p>0.1850412</text:p>
              </table:table-cell>
              <table:table-cell office:value-type="float" office:value="0.338932">
                <text:p>0.338932</text:p>
              </table:table-cell>
              <table:table-cell office:value-type="float" office:value="0.688993">
                <text:p>0.688993</text:p>
              </table:table-cell>
              <table:table-cell office:value-type="float" office:value="0.1464725">
                <text:p>0.1464725</text:p>
              </table:table-cell>
              <table:table-cell office:value-type="float" office:value="0.338328">
                <text:p>0.338328</text:p>
              </table:table-cell>
              <table:table-cell office:value-type="float" office:value="0.4848005">
                <text:p>0.4848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49184">
                <text:p>0.1849184</text:p>
              </table:table-cell>
              <table:table-cell office:value-type="float" office:value="0.338158">
                <text:p>0.338158</text:p>
              </table:table-cell>
              <table:table-cell office:value-type="float" office:value="0.686901">
                <text:p>0.686901</text:p>
              </table:table-cell>
              <table:table-cell office:value-type="float" office:value="0.1467626">
                <text:p>0.1467626</text:p>
              </table:table-cell>
              <table:table-cell office:value-type="float" office:value="0.337587">
                <text:p>0.337587</text:p>
              </table:table-cell>
              <table:table-cell office:value-type="float" office:value="0.4843496">
                <text:p>0.4843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43908">
                <text:p>0.1843908</text:p>
              </table:table-cell>
              <table:table-cell office:value-type="float" office:value="0.33718">
                <text:p>0.33718</text:p>
              </table:table-cell>
              <table:table-cell office:value-type="float" office:value="0.685878">
                <text:p>0.685878</text:p>
              </table:table-cell>
              <table:table-cell office:value-type="float" office:value="0.1464974">
                <text:p>0.1464974</text:p>
              </table:table-cell>
              <table:table-cell office:value-type="float" office:value="0.33651">
                <text:p>0.33651</text:p>
              </table:table-cell>
              <table:table-cell office:value-type="float" office:value="0.4830074">
                <text:p>0.4830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39981">
                <text:p>0.1839981</text:p>
              </table:table-cell>
              <table:table-cell office:value-type="float" office:value="0.337086">
                <text:p>0.337086</text:p>
              </table:table-cell>
              <table:table-cell office:value-type="float" office:value="0.684257">
                <text:p>0.684257</text:p>
              </table:table-cell>
              <table:table-cell office:value-type="float" office:value="0.146363">
                <text:p>0.146363</text:p>
              </table:table-cell>
              <table:table-cell office:value-type="float" office:value="0.33622">
                <text:p>0.33622</text:p>
              </table:table-cell>
              <table:table-cell office:value-type="float" office:value="0.482583">
                <text:p>0.482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36391">
                <text:p>0.1836391</text:p>
              </table:table-cell>
              <table:table-cell office:value-type="float" office:value="0.33621">
                <text:p>0.33621</text:p>
              </table:table-cell>
              <table:table-cell office:value-type="float" office:value="0.682085">
                <text:p>0.682085</text:p>
              </table:table-cell>
              <table:table-cell office:value-type="float" office:value="0.1462536">
                <text:p>0.1462536</text:p>
              </table:table-cell>
              <table:table-cell office:value-type="float" office:value="0.33518">
                <text:p>0.33518</text:p>
              </table:table-cell>
              <table:table-cell office:value-type="float" office:value="0.4814336">
                <text:p>0.4814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3301">
                <text:p>0.183301</text:p>
              </table:table-cell>
              <table:table-cell office:value-type="float" office:value="0.336112">
                <text:p>0.336112</text:p>
              </table:table-cell>
              <table:table-cell office:value-type="float" office:value="0.680138">
                <text:p>0.680138</text:p>
              </table:table-cell>
              <table:table-cell office:value-type="float" office:value="0.1461244">
                <text:p>0.1461244</text:p>
              </table:table-cell>
              <table:table-cell office:value-type="float" office:value="0.334836">
                <text:p>0.334836</text:p>
              </table:table-cell>
              <table:table-cell office:value-type="float" office:value="0.4809604">
                <text:p>0.4809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29072">
                <text:p>0.1829072</text:p>
              </table:table-cell>
              <table:table-cell office:value-type="float" office:value="0.335098">
                <text:p>0.335098</text:p>
              </table:table-cell>
              <table:table-cell office:value-type="float" office:value="0.678113">
                <text:p>0.678113</text:p>
              </table:table-cell>
              <table:table-cell office:value-type="float" office:value="0.1460759">
                <text:p>0.1460759</text:p>
              </table:table-cell>
              <table:table-cell office:value-type="float" office:value="0.333981">
                <text:p>0.333981</text:p>
              </table:table-cell>
              <table:table-cell office:value-type="float" office:value="0.4800569">
                <text:p>0.48005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26795">
                <text:p>0.1826795</text:p>
              </table:table-cell>
              <table:table-cell office:value-type="float" office:value="0.334713">
                <text:p>0.334713</text:p>
              </table:table-cell>
              <table:table-cell office:value-type="float" office:value="0.676163">
                <text:p>0.676163</text:p>
              </table:table-cell>
              <table:table-cell office:value-type="float" office:value="0.1461954">
                <text:p>0.1461954</text:p>
              </table:table-cell>
              <table:table-cell office:value-type="float" office:value="0.333678">
                <text:p>0.333678</text:p>
              </table:table-cell>
              <table:table-cell office:value-type="float" office:value="0.4798734">
                <text:p>0.4798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23036">
                <text:p>0.1823036</text:p>
              </table:table-cell>
              <table:table-cell office:value-type="float" office:value="0.333681">
                <text:p>0.333681</text:p>
              </table:table-cell>
              <table:table-cell office:value-type="float" office:value="0.674262">
                <text:p>0.674262</text:p>
              </table:table-cell>
              <table:table-cell office:value-type="float" office:value="0.1461966">
                <text:p>0.1461966</text:p>
              </table:table-cell>
              <table:table-cell office:value-type="float" office:value="0.332809">
                <text:p>0.332809</text:p>
              </table:table-cell>
              <table:table-cell office:value-type="float" office:value="0.4790056">
                <text:p>0.4790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2487">
                <text:p>0.1822487</text:p>
              </table:table-cell>
              <table:table-cell office:value-type="float" office:value="0.333686">
                <text:p>0.333686</text:p>
              </table:table-cell>
              <table:table-cell office:value-type="float" office:value="0.67272">
                <text:p>0.67272</text:p>
              </table:table-cell>
              <table:table-cell office:value-type="float" office:value="0.1465707">
                <text:p>0.1465707</text:p>
              </table:table-cell>
              <table:table-cell office:value-type="float" office:value="0.332864">
                <text:p>0.332864</text:p>
              </table:table-cell>
              <table:table-cell office:value-type="float" office:value="0.4794347">
                <text:p>0.4794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22982">
                <text:p>0.1822982</text:p>
              </table:table-cell>
              <table:table-cell office:value-type="float" office:value="0.332824">
                <text:p>0.332824</text:p>
              </table:table-cell>
              <table:table-cell office:value-type="float" office:value="0.670736">
                <text:p>0.670736</text:p>
              </table:table-cell>
              <table:table-cell office:value-type="float" office:value="0.147188">
                <text:p>0.147188</text:p>
              </table:table-cell>
              <table:table-cell office:value-type="float" office:value="0.33231">
                <text:p>0.33231</text:p>
              </table:table-cell>
              <table:table-cell office:value-type="float" office:value="0.479498">
                <text:p>0.479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22856">
                <text:p>0.1822856</text:p>
              </table:table-cell>
              <table:table-cell office:value-type="float" office:value="0.333293">
                <text:p>0.333293</text:p>
              </table:table-cell>
              <table:table-cell office:value-type="float" office:value="0.67158">
                <text:p>0.67158</text:p>
              </table:table-cell>
              <table:table-cell office:value-type="float" office:value="0.1476977">
                <text:p>0.1476977</text:p>
              </table:table-cell>
              <table:table-cell office:value-type="float" office:value="0.332954">
                <text:p>0.332954</text:p>
              </table:table-cell>
              <table:table-cell office:value-type="float" office:value="0.4806517">
                <text:p>0.48065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2153">
                <text:p>0.182153</text:p>
              </table:table-cell>
              <table:table-cell office:value-type="float" office:value="0.332319">
                <text:p>0.332319</text:p>
              </table:table-cell>
              <table:table-cell office:value-type="float" office:value="0.670371">
                <text:p>0.670371</text:p>
              </table:table-cell>
              <table:table-cell office:value-type="float" office:value="0.147871">
                <text:p>0.147871</text:p>
              </table:table-cell>
              <table:table-cell office:value-type="float" office:value="0.332034">
                <text:p>0.332034</text:p>
              </table:table-cell>
              <table:table-cell office:value-type="float" office:value="0.479905">
                <text:p>0.4799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21243">
                <text:p>0.1821243</text:p>
              </table:table-cell>
              <table:table-cell office:value-type="float" office:value="0.332197">
                <text:p>0.332197</text:p>
              </table:table-cell>
              <table:table-cell office:value-type="float" office:value="0.670907">
                <text:p>0.670907</text:p>
              </table:table-cell>
              <table:table-cell office:value-type="float" office:value="0.1479646">
                <text:p>0.1479646</text:p>
              </table:table-cell>
              <table:table-cell office:value-type="float" office:value="0.331913">
                <text:p>0.331913</text:p>
              </table:table-cell>
              <table:table-cell office:value-type="float" office:value="0.4798776">
                <text:p>0.47987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17192">
                <text:p>0.1817192</text:p>
              </table:table-cell>
              <table:table-cell office:value-type="float" office:value="0.331299">
                <text:p>0.331299</text:p>
              </table:table-cell>
              <table:table-cell office:value-type="float" office:value="0.669587">
                <text:p>0.669587</text:p>
              </table:table-cell>
              <table:table-cell office:value-type="float" office:value="0.148034">
                <text:p>0.148034</text:p>
              </table:table-cell>
              <table:table-cell office:value-type="float" office:value="0.331072">
                <text:p>0.331072</text:p>
              </table:table-cell>
              <table:table-cell office:value-type="float" office:value="0.479106">
                <text:p>0.479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12565">
                <text:p>0.1812565</text:p>
              </table:table-cell>
              <table:table-cell office:value-type="float" office:value="0.33188">
                <text:p>0.33188</text:p>
              </table:table-cell>
              <table:table-cell office:value-type="float" office:value="0.670212">
                <text:p>0.670212</text:p>
              </table:table-cell>
              <table:table-cell office:value-type="float" office:value="0.1480017">
                <text:p>0.1480017</text:p>
              </table:table-cell>
              <table:table-cell office:value-type="float" office:value="0.33156">
                <text:p>0.33156</text:p>
              </table:table-cell>
              <table:table-cell office:value-type="float" office:value="0.4795617">
                <text:p>0.4795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08758">
                <text:p>0.1808758</text:p>
              </table:table-cell>
              <table:table-cell office:value-type="float" office:value="0.331179">
                <text:p>0.331179</text:p>
              </table:table-cell>
              <table:table-cell office:value-type="float" office:value="0.669026">
                <text:p>0.669026</text:p>
              </table:table-cell>
              <table:table-cell office:value-type="float" office:value="0.1484091">
                <text:p>0.1484091</text:p>
              </table:table-cell>
              <table:table-cell office:value-type="float" office:value="0.33096">
                <text:p>0.33096</text:p>
              </table:table-cell>
              <table:table-cell office:value-type="float" office:value="0.4793691">
                <text:p>0.4793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05358">
                <text:p>0.1805358</text:p>
              </table:table-cell>
              <table:table-cell office:value-type="float" office:value="0.332433">
                <text:p>0.332433</text:p>
              </table:table-cell>
              <table:table-cell office:value-type="float" office:value="0.667999">
                <text:p>0.667999</text:p>
              </table:table-cell>
              <table:table-cell office:value-type="float" office:value="0.1491251">
                <text:p>0.1491251</text:p>
              </table:table-cell>
              <table:table-cell office:value-type="float" office:value="0.332112">
                <text:p>0.332112</text:p>
              </table:table-cell>
              <table:table-cell office:value-type="float" office:value="0.4812371">
                <text:p>0.48123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00227">
                <text:p>0.1800227</text:p>
              </table:table-cell>
              <table:table-cell office:value-type="float" office:value="0.331493">
                <text:p>0.331493</text:p>
              </table:table-cell>
              <table:table-cell office:value-type="float" office:value="0.666157">
                <text:p>0.666157</text:p>
              </table:table-cell>
              <table:table-cell office:value-type="float" office:value="0.1489811">
                <text:p>0.1489811</text:p>
              </table:table-cell>
              <table:table-cell office:value-type="float" office:value="0.331252">
                <text:p>0.331252</text:p>
              </table:table-cell>
              <table:table-cell office:value-type="float" office:value="0.4802331">
                <text:p>0.48023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95293">
                <text:p>0.1795293</text:p>
              </table:table-cell>
              <table:table-cell office:value-type="float" office:value="0.331648">
                <text:p>0.331648</text:p>
              </table:table-cell>
              <table:table-cell office:value-type="float" office:value="0.664377">
                <text:p>0.664377</text:p>
              </table:table-cell>
              <table:table-cell office:value-type="float" office:value="0.1491611">
                <text:p>0.1491611</text:p>
              </table:table-cell>
              <table:table-cell office:value-type="float" office:value="0.331409">
                <text:p>0.331409</text:p>
              </table:table-cell>
              <table:table-cell office:value-type="float" office:value="0.4805701">
                <text:p>0.48057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91746">
                <text:p>0.1791746</text:p>
              </table:table-cell>
              <table:table-cell office:value-type="float" office:value="0.330864">
                <text:p>0.330864</text:p>
              </table:table-cell>
              <table:table-cell office:value-type="float" office:value="0.663472">
                <text:p>0.663472</text:p>
              </table:table-cell>
              <table:table-cell office:value-type="float" office:value="0.1491685">
                <text:p>0.1491685</text:p>
              </table:table-cell>
              <table:table-cell office:value-type="float" office:value="0.330927">
                <text:p>0.330927</text:p>
              </table:table-cell>
              <table:table-cell office:value-type="float" office:value="0.4800955">
                <text:p>0.4800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89191">
                <text:p>0.1789191</text:p>
              </table:table-cell>
              <table:table-cell office:value-type="float" office:value="0.330246">
                <text:p>0.330246</text:p>
              </table:table-cell>
              <table:table-cell office:value-type="float" office:value="0.661761">
                <text:p>0.661761</text:p>
              </table:table-cell>
              <table:table-cell office:value-type="float" office:value="0.1492652">
                <text:p>0.1492652</text:p>
              </table:table-cell>
              <table:table-cell office:value-type="float" office:value="0.330636">
                <text:p>0.330636</text:p>
              </table:table-cell>
              <table:table-cell office:value-type="float" office:value="0.4799012">
                <text:p>0.4799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86599">
                <text:p>0.1786599</text:p>
              </table:table-cell>
              <table:table-cell office:value-type="float" office:value="0.329525">
                <text:p>0.329525</text:p>
              </table:table-cell>
              <table:table-cell office:value-type="float" office:value="0.660938">
                <text:p>0.660938</text:p>
              </table:table-cell>
              <table:table-cell office:value-type="float" office:value="0.1493617">
                <text:p>0.1493617</text:p>
              </table:table-cell>
              <table:table-cell office:value-type="float" office:value="0.330272">
                <text:p>0.330272</text:p>
              </table:table-cell>
              <table:table-cell office:value-type="float" office:value="0.4796337">
                <text:p>0.4796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84336">
                <text:p>0.1784336</text:p>
              </table:table-cell>
              <table:table-cell office:value-type="float" office:value="0.32889">
                <text:p>0.32889</text:p>
              </table:table-cell>
              <table:table-cell office:value-type="float" office:value="0.659646">
                <text:p>0.659646</text:p>
              </table:table-cell>
              <table:table-cell office:value-type="float" office:value="0.1495224">
                <text:p>0.1495224</text:p>
              </table:table-cell>
              <table:table-cell office:value-type="float" office:value="0.329975">
                <text:p>0.329975</text:p>
              </table:table-cell>
              <table:table-cell office:value-type="float" office:value="0.4794974">
                <text:p>0.4794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88314">
                <text:p>0.1788314</text:p>
              </table:table-cell>
              <table:table-cell office:value-type="float" office:value="0.328563">
                <text:p>0.328563</text:p>
              </table:table-cell>
              <table:table-cell office:value-type="float" office:value="0.659722">
                <text:p>0.659722</text:p>
              </table:table-cell>
              <table:table-cell office:value-type="float" office:value="0.1496986">
                <text:p>0.1496986</text:p>
              </table:table-cell>
              <table:table-cell office:value-type="float" office:value="0.329695">
                <text:p>0.329695</text:p>
              </table:table-cell>
              <table:table-cell office:value-type="float" office:value="0.4793936">
                <text:p>0.4793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9615">
                <text:p>0.179615</text:p>
              </table:table-cell>
              <table:table-cell office:value-type="float" office:value="0.327741">
                <text:p>0.327741</text:p>
              </table:table-cell>
              <table:table-cell office:value-type="float" office:value="0.658126">
                <text:p>0.658126</text:p>
              </table:table-cell>
              <table:table-cell office:value-type="float" office:value="0.149943">
                <text:p>0.149943</text:p>
              </table:table-cell>
              <table:table-cell office:value-type="float" office:value="0.328903">
                <text:p>0.328903</text:p>
              </table:table-cell>
              <table:table-cell office:value-type="float" office:value="0.478846">
                <text:p>0.478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0573">
                <text:p>0.180573</text:p>
              </table:table-cell>
              <table:table-cell office:value-type="float" office:value="0.327596">
                <text:p>0.327596</text:p>
              </table:table-cell>
              <table:table-cell office:value-type="float" office:value="0.65745">
                <text:p>0.65745</text:p>
              </table:table-cell>
              <table:table-cell office:value-type="float" office:value="0.1505123">
                <text:p>0.1505123</text:p>
              </table:table-cell>
              <table:table-cell office:value-type="float" office:value="0.328691">
                <text:p>0.328691</text:p>
              </table:table-cell>
              <table:table-cell office:value-type="float" office:value="0.4792033">
                <text:p>0.47920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18437">
                <text:p>0.1818437</text:p>
              </table:table-cell>
              <table:table-cell office:value-type="float" office:value="0.326891">
                <text:p>0.326891</text:p>
              </table:table-cell>
              <table:table-cell office:value-type="float" office:value="0.655792">
                <text:p>0.655792</text:p>
              </table:table-cell>
              <table:table-cell office:value-type="float" office:value="0.1510195">
                <text:p>0.1510195</text:p>
              </table:table-cell>
              <table:table-cell office:value-type="float" office:value="0.327812">
                <text:p>0.327812</text:p>
              </table:table-cell>
              <table:table-cell office:value-type="float" office:value="0.4788315">
                <text:p>0.4788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29661">
                <text:p>0.1829661</text:p>
              </table:table-cell>
              <table:table-cell office:value-type="float" office:value="0.326787">
                <text:p>0.326787</text:p>
              </table:table-cell>
              <table:table-cell office:value-type="float" office:value="0.654958">
                <text:p>0.654958</text:p>
              </table:table-cell>
              <table:table-cell office:value-type="float" office:value="0.1517235">
                <text:p>0.1517235</text:p>
              </table:table-cell>
              <table:table-cell office:value-type="float" office:value="0.327546">
                <text:p>0.327546</text:p>
              </table:table-cell>
              <table:table-cell office:value-type="float" office:value="0.4792695">
                <text:p>0.47926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42768">
                <text:p>0.1842768</text:p>
              </table:table-cell>
              <table:table-cell office:value-type="float" office:value="0.326306">
                <text:p>0.326306</text:p>
              </table:table-cell>
              <table:table-cell office:value-type="float" office:value="0.653337">
                <text:p>0.653337</text:p>
              </table:table-cell>
              <table:table-cell office:value-type="float" office:value="0.1522701">
                <text:p>0.1522701</text:p>
              </table:table-cell>
              <table:table-cell office:value-type="float" office:value="0.326685">
                <text:p>0.326685</text:p>
              </table:table-cell>
              <table:table-cell office:value-type="float" office:value="0.4789551">
                <text:p>0.47895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5891">
                <text:p>0.185891</text:p>
              </table:table-cell>
              <table:table-cell office:value-type="float" office:value="0.326544">
                <text:p>0.326544</text:p>
              </table:table-cell>
              <table:table-cell office:value-type="float" office:value="0.652698">
                <text:p>0.652698</text:p>
              </table:table-cell>
              <table:table-cell office:value-type="float" office:value="0.1533977">
                <text:p>0.1533977</text:p>
              </table:table-cell>
              <table:table-cell office:value-type="float" office:value="0.326559">
                <text:p>0.326559</text:p>
              </table:table-cell>
              <table:table-cell office:value-type="float" office:value="0.4799567">
                <text:p>0.4799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82379">
                <text:p>0.1882379</text:p>
              </table:table-cell>
              <table:table-cell office:value-type="float" office:value="0.326447">
                <text:p>0.326447</text:p>
              </table:table-cell>
              <table:table-cell office:value-type="float" office:value="0.651007">
                <text:p>0.651007</text:p>
              </table:table-cell>
              <table:table-cell office:value-type="float" office:value="0.1549542">
                <text:p>0.1549542</text:p>
              </table:table-cell>
              <table:table-cell office:value-type="float" office:value="0.325812">
                <text:p>0.325812</text:p>
              </table:table-cell>
              <table:table-cell office:value-type="float" office:value="0.4807662">
                <text:p>0.48076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0126">
                <text:p>0.1890126</text:p>
              </table:table-cell>
              <table:table-cell office:value-type="float" office:value="0.326124">
                <text:p>0.326124</text:p>
              </table:table-cell>
              <table:table-cell office:value-type="float" office:value="0.64945">
                <text:p>0.64945</text:p>
              </table:table-cell>
              <table:table-cell office:value-type="float" office:value="0.155545">
                <text:p>0.155545</text:p>
              </table:table-cell>
              <table:table-cell office:value-type="float" office:value="0.325232">
                <text:p>0.325232</text:p>
              </table:table-cell>
              <table:table-cell office:value-type="float" office:value="0.480777">
                <text:p>0.480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98429">
                <text:p>0.1898429</text:p>
              </table:table-cell>
              <table:table-cell office:value-type="float" office:value="0.32627">
                <text:p>0.32627</text:p>
              </table:table-cell>
              <table:table-cell office:value-type="float" office:value="0.647814">
                <text:p>0.647814</text:p>
              </table:table-cell>
              <table:table-cell office:value-type="float" office:value="0.1560677">
                <text:p>0.1560677</text:p>
              </table:table-cell>
              <table:table-cell office:value-type="float" office:value="0.324708">
                <text:p>0.324708</text:p>
              </table:table-cell>
              <table:table-cell office:value-type="float" office:value="0.4807757">
                <text:p>0.48077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03179">
                <text:p>0.1903179</text:p>
              </table:table-cell>
              <table:table-cell office:value-type="float" office:value="0.32617">
                <text:p>0.32617</text:p>
              </table:table-cell>
              <table:table-cell office:value-type="float" office:value="0.646661">
                <text:p>0.646661</text:p>
              </table:table-cell>
              <table:table-cell office:value-type="float" office:value="0.1564143">
                <text:p>0.1564143</text:p>
              </table:table-cell>
              <table:table-cell office:value-type="float" office:value="0.324112">
                <text:p>0.324112</text:p>
              </table:table-cell>
              <table:table-cell office:value-type="float" office:value="0.4805263">
                <text:p>0.48052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06743">
                <text:p>0.1906743</text:p>
              </table:table-cell>
              <table:table-cell office:value-type="float" office:value="0.327143">
                <text:p>0.327143</text:p>
              </table:table-cell>
              <table:table-cell office:value-type="float" office:value="0.645367">
                <text:p>0.645367</text:p>
              </table:table-cell>
              <table:table-cell office:value-type="float" office:value="0.1564322">
                <text:p>0.1564322</text:p>
              </table:table-cell>
              <table:table-cell office:value-type="float" office:value="0.324135">
                <text:p>0.324135</text:p>
              </table:table-cell>
              <table:table-cell office:value-type="float" office:value="0.4805672">
                <text:p>0.480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04239">
                <text:p>0.1904239</text:p>
              </table:table-cell>
              <table:table-cell office:value-type="float" office:value="0.326605">
                <text:p>0.326605</text:p>
              </table:table-cell>
              <table:table-cell office:value-type="float" office:value="0.645173">
                <text:p>0.645173</text:p>
              </table:table-cell>
              <table:table-cell office:value-type="float" office:value="0.1561271">
                <text:p>0.1561271</text:p>
              </table:table-cell>
              <table:table-cell office:value-type="float" office:value="0.32334">
                <text:p>0.32334</text:p>
              </table:table-cell>
              <table:table-cell office:value-type="float" office:value="0.4794671">
                <text:p>0.47946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03392">
                <text:p>0.1903392</text:p>
              </table:table-cell>
              <table:table-cell office:value-type="float" office:value="0.327448">
                <text:p>0.327448</text:p>
              </table:table-cell>
              <table:table-cell office:value-type="float" office:value="0.643517">
                <text:p>0.643517</text:p>
              </table:table-cell>
              <table:table-cell office:value-type="float" office:value="0.1558768">
                <text:p>0.1558768</text:p>
              </table:table-cell>
              <table:table-cell office:value-type="float" office:value="0.32353">
                <text:p>0.32353</text:p>
              </table:table-cell>
              <table:table-cell office:value-type="float" office:value="0.4794068">
                <text:p>0.47940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00253">
                <text:p>0.1900253</text:p>
              </table:table-cell>
              <table:table-cell office:value-type="float" office:value="0.327055">
                <text:p>0.327055</text:p>
              </table:table-cell>
              <table:table-cell office:value-type="float" office:value="0.642109">
                <text:p>0.642109</text:p>
              </table:table-cell>
              <table:table-cell office:value-type="float" office:value="0.1555043">
                <text:p>0.1555043</text:p>
              </table:table-cell>
              <table:table-cell office:value-type="float" office:value="0.322816">
                <text:p>0.322816</text:p>
              </table:table-cell>
              <table:table-cell office:value-type="float" office:value="0.4783203">
                <text:p>0.47832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9699">
                <text:p>0.189699</text:p>
              </table:table-cell>
              <table:table-cell office:value-type="float" office:value="0.328521">
                <text:p>0.328521</text:p>
              </table:table-cell>
              <table:table-cell office:value-type="float" office:value="0.640443">
                <text:p>0.640443</text:p>
              </table:table-cell>
              <table:table-cell office:value-type="float" office:value="0.1550988">
                <text:p>0.1550988</text:p>
              </table:table-cell>
              <table:table-cell office:value-type="float" office:value="0.32361">
                <text:p>0.32361</text:p>
              </table:table-cell>
              <table:table-cell office:value-type="float" office:value="0.4787088">
                <text:p>0.4787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93085">
                <text:p>0.1893085</text:p>
              </table:table-cell>
              <table:table-cell office:value-type="float" office:value="0.328285">
                <text:p>0.328285</text:p>
              </table:table-cell>
              <table:table-cell office:value-type="float" office:value="0.639333">
                <text:p>0.639333</text:p>
              </table:table-cell>
              <table:table-cell office:value-type="float" office:value="0.1549534">
                <text:p>0.1549534</text:p>
              </table:table-cell>
              <table:table-cell office:value-type="float" office:value="0.323116">
                <text:p>0.323116</text:p>
              </table:table-cell>
              <table:table-cell office:value-type="float" office:value="0.4780694">
                <text:p>0.4780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88628">
                <text:p>0.1888628</text:p>
              </table:table-cell>
              <table:table-cell office:value-type="float" office:value="0.330526">
                <text:p>0.330526</text:p>
              </table:table-cell>
              <table:table-cell office:value-type="float" office:value="0.637888">
                <text:p>0.637888</text:p>
              </table:table-cell>
              <table:table-cell office:value-type="float" office:value="0.1547761">
                <text:p>0.1547761</text:p>
              </table:table-cell>
              <table:table-cell office:value-type="float" office:value="0.324797">
                <text:p>0.324797</text:p>
              </table:table-cell>
              <table:table-cell office:value-type="float" office:value="0.4795731">
                <text:p>0.47957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85831">
                <text:p>0.1885831</text:p>
              </table:table-cell>
              <table:table-cell office:value-type="float" office:value="0.330146">
                <text:p>0.330146</text:p>
              </table:table-cell>
              <table:table-cell office:value-type="float" office:value="0.63654">
                <text:p>0.63654</text:p>
              </table:table-cell>
              <table:table-cell office:value-type="float" office:value="0.1543866">
                <text:p>0.1543866</text:p>
              </table:table-cell>
              <table:table-cell office:value-type="float" office:value="0.324168">
                <text:p>0.324168</text:p>
              </table:table-cell>
              <table:table-cell office:value-type="float" office:value="0.4785546">
                <text:p>0.4785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883244">
                <text:p>0.1883244</text:p>
              </table:table-cell>
              <table:table-cell office:value-type="float" office:value="0.331623">
                <text:p>0.331623</text:p>
              </table:table-cell>
              <table:table-cell office:value-type="float" office:value="0.634937">
                <text:p>0.634937</text:p>
              </table:table-cell>
              <table:table-cell office:value-type="float" office:value="0.1540523">
                <text:p>0.1540523</text:p>
              </table:table-cell>
              <table:table-cell office:value-type="float" office:value="0.325294">
                <text:p>0.325294</text:p>
              </table:table-cell>
              <table:table-cell office:value-type="float" office:value="0.4793463">
                <text:p>0.4793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82873">
                <text:p>0.1882873</text:p>
              </table:table-cell>
              <table:table-cell office:value-type="float" office:value="0.331177">
                <text:p>0.331177</text:p>
              </table:table-cell>
              <table:table-cell office:value-type="float" office:value="0.63408">
                <text:p>0.63408</text:p>
              </table:table-cell>
              <table:table-cell office:value-type="float" office:value="0.1537245">
                <text:p>0.1537245</text:p>
              </table:table-cell>
              <table:table-cell office:value-type="float" office:value="0.324587">
                <text:p>0.324587</text:p>
              </table:table-cell>
              <table:table-cell office:value-type="float" office:value="0.4783115">
                <text:p>0.4783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84378">
                <text:p>0.1884378</text:p>
              </table:table-cell>
              <table:table-cell office:value-type="float" office:value="0.331983">
                <text:p>0.331983</text:p>
              </table:table-cell>
              <table:table-cell office:value-type="float" office:value="0.632676">
                <text:p>0.632676</text:p>
              </table:table-cell>
              <table:table-cell office:value-type="float" office:value="0.1534039">
                <text:p>0.1534039</text:p>
              </table:table-cell>
              <table:table-cell office:value-type="float" office:value="0.325164">
                <text:p>0.325164</text:p>
              </table:table-cell>
              <table:table-cell office:value-type="float" office:value="0.4785679">
                <text:p>0.4785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87121">
                <text:p>0.1887121</text:p>
              </table:table-cell>
              <table:table-cell office:value-type="float" office:value="0.332666">
                <text:p>0.332666</text:p>
              </table:table-cell>
              <table:table-cell office:value-type="float" office:value="0.631505">
                <text:p>0.631505</text:p>
              </table:table-cell>
              <table:table-cell office:value-type="float" office:value="0.1532643">
                <text:p>0.1532643</text:p>
              </table:table-cell>
              <table:table-cell office:value-type="float" office:value="0.325179">
                <text:p>0.325179</text:p>
              </table:table-cell>
              <table:table-cell office:value-type="float" office:value="0.4784433">
                <text:p>0.4784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887624">
                <text:p>0.1887624</text:p>
              </table:table-cell>
              <table:table-cell office:value-type="float" office:value="0.335739">
                <text:p>0.335739</text:p>
              </table:table-cell>
              <table:table-cell office:value-type="float" office:value="0.629925">
                <text:p>0.629925</text:p>
              </table:table-cell>
              <table:table-cell office:value-type="float" office:value="0.1529653">
                <text:p>0.1529653</text:p>
              </table:table-cell>
              <table:table-cell office:value-type="float" office:value="0.327499">
                <text:p>0.327499</text:p>
              </table:table-cell>
              <table:table-cell office:value-type="float" office:value="0.4804643">
                <text:p>0.4804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86822">
                <text:p>0.1886822</text:p>
              </table:table-cell>
              <table:table-cell office:value-type="float" office:value="0.335887">
                <text:p>0.335887</text:p>
              </table:table-cell>
              <table:table-cell office:value-type="float" office:value="0.6289">
                <text:p>0.6289</text:p>
              </table:table-cell>
              <table:table-cell office:value-type="float" office:value="0.1526562">
                <text:p>0.1526562</text:p>
              </table:table-cell>
              <table:table-cell office:value-type="float" office:value="0.327227">
                <text:p>0.327227</text:p>
              </table:table-cell>
              <table:table-cell office:value-type="float" office:value="0.4798832">
                <text:p>0.47988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887771">
                <text:p>0.1887771</text:p>
              </table:table-cell>
              <table:table-cell office:value-type="float" office:value="0.338117">
                <text:p>0.338117</text:p>
              </table:table-cell>
              <table:table-cell office:value-type="float" office:value="0.627348">
                <text:p>0.627348</text:p>
              </table:table-cell>
              <table:table-cell office:value-type="float" office:value="0.1524289">
                <text:p>0.1524289</text:p>
              </table:table-cell>
              <table:table-cell office:value-type="float" office:value="0.32903">
                <text:p>0.32903</text:p>
              </table:table-cell>
              <table:table-cell office:value-type="float" office:value="0.4814589">
                <text:p>0.48145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88837">
                <text:p>0.1888837</text:p>
              </table:table-cell>
              <table:table-cell office:value-type="float" office:value="0.338295">
                <text:p>0.338295</text:p>
              </table:table-cell>
              <table:table-cell office:value-type="float" office:value="0.626356">
                <text:p>0.626356</text:p>
              </table:table-cell>
              <table:table-cell office:value-type="float" office:value="0.1522941">
                <text:p>0.1522941</text:p>
              </table:table-cell>
              <table:table-cell office:value-type="float" office:value="0.328842">
                <text:p>0.328842</text:p>
              </table:table-cell>
              <table:table-cell office:value-type="float" office:value="0.4811361">
                <text:p>0.48113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9116">
                <text:p>0.189116</text:p>
              </table:table-cell>
              <table:table-cell office:value-type="float" office:value="0.340714">
                <text:p>0.340714</text:p>
              </table:table-cell>
              <table:table-cell office:value-type="float" office:value="0.625205">
                <text:p>0.625205</text:p>
              </table:table-cell>
              <table:table-cell office:value-type="float" office:value="0.1521374">
                <text:p>0.1521374</text:p>
              </table:table-cell>
              <table:table-cell office:value-type="float" office:value="0.330898">
                <text:p>0.330898</text:p>
              </table:table-cell>
              <table:table-cell office:value-type="float" office:value="0.4830354">
                <text:p>0.48303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90396">
                <text:p>0.1890396</text:p>
              </table:table-cell>
              <table:table-cell office:value-type="float" office:value="0.34005">
                <text:p>0.34005</text:p>
              </table:table-cell>
              <table:table-cell office:value-type="float" office:value="0.624049">
                <text:p>0.624049</text:p>
              </table:table-cell>
              <table:table-cell office:value-type="float" office:value="0.151851">
                <text:p>0.151851</text:p>
              </table:table-cell>
              <table:table-cell office:value-type="float" office:value="0.33016">
                <text:p>0.33016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9139">
                <text:p>0.189139</text:p>
              </table:table-cell>
              <table:table-cell office:value-type="float" office:value="0.34068">
                <text:p>0.34068</text:p>
              </table:table-cell>
              <table:table-cell office:value-type="float" office:value="0.622977">
                <text:p>0.622977</text:p>
              </table:table-cell>
              <table:table-cell office:value-type="float" office:value="0.1516621">
                <text:p>0.1516621</text:p>
              </table:table-cell>
              <table:table-cell office:value-type="float" office:value="0.330841">
                <text:p>0.330841</text:p>
              </table:table-cell>
              <table:table-cell office:value-type="float" office:value="0.4825031">
                <text:p>0.4825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96738">
                <text:p>0.1896738</text:p>
              </table:table-cell>
              <table:table-cell office:value-type="float" office:value="0.340409">
                <text:p>0.340409</text:p>
              </table:table-cell>
              <table:table-cell office:value-type="float" office:value="0.622018">
                <text:p>0.622018</text:p>
              </table:table-cell>
              <table:table-cell office:value-type="float" office:value="0.151647">
                <text:p>0.151647</text:p>
              </table:table-cell>
              <table:table-cell office:value-type="float" office:value="0.330292">
                <text:p>0.330292</text:p>
              </table:table-cell>
              <table:table-cell office:value-type="float" office:value="0.481939">
                <text:p>0.481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00243">
                <text:p>0.1900243</text:p>
              </table:table-cell>
              <table:table-cell office:value-type="float" office:value="0.341601">
                <text:p>0.341601</text:p>
              </table:table-cell>
              <table:table-cell office:value-type="float" office:value="0.620694">
                <text:p>0.620694</text:p>
              </table:table-cell>
              <table:table-cell office:value-type="float" office:value="0.1514614">
                <text:p>0.1514614</text:p>
              </table:table-cell>
              <table:table-cell office:value-type="float" office:value="0.331299">
                <text:p>0.331299</text:p>
              </table:table-cell>
              <table:table-cell office:value-type="float" office:value="0.4827604">
                <text:p>0.48276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02853">
                <text:p>0.1902853</text:p>
              </table:table-cell>
              <table:table-cell office:value-type="float" office:value="0.341162">
                <text:p>0.341162</text:p>
              </table:table-cell>
              <table:table-cell office:value-type="float" office:value="0.619638">
                <text:p>0.619638</text:p>
              </table:table-cell>
              <table:table-cell office:value-type="float" office:value="0.1512618">
                <text:p>0.1512618</text:p>
              </table:table-cell>
              <table:table-cell office:value-type="float" office:value="0.330617">
                <text:p>0.330617</text:p>
              </table:table-cell>
              <table:table-cell office:value-type="float" office:value="0.4818788">
                <text:p>0.48187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08603">
                <text:p>0.1908603</text:p>
              </table:table-cell>
              <table:table-cell office:value-type="float" office:value="0.341703">
                <text:p>0.341703</text:p>
              </table:table-cell>
              <table:table-cell office:value-type="float" office:value="0.618721">
                <text:p>0.618721</text:p>
              </table:table-cell>
              <table:table-cell office:value-type="float" office:value="0.151145">
                <text:p>0.151145</text:p>
              </table:table-cell>
              <table:table-cell office:value-type="float" office:value="0.331033">
                <text:p>0.331033</text:p>
              </table:table-cell>
              <table:table-cell office:value-type="float" office:value="0.482178">
                <text:p>0.4821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18796">
                <text:p>0.1918796</text:p>
              </table:table-cell>
              <table:table-cell office:value-type="float" office:value="0.341612">
                <text:p>0.341612</text:p>
              </table:table-cell>
              <table:table-cell office:value-type="float" office:value="0.617891">
                <text:p>0.617891</text:p>
              </table:table-cell>
              <table:table-cell office:value-type="float" office:value="0.1514151">
                <text:p>0.1514151</text:p>
              </table:table-cell>
              <table:table-cell office:value-type="float" office:value="0.330535">
                <text:p>0.330535</text:p>
              </table:table-cell>
              <table:table-cell office:value-type="float" office:value="0.4819501">
                <text:p>0.48195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32024">
                <text:p>0.1932024</text:p>
              </table:table-cell>
              <table:table-cell office:value-type="float" office:value="0.341883">
                <text:p>0.341883</text:p>
              </table:table-cell>
              <table:table-cell office:value-type="float" office:value="0.616825">
                <text:p>0.616825</text:p>
              </table:table-cell>
              <table:table-cell office:value-type="float" office:value="0.1517787">
                <text:p>0.1517787</text:p>
              </table:table-cell>
              <table:table-cell office:value-type="float" office:value="0.330541">
                <text:p>0.330541</text:p>
              </table:table-cell>
              <table:table-cell office:value-type="float" office:value="0.4823197">
                <text:p>0.48231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37938">
                <text:p>0.1937938</text:p>
              </table:table-cell>
              <table:table-cell office:value-type="float" office:value="0.341455">
                <text:p>0.341455</text:p>
              </table:table-cell>
              <table:table-cell office:value-type="float" office:value="0.616176">
                <text:p>0.616176</text:p>
              </table:table-cell>
              <table:table-cell office:value-type="float" office:value="0.151862">
                <text:p>0.151862</text:p>
              </table:table-cell>
              <table:table-cell office:value-type="float" office:value="0.329868">
                <text:p>0.329868</text:p>
              </table:table-cell>
              <table:table-cell office:value-type="float" office:value="0.48173">
                <text:p>0.48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41859">
                <text:p>0.1941859</text:p>
              </table:table-cell>
              <table:table-cell office:value-type="float" office:value="0.341875">
                <text:p>0.341875</text:p>
              </table:table-cell>
              <table:table-cell office:value-type="float" office:value="0.614897">
                <text:p>0.614897</text:p>
              </table:table-cell>
              <table:table-cell office:value-type="float" office:value="0.1517464">
                <text:p>0.1517464</text:p>
              </table:table-cell>
              <table:table-cell office:value-type="float" office:value="0.330052">
                <text:p>0.330052</text:p>
              </table:table-cell>
              <table:table-cell office:value-type="float" office:value="0.4817984">
                <text:p>0.48179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47085">
                <text:p>0.1947085</text:p>
              </table:table-cell>
              <table:table-cell office:value-type="float" office:value="0.341591">
                <text:p>0.341591</text:p>
              </table:table-cell>
              <table:table-cell office:value-type="float" office:value="0.61413">
                <text:p>0.61413</text:p>
              </table:table-cell>
              <table:table-cell office:value-type="float" office:value="0.1518107">
                <text:p>0.1518107</text:p>
              </table:table-cell>
              <table:table-cell office:value-type="float" office:value="0.329472">
                <text:p>0.329472</text:p>
              </table:table-cell>
              <table:table-cell office:value-type="float" office:value="0.4812827">
                <text:p>0.4812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53033">
                <text:p>0.1953033</text:p>
              </table:table-cell>
              <table:table-cell office:value-type="float" office:value="0.341997">
                <text:p>0.341997</text:p>
              </table:table-cell>
              <table:table-cell office:value-type="float" office:value="0.613108">
                <text:p>0.613108</text:p>
              </table:table-cell>
              <table:table-cell office:value-type="float" office:value="0.1518166">
                <text:p>0.1518166</text:p>
              </table:table-cell>
              <table:table-cell office:value-type="float" office:value="0.329569">
                <text:p>0.329569</text:p>
              </table:table-cell>
              <table:table-cell office:value-type="float" office:value="0.4813856">
                <text:p>0.48138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49046">
                <text:p>0.1949046</text:p>
              </table:table-cell>
              <table:table-cell office:value-type="float" office:value="0.341214">
                <text:p>0.341214</text:p>
              </table:table-cell>
              <table:table-cell office:value-type="float" office:value="0.612243">
                <text:p>0.612243</text:p>
              </table:table-cell>
              <table:table-cell office:value-type="float" office:value="0.1515146">
                <text:p>0.1515146</text:p>
              </table:table-cell>
              <table:table-cell office:value-type="float" office:value="0.328847">
                <text:p>0.328847</text:p>
              </table:table-cell>
              <table:table-cell office:value-type="float" office:value="0.4803616">
                <text:p>0.4803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44824">
                <text:p>0.1944824</text:p>
              </table:table-cell>
              <table:table-cell office:value-type="float" office:value="0.341508">
                <text:p>0.341508</text:p>
              </table:table-cell>
              <table:table-cell office:value-type="float" office:value="0.611107">
                <text:p>0.611107</text:p>
              </table:table-cell>
              <table:table-cell office:value-type="float" office:value="0.1512631">
                <text:p>0.1512631</text:p>
              </table:table-cell>
              <table:table-cell office:value-type="float" office:value="0.329109">
                <text:p>0.329109</text:p>
              </table:table-cell>
              <table:table-cell office:value-type="float" office:value="0.4803721">
                <text:p>0.4803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41383">
                <text:p>0.1941383</text:p>
              </table:table-cell>
              <table:table-cell office:value-type="float" office:value="0.340752">
                <text:p>0.340752</text:p>
              </table:table-cell>
              <table:table-cell office:value-type="float" office:value="0.610112">
                <text:p>0.610112</text:p>
              </table:table-cell>
              <table:table-cell office:value-type="float" office:value="0.1509332">
                <text:p>0.1509332</text:p>
              </table:table-cell>
              <table:table-cell office:value-type="float" office:value="0.32837">
                <text:p>0.32837</text:p>
              </table:table-cell>
              <table:table-cell office:value-type="float" office:value="0.4793032">
                <text:p>0.4793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38356">
                <text:p>0.1938356</text:p>
              </table:table-cell>
              <table:table-cell office:value-type="float" office:value="0.340889">
                <text:p>0.340889</text:p>
              </table:table-cell>
              <table:table-cell office:value-type="float" office:value="0.609039">
                <text:p>0.609039</text:p>
              </table:table-cell>
              <table:table-cell office:value-type="float" office:value="0.1506031">
                <text:p>0.1506031</text:p>
              </table:table-cell>
              <table:table-cell office:value-type="float" office:value="0.328476">
                <text:p>0.328476</text:p>
              </table:table-cell>
              <table:table-cell office:value-type="float" office:value="0.4790791">
                <text:p>0.47907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3551">
                <text:p>0.193551</text:p>
              </table:table-cell>
              <table:table-cell office:value-type="float" office:value="0.34042">
                <text:p>0.34042</text:p>
              </table:table-cell>
              <table:table-cell office:value-type="float" office:value="0.608064">
                <text:p>0.608064</text:p>
              </table:table-cell>
              <table:table-cell office:value-type="float" office:value="0.1510256">
                <text:p>0.1510256</text:p>
              </table:table-cell>
              <table:table-cell office:value-type="float" office:value="0.328161">
                <text:p>0.328161</text:p>
              </table:table-cell>
              <table:table-cell office:value-type="float" office:value="0.4791866">
                <text:p>0.47918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32083">
                <text:p>0.1932083</text:p>
              </table:table-cell>
              <table:table-cell office:value-type="float" office:value="0.34167">
                <text:p>0.34167</text:p>
              </table:table-cell>
              <table:table-cell office:value-type="float" office:value="0.607286">
                <text:p>0.607286</text:p>
              </table:table-cell>
              <table:table-cell office:value-type="float" office:value="0.1515156">
                <text:p>0.1515156</text:p>
              </table:table-cell>
              <table:table-cell office:value-type="float" office:value="0.329431">
                <text:p>0.329431</text:p>
              </table:table-cell>
              <table:table-cell office:value-type="float" office:value="0.4809466">
                <text:p>0.4809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28879">
                <text:p>0.1928879</text:p>
              </table:table-cell>
              <table:table-cell office:value-type="float" office:value="0.341151">
                <text:p>0.341151</text:p>
              </table:table-cell>
              <table:table-cell office:value-type="float" office:value="0.606404">
                <text:p>0.606404</text:p>
              </table:table-cell>
              <table:table-cell office:value-type="float" office:value="0.1519684">
                <text:p>0.1519684</text:p>
              </table:table-cell>
              <table:table-cell office:value-type="float" office:value="0.329154">
                <text:p>0.329154</text:p>
              </table:table-cell>
              <table:table-cell office:value-type="float" office:value="0.4811224">
                <text:p>0.4811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25242">
                <text:p>0.1925242</text:p>
              </table:table-cell>
              <table:table-cell office:value-type="float" office:value="0.34218">
                <text:p>0.34218</text:p>
              </table:table-cell>
              <table:table-cell office:value-type="float" office:value="0.605864">
                <text:p>0.605864</text:p>
              </table:table-cell>
              <table:table-cell office:value-type="float" office:value="0.1524184">
                <text:p>0.1524184</text:p>
              </table:table-cell>
              <table:table-cell office:value-type="float" office:value="0.330376">
                <text:p>0.330376</text:p>
              </table:table-cell>
              <table:table-cell office:value-type="float" office:value="0.4827944">
                <text:p>0.4827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23929">
                <text:p>0.1923929</text:p>
              </table:table-cell>
              <table:table-cell office:value-type="float" office:value="0.341905">
                <text:p>0.341905</text:p>
              </table:table-cell>
              <table:table-cell office:value-type="float" office:value="0.605253">
                <text:p>0.605253</text:p>
              </table:table-cell>
              <table:table-cell office:value-type="float" office:value="0.1533026">
                <text:p>0.1533026</text:p>
              </table:table-cell>
              <table:table-cell office:value-type="float" office:value="0.33039">
                <text:p>0.33039</text:p>
              </table:table-cell>
              <table:table-cell office:value-type="float" office:value="0.4836926">
                <text:p>0.4836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21233">
                <text:p>0.1921233</text:p>
              </table:table-cell>
              <table:table-cell office:value-type="float" office:value="0.343583">
                <text:p>0.343583</text:p>
              </table:table-cell>
              <table:table-cell office:value-type="float" office:value="0.605098">
                <text:p>0.605098</text:p>
              </table:table-cell>
              <table:table-cell office:value-type="float" office:value="0.1540638">
                <text:p>0.1540638</text:p>
              </table:table-cell>
              <table:table-cell office:value-type="float" office:value="0.332308">
                <text:p>0.332308</text:p>
              </table:table-cell>
              <table:table-cell office:value-type="float" office:value="0.4863718">
                <text:p>0.48637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17473">
                <text:p>0.1917473</text:p>
              </table:table-cell>
              <table:table-cell office:value-type="float" office:value="0.34286">
                <text:p>0.34286</text:p>
              </table:table-cell>
              <table:table-cell office:value-type="float" office:value="0.604736">
                <text:p>0.604736</text:p>
              </table:table-cell>
              <table:table-cell office:value-type="float" office:value="0.1539848">
                <text:p>0.1539848</text:p>
              </table:table-cell>
              <table:table-cell office:value-type="float" office:value="0.331768">
                <text:p>0.331768</text:p>
              </table:table-cell>
              <table:table-cell office:value-type="float" office:value="0.4857528">
                <text:p>0.4857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13884">
                <text:p>0.1913884</text:p>
              </table:table-cell>
              <table:table-cell office:value-type="float" office:value="0.343379">
                <text:p>0.343379</text:p>
              </table:table-cell>
              <table:table-cell office:value-type="float" office:value="0.603846">
                <text:p>0.603846</text:p>
              </table:table-cell>
              <table:table-cell office:value-type="float" office:value="0.1540285">
                <text:p>0.1540285</text:p>
              </table:table-cell>
              <table:table-cell office:value-type="float" office:value="0.332564">
                <text:p>0.332564</text:p>
              </table:table-cell>
              <table:table-cell office:value-type="float" office:value="0.4865925">
                <text:p>0.48659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12328">
                <text:p>0.1912328</text:p>
              </table:table-cell>
              <table:table-cell office:value-type="float" office:value="0.342793">
                <text:p>0.342793</text:p>
              </table:table-cell>
              <table:table-cell office:value-type="float" office:value="0.603069">
                <text:p>0.603069</text:p>
              </table:table-cell>
              <table:table-cell office:value-type="float" office:value="0.1537694">
                <text:p>0.1537694</text:p>
              </table:table-cell>
              <table:table-cell office:value-type="float" office:value="0.331857">
                <text:p>0.331857</text:p>
              </table:table-cell>
              <table:table-cell office:value-type="float" office:value="0.4856264">
                <text:p>0.4856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10396">
                <text:p>0.1910396</text:p>
              </table:table-cell>
              <table:table-cell office:value-type="float" office:value="0.34327">
                <text:p>0.34327</text:p>
              </table:table-cell>
              <table:table-cell office:value-type="float" office:value="0.601935">
                <text:p>0.601935</text:p>
              </table:table-cell>
              <table:table-cell office:value-type="float" office:value="0.1535354">
                <text:p>0.1535354</text:p>
              </table:table-cell>
              <table:table-cell office:value-type="float" office:value="0.332347">
                <text:p>0.332347</text:p>
              </table:table-cell>
              <table:table-cell office:value-type="float" office:value="0.4858824">
                <text:p>0.4858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08734">
                <text:p>0.1908734</text:p>
              </table:table-cell>
              <table:table-cell office:value-type="float" office:value="0.342717">
                <text:p>0.342717</text:p>
              </table:table-cell>
              <table:table-cell office:value-type="float" office:value="0.601103">
                <text:p>0.601103</text:p>
              </table:table-cell>
              <table:table-cell office:value-type="float" office:value="0.1532144">
                <text:p>0.1532144</text:p>
              </table:table-cell>
              <table:table-cell office:value-type="float" office:value="0.331632">
                <text:p>0.331632</text:p>
              </table:table-cell>
              <table:table-cell office:value-type="float" office:value="0.4848464">
                <text:p>0.4848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07615">
                <text:p>0.1907615</text:p>
              </table:table-cell>
              <table:table-cell office:value-type="float" office:value="0.3428">
                <text:p>0.3428</text:p>
              </table:table-cell>
              <table:table-cell office:value-type="float" office:value="0.599958">
                <text:p>0.599958</text:p>
              </table:table-cell>
              <table:table-cell office:value-type="float" office:value="0.1528945">
                <text:p>0.1528945</text:p>
              </table:table-cell>
              <table:table-cell office:value-type="float" office:value="0.331724">
                <text:p>0.331724</text:p>
              </table:table-cell>
              <table:table-cell office:value-type="float" office:value="0.4846185">
                <text:p>0.4846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904976">
                <text:p>0.1904976</text:p>
              </table:table-cell>
              <table:table-cell office:value-type="float" office:value="0.342338">
                <text:p>0.342338</text:p>
              </table:table-cell>
              <table:table-cell office:value-type="float" office:value="0.59899">
                <text:p>0.59899</text:p>
              </table:table-cell>
              <table:table-cell office:value-type="float" office:value="0.1525908">
                <text:p>0.1525908</text:p>
              </table:table-cell>
              <table:table-cell office:value-type="float" office:value="0.331091">
                <text:p>0.331091</text:p>
              </table:table-cell>
              <table:table-cell office:value-type="float" office:value="0.4836818">
                <text:p>0.4836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02216">
                <text:p>0.1902216</text:p>
              </table:table-cell>
              <table:table-cell office:value-type="float" office:value="0.343188">
                <text:p>0.343188</text:p>
              </table:table-cell>
              <table:table-cell office:value-type="float" office:value="0.597727">
                <text:p>0.597727</text:p>
              </table:table-cell>
              <table:table-cell office:value-type="float" office:value="0.1523282">
                <text:p>0.1523282</text:p>
              </table:table-cell>
              <table:table-cell office:value-type="float" office:value="0.331849">
                <text:p>0.331849</text:p>
              </table:table-cell>
              <table:table-cell office:value-type="float" office:value="0.4841772">
                <text:p>0.4841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89912">
                <text:p>0.189912</text:p>
              </table:table-cell>
              <table:table-cell office:value-type="float" office:value="0.342798">
                <text:p>0.342798</text:p>
              </table:table-cell>
              <table:table-cell office:value-type="float" office:value="0.596871">
                <text:p>0.596871</text:p>
              </table:table-cell>
              <table:table-cell office:value-type="float" office:value="0.1521906">
                <text:p>0.1521906</text:p>
              </table:table-cell>
              <table:table-cell office:value-type="float" office:value="0.331361">
                <text:p>0.331361</text:p>
              </table:table-cell>
              <table:table-cell office:value-type="float" office:value="0.4835516">
                <text:p>0.4835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96099">
                <text:p>0.1896099</text:p>
              </table:table-cell>
              <table:table-cell office:value-type="float" office:value="0.344156">
                <text:p>0.344156</text:p>
              </table:table-cell>
              <table:table-cell office:value-type="float" office:value="0.595788">
                <text:p>0.595788</text:p>
              </table:table-cell>
              <table:table-cell office:value-type="float" office:value="0.1519494">
                <text:p>0.1519494</text:p>
              </table:table-cell>
              <table:table-cell office:value-type="float" office:value="0.332654">
                <text:p>0.332654</text:p>
              </table:table-cell>
              <table:table-cell office:value-type="float" office:value="0.4846034">
                <text:p>0.48460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92436">
                <text:p>0.1892436</text:p>
              </table:table-cell>
              <table:table-cell office:value-type="float" office:value="0.343439">
                <text:p>0.343439</text:p>
              </table:table-cell>
              <table:table-cell office:value-type="float" office:value="0.59486">
                <text:p>0.59486</text:p>
              </table:table-cell>
              <table:table-cell office:value-type="float" office:value="0.1516819">
                <text:p>0.1516819</text:p>
              </table:table-cell>
              <table:table-cell office:value-type="float" office:value="0.33198">
                <text:p>0.33198</text:p>
              </table:table-cell>
              <table:table-cell office:value-type="float" office:value="0.4836619">
                <text:p>0.4836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88567">
                <text:p>0.1888567</text:p>
              </table:table-cell>
              <table:table-cell office:value-type="float" office:value="0.343406">
                <text:p>0.343406</text:p>
              </table:table-cell>
              <table:table-cell office:value-type="float" office:value="0.593631">
                <text:p>0.593631</text:p>
              </table:table-cell>
              <table:table-cell office:value-type="float" office:value="0.1514522">
                <text:p>0.1514522</text:p>
              </table:table-cell>
              <table:table-cell office:value-type="float" office:value="0.332131">
                <text:p>0.332131</text:p>
              </table:table-cell>
              <table:table-cell office:value-type="float" office:value="0.4835832">
                <text:p>0.48358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84675">
                <text:p>0.1884675</text:p>
              </table:table-cell>
              <table:table-cell office:value-type="float" office:value="0.342709">
                <text:p>0.342709</text:p>
              </table:table-cell>
              <table:table-cell office:value-type="float" office:value="0.59287">
                <text:p>0.59287</text:p>
              </table:table-cell>
              <table:table-cell office:value-type="float" office:value="0.1512009">
                <text:p>0.1512009</text:p>
              </table:table-cell>
              <table:table-cell office:value-type="float" office:value="0.331471">
                <text:p>0.331471</text:p>
              </table:table-cell>
              <table:table-cell office:value-type="float" office:value="0.4826719">
                <text:p>0.48267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8185">
                <text:p>0.188185</text:p>
              </table:table-cell>
              <table:table-cell office:value-type="float" office:value="0.342608">
                <text:p>0.342608</text:p>
              </table:table-cell>
              <table:table-cell office:value-type="float" office:value="0.591906">
                <text:p>0.591906</text:p>
              </table:table-cell>
              <table:table-cell office:value-type="float" office:value="0.1508903">
                <text:p>0.1508903</text:p>
              </table:table-cell>
              <table:table-cell office:value-type="float" office:value="0.331534">
                <text:p>0.331534</text:p>
              </table:table-cell>
              <table:table-cell office:value-type="float" office:value="0.4824243">
                <text:p>0.48242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77941">
                <text:p>0.1877941</text:p>
              </table:table-cell>
              <table:table-cell office:value-type="float" office:value="0.341947">
                <text:p>0.341947</text:p>
              </table:table-cell>
              <table:table-cell office:value-type="float" office:value="0.591047">
                <text:p>0.591047</text:p>
              </table:table-cell>
              <table:table-cell office:value-type="float" office:value="0.1506641">
                <text:p>0.1506641</text:p>
              </table:table-cell>
              <table:table-cell office:value-type="float" office:value="0.330939">
                <text:p>0.330939</text:p>
              </table:table-cell>
              <table:table-cell office:value-type="float" office:value="0.4816031">
                <text:p>0.4816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874776">
                <text:p>0.1874776</text:p>
              </table:table-cell>
              <table:table-cell office:value-type="float" office:value="0.34227">
                <text:p>0.34227</text:p>
              </table:table-cell>
              <table:table-cell office:value-type="float" office:value="0.589869">
                <text:p>0.589869</text:p>
              </table:table-cell>
              <table:table-cell office:value-type="float" office:value="0.1506334">
                <text:p>0.1506334</text:p>
              </table:table-cell>
              <table:table-cell office:value-type="float" office:value="0.331384">
                <text:p>0.331384</text:p>
              </table:table-cell>
              <table:table-cell office:value-type="float" office:value="0.4820174">
                <text:p>0.4820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71174">
                <text:p>0.1871174</text:p>
              </table:table-cell>
              <table:table-cell office:value-type="float" office:value="0.341569">
                <text:p>0.341569</text:p>
              </table:table-cell>
              <table:table-cell office:value-type="float" office:value="0.589379">
                <text:p>0.589379</text:p>
              </table:table-cell>
              <table:table-cell office:value-type="float" office:value="0.1504476">
                <text:p>0.1504476</text:p>
              </table:table-cell>
              <table:table-cell office:value-type="float" office:value="0.330729">
                <text:p>0.330729</text:p>
              </table:table-cell>
              <table:table-cell office:value-type="float" office:value="0.4811766">
                <text:p>0.4811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6848">
                <text:p>0.186848</text:p>
              </table:table-cell>
              <table:table-cell office:value-type="float" office:value="0.341774">
                <text:p>0.341774</text:p>
              </table:table-cell>
              <table:table-cell office:value-type="float" office:value="0.588453">
                <text:p>0.588453</text:p>
              </table:table-cell>
              <table:table-cell office:value-type="float" office:value="0.1501828">
                <text:p>0.1501828</text:p>
              </table:table-cell>
              <table:table-cell office:value-type="float" office:value="0.331034">
                <text:p>0.331034</text:p>
              </table:table-cell>
              <table:table-cell office:value-type="float" office:value="0.4812168">
                <text:p>0.48121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66303">
                <text:p>0.1866303</text:p>
              </table:table-cell>
              <table:table-cell office:value-type="float" office:value="0.34109">
                <text:p>0.34109</text:p>
              </table:table-cell>
              <table:table-cell office:value-type="float" office:value="0.587879">
                <text:p>0.587879</text:p>
              </table:table-cell>
              <table:table-cell office:value-type="float" office:value="0.1499287">
                <text:p>0.1499287</text:p>
              </table:table-cell>
              <table:table-cell office:value-type="float" office:value="0.330365">
                <text:p>0.330365</text:p>
              </table:table-cell>
              <table:table-cell office:value-type="float" office:value="0.4802937">
                <text:p>0.4802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863439">
                <text:p>0.1863439</text:p>
              </table:table-cell>
              <table:table-cell office:value-type="float" office:value="0.341089">
                <text:p>0.341089</text:p>
              </table:table-cell>
              <table:table-cell office:value-type="float" office:value="0.586813">
                <text:p>0.586813</text:p>
              </table:table-cell>
              <table:table-cell office:value-type="float" office:value="0.1496653">
                <text:p>0.1496653</text:p>
              </table:table-cell>
              <table:table-cell office:value-type="float" office:value="0.330445">
                <text:p>0.330445</text:p>
              </table:table-cell>
              <table:table-cell office:value-type="float" office:value="0.4801103">
                <text:p>0.4801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8617">
                <text:p>0.18617</text:p>
              </table:table-cell>
              <table:table-cell office:value-type="float" office:value="0.340563">
                <text:p>0.340563</text:p>
              </table:table-cell>
              <table:table-cell office:value-type="float" office:value="0.586426">
                <text:p>0.586426</text:p>
              </table:table-cell>
              <table:table-cell office:value-type="float" office:value="0.1496138">
                <text:p>0.1496138</text:p>
              </table:table-cell>
              <table:table-cell office:value-type="float" office:value="0.329914">
                <text:p>0.329914</text:p>
              </table:table-cell>
              <table:table-cell office:value-type="float" office:value="0.4795278">
                <text:p>0.47952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862518">
                <text:p>0.1862518</text:p>
              </table:table-cell>
              <table:table-cell office:value-type="float" office:value="0.341598">
                <text:p>0.341598</text:p>
              </table:table-cell>
              <table:table-cell office:value-type="float" office:value="0.58549">
                <text:p>0.58549</text:p>
              </table:table-cell>
              <table:table-cell office:value-type="float" office:value="0.1498777">
                <text:p>0.1498777</text:p>
              </table:table-cell>
              <table:table-cell office:value-type="float" office:value="0.330912">
                <text:p>0.330912</text:p>
              </table:table-cell>
              <table:table-cell office:value-type="float" office:value="0.4807897">
                <text:p>0.4807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65317">
                <text:p>0.1865317</text:p>
              </table:table-cell>
              <table:table-cell office:value-type="float" office:value="0.34122">
                <text:p>0.34122</text:p>
              </table:table-cell>
              <table:table-cell office:value-type="float" office:value="0.585635">
                <text:p>0.585635</text:p>
              </table:table-cell>
              <table:table-cell office:value-type="float" office:value="0.1503863">
                <text:p>0.1503863</text:p>
              </table:table-cell>
              <table:table-cell office:value-type="float" office:value="0.330543">
                <text:p>0.330543</text:p>
              </table:table-cell>
              <table:table-cell office:value-type="float" office:value="0.4809293">
                <text:p>0.48092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65902">
                <text:p>0.1865902</text:p>
              </table:table-cell>
              <table:table-cell office:value-type="float" office:value="0.342606">
                <text:p>0.342606</text:p>
              </table:table-cell>
              <table:table-cell office:value-type="float" office:value="0.584621">
                <text:p>0.584621</text:p>
              </table:table-cell>
              <table:table-cell office:value-type="float" office:value="0.1506294">
                <text:p>0.1506294</text:p>
              </table:table-cell>
              <table:table-cell office:value-type="float" office:value="0.33191">
                <text:p>0.33191</text:p>
              </table:table-cell>
              <table:table-cell office:value-type="float" office:value="0.4825394">
                <text:p>0.48253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864316">
                <text:p>0.1864316</text:p>
              </table:table-cell>
              <table:table-cell office:value-type="float" office:value="0.34203">
                <text:p>0.34203</text:p>
              </table:table-cell>
              <table:table-cell office:value-type="float" office:value="0.584431">
                <text:p>0.584431</text:p>
              </table:table-cell>
              <table:table-cell office:value-type="float" office:value="0.1506604">
                <text:p>0.1506604</text:p>
              </table:table-cell>
              <table:table-cell office:value-type="float" office:value="0.33141">
                <text:p>0.33141</text:p>
              </table:table-cell>
              <table:table-cell office:value-type="float" office:value="0.4820704">
                <text:p>0.4820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62315">
                <text:p>0.1862315</text:p>
              </table:table-cell>
              <table:table-cell office:value-type="float" office:value="0.342658">
                <text:p>0.342658</text:p>
              </table:table-cell>
              <table:table-cell office:value-type="float" office:value="0.583394">
                <text:p>0.583394</text:p>
              </table:table-cell>
              <table:table-cell office:value-type="float" office:value="0.1506072">
                <text:p>0.1506072</text:p>
              </table:table-cell>
              <table:table-cell office:value-type="float" office:value="0.332176">
                <text:p>0.332176</text:p>
              </table:table-cell>
              <table:table-cell office:value-type="float" office:value="0.4827832">
                <text:p>0.4827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59542">
                <text:p>0.1859542</text:p>
              </table:table-cell>
              <table:table-cell office:value-type="float" office:value="0.342">
                <text:p>0.342</text:p>
              </table:table-cell>
              <table:table-cell office:value-type="float" office:value="0.583076">
                <text:p>0.583076</text:p>
              </table:table-cell>
              <table:table-cell office:value-type="float" office:value="0.1504387">
                <text:p>0.1504387</text:p>
              </table:table-cell>
              <table:table-cell office:value-type="float" office:value="0.331586">
                <text:p>0.331586</text:p>
              </table:table-cell>
              <table:table-cell office:value-type="float" office:value="0.4820247">
                <text:p>0.4820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856778">
                <text:p>0.1856778</text:p>
              </table:table-cell>
              <table:table-cell office:value-type="float" office:value="0.342226">
                <text:p>0.342226</text:p>
              </table:table-cell>
              <table:table-cell office:value-type="float" office:value="0.582038">
                <text:p>0.582038</text:p>
              </table:table-cell>
              <table:table-cell office:value-type="float" office:value="0.1503082">
                <text:p>0.1503082</text:p>
              </table:table-cell>
              <table:table-cell office:value-type="float" office:value="0.331991">
                <text:p>0.331991</text:p>
              </table:table-cell>
              <table:table-cell office:value-type="float" office:value="0.4822992">
                <text:p>0.48229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853371">
                <text:p>0.1853371</text:p>
              </table:table-cell>
              <table:table-cell office:value-type="float" office:value="0.341622">
                <text:p>0.341622</text:p>
              </table:table-cell>
              <table:table-cell office:value-type="float" office:value="0.581791">
                <text:p>0.581791</text:p>
              </table:table-cell>
              <table:table-cell office:value-type="float" office:value="0.1500265">
                <text:p>0.1500265</text:p>
              </table:table-cell>
              <table:table-cell office:value-type="float" office:value="0.331386">
                <text:p>0.331386</text:p>
              </table:table-cell>
              <table:table-cell office:value-type="float" office:value="0.4814125">
                <text:p>0.4814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50233">
                <text:p>0.1850233</text:p>
              </table:table-cell>
              <table:table-cell office:value-type="float" office:value="0.341353">
                <text:p>0.341353</text:p>
              </table:table-cell>
              <table:table-cell office:value-type="float" office:value="0.580718">
                <text:p>0.580718</text:p>
              </table:table-cell>
              <table:table-cell office:value-type="float" office:value="0.1497471">
                <text:p>0.1497471</text:p>
              </table:table-cell>
              <table:table-cell office:value-type="float" office:value="0.331269">
                <text:p>0.331269</text:p>
              </table:table-cell>
              <table:table-cell office:value-type="float" office:value="0.4810161">
                <text:p>0.4810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49461">
                <text:p>0.1849461</text:p>
              </table:table-cell>
              <table:table-cell office:value-type="float" office:value="0.341074">
                <text:p>0.341074</text:p>
              </table:table-cell>
              <table:table-cell office:value-type="float" office:value="0.580254">
                <text:p>0.580254</text:p>
              </table:table-cell>
              <table:table-cell office:value-type="float" office:value="0.1496267">
                <text:p>0.1496267</text:p>
              </table:table-cell>
              <table:table-cell office:value-type="float" office:value="0.330844">
                <text:p>0.330844</text:p>
              </table:table-cell>
              <table:table-cell office:value-type="float" office:value="0.4804707">
                <text:p>0.48047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47985">
                <text:p>0.1847985</text:p>
              </table:table-cell>
              <table:table-cell office:value-type="float" office:value="0.340679">
                <text:p>0.340679</text:p>
              </table:table-cell>
              <table:table-cell office:value-type="float" office:value="0.579213">
                <text:p>0.579213</text:p>
              </table:table-cell>
              <table:table-cell office:value-type="float" office:value="0.1494599">
                <text:p>0.1494599</text:p>
              </table:table-cell>
              <table:table-cell office:value-type="float" office:value="0.330471">
                <text:p>0.330471</text:p>
              </table:table-cell>
              <table:table-cell office:value-type="float" office:value="0.4799309">
                <text:p>0.47993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845285">
                <text:p>0.1845285</text:p>
              </table:table-cell>
              <table:table-cell office:value-type="float" office:value="0.34012">
                <text:p>0.34012</text:p>
              </table:table-cell>
              <table:table-cell office:value-type="float" office:value="0.578747">
                <text:p>0.578747</text:p>
              </table:table-cell>
              <table:table-cell office:value-type="float" office:value="0.1492212">
                <text:p>0.1492212</text:p>
              </table:table-cell>
              <table:table-cell office:value-type="float" office:value="0.329887">
                <text:p>0.329887</text:p>
              </table:table-cell>
              <table:table-cell office:value-type="float" office:value="0.4791082">
                <text:p>0.47910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843066">
                <text:p>0.1843066</text:p>
              </table:table-cell>
              <table:table-cell office:value-type="float" office:value="0.339958">
                <text:p>0.339958</text:p>
              </table:table-cell>
              <table:table-cell office:value-type="float" office:value="0.577842">
                <text:p>0.577842</text:p>
              </table:table-cell>
              <table:table-cell office:value-type="float" office:value="0.1490547">
                <text:p>0.1490547</text:p>
              </table:table-cell>
              <table:table-cell office:value-type="float" office:value="0.329758">
                <text:p>0.329758</text:p>
              </table:table-cell>
              <table:table-cell office:value-type="float" office:value="0.4788127">
                <text:p>0.47881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40918">
                <text:p>0.1840918</text:p>
              </table:table-cell>
              <table:table-cell office:value-type="float" office:value="0.339367">
                <text:p>0.339367</text:p>
              </table:table-cell>
              <table:table-cell office:value-type="float" office:value="0.577757">
                <text:p>0.577757</text:p>
              </table:table-cell>
              <table:table-cell office:value-type="float" office:value="0.1488918">
                <text:p>0.1488918</text:p>
              </table:table-cell>
              <table:table-cell office:value-type="float" office:value="0.32916">
                <text:p>0.32916</text:p>
              </table:table-cell>
              <table:table-cell office:value-type="float" office:value="0.4780518">
                <text:p>0.47805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839193">
                <text:p>0.1839193</text:p>
              </table:table-cell>
              <table:table-cell office:value-type="float" office:value="0.339373">
                <text:p>0.339373</text:p>
              </table:table-cell>
              <table:table-cell office:value-type="float" office:value="0.576851">
                <text:p>0.576851</text:p>
              </table:table-cell>
              <table:table-cell office:value-type="float" office:value="0.1488021">
                <text:p>0.1488021</text:p>
              </table:table-cell>
              <table:table-cell office:value-type="float" office:value="0.329169">
                <text:p>0.329169</text:p>
              </table:table-cell>
              <table:table-cell office:value-type="float" office:value="0.4779711">
                <text:p>0.4779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37371">
                <text:p>0.1837371</text:p>
              </table:table-cell>
              <table:table-cell office:value-type="float" office:value="0.338817">
                <text:p>0.338817</text:p>
              </table:table-cell>
              <table:table-cell office:value-type="float" office:value="0.576485">
                <text:p>0.576485</text:p>
              </table:table-cell>
              <table:table-cell office:value-type="float" office:value="0.1486966">
                <text:p>0.1486966</text:p>
              </table:table-cell>
              <table:table-cell office:value-type="float" office:value="0.328627">
                <text:p>0.328627</text:p>
              </table:table-cell>
              <table:table-cell office:value-type="float" office:value="0.4773236">
                <text:p>0.47732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835322">
                <text:p>0.1835322</text:p>
              </table:table-cell>
              <table:table-cell office:value-type="float" office:value="0.338534">
                <text:p>0.338534</text:p>
              </table:table-cell>
              <table:table-cell office:value-type="float" office:value="0.575566">
                <text:p>0.575566</text:p>
              </table:table-cell>
              <table:table-cell office:value-type="float" office:value="0.1485644">
                <text:p>0.1485644</text:p>
              </table:table-cell>
              <table:table-cell office:value-type="float" office:value="0.328384">
                <text:p>0.328384</text:p>
              </table:table-cell>
              <table:table-cell office:value-type="float" office:value="0.4769484">
                <text:p>0.47694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834205">
                <text:p>0.1834205</text:p>
              </table:table-cell>
              <table:table-cell office:value-type="float" office:value="0.338105">
                <text:p>0.338105</text:p>
              </table:table-cell>
              <table:table-cell office:value-type="float" office:value="0.575059">
                <text:p>0.575059</text:p>
              </table:table-cell>
              <table:table-cell office:value-type="float" office:value="0.1485283">
                <text:p>0.1485283</text:p>
              </table:table-cell>
              <table:table-cell office:value-type="float" office:value="0.327956">
                <text:p>0.327956</text:p>
              </table:table-cell>
              <table:table-cell office:value-type="float" office:value="0.4764843">
                <text:p>0.4764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833018">
                <text:p>0.1833018</text:p>
              </table:table-cell>
              <table:table-cell office:value-type="float" office:value="0.337689">
                <text:p>0.337689</text:p>
              </table:table-cell>
              <table:table-cell office:value-type="float" office:value="0.574142">
                <text:p>0.574142</text:p>
              </table:table-cell>
              <table:table-cell office:value-type="float" office:value="0.1485487">
                <text:p>0.1485487</text:p>
              </table:table-cell>
              <table:table-cell office:value-type="float" office:value="0.327579">
                <text:p>0.327579</text:p>
              </table:table-cell>
              <table:table-cell office:value-type="float" office:value="0.4761277">
                <text:p>0.4761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34242">
                <text:p>0.1834242</text:p>
              </table:table-cell>
              <table:table-cell office:value-type="float" office:value="0.337568">
                <text:p>0.337568</text:p>
              </table:table-cell>
              <table:table-cell office:value-type="float" office:value="0.573626">
                <text:p>0.573626</text:p>
              </table:table-cell>
              <table:table-cell office:value-type="float" office:value="0.1488089">
                <text:p>0.1488089</text:p>
              </table:table-cell>
              <table:table-cell office:value-type="float" office:value="0.327429">
                <text:p>0.327429</text:p>
              </table:table-cell>
              <table:table-cell office:value-type="float" office:value="0.4762379">
                <text:p>0.4762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37153">
                <text:p>0.1837153</text:p>
              </table:table-cell>
              <table:table-cell office:value-type="float" office:value="0.337035">
                <text:p>0.337035</text:p>
              </table:table-cell>
              <table:table-cell office:value-type="float" office:value="0.572837">
                <text:p>0.572837</text:p>
              </table:table-cell>
              <table:table-cell office:value-type="float" office:value="0.1493164">
                <text:p>0.1493164</text:p>
              </table:table-cell>
              <table:table-cell office:value-type="float" office:value="0.326922">
                <text:p>0.326922</text:p>
              </table:table-cell>
              <table:table-cell office:value-type="float" office:value="0.4762384">
                <text:p>0.4762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836764">
                <text:p>0.1836764</text:p>
              </table:table-cell>
              <table:table-cell office:value-type="float" office:value="0.336496">
                <text:p>0.336496</text:p>
              </table:table-cell>
              <table:table-cell office:value-type="float" office:value="0.572191">
                <text:p>0.572191</text:p>
              </table:table-cell>
              <table:table-cell office:value-type="float" office:value="0.1494406">
                <text:p>0.1494406</text:p>
              </table:table-cell>
              <table:table-cell office:value-type="float" office:value="0.326423">
                <text:p>0.326423</text:p>
              </table:table-cell>
              <table:table-cell office:value-type="float" office:value="0.4758636">
                <text:p>0.47586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35378">
                <text:p>0.1835378</text:p>
              </table:table-cell>
              <table:table-cell office:value-type="float" office:value="0.336253">
                <text:p>0.336253</text:p>
              </table:table-cell>
              <table:table-cell office:value-type="float" office:value="0.571408">
                <text:p>0.571408</text:p>
              </table:table-cell>
              <table:table-cell office:value-type="float" office:value="0.1494452">
                <text:p>0.1494452</text:p>
              </table:table-cell>
              <table:table-cell office:value-type="float" office:value="0.32616">
                <text:p>0.32616</text:p>
              </table:table-cell>
              <table:table-cell office:value-type="float" office:value="0.4756052">
                <text:p>0.47560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832543">
                <text:p>0.1832543</text:p>
              </table:table-cell>
              <table:table-cell office:value-type="float" office:value="0.335809">
                <text:p>0.335809</text:p>
              </table:table-cell>
              <table:table-cell office:value-type="float" office:value="0.570896">
                <text:p>0.570896</text:p>
              </table:table-cell>
              <table:table-cell office:value-type="float" office:value="0.1492494">
                <text:p>0.1492494</text:p>
              </table:table-cell>
              <table:table-cell office:value-type="float" office:value="0.325689">
                <text:p>0.325689</text:p>
              </table:table-cell>
              <table:table-cell office:value-type="float" office:value="0.4749384">
                <text:p>0.47493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831242">
                <text:p>0.1831242</text:p>
              </table:table-cell>
              <table:table-cell office:value-type="float" office:value="0.33625">
                <text:p>0.33625</text:p>
              </table:table-cell>
              <table:table-cell office:value-type="float" office:value="0.570139">
                <text:p>0.570139</text:p>
              </table:table-cell>
              <table:table-cell office:value-type="float" office:value="0.1492132">
                <text:p>0.1492132</text:p>
              </table:table-cell>
              <table:table-cell office:value-type="float" office:value="0.325978">
                <text:p>0.325978</text:p>
              </table:table-cell>
              <table:table-cell office:value-type="float" office:value="0.4751912">
                <text:p>0.47519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29374">
                <text:p>0.1829374</text:p>
              </table:table-cell>
              <table:table-cell office:value-type="float" office:value="0.335973">
                <text:p>0.335973</text:p>
              </table:table-cell>
              <table:table-cell office:value-type="float" office:value="0.56919">
                <text:p>0.56919</text:p>
              </table:table-cell>
              <table:table-cell office:value-type="float" office:value="0.1491169">
                <text:p>0.1491169</text:p>
              </table:table-cell>
              <table:table-cell office:value-type="float" office:value="0.325658">
                <text:p>0.325658</text:p>
              </table:table-cell>
              <table:table-cell office:value-type="float" office:value="0.4747749">
                <text:p>0.4747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830161">
                <text:p>0.1830161</text:p>
              </table:table-cell>
              <table:table-cell office:value-type="float" office:value="0.336685">
                <text:p>0.336685</text:p>
              </table:table-cell>
              <table:table-cell office:value-type="float" office:value="0.568668">
                <text:p>0.568668</text:p>
              </table:table-cell>
              <table:table-cell office:value-type="float" office:value="0.1489137">
                <text:p>0.1489137</text:p>
              </table:table-cell>
              <table:table-cell office:value-type="float" office:value="0.326225">
                <text:p>0.326225</text:p>
              </table:table-cell>
              <table:table-cell office:value-type="float" office:value="0.4751387">
                <text:p>0.4751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3032">
                <text:p>0.183032</text:p>
              </table:table-cell>
              <table:table-cell office:value-type="float" office:value="0.336601">
                <text:p>0.336601</text:p>
              </table:table-cell>
              <table:table-cell office:value-type="float" office:value="0.567669">
                <text:p>0.567669</text:p>
              </table:table-cell>
              <table:table-cell office:value-type="float" office:value="0.1486866">
                <text:p>0.1486866</text:p>
              </table:table-cell>
              <table:table-cell office:value-type="float" office:value="0.326112">
                <text:p>0.326112</text:p>
              </table:table-cell>
              <table:table-cell office:value-type="float" office:value="0.4747986">
                <text:p>0.47479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27677">
                <text:p>0.1827677</text:p>
              </table:table-cell>
              <table:table-cell office:value-type="float" office:value="0.337581">
                <text:p>0.337581</text:p>
              </table:table-cell>
              <table:table-cell office:value-type="float" office:value="0.566877">
                <text:p>0.566877</text:p>
              </table:table-cell>
              <table:table-cell office:value-type="float" office:value="0.1485233">
                <text:p>0.1485233</text:p>
              </table:table-cell>
              <table:table-cell office:value-type="float" office:value="0.326999">
                <text:p>0.326999</text:p>
              </table:table-cell>
              <table:table-cell office:value-type="float" office:value="0.4755223">
                <text:p>0.47552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824432">
                <text:p>0.1824432</text:p>
              </table:table-cell>
              <table:table-cell office:value-type="float" office:value="0.337105">
                <text:p>0.337105</text:p>
              </table:table-cell>
              <table:table-cell office:value-type="float" office:value="0.566012">
                <text:p>0.566012</text:p>
              </table:table-cell>
              <table:table-cell office:value-type="float" office:value="0.1484701">
                <text:p>0.1484701</text:p>
              </table:table-cell>
              <table:table-cell office:value-type="float" office:value="0.326563">
                <text:p>0.326563</text:p>
              </table:table-cell>
              <table:table-cell office:value-type="float" office:value="0.4750331">
                <text:p>0.47503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21238">
                <text:p>0.1821238</text:p>
              </table:table-cell>
              <table:table-cell office:value-type="float" office:value="0.337906">
                <text:p>0.337906</text:p>
              </table:table-cell>
              <table:table-cell office:value-type="float" office:value="0.565117">
                <text:p>0.565117</text:p>
              </table:table-cell>
              <table:table-cell office:value-type="float" office:value="0.148362">
                <text:p>0.148362</text:p>
              </table:table-cell>
              <table:table-cell office:value-type="float" office:value="0.32738">
                <text:p>0.32738</text:p>
              </table:table-cell>
              <table:table-cell office:value-type="float" office:value="0.475742">
                <text:p>0.475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18238">
                <text:p>0.1818238</text:p>
              </table:table-cell>
              <table:table-cell office:value-type="float" office:value="0.337386">
                <text:p>0.337386</text:p>
              </table:table-cell>
              <table:table-cell office:value-type="float" office:value="0.564295">
                <text:p>0.564295</text:p>
              </table:table-cell>
              <table:table-cell office:value-type="float" office:value="0.1481199">
                <text:p>0.1481199</text:p>
              </table:table-cell>
              <table:table-cell office:value-type="float" office:value="0.32695">
                <text:p>0.32695</text:p>
              </table:table-cell>
              <table:table-cell office:value-type="float" office:value="0.4750699">
                <text:p>0.47506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816901">
                <text:p>0.1816901</text:p>
              </table:table-cell>
              <table:table-cell office:value-type="float" office:value="0.337636">
                <text:p>0.337636</text:p>
              </table:table-cell>
              <table:table-cell office:value-type="float" office:value="0.563434">
                <text:p>0.563434</text:p>
              </table:table-cell>
              <table:table-cell office:value-type="float" office:value="0.1478893">
                <text:p>0.1478893</text:p>
              </table:table-cell>
              <table:table-cell office:value-type="float" office:value="0.327362">
                <text:p>0.327362</text:p>
              </table:table-cell>
              <table:table-cell office:value-type="float" office:value="0.4752513">
                <text:p>0.4752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14399">
                <text:p>0.1814399</text:p>
              </table:table-cell>
              <table:table-cell office:value-type="float" office:value="0.337036">
                <text:p>0.337036</text:p>
              </table:table-cell>
              <table:table-cell office:value-type="float" office:value="0.562498">
                <text:p>0.562498</text:p>
              </table:table-cell>
              <table:table-cell office:value-type="float" office:value="0.1476347">
                <text:p>0.1476347</text:p>
              </table:table-cell>
              <table:table-cell office:value-type="float" office:value="0.326811">
                <text:p>0.326811</text:p>
              </table:table-cell>
              <table:table-cell office:value-type="float" office:value="0.4744457">
                <text:p>0.4744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12527">
                <text:p>0.1812527</text:p>
              </table:table-cell>
              <table:table-cell office:value-type="float" office:value="0.337139">
                <text:p>0.337139</text:p>
              </table:table-cell>
              <table:table-cell office:value-type="float" office:value="0.56167">
                <text:p>0.56167</text:p>
              </table:table-cell>
              <table:table-cell office:value-type="float" office:value="0.1474117">
                <text:p>0.1474117</text:p>
              </table:table-cell>
              <table:table-cell office:value-type="float" office:value="0.327064">
                <text:p>0.327064</text:p>
              </table:table-cell>
              <table:table-cell office:value-type="float" office:value="0.4744757">
                <text:p>0.47447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12017">
                <text:p>0.1812017</text:p>
              </table:table-cell>
              <table:table-cell office:value-type="float" office:value="0.336626">
                <text:p>0.336626</text:p>
              </table:table-cell>
              <table:table-cell office:value-type="float" office:value="0.560736">
                <text:p>0.560736</text:p>
              </table:table-cell>
              <table:table-cell office:value-type="float" office:value="0.1472986">
                <text:p>0.1472986</text:p>
              </table:table-cell>
              <table:table-cell office:value-type="float" office:value="0.326594">
                <text:p>0.326594</text:p>
              </table:table-cell>
              <table:table-cell office:value-type="float" office:value="0.4738926">
                <text:p>0.47389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10196">
                <text:p>0.1810196</text:p>
              </table:table-cell>
              <table:table-cell office:value-type="float" office:value="0.336585">
                <text:p>0.336585</text:p>
              </table:table-cell>
              <table:table-cell office:value-type="float" office:value="0.559884">
                <text:p>0.559884</text:p>
              </table:table-cell>
              <table:table-cell office:value-type="float" office:value="0.147126">
                <text:p>0.147126</text:p>
              </table:table-cell>
              <table:table-cell office:value-type="float" office:value="0.326722">
                <text:p>0.326722</text:p>
              </table:table-cell>
              <table:table-cell office:value-type="float" office:value="0.473848">
                <text:p>0.4738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807965">
                <text:p>0.1807965</text:p>
              </table:table-cell>
              <table:table-cell office:value-type="float" office:value="0.336033">
                <text:p>0.336033</text:p>
              </table:table-cell>
              <table:table-cell office:value-type="float" office:value="0.559008">
                <text:p>0.559008</text:p>
              </table:table-cell>
              <table:table-cell office:value-type="float" office:value="0.1469507">
                <text:p>0.1469507</text:p>
              </table:table-cell>
              <table:table-cell office:value-type="float" office:value="0.326181">
                <text:p>0.326181</text:p>
              </table:table-cell>
              <table:table-cell office:value-type="float" office:value="0.4731317">
                <text:p>0.47313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805943">
                <text:p>0.1805943</text:p>
              </table:table-cell>
              <table:table-cell office:value-type="float" office:value="0.335865">
                <text:p>0.335865</text:p>
              </table:table-cell>
              <table:table-cell office:value-type="float" office:value="0.558227">
                <text:p>0.558227</text:p>
              </table:table-cell>
              <table:table-cell office:value-type="float" office:value="0.1468115">
                <text:p>0.1468115</text:p>
              </table:table-cell>
              <table:table-cell office:value-type="float" office:value="0.326139">
                <text:p>0.326139</text:p>
              </table:table-cell>
              <table:table-cell office:value-type="float" office:value="0.4729505">
                <text:p>0.47295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05962">
                <text:p>0.1805962</text:p>
              </table:table-cell>
              <table:table-cell office:value-type="float" office:value="0.33556">
                <text:p>0.33556</text:p>
              </table:table-cell>
              <table:table-cell office:value-type="float" office:value="0.557401">
                <text:p>0.557401</text:p>
              </table:table-cell>
              <table:table-cell office:value-type="float" office:value="0.146835">
                <text:p>0.146835</text:p>
              </table:table-cell>
              <table:table-cell office:value-type="float" office:value="0.325805">
                <text:p>0.325805</text:p>
              </table:table-cell>
              <table:table-cell office:value-type="float" office:value="0.47264">
                <text:p>0.47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806533">
                <text:p>0.1806533</text:p>
              </table:table-cell>
              <table:table-cell office:value-type="float" office:value="0.335454">
                <text:p>0.335454</text:p>
              </table:table-cell>
              <table:table-cell office:value-type="float" office:value="0.556608">
                <text:p>0.556608</text:p>
              </table:table-cell>
              <table:table-cell office:value-type="float" office:value="0.1469023">
                <text:p>0.1469023</text:p>
              </table:table-cell>
              <table:table-cell office:value-type="float" office:value="0.325768">
                <text:p>0.325768</text:p>
              </table:table-cell>
              <table:table-cell office:value-type="float" office:value="0.4726703">
                <text:p>0.47267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805603">
                <text:p>0.1805603</text:p>
              </table:table-cell>
              <table:table-cell office:value-type="float" office:value="0.335072">
                <text:p>0.335072</text:p>
              </table:table-cell>
              <table:table-cell office:value-type="float" office:value="0.555725">
                <text:p>0.555725</text:p>
              </table:table-cell>
              <table:table-cell office:value-type="float" office:value="0.1468676">
                <text:p>0.1468676</text:p>
              </table:table-cell>
              <table:table-cell office:value-type="float" office:value="0.325367">
                <text:p>0.325367</text:p>
              </table:table-cell>
              <table:table-cell office:value-type="float" office:value="0.4722346">
                <text:p>0.47223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07461">
                <text:p>0.1807461</text:p>
              </table:table-cell>
              <table:table-cell office:value-type="float" office:value="0.335302">
                <text:p>0.335302</text:p>
              </table:table-cell>
              <table:table-cell office:value-type="float" office:value="0.555128">
                <text:p>0.555128</text:p>
              </table:table-cell>
              <table:table-cell office:value-type="float" office:value="0.1470494">
                <text:p>0.1470494</text:p>
              </table:table-cell>
              <table:table-cell office:value-type="float" office:value="0.325591">
                <text:p>0.325591</text:p>
              </table:table-cell>
              <table:table-cell office:value-type="float" office:value="0.4726404">
                <text:p>0.4726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80492">
                <text:p>0.180492</text:p>
              </table:table-cell>
              <table:table-cell office:value-type="float" office:value="0.334856">
                <text:p>0.334856</text:p>
              </table:table-cell>
              <table:table-cell office:value-type="float" office:value="0.554181">
                <text:p>0.554181</text:p>
              </table:table-cell>
              <table:table-cell office:value-type="float" office:value="0.1468711">
                <text:p>0.1468711</text:p>
              </table:table-cell>
              <table:table-cell office:value-type="float" office:value="0.325123">
                <text:p>0.325123</text:p>
              </table:table-cell>
              <table:table-cell office:value-type="float" office:value="0.4719941">
                <text:p>0.47199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802572">
                <text:p>0.1802572</text:p>
              </table:table-cell>
              <table:table-cell office:value-type="float" office:value="0.335612">
                <text:p>0.335612</text:p>
              </table:table-cell>
              <table:table-cell office:value-type="float" office:value="0.553527">
                <text:p>0.553527</text:p>
              </table:table-cell>
              <table:table-cell office:value-type="float" office:value="0.1467091">
                <text:p>0.1467091</text:p>
              </table:table-cell>
              <table:table-cell office:value-type="float" office:value="0.3258">
                <text:p>0.3258</text:p>
              </table:table-cell>
              <table:table-cell office:value-type="float" office:value="0.4725091">
                <text:p>0.4725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801125">
                <text:p>0.1801125</text:p>
              </table:table-cell>
              <table:table-cell office:value-type="float" office:value="0.335072">
                <text:p>0.335072</text:p>
              </table:table-cell>
              <table:table-cell office:value-type="float" office:value="0.552612">
                <text:p>0.552612</text:p>
              </table:table-cell>
              <table:table-cell office:value-type="float" office:value="0.1466232">
                <text:p>0.1466232</text:p>
              </table:table-cell>
              <table:table-cell office:value-type="float" office:value="0.325267">
                <text:p>0.325267</text:p>
              </table:table-cell>
              <table:table-cell office:value-type="float" office:value="0.4718902">
                <text:p>0.47189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00754">
                <text:p>0.1800754</text:p>
              </table:table-cell>
              <table:table-cell office:value-type="float" office:value="0.335205">
                <text:p>0.335205</text:p>
              </table:table-cell>
              <table:table-cell office:value-type="float" office:value="0.552041">
                <text:p>0.552041</text:p>
              </table:table-cell>
              <table:table-cell office:value-type="float" office:value="0.1466112">
                <text:p>0.1466112</text:p>
              </table:table-cell>
              <table:table-cell office:value-type="float" office:value="0.325426">
                <text:p>0.325426</text:p>
              </table:table-cell>
              <table:table-cell office:value-type="float" office:value="0.4720372">
                <text:p>0.4720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0276">
                <text:p>0.180276</text:p>
              </table:table-cell>
              <table:table-cell office:value-type="float" office:value="0.334859">
                <text:p>0.334859</text:p>
              </table:table-cell>
              <table:table-cell office:value-type="float" office:value="0.551178">
                <text:p>0.551178</text:p>
              </table:table-cell>
              <table:table-cell office:value-type="float" office:value="0.1467971">
                <text:p>0.1467971</text:p>
              </table:table-cell>
              <table:table-cell office:value-type="float" office:value="0.325035">
                <text:p>0.325035</text:p>
              </table:table-cell>
              <table:table-cell office:value-type="float" office:value="0.4718321">
                <text:p>0.47183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05305">
                <text:p>0.1805305</text:p>
              </table:table-cell>
              <table:table-cell office:value-type="float" office:value="0.334552">
                <text:p>0.334552</text:p>
              </table:table-cell>
              <table:table-cell office:value-type="float" office:value="0.550598">
                <text:p>0.550598</text:p>
              </table:table-cell>
              <table:table-cell office:value-type="float" office:value="0.1469861">
                <text:p>0.1469861</text:p>
              </table:table-cell>
              <table:table-cell office:value-type="float" office:value="0.324767">
                <text:p>0.324767</text:p>
              </table:table-cell>
              <table:table-cell office:value-type="float" office:value="0.4717531">
                <text:p>0.4717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09796">
                <text:p>0.1809796</text:p>
              </table:table-cell>
              <table:table-cell office:value-type="float" office:value="0.33438">
                <text:p>0.33438</text:p>
              </table:table-cell>
              <table:table-cell office:value-type="float" office:value="0.549794">
                <text:p>0.549794</text:p>
              </table:table-cell>
              <table:table-cell office:value-type="float" office:value="0.1473508">
                <text:p>0.1473508</text:p>
              </table:table-cell>
              <table:table-cell office:value-type="float" office:value="0.324499">
                <text:p>0.324499</text:p>
              </table:table-cell>
              <table:table-cell office:value-type="float" office:value="0.4718498">
                <text:p>0.4718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812666">
                <text:p>0.1812666</text:p>
              </table:table-cell>
              <table:table-cell office:value-type="float" office:value="0.334302">
                <text:p>0.334302</text:p>
              </table:table-cell>
              <table:table-cell office:value-type="float" office:value="0.548965">
                <text:p>0.548965</text:p>
              </table:table-cell>
              <table:table-cell office:value-type="float" office:value="0.1475673">
                <text:p>0.1475673</text:p>
              </table:table-cell>
              <table:table-cell office:value-type="float" office:value="0.324362">
                <text:p>0.324362</text:p>
              </table:table-cell>
              <table:table-cell office:value-type="float" office:value="0.4719293">
                <text:p>0.47192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14965">
                <text:p>0.1814965</text:p>
              </table:table-cell>
              <table:table-cell office:value-type="float" office:value="0.334257">
                <text:p>0.334257</text:p>
              </table:table-cell>
              <table:table-cell office:value-type="float" office:value="0.548192">
                <text:p>0.548192</text:p>
              </table:table-cell>
              <table:table-cell office:value-type="float" office:value="0.1477526">
                <text:p>0.1477526</text:p>
              </table:table-cell>
              <table:table-cell office:value-type="float" office:value="0.324227">
                <text:p>0.324227</text:p>
              </table:table-cell>
              <table:table-cell office:value-type="float" office:value="0.4719796">
                <text:p>0.47197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18664">
                <text:p>0.1818664</text:p>
              </table:table-cell>
              <table:table-cell office:value-type="float" office:value="0.333962">
                <text:p>0.333962</text:p>
              </table:table-cell>
              <table:table-cell office:value-type="float" office:value="0.547398">
                <text:p>0.547398</text:p>
              </table:table-cell>
              <table:table-cell office:value-type="float" office:value="0.1480105">
                <text:p>0.1480105</text:p>
              </table:table-cell>
              <table:table-cell office:value-type="float" office:value="0.323886">
                <text:p>0.323886</text:p>
              </table:table-cell>
              <table:table-cell office:value-type="float" office:value="0.4718965">
                <text:p>0.47189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22438">
                <text:p>0.1822438</text:p>
              </table:table-cell>
              <table:table-cell office:value-type="float" office:value="0.333853">
                <text:p>0.333853</text:p>
              </table:table-cell>
              <table:table-cell office:value-type="float" office:value="0.546703">
                <text:p>0.546703</text:p>
              </table:table-cell>
              <table:table-cell office:value-type="float" office:value="0.1483198">
                <text:p>0.1483198</text:p>
              </table:table-cell>
              <table:table-cell office:value-type="float" office:value="0.323701">
                <text:p>0.323701</text:p>
              </table:table-cell>
              <table:table-cell office:value-type="float" office:value="0.4720208">
                <text:p>0.47202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826191">
                <text:p>0.1826191</text:p>
              </table:table-cell>
              <table:table-cell office:value-type="float" office:value="0.333789">
                <text:p>0.333789</text:p>
              </table:table-cell>
              <table:table-cell office:value-type="float" office:value="0.545834">
                <text:p>0.545834</text:p>
              </table:table-cell>
              <table:table-cell office:value-type="float" office:value="0.1486413">
                <text:p>0.1486413</text:p>
              </table:table-cell>
              <table:table-cell office:value-type="float" office:value="0.323526">
                <text:p>0.323526</text:p>
              </table:table-cell>
              <table:table-cell office:value-type="float" office:value="0.4721673">
                <text:p>0.4721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26678">
                <text:p>0.1826678</text:p>
              </table:table-cell>
              <table:table-cell office:value-type="float" office:value="0.333405">
                <text:p>0.333405</text:p>
              </table:table-cell>
              <table:table-cell office:value-type="float" office:value="0.545394">
                <text:p>0.545394</text:p>
              </table:table-cell>
              <table:table-cell office:value-type="float" office:value="0.1487815">
                <text:p>0.1487815</text:p>
              </table:table-cell>
              <table:table-cell office:value-type="float" office:value="0.323072">
                <text:p>0.323072</text:p>
              </table:table-cell>
              <table:table-cell office:value-type="float" office:value="0.4718535">
                <text:p>0.4718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827661">
                <text:p>0.1827661</text:p>
              </table:table-cell>
              <table:table-cell office:value-type="float" office:value="0.334003">
                <text:p>0.334003</text:p>
              </table:table-cell>
              <table:table-cell office:value-type="float" office:value="0.544573">
                <text:p>0.544573</text:p>
              </table:table-cell>
              <table:table-cell office:value-type="float" office:value="0.1489535">
                <text:p>0.1489535</text:p>
              </table:table-cell>
              <table:table-cell office:value-type="float" office:value="0.323445">
                <text:p>0.323445</text:p>
              </table:table-cell>
              <table:table-cell office:value-type="float" office:value="0.4723985">
                <text:p>0.4723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32591">
                <text:p>0.1832591</text:p>
              </table:table-cell>
              <table:table-cell office:value-type="float" office:value="0.333935">
                <text:p>0.333935</text:p>
              </table:table-cell>
              <table:table-cell office:value-type="float" office:value="0.544202">
                <text:p>0.544202</text:p>
              </table:table-cell>
              <table:table-cell office:value-type="float" office:value="0.1495213">
                <text:p>0.1495213</text:p>
              </table:table-cell>
              <table:table-cell office:value-type="float" office:value="0.323214">
                <text:p>0.323214</text:p>
              </table:table-cell>
              <table:table-cell office:value-type="float" office:value="0.4727353">
                <text:p>0.4727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835226">
                <text:p>0.1835226</text:p>
              </table:table-cell>
              <table:table-cell office:value-type="float" office:value="0.334942">
                <text:p>0.334942</text:p>
              </table:table-cell>
              <table:table-cell office:value-type="float" office:value="0.543322">
                <text:p>0.543322</text:p>
              </table:table-cell>
              <table:table-cell office:value-type="float" office:value="0.1498055">
                <text:p>0.1498055</text:p>
              </table:table-cell>
              <table:table-cell office:value-type="float" office:value="0.323918">
                <text:p>0.323918</text:p>
              </table:table-cell>
              <table:table-cell office:value-type="float" office:value="0.4737235">
                <text:p>0.4737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836808">
                <text:p>0.1836808</text:p>
              </table:table-cell>
              <table:table-cell office:value-type="float" office:value="0.334724">
                <text:p>0.334724</text:p>
              </table:table-cell>
              <table:table-cell office:value-type="float" office:value="0.542777">
                <text:p>0.542777</text:p>
              </table:table-cell>
              <table:table-cell office:value-type="float" office:value="0.1500035">
                <text:p>0.1500035</text:p>
              </table:table-cell>
              <table:table-cell office:value-type="float" office:value="0.323616">
                <text:p>0.323616</text:p>
              </table:table-cell>
              <table:table-cell office:value-type="float" office:value="0.4736195">
                <text:p>0.47361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839197">
                <text:p>0.1839197</text:p>
              </table:table-cell>
              <table:table-cell office:value-type="float" office:value="0.335343">
                <text:p>0.335343</text:p>
              </table:table-cell>
              <table:table-cell office:value-type="float" office:value="0.541896">
                <text:p>0.541896</text:p>
              </table:table-cell>
              <table:table-cell office:value-type="float" office:value="0.1502429">
                <text:p>0.1502429</text:p>
              </table:table-cell>
              <table:table-cell office:value-type="float" office:value="0.324079">
                <text:p>0.324079</text:p>
              </table:table-cell>
              <table:table-cell office:value-type="float" office:value="0.4743219">
                <text:p>0.47432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840934">
                <text:p>0.1840934</text:p>
              </table:table-cell>
              <table:table-cell office:value-type="float" office:value="0.335154">
                <text:p>0.335154</text:p>
              </table:table-cell>
              <table:table-cell office:value-type="float" office:value="0.541422">
                <text:p>0.541422</text:p>
              </table:table-cell>
              <table:table-cell office:value-type="float" office:value="0.1503836">
                <text:p>0.1503836</text:p>
              </table:table-cell>
              <table:table-cell office:value-type="float" office:value="0.323825">
                <text:p>0.323825</text:p>
              </table:table-cell>
              <table:table-cell office:value-type="float" office:value="0.4742086">
                <text:p>0.4742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842311">
                <text:p>0.1842311</text:p>
              </table:table-cell>
              <table:table-cell office:value-type="float" office:value="0.335146">
                <text:p>0.335146</text:p>
              </table:table-cell>
              <table:table-cell office:value-type="float" office:value="0.540579">
                <text:p>0.540579</text:p>
              </table:table-cell>
              <table:table-cell office:value-type="float" office:value="0.1504489">
                <text:p>0.1504489</text:p>
              </table:table-cell>
              <table:table-cell office:value-type="float" office:value="0.323788">
                <text:p>0.323788</text:p>
              </table:table-cell>
              <table:table-cell office:value-type="float" office:value="0.4742369">
                <text:p>0.47423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42946">
                <text:p>0.1842946</text:p>
              </table:table-cell>
              <table:table-cell office:value-type="float" office:value="0.335185">
                <text:p>0.335185</text:p>
              </table:table-cell>
              <table:table-cell office:value-type="float" office:value="0.540146">
                <text:p>0.540146</text:p>
              </table:table-cell>
              <table:table-cell office:value-type="float" office:value="0.1504451">
                <text:p>0.1504451</text:p>
              </table:table-cell>
              <table:table-cell office:value-type="float" office:value="0.32372">
                <text:p>0.32372</text:p>
              </table:table-cell>
              <table:table-cell office:value-type="float" office:value="0.4741651">
                <text:p>0.47416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44353">
                <text:p>0.1844353</text:p>
              </table:table-cell>
              <table:table-cell office:value-type="float" office:value="0.334878">
                <text:p>0.334878</text:p>
              </table:table-cell>
              <table:table-cell office:value-type="float" office:value="0.539288">
                <text:p>0.539288</text:p>
              </table:table-cell>
              <table:table-cell office:value-type="float" office:value="0.1504376">
                <text:p>0.1504376</text:p>
              </table:table-cell>
              <table:table-cell office:value-type="float" office:value="0.323395">
                <text:p>0.323395</text:p>
              </table:table-cell>
              <table:table-cell office:value-type="float" office:value="0.4738326">
                <text:p>0.47383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848223">
                <text:p>0.1848223</text:p>
              </table:table-cell>
              <table:table-cell office:value-type="float" office:value="0.334753">
                <text:p>0.334753</text:p>
              </table:table-cell>
              <table:table-cell office:value-type="float" office:value="0.538942">
                <text:p>0.538942</text:p>
              </table:table-cell>
              <table:table-cell office:value-type="float" office:value="0.1506744">
                <text:p>0.1506744</text:p>
              </table:table-cell>
              <table:table-cell office:value-type="float" office:value="0.323162">
                <text:p>0.323162</text:p>
              </table:table-cell>
              <table:table-cell office:value-type="float" office:value="0.4738364">
                <text:p>0.4738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5326">
                <text:p>0.185326</text:p>
              </table:table-cell>
              <table:table-cell office:value-type="float" office:value="0.335142">
                <text:p>0.335142</text:p>
              </table:table-cell>
              <table:table-cell office:value-type="float" office:value="0.538118">
                <text:p>0.538118</text:p>
              </table:table-cell>
              <table:table-cell office:value-type="float" office:value="0.150936">
                <text:p>0.150936</text:p>
              </table:table-cell>
              <table:table-cell office:value-type="float" office:value="0.323393">
                <text:p>0.323393</text:p>
              </table:table-cell>
              <table:table-cell office:value-type="float" office:value="0.474329">
                <text:p>0.4743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857875">
                <text:p>0.1857875</text:p>
              </table:table-cell>
              <table:table-cell office:value-type="float" office:value="0.335154">
                <text:p>0.335154</text:p>
              </table:table-cell>
              <table:table-cell office:value-type="float" office:value="0.537921">
                <text:p>0.537921</text:p>
              </table:table-cell>
              <table:table-cell office:value-type="float" office:value="0.1513122">
                <text:p>0.1513122</text:p>
              </table:table-cell>
              <table:table-cell office:value-type="float" office:value="0.323222">
                <text:p>0.323222</text:p>
              </table:table-cell>
              <table:table-cell office:value-type="float" office:value="0.4745342">
                <text:p>0.47453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864706">
                <text:p>0.1864706</text:p>
              </table:table-cell>
              <table:table-cell office:value-type="float" office:value="0.336449">
                <text:p>0.336449</text:p>
              </table:table-cell>
              <table:table-cell office:value-type="float" office:value="0.537163">
                <text:p>0.537163</text:p>
              </table:table-cell>
              <table:table-cell office:value-type="float" office:value="0.1518253">
                <text:p>0.1518253</text:p>
              </table:table-cell>
              <table:table-cell office:value-type="float" office:value="0.324194">
                <text:p>0.324194</text:p>
              </table:table-cell>
              <table:table-cell office:value-type="float" office:value="0.4760193">
                <text:p>0.47601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69624">
                <text:p>0.1869624</text:p>
              </table:table-cell>
              <table:table-cell office:value-type="float" office:value="0.336494">
                <text:p>0.336494</text:p>
              </table:table-cell>
              <table:table-cell office:value-type="float" office:value="0.537179">
                <text:p>0.537179</text:p>
              </table:table-cell>
              <table:table-cell office:value-type="float" office:value="0.1523206">
                <text:p>0.1523206</text:p>
              </table:table-cell>
              <table:table-cell office:value-type="float" office:value="0.324079">
                <text:p>0.324079</text:p>
              </table:table-cell>
              <table:table-cell office:value-type="float" office:value="0.4763996">
                <text:p>0.47639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74268">
                <text:p>0.1874268</text:p>
              </table:table-cell>
              <table:table-cell office:value-type="float" office:value="0.338062">
                <text:p>0.338062</text:p>
              </table:table-cell>
              <table:table-cell office:value-type="float" office:value="0.536421">
                <text:p>0.536421</text:p>
              </table:table-cell>
              <table:table-cell office:value-type="float" office:value="0.152706">
                <text:p>0.152706</text:p>
              </table:table-cell>
              <table:table-cell office:value-type="float" office:value="0.325364">
                <text:p>0.325364</text:p>
              </table:table-cell>
              <table:table-cell office:value-type="float" office:value="0.47807">
                <text:p>0.478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78494">
                <text:p>0.1878494</text:p>
              </table:table-cell>
              <table:table-cell office:value-type="float" office:value="0.338402">
                <text:p>0.338402</text:p>
              </table:table-cell>
              <table:table-cell office:value-type="float" office:value="0.536426">
                <text:p>0.536426</text:p>
              </table:table-cell>
              <table:table-cell office:value-type="float" office:value="0.1532072">
                <text:p>0.1532072</text:p>
              </table:table-cell>
              <table:table-cell office:value-type="float" office:value="0.325533">
                <text:p>0.325533</text:p>
              </table:table-cell>
              <table:table-cell office:value-type="float" office:value="0.4787402">
                <text:p>0.47874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885045">
                <text:p>0.1885045</text:p>
              </table:table-cell>
              <table:table-cell office:value-type="float" office:value="0.34061">
                <text:p>0.34061</text:p>
              </table:table-cell>
              <table:table-cell office:value-type="float" office:value="0.535756">
                <text:p>0.535756</text:p>
              </table:table-cell>
              <table:table-cell office:value-type="float" office:value="0.1539011">
                <text:p>0.1539011</text:p>
              </table:table-cell>
              <table:table-cell office:value-type="float" office:value="0.327467">
                <text:p>0.327467</text:p>
              </table:table-cell>
              <table:table-cell office:value-type="float" office:value="0.4813681">
                <text:p>0.4813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886854">
                <text:p>0.1886854</text:p>
              </table:table-cell>
              <table:table-cell office:value-type="float" office:value="0.340255">
                <text:p>0.340255</text:p>
              </table:table-cell>
              <table:table-cell office:value-type="float" office:value="0.535991">
                <text:p>0.535991</text:p>
              </table:table-cell>
              <table:table-cell office:value-type="float" office:value="0.1541726">
                <text:p>0.1541726</text:p>
              </table:table-cell>
              <table:table-cell office:value-type="float" office:value="0.327134">
                <text:p>0.327134</text:p>
              </table:table-cell>
              <table:table-cell office:value-type="float" office:value="0.4813066">
                <text:p>0.48130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887602">
                <text:p>0.1887602</text:p>
              </table:table-cell>
              <table:table-cell office:value-type="float" office:value="0.341033">
                <text:p>0.341033</text:p>
              </table:table-cell>
              <table:table-cell office:value-type="float" office:value="0.535248">
                <text:p>0.535248</text:p>
              </table:table-cell>
              <table:table-cell office:value-type="float" office:value="0.1542865">
                <text:p>0.1542865</text:p>
              </table:table-cell>
              <table:table-cell office:value-type="float" office:value="0.327983">
                <text:p>0.327983</text:p>
              </table:table-cell>
              <table:table-cell office:value-type="float" office:value="0.4822695">
                <text:p>0.48226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873">
                <text:p>0.188873</text:p>
              </table:table-cell>
              <table:table-cell office:value-type="float" office:value="0.340911">
                <text:p>0.340911</text:p>
              </table:table-cell>
              <table:table-cell office:value-type="float" office:value="0.535246">
                <text:p>0.535246</text:p>
              </table:table-cell>
              <table:table-cell office:value-type="float" office:value="0.1545677">
                <text:p>0.1545677</text:p>
              </table:table-cell>
              <table:table-cell office:value-type="float" office:value="0.327909">
                <text:p>0.327909</text:p>
              </table:table-cell>
              <table:table-cell office:value-type="float" office:value="0.4824767">
                <text:p>0.48247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92445">
                <text:p>0.1892445</text:p>
              </table:table-cell>
              <table:table-cell office:value-type="float" office:value="0.342238">
                <text:p>0.342238</text:p>
              </table:table-cell>
              <table:table-cell office:value-type="float" office:value="0.534646">
                <text:p>0.534646</text:p>
              </table:table-cell>
              <table:table-cell office:value-type="float" office:value="0.1551848">
                <text:p>0.1551848</text:p>
              </table:table-cell>
              <table:table-cell office:value-type="float" office:value="0.329316">
                <text:p>0.329316</text:p>
              </table:table-cell>
              <table:table-cell office:value-type="float" office:value="0.4845008">
                <text:p>0.48450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895596">
                <text:p>0.1895596</text:p>
              </table:table-cell>
              <table:table-cell office:value-type="float" office:value="0.341924">
                <text:p>0.341924</text:p>
              </table:table-cell>
              <table:table-cell office:value-type="float" office:value="0.534942">
                <text:p>0.534942</text:p>
              </table:table-cell>
              <table:table-cell office:value-type="float" office:value="0.1557061">
                <text:p>0.1557061</text:p>
              </table:table-cell>
              <table:table-cell office:value-type="float" office:value="0.329083">
                <text:p>0.329083</text:p>
              </table:table-cell>
              <table:table-cell office:value-type="float" office:value="0.4847891">
                <text:p>0.4847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897307">
                <text:p>0.1897307</text:p>
              </table:table-cell>
              <table:table-cell office:value-type="float" office:value="0.342797">
                <text:p>0.342797</text:p>
              </table:table-cell>
              <table:table-cell office:value-type="float" office:value="0.534304">
                <text:p>0.534304</text:p>
              </table:table-cell>
              <table:table-cell office:value-type="float" office:value="0.1560318">
                <text:p>0.1560318</text:p>
              </table:table-cell>
              <table:table-cell office:value-type="float" office:value="0.330124">
                <text:p>0.330124</text:p>
              </table:table-cell>
              <table:table-cell office:value-type="float" office:value="0.4861558">
                <text:p>0.48615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898738">
                <text:p>0.1898738</text:p>
              </table:table-cell>
              <table:table-cell office:value-type="float" office:value="0.342435">
                <text:p>0.342435</text:p>
              </table:table-cell>
              <table:table-cell office:value-type="float" office:value="0.534447">
                <text:p>0.534447</text:p>
              </table:table-cell>
              <table:table-cell office:value-type="float" office:value="0.1562691">
                <text:p>0.1562691</text:p>
              </table:table-cell>
              <table:table-cell office:value-type="float" office:value="0.329798">
                <text:p>0.329798</text:p>
              </table:table-cell>
              <table:table-cell office:value-type="float" office:value="0.4860671">
                <text:p>0.48606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01748">
                <text:p>0.1901748</text:p>
              </table:table-cell>
              <table:table-cell office:value-type="float" office:value="0.343116">
                <text:p>0.343116</text:p>
              </table:table-cell>
              <table:table-cell office:value-type="float" office:value="0.533818">
                <text:p>0.533818</text:p>
              </table:table-cell>
              <table:table-cell office:value-type="float" office:value="0.1565517">
                <text:p>0.1565517</text:p>
              </table:table-cell>
              <table:table-cell office:value-type="float" office:value="0.330609">
                <text:p>0.330609</text:p>
              </table:table-cell>
              <table:table-cell office:value-type="float" office:value="0.4871607">
                <text:p>0.4871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02042">
                <text:p>0.1902042</text:p>
              </table:table-cell>
              <table:table-cell office:value-type="float" office:value="0.342668">
                <text:p>0.342668</text:p>
              </table:table-cell>
              <table:table-cell office:value-type="float" office:value="0.534111">
                <text:p>0.534111</text:p>
              </table:table-cell>
              <table:table-cell office:value-type="float" office:value="0.1568413">
                <text:p>0.1568413</text:p>
              </table:table-cell>
              <table:table-cell office:value-type="float" office:value="0.330309">
                <text:p>0.330309</text:p>
              </table:table-cell>
              <table:table-cell office:value-type="float" office:value="0.4871503">
                <text:p>0.48715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01427">
                <text:p>0.1901427</text:p>
              </table:table-cell>
              <table:table-cell office:value-type="float" office:value="0.343031">
                <text:p>0.343031</text:p>
              </table:table-cell>
              <table:table-cell office:value-type="float" office:value="0.533499">
                <text:p>0.533499</text:p>
              </table:table-cell>
              <table:table-cell office:value-type="float" office:value="0.1569953">
                <text:p>0.1569953</text:p>
              </table:table-cell>
              <table:table-cell office:value-type="float" office:value="0.330915">
                <text:p>0.330915</text:p>
              </table:table-cell>
              <table:table-cell office:value-type="float" office:value="0.4879103">
                <text:p>0.4879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899492">
                <text:p>0.1899492</text:p>
              </table:table-cell>
              <table:table-cell office:value-type="float" office:value="0.342579">
                <text:p>0.342579</text:p>
              </table:table-cell>
              <table:table-cell office:value-type="float" office:value="0.533734">
                <text:p>0.533734</text:p>
              </table:table-cell>
              <table:table-cell office:value-type="float" office:value="0.1568674">
                <text:p>0.1568674</text:p>
              </table:table-cell>
              <table:table-cell office:value-type="float" office:value="0.330439">
                <text:p>0.330439</text:p>
              </table:table-cell>
              <table:table-cell office:value-type="float" office:value="0.4873064">
                <text:p>0.48730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898375">
                <text:p>0.1898375</text:p>
              </table:table-cell>
              <table:table-cell office:value-type="float" office:value="0.342339">
                <text:p>0.342339</text:p>
              </table:table-cell>
              <table:table-cell office:value-type="float" office:value="0.533143">
                <text:p>0.533143</text:p>
              </table:table-cell>
              <table:table-cell office:value-type="float" office:value="0.1567862">
                <text:p>0.1567862</text:p>
              </table:table-cell>
              <table:table-cell office:value-type="float" office:value="0.330307">
                <text:p>0.330307</text:p>
              </table:table-cell>
              <table:table-cell office:value-type="float" office:value="0.4870932">
                <text:p>0.48709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96836">
                <text:p>0.1896836</text:p>
              </table:table-cell>
              <table:table-cell office:value-type="float" office:value="0.342085">
                <text:p>0.342085</text:p>
              </table:table-cell>
              <table:table-cell office:value-type="float" office:value="0.533404">
                <text:p>0.533404</text:p>
              </table:table-cell>
              <table:table-cell office:value-type="float" office:value="0.1565929">
                <text:p>0.1565929</text:p>
              </table:table-cell>
              <table:table-cell office:value-type="float" office:value="0.329908">
                <text:p>0.329908</text:p>
              </table:table-cell>
              <table:table-cell office:value-type="float" office:value="0.4865009">
                <text:p>0.4865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95652">
                <text:p>0.1895652</text:p>
              </table:table-cell>
              <table:table-cell office:value-type="float" office:value="0.341816">
                <text:p>0.341816</text:p>
              </table:table-cell>
              <table:table-cell office:value-type="float" office:value="0.532665">
                <text:p>0.532665</text:p>
              </table:table-cell>
              <table:table-cell office:value-type="float" office:value="0.1564384">
                <text:p>0.1564384</text:p>
              </table:table-cell>
              <table:table-cell office:value-type="float" office:value="0.329582">
                <text:p>0.329582</text:p>
              </table:table-cell>
              <table:table-cell office:value-type="float" office:value="0.4860204">
                <text:p>0.48602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93328">
                <text:p>0.1893328</text:p>
              </table:table-cell>
              <table:table-cell office:value-type="float" office:value="0.34135">
                <text:p>0.34135</text:p>
              </table:table-cell>
              <table:table-cell office:value-type="float" office:value="0.532597">
                <text:p>0.532597</text:p>
              </table:table-cell>
              <table:table-cell office:value-type="float" office:value="0.1563883">
                <text:p>0.1563883</text:p>
              </table:table-cell>
              <table:table-cell office:value-type="float" office:value="0.329155">
                <text:p>0.329155</text:p>
              </table:table-cell>
              <table:table-cell office:value-type="float" office:value="0.4855433">
                <text:p>0.48554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92292">
                <text:p>0.1892292</text:p>
              </table:table-cell>
              <table:table-cell office:value-type="float" office:value="0.341118">
                <text:p>0.341118</text:p>
              </table:table-cell>
              <table:table-cell office:value-type="float" office:value="0.53211">
                <text:p>0.53211</text:p>
              </table:table-cell>
              <table:table-cell office:value-type="float" office:value="0.156445">
                <text:p>0.156445</text:p>
              </table:table-cell>
              <table:table-cell office:value-type="float" office:value="0.328947">
                <text:p>0.328947</text:p>
              </table:table-cell>
              <table:table-cell office:value-type="float" office:value="0.485392">
                <text:p>0.4853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90553">
                <text:p>0.1890553</text:p>
              </table:table-cell>
              <table:table-cell office:value-type="float" office:value="0.340725">
                <text:p>0.340725</text:p>
              </table:table-cell>
              <table:table-cell office:value-type="float" office:value="0.532654">
                <text:p>0.532654</text:p>
              </table:table-cell>
              <table:table-cell office:value-type="float" office:value="0.1566399">
                <text:p>0.1566399</text:p>
              </table:table-cell>
              <table:table-cell office:value-type="float" office:value="0.328686">
                <text:p>0.328686</text:p>
              </table:table-cell>
              <table:table-cell office:value-type="float" office:value="0.4853259">
                <text:p>0.48532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888097">
                <text:p>0.1888097</text:p>
              </table:table-cell>
              <table:table-cell office:value-type="float" office:value="0.340364">
                <text:p>0.340364</text:p>
              </table:table-cell>
              <table:table-cell office:value-type="float" office:value="0.53331">
                <text:p>0.53331</text:p>
              </table:table-cell>
              <table:table-cell office:value-type="float" office:value="0.1566297">
                <text:p>0.1566297</text:p>
              </table:table-cell>
              <table:table-cell office:value-type="float" office:value="0.328423">
                <text:p>0.328423</text:p>
              </table:table-cell>
              <table:table-cell office:value-type="float" office:value="0.4850527">
                <text:p>0.48505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88535">
                <text:p>0.188535</text:p>
              </table:table-cell>
              <table:table-cell office:value-type="float" office:value="0.339993">
                <text:p>0.339993</text:p>
              </table:table-cell>
              <table:table-cell office:value-type="float" office:value="0.535332">
                <text:p>0.535332</text:p>
              </table:table-cell>
              <table:table-cell office:value-type="float" office:value="0.1565981">
                <text:p>0.1565981</text:p>
              </table:table-cell>
              <table:table-cell office:value-type="float" office:value="0.328172">
                <text:p>0.328172</text:p>
              </table:table-cell>
              <table:table-cell office:value-type="float" office:value="0.4847701">
                <text:p>0.48477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882632">
                <text:p>0.1882632</text:p>
              </table:table-cell>
              <table:table-cell office:value-type="float" office:value="0.339605">
                <text:p>0.339605</text:p>
              </table:table-cell>
              <table:table-cell office:value-type="float" office:value="0.535474">
                <text:p>0.535474</text:p>
              </table:table-cell>
              <table:table-cell office:value-type="float" office:value="0.1566156">
                <text:p>0.1566156</text:p>
              </table:table-cell>
              <table:table-cell office:value-type="float" office:value="0.327844">
                <text:p>0.327844</text:p>
              </table:table-cell>
              <table:table-cell office:value-type="float" office:value="0.4844596">
                <text:p>0.4844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880262">
                <text:p>0.1880262</text:p>
              </table:table-cell>
              <table:table-cell office:value-type="float" office:value="0.339227">
                <text:p>0.339227</text:p>
              </table:table-cell>
              <table:table-cell office:value-type="float" office:value="0.536766">
                <text:p>0.536766</text:p>
              </table:table-cell>
              <table:table-cell office:value-type="float" office:value="0.1567783">
                <text:p>0.1567783</text:p>
              </table:table-cell>
              <table:table-cell office:value-type="float" office:value="0.327656">
                <text:p>0.327656</text:p>
              </table:table-cell>
              <table:table-cell office:value-type="float" office:value="0.4844343">
                <text:p>0.48443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77758">
                <text:p>0.1877758</text:p>
              </table:table-cell>
              <table:table-cell office:value-type="float" office:value="0.338914">
                <text:p>0.338914</text:p>
              </table:table-cell>
              <table:table-cell office:value-type="float" office:value="0.536587">
                <text:p>0.536587</text:p>
              </table:table-cell>
              <table:table-cell office:value-type="float" office:value="0.1570363">
                <text:p>0.1570363</text:p>
              </table:table-cell>
              <table:table-cell office:value-type="float" office:value="0.327437">
                <text:p>0.327437</text:p>
              </table:table-cell>
              <table:table-cell office:value-type="float" office:value="0.4844733">
                <text:p>0.48447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87534">
                <text:p>0.187534</text:p>
              </table:table-cell>
              <table:table-cell office:value-type="float" office:value="0.338419">
                <text:p>0.338419</text:p>
              </table:table-cell>
              <table:table-cell office:value-type="float" office:value="0.537453">
                <text:p>0.537453</text:p>
              </table:table-cell>
              <table:table-cell office:value-type="float" office:value="0.1569644">
                <text:p>0.1569644</text:p>
              </table:table-cell>
              <table:table-cell office:value-type="float" office:value="0.327028">
                <text:p>0.327028</text:p>
              </table:table-cell>
              <table:table-cell office:value-type="float" office:value="0.4839924">
                <text:p>0.48399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73663">
                <text:p>0.1873663</text:p>
              </table:table-cell>
              <table:table-cell office:value-type="float" office:value="0.338412">
                <text:p>0.338412</text:p>
              </table:table-cell>
              <table:table-cell office:value-type="float" office:value="0.537593">
                <text:p>0.537593</text:p>
              </table:table-cell>
              <table:table-cell office:value-type="float" office:value="0.1568573">
                <text:p>0.1568573</text:p>
              </table:table-cell>
              <table:table-cell office:value-type="float" office:value="0.326949">
                <text:p>0.326949</text:p>
              </table:table-cell>
              <table:table-cell office:value-type="float" office:value="0.4838063">
                <text:p>0.4838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71411">
                <text:p>0.1871411</text:p>
              </table:table-cell>
              <table:table-cell office:value-type="float" office:value="0.337932">
                <text:p>0.337932</text:p>
              </table:table-cell>
              <table:table-cell office:value-type="float" office:value="0.538943">
                <text:p>0.538943</text:p>
              </table:table-cell>
              <table:table-cell office:value-type="float" office:value="0.1567068">
                <text:p>0.1567068</text:p>
              </table:table-cell>
              <table:table-cell office:value-type="float" office:value="0.326514">
                <text:p>0.326514</text:p>
              </table:table-cell>
              <table:table-cell office:value-type="float" office:value="0.4832208">
                <text:p>0.48322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869956">
                <text:p>0.1869956</text:p>
              </table:table-cell>
              <table:table-cell office:value-type="float" office:value="0.337888">
                <text:p>0.337888</text:p>
              </table:table-cell>
              <table:table-cell office:value-type="float" office:value="0.538972">
                <text:p>0.538972</text:p>
              </table:table-cell>
              <table:table-cell office:value-type="float" office:value="0.1565607">
                <text:p>0.1565607</text:p>
              </table:table-cell>
              <table:table-cell office:value-type="float" office:value="0.326376">
                <text:p>0.326376</text:p>
              </table:table-cell>
              <table:table-cell office:value-type="float" office:value="0.4829367">
                <text:p>0.4829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867872">
                <text:p>0.1867872</text:p>
              </table:table-cell>
              <table:table-cell office:value-type="float" office:value="0.337509">
                <text:p>0.337509</text:p>
              </table:table-cell>
              <table:table-cell office:value-type="float" office:value="0.540216">
                <text:p>0.540216</text:p>
              </table:table-cell>
              <table:table-cell office:value-type="float" office:value="0.156716">
                <text:p>0.156716</text:p>
              </table:table-cell>
              <table:table-cell office:value-type="float" office:value="0.326166">
                <text:p>0.326166</text:p>
              </table:table-cell>
              <table:table-cell office:value-type="float" office:value="0.482882">
                <text:p>0.482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865965">
                <text:p>0.1865965</text:p>
              </table:table-cell>
              <table:table-cell office:value-type="float" office:value="0.337615">
                <text:p>0.337615</text:p>
              </table:table-cell>
              <table:table-cell office:value-type="float" office:value="0.53987">
                <text:p>0.53987</text:p>
              </table:table-cell>
              <table:table-cell office:value-type="float" office:value="0.1569919">
                <text:p>0.1569919</text:p>
              </table:table-cell>
              <table:table-cell office:value-type="float" office:value="0.32631">
                <text:p>0.32631</text:p>
              </table:table-cell>
              <table:table-cell office:value-type="float" office:value="0.4833019">
                <text:p>0.4833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67648">
                <text:p>0.1867648</text:p>
              </table:table-cell>
              <table:table-cell office:value-type="float" office:value="0.337571">
                <text:p>0.337571</text:p>
              </table:table-cell>
              <table:table-cell office:value-type="float" office:value="0.540557">
                <text:p>0.540557</text:p>
              </table:table-cell>
              <table:table-cell office:value-type="float" office:value="0.1577929">
                <text:p>0.1577929</text:p>
              </table:table-cell>
              <table:table-cell office:value-type="float" office:value="0.326494">
                <text:p>0.326494</text:p>
              </table:table-cell>
              <table:table-cell office:value-type="float" office:value="0.4842869">
                <text:p>0.4842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87082">
                <text:p>0.187082</text:p>
              </table:table-cell>
              <table:table-cell office:value-type="float" office:value="0.337783">
                <text:p>0.337783</text:p>
              </table:table-cell>
              <table:table-cell office:value-type="float" office:value="0.539915">
                <text:p>0.539915</text:p>
              </table:table-cell>
              <table:table-cell office:value-type="float" office:value="0.1589561">
                <text:p>0.1589561</text:p>
              </table:table-cell>
              <table:table-cell office:value-type="float" office:value="0.326858">
                <text:p>0.326858</text:p>
              </table:table-cell>
              <table:table-cell office:value-type="float" office:value="0.4858141">
                <text:p>0.48581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69466">
                <text:p>0.1869466</text:p>
              </table:table-cell>
              <table:table-cell office:value-type="float" office:value="0.337378">
                <text:p>0.337378</text:p>
              </table:table-cell>
              <table:table-cell office:value-type="float" office:value="0.539713">
                <text:p>0.539713</text:p>
              </table:table-cell>
              <table:table-cell office:value-type="float" office:value="0.1588906">
                <text:p>0.1588906</text:p>
              </table:table-cell>
              <table:table-cell office:value-type="float" office:value="0.326444">
                <text:p>0.326444</text:p>
              </table:table-cell>
              <table:table-cell office:value-type="float" office:value="0.4853346">
                <text:p>0.48533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869696">
                <text:p>0.1869696</text:p>
              </table:table-cell>
              <table:table-cell office:value-type="float" office:value="0.337783">
                <text:p>0.337783</text:p>
              </table:table-cell>
              <table:table-cell office:value-type="float" office:value="0.539049">
                <text:p>0.539049</text:p>
              </table:table-cell>
              <table:table-cell office:value-type="float" office:value="0.1587416">
                <text:p>0.1587416</text:p>
              </table:table-cell>
              <table:table-cell office:value-type="float" office:value="0.326722">
                <text:p>0.326722</text:p>
              </table:table-cell>
              <table:table-cell office:value-type="float" office:value="0.4854636">
                <text:p>0.48546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868152">
                <text:p>0.1868152</text:p>
              </table:table-cell>
              <table:table-cell office:value-type="float" office:value="0.337378">
                <text:p>0.337378</text:p>
              </table:table-cell>
              <table:table-cell office:value-type="float" office:value="0.539087">
                <text:p>0.539087</text:p>
              </table:table-cell>
              <table:table-cell office:value-type="float" office:value="0.1586463">
                <text:p>0.1586463</text:p>
              </table:table-cell>
              <table:table-cell office:value-type="float" office:value="0.326379">
                <text:p>0.326379</text:p>
              </table:table-cell>
              <table:table-cell office:value-type="float" office:value="0.4850253">
                <text:p>0.4850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67122">
                <text:p>0.1867122</text:p>
              </table:table-cell>
              <table:table-cell office:value-type="float" office:value="0.337804">
                <text:p>0.337804</text:p>
              </table:table-cell>
              <table:table-cell office:value-type="float" office:value="0.538333">
                <text:p>0.538333</text:p>
              </table:table-cell>
              <table:table-cell office:value-type="float" office:value="0.1585157">
                <text:p>0.1585157</text:p>
              </table:table-cell>
              <table:table-cell office:value-type="float" office:value="0.326763">
                <text:p>0.326763</text:p>
              </table:table-cell>
              <table:table-cell office:value-type="float" office:value="0.4852787">
                <text:p>0.4852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66297">
                <text:p>0.1866297</text:p>
              </table:table-cell>
              <table:table-cell office:value-type="float" office:value="0.337504">
                <text:p>0.337504</text:p>
              </table:table-cell>
              <table:table-cell office:value-type="float" office:value="0.537978">
                <text:p>0.537978</text:p>
              </table:table-cell>
              <table:table-cell office:value-type="float" office:value="0.158398">
                <text:p>0.158398</text:p>
              </table:table-cell>
              <table:table-cell office:value-type="float" office:value="0.326509">
                <text:p>0.326509</text:p>
              </table:table-cell>
              <table:table-cell office:value-type="float" office:value="0.484907">
                <text:p>0.484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66614">
                <text:p>0.1866614</text:p>
              </table:table-cell>
              <table:table-cell office:value-type="float" office:value="0.338228">
                <text:p>0.338228</text:p>
              </table:table-cell>
              <table:table-cell office:value-type="float" office:value="0.537222">
                <text:p>0.537222</text:p>
              </table:table-cell>
              <table:table-cell office:value-type="float" office:value="0.1582408">
                <text:p>0.1582408</text:p>
              </table:table-cell>
              <table:table-cell office:value-type="float" office:value="0.327172">
                <text:p>0.327172</text:p>
              </table:table-cell>
              <table:table-cell office:value-type="float" office:value="0.4854128">
                <text:p>0.48541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69916">
                <text:p>0.1869916</text:p>
              </table:table-cell>
              <table:table-cell office:value-type="float" office:value="0.338127">
                <text:p>0.338127</text:p>
              </table:table-cell>
              <table:table-cell office:value-type="float" office:value="0.53678">
                <text:p>0.53678</text:p>
              </table:table-cell>
              <table:table-cell office:value-type="float" office:value="0.1581753">
                <text:p>0.1581753</text:p>
              </table:table-cell>
              <table:table-cell office:value-type="float" office:value="0.326965">
                <text:p>0.326965</text:p>
              </table:table-cell>
              <table:table-cell office:value-type="float" office:value="0.4851403">
                <text:p>0.48514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875412">
                <text:p>0.1875412</text:p>
              </table:table-cell>
              <table:table-cell office:value-type="float" office:value="0.339275">
                <text:p>0.339275</text:p>
              </table:table-cell>
              <table:table-cell office:value-type="float" office:value="0.536174">
                <text:p>0.536174</text:p>
              </table:table-cell>
              <table:table-cell office:value-type="float" office:value="0.1582073">
                <text:p>0.1582073</text:p>
              </table:table-cell>
              <table:table-cell office:value-type="float" office:value="0.327907">
                <text:p>0.327907</text:p>
              </table:table-cell>
              <table:table-cell office:value-type="float" office:value="0.4861143">
                <text:p>0.48611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880259">
                <text:p>0.1880259</text:p>
              </table:table-cell>
              <table:table-cell office:value-type="float" office:value="0.339221">
                <text:p>0.339221</text:p>
              </table:table-cell>
              <table:table-cell office:value-type="float" office:value="0.535651">
                <text:p>0.535651</text:p>
              </table:table-cell>
              <table:table-cell office:value-type="float" office:value="0.15832">
                <text:p>0.15832</text:p>
              </table:table-cell>
              <table:table-cell office:value-type="float" office:value="0.327721">
                <text:p>0.327721</text:p>
              </table:table-cell>
              <table:table-cell office:value-type="float" office:value="0.486041">
                <text:p>0.4860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887124">
                <text:p>0.1887124</text:p>
              </table:table-cell>
              <table:table-cell office:value-type="float" office:value="0.34042">
                <text:p>0.34042</text:p>
              </table:table-cell>
              <table:table-cell office:value-type="float" office:value="0.535131">
                <text:p>0.535131</text:p>
              </table:table-cell>
              <table:table-cell office:value-type="float" office:value="0.1584571">
                <text:p>0.1584571</text:p>
              </table:table-cell>
              <table:table-cell office:value-type="float" office:value="0.328719">
                <text:p>0.328719</text:p>
              </table:table-cell>
              <table:table-cell office:value-type="float" office:value="0.4871761">
                <text:p>0.48717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890911">
                <text:p>0.1890911</text:p>
              </table:table-cell>
              <table:table-cell office:value-type="float" office:value="0.34033">
                <text:p>0.34033</text:p>
              </table:table-cell>
              <table:table-cell office:value-type="float" office:value="0.534625">
                <text:p>0.534625</text:p>
              </table:table-cell>
              <table:table-cell office:value-type="float" office:value="0.1584995">
                <text:p>0.1584995</text:p>
              </table:table-cell>
              <table:table-cell office:value-type="float" office:value="0.32845">
                <text:p>0.32845</text:p>
              </table:table-cell>
              <table:table-cell office:value-type="float" office:value="0.4869495">
                <text:p>0.48694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898591">
                <text:p>0.1898591</text:p>
              </table:table-cell>
              <table:table-cell office:value-type="float" office:value="0.341233">
                <text:p>0.341233</text:p>
              </table:table-cell>
              <table:table-cell office:value-type="float" office:value="0.533927">
                <text:p>0.533927</text:p>
              </table:table-cell>
              <table:table-cell office:value-type="float" office:value="0.1586667">
                <text:p>0.1586667</text:p>
              </table:table-cell>
              <table:table-cell office:value-type="float" office:value="0.329165">
                <text:p>0.329165</text:p>
              </table:table-cell>
              <table:table-cell office:value-type="float" office:value="0.4878317">
                <text:p>0.4878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896547">
                <text:p>0.1896547</text:p>
              </table:table-cell>
              <table:table-cell office:value-type="float" office:value="0.340795">
                <text:p>0.340795</text:p>
              </table:table-cell>
              <table:table-cell office:value-type="float" office:value="0.533756">
                <text:p>0.533756</text:p>
              </table:table-cell>
              <table:table-cell office:value-type="float" office:value="0.1584924">
                <text:p>0.1584924</text:p>
              </table:table-cell>
              <table:table-cell office:value-type="float" office:value="0.328713">
                <text:p>0.328713</text:p>
              </table:table-cell>
              <table:table-cell office:value-type="float" office:value="0.4872054">
                <text:p>0.48720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95387">
                <text:p>0.1895387</text:p>
              </table:table-cell>
              <table:table-cell office:value-type="float" office:value="0.3407">
                <text:p>0.3407</text:p>
              </table:table-cell>
              <table:table-cell office:value-type="float" office:value="0.533304">
                <text:p>0.533304</text:p>
              </table:table-cell>
              <table:table-cell office:value-type="float" office:value="0.158334">
                <text:p>0.158334</text:p>
              </table:table-cell>
              <table:table-cell office:value-type="float" office:value="0.328672">
                <text:p>0.328672</text:p>
              </table:table-cell>
              <table:table-cell office:value-type="float" office:value="0.487006">
                <text:p>0.487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92799">
                <text:p>0.1892799</text:p>
              </table:table-cell>
              <table:table-cell office:value-type="float" office:value="0.340441">
                <text:p>0.340441</text:p>
              </table:table-cell>
              <table:table-cell office:value-type="float" office:value="0.533707">
                <text:p>0.533707</text:p>
              </table:table-cell>
              <table:table-cell office:value-type="float" office:value="0.1581898">
                <text:p>0.1581898</text:p>
              </table:table-cell>
              <table:table-cell office:value-type="float" office:value="0.328333">
                <text:p>0.328333</text:p>
              </table:table-cell>
              <table:table-cell office:value-type="float" office:value="0.4865228">
                <text:p>0.48652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90217">
                <text:p>0.1890217</text:p>
              </table:table-cell>
              <table:table-cell office:value-type="float" office:value="0.340114">
                <text:p>0.340114</text:p>
              </table:table-cell>
              <table:table-cell office:value-type="float" office:value="0.533123">
                <text:p>0.533123</text:p>
              </table:table-cell>
              <table:table-cell office:value-type="float" office:value="0.1580375">
                <text:p>0.1580375</text:p>
              </table:table-cell>
              <table:table-cell office:value-type="float" office:value="0.328016">
                <text:p>0.328016</text:p>
              </table:table-cell>
              <table:table-cell office:value-type="float" office:value="0.4860535">
                <text:p>0.48605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887665">
                <text:p>0.1887665</text:p>
              </table:table-cell>
              <table:table-cell office:value-type="float" office:value="0.339709">
                <text:p>0.339709</text:p>
              </table:table-cell>
              <table:table-cell office:value-type="float" office:value="0.533243">
                <text:p>0.533243</text:p>
              </table:table-cell>
              <table:table-cell office:value-type="float" office:value="0.1578568">
                <text:p>0.1578568</text:p>
              </table:table-cell>
              <table:table-cell office:value-type="float" office:value="0.327611">
                <text:p>0.327611</text:p>
              </table:table-cell>
              <table:table-cell office:value-type="float" office:value="0.4854678">
                <text:p>0.48546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885158">
                <text:p>0.1885158</text:p>
              </table:table-cell>
              <table:table-cell office:value-type="float" office:value="0.339504">
                <text:p>0.339504</text:p>
              </table:table-cell>
              <table:table-cell office:value-type="float" office:value="0.532545">
                <text:p>0.532545</text:p>
              </table:table-cell>
              <table:table-cell office:value-type="float" office:value="0.1576826">
                <text:p>0.1576826</text:p>
              </table:table-cell>
              <table:table-cell office:value-type="float" office:value="0.327409">
                <text:p>0.327409</text:p>
              </table:table-cell>
              <table:table-cell office:value-type="float" office:value="0.4850916">
                <text:p>0.48509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84483">
                <text:p>0.1884483</text:p>
              </table:table-cell>
              <table:table-cell office:value-type="float" office:value="0.33917">
                <text:p>0.33917</text:p>
              </table:table-cell>
              <table:table-cell office:value-type="float" office:value="0.532312">
                <text:p>0.532312</text:p>
              </table:table-cell>
              <table:table-cell office:value-type="float" office:value="0.1574941">
                <text:p>0.1574941</text:p>
              </table:table-cell>
              <table:table-cell office:value-type="float" office:value="0.326982">
                <text:p>0.326982</text:p>
              </table:table-cell>
              <table:table-cell office:value-type="float" office:value="0.4844761">
                <text:p>0.48447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84327">
                <text:p>0.1884327</text:p>
              </table:table-cell>
              <table:table-cell office:value-type="float" office:value="0.339509">
                <text:p>0.339509</text:p>
              </table:table-cell>
              <table:table-cell office:value-type="float" office:value="0.531613">
                <text:p>0.531613</text:p>
              </table:table-cell>
              <table:table-cell office:value-type="float" office:value="0.1572966">
                <text:p>0.1572966</text:p>
              </table:table-cell>
              <table:table-cell office:value-type="float" office:value="0.32715">
                <text:p>0.32715</text:p>
              </table:table-cell>
              <table:table-cell office:value-type="float" office:value="0.4844466">
                <text:p>0.4844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881788">
                <text:p>0.1881788</text:p>
              </table:table-cell>
              <table:table-cell office:value-type="float" office:value="0.339058">
                <text:p>0.339058</text:p>
              </table:table-cell>
              <table:table-cell office:value-type="float" office:value="0.531089">
                <text:p>0.531089</text:p>
              </table:table-cell>
              <table:table-cell office:value-type="float" office:value="0.1571591">
                <text:p>0.1571591</text:p>
              </table:table-cell>
              <table:table-cell office:value-type="float" office:value="0.326763">
                <text:p>0.326763</text:p>
              </table:table-cell>
              <table:table-cell office:value-type="float" office:value="0.4839221">
                <text:p>0.48392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9385">
                <text:p>0.1879385</text:p>
              </table:table-cell>
              <table:table-cell office:value-type="float" office:value="0.338968">
                <text:p>0.338968</text:p>
              </table:table-cell>
              <table:table-cell office:value-type="float" office:value="0.530501">
                <text:p>0.530501</text:p>
              </table:table-cell>
              <table:table-cell office:value-type="float" office:value="0.1570124">
                <text:p>0.1570124</text:p>
              </table:table-cell>
              <table:table-cell office:value-type="float" office:value="0.326673">
                <text:p>0.326673</text:p>
              </table:table-cell>
              <table:table-cell office:value-type="float" office:value="0.4836854">
                <text:p>0.48368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878567">
                <text:p>0.1878567</text:p>
              </table:table-cell>
              <table:table-cell office:value-type="float" office:value="0.338672">
                <text:p>0.338672</text:p>
              </table:table-cell>
              <table:table-cell office:value-type="float" office:value="0.530521">
                <text:p>0.530521</text:p>
              </table:table-cell>
              <table:table-cell office:value-type="float" office:value="0.1568939">
                <text:p>0.1568939</text:p>
              </table:table-cell>
              <table:table-cell office:value-type="float" office:value="0.326427">
                <text:p>0.326427</text:p>
              </table:table-cell>
              <table:table-cell office:value-type="float" office:value="0.4833209">
                <text:p>0.48332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878929">
                <text:p>0.1878929</text:p>
              </table:table-cell>
              <table:table-cell office:value-type="float" office:value="0.339291">
                <text:p>0.339291</text:p>
              </table:table-cell>
              <table:table-cell office:value-type="float" office:value="0.530016">
                <text:p>0.530016</text:p>
              </table:table-cell>
              <table:table-cell office:value-type="float" office:value="0.1568029">
                <text:p>0.1568029</text:p>
              </table:table-cell>
              <table:table-cell office:value-type="float" office:value="0.326964">
                <text:p>0.326964</text:p>
              </table:table-cell>
              <table:table-cell office:value-type="float" office:value="0.4837669">
                <text:p>0.4837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76909">
                <text:p>0.1876909</text:p>
              </table:table-cell>
              <table:table-cell office:value-type="float" office:value="0.338848">
                <text:p>0.338848</text:p>
              </table:table-cell>
              <table:table-cell office:value-type="float" office:value="0.53024">
                <text:p>0.53024</text:p>
              </table:table-cell>
              <table:table-cell office:value-type="float" office:value="0.156627">
                <text:p>0.156627</text:p>
              </table:table-cell>
              <table:table-cell office:value-type="float" office:value="0.326548">
                <text:p>0.326548</text:p>
              </table:table-cell>
              <table:table-cell office:value-type="float" office:value="0.483175">
                <text:p>0.4831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875193">
                <text:p>0.1875193</text:p>
              </table:table-cell>
              <table:table-cell office:value-type="float" office:value="0.338943">
                <text:p>0.338943</text:p>
              </table:table-cell>
              <table:table-cell office:value-type="float" office:value="0.529588">
                <text:p>0.529588</text:p>
              </table:table-cell>
              <table:table-cell office:value-type="float" office:value="0.1564728">
                <text:p>0.1564728</text:p>
              </table:table-cell>
              <table:table-cell office:value-type="float" office:value="0.326612">
                <text:p>0.326612</text:p>
              </table:table-cell>
              <table:table-cell office:value-type="float" office:value="0.4830848">
                <text:p>0.48308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73719">
                <text:p>0.1873719</text:p>
              </table:table-cell>
              <table:table-cell office:value-type="float" office:value="0.338549">
                <text:p>0.338549</text:p>
              </table:table-cell>
              <table:table-cell office:value-type="float" office:value="0.529467">
                <text:p>0.529467</text:p>
              </table:table-cell>
              <table:table-cell office:value-type="float" office:value="0.1563049">
                <text:p>0.1563049</text:p>
              </table:table-cell>
              <table:table-cell office:value-type="float" office:value="0.326191">
                <text:p>0.326191</text:p>
              </table:table-cell>
              <table:table-cell office:value-type="float" office:value="0.4824959">
                <text:p>0.48249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72897">
                <text:p>0.1872897</text:p>
              </table:table-cell>
              <table:table-cell office:value-type="float" office:value="0.33882">
                <text:p>0.33882</text:p>
              </table:table-cell>
              <table:table-cell office:value-type="float" office:value="0.528884">
                <text:p>0.528884</text:p>
              </table:table-cell>
              <table:table-cell office:value-type="float" office:value="0.1561076">
                <text:p>0.1561076</text:p>
              </table:table-cell>
              <table:table-cell office:value-type="float" office:value="0.326365">
                <text:p>0.326365</text:p>
              </table:table-cell>
              <table:table-cell office:value-type="float" office:value="0.4824726">
                <text:p>0.48247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70866">
                <text:p>0.1870866</text:p>
              </table:table-cell>
              <table:table-cell office:value-type="float" office:value="0.338463">
                <text:p>0.338463</text:p>
              </table:table-cell>
              <table:table-cell office:value-type="float" office:value="0.528911">
                <text:p>0.528911</text:p>
              </table:table-cell>
              <table:table-cell office:value-type="float" office:value="0.1559063">
                <text:p>0.1559063</text:p>
              </table:table-cell>
              <table:table-cell office:value-type="float" office:value="0.325939">
                <text:p>0.325939</text:p>
              </table:table-cell>
              <table:table-cell office:value-type="float" office:value="0.4818453">
                <text:p>0.48184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70007">
                <text:p>0.1870007</text:p>
              </table:table-cell>
              <table:table-cell office:value-type="float" office:value="0.338556">
                <text:p>0.338556</text:p>
              </table:table-cell>
              <table:table-cell office:value-type="float" office:value="0.529898">
                <text:p>0.529898</text:p>
              </table:table-cell>
              <table:table-cell office:value-type="float" office:value="0.1557121">
                <text:p>0.1557121</text:p>
              </table:table-cell>
              <table:table-cell office:value-type="float" office:value="0.325915">
                <text:p>0.325915</text:p>
              </table:table-cell>
              <table:table-cell office:value-type="float" office:value="0.4816271">
                <text:p>0.48162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870761">
                <text:p>0.1870761</text:p>
              </table:table-cell>
              <table:table-cell office:value-type="float" office:value="0.338305">
                <text:p>0.338305</text:p>
              </table:table-cell>
              <table:table-cell office:value-type="float" office:value="0.532411">
                <text:p>0.532411</text:p>
              </table:table-cell>
              <table:table-cell office:value-type="float" office:value="0.1555818">
                <text:p>0.1555818</text:p>
              </table:table-cell>
              <table:table-cell office:value-type="float" office:value="0.32551">
                <text:p>0.32551</text:p>
              </table:table-cell>
              <table:table-cell office:value-type="float" office:value="0.4810918">
                <text:p>0.4810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872829">
                <text:p>0.1872829</text:p>
              </table:table-cell>
              <table:table-cell office:value-type="float" office:value="0.338797">
                <text:p>0.338797</text:p>
              </table:table-cell>
              <table:table-cell office:value-type="float" office:value="0.533151">
                <text:p>0.533151</text:p>
              </table:table-cell>
              <table:table-cell office:value-type="float" office:value="0.1554853">
                <text:p>0.1554853</text:p>
              </table:table-cell>
              <table:table-cell office:value-type="float" office:value="0.325769">
                <text:p>0.325769</text:p>
              </table:table-cell>
              <table:table-cell office:value-type="float" office:value="0.4812543">
                <text:p>0.4812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72817">
                <text:p>0.1872817</text:p>
              </table:table-cell>
              <table:table-cell office:value-type="float" office:value="0.338512">
                <text:p>0.338512</text:p>
              </table:table-cell>
              <table:table-cell office:value-type="float" office:value="0.535294">
                <text:p>0.535294</text:p>
              </table:table-cell>
              <table:table-cell office:value-type="float" office:value="0.1553554">
                <text:p>0.1553554</text:p>
              </table:table-cell>
              <table:table-cell office:value-type="float" office:value="0.325355">
                <text:p>0.325355</text:p>
              </table:table-cell>
              <table:table-cell office:value-type="float" office:value="0.4807104">
                <text:p>0.4807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874124">
                <text:p>0.1874124</text:p>
              </table:table-cell>
              <table:table-cell office:value-type="float" office:value="0.338819">
                <text:p>0.338819</text:p>
              </table:table-cell>
              <table:table-cell office:value-type="float" office:value="0.536373">
                <text:p>0.536373</text:p>
              </table:table-cell>
              <table:table-cell office:value-type="float" office:value="0.1552635">
                <text:p>0.1552635</text:p>
              </table:table-cell>
              <table:table-cell office:value-type="float" office:value="0.325473">
                <text:p>0.325473</text:p>
              </table:table-cell>
              <table:table-cell office:value-type="float" office:value="0.4807365">
                <text:p>0.48073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873151">
                <text:p>0.1873151</text:p>
              </table:table-cell>
              <table:table-cell office:value-type="float" office:value="0.338501">
                <text:p>0.338501</text:p>
              </table:table-cell>
              <table:table-cell office:value-type="float" office:value="0.538905">
                <text:p>0.538905</text:p>
              </table:table-cell>
              <table:table-cell office:value-type="float" office:value="0.1551909">
                <text:p>0.1551909</text:p>
              </table:table-cell>
              <table:table-cell office:value-type="float" office:value="0.325097">
                <text:p>0.325097</text:p>
              </table:table-cell>
              <table:table-cell office:value-type="float" office:value="0.4802879">
                <text:p>0.4802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71973">
                <text:p>0.1871973</text:p>
              </table:table-cell>
              <table:table-cell office:value-type="float" office:value="0.338416">
                <text:p>0.338416</text:p>
              </table:table-cell>
              <table:table-cell office:value-type="float" office:value="0.540106">
                <text:p>0.540106</text:p>
              </table:table-cell>
              <table:table-cell office:value-type="float" office:value="0.1551161">
                <text:p>0.1551161</text:p>
              </table:table-cell>
              <table:table-cell office:value-type="float" office:value="0.324924">
                <text:p>0.324924</text:p>
              </table:table-cell>
              <table:table-cell office:value-type="float" office:value="0.4800401">
                <text:p>0.48004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69926">
                <text:p>0.1869926</text:p>
              </table:table-cell>
              <table:table-cell office:value-type="float" office:value="0.338037">
                <text:p>0.338037</text:p>
              </table:table-cell>
              <table:table-cell office:value-type="float" office:value="0.542796">
                <text:p>0.542796</text:p>
              </table:table-cell>
              <table:table-cell office:value-type="float" office:value="0.1550355">
                <text:p>0.1550355</text:p>
              </table:table-cell>
              <table:table-cell office:value-type="float" office:value="0.32465">
                <text:p>0.32465</text:p>
              </table:table-cell>
              <table:table-cell office:value-type="float" office:value="0.4796855">
                <text:p>0.47968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67639">
                <text:p>0.1867639</text:p>
              </table:table-cell>
              <table:table-cell office:value-type="float" office:value="0.337807">
                <text:p>0.337807</text:p>
              </table:table-cell>
              <table:table-cell office:value-type="float" office:value="0.543572">
                <text:p>0.543572</text:p>
              </table:table-cell>
              <table:table-cell office:value-type="float" office:value="0.1549915">
                <text:p>0.1549915</text:p>
              </table:table-cell>
              <table:table-cell office:value-type="float" office:value="0.324483">
                <text:p>0.324483</text:p>
              </table:table-cell>
              <table:table-cell office:value-type="float" office:value="0.4794745">
                <text:p>0.47947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65424">
                <text:p>0.1865424</text:p>
              </table:table-cell>
              <table:table-cell office:value-type="float" office:value="0.337461">
                <text:p>0.337461</text:p>
              </table:table-cell>
              <table:table-cell office:value-type="float" office:value="0.545714">
                <text:p>0.545714</text:p>
              </table:table-cell>
              <table:table-cell office:value-type="float" office:value="0.1549443">
                <text:p>0.1549443</text:p>
              </table:table-cell>
              <table:table-cell office:value-type="float" office:value="0.324304">
                <text:p>0.324304</text:p>
              </table:table-cell>
              <table:table-cell office:value-type="float" office:value="0.4792483">
                <text:p>0.47924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863116">
                <text:p>0.1863116</text:p>
              </table:table-cell>
              <table:table-cell office:value-type="float" office:value="0.337328">
                <text:p>0.337328</text:p>
              </table:table-cell>
              <table:table-cell office:value-type="float" office:value="0.547145">
                <text:p>0.547145</text:p>
              </table:table-cell>
              <table:table-cell office:value-type="float" office:value="0.15487">
                <text:p>0.15487</text:p>
              </table:table-cell>
              <table:table-cell office:value-type="float" office:value="0.324286">
                <text:p>0.324286</text:p>
              </table:table-cell>
              <table:table-cell office:value-type="float" office:value="0.479156">
                <text:p>0.479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862053">
                <text:p>0.1862053</text:p>
              </table:table-cell>
              <table:table-cell office:value-type="float" office:value="0.336984">
                <text:p>0.336984</text:p>
              </table:table-cell>
              <table:table-cell office:value-type="float" office:value="0.550175">
                <text:p>0.550175</text:p>
              </table:table-cell>
              <table:table-cell office:value-type="float" office:value="0.1546839">
                <text:p>0.1546839</text:p>
              </table:table-cell>
              <table:table-cell office:value-type="float" office:value="0.323884">
                <text:p>0.323884</text:p>
              </table:table-cell>
              <table:table-cell office:value-type="float" office:value="0.4785679">
                <text:p>0.47856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861328">
                <text:p>0.1861328</text:p>
              </table:table-cell>
              <table:table-cell office:value-type="float" office:value="0.337364">
                <text:p>0.337364</text:p>
              </table:table-cell>
              <table:table-cell office:value-type="float" office:value="0.550592">
                <text:p>0.550592</text:p>
              </table:table-cell>
              <table:table-cell office:value-type="float" office:value="0.1544998">
                <text:p>0.1544998</text:p>
              </table:table-cell>
              <table:table-cell office:value-type="float" office:value="0.324126">
                <text:p>0.324126</text:p>
              </table:table-cell>
              <table:table-cell office:value-type="float" office:value="0.4786258">
                <text:p>0.4786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862079">
                <text:p>0.1862079</text:p>
              </table:table-cell>
              <table:table-cell office:value-type="float" office:value="0.337255">
                <text:p>0.337255</text:p>
              </table:table-cell>
              <table:table-cell office:value-type="float" office:value="0.552223">
                <text:p>0.552223</text:p>
              </table:table-cell>
              <table:table-cell office:value-type="float" office:value="0.1544012">
                <text:p>0.1544012</text:p>
              </table:table-cell>
              <table:table-cell office:value-type="float" office:value="0.3238">
                <text:p>0.3238</text:p>
              </table:table-cell>
              <table:table-cell office:value-type="float" office:value="0.4782012">
                <text:p>0.4782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863295">
                <text:p>0.1863295</text:p>
              </table:table-cell>
              <table:table-cell office:value-type="float" office:value="0.338128">
                <text:p>0.338128</text:p>
              </table:table-cell>
              <table:table-cell office:value-type="float" office:value="0.55211">
                <text:p>0.55211</text:p>
              </table:table-cell>
              <table:table-cell office:value-type="float" office:value="0.1543192">
                <text:p>0.1543192</text:p>
              </table:table-cell>
              <table:table-cell office:value-type="float" office:value="0.324367">
                <text:p>0.324367</text:p>
              </table:table-cell>
              <table:table-cell office:value-type="float" office:value="0.4786862">
                <text:p>0.4786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62764">
                <text:p>0.1862764</text:p>
              </table:table-cell>
              <table:table-cell office:value-type="float" office:value="0.337839">
                <text:p>0.337839</text:p>
              </table:table-cell>
              <table:table-cell office:value-type="float" office:value="0.55294">
                <text:p>0.55294</text:p>
              </table:table-cell>
              <table:table-cell office:value-type="float" office:value="0.1541941">
                <text:p>0.1541941</text:p>
              </table:table-cell>
              <table:table-cell office:value-type="float" office:value="0.324022">
                <text:p>0.324022</text:p>
              </table:table-cell>
              <table:table-cell office:value-type="float" office:value="0.4782161">
                <text:p>0.47821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63454">
                <text:p>0.1863454</text:p>
              </table:table-cell>
              <table:table-cell office:value-type="float" office:value="0.338447">
                <text:p>0.338447</text:p>
              </table:table-cell>
              <table:table-cell office:value-type="float" office:value="0.553637">
                <text:p>0.553637</text:p>
              </table:table-cell>
              <table:table-cell office:value-type="float" office:value="0.1541254">
                <text:p>0.1541254</text:p>
              </table:table-cell>
              <table:table-cell office:value-type="float" office:value="0.324514">
                <text:p>0.324514</text:p>
              </table:table-cell>
              <table:table-cell office:value-type="float" office:value="0.4786394">
                <text:p>0.4786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63796">
                <text:p>0.1863796</text:p>
              </table:table-cell>
              <table:table-cell office:value-type="float" office:value="0.338172">
                <text:p>0.338172</text:p>
              </table:table-cell>
              <table:table-cell office:value-type="float" office:value="0.555681">
                <text:p>0.555681</text:p>
              </table:table-cell>
              <table:table-cell office:value-type="float" office:value="0.154095">
                <text:p>0.154095</text:p>
              </table:table-cell>
              <table:table-cell office:value-type="float" office:value="0.324204">
                <text:p>0.324204</text:p>
              </table:table-cell>
              <table:table-cell office:value-type="float" office:value="0.478299">
                <text:p>0.4782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655">
                <text:p>0.18655</text:p>
              </table:table-cell>
              <table:table-cell office:value-type="float" office:value="0.338838">
                <text:p>0.338838</text:p>
              </table:table-cell>
              <table:table-cell office:value-type="float" office:value="0.556999">
                <text:p>0.556999</text:p>
              </table:table-cell>
              <table:table-cell office:value-type="float" office:value="0.1541134">
                <text:p>0.1541134</text:p>
              </table:table-cell>
              <table:table-cell office:value-type="float" office:value="0.324803">
                <text:p>0.324803</text:p>
              </table:table-cell>
              <table:table-cell office:value-type="float" office:value="0.4789164">
                <text:p>0.47891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65471">
                <text:p>0.1865471</text:p>
              </table:table-cell>
              <table:table-cell office:value-type="float" office:value="0.338578">
                <text:p>0.338578</text:p>
              </table:table-cell>
              <table:table-cell office:value-type="float" office:value="0.559867">
                <text:p>0.559867</text:p>
              </table:table-cell>
              <table:table-cell office:value-type="float" office:value="0.1540564">
                <text:p>0.1540564</text:p>
              </table:table-cell>
              <table:table-cell office:value-type="float" office:value="0.32446">
                <text:p>0.32446</text:p>
              </table:table-cell>
              <table:table-cell office:value-type="float" office:value="0.4785164">
                <text:p>0.47851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65607">
                <text:p>0.1865607</text:p>
              </table:table-cell>
              <table:table-cell office:value-type="float" office:value="0.339161">
                <text:p>0.339161</text:p>
              </table:table-cell>
              <table:table-cell office:value-type="float" office:value="0.560362">
                <text:p>0.560362</text:p>
              </table:table-cell>
              <table:table-cell office:value-type="float" office:value="0.1539957">
                <text:p>0.1539957</text:p>
              </table:table-cell>
              <table:table-cell office:value-type="float" office:value="0.32496">
                <text:p>0.32496</text:p>
              </table:table-cell>
              <table:table-cell office:value-type="float" office:value="0.4789557">
                <text:p>0.47895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63381">
                <text:p>0.1863381</text:p>
              </table:table-cell>
              <table:table-cell office:value-type="float" office:value="0.338745">
                <text:p>0.338745</text:p>
              </table:table-cell>
              <table:table-cell office:value-type="float" office:value="0.5621">
                <text:p>0.5621</text:p>
              </table:table-cell>
              <table:table-cell office:value-type="float" office:value="0.1538335">
                <text:p>0.1538335</text:p>
              </table:table-cell>
              <table:table-cell office:value-type="float" office:value="0.324579">
                <text:p>0.324579</text:p>
              </table:table-cell>
              <table:table-cell office:value-type="float" office:value="0.4784125">
                <text:p>0.4784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61172">
                <text:p>0.1861172</text:p>
              </table:table-cell>
              <table:table-cell office:value-type="float" office:value="0.338771">
                <text:p>0.338771</text:p>
              </table:table-cell>
              <table:table-cell office:value-type="float" office:value="0.562348">
                <text:p>0.562348</text:p>
              </table:table-cell>
              <table:table-cell office:value-type="float" office:value="0.1536698">
                <text:p>0.1536698</text:p>
              </table:table-cell>
              <table:table-cell office:value-type="float" office:value="0.324681">
                <text:p>0.324681</text:p>
              </table:table-cell>
              <table:table-cell office:value-type="float" office:value="0.4783508">
                <text:p>0.47835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59321">
                <text:p>0.1859321</text:p>
              </table:table-cell>
              <table:table-cell office:value-type="float" office:value="0.338458">
                <text:p>0.338458</text:p>
              </table:table-cell>
              <table:table-cell office:value-type="float" office:value="0.563726">
                <text:p>0.563726</text:p>
              </table:table-cell>
              <table:table-cell office:value-type="float" office:value="0.1535344">
                <text:p>0.1535344</text:p>
              </table:table-cell>
              <table:table-cell office:value-type="float" office:value="0.324327">
                <text:p>0.324327</text:p>
              </table:table-cell>
              <table:table-cell office:value-type="float" office:value="0.4778614">
                <text:p>0.47786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57633">
                <text:p>0.1857633</text:p>
              </table:table-cell>
              <table:table-cell office:value-type="float" office:value="0.338269">
                <text:p>0.338269</text:p>
              </table:table-cell>
              <table:table-cell office:value-type="float" office:value="0.563908">
                <text:p>0.563908</text:p>
              </table:table-cell>
              <table:table-cell office:value-type="float" office:value="0.153389">
                <text:p>0.153389</text:p>
              </table:table-cell>
              <table:table-cell office:value-type="float" office:value="0.324158">
                <text:p>0.324158</text:p>
              </table:table-cell>
              <table:table-cell office:value-type="float" office:value="0.477547">
                <text:p>0.4775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57714">
                <text:p>0.1857714</text:p>
              </table:table-cell>
              <table:table-cell office:value-type="float" office:value="0.338291">
                <text:p>0.338291</text:p>
              </table:table-cell>
              <table:table-cell office:value-type="float" office:value="0.565187">
                <text:p>0.565187</text:p>
              </table:table-cell>
              <table:table-cell office:value-type="float" office:value="0.1533209">
                <text:p>0.1533209</text:p>
              </table:table-cell>
              <table:table-cell office:value-type="float" office:value="0.323932">
                <text:p>0.323932</text:p>
              </table:table-cell>
              <table:table-cell office:value-type="float" office:value="0.4772529">
                <text:p>0.47725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59451">
                <text:p>0.1859451</text:p>
              </table:table-cell>
              <table:table-cell office:value-type="float" office:value="0.338289">
                <text:p>0.338289</text:p>
              </table:table-cell>
              <table:table-cell office:value-type="float" office:value="0.564547">
                <text:p>0.564547</text:p>
              </table:table-cell>
              <table:table-cell office:value-type="float" office:value="0.1533342">
                <text:p>0.1533342</text:p>
              </table:table-cell>
              <table:table-cell office:value-type="float" office:value="0.323722">
                <text:p>0.323722</text:p>
              </table:table-cell>
              <table:table-cell office:value-type="float" office:value="0.4770562">
                <text:p>0.47705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60343">
                <text:p>0.1860343</text:p>
              </table:table-cell>
              <table:table-cell office:value-type="float" office:value="0.338207">
                <text:p>0.338207</text:p>
              </table:table-cell>
              <table:table-cell office:value-type="float" office:value="0.564215">
                <text:p>0.564215</text:p>
              </table:table-cell>
              <table:table-cell office:value-type="float" office:value="0.1533244">
                <text:p>0.1533244</text:p>
              </table:table-cell>
              <table:table-cell office:value-type="float" office:value="0.32347">
                <text:p>0.32347</text:p>
              </table:table-cell>
              <table:table-cell office:value-type="float" office:value="0.4767944">
                <text:p>0.47679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60399">
                <text:p>0.1860399</text:p>
              </table:table-cell>
              <table:table-cell office:value-type="float" office:value="0.338168">
                <text:p>0.338168</text:p>
              </table:table-cell>
              <table:table-cell office:value-type="float" office:value="0.564627">
                <text:p>0.564627</text:p>
              </table:table-cell>
              <table:table-cell office:value-type="float" office:value="0.1532791">
                <text:p>0.1532791</text:p>
              </table:table-cell>
              <table:table-cell office:value-type="float" office:value="0.323249">
                <text:p>0.323249</text:p>
              </table:table-cell>
              <table:table-cell office:value-type="float" office:value="0.4765281">
                <text:p>0.47652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5972">
                <text:p>0.185972</text:p>
              </table:table-cell>
              <table:table-cell office:value-type="float" office:value="0.338">
                <text:p>0.338</text:p>
              </table:table-cell>
              <table:table-cell office:value-type="float" office:value="0.566251">
                <text:p>0.566251</text:p>
              </table:table-cell>
              <table:table-cell office:value-type="float" office:value="0.1531728">
                <text:p>0.1531728</text:p>
              </table:table-cell>
              <table:table-cell office:value-type="float" office:value="0.322928">
                <text:p>0.322928</text:p>
              </table:table-cell>
              <table:table-cell office:value-type="float" office:value="0.4761008">
                <text:p>0.4761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5878">
                <text:p>0.185878</text:p>
              </table:table-cell>
              <table:table-cell office:value-type="float" office:value="0.338144">
                <text:p>0.338144</text:p>
              </table:table-cell>
              <table:table-cell office:value-type="float" office:value="0.566567">
                <text:p>0.566567</text:p>
              </table:table-cell>
              <table:table-cell office:value-type="float" office:value="0.1530651">
                <text:p>0.1530651</text:p>
              </table:table-cell>
              <table:table-cell office:value-type="float" office:value="0.322856">
                <text:p>0.322856</text:p>
              </table:table-cell>
              <table:table-cell office:value-type="float" office:value="0.4759211">
                <text:p>0.4759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5801">
                <text:p>0.185801</text:p>
              </table:table-cell>
              <table:table-cell office:value-type="float" office:value="0.337974">
                <text:p>0.337974</text:p>
              </table:table-cell>
              <table:table-cell office:value-type="float" office:value="0.568053">
                <text:p>0.568053</text:p>
              </table:table-cell>
              <table:table-cell office:value-type="float" office:value="0.15295">
                <text:p>0.15295</text:p>
              </table:table-cell>
              <table:table-cell office:value-type="float" office:value="0.322516">
                <text:p>0.322516</text:p>
              </table:table-cell>
              <table:table-cell office:value-type="float" office:value="0.475466">
                <text:p>0.4754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57535">
                <text:p>0.1857535</text:p>
              </table:table-cell>
              <table:table-cell office:value-type="float" office:value="0.338458">
                <text:p>0.338458</text:p>
              </table:table-cell>
              <table:table-cell office:value-type="float" office:value="0.568251">
                <text:p>0.568251</text:p>
              </table:table-cell>
              <table:table-cell office:value-type="float" office:value="0.1528862">
                <text:p>0.1528862</text:p>
              </table:table-cell>
              <table:table-cell office:value-type="float" office:value="0.322728">
                <text:p>0.322728</text:p>
              </table:table-cell>
              <table:table-cell office:value-type="float" office:value="0.4756142">
                <text:p>0.47561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57555">
                <text:p>0.1857555</text:p>
              </table:table-cell>
              <table:table-cell office:value-type="float" office:value="0.338299">
                <text:p>0.338299</text:p>
              </table:table-cell>
              <table:table-cell office:value-type="float" office:value="0.569568">
                <text:p>0.569568</text:p>
              </table:table-cell>
              <table:table-cell office:value-type="float" office:value="0.152842">
                <text:p>0.152842</text:p>
              </table:table-cell>
              <table:table-cell office:value-type="float" office:value="0.322405">
                <text:p>0.322405</text:p>
              </table:table-cell>
              <table:table-cell office:value-type="float" office:value="0.475247">
                <text:p>0.4752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57299">
                <text:p>0.1857299</text:p>
              </table:table-cell>
              <table:table-cell office:value-type="float" office:value="0.338753">
                <text:p>0.338753</text:p>
              </table:table-cell>
              <table:table-cell office:value-type="float" office:value="0.569621">
                <text:p>0.569621</text:p>
              </table:table-cell>
              <table:table-cell office:value-type="float" office:value="0.1527932">
                <text:p>0.1527932</text:p>
              </table:table-cell>
              <table:table-cell office:value-type="float" office:value="0.322617">
                <text:p>0.322617</text:p>
              </table:table-cell>
              <table:table-cell office:value-type="float" office:value="0.4754102">
                <text:p>0.47541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58097">
                <text:p>0.1858097</text:p>
              </table:table-cell>
              <table:table-cell office:value-type="float" office:value="0.338646">
                <text:p>0.338646</text:p>
              </table:table-cell>
              <table:table-cell office:value-type="float" office:value="0.570722">
                <text:p>0.570722</text:p>
              </table:table-cell>
              <table:table-cell office:value-type="float" office:value="0.1528046">
                <text:p>0.1528046</text:p>
              </table:table-cell>
              <table:table-cell office:value-type="float" office:value="0.32235">
                <text:p>0.32235</text:p>
              </table:table-cell>
              <table:table-cell office:value-type="float" office:value="0.4751546">
                <text:p>0.47515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59679">
                <text:p>0.1859679</text:p>
              </table:table-cell>
              <table:table-cell office:value-type="float" office:value="0.338829">
                <text:p>0.338829</text:p>
              </table:table-cell>
              <table:table-cell office:value-type="float" office:value="0.570518">
                <text:p>0.570518</text:p>
              </table:table-cell>
              <table:table-cell office:value-type="float" office:value="0.1529033">
                <text:p>0.1529033</text:p>
              </table:table-cell>
              <table:table-cell office:value-type="float" office:value="0.322344">
                <text:p>0.322344</text:p>
              </table:table-cell>
              <table:table-cell office:value-type="float" office:value="0.4752473">
                <text:p>0.4752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60763">
                <text:p>0.1860763</text:p>
              </table:table-cell>
              <table:table-cell office:value-type="float" office:value="0.33868">
                <text:p>0.33868</text:p>
              </table:table-cell>
              <table:table-cell office:value-type="float" office:value="0.571175">
                <text:p>0.571175</text:p>
              </table:table-cell>
              <table:table-cell office:value-type="float" office:value="0.1529617">
                <text:p>0.1529617</text:p>
              </table:table-cell>
              <table:table-cell office:value-type="float" office:value="0.322046">
                <text:p>0.322046</text:p>
              </table:table-cell>
              <table:table-cell office:value-type="float" office:value="0.4750077">
                <text:p>0.47500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61306">
                <text:p>0.1861306</text:p>
              </table:table-cell>
              <table:table-cell office:value-type="float" office:value="0.33897">
                <text:p>0.33897</text:p>
              </table:table-cell>
              <table:table-cell office:value-type="float" office:value="0.571244">
                <text:p>0.571244</text:p>
              </table:table-cell>
              <table:table-cell office:value-type="float" office:value="0.1529963">
                <text:p>0.1529963</text:p>
              </table:table-cell>
              <table:table-cell office:value-type="float" office:value="0.32215">
                <text:p>0.32215</text:p>
              </table:table-cell>
              <table:table-cell office:value-type="float" office:value="0.4751463">
                <text:p>0.47514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63877">
                <text:p>0.1863877</text:p>
              </table:table-cell>
              <table:table-cell office:value-type="float" office:value="0.339272">
                <text:p>0.339272</text:p>
              </table:table-cell>
              <table:table-cell office:value-type="float" office:value="0.57238">
                <text:p>0.57238</text:p>
              </table:table-cell>
              <table:table-cell office:value-type="float" office:value="0.1532533">
                <text:p>0.1532533</text:p>
              </table:table-cell>
              <table:table-cell office:value-type="float" office:value="0.322105">
                <text:p>0.322105</text:p>
              </table:table-cell>
              <table:table-cell office:value-type="float" office:value="0.4753583">
                <text:p>0.4753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66186">
                <text:p>0.1866186</text:p>
              </table:table-cell>
              <table:table-cell office:value-type="float" office:value="0.34046">
                <text:p>0.34046</text:p>
              </table:table-cell>
              <table:table-cell office:value-type="float" office:value="0.572576">
                <text:p>0.572576</text:p>
              </table:table-cell>
              <table:table-cell office:value-type="float" office:value="0.1535245">
                <text:p>0.1535245</text:p>
              </table:table-cell>
              <table:table-cell office:value-type="float" office:value="0.32288">
                <text:p>0.32288</text:p>
              </table:table-cell>
              <table:table-cell office:value-type="float" office:value="0.4764045">
                <text:p>0.47640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867256">
                <text:p>0.1867256</text:p>
              </table:table-cell>
              <table:table-cell office:value-type="float" office:value="0.340344">
                <text:p>0.340344</text:p>
              </table:table-cell>
              <table:table-cell office:value-type="float" office:value="0.573921">
                <text:p>0.573921</text:p>
              </table:table-cell>
              <table:table-cell office:value-type="float" office:value="0.1536284">
                <text:p>0.1536284</text:p>
              </table:table-cell>
              <table:table-cell office:value-type="float" office:value="0.322616">
                <text:p>0.322616</text:p>
              </table:table-cell>
              <table:table-cell office:value-type="float" office:value="0.4762444">
                <text:p>0.47624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86733">
                <text:p>0.186733</text:p>
              </table:table-cell>
              <table:table-cell office:value-type="float" office:value="0.340911">
                <text:p>0.340911</text:p>
              </table:table-cell>
              <table:table-cell office:value-type="float" office:value="0.573867">
                <text:p>0.573867</text:p>
              </table:table-cell>
              <table:table-cell office:value-type="float" office:value="0.1536695">
                <text:p>0.1536695</text:p>
              </table:table-cell>
              <table:table-cell office:value-type="float" office:value="0.323017">
                <text:p>0.323017</text:p>
              </table:table-cell>
              <table:table-cell office:value-type="float" office:value="0.4766865">
                <text:p>0.47668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868512">
                <text:p>0.1868512</text:p>
              </table:table-cell>
              <table:table-cell office:value-type="float" office:value="0.340914">
                <text:p>0.340914</text:p>
              </table:table-cell>
              <table:table-cell office:value-type="float" office:value="0.574823">
                <text:p>0.574823</text:p>
              </table:table-cell>
              <table:table-cell office:value-type="float" office:value="0.1538061">
                <text:p>0.1538061</text:p>
              </table:table-cell>
              <table:table-cell office:value-type="float" office:value="0.322836">
                <text:p>0.322836</text:p>
              </table:table-cell>
              <table:table-cell office:value-type="float" office:value="0.4766421">
                <text:p>0.47664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68856">
                <text:p>0.1868856</text:p>
              </table:table-cell>
              <table:table-cell office:value-type="float" office:value="0.341741">
                <text:p>0.341741</text:p>
              </table:table-cell>
              <table:table-cell office:value-type="float" office:value="0.574549">
                <text:p>0.574549</text:p>
              </table:table-cell>
              <table:table-cell office:value-type="float" office:value="0.1538987">
                <text:p>0.1538987</text:p>
              </table:table-cell>
              <table:table-cell office:value-type="float" office:value="0.323468">
                <text:p>0.323468</text:p>
              </table:table-cell>
              <table:table-cell office:value-type="float" office:value="0.4773667">
                <text:p>0.4773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86884">
                <text:p>0.186884</text:p>
              </table:table-cell>
              <table:table-cell office:value-type="float" office:value="0.341535">
                <text:p>0.341535</text:p>
              </table:table-cell>
              <table:table-cell office:value-type="float" office:value="0.575142">
                <text:p>0.575142</text:p>
              </table:table-cell>
              <table:table-cell office:value-type="float" office:value="0.153891">
                <text:p>0.153891</text:p>
              </table:table-cell>
              <table:table-cell office:value-type="float" office:value="0.323162">
                <text:p>0.323162</text:p>
              </table:table-cell>
              <table:table-cell office:value-type="float" office:value="0.477053">
                <text:p>0.4770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868007">
                <text:p>0.1868007</text:p>
              </table:table-cell>
              <table:table-cell office:value-type="float" office:value="0.341938">
                <text:p>0.341938</text:p>
              </table:table-cell>
              <table:table-cell office:value-type="float" office:value="0.574851">
                <text:p>0.574851</text:p>
              </table:table-cell>
              <table:table-cell office:value-type="float" office:value="0.1538269">
                <text:p>0.1538269</text:p>
              </table:table-cell>
              <table:table-cell office:value-type="float" office:value="0.3235">
                <text:p>0.3235</text:p>
              </table:table-cell>
              <table:table-cell office:value-type="float" office:value="0.4773269">
                <text:p>0.47732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866533">
                <text:p>0.1866533</text:p>
              </table:table-cell>
              <table:table-cell office:value-type="float" office:value="0.341569">
                <text:p>0.341569</text:p>
              </table:table-cell>
              <table:table-cell office:value-type="float" office:value="0.575404">
                <text:p>0.575404</text:p>
              </table:table-cell>
              <table:table-cell office:value-type="float" office:value="0.1537062">
                <text:p>0.1537062</text:p>
              </table:table-cell>
              <table:table-cell office:value-type="float" office:value="0.323131">
                <text:p>0.323131</text:p>
              </table:table-cell>
              <table:table-cell office:value-type="float" office:value="0.4768372">
                <text:p>0.47683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864892">
                <text:p>0.1864892</text:p>
              </table:table-cell>
              <table:table-cell office:value-type="float" office:value="0.34173">
                <text:p>0.34173</text:p>
              </table:table-cell>
              <table:table-cell office:value-type="float" office:value="0.575775">
                <text:p>0.575775</text:p>
              </table:table-cell>
              <table:table-cell office:value-type="float" office:value="0.1536129">
                <text:p>0.1536129</text:p>
              </table:table-cell>
              <table:table-cell office:value-type="float" office:value="0.323344">
                <text:p>0.323344</text:p>
              </table:table-cell>
              <table:table-cell office:value-type="float" office:value="0.4769569">
                <text:p>0.4769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63468">
                <text:p>0.1863468</text:p>
              </table:table-cell>
              <table:table-cell office:value-type="float" office:value="0.341362">
                <text:p>0.341362</text:p>
              </table:table-cell>
              <table:table-cell office:value-type="float" office:value="0.577334">
                <text:p>0.577334</text:p>
              </table:table-cell>
              <table:table-cell office:value-type="float" office:value="0.1535578">
                <text:p>0.1535578</text:p>
              </table:table-cell>
              <table:table-cell office:value-type="float" office:value="0.323017">
                <text:p>0.323017</text:p>
              </table:table-cell>
              <table:table-cell office:value-type="float" office:value="0.4765748">
                <text:p>0.47657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862083">
                <text:p>0.1862083</text:p>
              </table:table-cell>
              <table:table-cell office:value-type="float" office:value="0.341631">
                <text:p>0.341631</text:p>
              </table:table-cell>
              <table:table-cell office:value-type="float" office:value="0.577057">
                <text:p>0.577057</text:p>
              </table:table-cell>
              <table:table-cell office:value-type="float" office:value="0.1535681">
                <text:p>0.1535681</text:p>
              </table:table-cell>
              <table:table-cell office:value-type="float" office:value="0.323376">
                <text:p>0.323376</text:p>
              </table:table-cell>
              <table:table-cell office:value-type="float" office:value="0.4769441">
                <text:p>0.47694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861518">
                <text:p>0.1861518</text:p>
              </table:table-cell>
              <table:table-cell office:value-type="float" office:value="0.341324">
                <text:p>0.341324</text:p>
              </table:table-cell>
              <table:table-cell office:value-type="float" office:value="0.577637">
                <text:p>0.577637</text:p>
              </table:table-cell>
              <table:table-cell office:value-type="float" office:value="0.1536633">
                <text:p>0.1536633</text:p>
              </table:table-cell>
              <table:table-cell office:value-type="float" office:value="0.323121">
                <text:p>0.323121</text:p>
              </table:table-cell>
              <table:table-cell office:value-type="float" office:value="0.4767843">
                <text:p>0.47678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61321">
                <text:p>0.1861321</text:p>
              </table:table-cell>
              <table:table-cell office:value-type="float" office:value="0.341816">
                <text:p>0.341816</text:p>
              </table:table-cell>
              <table:table-cell office:value-type="float" office:value="0.577294">
                <text:p>0.577294</text:p>
              </table:table-cell>
              <table:table-cell office:value-type="float" office:value="0.1538893">
                <text:p>0.1538893</text:p>
              </table:table-cell>
              <table:table-cell office:value-type="float" office:value="0.323704">
                <text:p>0.323704</text:p>
              </table:table-cell>
              <table:table-cell office:value-type="float" office:value="0.4775933">
                <text:p>0.47759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860007">
                <text:p>0.1860007</text:p>
              </table:table-cell>
              <table:table-cell office:value-type="float" office:value="0.341425">
                <text:p>0.341425</text:p>
              </table:table-cell>
              <table:table-cell office:value-type="float" office:value="0.57779">
                <text:p>0.57779</text:p>
              </table:table-cell>
              <table:table-cell office:value-type="float" office:value="0.1537949">
                <text:p>0.1537949</text:p>
              </table:table-cell>
              <table:table-cell office:value-type="float" office:value="0.32338">
                <text:p>0.32338</text:p>
              </table:table-cell>
              <table:table-cell office:value-type="float" office:value="0.4771749">
                <text:p>0.47717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858249">
                <text:p>0.1858249</text:p>
              </table:table-cell>
              <table:table-cell office:value-type="float" office:value="0.341386">
                <text:p>0.341386</text:p>
              </table:table-cell>
              <table:table-cell office:value-type="float" office:value="0.577895">
                <text:p>0.577895</text:p>
              </table:table-cell>
              <table:table-cell office:value-type="float" office:value="0.1537354">
                <text:p>0.1537354</text:p>
              </table:table-cell>
              <table:table-cell office:value-type="float" office:value="0.323498">
                <text:p>0.323498</text:p>
              </table:table-cell>
              <table:table-cell office:value-type="float" office:value="0.4772334">
                <text:p>0.4772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856398">
                <text:p>0.1856398</text:p>
              </table:table-cell>
              <table:table-cell office:value-type="float" office:value="0.341012">
                <text:p>0.341012</text:p>
              </table:table-cell>
              <table:table-cell office:value-type="float" office:value="0.579079">
                <text:p>0.579079</text:p>
              </table:table-cell>
              <table:table-cell office:value-type="float" office:value="0.1536104">
                <text:p>0.1536104</text:p>
              </table:table-cell>
              <table:table-cell office:value-type="float" office:value="0.323224">
                <text:p>0.323224</text:p>
              </table:table-cell>
              <table:table-cell office:value-type="float" office:value="0.4768344">
                <text:p>0.4768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854371">
                <text:p>0.1854371</text:p>
              </table:table-cell>
              <table:table-cell office:value-type="float" office:value="0.340877">
                <text:p>0.340877</text:p>
              </table:table-cell>
              <table:table-cell office:value-type="float" office:value="0.579091">
                <text:p>0.579091</text:p>
              </table:table-cell>
              <table:table-cell office:value-type="float" office:value="0.1535177">
                <text:p>0.1535177</text:p>
              </table:table-cell>
              <table:table-cell office:value-type="float" office:value="0.323273">
                <text:p>0.323273</text:p>
              </table:table-cell>
              <table:table-cell office:value-type="float" office:value="0.4767907">
                <text:p>0.47679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852334">
                <text:p>0.1852334</text:p>
              </table:table-cell>
              <table:table-cell office:value-type="float" office:value="0.340491">
                <text:p>0.340491</text:p>
              </table:table-cell>
              <table:table-cell office:value-type="float" office:value="0.580088">
                <text:p>0.580088</text:p>
              </table:table-cell>
              <table:table-cell office:value-type="float" office:value="0.1534609">
                <text:p>0.1534609</text:p>
              </table:table-cell>
              <table:table-cell office:value-type="float" office:value="0.322978">
                <text:p>0.322978</text:p>
              </table:table-cell>
              <table:table-cell office:value-type="float" office:value="0.4764389">
                <text:p>0.47643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50269">
                <text:p>0.1850269</text:p>
              </table:table-cell>
              <table:table-cell office:value-type="float" office:value="0.340568">
                <text:p>0.340568</text:p>
              </table:table-cell>
              <table:table-cell office:value-type="float" office:value="0.579629">
                <text:p>0.579629</text:p>
              </table:table-cell>
              <table:table-cell office:value-type="float" office:value="0.1534431">
                <text:p>0.1534431</text:p>
              </table:table-cell>
              <table:table-cell office:value-type="float" office:value="0.323184">
                <text:p>0.323184</text:p>
              </table:table-cell>
              <table:table-cell office:value-type="float" office:value="0.4766271">
                <text:p>0.47662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84819">
                <text:p>0.184819</text:p>
              </table:table-cell>
              <table:table-cell office:value-type="float" office:value="0.340275">
                <text:p>0.340275</text:p>
              </table:table-cell>
              <table:table-cell office:value-type="float" office:value="0.579785">
                <text:p>0.579785</text:p>
              </table:table-cell>
              <table:table-cell office:value-type="float" office:value="0.1533845">
                <text:p>0.1533845</text:p>
              </table:table-cell>
              <table:table-cell office:value-type="float" office:value="0.322861">
                <text:p>0.322861</text:p>
              </table:table-cell>
              <table:table-cell office:value-type="float" office:value="0.4762455">
                <text:p>0.4762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846281">
                <text:p>0.1846281</text:p>
              </table:table-cell>
              <table:table-cell office:value-type="float" office:value="0.340648">
                <text:p>0.340648</text:p>
              </table:table-cell>
              <table:table-cell office:value-type="float" office:value="0.579253">
                <text:p>0.579253</text:p>
              </table:table-cell>
              <table:table-cell office:value-type="float" office:value="0.1532775">
                <text:p>0.1532775</text:p>
              </table:table-cell>
              <table:table-cell office:value-type="float" office:value="0.323207">
                <text:p>0.323207</text:p>
              </table:table-cell>
              <table:table-cell office:value-type="float" office:value="0.4764845">
                <text:p>0.47648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844324">
                <text:p>0.1844324</text:p>
              </table:table-cell>
              <table:table-cell office:value-type="float" office:value="0.340358">
                <text:p>0.340358</text:p>
              </table:table-cell>
              <table:table-cell office:value-type="float" office:value="0.578709">
                <text:p>0.578709</text:p>
              </table:table-cell>
              <table:table-cell office:value-type="float" office:value="0.1531697">
                <text:p>0.1531697</text:p>
              </table:table-cell>
              <table:table-cell office:value-type="float" office:value="0.322892">
                <text:p>0.322892</text:p>
              </table:table-cell>
              <table:table-cell office:value-type="float" office:value="0.4760617">
                <text:p>0.47606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842488">
                <text:p>0.1842488</text:p>
              </table:table-cell>
              <table:table-cell office:value-type="float" office:value="0.340752">
                <text:p>0.340752</text:p>
              </table:table-cell>
              <table:table-cell office:value-type="float" office:value="0.578092">
                <text:p>0.578092</text:p>
              </table:table-cell>
              <table:table-cell office:value-type="float" office:value="0.1530994">
                <text:p>0.1530994</text:p>
              </table:table-cell>
              <table:table-cell office:value-type="float" office:value="0.323263">
                <text:p>0.323263</text:p>
              </table:table-cell>
              <table:table-cell office:value-type="float" office:value="0.4763624">
                <text:p>0.4763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842317">
                <text:p>0.1842317</text:p>
              </table:table-cell>
              <table:table-cell office:value-type="float" office:value="0.340561">
                <text:p>0.340561</text:p>
              </table:table-cell>
              <table:table-cell office:value-type="float" office:value="0.577661">
                <text:p>0.577661</text:p>
              </table:table-cell>
              <table:table-cell office:value-type="float" office:value="0.1533991">
                <text:p>0.1533991</text:p>
              </table:table-cell>
              <table:table-cell office:value-type="float" office:value="0.323274">
                <text:p>0.323274</text:p>
              </table:table-cell>
              <table:table-cell office:value-type="float" office:value="0.4766731">
                <text:p>0.47667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841388">
                <text:p>0.1841388</text:p>
              </table:table-cell>
              <table:table-cell office:value-type="float" office:value="0.341204">
                <text:p>0.341204</text:p>
              </table:table-cell>
              <table:table-cell office:value-type="float" office:value="0.577608">
                <text:p>0.577608</text:p>
              </table:table-cell>
              <table:table-cell office:value-type="float" office:value="0.1536913">
                <text:p>0.1536913</text:p>
              </table:table-cell>
              <table:table-cell office:value-type="float" office:value="0.324108">
                <text:p>0.324108</text:p>
              </table:table-cell>
              <table:table-cell office:value-type="float" office:value="0.4777993">
                <text:p>0.47779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4131">
                <text:p>0.184131</text:p>
              </table:table-cell>
              <table:table-cell office:value-type="float" office:value="0.341089">
                <text:p>0.341089</text:p>
              </table:table-cell>
              <table:table-cell office:value-type="float" office:value="0.577297">
                <text:p>0.577297</text:p>
              </table:table-cell>
              <table:table-cell office:value-type="float" office:value="0.1539772">
                <text:p>0.1539772</text:p>
              </table:table-cell>
              <table:table-cell office:value-type="float" office:value="0.324038">
                <text:p>0.324038</text:p>
              </table:table-cell>
              <table:table-cell office:value-type="float" office:value="0.4780152">
                <text:p>0.47801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40153">
                <text:p>0.1840153</text:p>
              </table:table-cell>
              <table:table-cell office:value-type="float" office:value="0.342031">
                <text:p>0.342031</text:p>
              </table:table-cell>
              <table:table-cell office:value-type="float" office:value="0.577912">
                <text:p>0.577912</text:p>
              </table:table-cell>
              <table:table-cell office:value-type="float" office:value="0.1542027">
                <text:p>0.1542027</text:p>
              </table:table-cell>
              <table:table-cell office:value-type="float" office:value="0.325018">
                <text:p>0.325018</text:p>
              </table:table-cell>
              <table:table-cell office:value-type="float" office:value="0.4792207">
                <text:p>0.47922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838438">
                <text:p>0.1838438</text:p>
              </table:table-cell>
              <table:table-cell office:value-type="float" office:value="0.341725">
                <text:p>0.341725</text:p>
              </table:table-cell>
              <table:table-cell office:value-type="float" office:value="0.57793">
                <text:p>0.57793</text:p>
              </table:table-cell>
              <table:table-cell office:value-type="float" office:value="0.1542447">
                <text:p>0.1542447</text:p>
              </table:table-cell>
              <table:table-cell office:value-type="float" office:value="0.324819">
                <text:p>0.324819</text:p>
              </table:table-cell>
              <table:table-cell office:value-type="float" office:value="0.4790637">
                <text:p>0.47906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836889">
                <text:p>0.1836889</text:p>
              </table:table-cell>
              <table:table-cell office:value-type="float" office:value="0.342167">
                <text:p>0.342167</text:p>
              </table:table-cell>
              <table:table-cell office:value-type="float" office:value="0.578329">
                <text:p>0.578329</text:p>
              </table:table-cell>
              <table:table-cell office:value-type="float" office:value="0.1543315">
                <text:p>0.1543315</text:p>
              </table:table-cell>
              <table:table-cell office:value-type="float" office:value="0.325414">
                <text:p>0.325414</text:p>
              </table:table-cell>
              <table:table-cell office:value-type="float" office:value="0.4797455">
                <text:p>0.4797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83646">
                <text:p>0.183646</text:p>
              </table:table-cell>
              <table:table-cell office:value-type="float" office:value="0.341974">
                <text:p>0.341974</text:p>
              </table:table-cell>
              <table:table-cell office:value-type="float" office:value="0.578277">
                <text:p>0.578277</text:p>
              </table:table-cell>
              <table:table-cell office:value-type="float" office:value="0.1545519">
                <text:p>0.1545519</text:p>
              </table:table-cell>
              <table:table-cell office:value-type="float" office:value="0.325278">
                <text:p>0.325278</text:p>
              </table:table-cell>
              <table:table-cell office:value-type="float" office:value="0.4798299">
                <text:p>0.47982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836585">
                <text:p>0.1836585</text:p>
              </table:table-cell>
              <table:table-cell office:value-type="float" office:value="0.342716">
                <text:p>0.342716</text:p>
              </table:table-cell>
              <table:table-cell office:value-type="float" office:value="0.578197">
                <text:p>0.578197</text:p>
              </table:table-cell>
              <table:table-cell office:value-type="float" office:value="0.1549277">
                <text:p>0.1549277</text:p>
              </table:table-cell>
              <table:table-cell office:value-type="float" office:value="0.326114">
                <text:p>0.326114</text:p>
              </table:table-cell>
              <table:table-cell office:value-type="float" office:value="0.4810417">
                <text:p>0.48104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38112">
                <text:p>0.1838112</text:p>
              </table:table-cell>
              <table:table-cell office:value-type="float" office:value="0.342562">
                <text:p>0.342562</text:p>
              </table:table-cell>
              <table:table-cell office:value-type="float" office:value="0.578001">
                <text:p>0.578001</text:p>
              </table:table-cell>
              <table:table-cell office:value-type="float" office:value="0.1554525">
                <text:p>0.1554525</text:p>
              </table:table-cell>
              <table:table-cell office:value-type="float" office:value="0.326071">
                <text:p>0.326071</text:p>
              </table:table-cell>
              <table:table-cell office:value-type="float" office:value="0.4815235">
                <text:p>0.48152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38406">
                <text:p>0.1838406</text:p>
              </table:table-cell>
              <table:table-cell office:value-type="float" office:value="0.343393">
                <text:p>0.343393</text:p>
              </table:table-cell>
              <table:table-cell office:value-type="float" office:value="0.578779">
                <text:p>0.578779</text:p>
              </table:table-cell>
              <table:table-cell office:value-type="float" office:value="0.1558926">
                <text:p>0.1558926</text:p>
              </table:table-cell>
              <table:table-cell office:value-type="float" office:value="0.327054">
                <text:p>0.327054</text:p>
              </table:table-cell>
              <table:table-cell office:value-type="float" office:value="0.4829466">
                <text:p>0.4829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37322">
                <text:p>0.1837322</text:p>
              </table:table-cell>
              <table:table-cell office:value-type="float" office:value="0.34311">
                <text:p>0.34311</text:p>
              </table:table-cell>
              <table:table-cell office:value-type="float" office:value="0.579054">
                <text:p>0.579054</text:p>
              </table:table-cell>
              <table:table-cell office:value-type="float" office:value="0.1560594">
                <text:p>0.1560594</text:p>
              </table:table-cell>
              <table:table-cell office:value-type="float" office:value="0.326958">
                <text:p>0.326958</text:p>
              </table:table-cell>
              <table:table-cell office:value-type="float" office:value="0.4830174">
                <text:p>0.4830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36462">
                <text:p>0.1836462</text:p>
              </table:table-cell>
              <table:table-cell office:value-type="float" office:value="0.343359">
                <text:p>0.343359</text:p>
              </table:table-cell>
              <table:table-cell office:value-type="float" office:value="0.57888">
                <text:p>0.57888</text:p>
              </table:table-cell>
              <table:table-cell office:value-type="float" office:value="0.1563413">
                <text:p>0.1563413</text:p>
              </table:table-cell>
              <table:table-cell office:value-type="float" office:value="0.327485">
                <text:p>0.327485</text:p>
              </table:table-cell>
              <table:table-cell office:value-type="float" office:value="0.4838263">
                <text:p>0.4838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35252">
                <text:p>0.1835252</text:p>
              </table:table-cell>
              <table:table-cell office:value-type="float" office:value="0.343034">
                <text:p>0.343034</text:p>
              </table:table-cell>
              <table:table-cell office:value-type="float" office:value="0.578733">
                <text:p>0.578733</text:p>
              </table:table-cell>
              <table:table-cell office:value-type="float" office:value="0.1564714">
                <text:p>0.1564714</text:p>
              </table:table-cell>
              <table:table-cell office:value-type="float" office:value="0.327324">
                <text:p>0.327324</text:p>
              </table:table-cell>
              <table:table-cell office:value-type="float" office:value="0.4837954">
                <text:p>0.48379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33886">
                <text:p>0.1833886</text:p>
              </table:table-cell>
              <table:table-cell office:value-type="float" office:value="0.34314">
                <text:p>0.34314</text:p>
              </table:table-cell>
              <table:table-cell office:value-type="float" office:value="0.57814">
                <text:p>0.57814</text:p>
              </table:table-cell>
              <table:table-cell office:value-type="float" office:value="0.1566932">
                <text:p>0.1566932</text:p>
              </table:table-cell>
              <table:table-cell office:value-type="float" office:value="0.327686">
                <text:p>0.327686</text:p>
              </table:table-cell>
              <table:table-cell office:value-type="float" office:value="0.4843792">
                <text:p>0.48437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31948">
                <text:p>0.1831948</text:p>
              </table:table-cell>
              <table:table-cell office:value-type="float" office:value="0.342834">
                <text:p>0.342834</text:p>
              </table:table-cell>
              <table:table-cell office:value-type="float" office:value="0.577877">
                <text:p>0.577877</text:p>
              </table:table-cell>
              <table:table-cell office:value-type="float" office:value="0.1566435">
                <text:p>0.1566435</text:p>
              </table:table-cell>
              <table:table-cell office:value-type="float" office:value="0.32748">
                <text:p>0.32748</text:p>
              </table:table-cell>
              <table:table-cell office:value-type="float" office:value="0.4841235">
                <text:p>0.4841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30275">
                <text:p>0.1830275</text:p>
              </table:table-cell>
              <table:table-cell office:value-type="float" office:value="0.342632">
                <text:p>0.342632</text:p>
              </table:table-cell>
              <table:table-cell office:value-type="float" office:value="0.577392">
                <text:p>0.577392</text:p>
              </table:table-cell>
              <table:table-cell office:value-type="float" office:value="0.1565524">
                <text:p>0.1565524</text:p>
              </table:table-cell>
              <table:table-cell office:value-type="float" office:value="0.32748">
                <text:p>0.32748</text:p>
              </table:table-cell>
              <table:table-cell office:value-type="float" office:value="0.4840324">
                <text:p>0.48403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2912">
                <text:p>0.182912</text:p>
              </table:table-cell>
              <table:table-cell office:value-type="float" office:value="0.342373">
                <text:p>0.342373</text:p>
              </table:table-cell>
              <table:table-cell office:value-type="float" office:value="0.576973">
                <text:p>0.576973</text:p>
              </table:table-cell>
              <table:table-cell office:value-type="float" office:value="0.1564311">
                <text:p>0.1564311</text:p>
              </table:table-cell>
              <table:table-cell office:value-type="float" office:value="0.32727">
                <text:p>0.32727</text:p>
              </table:table-cell>
              <table:table-cell office:value-type="float" office:value="0.4837011">
                <text:p>0.48370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28794">
                <text:p>0.1828794</text:p>
              </table:table-cell>
              <table:table-cell office:value-type="float" office:value="0.342083">
                <text:p>0.342083</text:p>
              </table:table-cell>
              <table:table-cell office:value-type="float" office:value="0.576555">
                <text:p>0.576555</text:p>
              </table:table-cell>
              <table:table-cell office:value-type="float" office:value="0.1563086">
                <text:p>0.1563086</text:p>
              </table:table-cell>
              <table:table-cell office:value-type="float" office:value="0.327107">
                <text:p>0.327107</text:p>
              </table:table-cell>
              <table:table-cell office:value-type="float" office:value="0.4834156">
                <text:p>0.48341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2982">
                <text:p>0.182982</text:p>
              </table:table-cell>
              <table:table-cell office:value-type="float" office:value="0.34191">
                <text:p>0.34191</text:p>
              </table:table-cell>
              <table:table-cell office:value-type="float" office:value="0.576135">
                <text:p>0.576135</text:p>
              </table:table-cell>
              <table:table-cell office:value-type="float" office:value="0.1562394">
                <text:p>0.1562394</text:p>
              </table:table-cell>
              <table:table-cell office:value-type="float" office:value="0.326885">
                <text:p>0.326885</text:p>
              </table:table-cell>
              <table:table-cell office:value-type="float" office:value="0.4831244">
                <text:p>0.48312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32246">
                <text:p>0.1832246</text:p>
              </table:table-cell>
              <table:table-cell office:value-type="float" office:value="0.341639">
                <text:p>0.341639</text:p>
              </table:table-cell>
              <table:table-cell office:value-type="float" office:value="0.575709">
                <text:p>0.575709</text:p>
              </table:table-cell>
              <table:table-cell office:value-type="float" office:value="0.1562066">
                <text:p>0.1562066</text:p>
              </table:table-cell>
              <table:table-cell office:value-type="float" office:value="0.326611">
                <text:p>0.326611</text:p>
              </table:table-cell>
              <table:table-cell office:value-type="float" office:value="0.4828176">
                <text:p>0.48281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34647">
                <text:p>0.1834647</text:p>
              </table:table-cell>
              <table:table-cell office:value-type="float" office:value="0.34155">
                <text:p>0.34155</text:p>
              </table:table-cell>
              <table:table-cell office:value-type="float" office:value="0.575263">
                <text:p>0.575263</text:p>
              </table:table-cell>
              <table:table-cell office:value-type="float" office:value="0.1562115">
                <text:p>0.1562115</text:p>
              </table:table-cell>
              <table:table-cell office:value-type="float" office:value="0.326382">
                <text:p>0.326382</text:p>
              </table:table-cell>
              <table:table-cell office:value-type="float" office:value="0.4825935">
                <text:p>0.48259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38986">
                <text:p>0.1838986</text:p>
              </table:table-cell>
              <table:table-cell office:value-type="float" office:value="0.341503">
                <text:p>0.341503</text:p>
              </table:table-cell>
              <table:table-cell office:value-type="float" office:value="0.57499">
                <text:p>0.57499</text:p>
              </table:table-cell>
              <table:table-cell office:value-type="float" office:value="0.1562853">
                <text:p>0.1562853</text:p>
              </table:table-cell>
              <table:table-cell office:value-type="float" office:value="0.326197">
                <text:p>0.326197</text:p>
              </table:table-cell>
              <table:table-cell office:value-type="float" office:value="0.4824823">
                <text:p>0.48248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39246">
                <text:p>0.1839246</text:p>
              </table:table-cell>
              <table:table-cell office:value-type="float" office:value="0.341241">
                <text:p>0.341241</text:p>
              </table:table-cell>
              <table:table-cell office:value-type="float" office:value="0.574573">
                <text:p>0.574573</text:p>
              </table:table-cell>
              <table:table-cell office:value-type="float" office:value="0.1562085">
                <text:p>0.1562085</text:p>
              </table:table-cell>
              <table:table-cell office:value-type="float" office:value="0.325886">
                <text:p>0.325886</text:p>
              </table:table-cell>
              <table:table-cell office:value-type="float" office:value="0.4820945">
                <text:p>0.48209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40205">
                <text:p>0.1840205</text:p>
              </table:table-cell>
              <table:table-cell office:value-type="float" office:value="0.341223">
                <text:p>0.341223</text:p>
              </table:table-cell>
              <table:table-cell office:value-type="float" office:value="0.574268">
                <text:p>0.574268</text:p>
              </table:table-cell>
              <table:table-cell office:value-type="float" office:value="0.1561385">
                <text:p>0.1561385</text:p>
              </table:table-cell>
              <table:table-cell office:value-type="float" office:value="0.325777">
                <text:p>0.325777</text:p>
              </table:table-cell>
              <table:table-cell office:value-type="float" office:value="0.4819155">
                <text:p>0.4819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38407">
                <text:p>0.1838407</text:p>
              </table:table-cell>
              <table:table-cell office:value-type="float" office:value="0.340871">
                <text:p>0.340871</text:p>
              </table:table-cell>
              <table:table-cell office:value-type="float" office:value="0.573855">
                <text:p>0.573855</text:p>
              </table:table-cell>
              <table:table-cell office:value-type="float" office:value="0.1559826">
                <text:p>0.1559826</text:p>
              </table:table-cell>
              <table:table-cell office:value-type="float" office:value="0.325431">
                <text:p>0.325431</text:p>
              </table:table-cell>
              <table:table-cell office:value-type="float" office:value="0.4814136">
                <text:p>0.4814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37447">
                <text:p>0.1837447</text:p>
              </table:table-cell>
              <table:table-cell office:value-type="float" office:value="0.341018">
                <text:p>0.341018</text:p>
              </table:table-cell>
              <table:table-cell office:value-type="float" office:value="0.574274">
                <text:p>0.574274</text:p>
              </table:table-cell>
              <table:table-cell office:value-type="float" office:value="0.1559111">
                <text:p>0.1559111</text:p>
              </table:table-cell>
              <table:table-cell office:value-type="float" office:value="0.32552">
                <text:p>0.32552</text:p>
              </table:table-cell>
              <table:table-cell office:value-type="float" office:value="0.4814311">
                <text:p>0.48143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36467">
                <text:p>0.1836467</text:p>
              </table:table-cell>
              <table:table-cell office:value-type="float" office:value="0.340665">
                <text:p>0.340665</text:p>
              </table:table-cell>
              <table:table-cell office:value-type="float" office:value="0.574084">
                <text:p>0.574084</text:p>
              </table:table-cell>
              <table:table-cell office:value-type="float" office:value="0.1558503">
                <text:p>0.1558503</text:p>
              </table:table-cell>
              <table:table-cell office:value-type="float" office:value="0.325174">
                <text:p>0.325174</text:p>
              </table:table-cell>
              <table:table-cell office:value-type="float" office:value="0.4810243">
                <text:p>0.48102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35285">
                <text:p>0.1835285</text:p>
              </table:table-cell>
              <table:table-cell office:value-type="float" office:value="0.340746">
                <text:p>0.340746</text:p>
              </table:table-cell>
              <table:table-cell office:value-type="float" office:value="0.573756">
                <text:p>0.573756</text:p>
              </table:table-cell>
              <table:table-cell office:value-type="float" office:value="0.1557618">
                <text:p>0.1557618</text:p>
              </table:table-cell>
              <table:table-cell office:value-type="float" office:value="0.325224">
                <text:p>0.325224</text:p>
              </table:table-cell>
              <table:table-cell office:value-type="float" office:value="0.4809858">
                <text:p>0.48098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34299">
                <text:p>0.1834299</text:p>
              </table:table-cell>
              <table:table-cell office:value-type="float" office:value="0.340468">
                <text:p>0.340468</text:p>
              </table:table-cell>
              <table:table-cell office:value-type="float" office:value="0.5732">
                <text:p>0.5732</text:p>
              </table:table-cell>
              <table:table-cell office:value-type="float" office:value="0.1557989">
                <text:p>0.1557989</text:p>
              </table:table-cell>
              <table:table-cell office:value-type="float" office:value="0.324997">
                <text:p>0.324997</text:p>
              </table:table-cell>
              <table:table-cell office:value-type="float" office:value="0.4807959">
                <text:p>0.48079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33641">
                <text:p>0.1833641</text:p>
              </table:table-cell>
              <table:table-cell office:value-type="float" office:value="0.340612">
                <text:p>0.340612</text:p>
              </table:table-cell>
              <table:table-cell office:value-type="float" office:value="0.572897">
                <text:p>0.572897</text:p>
              </table:table-cell>
              <table:table-cell office:value-type="float" office:value="0.1558863">
                <text:p>0.1558863</text:p>
              </table:table-cell>
              <table:table-cell office:value-type="float" office:value="0.325174">
                <text:p>0.325174</text:p>
              </table:table-cell>
              <table:table-cell office:value-type="float" office:value="0.4810603">
                <text:p>0.48106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34">
                <text:p>0.1834</text:p>
              </table:table-cell>
              <table:table-cell office:value-type="float" office:value="0.340338">
                <text:p>0.340338</text:p>
              </table:table-cell>
              <table:table-cell office:value-type="float" office:value="0.572326">
                <text:p>0.572326</text:p>
              </table:table-cell>
              <table:table-cell office:value-type="float" office:value="0.1559037">
                <text:p>0.1559037</text:p>
              </table:table-cell>
              <table:table-cell office:value-type="float" office:value="0.32487">
                <text:p>0.32487</text:p>
              </table:table-cell>
              <table:table-cell office:value-type="float" office:value="0.4807737">
                <text:p>0.48077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35266">
                <text:p>0.1835266</text:p>
              </table:table-cell>
              <table:table-cell office:value-type="float" office:value="0.340194">
                <text:p>0.340194</text:p>
              </table:table-cell>
              <table:table-cell office:value-type="float" office:value="0.572141">
                <text:p>0.572141</text:p>
              </table:table-cell>
              <table:table-cell office:value-type="float" office:value="0.1559079">
                <text:p>0.1559079</text:p>
              </table:table-cell>
              <table:table-cell office:value-type="float" office:value="0.324731">
                <text:p>0.324731</text:p>
              </table:table-cell>
              <table:table-cell office:value-type="float" office:value="0.4806389">
                <text:p>0.48063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349">
                <text:p>0.18349</text:p>
              </table:table-cell>
              <table:table-cell office:value-type="float" office:value="0.33989">
                <text:p>0.33989</text:p>
              </table:table-cell>
              <table:table-cell office:value-type="float" office:value="0.571616">
                <text:p>0.571616</text:p>
              </table:table-cell>
              <table:table-cell office:value-type="float" office:value="0.155873">
                <text:p>0.155873</text:p>
              </table:table-cell>
              <table:table-cell office:value-type="float" office:value="0.324441">
                <text:p>0.324441</text:p>
              </table:table-cell>
              <table:table-cell office:value-type="float" office:value="0.480314">
                <text:p>0.4803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83514">
                <text:p>0.183514</text:p>
              </table:table-cell>
              <table:table-cell office:value-type="float" office:value="0.339689">
                <text:p>0.339689</text:p>
              </table:table-cell>
              <table:table-cell office:value-type="float" office:value="0.571446">
                <text:p>0.571446</text:p>
              </table:table-cell>
              <table:table-cell office:value-type="float" office:value="0.1558557">
                <text:p>0.1558557</text:p>
              </table:table-cell>
              <table:table-cell office:value-type="float" office:value="0.324288">
                <text:p>0.324288</text:p>
              </table:table-cell>
              <table:table-cell office:value-type="float" office:value="0.4801437">
                <text:p>0.48014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36534">
                <text:p>0.1836534</text:p>
              </table:table-cell>
              <table:table-cell office:value-type="float" office:value="0.339543">
                <text:p>0.339543</text:p>
              </table:table-cell>
              <table:table-cell office:value-type="float" office:value="0.570925">
                <text:p>0.570925</text:p>
              </table:table-cell>
              <table:table-cell office:value-type="float" office:value="0.1558668">
                <text:p>0.1558668</text:p>
              </table:table-cell>
              <table:table-cell office:value-type="float" office:value="0.324029">
                <text:p>0.324029</text:p>
              </table:table-cell>
              <table:table-cell office:value-type="float" office:value="0.4798958">
                <text:p>0.47989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39789">
                <text:p>0.1839789</text:p>
              </table:table-cell>
              <table:table-cell office:value-type="float" office:value="0.339588">
                <text:p>0.339588</text:p>
              </table:table-cell>
              <table:table-cell office:value-type="float" office:value="0.571149">
                <text:p>0.571149</text:p>
              </table:table-cell>
              <table:table-cell office:value-type="float" office:value="0.1559402">
                <text:p>0.1559402</text:p>
              </table:table-cell>
              <table:table-cell office:value-type="float" office:value="0.323983">
                <text:p>0.323983</text:p>
              </table:table-cell>
              <table:table-cell office:value-type="float" office:value="0.4799232">
                <text:p>0.47992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39429">
                <text:p>0.1839429</text:p>
              </table:table-cell>
              <table:table-cell office:value-type="float" office:value="0.33927">
                <text:p>0.33927</text:p>
              </table:table-cell>
              <table:table-cell office:value-type="float" office:value="0.570823">
                <text:p>0.570823</text:p>
              </table:table-cell>
              <table:table-cell office:value-type="float" office:value="0.1558587">
                <text:p>0.1558587</text:p>
              </table:table-cell>
              <table:table-cell office:value-type="float" office:value="0.323661">
                <text:p>0.323661</text:p>
              </table:table-cell>
              <table:table-cell office:value-type="float" office:value="0.4795197">
                <text:p>0.4795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39547">
                <text:p>0.1839547</text:p>
              </table:table-cell>
              <table:table-cell office:value-type="float" office:value="0.339181">
                <text:p>0.339181</text:p>
              </table:table-cell>
              <table:table-cell office:value-type="float" office:value="0.570983">
                <text:p>0.570983</text:p>
              </table:table-cell>
              <table:table-cell office:value-type="float" office:value="0.1557704">
                <text:p>0.1557704</text:p>
              </table:table-cell>
              <table:table-cell office:value-type="float" office:value="0.323581">
                <text:p>0.323581</text:p>
              </table:table-cell>
              <table:table-cell office:value-type="float" office:value="0.4793514">
                <text:p>0.47935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840494">
                <text:p>0.1840494</text:p>
              </table:table-cell>
              <table:table-cell office:value-type="float" office:value="0.33901">
                <text:p>0.33901</text:p>
              </table:table-cell>
              <table:table-cell office:value-type="float" office:value="0.570643">
                <text:p>0.570643</text:p>
              </table:table-cell>
              <table:table-cell office:value-type="float" office:value="0.155728">
                <text:p>0.155728</text:p>
              </table:table-cell>
              <table:table-cell office:value-type="float" office:value="0.323311">
                <text:p>0.323311</text:p>
              </table:table-cell>
              <table:table-cell office:value-type="float" office:value="0.479039">
                <text:p>0.4790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842563">
                <text:p>0.1842563</text:p>
              </table:table-cell>
              <table:table-cell office:value-type="float" office:value="0.339168">
                <text:p>0.339168</text:p>
              </table:table-cell>
              <table:table-cell office:value-type="float" office:value="0.571115">
                <text:p>0.571115</text:p>
              </table:table-cell>
              <table:table-cell office:value-type="float" office:value="0.1557333">
                <text:p>0.1557333</text:p>
              </table:table-cell>
              <table:table-cell office:value-type="float" office:value="0.323376">
                <text:p>0.323376</text:p>
              </table:table-cell>
              <table:table-cell office:value-type="float" office:value="0.4791093">
                <text:p>0.4791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843162">
                <text:p>0.1843162</text:p>
              </table:table-cell>
              <table:table-cell office:value-type="float" office:value="0.339018">
                <text:p>0.339018</text:p>
              </table:table-cell>
              <table:table-cell office:value-type="float" office:value="0.570919">
                <text:p>0.570919</text:p>
              </table:table-cell>
              <table:table-cell office:value-type="float" office:value="0.1556753">
                <text:p>0.1556753</text:p>
              </table:table-cell>
              <table:table-cell office:value-type="float" office:value="0.323124">
                <text:p>0.323124</text:p>
              </table:table-cell>
              <table:table-cell office:value-type="float" office:value="0.4787993">
                <text:p>0.47879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842537">
                <text:p>0.1842537</text:p>
              </table:table-cell>
              <table:table-cell office:value-type="float" office:value="0.339321">
                <text:p>0.339321</text:p>
              </table:table-cell>
              <table:table-cell office:value-type="float" office:value="0.570595">
                <text:p>0.570595</text:p>
              </table:table-cell>
              <table:table-cell office:value-type="float" office:value="0.1555625">
                <text:p>0.1555625</text:p>
              </table:table-cell>
              <table:table-cell office:value-type="float" office:value="0.323325">
                <text:p>0.323325</text:p>
              </table:table-cell>
              <table:table-cell office:value-type="float" office:value="0.4788875">
                <text:p>0.4788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842225">
                <text:p>0.1842225</text:p>
              </table:table-cell>
              <table:table-cell office:value-type="float" office:value="0.339031">
                <text:p>0.339031</text:p>
              </table:table-cell>
              <table:table-cell office:value-type="float" office:value="0.570024">
                <text:p>0.570024</text:p>
              </table:table-cell>
              <table:table-cell office:value-type="float" office:value="0.1555511">
                <text:p>0.1555511</text:p>
              </table:table-cell>
              <table:table-cell office:value-type="float" office:value="0.323037">
                <text:p>0.323037</text:p>
              </table:table-cell>
              <table:table-cell office:value-type="float" office:value="0.4785881">
                <text:p>0.47858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841992">
                <text:p>0.1841992</text:p>
              </table:table-cell>
              <table:table-cell office:value-type="float" office:value="0.338838">
                <text:p>0.338838</text:p>
              </table:table-cell>
              <table:table-cell office:value-type="float" office:value="0.569593">
                <text:p>0.569593</text:p>
              </table:table-cell>
              <table:table-cell office:value-type="float" office:value="0.1555403">
                <text:p>0.1555403</text:p>
              </table:table-cell>
              <table:table-cell office:value-type="float" office:value="0.322882">
                <text:p>0.322882</text:p>
              </table:table-cell>
              <table:table-cell office:value-type="float" office:value="0.4784223">
                <text:p>0.4784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840874">
                <text:p>0.1840874</text:p>
              </table:table-cell>
              <table:table-cell office:value-type="float" office:value="0.3385">
                <text:p>0.3385</text:p>
              </table:table-cell>
              <table:table-cell office:value-type="float" office:value="0.569031">
                <text:p>0.569031</text:p>
              </table:table-cell>
              <table:table-cell office:value-type="float" office:value="0.1554819">
                <text:p>0.1554819</text:p>
              </table:table-cell>
              <table:table-cell office:value-type="float" office:value="0.32256">
                <text:p>0.32256</text:p>
              </table:table-cell>
              <table:table-cell office:value-type="float" office:value="0.4780419">
                <text:p>0.47804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39656">
                <text:p>0.1839656</text:p>
              </table:table-cell>
              <table:table-cell office:value-type="float" office:value="0.338433">
                <text:p>0.338433</text:p>
              </table:table-cell>
              <table:table-cell office:value-type="float" office:value="0.568693">
                <text:p>0.568693</text:p>
              </table:table-cell>
              <table:table-cell office:value-type="float" office:value="0.155356">
                <text:p>0.155356</text:p>
              </table:table-cell>
              <table:table-cell office:value-type="float" office:value="0.322528">
                <text:p>0.322528</text:p>
              </table:table-cell>
              <table:table-cell office:value-type="float" office:value="0.477884">
                <text:p>0.4778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38964">
                <text:p>0.1838964</text:p>
              </table:table-cell>
              <table:table-cell office:value-type="float" office:value="0.33817">
                <text:p>0.33817</text:p>
              </table:table-cell>
              <table:table-cell office:value-type="float" office:value="0.568139">
                <text:p>0.568139</text:p>
              </table:table-cell>
              <table:table-cell office:value-type="float" office:value="0.155244">
                <text:p>0.155244</text:p>
              </table:table-cell>
              <table:table-cell office:value-type="float" office:value="0.322224">
                <text:p>0.322224</text:p>
              </table:table-cell>
              <table:table-cell office:value-type="float" office:value="0.477468">
                <text:p>0.477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37409">
                <text:p>0.1837409</text:p>
              </table:table-cell>
              <table:table-cell office:value-type="float" office:value="0.33822">
                <text:p>0.33822</text:p>
              </table:table-cell>
              <table:table-cell office:value-type="float" office:value="0.567609">
                <text:p>0.567609</text:p>
              </table:table-cell>
              <table:table-cell office:value-type="float" office:value="0.1550877">
                <text:p>0.1550877</text:p>
              </table:table-cell>
              <table:table-cell office:value-type="float" office:value="0.322252">
                <text:p>0.322252</text:p>
              </table:table-cell>
              <table:table-cell office:value-type="float" office:value="0.4773397">
                <text:p>0.47733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836192">
                <text:p>0.1836192</text:p>
              </table:table-cell>
              <table:table-cell office:value-type="float" office:value="0.338008">
                <text:p>0.338008</text:p>
              </table:table-cell>
              <table:table-cell office:value-type="float" office:value="0.56749">
                <text:p>0.56749</text:p>
              </table:table-cell>
              <table:table-cell office:value-type="float" office:value="0.1549401">
                <text:p>0.1549401</text:p>
              </table:table-cell>
              <table:table-cell office:value-type="float" office:value="0.321972">
                <text:p>0.321972</text:p>
              </table:table-cell>
              <table:table-cell office:value-type="float" office:value="0.4769121">
                <text:p>0.47691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834521">
                <text:p>0.1834521</text:p>
              </table:table-cell>
              <table:table-cell office:value-type="float" office:value="0.33813">
                <text:p>0.33813</text:p>
              </table:table-cell>
              <table:table-cell office:value-type="float" office:value="0.567169">
                <text:p>0.567169</text:p>
              </table:table-cell>
              <table:table-cell office:value-type="float" office:value="0.1547832">
                <text:p>0.1547832</text:p>
              </table:table-cell>
              <table:table-cell office:value-type="float" office:value="0.322046">
                <text:p>0.322046</text:p>
              </table:table-cell>
              <table:table-cell office:value-type="float" office:value="0.4768292">
                <text:p>0.47682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833327">
                <text:p>0.1833327</text:p>
              </table:table-cell>
              <table:table-cell office:value-type="float" office:value="0.337983">
                <text:p>0.337983</text:p>
              </table:table-cell>
              <table:table-cell office:value-type="float" office:value="0.567505">
                <text:p>0.567505</text:p>
              </table:table-cell>
              <table:table-cell office:value-type="float" office:value="0.1546355">
                <text:p>0.1546355</text:p>
              </table:table-cell>
              <table:table-cell office:value-type="float" office:value="0.321807">
                <text:p>0.321807</text:p>
              </table:table-cell>
              <table:table-cell office:value-type="float" office:value="0.4764425">
                <text:p>0.47644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31506">
                <text:p>0.1831506</text:p>
              </table:table-cell>
              <table:table-cell office:value-type="float" office:value="0.338187">
                <text:p>0.338187</text:p>
              </table:table-cell>
              <table:table-cell office:value-type="float" office:value="0.567779">
                <text:p>0.567779</text:p>
              </table:table-cell>
              <table:table-cell office:value-type="float" office:value="0.1544918">
                <text:p>0.1544918</text:p>
              </table:table-cell>
              <table:table-cell office:value-type="float" office:value="0.321937">
                <text:p>0.321937</text:p>
              </table:table-cell>
              <table:table-cell office:value-type="float" office:value="0.4764288">
                <text:p>0.4764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832327">
                <text:p>0.1832327</text:p>
              </table:table-cell>
              <table:table-cell office:value-type="float" office:value="0.337985">
                <text:p>0.337985</text:p>
              </table:table-cell>
              <table:table-cell office:value-type="float" office:value="0.569047">
                <text:p>0.569047</text:p>
              </table:table-cell>
              <table:table-cell office:value-type="float" office:value="0.1547272">
                <text:p>0.1547272</text:p>
              </table:table-cell>
              <table:table-cell office:value-type="float" office:value="0.321729">
                <text:p>0.321729</text:p>
              </table:table-cell>
              <table:table-cell office:value-type="float" office:value="0.4764562">
                <text:p>0.47645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33221">
                <text:p>0.1833221</text:p>
              </table:table-cell>
              <table:table-cell office:value-type="float" office:value="0.338612">
                <text:p>0.338612</text:p>
              </table:table-cell>
              <table:table-cell office:value-type="float" office:value="0.568843">
                <text:p>0.568843</text:p>
              </table:table-cell>
              <table:table-cell office:value-type="float" office:value="0.1550129">
                <text:p>0.1550129</text:p>
              </table:table-cell>
              <table:table-cell office:value-type="float" office:value="0.322331">
                <text:p>0.322331</text:p>
              </table:table-cell>
              <table:table-cell office:value-type="float" office:value="0.4773439">
                <text:p>0.47734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831416">
                <text:p>0.1831416</text:p>
              </table:table-cell>
              <table:table-cell office:value-type="float" office:value="0.338276">
                <text:p>0.338276</text:p>
              </table:table-cell>
              <table:table-cell office:value-type="float" office:value="0.569384">
                <text:p>0.569384</text:p>
              </table:table-cell>
              <table:table-cell office:value-type="float" office:value="0.1549082">
                <text:p>0.1549082</text:p>
              </table:table-cell>
              <table:table-cell office:value-type="float" office:value="0.322007">
                <text:p>0.322007</text:p>
              </table:table-cell>
              <table:table-cell office:value-type="float" office:value="0.4769152">
                <text:p>0.47691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829591">
                <text:p>0.1829591</text:p>
              </table:table-cell>
              <table:table-cell office:value-type="float" office:value="0.33832">
                <text:p>0.33832</text:p>
              </table:table-cell>
              <table:table-cell office:value-type="float" office:value="0.568997">
                <text:p>0.568997</text:p>
              </table:table-cell>
              <table:table-cell office:value-type="float" office:value="0.154807">
                <text:p>0.154807</text:p>
              </table:table-cell>
              <table:table-cell office:value-type="float" office:value="0.322113">
                <text:p>0.322113</text:p>
              </table:table-cell>
              <table:table-cell office:value-type="float" office:value="0.47692">
                <text:p>0.476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27775">
                <text:p>0.1827775</text:p>
              </table:table-cell>
              <table:table-cell office:value-type="float" office:value="0.337997">
                <text:p>0.337997</text:p>
              </table:table-cell>
              <table:table-cell office:value-type="float" office:value="0.56917">
                <text:p>0.56917</text:p>
              </table:table-cell>
              <table:table-cell office:value-type="float" office:value="0.1546933">
                <text:p>0.1546933</text:p>
              </table:table-cell>
              <table:table-cell office:value-type="float" office:value="0.321822">
                <text:p>0.321822</text:p>
              </table:table-cell>
              <table:table-cell office:value-type="float" office:value="0.4765153">
                <text:p>0.47651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